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0945in" fo:break-before="auto" style:use-optimal-row-height="fals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Verdana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6pt" style:language-asian="en" style:country-asian="US" style:font-style-asian="normal" style:font-weight-asian="normal" style:font-name-complex="Verdana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Verdana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6pt" style:language-asian="en" style:country-asian="US" style:font-style-asian="normal" style:font-weight-asian="normal" style:font-name-complex="Verdana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ext-properties style:font-name="Arial" fo:font-size="6pt" style:font-name-asian="Arial Unicode MS" style:font-size-asian="6pt" style:font-name-complex="Tahoma" style:font-size-complex="6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>
            <text:p>MEDIAS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1" office:value-type="string">
            <text:p>Prueba0</text:p>
          </table:table-cell>
          <table:table-cell table:style-name="ce2" table:number-columns-repeated="8"/>
          <table:table-cell office:value-type="string">
            <text:p>T=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0</text:p>
          </table:table-cell>
          <table:table-cell table:style-name="ce1" office:value-type="string">
            <text:p>Mean Solved Score 0</text:p>
          </table:table-cell>
          <table:table-cell table:style-name="ce1" office:value-type="string">
            <text:p>Mean Entropy 0</text:p>
          </table:table-cell>
          <table:table-cell table:style-name="ce1" office:value-type="string">
            <text:p>Mean Size 0</text:p>
          </table:table-cell>
          <table:table-cell table:style-name="ce1" office:value-type="string">
            <text:p>Solved Score 0</text:p>
          </table:table-cell>
          <table:table-cell table:style-name="ce1" office:value-type="string">
            <text:p>Entropy 0</text:p>
          </table:table-cell>
          <table:table-cell table:style-name="ce1" office:value-type="string">
            <text:p>Steps 0</text:p>
          </table:table-cell>
          <table:table-cell table:style-name="ce1" office:value-type="string">
            <text:p>Size 0</text:p>
          </table:table-cell>
          <table:table-cell table:style-name="ce1" office:value-type="string">
            <text:p>TiempoTotal 0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9238">
            <text:p>7.92</text:p>
          </table:table-cell>
          <table:table-cell table:style-name="ce2" office:value-type="float" office:value="41.99494">
            <text:p>41.99</text:p>
          </table:table-cell>
          <table:table-cell table:style-name="ce2" office:value-type="float" office:value="108.577">
            <text:p>108.58</text:p>
          </table:table-cell>
          <table:table-cell table:style-name="ce2" office:value-type="float" office:value="185.8">
            <text:p>185.8</text:p>
          </table:table-cell>
          <table:table-cell table:style-name="ce2" office:value-type="float" office:value="49.72107">
            <text:p>49.72</text:p>
          </table:table-cell>
          <table:table-cell table:style-name="ce2" office:value-type="float" office:value="5.068303">
            <text:p>5.07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4.1246">
            <text:p>34.12</text:p>
          </table:table-cell>
          <table:table-cell table:style-name="ce2" office:value-type="float" office:value="48.917656">
            <text:p>48.92</text:p>
          </table:table-cell>
          <table:table-cell table:style-name="ce2" office:value-type="float" office:value="33.3065">
            <text:p>33.31</text:p>
          </table:table-cell>
          <table:table-cell table:style-name="ce2" office:value-type="float" office:value="207.4">
            <text:p>207.4</text:p>
          </table:table-cell>
          <table:table-cell table:style-name="ce2" office:value-type="float" office:value="51.0713">
            <text:p>51.07</text:p>
          </table:table-cell>
          <table:table-cell table:style-name="ce2" office:value-type="float" office:value="5.827232">
            <text:p>5.83</text:p>
          </table:table-cell>
          <table:table-cell table:style-name="ce2" office:value-type="float" office:value="46.7">
            <text:p>46.7</text:p>
          </table:table-cell>
          <table:table-cell table:style-name="ce2" office:value-type="float" office:value="12500">
            <text:p>125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0.5354">
            <text:p>60.54</text:p>
          </table:table-cell>
          <table:table-cell table:style-name="ce2" office:value-type="float" office:value="51.838814">
            <text:p>51.84</text:p>
          </table:table-cell>
          <table:table-cell table:style-name="ce2" office:value-type="float" office:value="25.949799">
            <text:p>25.95</text:p>
          </table:table-cell>
          <table:table-cell table:style-name="ce2" office:value-type="float" office:value="216.2">
            <text:p>216.2</text:p>
          </table:table-cell>
          <table:table-cell table:style-name="ce2" office:value-type="float" office:value="53.35034">
            <text:p>53.35</text:p>
          </table:table-cell>
          <table:table-cell table:style-name="ce2" office:value-type="float" office:value="6.5438375">
            <text:p>6.54</text:p>
          </table:table-cell>
          <table:table-cell table:style-name="ce2" office:value-type="float" office:value="41.3">
            <text:p>41.3</text:p>
          </table:table-cell>
          <table:table-cell table:style-name="ce2" office:value-type="float" office:value="22400">
            <text:p>224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81.552">
            <text:p>81.55</text:p>
          </table:table-cell>
          <table:table-cell table:style-name="ce2" office:value-type="float" office:value="50.6135">
            <text:p>50.61</text:p>
          </table:table-cell>
          <table:table-cell table:style-name="ce2" office:value-type="float" office:value="30.438602">
            <text:p>30.44</text:p>
          </table:table-cell>
          <table:table-cell table:style-name="ce2" office:value-type="float" office:value="322.2">
            <text:p>322.2</text:p>
          </table:table-cell>
          <table:table-cell table:style-name="ce2" office:value-type="float" office:value="56.1369">
            <text:p>56.14</text:p>
          </table:table-cell>
          <table:table-cell table:style-name="ce2" office:value-type="float" office:value="9.036693">
            <text:p>9.04</text:p>
          </table:table-cell>
          <table:table-cell table:style-name="ce2" office:value-type="float" office:value="52.6">
            <text:p>52.6</text:p>
          </table:table-cell>
          <table:table-cell table:style-name="ce2"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41.49539">
            <text:p>141.5</text:p>
          </table:table-cell>
          <table:table-cell table:style-name="ce2" office:value-type="float" office:value="50.36127">
            <text:p>50.36</text:p>
          </table:table-cell>
          <table:table-cell table:style-name="ce2" office:value-type="float" office:value="41.778496">
            <text:p>41.78</text:p>
          </table:table-cell>
          <table:table-cell table:style-name="ce2" office:value-type="float" office:value="420.8">
            <text:p>420.8</text:p>
          </table:table-cell>
          <table:table-cell table:style-name="ce2" office:value-type="float" office:value="54.5689">
            <text:p>54.57</text:p>
          </table:table-cell>
          <table:table-cell table:style-name="ce2" office:value-type="float" office:value="6.8304877">
            <text:p>6.83</text:p>
          </table:table-cell>
          <table:table-cell table:style-name="ce2" office:value-type="float" office:value="48.2">
            <text:p>48.2</text:p>
          </table:table-cell>
          <table:table-cell table:style-name="ce2" office:value-type="float" office:value="69700">
            <text:p>697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90.3924">
            <text:p>190.39</text:p>
          </table:table-cell>
          <table:table-cell table:style-name="ce2" office:value-type="float" office:value="51.1882">
            <text:p>51.19</text:p>
          </table:table-cell>
          <table:table-cell table:style-name="ce2" office:value-type="float" office:value="45.8166">
            <text:p>45.82</text:p>
          </table:table-cell>
          <table:table-cell table:style-name="ce2" office:value-type="float" office:value="464.8">
            <text:p>464.8</text:p>
          </table:table-cell>
          <table:table-cell table:style-name="ce2" office:value-type="float" office:value="55.926422">
            <text:p>55.93</text:p>
          </table:table-cell>
          <table:table-cell table:style-name="ce2" office:value-type="float" office:value="7.612817">
            <text:p>7.61</text:p>
          </table:table-cell>
          <table:table-cell table:style-name="ce2" office:value-type="float" office:value="50.6">
            <text:p>50.6</text:p>
          </table:table-cell>
          <table:table-cell table:style-name="ce2" office:value-type="float" office:value="110500">
            <text:p>1105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223.5856">
            <text:p>223.59</text:p>
          </table:table-cell>
          <table:table-cell table:style-name="ce2" office:value-type="float" office:value="52.69494">
            <text:p>52.69</text:p>
          </table:table-cell>
          <table:table-cell table:style-name="ce2" office:value-type="float" office:value="47.762096">
            <text:p>47.76</text:p>
          </table:table-cell>
          <table:table-cell table:style-name="ce2" office:value-type="float" office:value="509">
            <text:p>509</text:p>
          </table:table-cell>
          <table:table-cell table:style-name="ce2" office:value-type="float" office:value="58.30262">
            <text:p>58.3</text:p>
          </table:table-cell>
          <table:table-cell table:style-name="ce2" office:value-type="float" office:value="8.623089">
            <text:p>8.62</text:p>
          </table:table-cell>
          <table:table-cell table:style-name="ce2" office:value-type="float" office:value="54.2">
            <text:p>54.2</text:p>
          </table:table-cell>
          <table:table-cell table:style-name="ce2" office:value-type="float" office:value="147300">
            <text:p>1473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287.0418">
            <text:p>287.04</text:p>
          </table:table-cell>
          <table:table-cell table:style-name="ce2" office:value-type="float" office:value="54.49054">
            <text:p>54.49</text:p>
          </table:table-cell>
          <table:table-cell table:style-name="ce2" office:value-type="float" office:value="50.355095">
            <text:p>50.36</text:p>
          </table:table-cell>
          <table:table-cell table:style-name="ce2" office:value-type="float" office:value="597">
            <text:p>597</text:p>
          </table:table-cell>
          <table:table-cell table:style-name="ce2" office:value-type="float" office:value="57.77323">
            <text:p>57.77</text:p>
          </table:table-cell>
          <table:table-cell table:style-name="ce2" office:value-type="float" office:value="7.7977953">
            <text:p>7.8</text:p>
          </table:table-cell>
          <table:table-cell table:style-name="ce2" office:value-type="float" office:value="62.7">
            <text:p>62.7</text:p>
          </table:table-cell>
          <table:table-cell table:style-name="ce2" office:value-type="float" office:value="187600">
            <text:p>1876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369.00397">
            <text:p>369</text:p>
          </table:table-cell>
          <table:table-cell table:style-name="ce2" office:value-type="float" office:value="54.168053">
            <text:p>54.17</text:p>
          </table:table-cell>
          <table:table-cell table:style-name="ce2" office:value-type="float" office:value="51.0315">
            <text:p>51.03</text:p>
          </table:table-cell>
          <table:table-cell table:style-name="ce2" office:value-type="float" office:value="713">
            <text:p>713</text:p>
          </table:table-cell>
          <table:table-cell table:style-name="ce2" office:value-type="float" office:value="58.664124">
            <text:p>58.66</text:p>
          </table:table-cell>
          <table:table-cell table:style-name="ce2" office:value-type="float" office:value="8.613019">
            <text:p>8.61</text:p>
          </table:table-cell>
          <table:table-cell table:style-name="ce2" office:value-type="float" office:value="64.4">
            <text:p>64.4</text:p>
          </table:table-cell>
          <table:table-cell table:style-name="ce2" office:value-type="float" office:value="228300">
            <text:p>2283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419.29404">
            <text:p>419.29</text:p>
          </table:table-cell>
          <table:table-cell table:style-name="ce2" office:value-type="float" office:value="55.335712">
            <text:p>55.34</text:p>
          </table:table-cell>
          <table:table-cell table:style-name="ce2" office:value-type="float" office:value="54.320007">
            <text:p>54.32</text:p>
          </table:table-cell>
          <table:table-cell table:style-name="ce2" office:value-type="float" office:value="781.4">
            <text:p>781.4</text:p>
          </table:table-cell>
          <table:table-cell table:style-name="ce2" office:value-type="float" office:value="58.727333">
            <text:p>58.73</text:p>
          </table:table-cell>
          <table:table-cell table:style-name="ce2" office:value-type="float" office:value="8.827217">
            <text:p>8.83</text:p>
          </table:table-cell>
          <table:table-cell table:style-name="ce2" office:value-type="float" office:value="65.8">
            <text:p>65.8</text:p>
          </table:table-cell>
          <table:table-cell table:style-name="ce2" office:value-type="float" office:value="270800">
            <text:p>2708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470.32462">
            <text:p>470.32</text:p>
          </table:table-cell>
          <table:table-cell table:style-name="ce2" office:value-type="float" office:value="56.72526">
            <text:p>56.73</text:p>
          </table:table-cell>
          <table:table-cell table:style-name="ce2" office:value-type="float" office:value="59.268394">
            <text:p>59.27</text:p>
          </table:table-cell>
          <table:table-cell table:style-name="ce2" office:value-type="float" office:value="809.8">
            <text:p>809.8</text:p>
          </table:table-cell>
          <table:table-cell table:style-name="ce2" office:value-type="float" office:value="58.740093">
            <text:p>58.74</text:p>
          </table:table-cell>
          <table:table-cell table:style-name="ce2" office:value-type="float" office:value="9.873463">
            <text:p>9.87</text:p>
          </table:table-cell>
          <table:table-cell table:style-name="ce2" office:value-type="float" office:value="65.1">
            <text:p>65.1</text:p>
          </table:table-cell>
          <table:table-cell table:style-name="ce2" office:value-type="float" office:value="318800">
            <text:p>3188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37.02576">
            <text:p>537.03</text:p>
          </table:table-cell>
          <table:table-cell table:style-name="ce2" office:value-type="float" office:value="57.50354">
            <text:p>57.5</text:p>
          </table:table-cell>
          <table:table-cell table:style-name="ce2" office:value-type="float" office:value="63.8295">
            <text:p>63.83</text:p>
          </table:table-cell>
          <table:table-cell table:style-name="ce2" office:value-type="float" office:value="852.6">
            <text:p>852.6</text:p>
          </table:table-cell>
          <table:table-cell table:style-name="ce2" office:value-type="float" office:value="58.213665">
            <text:p>58.21</text:p>
          </table:table-cell>
          <table:table-cell table:style-name="ce2" office:value-type="float" office:value="9.850847">
            <text:p>9.85</text:p>
          </table:table-cell>
          <table:table-cell table:style-name="ce2" office:value-type="float" office:value="69.9">
            <text:p>69.9</text:p>
          </table:table-cell>
          <table:table-cell table:style-name="ce2" office:value-type="float" office:value="377900">
            <text:p>3779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620.9026">
            <text:p>620.9</text:p>
          </table:table-cell>
          <table:table-cell table:style-name="ce2" office:value-type="float" office:value="57.33439">
            <text:p>57.33</text:p>
          </table:table-cell>
          <table:table-cell table:style-name="ce2" office:value-type="float" office:value="65.9485">
            <text:p>65.95</text:p>
          </table:table-cell>
          <table:table-cell table:style-name="ce2" office:value-type="float" office:value="874.2">
            <text:p>874.2</text:p>
          </table:table-cell>
          <table:table-cell table:style-name="ce2" office:value-type="float" office:value="59.726765">
            <text:p>59.73</text:p>
          </table:table-cell>
          <table:table-cell table:style-name="ce2" office:value-type="float" office:value="10.633842">
            <text:p>10.63</text:p>
          </table:table-cell>
          <table:table-cell table:style-name="ce2" office:value-type="float" office:value="76.7">
            <text:p>76.7</text:p>
          </table:table-cell>
          <table:table-cell table:style-name="ce2" office:value-type="float" office:value="439900">
            <text:p>4399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69.32996">
            <text:p>669.33</text:p>
          </table:table-cell>
          <table:table-cell table:style-name="ce2" office:value-type="float" office:value="56.920525">
            <text:p>56.92</text:p>
          </table:table-cell>
          <table:table-cell table:style-name="ce2" office:value-type="float" office:value="67.073395">
            <text:p>67.07</text:p>
          </table:table-cell>
          <table:table-cell table:style-name="ce2" office:value-type="float" office:value="908.2">
            <text:p>908.2</text:p>
          </table:table-cell>
          <table:table-cell table:style-name="ce2" office:value-type="float" office:value="61.233257">
            <text:p>61.23</text:p>
          </table:table-cell>
          <table:table-cell table:style-name="ce2" office:value-type="float" office:value="10.010447">
            <text:p>10.01</text:p>
          </table:table-cell>
          <table:table-cell table:style-name="ce2" office:value-type="float" office:value="80.1">
            <text:p>80.1</text:p>
          </table:table-cell>
          <table:table-cell table:style-name="ce2" office:value-type="float" office:value="501700">
            <text:p>5017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6.01117">
            <text:p>696.01</text:p>
          </table:table-cell>
          <table:table-cell table:style-name="ce2" office:value-type="float" office:value="57.040905">
            <text:p>57.04</text:p>
          </table:table-cell>
          <table:table-cell table:style-name="ce2" office:value-type="float" office:value="68.9273">
            <text:p>68.93</text:p>
          </table:table-cell>
          <table:table-cell table:style-name="ce2" office:value-type="float" office:value="908.2">
            <text:p>908.2</text:p>
          </table:table-cell>
          <table:table-cell table:style-name="ce2" office:value-type="float" office:value="61.267082">
            <text:p>61.27</text:p>
          </table:table-cell>
          <table:table-cell table:style-name="ce2" office:value-type="float" office:value="10.010447">
            <text:p>10.01</text:p>
          </table:table-cell>
          <table:table-cell table:style-name="ce2" office:value-type="float" office:value="78.2">
            <text:p>78.2</text:p>
          </table:table-cell>
          <table:table-cell table:style-name="ce2" office:value-type="float" office:value="566900">
            <text:p>5669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26.85315">
            <text:p>726.85</text:p>
          </table:table-cell>
          <table:table-cell table:style-name="ce2" office:value-type="float" office:value="57.211475">
            <text:p>57.21</text:p>
          </table:table-cell>
          <table:table-cell table:style-name="ce2" office:value-type="float" office:value="73.5895">
            <text:p>73.59</text:p>
          </table:table-cell>
          <table:table-cell table:style-name="ce2" office:value-type="float" office:value="915">
            <text:p>915</text:p>
          </table:table-cell>
          <table:table-cell table:style-name="ce2" office:value-type="float" office:value="61.296925">
            <text:p>61.3</text:p>
          </table:table-cell>
          <table:table-cell table:style-name="ce2" office:value-type="float" office:value="10.100645">
            <text:p>10.1</text:p>
          </table:table-cell>
          <table:table-cell table:style-name="ce2" office:value-type="float" office:value="82.6">
            <text:p>82.6</text:p>
          </table:table-cell>
          <table:table-cell table:style-name="ce2" office:value-type="float" office:value="632300">
            <text:p>6323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54.808">
            <text:p>754.81</text:p>
          </table:table-cell>
          <table:table-cell table:style-name="ce2" office:value-type="float" office:value="58.418915">
            <text:p>58.42</text:p>
          </table:table-cell>
          <table:table-cell table:style-name="ce2" office:value-type="float" office:value="79.767">
            <text:p>79.77</text:p>
          </table:table-cell>
          <table:table-cell table:style-name="ce2" office:value-type="float" office:value="936.6">
            <text:p>936.6</text:p>
          </table:table-cell>
          <table:table-cell table:style-name="ce2" office:value-type="float" office:value="61.57768">
            <text:p>61.58</text:p>
          </table:table-cell>
          <table:table-cell table:style-name="ce2" office:value-type="float" office:value="11.2682085">
            <text:p>11.27</text:p>
          </table:table-cell>
          <table:table-cell table:style-name="ce2" office:value-type="float" office:value="110.1">
            <text:p>110.1</text:p>
          </table:table-cell>
          <table:table-cell table:style-name="ce2" office:value-type="float" office:value="705300">
            <text:p>7053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1.93665">
            <text:p>771.94</text:p>
          </table:table-cell>
          <table:table-cell table:style-name="ce2" office:value-type="float" office:value="59.275642">
            <text:p>59.28</text:p>
          </table:table-cell>
          <table:table-cell table:style-name="ce2" office:value-type="float" office:value="82.9453">
            <text:p>82.95</text:p>
          </table:table-cell>
          <table:table-cell table:style-name="ce2" office:value-type="float" office:value="958.6">
            <text:p>958.6</text:p>
          </table:table-cell>
          <table:table-cell table:style-name="ce2" office:value-type="float" office:value="62.091347">
            <text:p>62.09</text:p>
          </table:table-cell>
          <table:table-cell table:style-name="ce2" office:value-type="float" office:value="11.298671">
            <text:p>11.3</text:p>
          </table:table-cell>
          <table:table-cell table:style-name="ce2" office:value-type="float" office:value="103.6">
            <text:p>103.6</text:p>
          </table:table-cell>
          <table:table-cell table:style-name="ce2" office:value-type="float" office:value="782500">
            <text:p>7825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74.006">
            <text:p>774.01</text:p>
          </table:table-cell>
          <table:table-cell table:style-name="ce2" office:value-type="float" office:value="59.292107">
            <text:p>59.29</text:p>
          </table:table-cell>
          <table:table-cell table:style-name="ce2" office:value-type="float" office:value="85.4879">
            <text:p>85.49</text:p>
          </table:table-cell>
          <table:table-cell table:style-name="ce2" office:value-type="float" office:value="969.8">
            <text:p>969.8</text:p>
          </table:table-cell>
          <table:table-cell table:style-name="ce2" office:value-type="float" office:value="62.074604">
            <text:p>62.07</text:p>
          </table:table-cell>
          <table:table-cell table:style-name="ce2" office:value-type="float" office:value="11.354906">
            <text:p>11.35</text:p>
          </table:table-cell>
          <table:table-cell table:style-name="ce2" office:value-type="float" office:value="107.3">
            <text:p>107.3</text:p>
          </table:table-cell>
          <table:table-cell table:style-name="ce2" office:value-type="float" office:value="867300">
            <text:p>8673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88.33844">
            <text:p>788.34</text:p>
          </table:table-cell>
          <table:table-cell table:style-name="ce2" office:value-type="float" office:value="59.447304">
            <text:p>59.45</text:p>
          </table:table-cell>
          <table:table-cell table:style-name="ce2" office:value-type="float" office:value="91.45851">
            <text:p>91.46</text:p>
          </table:table-cell>
          <table:table-cell table:style-name="ce2" office:value-type="float" office:value="1008.2">
            <text:p>1008.2</text:p>
          </table:table-cell>
          <table:table-cell table:style-name="ce2" office:value-type="float" office:value="61.238728">
            <text:p>61.24</text:p>
          </table:table-cell>
          <table:table-cell table:style-name="ce2" office:value-type="float" office:value="11.9727955">
            <text:p>11.97</text:p>
          </table:table-cell>
          <table:table-cell table:style-name="ce2" office:value-type="float" office:value="108.3">
            <text:p>108.3</text:p>
          </table:table-cell>
          <table:table-cell table:style-name="ce2" office:value-type="float" office:value="953700">
            <text:p>9537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804.5678">
            <text:p>804.57</text:p>
          </table:table-cell>
          <table:table-cell table:style-name="ce2" office:value-type="float" office:value="59.636097">
            <text:p>59.64</text:p>
          </table:table-cell>
          <table:table-cell table:style-name="ce2" office:value-type="float" office:value="105.10811">
            <text:p>105.11</text:p>
          </table:table-cell>
          <table:table-cell table:style-name="ce2" office:value-type="float" office:value="1009.8">
            <text:p>1009.8</text:p>
          </table:table-cell>
          <table:table-cell table:style-name="ce2" office:value-type="float" office:value="61.249775">
            <text:p>61.25</text:p>
          </table:table-cell>
          <table:table-cell table:style-name="ce2" office:value-type="float" office:value="11.974889">
            <text:p>11.97</text:p>
          </table:table-cell>
          <table:table-cell table:style-name="ce2" office:value-type="float" office:value="118.3">
            <text:p>118.3</text:p>
          </table:table-cell>
          <table:table-cell table:style-name="ce2" office:value-type="float" office:value="1058300">
            <text:p>10583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815.1957">
            <text:p>815.2</text:p>
          </table:table-cell>
          <table:table-cell table:style-name="ce2" office:value-type="float" office:value="59.744316">
            <text:p>59.74</text:p>
          </table:table-cell>
          <table:table-cell table:style-name="ce2" office:value-type="float" office:value="110.1006">
            <text:p>110.1</text:p>
          </table:table-cell>
          <table:table-cell table:style-name="ce2" office:value-type="float" office:value="1021.4">
            <text:p>1021.4</text:p>
          </table:table-cell>
          <table:table-cell table:style-name="ce2" office:value-type="float" office:value="62.256603">
            <text:p>62.26</text:p>
          </table:table-cell>
          <table:table-cell table:style-name="ce2" office:value-type="float" office:value="11.512401">
            <text:p>11.51</text:p>
          </table:table-cell>
          <table:table-cell table:style-name="ce2" office:value-type="float" office:value="115.1">
            <text:p>115.1</text:p>
          </table:table-cell>
          <table:table-cell table:style-name="ce2" office:value-type="float" office:value="1171400">
            <text:p>11714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823.4614">
            <text:p>823.46</text:p>
          </table:table-cell>
          <table:table-cell table:style-name="ce2" office:value-type="float" office:value="59.607533">
            <text:p>59.61</text:p>
          </table:table-cell>
          <table:table-cell table:style-name="ce2" office:value-type="float" office:value="112.41289">
            <text:p>112.41</text:p>
          </table:table-cell>
          <table:table-cell table:style-name="ce2" office:value-type="float" office:value="1021.4">
            <text:p>1021.4</text:p>
          </table:table-cell>
          <table:table-cell table:style-name="ce2" office:value-type="float" office:value="62.256603">
            <text:p>62.26</text:p>
          </table:table-cell>
          <table:table-cell table:style-name="ce2" office:value-type="float" office:value="11.512401">
            <text:p>11.51</text:p>
          </table:table-cell>
          <table:table-cell table:style-name="ce2" office:value-type="float" office:value="112.2">
            <text:p>112.2</text:p>
          </table:table-cell>
          <table:table-cell table:style-name="ce2" office:value-type="float" office:value="1287900">
            <text:p>12879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849.3426">
            <text:p>849.34</text:p>
          </table:table-cell>
          <table:table-cell table:style-name="ce2" office:value-type="float" office:value="59.42088">
            <text:p>59.42</text:p>
          </table:table-cell>
          <table:table-cell table:style-name="ce2" office:value-type="float" office:value="118.058495">
            <text:p>118.06</text:p>
          </table:table-cell>
          <table:table-cell table:style-name="ce2" office:value-type="float" office:value="1037.8">
            <text:p>1037.8</text:p>
          </table:table-cell>
          <table:table-cell table:style-name="ce2" office:value-type="float" office:value="61.385307">
            <text:p>61.39</text:p>
          </table:table-cell>
          <table:table-cell table:style-name="ce2" office:value-type="float" office:value="12.354691">
            <text:p>12.35</text:p>
          </table:table-cell>
          <table:table-cell table:style-name="ce2" office:value-type="float" office:value="160.3">
            <text:p>160.3</text:p>
          </table:table-cell>
          <table:table-cell table:style-name="ce2" office:value-type="float" office:value="1403100">
            <text:p>14031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865.90173">
            <text:p>865.9</text:p>
          </table:table-cell>
          <table:table-cell table:style-name="ce2" office:value-type="float" office:value="59.51773">
            <text:p>59.52</text:p>
          </table:table-cell>
          <table:table-cell table:style-name="ce2" office:value-type="float" office:value="116.762695">
            <text:p>116.76</text:p>
          </table:table-cell>
          <table:table-cell table:style-name="ce2" office:value-type="float" office:value="1082.8">
            <text:p>1082.8</text:p>
          </table:table-cell>
          <table:table-cell table:style-name="ce2" office:value-type="float" office:value="61.86344">
            <text:p>61.86</text:p>
          </table:table-cell>
          <table:table-cell table:style-name="ce2" office:value-type="float" office:value="12.624486">
            <text:p>12.62</text:p>
          </table:table-cell>
          <table:table-cell table:style-name="ce2" office:value-type="float" office:value="164.6">
            <text:p>164.6</text:p>
          </table:table-cell>
          <table:table-cell table:style-name="ce2" office:value-type="float" office:value="1512700">
            <text:p>15127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871.0077">
            <text:p>871.01</text:p>
          </table:table-cell>
          <table:table-cell table:style-name="ce2" office:value-type="float" office:value="60.030373">
            <text:p>60.03</text:p>
          </table:table-cell>
          <table:table-cell table:style-name="ce2" office:value-type="float" office:value="118.52611">
            <text:p>118.53</text:p>
          </table:table-cell>
          <table:table-cell table:style-name="ce2" office:value-type="float" office:value="1086.8">
            <text:p>1086.8</text:p>
          </table:table-cell>
          <table:table-cell table:style-name="ce2" office:value-type="float" office:value="61.87198">
            <text:p>61.87</text:p>
          </table:table-cell>
          <table:table-cell table:style-name="ce2" office:value-type="float" office:value="12.409876">
            <text:p>12.41</text:p>
          </table:table-cell>
          <table:table-cell table:style-name="ce2" office:value-type="float" office:value="165.9">
            <text:p>165.9</text:p>
          </table:table-cell>
          <table:table-cell table:style-name="ce2" office:value-type="float" office:value="1626400">
            <text:p>16264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873.1044">
            <text:p>873.1</text:p>
          </table:table-cell>
          <table:table-cell table:style-name="ce2" office:value-type="float" office:value="59.908703">
            <text:p>59.91</text:p>
          </table:table-cell>
          <table:table-cell table:style-name="ce2" office:value-type="float" office:value="130.1941">
            <text:p>130.19</text:p>
          </table:table-cell>
          <table:table-cell table:style-name="ce2" office:value-type="float" office:value="1100">
            <text:p>1100</text:p>
          </table:table-cell>
          <table:table-cell table:style-name="ce2" office:value-type="float" office:value="61.82483">
            <text:p>61.82</text:p>
          </table:table-cell>
          <table:table-cell table:style-name="ce2" office:value-type="float" office:value="12.580309">
            <text:p>12.58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1756100">
            <text:p>17561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903.6493">
            <text:p>903.65</text:p>
          </table:table-cell>
          <table:table-cell table:style-name="ce2" office:value-type="float" office:value="59.759228">
            <text:p>59.76</text:p>
          </table:table-cell>
          <table:table-cell table:style-name="ce2" office:value-type="float" office:value="158.4526">
            <text:p>158.45</text:p>
          </table:table-cell>
          <table:table-cell table:style-name="ce2" office:value-type="float" office:value="1127.2">
            <text:p>1127.2</text:p>
          </table:table-cell>
          <table:table-cell table:style-name="ce2" office:value-type="float" office:value="62.476654">
            <text:p>62.48</text:p>
          </table:table-cell>
          <table:table-cell table:style-name="ce2" office:value-type="float" office:value="13.104828">
            <text:p>13.1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908700">
            <text:p>19087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925.07745">
            <text:p>925.08</text:p>
          </table:table-cell>
          <table:table-cell table:style-name="ce2" office:value-type="float" office:value="60.01826">
            <text:p>60.02</text:p>
          </table:table-cell>
          <table:table-cell table:style-name="ce2" office:value-type="float" office:value="166.0347">
            <text:p>166.03</text:p>
          </table:table-cell>
          <table:table-cell table:style-name="ce2" office:value-type="float" office:value="1138.4">
            <text:p>1138.4</text:p>
          </table:table-cell>
          <table:table-cell table:style-name="ce2" office:value-type="float" office:value="62.95638">
            <text:p>62.96</text:p>
          </table:table-cell>
          <table:table-cell table:style-name="ce2" office:value-type="float" office:value="13.319712">
            <text:p>13.32</text:p>
          </table:table-cell>
          <table:table-cell table:style-name="ce2" office:value-type="float" office:value="167.6">
            <text:p>167.6</text:p>
          </table:table-cell>
          <table:table-cell table:style-name="ce2" office:value-type="float" office:value="2073900">
            <text:p>20739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944.412">
            <text:p>944.41</text:p>
          </table:table-cell>
          <table:table-cell table:style-name="ce2" office:value-type="float" office:value="60.178474">
            <text:p>60.18</text:p>
          </table:table-cell>
          <table:table-cell table:style-name="ce2" office:value-type="float" office:value="168.7039">
            <text:p>168.7</text:p>
          </table:table-cell>
          <table:table-cell table:style-name="ce2" office:value-type="float" office:value="1162.8">
            <text:p>1162.8</text:p>
          </table:table-cell>
          <table:table-cell table:style-name="ce2" office:value-type="float" office:value="63.164467">
            <text:p>63.16</text:p>
          </table:table-cell>
          <table:table-cell table:style-name="ce2" office:value-type="float" office:value="13.916029">
            <text:p>13.92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253000">
            <text:p>22530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958.9045">
            <text:p>958.9</text:p>
          </table:table-cell>
          <table:table-cell table:style-name="ce2" office:value-type="float" office:value="60.37899">
            <text:p>60.38</text:p>
          </table:table-cell>
          <table:table-cell table:style-name="ce2" office:value-type="float" office:value="173.8722">
            <text:p>173.87</text:p>
          </table:table-cell>
          <table:table-cell table:style-name="ce2" office:value-type="float" office:value="1190.8">
            <text:p>1190.8</text:p>
          </table:table-cell>
          <table:table-cell table:style-name="ce2" office:value-type="float" office:value="63.49453">
            <text:p>63.49</text:p>
          </table:table-cell>
          <table:table-cell table:style-name="ce2" office:value-type="float" office:value="14.070978">
            <text:p>14.07</text:p>
          </table:table-cell>
          <table:table-cell table:style-name="ce2" office:value-type="float" office:value="183.1">
            <text:p>183.1</text:p>
          </table:table-cell>
          <table:table-cell table:style-name="ce2" office:value-type="float" office:value="2439400">
            <text:p>24394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991.78455">
            <text:p>991.78</text:p>
          </table:table-cell>
          <table:table-cell table:style-name="ce2" office:value-type="float" office:value="60.894855">
            <text:p>60.89</text:p>
          </table:table-cell>
          <table:table-cell table:style-name="ce2" office:value-type="float" office:value="173.1328">
            <text:p>173.13</text:p>
          </table:table-cell>
          <table:table-cell table:style-name="ce2" office:value-type="float" office:value="1190.8">
            <text:p>1190.8</text:p>
          </table:table-cell>
          <table:table-cell table:style-name="ce2" office:value-type="float" office:value="63.529613">
            <text:p>63.53</text:p>
          </table:table-cell>
          <table:table-cell table:style-name="ce2" office:value-type="float" office:value="14.070978">
            <text:p>14.07</text:p>
          </table:table-cell>
          <table:table-cell table:style-name="ce2" office:value-type="float" office:value="181.5">
            <text:p>181.5</text:p>
          </table:table-cell>
          <table:table-cell table:style-name="ce2" office:value-type="float" office:value="2608200">
            <text:p>26082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000.92804">
            <text:p>1000.93</text:p>
          </table:table-cell>
          <table:table-cell table:style-name="ce2" office:value-type="float" office:value="61.199432">
            <text:p>61.2</text:p>
          </table:table-cell>
          <table:table-cell table:style-name="ce2" office:value-type="float" office:value="172.35709">
            <text:p>172.36</text:p>
          </table:table-cell>
          <table:table-cell table:style-name="ce2" office:value-type="float" office:value="1206.4">
            <text:p>1206.4</text:p>
          </table:table-cell>
          <table:table-cell table:style-name="ce2" office:value-type="float" office:value="64.322784">
            <text:p>64.32</text:p>
          </table:table-cell>
          <table:table-cell table:style-name="ce2" office:value-type="float" office:value="14.18734">
            <text:p>14.19</text:p>
          </table:table-cell>
          <table:table-cell table:style-name="ce2" office:value-type="float" office:value="181.6">
            <text:p>181.6</text:p>
          </table:table-cell>
          <table:table-cell table:style-name="ce2" office:value-type="float" office:value="2776400">
            <text:p>27764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025.0884">
            <text:p>1025.09</text:p>
          </table:table-cell>
          <table:table-cell table:style-name="ce2" office:value-type="float" office:value="61.608654">
            <text:p>61.61</text:p>
          </table:table-cell>
          <table:table-cell table:style-name="ce2" office:value-type="float" office:value="176.80429">
            <text:p>176.8</text:p>
          </table:table-cell>
          <table:table-cell table:style-name="ce2" office:value-type="float" office:value="1287.6">
            <text:p>1287.6</text:p>
          </table:table-cell>
          <table:table-cell table:style-name="ce2" office:value-type="float" office:value="64.293625">
            <text:p>64.29</text:p>
          </table:table-cell>
          <table:table-cell table:style-name="ce2" office:value-type="float" office:value="14.214813">
            <text:p>14.2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2957200">
            <text:p>29572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040.5719">
            <text:p>1040.57</text:p>
          </table:table-cell>
          <table:table-cell table:style-name="ce2" office:value-type="float" office:value="61.790203">
            <text:p>61.79</text:p>
          </table:table-cell>
          <table:table-cell table:style-name="ce2" office:value-type="float" office:value="182.91031">
            <text:p>182.91</text:p>
          </table:table-cell>
          <table:table-cell table:style-name="ce2" office:value-type="float" office:value="1287.6">
            <text:p>1287.6</text:p>
          </table:table-cell>
          <table:table-cell table:style-name="ce2" office:value-type="float" office:value="64.295555">
            <text:p>64.3</text:p>
          </table:table-cell>
          <table:table-cell table:style-name="ce2" office:value-type="float" office:value="14.214813">
            <text:p>14.21</text:p>
          </table:table-cell>
          <table:table-cell table:style-name="ce2" office:value-type="float" office:value="179.7">
            <text:p>179.7</text:p>
          </table:table-cell>
          <table:table-cell table:style-name="ce2" office:value-type="float" office:value="3120900">
            <text:p>31209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051.1921">
            <text:p>1051.19</text:p>
          </table:table-cell>
          <table:table-cell table:style-name="ce2" office:value-type="float" office:value="61.992348">
            <text:p>61.99</text:p>
          </table:table-cell>
          <table:table-cell table:style-name="ce2" office:value-type="float" office:value="183.6404">
            <text:p>183.64</text:p>
          </table:table-cell>
          <table:table-cell table:style-name="ce2" office:value-type="float" office:value="1287.6">
            <text:p>1287.6</text:p>
          </table:table-cell>
          <table:table-cell table:style-name="ce2" office:value-type="float" office:value="64.296585">
            <text:p>64.3</text:p>
          </table:table-cell>
          <table:table-cell table:style-name="ce2" office:value-type="float" office:value="14.214813">
            <text:p>14.21</text:p>
          </table:table-cell>
          <table:table-cell table:style-name="ce2" office:value-type="float" office:value="182.5">
            <text:p>182.5</text:p>
          </table:table-cell>
          <table:table-cell table:style-name="ce2" office:value-type="float" office:value="3290600">
            <text:p>32906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061.3132">
            <text:p>1061.31</text:p>
          </table:table-cell>
          <table:table-cell table:style-name="ce2" office:value-type="float" office:value="62.030434">
            <text:p>62.03</text:p>
          </table:table-cell>
          <table:table-cell table:style-name="ce2" office:value-type="float" office:value="184.54759">
            <text:p>184.55</text:p>
          </table:table-cell>
          <table:table-cell table:style-name="ce2" office:value-type="float" office:value="1358">
            <text:p>1358</text:p>
          </table:table-cell>
          <table:table-cell table:style-name="ce2" office:value-type="float" office:value="64.369026">
            <text:p>64.37</text:p>
          </table:table-cell>
          <table:table-cell table:style-name="ce2" office:value-type="float" office:value="14.47274">
            <text:p>14.47</text:p>
          </table:table-cell>
          <table:table-cell table:style-name="ce2" office:value-type="float" office:value="197.3">
            <text:p>197.3</text:p>
          </table:table-cell>
          <table:table-cell table:style-name="ce2" office:value-type="float" office:value="3462100">
            <text:p>34621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099.2903">
            <text:p>1099.29</text:p>
          </table:table-cell>
          <table:table-cell table:style-name="ce2" office:value-type="float" office:value="62.125328">
            <text:p>62.13</text:p>
          </table:table-cell>
          <table:table-cell table:style-name="ce2" office:value-type="float" office:value="184.73988">
            <text:p>184.74</text:p>
          </table:table-cell>
          <table:table-cell table:style-name="ce2" office:value-type="float" office:value="1452.8">
            <text:p>1452.8</text:p>
          </table:table-cell>
          <table:table-cell table:style-name="ce2" office:value-type="float" office:value="63.52176">
            <text:p>63.52</text:p>
          </table:table-cell>
          <table:table-cell table:style-name="ce2" office:value-type="float" office:value="14.0217285">
            <text:p>14.02</text:p>
          </table:table-cell>
          <table:table-cell table:style-name="ce2" office:value-type="float" office:value="188.9">
            <text:p>188.9</text:p>
          </table:table-cell>
          <table:table-cell table:style-name="ce2" office:value-type="float" office:value="3645000">
            <text:p>36450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131.3752">
            <text:p>1131.38</text:p>
          </table:table-cell>
          <table:table-cell table:style-name="ce2" office:value-type="float" office:value="62.343994">
            <text:p>62.34</text:p>
          </table:table-cell>
          <table:table-cell table:style-name="ce2" office:value-type="float" office:value="185.2965">
            <text:p>185.3</text:p>
          </table:table-cell>
          <table:table-cell table:style-name="ce2" office:value-type="float" office:value="1468.4">
            <text:p>1468.4</text:p>
          </table:table-cell>
          <table:table-cell table:style-name="ce2" office:value-type="float" office:value="63.681896">
            <text:p>63.68</text:p>
          </table:table-cell>
          <table:table-cell table:style-name="ce2" office:value-type="float" office:value="14.22389">
            <text:p>14.22</text:p>
          </table:table-cell>
          <table:table-cell table:style-name="ce2" office:value-type="float" office:value="195.5">
            <text:p>195.5</text:p>
          </table:table-cell>
          <table:table-cell table:style-name="ce2" office:value-type="float" office:value="3814900">
            <text:p>38149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159.6952">
            <text:p>1159.7</text:p>
          </table:table-cell>
          <table:table-cell table:style-name="ce2" office:value-type="float" office:value="62.190857">
            <text:p>62.19</text:p>
          </table:table-cell>
          <table:table-cell table:style-name="ce2" office:value-type="float" office:value="187.849">
            <text:p>187.85</text:p>
          </table:table-cell>
          <table:table-cell table:style-name="ce2" office:value-type="float" office:value="1468.4">
            <text:p>1468.4</text:p>
          </table:table-cell>
          <table:table-cell table:style-name="ce2" office:value-type="float" office:value="63.7188">
            <text:p>63.72</text:p>
          </table:table-cell>
          <table:table-cell table:style-name="ce2" office:value-type="float" office:value="14.22389">
            <text:p>14.22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3986900">
            <text:p>39869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200.6708">
            <text:p>1200.67</text:p>
          </table:table-cell>
          <table:table-cell table:style-name="ce2" office:value-type="float" office:value="62.113403">
            <text:p>62.11</text:p>
          </table:table-cell>
          <table:table-cell table:style-name="ce2" office:value-type="float" office:value="190.0109">
            <text:p>190.01</text:p>
          </table:table-cell>
          <table:table-cell table:style-name="ce2" office:value-type="float" office:value="1498.4">
            <text:p>1498.4</text:p>
          </table:table-cell>
          <table:table-cell table:style-name="ce2" office:value-type="float" office:value="63.954334">
            <text:p>63.95</text:p>
          </table:table-cell>
          <table:table-cell table:style-name="ce2" office:value-type="float" office:value="15.596291">
            <text:p>15.6</text:p>
          </table:table-cell>
          <table:table-cell table:style-name="ce2" office:value-type="float" office:value="198.7">
            <text:p>198.7</text:p>
          </table:table-cell>
          <table:table-cell table:style-name="ce2" office:value-type="float" office:value="4183000">
            <text:p>41830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1248.3049">
            <text:p>1248.3</text:p>
          </table:table-cell>
          <table:table-cell table:style-name="ce2" office:value-type="float" office:value="61.80659">
            <text:p>61.81</text:p>
          </table:table-cell>
          <table:table-cell table:style-name="ce2" office:value-type="float" office:value="190.7294">
            <text:p>190.73</text:p>
          </table:table-cell>
          <table:table-cell table:style-name="ce2" office:value-type="float" office:value="1499.2">
            <text:p>1499.2</text:p>
          </table:table-cell>
          <table:table-cell table:style-name="ce2" office:value-type="float" office:value="63.927563">
            <text:p>63.93</text:p>
          </table:table-cell>
          <table:table-cell table:style-name="ce2" office:value-type="float" office:value="15.631506">
            <text:p>15.63</text:p>
          </table:table-cell>
          <table:table-cell table:style-name="ce2" office:value-type="float" office:value="190.2">
            <text:p>190.2</text:p>
          </table:table-cell>
          <table:table-cell table:style-name="ce2" office:value-type="float" office:value="4357600">
            <text:p>43576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1255.032">
            <text:p>1255.03</text:p>
          </table:table-cell>
          <table:table-cell table:style-name="ce2" office:value-type="float" office:value="61.664215">
            <text:p>61.66</text:p>
          </table:table-cell>
          <table:table-cell table:style-name="ce2" office:value-type="float" office:value="192.07579">
            <text:p>192.08</text:p>
          </table:table-cell>
          <table:table-cell table:style-name="ce2" office:value-type="float" office:value="1507.2">
            <text:p>1507.2</text:p>
          </table:table-cell>
          <table:table-cell table:style-name="ce2" office:value-type="float" office:value="63.97187">
            <text:p>63.97</text:p>
          </table:table-cell>
          <table:table-cell table:style-name="ce2" office:value-type="float" office:value="15.727682">
            <text:p>15.73</text:p>
          </table:table-cell>
          <table:table-cell table:style-name="ce2" office:value-type="float" office:value="199.2">
            <text:p>199.2</text:p>
          </table:table-cell>
          <table:table-cell table:style-name="ce2" office:value-type="float" office:value="4543400">
            <text:p>45434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1270.2659">
            <text:p>1270.27</text:p>
          </table:table-cell>
          <table:table-cell table:style-name="ce2" office:value-type="float" office:value="61.81939">
            <text:p>61.82</text:p>
          </table:table-cell>
          <table:table-cell table:style-name="ce2" office:value-type="float" office:value="192.81279">
            <text:p>192.81</text:p>
          </table:table-cell>
          <table:table-cell table:style-name="ce2" office:value-type="float" office:value="1508">
            <text:p>1508</text:p>
          </table:table-cell>
          <table:table-cell table:style-name="ce2" office:value-type="float" office:value="63.974037">
            <text:p>63.97</text:p>
          </table:table-cell>
          <table:table-cell table:style-name="ce2" office:value-type="float" office:value="15.725264">
            <text:p>15.73</text:p>
          </table:table-cell>
          <table:table-cell table:style-name="ce2" office:value-type="float" office:value="191.3">
            <text:p>191.3</text:p>
          </table:table-cell>
          <table:table-cell table:style-name="ce2" office:value-type="float" office:value="4714100">
            <text:p>47141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1271.6843">
            <text:p>1271.68</text:p>
          </table:table-cell>
          <table:table-cell table:style-name="ce2" office:value-type="float" office:value="61.77543">
            <text:p>61.78</text:p>
          </table:table-cell>
          <table:table-cell table:style-name="ce2" office:value-type="float" office:value="193.964">
            <text:p>193.96</text:p>
          </table:table-cell>
          <table:table-cell table:style-name="ce2" office:value-type="float" office:value="1508">
            <text:p>1508</text:p>
          </table:table-cell>
          <table:table-cell table:style-name="ce2" office:value-type="float" office:value="63.974037">
            <text:p>63.97</text:p>
          </table:table-cell>
          <table:table-cell table:style-name="ce2" office:value-type="float" office:value="15.725264">
            <text:p>15.73</text:p>
          </table:table-cell>
          <table:table-cell table:style-name="ce2" office:value-type="float" office:value="201.7">
            <text:p>201.7</text:p>
          </table:table-cell>
          <table:table-cell table:style-name="ce2" office:value-type="float" office:value="4897200">
            <text:p>48972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1289.2959">
            <text:p>1289.3</text:p>
          </table:table-cell>
          <table:table-cell table:style-name="ce2" office:value-type="float" office:value="61.906055">
            <text:p>61.91</text:p>
          </table:table-cell>
          <table:table-cell table:style-name="ce2" office:value-type="float" office:value="195.0845">
            <text:p>195.08</text:p>
          </table:table-cell>
          <table:table-cell table:style-name="ce2" office:value-type="float" office:value="1508">
            <text:p>1508</text:p>
          </table:table-cell>
          <table:table-cell table:style-name="ce2" office:value-type="float" office:value="63.99932">
            <text:p>64</text:p>
          </table:table-cell>
          <table:table-cell table:style-name="ce2" office:value-type="float" office:value="15.725264">
            <text:p>15.73</text:p>
          </table:table-cell>
          <table:table-cell table:style-name="ce2" office:value-type="float" office:value="194.8">
            <text:p>194.8</text:p>
          </table:table-cell>
          <table:table-cell table:style-name="ce2" office:value-type="float" office:value="5079800">
            <text:p>50798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1282.2443">
            <text:p>1282.24</text:p>
          </table:table-cell>
          <table:table-cell table:style-name="ce2" office:value-type="float" office:value="61.800163">
            <text:p>61.8</text:p>
          </table:table-cell>
          <table:table-cell table:style-name="ce2" office:value-type="float" office:value="195.827">
            <text:p>195.83</text:p>
          </table:table-cell>
          <table:table-cell table:style-name="ce2" office:value-type="float" office:value="1508">
            <text:p>1508</text:p>
          </table:table-cell>
          <table:table-cell table:style-name="ce2" office:value-type="float" office:value="63.99932">
            <text:p>64</text:p>
          </table:table-cell>
          <table:table-cell table:style-name="ce2" office:value-type="float" office:value="15.725264">
            <text:p>15.73</text:p>
          </table:table-cell>
          <table:table-cell table:style-name="ce2" office:value-type="float" office:value="199.9">
            <text:p>199.9</text:p>
          </table:table-cell>
          <table:table-cell table:style-name="ce2" office:value-type="float" office:value="5271500">
            <text:p>52715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1307.8318">
            <text:p>1307.83</text:p>
          </table:table-cell>
          <table:table-cell table:style-name="ce2" office:value-type="float" office:value="62.00072">
            <text:p>62</text:p>
          </table:table-cell>
          <table:table-cell table:style-name="ce2" office:value-type="float" office:value="194.8049">
            <text:p>194.8</text:p>
          </table:table-cell>
          <table:table-cell table:style-name="ce2" office:value-type="float" office:value="1508">
            <text:p>1508</text:p>
          </table:table-cell>
          <table:table-cell table:style-name="ce2" office:value-type="float" office:value="64.00206">
            <text:p>64</text:p>
          </table:table-cell>
          <table:table-cell table:style-name="ce2" office:value-type="float" office:value="15.725264">
            <text:p>15.73</text:p>
          </table:table-cell>
          <table:table-cell table:style-name="ce2" office:value-type="float" office:value="189.5">
            <text:p>189.5</text:p>
          </table:table-cell>
          <table:table-cell table:style-name="ce2" office:value-type="float" office:value="5434100">
            <text:p>54341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1323.6838">
            <text:p>1323.68</text:p>
          </table:table-cell>
          <table:table-cell table:style-name="ce2" office:value-type="float" office:value="62.211407">
            <text:p>62.21</text:p>
          </table:table-cell>
          <table:table-cell table:style-name="ce2" office:value-type="float" office:value="195.46379">
            <text:p>195.46</text:p>
          </table:table-cell>
          <table:table-cell table:style-name="ce2" office:value-type="float" office:value="1515.2">
            <text:p>1515.2</text:p>
          </table:table-cell>
          <table:table-cell table:style-name="ce2" office:value-type="float" office:value="63.178364">
            <text:p>63.18</text:p>
          </table:table-cell>
          <table:table-cell table:style-name="ce2" office:value-type="float" office:value="15.634909">
            <text:p>15.63</text:p>
          </table:table-cell>
          <table:table-cell table:style-name="ce2" office:value-type="float" office:value="204.1">
            <text:p>204.1</text:p>
          </table:table-cell>
          <table:table-cell table:style-name="ce2" office:value-type="float" office:value="5598900">
            <text:p>55989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1322.7932">
            <text:p>1322.79</text:p>
          </table:table-cell>
          <table:table-cell table:style-name="ce2" office:value-type="float" office:value="62.220196">
            <text:p>62.22</text:p>
          </table:table-cell>
          <table:table-cell table:style-name="ce2" office:value-type="float" office:value="197.8187">
            <text:p>197.82</text:p>
          </table:table-cell>
          <table:table-cell table:style-name="ce2" office:value-type="float" office:value="1577.6">
            <text:p>1577.6</text:p>
          </table:table-cell>
          <table:table-cell table:style-name="ce2" office:value-type="float" office:value="64.03611">
            <text:p>64.04</text:p>
          </table:table-cell>
          <table:table-cell table:style-name="ce2" office:value-type="float" office:value="15.64274">
            <text:p>15.64</text:p>
          </table:table-cell>
          <table:table-cell table:style-name="ce2" office:value-type="float" office:value="197.7">
            <text:p>197.7</text:p>
          </table:table-cell>
          <table:table-cell table:style-name="ce2" office:value-type="float" office:value="5764900">
            <text:p>57649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1302.9902">
            <text:p>1302.99</text:p>
          </table:table-cell>
          <table:table-cell table:style-name="ce2" office:value-type="float" office:value="62.041176">
            <text:p>62.04</text:p>
          </table:table-cell>
          <table:table-cell table:style-name="ce2" office:value-type="float" office:value="199.23392">
            <text:p>199.23</text:p>
          </table:table-cell>
          <table:table-cell table:style-name="ce2" office:value-type="float" office:value="1580">
            <text:p>1580</text:p>
          </table:table-cell>
          <table:table-cell table:style-name="ce2" office:value-type="float" office:value="63.86219">
            <text:p>63.86</text:p>
          </table:table-cell>
          <table:table-cell table:style-name="ce2" office:value-type="float" office:value="15.757357">
            <text:p>15.76</text:p>
          </table:table-cell>
          <table:table-cell table:style-name="ce2" office:value-type="float" office:value="197.9">
            <text:p>197.9</text:p>
          </table:table-cell>
          <table:table-cell table:style-name="ce2" office:value-type="float" office:value="5957500">
            <text:p>59575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</text:p>
          </table:table-cell>
          <table:table-cell table:style-name="ce2" table:number-columns-repeated="8"/>
          <table:table-cell office:value-type="string">
            <text:p>T=1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1</text:p>
          </table:table-cell>
          <table:table-cell table:style-name="ce1" office:value-type="string">
            <text:p>Mean Solved Score 1</text:p>
          </table:table-cell>
          <table:table-cell table:style-name="ce1" office:value-type="string">
            <text:p>Mean Entropy 1</text:p>
          </table:table-cell>
          <table:table-cell table:style-name="ce1" office:value-type="string">
            <text:p>Mean Size 1</text:p>
          </table:table-cell>
          <table:table-cell table:style-name="ce1" office:value-type="string">
            <text:p>Solved Score 1</text:p>
          </table:table-cell>
          <table:table-cell table:style-name="ce1" office:value-type="string">
            <text:p>Entropy 1</text:p>
          </table:table-cell>
          <table:table-cell table:style-name="ce1" office:value-type="string">
            <text:p>Steps 1</text:p>
          </table:table-cell>
          <table:table-cell table:style-name="ce1" office:value-type="string">
            <text:p>Size 1</text:p>
          </table:table-cell>
          <table:table-cell table:style-name="ce1" office:value-type="string">
            <text:p>TiempoTotal 1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912801">
            <text:p>7.91</text:p>
          </table:table-cell>
          <table:table-cell table:style-name="ce2" office:value-type="float" office:value="41.960163">
            <text:p>41.96</text:p>
          </table:table-cell>
          <table:table-cell table:style-name="ce2" office:value-type="float" office:value="109.691505">
            <text:p>109.69</text:p>
          </table:table-cell>
          <table:table-cell table:style-name="ce2" office:value-type="float" office:value="109.2">
            <text:p>109.2</text:p>
          </table:table-cell>
          <table:table-cell table:style-name="ce2" office:value-type="float" office:value="54.097034">
            <text:p>54.1</text:p>
          </table:table-cell>
          <table:table-cell table:style-name="ce2" office:value-type="float" office:value="11.327846">
            <text:p>11.33</text:p>
          </table:table-cell>
          <table:table-cell table:style-name="ce2" office:value-type="float" office:value="51.3">
            <text:p>51.3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7.444">
            <text:p>27.44</text:p>
          </table:table-cell>
          <table:table-cell table:style-name="ce2" office:value-type="float" office:value="47.379646">
            <text:p>47.38</text:p>
          </table:table-cell>
          <table:table-cell table:style-name="ce2" office:value-type="float" office:value="32.116997">
            <text:p>32.12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54.237694">
            <text:p>54.24</text:p>
          </table:table-cell>
          <table:table-cell table:style-name="ce2" office:value-type="float" office:value="11.607882">
            <text:p>11.61</text:p>
          </table:table-cell>
          <table:table-cell table:style-name="ce2" office:value-type="float" office:value="48.5">
            <text:p>48.5</text:p>
          </table:table-cell>
          <table:table-cell table:style-name="ce2" office:value-type="float" office:value="34900">
            <text:p>349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2.0938">
            <text:p>42.09</text:p>
          </table:table-cell>
          <table:table-cell table:style-name="ce2" office:value-type="float" office:value="50.061447">
            <text:p>50.06</text:p>
          </table:table-cell>
          <table:table-cell table:style-name="ce2" office:value-type="float" office:value="23.6419">
            <text:p>23.64</text:p>
          </table:table-cell>
          <table:table-cell table:style-name="ce2" office:value-type="float" office:value="254.8">
            <text:p>254.8</text:p>
          </table:table-cell>
          <table:table-cell table:style-name="ce2" office:value-type="float" office:value="53.66401">
            <text:p>53.66</text:p>
          </table:table-cell>
          <table:table-cell table:style-name="ce2" office:value-type="float" office:value="12.4172535">
            <text:p>12.42</text:p>
          </table:table-cell>
          <table:table-cell table:style-name="ce2" office:value-type="float" office:value="53.4">
            <text:p>53.4</text:p>
          </table:table-cell>
          <table:table-cell table:style-name="ce2" office:value-type="float" office:value="61200">
            <text:p>612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5.789406">
            <text:p>45.79</text:p>
          </table:table-cell>
          <table:table-cell table:style-name="ce2" office:value-type="float" office:value="49.595818">
            <text:p>49.6</text:p>
          </table:table-cell>
          <table:table-cell table:style-name="ce2" office:value-type="float" office:value="26.25">
            <text:p>26.25</text:p>
          </table:table-cell>
          <table:table-cell table:style-name="ce2" office:value-type="float" office:value="274.2">
            <text:p>274.2</text:p>
          </table:table-cell>
          <table:table-cell table:style-name="ce2" office:value-type="float" office:value="53.89203">
            <text:p>53.89</text:p>
          </table:table-cell>
          <table:table-cell table:style-name="ce2" office:value-type="float" office:value="10.9852915">
            <text:p>10.99</text:p>
          </table:table-cell>
          <table:table-cell table:style-name="ce2" office:value-type="float" office:value="55.3">
            <text:p>55.3</text:p>
          </table:table-cell>
          <table:table-cell table:style-name="ce2" office:value-type="float" office:value="96100">
            <text:p>961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9.723">
            <text:p>49.72</text:p>
          </table:table-cell>
          <table:table-cell table:style-name="ce2" office:value-type="float" office:value="49.68116">
            <text:p>49.68</text:p>
          </table:table-cell>
          <table:table-cell table:style-name="ce2" office:value-type="float" office:value="33.1793">
            <text:p>33.18</text:p>
          </table:table-cell>
          <table:table-cell table:style-name="ce2" office:value-type="float" office:value="330.4">
            <text:p>330.4</text:p>
          </table:table-cell>
          <table:table-cell table:style-name="ce2" office:value-type="float" office:value="51.826195">
            <text:p>51.83</text:p>
          </table:table-cell>
          <table:table-cell table:style-name="ce2" office:value-type="float" office:value="11.454608">
            <text:p>11.45</text:p>
          </table:table-cell>
          <table:table-cell table:style-name="ce2" office:value-type="float" office:value="60.5">
            <text:p>60.5</text:p>
          </table:table-cell>
          <table:table-cell table:style-name="ce2" office:value-type="float" office:value="155700">
            <text:p>1557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8.095203">
            <text:p>58.1</text:p>
          </table:table-cell>
          <table:table-cell table:style-name="ce2" office:value-type="float" office:value="50.574272">
            <text:p>50.57</text:p>
          </table:table-cell>
          <table:table-cell table:style-name="ce2" office:value-type="float" office:value="41.818">
            <text:p>41.82</text:p>
          </table:table-cell>
          <table:table-cell table:style-name="ce2" office:value-type="float" office:value="448.8">
            <text:p>448.8</text:p>
          </table:table-cell>
          <table:table-cell table:style-name="ce2" office:value-type="float" office:value="54.656494">
            <text:p>54.66</text:p>
          </table:table-cell>
          <table:table-cell table:style-name="ce2" office:value-type="float" office:value="14.7261505">
            <text:p>14.73</text:p>
          </table:table-cell>
          <table:table-cell table:style-name="ce2" office:value-type="float" office:value="56.1">
            <text:p>56.1</text:p>
          </table:table-cell>
          <table:table-cell table:style-name="ce2" office:value-type="float" office:value="245000">
            <text:p>2450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3.03001">
            <text:p>73.03</text:p>
          </table:table-cell>
          <table:table-cell table:style-name="ce2" office:value-type="float" office:value="50.9745">
            <text:p>50.97</text:p>
          </table:table-cell>
          <table:table-cell table:style-name="ce2" office:value-type="float" office:value="49.5233">
            <text:p>49.52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54.685875">
            <text:p>54.69</text:p>
          </table:table-cell>
          <table:table-cell table:style-name="ce2" office:value-type="float" office:value="12.013204">
            <text:p>12.01</text:p>
          </table:table-cell>
          <table:table-cell table:style-name="ce2" office:value-type="float" office:value="53.8">
            <text:p>53.8</text:p>
          </table:table-cell>
          <table:table-cell table:style-name="ce2" office:value-type="float" office:value="346300">
            <text:p>3463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95.518">
            <text:p>95.52</text:p>
          </table:table-cell>
          <table:table-cell table:style-name="ce2" office:value-type="float" office:value="51.331177">
            <text:p>51.33</text:p>
          </table:table-cell>
          <table:table-cell table:style-name="ce2" office:value-type="float" office:value="55.007397">
            <text:p>55.01</text:p>
          </table:table-cell>
          <table:table-cell table:style-name="ce2" office:value-type="float" office:value="704.8">
            <text:p>704.8</text:p>
          </table:table-cell>
          <table:table-cell table:style-name="ce2" office:value-type="float" office:value="59.84795">
            <text:p>59.85</text:p>
          </table:table-cell>
          <table:table-cell table:style-name="ce2" office:value-type="float" office:value="15.609779">
            <text:p>15.61</text:p>
          </table:table-cell>
          <table:table-cell table:style-name="ce2" office:value-type="float" office:value="67.9">
            <text:p>67.9</text:p>
          </table:table-cell>
          <table:table-cell table:style-name="ce2" office:value-type="float" office:value="455300">
            <text:p>4553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30.9398">
            <text:p>130.94</text:p>
          </table:table-cell>
          <table:table-cell table:style-name="ce2" office:value-type="float" office:value="51.700233">
            <text:p>51.7</text:p>
          </table:table-cell>
          <table:table-cell table:style-name="ce2" office:value-type="float" office:value="58.698097">
            <text:p>58.7</text:p>
          </table:table-cell>
          <table:table-cell table:style-name="ce2" office:value-type="float" office:value="935">
            <text:p>935</text:p>
          </table:table-cell>
          <table:table-cell table:style-name="ce2" office:value-type="float" office:value="68.47449">
            <text:p>68.47</text:p>
          </table:table-cell>
          <table:table-cell table:style-name="ce2" office:value-type="float" office:value="15.237758">
            <text:p>15.24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68600">
            <text:p>5686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85.5566">
            <text:p>185.56</text:p>
          </table:table-cell>
          <table:table-cell table:style-name="ce2" office:value-type="float" office:value="51.971497">
            <text:p>51.97</text:p>
          </table:table-cell>
          <table:table-cell table:style-name="ce2" office:value-type="float" office:value="62.783">
            <text:p>62.78</text:p>
          </table:table-cell>
          <table:table-cell table:style-name="ce2" office:value-type="float" office:value="957">
            <text:p>957</text:p>
          </table:table-cell>
          <table:table-cell table:style-name="ce2" office:value-type="float" office:value="63.815716">
            <text:p>63.82</text:p>
          </table:table-cell>
          <table:table-cell table:style-name="ce2" office:value-type="float" office:value="14.5655155">
            <text:p>14.57</text:p>
          </table:table-cell>
          <table:table-cell table:style-name="ce2" office:value-type="float" office:value="60.4">
            <text:p>60.4</text:p>
          </table:table-cell>
          <table:table-cell table:style-name="ce2" office:value-type="float" office:value="687400">
            <text:p>6874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253.3074">
            <text:p>253.31</text:p>
          </table:table-cell>
          <table:table-cell table:style-name="ce2" office:value-type="float" office:value="52.6963">
            <text:p>52.7</text:p>
          </table:table-cell>
          <table:table-cell table:style-name="ce2" office:value-type="float" office:value="67.3045">
            <text:p>67.3</text:p>
          </table:table-cell>
          <table:table-cell table:style-name="ce2" office:value-type="float" office:value="1064.8">
            <text:p>1064.8</text:p>
          </table:table-cell>
          <table:table-cell table:style-name="ce2" office:value-type="float" office:value="64.92016">
            <text:p>64.92</text:p>
          </table:table-cell>
          <table:table-cell table:style-name="ce2" office:value-type="float" office:value="14.459616">
            <text:p>14.46</text:p>
          </table:table-cell>
          <table:table-cell table:style-name="ce2" office:value-type="float" office:value="75.3">
            <text:p>75.3</text:p>
          </table:table-cell>
          <table:table-cell table:style-name="ce2" office:value-type="float" office:value="806600">
            <text:p>8066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329.1388">
            <text:p>329.14</text:p>
          </table:table-cell>
          <table:table-cell table:style-name="ce2" office:value-type="float" office:value="54.280754">
            <text:p>54.28</text:p>
          </table:table-cell>
          <table:table-cell table:style-name="ce2" office:value-type="float" office:value="71.9971">
            <text:p>72</text:p>
          </table:table-cell>
          <table:table-cell table:style-name="ce2" office:value-type="float" office:value="1367.2">
            <text:p>1367.2</text:p>
          </table:table-cell>
          <table:table-cell table:style-name="ce2" office:value-type="float" office:value="73.307976">
            <text:p>73.31</text:p>
          </table:table-cell>
          <table:table-cell table:style-name="ce2" office:value-type="float" office:value="13.739499">
            <text:p>13.74</text:p>
          </table:table-cell>
          <table:table-cell table:style-name="ce2" office:value-type="float" office:value="66.6">
            <text:p>66.6</text:p>
          </table:table-cell>
          <table:table-cell table:style-name="ce2" office:value-type="float" office:value="926300">
            <text:p>9263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410.19342">
            <text:p>410.19</text:p>
          </table:table-cell>
          <table:table-cell table:style-name="ce2" office:value-type="float" office:value="56.107037">
            <text:p>56.11</text:p>
          </table:table-cell>
          <table:table-cell table:style-name="ce2" office:value-type="float" office:value="75.611496">
            <text:p>75.61</text:p>
          </table:table-cell>
          <table:table-cell table:style-name="ce2" office:value-type="float" office:value="1500.2">
            <text:p>1500.2</text:p>
          </table:table-cell>
          <table:table-cell table:style-name="ce2" office:value-type="float" office:value="72.24453">
            <text:p>72.24</text:p>
          </table:table-cell>
          <table:table-cell table:style-name="ce2" office:value-type="float" office:value="11.343157">
            <text:p>11.34</text:p>
          </table:table-cell>
          <table:table-cell table:style-name="ce2" office:value-type="float" office:value="72.8">
            <text:p>72.8</text:p>
          </table:table-cell>
          <table:table-cell table:style-name="ce2" office:value-type="float" office:value="1049400">
            <text:p>10494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452.6732">
            <text:p>452.67</text:p>
          </table:table-cell>
          <table:table-cell table:style-name="ce2" office:value-type="float" office:value="56.598938">
            <text:p>56.6</text:p>
          </table:table-cell>
          <table:table-cell table:style-name="ce2" office:value-type="float" office:value="77.502">
            <text:p>77.5</text:p>
          </table:table-cell>
          <table:table-cell table:style-name="ce2" office:value-type="float" office:value="1506">
            <text:p>1506</text:p>
          </table:table-cell>
          <table:table-cell table:style-name="ce2" office:value-type="float" office:value="72.36788">
            <text:p>72.37</text:p>
          </table:table-cell>
          <table:table-cell table:style-name="ce2" office:value-type="float" office:value="11.00374">
            <text:p>11</text:p>
          </table:table-cell>
          <table:table-cell table:style-name="ce2" office:value-type="float" office:value="73.5">
            <text:p>73.5</text:p>
          </table:table-cell>
          <table:table-cell table:style-name="ce2" office:value-type="float" office:value="1174500">
            <text:p>11745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509.3222">
            <text:p>509.32</text:p>
          </table:table-cell>
          <table:table-cell table:style-name="ce2" office:value-type="float" office:value="57.618603">
            <text:p>57.62</text:p>
          </table:table-cell>
          <table:table-cell table:style-name="ce2" office:value-type="float" office:value="80.4278">
            <text:p>80.43</text:p>
          </table:table-cell>
          <table:table-cell table:style-name="ce2" office:value-type="float" office:value="1553.4">
            <text:p>1553.4</text:p>
          </table:table-cell>
          <table:table-cell table:style-name="ce2" office:value-type="float" office:value="75.11948">
            <text:p>75.12</text:p>
          </table:table-cell>
          <table:table-cell table:style-name="ce2" office:value-type="float" office:value="10.529802">
            <text:p>10.53</text:p>
          </table:table-cell>
          <table:table-cell table:style-name="ce2" office:value-type="float" office:value="74.7">
            <text:p>74.7</text:p>
          </table:table-cell>
          <table:table-cell table:style-name="ce2" office:value-type="float" office:value="1300800">
            <text:p>13008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565.999">
            <text:p>566</text:p>
          </table:table-cell>
          <table:table-cell table:style-name="ce2" office:value-type="float" office:value="58.59884">
            <text:p>58.6</text:p>
          </table:table-cell>
          <table:table-cell table:style-name="ce2" office:value-type="float" office:value="82.8745">
            <text:p>82.87</text:p>
          </table:table-cell>
          <table:table-cell table:style-name="ce2" office:value-type="float" office:value="1665.2">
            <text:p>1665.2</text:p>
          </table:table-cell>
          <table:table-cell table:style-name="ce2" office:value-type="float" office:value="71.418">
            <text:p>71.42</text:p>
          </table:table-cell>
          <table:table-cell table:style-name="ce2" office:value-type="float" office:value="11.213825">
            <text:p>11.21</text:p>
          </table:table-cell>
          <table:table-cell table:style-name="ce2" office:value-type="float" office:value="85.3">
            <text:p>85.3</text:p>
          </table:table-cell>
          <table:table-cell table:style-name="ce2" office:value-type="float" office:value="1430900">
            <text:p>14309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615.72327">
            <text:p>615.72</text:p>
          </table:table-cell>
          <table:table-cell table:style-name="ce2" office:value-type="float" office:value="59.889374">
            <text:p>59.89</text:p>
          </table:table-cell>
          <table:table-cell table:style-name="ce2" office:value-type="float" office:value="83.8912">
            <text:p>83.89</text:p>
          </table:table-cell>
          <table:table-cell table:style-name="ce2" office:value-type="float" office:value="1747.6">
            <text:p>1747.6</text:p>
          </table:table-cell>
          <table:table-cell table:style-name="ce2" office:value-type="float" office:value="71.59693">
            <text:p>71.6</text:p>
          </table:table-cell>
          <table:table-cell table:style-name="ce2" office:value-type="float" office:value="11.616733">
            <text:p>11.62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560600">
            <text:p>15606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683.95483">
            <text:p>683.95</text:p>
          </table:table-cell>
          <table:table-cell table:style-name="ce2" office:value-type="float" office:value="61.616943">
            <text:p>61.62</text:p>
          </table:table-cell>
          <table:table-cell table:style-name="ce2" office:value-type="float" office:value="86.35071">
            <text:p>86.35</text:p>
          </table:table-cell>
          <table:table-cell table:style-name="ce2" office:value-type="float" office:value="1826">
            <text:p>1826</text:p>
          </table:table-cell>
          <table:table-cell table:style-name="ce2" office:value-type="float" office:value="74.11879">
            <text:p>74.12</text:p>
          </table:table-cell>
          <table:table-cell table:style-name="ce2" office:value-type="float" office:value="10.762975">
            <text:p>10.76</text:p>
          </table:table-cell>
          <table:table-cell table:style-name="ce2" office:value-type="float" office:value="96.2">
            <text:p>96.2</text:p>
          </table:table-cell>
          <table:table-cell table:style-name="ce2" office:value-type="float" office:value="1691000">
            <text:p>16910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50.6608">
            <text:p>750.66</text:p>
          </table:table-cell>
          <table:table-cell table:style-name="ce2" office:value-type="float" office:value="62.582653">
            <text:p>62.58</text:p>
          </table:table-cell>
          <table:table-cell table:style-name="ce2" office:value-type="float" office:value="91.200195">
            <text:p>91.2</text:p>
          </table:table-cell>
          <table:table-cell table:style-name="ce2" office:value-type="float" office:value="2079.4">
            <text:p>2079.4</text:p>
          </table:table-cell>
          <table:table-cell table:style-name="ce2" office:value-type="float" office:value="77.42265">
            <text:p>77.42</text:p>
          </table:table-cell>
          <table:table-cell table:style-name="ce2" office:value-type="float" office:value="10.2047205">
            <text:p>10.2</text:p>
          </table:table-cell>
          <table:table-cell table:style-name="ce2" office:value-type="float" office:value="97.3">
            <text:p>97.3</text:p>
          </table:table-cell>
          <table:table-cell table:style-name="ce2" office:value-type="float" office:value="1820400">
            <text:p>18204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842.06836">
            <text:p>842.07</text:p>
          </table:table-cell>
          <table:table-cell table:style-name="ce2" office:value-type="float" office:value="63.728554">
            <text:p>63.73</text:p>
          </table:table-cell>
          <table:table-cell table:style-name="ce2" office:value-type="float" office:value="97.5839">
            <text:p>97.58</text:p>
          </table:table-cell>
          <table:table-cell table:style-name="ce2" office:value-type="float" office:value="2113.2">
            <text:p>2113.2</text:p>
          </table:table-cell>
          <table:table-cell table:style-name="ce2" office:value-type="float" office:value="78.02073">
            <text:p>78.02</text:p>
          </table:table-cell>
          <table:table-cell table:style-name="ce2" office:value-type="float" office:value="10.034409">
            <text:p>10.03</text:p>
          </table:table-cell>
          <table:table-cell table:style-name="ce2" office:value-type="float" office:value="99.1">
            <text:p>99.1</text:p>
          </table:table-cell>
          <table:table-cell table:style-name="ce2" office:value-type="float" office:value="1956600">
            <text:p>19566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917.8833">
            <text:p>917.88</text:p>
          </table:table-cell>
          <table:table-cell table:style-name="ce2" office:value-type="float" office:value="64.86149">
            <text:p>64.86</text:p>
          </table:table-cell>
          <table:table-cell table:style-name="ce2" office:value-type="float" office:value="102.9444">
            <text:p>102.94</text:p>
          </table:table-cell>
          <table:table-cell table:style-name="ce2" office:value-type="float" office:value="2174">
            <text:p>2174</text:p>
          </table:table-cell>
          <table:table-cell table:style-name="ce2" office:value-type="float" office:value="78.858765">
            <text:p>78.86</text:p>
          </table:table-cell>
          <table:table-cell table:style-name="ce2" office:value-type="float" office:value="10.160852">
            <text:p>10.16</text:p>
          </table:table-cell>
          <table:table-cell table:style-name="ce2" office:value-type="float" office:value="112.9">
            <text:p>112.9</text:p>
          </table:table-cell>
          <table:table-cell table:style-name="ce2" office:value-type="float" office:value="2097700">
            <text:p>20977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027.9988">
            <text:p>1028</text:p>
          </table:table-cell>
          <table:table-cell table:style-name="ce2" office:value-type="float" office:value="66.62021">
            <text:p>66.62</text:p>
          </table:table-cell>
          <table:table-cell table:style-name="ce2" office:value-type="float" office:value="106.4796">
            <text:p>106.48</text:p>
          </table:table-cell>
          <table:table-cell table:style-name="ce2" office:value-type="float" office:value="2204.8">
            <text:p>2204.8</text:p>
          </table:table-cell>
          <table:table-cell table:style-name="ce2" office:value-type="float" office:value="78.46754">
            <text:p>78.47</text:p>
          </table:table-cell>
          <table:table-cell table:style-name="ce2" office:value-type="float" office:value="11.262215">
            <text:p>11.26</text:p>
          </table:table-cell>
          <table:table-cell table:style-name="ce2" office:value-type="float" office:value="111.7">
            <text:p>111.7</text:p>
          </table:table-cell>
          <table:table-cell table:style-name="ce2" office:value-type="float" office:value="2239600">
            <text:p>22396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1105.2678">
            <text:p>1105.27</text:p>
          </table:table-cell>
          <table:table-cell table:style-name="ce2" office:value-type="float" office:value="67.532166">
            <text:p>67.53</text:p>
          </table:table-cell>
          <table:table-cell table:style-name="ce2" office:value-type="float" office:value="109.165794">
            <text:p>109.17</text:p>
          </table:table-cell>
          <table:table-cell table:style-name="ce2" office:value-type="float" office:value="2457.6">
            <text:p>2457.6</text:p>
          </table:table-cell>
          <table:table-cell table:style-name="ce2" office:value-type="float" office:value="78.839745">
            <text:p>78.84</text:p>
          </table:table-cell>
          <table:table-cell table:style-name="ce2" office:value-type="float" office:value="9.760027">
            <text:p>9.76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2386200">
            <text:p>23862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173.4011">
            <text:p>1173.4</text:p>
          </table:table-cell>
          <table:table-cell table:style-name="ce2" office:value-type="float" office:value="68.20713">
            <text:p>68.21</text:p>
          </table:table-cell>
          <table:table-cell table:style-name="ce2" office:value-type="float" office:value="110.91799">
            <text:p>110.92</text:p>
          </table:table-cell>
          <table:table-cell table:style-name="ce2" office:value-type="float" office:value="2529.6">
            <text:p>2529.6</text:p>
          </table:table-cell>
          <table:table-cell table:style-name="ce2" office:value-type="float" office:value="80.21094">
            <text:p>80.21</text:p>
          </table:table-cell>
          <table:table-cell table:style-name="ce2" office:value-type="float" office:value="10.227478">
            <text:p>10.23</text:p>
          </table:table-cell>
          <table:table-cell table:style-name="ce2" office:value-type="float" office:value="126.2">
            <text:p>126.2</text:p>
          </table:table-cell>
          <table:table-cell table:style-name="ce2" office:value-type="float" office:value="2530600">
            <text:p>25306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230.8933">
            <text:p>1230.89</text:p>
          </table:table-cell>
          <table:table-cell table:style-name="ce2" office:value-type="float" office:value="68.74617">
            <text:p>68.75</text:p>
          </table:table-cell>
          <table:table-cell table:style-name="ce2" office:value-type="float" office:value="115.640396">
            <text:p>115.64</text:p>
          </table:table-cell>
          <table:table-cell table:style-name="ce2" office:value-type="float" office:value="2519.4">
            <text:p>2519.4</text:p>
          </table:table-cell>
          <table:table-cell table:style-name="ce2" office:value-type="float" office:value="79.90456">
            <text:p>79.9</text:p>
          </table:table-cell>
          <table:table-cell table:style-name="ce2" office:value-type="float" office:value="10.919485">
            <text:p>10.92</text:p>
          </table:table-cell>
          <table:table-cell table:style-name="ce2" office:value-type="float" office:value="135.6">
            <text:p>135.6</text:p>
          </table:table-cell>
          <table:table-cell table:style-name="ce2" office:value-type="float" office:value="2674000">
            <text:p>26740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291.1683">
            <text:p>1291.17</text:p>
          </table:table-cell>
          <table:table-cell table:style-name="ce2" office:value-type="float" office:value="69.5438">
            <text:p>69.54</text:p>
          </table:table-cell>
          <table:table-cell table:style-name="ce2" office:value-type="float" office:value="121.84511">
            <text:p>121.85</text:p>
          </table:table-cell>
          <table:table-cell table:style-name="ce2" office:value-type="float" office:value="2623.8">
            <text:p>2623.8</text:p>
          </table:table-cell>
          <table:table-cell table:style-name="ce2" office:value-type="float" office:value="80.069595">
            <text:p>80.07</text:p>
          </table:table-cell>
          <table:table-cell table:style-name="ce2" office:value-type="float" office:value="11.03262">
            <text:p>11.03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2821100">
            <text:p>28211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376.0575">
            <text:p>1376.06</text:p>
          </table:table-cell>
          <table:table-cell table:style-name="ce2" office:value-type="float" office:value="70.53208">
            <text:p>70.53</text:p>
          </table:table-cell>
          <table:table-cell table:style-name="ce2" office:value-type="float" office:value="126.9857">
            <text:p>126.99</text:p>
          </table:table-cell>
          <table:table-cell table:style-name="ce2" office:value-type="float" office:value="2760.8">
            <text:p>2760.8</text:p>
          </table:table-cell>
          <table:table-cell table:style-name="ce2" office:value-type="float" office:value="78.84157">
            <text:p>78.84</text:p>
          </table:table-cell>
          <table:table-cell table:style-name="ce2" office:value-type="float" office:value="10.910108">
            <text:p>10.91</text:p>
          </table:table-cell>
          <table:table-cell table:style-name="ce2" office:value-type="float" office:value="145.6">
            <text:p>145.6</text:p>
          </table:table-cell>
          <table:table-cell table:style-name="ce2" office:value-type="float" office:value="2976500">
            <text:p>29765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457.4452">
            <text:p>1457.45</text:p>
          </table:table-cell>
          <table:table-cell table:style-name="ce2" office:value-type="float" office:value="71.15733">
            <text:p>71.16</text:p>
          </table:table-cell>
          <table:table-cell table:style-name="ce2" office:value-type="float" office:value="135.6218">
            <text:p>135.62</text:p>
          </table:table-cell>
          <table:table-cell table:style-name="ce2" office:value-type="float" office:value="2815">
            <text:p>2815</text:p>
          </table:table-cell>
          <table:table-cell table:style-name="ce2" office:value-type="float" office:value="80.01116">
            <text:p>80.01</text:p>
          </table:table-cell>
          <table:table-cell table:style-name="ce2" office:value-type="float" office:value="10.072068">
            <text:p>10.07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3140600">
            <text:p>31406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556.961">
            <text:p>1556.96</text:p>
          </table:table-cell>
          <table:table-cell table:style-name="ce2" office:value-type="float" office:value="71.79564">
            <text:p>71.8</text:p>
          </table:table-cell>
          <table:table-cell table:style-name="ce2" office:value-type="float" office:value="145.9158">
            <text:p>145.92</text:p>
          </table:table-cell>
          <table:table-cell table:style-name="ce2" office:value-type="float" office:value="2905.2">
            <text:p>2905.2</text:p>
          </table:table-cell>
          <table:table-cell table:style-name="ce2" office:value-type="float" office:value="80.82539">
            <text:p>80.83</text:p>
          </table:table-cell>
          <table:table-cell table:style-name="ce2" office:value-type="float" office:value="11.441734">
            <text:p>11.44</text:p>
          </table:table-cell>
          <table:table-cell table:style-name="ce2" office:value-type="float" office:value="158.8">
            <text:p>158.8</text:p>
          </table:table-cell>
          <table:table-cell table:style-name="ce2" office:value-type="float" office:value="3312200">
            <text:p>33122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685.2496">
            <text:p>1685.25</text:p>
          </table:table-cell>
          <table:table-cell table:style-name="ce2" office:value-type="float" office:value="72.49295">
            <text:p>72.49</text:p>
          </table:table-cell>
          <table:table-cell table:style-name="ce2" office:value-type="float" office:value="155.1854">
            <text:p>155.19</text:p>
          </table:table-cell>
          <table:table-cell table:style-name="ce2" office:value-type="float" office:value="2934.8">
            <text:p>2934.8</text:p>
          </table:table-cell>
          <table:table-cell table:style-name="ce2" office:value-type="float" office:value="81.36879">
            <text:p>81.37</text:p>
          </table:table-cell>
          <table:table-cell table:style-name="ce2" office:value-type="float" office:value="11.751284">
            <text:p>11.75</text:p>
          </table:table-cell>
          <table:table-cell table:style-name="ce2" office:value-type="float" office:value="151.6">
            <text:p>151.6</text:p>
          </table:table-cell>
          <table:table-cell table:style-name="ce2" office:value-type="float" office:value="3489500">
            <text:p>34895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738.558">
            <text:p>1738.56</text:p>
          </table:table-cell>
          <table:table-cell table:style-name="ce2" office:value-type="float" office:value="72.73872">
            <text:p>72.74</text:p>
          </table:table-cell>
          <table:table-cell table:style-name="ce2" office:value-type="float" office:value="160.36691">
            <text:p>160.37</text:p>
          </table:table-cell>
          <table:table-cell table:style-name="ce2" office:value-type="float" office:value="3006.8">
            <text:p>3006.8</text:p>
          </table:table-cell>
          <table:table-cell table:style-name="ce2" office:value-type="float" office:value="80.53292">
            <text:p>80.53</text:p>
          </table:table-cell>
          <table:table-cell table:style-name="ce2" office:value-type="float" office:value="11.52997">
            <text:p>11.53</text:p>
          </table:table-cell>
          <table:table-cell table:style-name="ce2" office:value-type="float" office:value="158.9">
            <text:p>158.9</text:p>
          </table:table-cell>
          <table:table-cell table:style-name="ce2" office:value-type="float" office:value="3671900">
            <text:p>36719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790.5049">
            <text:p>1790.5</text:p>
          </table:table-cell>
          <table:table-cell table:style-name="ce2" office:value-type="float" office:value="73.04094">
            <text:p>73.04</text:p>
          </table:table-cell>
          <table:table-cell table:style-name="ce2" office:value-type="float" office:value="164.1543">
            <text:p>164.15</text:p>
          </table:table-cell>
          <table:table-cell table:style-name="ce2" office:value-type="float" office:value="3041.4">
            <text:p>3041.4</text:p>
          </table:table-cell>
          <table:table-cell table:style-name="ce2" office:value-type="float" office:value="81.33975">
            <text:p>81.34</text:p>
          </table:table-cell>
          <table:table-cell table:style-name="ce2" office:value-type="float" office:value="12.079533">
            <text:p>12.08</text:p>
          </table:table-cell>
          <table:table-cell table:style-name="ce2" office:value-type="float" office:value="163.5">
            <text:p>163.5</text:p>
          </table:table-cell>
          <table:table-cell table:style-name="ce2" office:value-type="float" office:value="3853000">
            <text:p>38530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852.8152">
            <text:p>1852.82</text:p>
          </table:table-cell>
          <table:table-cell table:style-name="ce2" office:value-type="float" office:value="73.43707">
            <text:p>73.44</text:p>
          </table:table-cell>
          <table:table-cell table:style-name="ce2" office:value-type="float" office:value="169.73601">
            <text:p>169.74</text:p>
          </table:table-cell>
          <table:table-cell table:style-name="ce2" office:value-type="float" office:value="3091">
            <text:p>3091</text:p>
          </table:table-cell>
          <table:table-cell table:style-name="ce2" office:value-type="float" office:value="81.79966">
            <text:p>81.8</text:p>
          </table:table-cell>
          <table:table-cell table:style-name="ce2" office:value-type="float" office:value="10.928095">
            <text:p>10.93</text:p>
          </table:table-cell>
          <table:table-cell table:style-name="ce2" office:value-type="float" office:value="155.8">
            <text:p>155.8</text:p>
          </table:table-cell>
          <table:table-cell table:style-name="ce2" office:value-type="float" office:value="4039800">
            <text:p>40398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955.5043">
            <text:p>1955.5</text:p>
          </table:table-cell>
          <table:table-cell table:style-name="ce2" office:value-type="float" office:value="73.96925">
            <text:p>73.97</text:p>
          </table:table-cell>
          <table:table-cell table:style-name="ce2" office:value-type="float" office:value="176.84439">
            <text:p>176.84</text:p>
          </table:table-cell>
          <table:table-cell table:style-name="ce2" office:value-type="float" office:value="3279.8">
            <text:p>3279.8</text:p>
          </table:table-cell>
          <table:table-cell table:style-name="ce2" office:value-type="float" office:value="81.18974">
            <text:p>81.19</text:p>
          </table:table-cell>
          <table:table-cell table:style-name="ce2" office:value-type="float" office:value="11.0935545">
            <text:p>11.09</text:p>
          </table:table-cell>
          <table:table-cell table:style-name="ce2" office:value-type="float" office:value="165.4">
            <text:p>165.4</text:p>
          </table:table-cell>
          <table:table-cell table:style-name="ce2" office:value-type="float" office:value="4236100">
            <text:p>42361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2020.8047">
            <text:p>2020.8</text:p>
          </table:table-cell>
          <table:table-cell table:style-name="ce2" office:value-type="float" office:value="74.39242">
            <text:p>74.39</text:p>
          </table:table-cell>
          <table:table-cell table:style-name="ce2" office:value-type="float" office:value="179.8582">
            <text:p>179.86</text:p>
          </table:table-cell>
          <table:table-cell table:style-name="ce2" office:value-type="float" office:value="3311">
            <text:p>3311</text:p>
          </table:table-cell>
          <table:table-cell table:style-name="ce2" office:value-type="float" office:value="81.53998">
            <text:p>81.54</text:p>
          </table:table-cell>
          <table:table-cell table:style-name="ce2" office:value-type="float" office:value="10.772234">
            <text:p>10.77</text:p>
          </table:table-cell>
          <table:table-cell table:style-name="ce2" office:value-type="float" office:value="191.9">
            <text:p>191.9</text:p>
          </table:table-cell>
          <table:table-cell table:style-name="ce2" office:value-type="float" office:value="4440100">
            <text:p>44401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2009.4023">
            <text:p>2009.4</text:p>
          </table:table-cell>
          <table:table-cell table:style-name="ce2" office:value-type="float" office:value="74.320946">
            <text:p>74.32</text:p>
          </table:table-cell>
          <table:table-cell table:style-name="ce2" office:value-type="float" office:value="179.9327">
            <text:p>179.93</text:p>
          </table:table-cell>
          <table:table-cell table:style-name="ce2" office:value-type="float" office:value="3325.8">
            <text:p>3325.8</text:p>
          </table:table-cell>
          <table:table-cell table:style-name="ce2" office:value-type="float" office:value="81.630516">
            <text:p>81.63</text:p>
          </table:table-cell>
          <table:table-cell table:style-name="ce2" office:value-type="float" office:value="10.846469">
            <text:p>10.85</text:p>
          </table:table-cell>
          <table:table-cell table:style-name="ce2" office:value-type="float" office:value="203.7">
            <text:p>203.7</text:p>
          </table:table-cell>
          <table:table-cell table:style-name="ce2" office:value-type="float" office:value="4653000">
            <text:p>46530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2079.7952">
            <text:p>2079.8</text:p>
          </table:table-cell>
          <table:table-cell table:style-name="ce2" office:value-type="float" office:value="74.6856">
            <text:p>74.69</text:p>
          </table:table-cell>
          <table:table-cell table:style-name="ce2" office:value-type="float" office:value="183.0193">
            <text:p>183.02</text:p>
          </table:table-cell>
          <table:table-cell table:style-name="ce2" office:value-type="float" office:value="3387.4">
            <text:p>3387.4</text:p>
          </table:table-cell>
          <table:table-cell table:style-name="ce2" office:value-type="float" office:value="82.16674">
            <text:p>82.17</text:p>
          </table:table-cell>
          <table:table-cell table:style-name="ce2" office:value-type="float" office:value="11.42235">
            <text:p>11.42</text:p>
          </table:table-cell>
          <table:table-cell table:style-name="ce2" office:value-type="float" office:value="220.8">
            <text:p>220.8</text:p>
          </table:table-cell>
          <table:table-cell table:style-name="ce2" office:value-type="float" office:value="4877600">
            <text:p>48776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2145.198">
            <text:p>2145.2</text:p>
          </table:table-cell>
          <table:table-cell table:style-name="ce2" office:value-type="float" office:value="74.98746">
            <text:p>74.99</text:p>
          </table:table-cell>
          <table:table-cell table:style-name="ce2" office:value-type="float" office:value="188.7314">
            <text:p>188.73</text:p>
          </table:table-cell>
          <table:table-cell table:style-name="ce2" office:value-type="float" office:value="3387.4">
            <text:p>3387.4</text:p>
          </table:table-cell>
          <table:table-cell table:style-name="ce2" office:value-type="float" office:value="82.16788">
            <text:p>82.17</text:p>
          </table:table-cell>
          <table:table-cell table:style-name="ce2" office:value-type="float" office:value="11.3298235">
            <text:p>11.33</text:p>
          </table:table-cell>
          <table:table-cell table:style-name="ce2" office:value-type="float" office:value="222.7">
            <text:p>222.7</text:p>
          </table:table-cell>
          <table:table-cell table:style-name="ce2" office:value-type="float" office:value="5110000">
            <text:p>51100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2181.0325">
            <text:p>2181.03</text:p>
          </table:table-cell>
          <table:table-cell table:style-name="ce2" office:value-type="float" office:value="74.823296">
            <text:p>74.82</text:p>
          </table:table-cell>
          <table:table-cell table:style-name="ce2" office:value-type="float" office:value="195.9659">
            <text:p>195.97</text:p>
          </table:table-cell>
          <table:table-cell table:style-name="ce2" office:value-type="float" office:value="3413.6">
            <text:p>3413.6</text:p>
          </table:table-cell>
          <table:table-cell table:style-name="ce2" office:value-type="float" office:value="82.01936">
            <text:p>82.02</text:p>
          </table:table-cell>
          <table:table-cell table:style-name="ce2" office:value-type="float" office:value="11.495573">
            <text:p>11.5</text:p>
          </table:table-cell>
          <table:table-cell table:style-name="ce2" office:value-type="float" office:value="219.9">
            <text:p>219.9</text:p>
          </table:table-cell>
          <table:table-cell table:style-name="ce2" office:value-type="float" office:value="5351200">
            <text:p>53512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2248.0889">
            <text:p>2248.09</text:p>
          </table:table-cell>
          <table:table-cell table:style-name="ce2" office:value-type="float" office:value="75.10092">
            <text:p>75.1</text:p>
          </table:table-cell>
          <table:table-cell table:style-name="ce2" office:value-type="float" office:value="208.727">
            <text:p>208.73</text:p>
          </table:table-cell>
          <table:table-cell table:style-name="ce2" office:value-type="float" office:value="3436.4">
            <text:p>3436.4</text:p>
          </table:table-cell>
          <table:table-cell table:style-name="ce2" office:value-type="float" office:value="82.12984">
            <text:p>82.13</text:p>
          </table:table-cell>
          <table:table-cell table:style-name="ce2" office:value-type="float" office:value="12.761894">
            <text:p>12.76</text:p>
          </table:table-cell>
          <table:table-cell table:style-name="ce2" office:value-type="float" office:value="224.3">
            <text:p>224.3</text:p>
          </table:table-cell>
          <table:table-cell table:style-name="ce2" office:value-type="float" office:value="5612900">
            <text:p>56129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362.6062">
            <text:p>2362.61</text:p>
          </table:table-cell>
          <table:table-cell table:style-name="ce2" office:value-type="float" office:value="75.78347">
            <text:p>75.78</text:p>
          </table:table-cell>
          <table:table-cell table:style-name="ce2" office:value-type="float" office:value="223.39221">
            <text:p>223.39</text:p>
          </table:table-cell>
          <table:table-cell table:style-name="ce2" office:value-type="float" office:value="3455.2">
            <text:p>3455.2</text:p>
          </table:table-cell>
          <table:table-cell table:style-name="ce2" office:value-type="float" office:value="82.73712">
            <text:p>82.74</text:p>
          </table:table-cell>
          <table:table-cell table:style-name="ce2" office:value-type="float" office:value="11.753882">
            <text:p>11.75</text:p>
          </table:table-cell>
          <table:table-cell table:style-name="ce2" office:value-type="float" office:value="221.7">
            <text:p>221.7</text:p>
          </table:table-cell>
          <table:table-cell table:style-name="ce2" office:value-type="float" office:value="5905500">
            <text:p>59055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428.0852">
            <text:p>2428.09</text:p>
          </table:table-cell>
          <table:table-cell table:style-name="ce2" office:value-type="float" office:value="76.29994">
            <text:p>76.3</text:p>
          </table:table-cell>
          <table:table-cell table:style-name="ce2" office:value-type="float" office:value="233.43588">
            <text:p>233.44</text:p>
          </table:table-cell>
          <table:table-cell table:style-name="ce2" office:value-type="float" office:value="3468">
            <text:p>3468</text:p>
          </table:table-cell>
          <table:table-cell table:style-name="ce2" office:value-type="float" office:value="82.65227">
            <text:p>82.65</text:p>
          </table:table-cell>
          <table:table-cell table:style-name="ce2" office:value-type="float" office:value="11.629675">
            <text:p>11.63</text:p>
          </table:table-cell>
          <table:table-cell table:style-name="ce2" office:value-type="float" office:value="249.5">
            <text:p>249.5</text:p>
          </table:table-cell>
          <table:table-cell table:style-name="ce2" office:value-type="float" office:value="6206500">
            <text:p>62065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443.591">
            <text:p>2443.59</text:p>
          </table:table-cell>
          <table:table-cell table:style-name="ce2" office:value-type="float" office:value="76.38826">
            <text:p>76.39</text:p>
          </table:table-cell>
          <table:table-cell table:style-name="ce2" office:value-type="float" office:value="242.13872">
            <text:p>242.14</text:p>
          </table:table-cell>
          <table:table-cell table:style-name="ce2" office:value-type="float" office:value="3494.6">
            <text:p>3494.6</text:p>
          </table:table-cell>
          <table:table-cell table:style-name="ce2" office:value-type="float" office:value="82.838844">
            <text:p>82.84</text:p>
          </table:table-cell>
          <table:table-cell table:style-name="ce2" office:value-type="float" office:value="14.576518">
            <text:p>14.58</text:p>
          </table:table-cell>
          <table:table-cell table:style-name="ce2" office:value-type="float" office:value="276.6">
            <text:p>276.6</text:p>
          </table:table-cell>
          <table:table-cell table:style-name="ce2" office:value-type="float" office:value="6509900">
            <text:p>65099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446.365">
            <text:p>2446.37</text:p>
          </table:table-cell>
          <table:table-cell table:style-name="ce2" office:value-type="float" office:value="76.41844">
            <text:p>76.42</text:p>
          </table:table-cell>
          <table:table-cell table:style-name="ce2" office:value-type="float" office:value="249.79968">
            <text:p>249.8</text:p>
          </table:table-cell>
          <table:table-cell table:style-name="ce2" office:value-type="float" office:value="3508.2">
            <text:p>3508.2</text:p>
          </table:table-cell>
          <table:table-cell table:style-name="ce2" office:value-type="float" office:value="83.27563">
            <text:p>83.28</text:p>
          </table:table-cell>
          <table:table-cell table:style-name="ce2" office:value-type="float" office:value="14.187429">
            <text:p>14.19</text:p>
          </table:table-cell>
          <table:table-cell table:style-name="ce2" office:value-type="float" office:value="264.4">
            <text:p>264.4</text:p>
          </table:table-cell>
          <table:table-cell table:style-name="ce2" office:value-type="float" office:value="6818700">
            <text:p>68187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517.76">
            <text:p>2517.76</text:p>
          </table:table-cell>
          <table:table-cell table:style-name="ce2" office:value-type="float" office:value="76.78413">
            <text:p>76.78</text:p>
          </table:table-cell>
          <table:table-cell table:style-name="ce2" office:value-type="float" office:value="252.1445">
            <text:p>252.14</text:p>
          </table:table-cell>
          <table:table-cell table:style-name="ce2" office:value-type="float" office:value="3534.6">
            <text:p>3534.6</text:p>
          </table:table-cell>
          <table:table-cell table:style-name="ce2" office:value-type="float" office:value="83.34169">
            <text:p>83.34</text:p>
          </table:table-cell>
          <table:table-cell table:style-name="ce2" office:value-type="float" office:value="14.307123">
            <text:p>14.31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7129700">
            <text:p>71297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556.058">
            <text:p>2556.06</text:p>
          </table:table-cell>
          <table:table-cell table:style-name="ce2" office:value-type="float" office:value="77.08611">
            <text:p>77.09</text:p>
          </table:table-cell>
          <table:table-cell table:style-name="ce2" office:value-type="float" office:value="255.0469">
            <text:p>255.05</text:p>
          </table:table-cell>
          <table:table-cell table:style-name="ce2" office:value-type="float" office:value="3600.8">
            <text:p>3600.8</text:p>
          </table:table-cell>
          <table:table-cell table:style-name="ce2" office:value-type="float" office:value="83.76082">
            <text:p>83.76</text:p>
          </table:table-cell>
          <table:table-cell table:style-name="ce2" office:value-type="float" office:value="11.999659">
            <text:p>12</text:p>
          </table:table-cell>
          <table:table-cell table:style-name="ce2" office:value-type="float" office:value="273.3">
            <text:p>273.3</text:p>
          </table:table-cell>
          <table:table-cell table:style-name="ce2" office:value-type="float" office:value="7434900">
            <text:p>74349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564.4006">
            <text:p>2564.4</text:p>
          </table:table-cell>
          <table:table-cell table:style-name="ce2" office:value-type="float" office:value="77.23509">
            <text:p>77.24</text:p>
          </table:table-cell>
          <table:table-cell table:style-name="ce2" office:value-type="float" office:value="265.36328">
            <text:p>265.36</text:p>
          </table:table-cell>
          <table:table-cell table:style-name="ce2" office:value-type="float" office:value="3613.6">
            <text:p>3613.6</text:p>
          </table:table-cell>
          <table:table-cell table:style-name="ce2" office:value-type="float" office:value="83.232346">
            <text:p>83.23</text:p>
          </table:table-cell>
          <table:table-cell table:style-name="ce2" office:value-type="float" office:value="12.31732">
            <text:p>12.32</text:p>
          </table:table-cell>
          <table:table-cell table:style-name="ce2" office:value-type="float" office:value="258.3">
            <text:p>258.3</text:p>
          </table:table-cell>
          <table:table-cell table:style-name="ce2" office:value-type="float" office:value="7751200">
            <text:p>77512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635.8843">
            <text:p>2635.88</text:p>
          </table:table-cell>
          <table:table-cell table:style-name="ce2" office:value-type="float" office:value="77.82216">
            <text:p>77.82</text:p>
          </table:table-cell>
          <table:table-cell table:style-name="ce2" office:value-type="float" office:value="275.183">
            <text:p>275.18</text:p>
          </table:table-cell>
          <table:table-cell table:style-name="ce2" office:value-type="float" office:value="3621.6">
            <text:p>3621.6</text:p>
          </table:table-cell>
          <table:table-cell table:style-name="ce2" office:value-type="float" office:value="83.23167">
            <text:p>83.23</text:p>
          </table:table-cell>
          <table:table-cell table:style-name="ce2" office:value-type="float" office:value="12.361524">
            <text:p>12.36</text:p>
          </table:table-cell>
          <table:table-cell table:style-name="ce2" office:value-type="float" office:value="268.6">
            <text:p>268.6</text:p>
          </table:table-cell>
          <table:table-cell table:style-name="ce2" office:value-type="float" office:value="8079900">
            <text:p>80799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654.3613">
            <text:p>2654.36</text:p>
          </table:table-cell>
          <table:table-cell table:style-name="ce2" office:value-type="float" office:value="78.14005">
            <text:p>78.14</text:p>
          </table:table-cell>
          <table:table-cell table:style-name="ce2" office:value-type="float" office:value="282.59732">
            <text:p>282.6</text:p>
          </table:table-cell>
          <table:table-cell table:style-name="ce2" office:value-type="float" office:value="3631.2">
            <text:p>3631.2</text:p>
          </table:table-cell>
          <table:table-cell table:style-name="ce2" office:value-type="float" office:value="83.53725">
            <text:p>83.54</text:p>
          </table:table-cell>
          <table:table-cell table:style-name="ce2" office:value-type="float" office:value="11.73267">
            <text:p>11.73</text:p>
          </table:table-cell>
          <table:table-cell table:style-name="ce2" office:value-type="float" office:value="293.6">
            <text:p>293.6</text:p>
          </table:table-cell>
          <table:table-cell table:style-name="ce2" office:value-type="float" office:value="8411800">
            <text:p>84118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697.6938">
            <text:p>2697.69</text:p>
          </table:table-cell>
          <table:table-cell table:style-name="ce2" office:value-type="float" office:value="78.33004">
            <text:p>78.33</text:p>
          </table:table-cell>
          <table:table-cell table:style-name="ce2" office:value-type="float" office:value="288.12338">
            <text:p>288.12</text:p>
          </table:table-cell>
          <table:table-cell table:style-name="ce2" office:value-type="float" office:value="3640">
            <text:p>3640</text:p>
          </table:table-cell>
          <table:table-cell table:style-name="ce2" office:value-type="float" office:value="83.768">
            <text:p>83.77</text:p>
          </table:table-cell>
          <table:table-cell table:style-name="ce2" office:value-type="float" office:value="12.456766">
            <text:p>12.46</text:p>
          </table:table-cell>
          <table:table-cell table:style-name="ce2" office:value-type="float" office:value="319.3">
            <text:p>319.3</text:p>
          </table:table-cell>
          <table:table-cell table:style-name="ce2" office:value-type="float" office:value="8747600">
            <text:p>87476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747.1917">
            <text:p>2747.19</text:p>
          </table:table-cell>
          <table:table-cell table:style-name="ce2" office:value-type="float" office:value="78.526184">
            <text:p>78.53</text:p>
          </table:table-cell>
          <table:table-cell table:style-name="ce2" office:value-type="float" office:value="290.6665">
            <text:p>290.67</text:p>
          </table:table-cell>
          <table:table-cell table:style-name="ce2" office:value-type="float" office:value="3651.2">
            <text:p>3651.2</text:p>
          </table:table-cell>
          <table:table-cell table:style-name="ce2" office:value-type="float" office:value="83.61913">
            <text:p>83.62</text:p>
          </table:table-cell>
          <table:table-cell table:style-name="ce2" office:value-type="float" office:value="12.18386">
            <text:p>12.18</text:p>
          </table:table-cell>
          <table:table-cell table:style-name="ce2" office:value-type="float" office:value="296.3">
            <text:p>296.3</text:p>
          </table:table-cell>
          <table:table-cell table:style-name="ce2" office:value-type="float" office:value="9084000">
            <text:p>90840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2</text:p>
          </table:table-cell>
          <table:table-cell table:style-name="ce2" table:number-columns-repeated="8"/>
          <table:table-cell office:value-type="string">
            <text:p>T=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2</text:p>
          </table:table-cell>
          <table:table-cell table:style-name="ce1" office:value-type="string">
            <text:p>Mean Solved Score 2</text:p>
          </table:table-cell>
          <table:table-cell table:style-name="ce1" office:value-type="string">
            <text:p>Mean Entropy 2</text:p>
          </table:table-cell>
          <table:table-cell table:style-name="ce1" office:value-type="string">
            <text:p>Mean Size 2</text:p>
          </table:table-cell>
          <table:table-cell table:style-name="ce1" office:value-type="string">
            <text:p>Solved Score 2</text:p>
          </table:table-cell>
          <table:table-cell table:style-name="ce1" office:value-type="string">
            <text:p>Entropy 2</text:p>
          </table:table-cell>
          <table:table-cell table:style-name="ce1" office:value-type="string">
            <text:p>Steps 2</text:p>
          </table:table-cell>
          <table:table-cell table:style-name="ce1" office:value-type="string">
            <text:p>Size 2</text:p>
          </table:table-cell>
          <table:table-cell table:style-name="ce1" office:value-type="string">
            <text:p>TiempoTotal 2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8.205">
            <text:p>8.21</text:p>
          </table:table-cell>
          <table:table-cell table:style-name="ce2" office:value-type="float" office:value="42.05956">
            <text:p>42.06</text:p>
          </table:table-cell>
          <table:table-cell table:style-name="ce2" office:value-type="float" office:value="105.764">
            <text:p>105.76</text:p>
          </table:table-cell>
          <table:table-cell table:style-name="ce2" office:value-type="float" office:value="198.6">
            <text:p>198.6</text:p>
          </table:table-cell>
          <table:table-cell table:style-name="ce2" office:value-type="float" office:value="53.25467">
            <text:p>53.25</text:p>
          </table:table-cell>
          <table:table-cell table:style-name="ce2" office:value-type="float" office:value="6.777005">
            <text:p>6.78</text:p>
          </table:table-cell>
          <table:table-cell table:style-name="ce2" office:value-type="float" office:value="34.7">
            <text:p>34.7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6.7426">
            <text:p>26.74</text:p>
          </table:table-cell>
          <table:table-cell table:style-name="ce2" office:value-type="float" office:value="47.23902">
            <text:p>47.24</text:p>
          </table:table-cell>
          <table:table-cell table:style-name="ce2" office:value-type="float" office:value="31.8005">
            <text:p>31.8</text:p>
          </table:table-cell>
          <table:table-cell table:style-name="ce2" office:value-type="float" office:value="405.8">
            <text:p>405.8</text:p>
          </table:table-cell>
          <table:table-cell table:style-name="ce2" office:value-type="float" office:value="52.8639">
            <text:p>52.86</text:p>
          </table:table-cell>
          <table:table-cell table:style-name="ce2" office:value-type="float" office:value="3.942117">
            <text:p>3.94</text:p>
          </table:table-cell>
          <table:table-cell table:style-name="ce2" office:value-type="float" office:value="42.7">
            <text:p>42.7</text:p>
          </table:table-cell>
          <table:table-cell table:style-name="ce2" office:value-type="float" office:value="42700">
            <text:p>427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2.523796">
            <text:p>42.52</text:p>
          </table:table-cell>
          <table:table-cell table:style-name="ce2" office:value-type="float" office:value="50.043514">
            <text:p>50.04</text:p>
          </table:table-cell>
          <table:table-cell table:style-name="ce2" office:value-type="float" office:value="23.5696">
            <text:p>23.57</text:p>
          </table:table-cell>
          <table:table-cell table:style-name="ce2" office:value-type="float" office:value="421.8">
            <text:p>421.8</text:p>
          </table:table-cell>
          <table:table-cell table:style-name="ce2" office:value-type="float" office:value="56.10433">
            <text:p>56.1</text:p>
          </table:table-cell>
          <table:table-cell table:style-name="ce2" office:value-type="float" office:value="6.142607">
            <text:p>6.14</text:p>
          </table:table-cell>
          <table:table-cell table:style-name="ce2" office:value-type="float" office:value="41.2">
            <text:p>41.2</text:p>
          </table:table-cell>
          <table:table-cell table:style-name="ce2" office:value-type="float" office:value="77900">
            <text:p>779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50.2964">
            <text:p>50.3</text:p>
          </table:table-cell>
          <table:table-cell table:style-name="ce2" office:value-type="float" office:value="49.09967">
            <text:p>49.1</text:p>
          </table:table-cell>
          <table:table-cell table:style-name="ce2" office:value-type="float" office:value="26.062302">
            <text:p>26.06</text:p>
          </table:table-cell>
          <table:table-cell table:style-name="ce2" office:value-type="float" office:value="505.6">
            <text:p>505.6</text:p>
          </table:table-cell>
          <table:table-cell table:style-name="ce2" office:value-type="float" office:value="55.819702">
            <text:p>55.82</text:p>
          </table:table-cell>
          <table:table-cell table:style-name="ce2" office:value-type="float" office:value="7.080819">
            <text:p>7.0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26400">
            <text:p>1264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68.03841">
            <text:p>68.04</text:p>
          </table:table-cell>
          <table:table-cell table:style-name="ce2" office:value-type="float" office:value="49.357002">
            <text:p>49.36</text:p>
          </table:table-cell>
          <table:table-cell table:style-name="ce2" office:value-type="float" office:value="31.665302">
            <text:p>31.67</text:p>
          </table:table-cell>
          <table:table-cell table:style-name="ce2" office:value-type="float" office:value="586.2">
            <text:p>586.2</text:p>
          </table:table-cell>
          <table:table-cell table:style-name="ce2" office:value-type="float" office:value="60.945446">
            <text:p>60.95</text:p>
          </table:table-cell>
          <table:table-cell table:style-name="ce2" office:value-type="float" office:value="9.549715">
            <text:p>9.55</text:p>
          </table:table-cell>
          <table:table-cell table:style-name="ce2" office:value-type="float" office:value="40.4">
            <text:p>40.4</text:p>
          </table:table-cell>
          <table:table-cell table:style-name="ce2" office:value-type="float" office:value="202000">
            <text:p>2020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99.67641">
            <text:p>99.68</text:p>
          </table:table-cell>
          <table:table-cell table:style-name="ce2" office:value-type="float" office:value="49.996513">
            <text:p>50</text:p>
          </table:table-cell>
          <table:table-cell table:style-name="ce2" office:value-type="float" office:value="38.9393">
            <text:p>38.94</text:p>
          </table:table-cell>
          <table:table-cell table:style-name="ce2" office:value-type="float" office:value="624">
            <text:p>624</text:p>
          </table:table-cell>
          <table:table-cell table:style-name="ce2" office:value-type="float" office:value="60.410023">
            <text:p>60.41</text:p>
          </table:table-cell>
          <table:table-cell table:style-name="ce2" office:value-type="float" office:value="8.4113035">
            <text:p>8.41</text:p>
          </table:table-cell>
          <table:table-cell table:style-name="ce2" office:value-type="float" office:value="44.8">
            <text:p>44.8</text:p>
          </table:table-cell>
          <table:table-cell table:style-name="ce2" office:value-type="float" office:value="309900">
            <text:p>3099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51.6902">
            <text:p>151.69</text:p>
          </table:table-cell>
          <table:table-cell table:style-name="ce2" office:value-type="float" office:value="50.736805">
            <text:p>50.74</text:p>
          </table:table-cell>
          <table:table-cell table:style-name="ce2" office:value-type="float" office:value="43.7019">
            <text:p>43.7</text:p>
          </table:table-cell>
          <table:table-cell table:style-name="ce2" office:value-type="float" office:value="646.4">
            <text:p>646.4</text:p>
          </table:table-cell>
          <table:table-cell table:style-name="ce2" office:value-type="float" office:value="63.56356">
            <text:p>63.56</text:p>
          </table:table-cell>
          <table:table-cell table:style-name="ce2" office:value-type="float" office:value="7.3619127">
            <text:p>7.36</text:p>
          </table:table-cell>
          <table:table-cell table:style-name="ce2" office:value-type="float" office:value="49.7">
            <text:p>49.7</text:p>
          </table:table-cell>
          <table:table-cell table:style-name="ce2" office:value-type="float" office:value="429700">
            <text:p>4297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210.18741">
            <text:p>210.19</text:p>
          </table:table-cell>
          <table:table-cell table:style-name="ce2" office:value-type="float" office:value="51.07537">
            <text:p>51.08</text:p>
          </table:table-cell>
          <table:table-cell table:style-name="ce2" office:value-type="float" office:value="45.404396">
            <text:p>45.4</text:p>
          </table:table-cell>
          <table:table-cell table:style-name="ce2" office:value-type="float" office:value="869.2">
            <text:p>869.2</text:p>
          </table:table-cell>
          <table:table-cell table:style-name="ce2" office:value-type="float" office:value="61.13838">
            <text:p>61.14</text:p>
          </table:table-cell>
          <table:table-cell table:style-name="ce2" office:value-type="float" office:value="6.9761076">
            <text:p>6.98</text:p>
          </table:table-cell>
          <table:table-cell table:style-name="ce2" office:value-type="float" office:value="51.7">
            <text:p>51.7</text:p>
          </table:table-cell>
          <table:table-cell table:style-name="ce2" office:value-type="float" office:value="543800">
            <text:p>5438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270.5994">
            <text:p>270.6</text:p>
          </table:table-cell>
          <table:table-cell table:style-name="ce2" office:value-type="float" office:value="51.926502">
            <text:p>51.93</text:p>
          </table:table-cell>
          <table:table-cell table:style-name="ce2" office:value-type="float" office:value="49.6082">
            <text:p>49.61</text:p>
          </table:table-cell>
          <table:table-cell table:style-name="ce2" office:value-type="float" office:value="976.8">
            <text:p>976.8</text:p>
          </table:table-cell>
          <table:table-cell table:style-name="ce2" office:value-type="float" office:value="67.66264">
            <text:p>67.66</text:p>
          </table:table-cell>
          <table:table-cell table:style-name="ce2" office:value-type="float" office:value="6.9738626">
            <text:p>6.9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66000">
            <text:p>6660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317.8182">
            <text:p>317.82</text:p>
          </table:table-cell>
          <table:table-cell table:style-name="ce2" office:value-type="float" office:value="53.385323">
            <text:p>53.39</text:p>
          </table:table-cell>
          <table:table-cell table:style-name="ce2" office:value-type="float" office:value="55.1986">
            <text:p>55.2</text:p>
          </table:table-cell>
          <table:table-cell table:style-name="ce2" office:value-type="float" office:value="1072.4">
            <text:p>1072.4</text:p>
          </table:table-cell>
          <table:table-cell table:style-name="ce2" office:value-type="float" office:value="66.25934">
            <text:p>66.26</text:p>
          </table:table-cell>
          <table:table-cell table:style-name="ce2" office:value-type="float" office:value="7.901578">
            <text:p>7.9</text:p>
          </table:table-cell>
          <table:table-cell table:style-name="ce2" office:value-type="float" office:value="64.9">
            <text:p>64.9</text:p>
          </table:table-cell>
          <table:table-cell table:style-name="ce2" office:value-type="float" office:value="796900">
            <text:p>7969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68.4112">
            <text:p>368.41</text:p>
          </table:table-cell>
          <table:table-cell table:style-name="ce2" office:value-type="float" office:value="55.213936">
            <text:p>55.21</text:p>
          </table:table-cell>
          <table:table-cell table:style-name="ce2" office:value-type="float" office:value="59.253304">
            <text:p>59.25</text:p>
          </table:table-cell>
          <table:table-cell table:style-name="ce2" office:value-type="float" office:value="1262.6">
            <text:p>1262.6</text:p>
          </table:table-cell>
          <table:table-cell table:style-name="ce2" office:value-type="float" office:value="62.522095">
            <text:p>62.52</text:p>
          </table:table-cell>
          <table:table-cell table:style-name="ce2" office:value-type="float" office:value="6.576453">
            <text:p>6.58</text:p>
          </table:table-cell>
          <table:table-cell table:style-name="ce2" office:value-type="float" office:value="81.9">
            <text:p>81.9</text:p>
          </table:table-cell>
          <table:table-cell table:style-name="ce2" office:value-type="float" office:value="931200">
            <text:p>9312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405.7262">
            <text:p>405.73</text:p>
          </table:table-cell>
          <table:table-cell table:style-name="ce2" office:value-type="float" office:value="56.796345">
            <text:p>56.8</text:p>
          </table:table-cell>
          <table:table-cell table:style-name="ce2" office:value-type="float" office:value="63.040504">
            <text:p>63.04</text:p>
          </table:table-cell>
          <table:table-cell table:style-name="ce2" office:value-type="float" office:value="1383.6">
            <text:p>1383.6</text:p>
          </table:table-cell>
          <table:table-cell table:style-name="ce2" office:value-type="float" office:value="59.44454">
            <text:p>59.44</text:p>
          </table:table-cell>
          <table:table-cell table:style-name="ce2" office:value-type="float" office:value="5.679168">
            <text:p>5.68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60700">
            <text:p>10607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465.50262">
            <text:p>465.5</text:p>
          </table:table-cell>
          <table:table-cell table:style-name="ce2" office:value-type="float" office:value="57.389057">
            <text:p>57.39</text:p>
          </table:table-cell>
          <table:table-cell table:style-name="ce2" office:value-type="float" office:value="68.465805">
            <text:p>68.47</text:p>
          </table:table-cell>
          <table:table-cell table:style-name="ce2" office:value-type="float" office:value="1437.8">
            <text:p>1437.8</text:p>
          </table:table-cell>
          <table:table-cell table:style-name="ce2" office:value-type="float" office:value="65.143845">
            <text:p>65.14</text:p>
          </table:table-cell>
          <table:table-cell table:style-name="ce2" office:value-type="float" office:value="7.0265555">
            <text:p>7.03</text:p>
          </table:table-cell>
          <table:table-cell table:style-name="ce2" office:value-type="float" office:value="68.7">
            <text:p>68.7</text:p>
          </table:table-cell>
          <table:table-cell table:style-name="ce2" office:value-type="float" office:value="1188200">
            <text:p>11882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522.96594">
            <text:p>522.97</text:p>
          </table:table-cell>
          <table:table-cell table:style-name="ce2" office:value-type="float" office:value="57.609394">
            <text:p>57.61</text:p>
          </table:table-cell>
          <table:table-cell table:style-name="ce2" office:value-type="float" office:value="73.92489">
            <text:p>73.92</text:p>
          </table:table-cell>
          <table:table-cell table:style-name="ce2" office:value-type="float" office:value="1705">
            <text:p>1705</text:p>
          </table:table-cell>
          <table:table-cell table:style-name="ce2" office:value-type="float" office:value="65.6443">
            <text:p>65.64</text:p>
          </table:table-cell>
          <table:table-cell table:style-name="ce2" office:value-type="float" office:value="6.8503075">
            <text:p>6.85</text:p>
          </table:table-cell>
          <table:table-cell table:style-name="ce2" office:value-type="float" office:value="67.5">
            <text:p>67.5</text:p>
          </table:table-cell>
          <table:table-cell table:style-name="ce2" office:value-type="float" office:value="1308100">
            <text:p>13081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06.6294">
            <text:p>606.63</text:p>
          </table:table-cell>
          <table:table-cell table:style-name="ce2" office:value-type="float" office:value="57.890587">
            <text:p>57.89</text:p>
          </table:table-cell>
          <table:table-cell table:style-name="ce2" office:value-type="float" office:value="80.57179">
            <text:p>80.57</text:p>
          </table:table-cell>
          <table:table-cell table:style-name="ce2" office:value-type="float" office:value="1818.6">
            <text:p>1818.6</text:p>
          </table:table-cell>
          <table:table-cell table:style-name="ce2" office:value-type="float" office:value="69.0558">
            <text:p>69.06</text:p>
          </table:table-cell>
          <table:table-cell table:style-name="ce2" office:value-type="float" office:value="7.9506493">
            <text:p>7.95</text:p>
          </table:table-cell>
          <table:table-cell table:style-name="ce2" office:value-type="float" office:value="76.8">
            <text:p>76.8</text:p>
          </table:table-cell>
          <table:table-cell table:style-name="ce2" office:value-type="float" office:value="1423100">
            <text:p>14231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1.1974">
            <text:p>701.2</text:p>
          </table:table-cell>
          <table:table-cell table:style-name="ce2" office:value-type="float" office:value="58.562782">
            <text:p>58.56</text:p>
          </table:table-cell>
          <table:table-cell table:style-name="ce2" office:value-type="float" office:value="87.1957">
            <text:p>87.2</text:p>
          </table:table-cell>
          <table:table-cell table:style-name="ce2" office:value-type="float" office:value="1832.4">
            <text:p>1832.4</text:p>
          </table:table-cell>
          <table:table-cell table:style-name="ce2" office:value-type="float" office:value="69.66116">
            <text:p>69.66</text:p>
          </table:table-cell>
          <table:table-cell table:style-name="ce2" office:value-type="float" office:value="7.8622847">
            <text:p>7.86</text:p>
          </table:table-cell>
          <table:table-cell table:style-name="ce2" office:value-type="float" office:value="90.4">
            <text:p>90.4</text:p>
          </table:table-cell>
          <table:table-cell table:style-name="ce2" office:value-type="float" office:value="1539000">
            <text:p>15390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90.32776">
            <text:p>790.33</text:p>
          </table:table-cell>
          <table:table-cell table:style-name="ce2" office:value-type="float" office:value="59.065697">
            <text:p>59.07</text:p>
          </table:table-cell>
          <table:table-cell table:style-name="ce2" office:value-type="float" office:value="94.3175">
            <text:p>94.32</text:p>
          </table:table-cell>
          <table:table-cell table:style-name="ce2" office:value-type="float" office:value="1954.4">
            <text:p>1954.4</text:p>
          </table:table-cell>
          <table:table-cell table:style-name="ce2" office:value-type="float" office:value="70.6181">
            <text:p>70.62</text:p>
          </table:table-cell>
          <table:table-cell table:style-name="ce2" office:value-type="float" office:value="8.392624">
            <text:p>8.39</text:p>
          </table:table-cell>
          <table:table-cell table:style-name="ce2" office:value-type="float" office:value="94.8">
            <text:p>94.8</text:p>
          </table:table-cell>
          <table:table-cell table:style-name="ce2" office:value-type="float" office:value="1653200">
            <text:p>16532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888.2972">
            <text:p>888.3</text:p>
          </table:table-cell>
          <table:table-cell table:style-name="ce2" office:value-type="float" office:value="59.922565">
            <text:p>59.92</text:p>
          </table:table-cell>
          <table:table-cell table:style-name="ce2" office:value-type="float" office:value="100.4839">
            <text:p>100.48</text:p>
          </table:table-cell>
          <table:table-cell table:style-name="ce2" office:value-type="float" office:value="2217">
            <text:p>2217</text:p>
          </table:table-cell>
          <table:table-cell table:style-name="ce2" office:value-type="float" office:value="74.30296">
            <text:p>74.3</text:p>
          </table:table-cell>
          <table:table-cell table:style-name="ce2" office:value-type="float" office:value="7.6034026">
            <text:p>7.6</text:p>
          </table:table-cell>
          <table:table-cell table:style-name="ce2" office:value-type="float" office:value="98.8">
            <text:p>98.8</text:p>
          </table:table-cell>
          <table:table-cell table:style-name="ce2" office:value-type="float" office:value="1766900">
            <text:p>17669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968.23456">
            <text:p>968.23</text:p>
          </table:table-cell>
          <table:table-cell table:style-name="ce2" office:value-type="float" office:value="60.56788">
            <text:p>60.57</text:p>
          </table:table-cell>
          <table:table-cell table:style-name="ce2" office:value-type="float" office:value="105.02061">
            <text:p>105.02</text:p>
          </table:table-cell>
          <table:table-cell table:style-name="ce2" office:value-type="float" office:value="2330.6">
            <text:p>2330.6</text:p>
          </table:table-cell>
          <table:table-cell table:style-name="ce2" office:value-type="float" office:value="74.121635">
            <text:p>74.12</text:p>
          </table:table-cell>
          <table:table-cell table:style-name="ce2" office:value-type="float" office:value="7.550803">
            <text:p>7.55</text:p>
          </table:table-cell>
          <table:table-cell table:style-name="ce2" office:value-type="float" office:value="105.9">
            <text:p>105.9</text:p>
          </table:table-cell>
          <table:table-cell table:style-name="ce2" office:value-type="float" office:value="1881400">
            <text:p>18814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1068.9899">
            <text:p>1068.99</text:p>
          </table:table-cell>
          <table:table-cell table:style-name="ce2" office:value-type="float" office:value="61.217175">
            <text:p>61.22</text:p>
          </table:table-cell>
          <table:table-cell table:style-name="ce2" office:value-type="float" office:value="107.200096">
            <text:p>107.2</text:p>
          </table:table-cell>
          <table:table-cell table:style-name="ce2" office:value-type="float" office:value="2461.4">
            <text:p>2461.4</text:p>
          </table:table-cell>
          <table:table-cell table:style-name="ce2" office:value-type="float" office:value="74.19556">
            <text:p>74.2</text:p>
          </table:table-cell>
          <table:table-cell table:style-name="ce2" office:value-type="float" office:value="7.584222">
            <text:p>7.58</text:p>
          </table:table-cell>
          <table:table-cell table:style-name="ce2" office:value-type="float" office:value="101.2">
            <text:p>101.2</text:p>
          </table:table-cell>
          <table:table-cell table:style-name="ce2" office:value-type="float" office:value="2000200">
            <text:p>20002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1157.0481">
            <text:p>1157.05</text:p>
          </table:table-cell>
          <table:table-cell table:style-name="ce2" office:value-type="float" office:value="61.899437">
            <text:p>61.9</text:p>
          </table:table-cell>
          <table:table-cell table:style-name="ce2" office:value-type="float" office:value="108.3893">
            <text:p>108.39</text:p>
          </table:table-cell>
          <table:table-cell table:style-name="ce2" office:value-type="float" office:value="2650.2">
            <text:p>2650.2</text:p>
          </table:table-cell>
          <table:table-cell table:style-name="ce2" office:value-type="float" office:value="73.69704">
            <text:p>73.7</text:p>
          </table:table-cell>
          <table:table-cell table:style-name="ce2" office:value-type="float" office:value="7.595748">
            <text:p>7.6</text:p>
          </table:table-cell>
          <table:table-cell table:style-name="ce2" office:value-type="float" office:value="107.3">
            <text:p>107.3</text:p>
          </table:table-cell>
          <table:table-cell table:style-name="ce2" office:value-type="float" office:value="2122200">
            <text:p>21222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251.9727">
            <text:p>1251.97</text:p>
          </table:table-cell>
          <table:table-cell table:style-name="ce2" office:value-type="float" office:value="63.140114">
            <text:p>63.14</text:p>
          </table:table-cell>
          <table:table-cell table:style-name="ce2" office:value-type="float" office:value="112.409706">
            <text:p>112.41</text:p>
          </table:table-cell>
          <table:table-cell table:style-name="ce2" office:value-type="float" office:value="2660.2">
            <text:p>2660.2</text:p>
          </table:table-cell>
          <table:table-cell table:style-name="ce2" office:value-type="float" office:value="74.22995">
            <text:p>74.23</text:p>
          </table:table-cell>
          <table:table-cell table:style-name="ce2" office:value-type="float" office:value="7.6175127">
            <text:p>7.62</text:p>
          </table:table-cell>
          <table:table-cell table:style-name="ce2" office:value-type="float" office:value="100.2">
            <text:p>100.2</text:p>
          </table:table-cell>
          <table:table-cell table:style-name="ce2" office:value-type="float" office:value="2242700">
            <text:p>22427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1341.7574">
            <text:p>1341.76</text:p>
          </table:table-cell>
          <table:table-cell table:style-name="ce2" office:value-type="float" office:value="64.54953">
            <text:p>64.55</text:p>
          </table:table-cell>
          <table:table-cell table:style-name="ce2" office:value-type="float" office:value="118.36851">
            <text:p>118.37</text:p>
          </table:table-cell>
          <table:table-cell table:style-name="ce2" office:value-type="float" office:value="2723">
            <text:p>2723</text:p>
          </table:table-cell>
          <table:table-cell table:style-name="ce2" office:value-type="float" office:value="74.40854">
            <text:p>74.41</text:p>
          </table:table-cell>
          <table:table-cell table:style-name="ce2" office:value-type="float" office:value="7.820655">
            <text:p>7.82</text:p>
          </table:table-cell>
          <table:table-cell table:style-name="ce2" office:value-type="float" office:value="108.8">
            <text:p>108.8</text:p>
          </table:table-cell>
          <table:table-cell table:style-name="ce2" office:value-type="float" office:value="2362800">
            <text:p>23628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446.2717">
            <text:p>1446.27</text:p>
          </table:table-cell>
          <table:table-cell table:style-name="ce2" office:value-type="float" office:value="65.69703">
            <text:p>65.7</text:p>
          </table:table-cell>
          <table:table-cell table:style-name="ce2" office:value-type="float" office:value="122.86111">
            <text:p>122.86</text:p>
          </table:table-cell>
          <table:table-cell table:style-name="ce2" office:value-type="float" office:value="2848.8">
            <text:p>2848.8</text:p>
          </table:table-cell>
          <table:table-cell table:style-name="ce2" office:value-type="float" office:value="74.09727">
            <text:p>74.1</text:p>
          </table:table-cell>
          <table:table-cell table:style-name="ce2" office:value-type="float" office:value="7.644044">
            <text:p>7.64</text:p>
          </table:table-cell>
          <table:table-cell table:style-name="ce2" office:value-type="float" office:value="119.3">
            <text:p>119.3</text:p>
          </table:table-cell>
          <table:table-cell table:style-name="ce2" office:value-type="float" office:value="2484400">
            <text:p>24844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556.0269">
            <text:p>1556.03</text:p>
          </table:table-cell>
          <table:table-cell table:style-name="ce2" office:value-type="float" office:value="66.55858">
            <text:p>66.56</text:p>
          </table:table-cell>
          <table:table-cell table:style-name="ce2" office:value-type="float" office:value="124.79759">
            <text:p>124.8</text:p>
          </table:table-cell>
          <table:table-cell table:style-name="ce2" office:value-type="float" office:value="2889.2">
            <text:p>2889.2</text:p>
          </table:table-cell>
          <table:table-cell table:style-name="ce2" office:value-type="float" office:value="74.96571">
            <text:p>74.97</text:p>
          </table:table-cell>
          <table:table-cell table:style-name="ce2" office:value-type="float" office:value="7.6702027">
            <text:p>7.67</text:p>
          </table:table-cell>
          <table:table-cell table:style-name="ce2" office:value-type="float" office:value="131.5">
            <text:p>131.5</text:p>
          </table:table-cell>
          <table:table-cell table:style-name="ce2" office:value-type="float" office:value="2604000">
            <text:p>26040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628.1053">
            <text:p>1628.11</text:p>
          </table:table-cell>
          <table:table-cell table:style-name="ce2" office:value-type="float" office:value="67.02549">
            <text:p>67.03</text:p>
          </table:table-cell>
          <table:table-cell table:style-name="ce2" office:value-type="float" office:value="125.5871">
            <text:p>125.59</text:p>
          </table:table-cell>
          <table:table-cell table:style-name="ce2" office:value-type="float" office:value="2899.2">
            <text:p>2899.2</text:p>
          </table:table-cell>
          <table:table-cell table:style-name="ce2" office:value-type="float" office:value="75.21822">
            <text:p>75.22</text:p>
          </table:table-cell>
          <table:table-cell table:style-name="ce2" office:value-type="float" office:value="7.6461573">
            <text:p>7.65</text:p>
          </table:table-cell>
          <table:table-cell table:style-name="ce2" office:value-type="float" office:value="134.1">
            <text:p>134.1</text:p>
          </table:table-cell>
          <table:table-cell table:style-name="ce2" office:value-type="float" office:value="2725100">
            <text:p>27251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719.1113">
            <text:p>1719.11</text:p>
          </table:table-cell>
          <table:table-cell table:style-name="ce2" office:value-type="float" office:value="67.48827">
            <text:p>67.49</text:p>
          </table:table-cell>
          <table:table-cell table:style-name="ce2" office:value-type="float" office:value="129.30179">
            <text:p>129.3</text:p>
          </table:table-cell>
          <table:table-cell table:style-name="ce2" office:value-type="float" office:value="3009.6">
            <text:p>3009.6</text:p>
          </table:table-cell>
          <table:table-cell table:style-name="ce2" office:value-type="float" office:value="75.371185">
            <text:p>75.37</text:p>
          </table:table-cell>
          <table:table-cell table:style-name="ce2" office:value-type="float" office:value="7.7205176">
            <text:p>7.72</text:p>
          </table:table-cell>
          <table:table-cell table:style-name="ce2" office:value-type="float" office:value="145.4">
            <text:p>145.4</text:p>
          </table:table-cell>
          <table:table-cell table:style-name="ce2" office:value-type="float" office:value="2849400">
            <text:p>28494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810.448">
            <text:p>1810.45</text:p>
          </table:table-cell>
          <table:table-cell table:style-name="ce2" office:value-type="float" office:value="67.95366">
            <text:p>67.95</text:p>
          </table:table-cell>
          <table:table-cell table:style-name="ce2" office:value-type="float" office:value="138.54759">
            <text:p>138.55</text:p>
          </table:table-cell>
          <table:table-cell table:style-name="ce2" office:value-type="float" office:value="3037.8">
            <text:p>3037.8</text:p>
          </table:table-cell>
          <table:table-cell table:style-name="ce2" office:value-type="float" office:value="75.041695">
            <text:p>75.04</text:p>
          </table:table-cell>
          <table:table-cell table:style-name="ce2" office:value-type="float" office:value="7.51998">
            <text:p>7.52</text:p>
          </table:table-cell>
          <table:table-cell table:style-name="ce2" office:value-type="float" office:value="158.9">
            <text:p>158.9</text:p>
          </table:table-cell>
          <table:table-cell table:style-name="ce2" office:value-type="float" office:value="2976100">
            <text:p>29761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877.016">
            <text:p>1877.02</text:p>
          </table:table-cell>
          <table:table-cell table:style-name="ce2" office:value-type="float" office:value="68.306">
            <text:p>68.31</text:p>
          </table:table-cell>
          <table:table-cell table:style-name="ce2" office:value-type="float" office:value="146.99582">
            <text:p>147</text:p>
          </table:table-cell>
          <table:table-cell table:style-name="ce2" office:value-type="float" office:value="3060.2">
            <text:p>3060.2</text:p>
          </table:table-cell>
          <table:table-cell table:style-name="ce2" office:value-type="float" office:value="74.38998">
            <text:p>74.39</text:p>
          </table:table-cell>
          <table:table-cell table:style-name="ce2" office:value-type="float" office:value="8.454414">
            <text:p>8.45</text:p>
          </table:table-cell>
          <table:table-cell table:style-name="ce2" office:value-type="float" office:value="176.3">
            <text:p>176.3</text:p>
          </table:table-cell>
          <table:table-cell table:style-name="ce2" office:value-type="float" office:value="3104900">
            <text:p>31049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967.3875">
            <text:p>1967.39</text:p>
          </table:table-cell>
          <table:table-cell table:style-name="ce2" office:value-type="float" office:value="69.21071">
            <text:p>69.21</text:p>
          </table:table-cell>
          <table:table-cell table:style-name="ce2" office:value-type="float" office:value="150.5261">
            <text:p>150.53</text:p>
          </table:table-cell>
          <table:table-cell table:style-name="ce2" office:value-type="float" office:value="3078">
            <text:p>3078</text:p>
          </table:table-cell>
          <table:table-cell table:style-name="ce2" office:value-type="float" office:value="74.51026">
            <text:p>74.51</text:p>
          </table:table-cell>
          <table:table-cell table:style-name="ce2" office:value-type="float" office:value="8.619471">
            <text:p>8.62</text:p>
          </table:table-cell>
          <table:table-cell table:style-name="ce2" office:value-type="float" office:value="188.8">
            <text:p>188.8</text:p>
          </table:table-cell>
          <table:table-cell table:style-name="ce2" office:value-type="float" office:value="3236300">
            <text:p>32363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2014.1575">
            <text:p>2014.16</text:p>
          </table:table-cell>
          <table:table-cell table:style-name="ce2" office:value-type="float" office:value="69.556076">
            <text:p>69.56</text:p>
          </table:table-cell>
          <table:table-cell table:style-name="ce2" office:value-type="float" office:value="158.4003">
            <text:p>158.4</text:p>
          </table:table-cell>
          <table:table-cell table:style-name="ce2" office:value-type="float" office:value="3134.4">
            <text:p>3134.4</text:p>
          </table:table-cell>
          <table:table-cell table:style-name="ce2" office:value-type="float" office:value="74.96208">
            <text:p>74.96</text:p>
          </table:table-cell>
          <table:table-cell table:style-name="ce2" office:value-type="float" office:value="7.792245">
            <text:p>7.79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3372900">
            <text:p>33729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2102.3843">
            <text:p>2102.38</text:p>
          </table:table-cell>
          <table:table-cell table:style-name="ce2" office:value-type="float" office:value="70.12156">
            <text:p>70.12</text:p>
          </table:table-cell>
          <table:table-cell table:style-name="ce2" office:value-type="float" office:value="169.66129">
            <text:p>169.66</text:p>
          </table:table-cell>
          <table:table-cell table:style-name="ce2" office:value-type="float" office:value="3139.6">
            <text:p>3139.6</text:p>
          </table:table-cell>
          <table:table-cell table:style-name="ce2" office:value-type="float" office:value="74.89978">
            <text:p>74.9</text:p>
          </table:table-cell>
          <table:table-cell table:style-name="ce2" office:value-type="float" office:value="7.7953887">
            <text:p>7.8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514400">
            <text:p>35144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2157.808">
            <text:p>2157.81</text:p>
          </table:table-cell>
          <table:table-cell table:style-name="ce2" office:value-type="float" office:value="70.13605">
            <text:p>70.14</text:p>
          </table:table-cell>
          <table:table-cell table:style-name="ce2" office:value-type="float" office:value="183.5732">
            <text:p>183.57</text:p>
          </table:table-cell>
          <table:table-cell table:style-name="ce2" office:value-type="float" office:value="3193.6">
            <text:p>3193.6</text:p>
          </table:table-cell>
          <table:table-cell table:style-name="ce2" office:value-type="float" office:value="74.906044">
            <text:p>74.91</text:p>
          </table:table-cell>
          <table:table-cell table:style-name="ce2" office:value-type="float" office:value="7.9905777">
            <text:p>7.99</text:p>
          </table:table-cell>
          <table:table-cell table:style-name="ce2" office:value-type="float" office:value="192.8">
            <text:p>192.8</text:p>
          </table:table-cell>
          <table:table-cell table:style-name="ce2" office:value-type="float" office:value="3661100">
            <text:p>36611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2207.3862">
            <text:p>2207.39</text:p>
          </table:table-cell>
          <table:table-cell table:style-name="ce2" office:value-type="float" office:value="70.35362">
            <text:p>70.35</text:p>
          </table:table-cell>
          <table:table-cell table:style-name="ce2" office:value-type="float" office:value="194.09529">
            <text:p>194.1</text:p>
          </table:table-cell>
          <table:table-cell table:style-name="ce2" office:value-type="float" office:value="3194">
            <text:p>3194</text:p>
          </table:table-cell>
          <table:table-cell table:style-name="ce2" office:value-type="float" office:value="74.82814">
            <text:p>74.83</text:p>
          </table:table-cell>
          <table:table-cell table:style-name="ce2" office:value-type="float" office:value="7.9839897">
            <text:p>7.98</text:p>
          </table:table-cell>
          <table:table-cell table:style-name="ce2" office:value-type="float" office:value="197.4">
            <text:p>197.4</text:p>
          </table:table-cell>
          <table:table-cell table:style-name="ce2" office:value-type="float" office:value="3810800">
            <text:p>38108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2248.3103">
            <text:p>2248.31</text:p>
          </table:table-cell>
          <table:table-cell table:style-name="ce2" office:value-type="float" office:value="70.59923">
            <text:p>70.6</text:p>
          </table:table-cell>
          <table:table-cell table:style-name="ce2" office:value-type="float" office:value="201.685">
            <text:p>201.69</text:p>
          </table:table-cell>
          <table:table-cell table:style-name="ce2" office:value-type="float" office:value="3198">
            <text:p>3198</text:p>
          </table:table-cell>
          <table:table-cell table:style-name="ce2" office:value-type="float" office:value="74.99306">
            <text:p>74.99</text:p>
          </table:table-cell>
          <table:table-cell table:style-name="ce2" office:value-type="float" office:value="8.028566">
            <text:p>8.03</text:p>
          </table:table-cell>
          <table:table-cell table:style-name="ce2" office:value-type="float" office:value="184.5">
            <text:p>184.5</text:p>
          </table:table-cell>
          <table:table-cell table:style-name="ce2" office:value-type="float" office:value="3965400">
            <text:p>39654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2297.095">
            <text:p>2297.1</text:p>
          </table:table-cell>
          <table:table-cell table:style-name="ce2" office:value-type="float" office:value="70.84194">
            <text:p>70.84</text:p>
          </table:table-cell>
          <table:table-cell table:style-name="ce2" office:value-type="float" office:value="207.80391">
            <text:p>207.8</text:p>
          </table:table-cell>
          <table:table-cell table:style-name="ce2" office:value-type="float" office:value="3198">
            <text:p>3198</text:p>
          </table:table-cell>
          <table:table-cell table:style-name="ce2" office:value-type="float" office:value="74.996704">
            <text:p>75</text:p>
          </table:table-cell>
          <table:table-cell table:style-name="ce2" office:value-type="float" office:value="8.028566">
            <text:p>8.03</text:p>
          </table:table-cell>
          <table:table-cell table:style-name="ce2" office:value-type="float" office:value="194.6">
            <text:p>194.6</text:p>
          </table:table-cell>
          <table:table-cell table:style-name="ce2" office:value-type="float" office:value="4124000">
            <text:p>41240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2330.116">
            <text:p>2330.12</text:p>
          </table:table-cell>
          <table:table-cell table:style-name="ce2" office:value-type="float" office:value="71.02167">
            <text:p>71.02</text:p>
          </table:table-cell>
          <table:table-cell table:style-name="ce2" office:value-type="float" office:value="212.81953">
            <text:p>212.82</text:p>
          </table:table-cell>
          <table:table-cell table:style-name="ce2" office:value-type="float" office:value="3229.2">
            <text:p>3229.2</text:p>
          </table:table-cell>
          <table:table-cell table:style-name="ce2" office:value-type="float" office:value="75.82017">
            <text:p>75.82</text:p>
          </table:table-cell>
          <table:table-cell table:style-name="ce2" office:value-type="float" office:value="7.948606">
            <text:p>7.95</text:p>
          </table:table-cell>
          <table:table-cell table:style-name="ce2" office:value-type="float" office:value="255.7">
            <text:p>255.7</text:p>
          </table:table-cell>
          <table:table-cell table:style-name="ce2" office:value-type="float" office:value="4286200">
            <text:p>42862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2360.813">
            <text:p>2360.81</text:p>
          </table:table-cell>
          <table:table-cell table:style-name="ce2" office:value-type="float" office:value="71.14265">
            <text:p>71.14</text:p>
          </table:table-cell>
          <table:table-cell table:style-name="ce2" office:value-type="float" office:value="215.1593">
            <text:p>215.16</text:p>
          </table:table-cell>
          <table:table-cell table:style-name="ce2" office:value-type="float" office:value="3287.6">
            <text:p>3287.6</text:p>
          </table:table-cell>
          <table:table-cell table:style-name="ce2" office:value-type="float" office:value="75.56641">
            <text:p>75.57</text:p>
          </table:table-cell>
          <table:table-cell table:style-name="ce2" office:value-type="float" office:value="8.12125">
            <text:p>8.12</text:p>
          </table:table-cell>
          <table:table-cell table:style-name="ce2" office:value-type="float" office:value="226">
            <text:p>226</text:p>
          </table:table-cell>
          <table:table-cell table:style-name="ce2" office:value-type="float" office:value="4448000">
            <text:p>44480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2353.2026">
            <text:p>2353.2</text:p>
          </table:table-cell>
          <table:table-cell table:style-name="ce2" office:value-type="float" office:value="71.13785">
            <text:p>71.14</text:p>
          </table:table-cell>
          <table:table-cell table:style-name="ce2" office:value-type="float" office:value="217.85982">
            <text:p>217.86</text:p>
          </table:table-cell>
          <table:table-cell table:style-name="ce2" office:value-type="float" office:value="3294.8">
            <text:p>3294.8</text:p>
          </table:table-cell>
          <table:table-cell table:style-name="ce2" office:value-type="float" office:value="75.527">
            <text:p>75.53</text:p>
          </table:table-cell>
          <table:table-cell table:style-name="ce2" office:value-type="float" office:value="8.133049">
            <text:p>8.13</text:p>
          </table:table-cell>
          <table:table-cell table:style-name="ce2" office:value-type="float" office:value="254.1">
            <text:p>254.1</text:p>
          </table:table-cell>
          <table:table-cell table:style-name="ce2" office:value-type="float" office:value="4613200">
            <text:p>46132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2368.051">
            <text:p>2368.05</text:p>
          </table:table-cell>
          <table:table-cell table:style-name="ce2" office:value-type="float" office:value="71.186195">
            <text:p>71.19</text:p>
          </table:table-cell>
          <table:table-cell table:style-name="ce2" office:value-type="float" office:value="232.6405">
            <text:p>232.64</text:p>
          </table:table-cell>
          <table:table-cell table:style-name="ce2" office:value-type="float" office:value="3325.2">
            <text:p>3325.2</text:p>
          </table:table-cell>
          <table:table-cell table:style-name="ce2" office:value-type="float" office:value="75.702286">
            <text:p>75.7</text:p>
          </table:table-cell>
          <table:table-cell table:style-name="ce2" office:value-type="float" office:value="7.954511">
            <text:p>7.95</text:p>
          </table:table-cell>
          <table:table-cell table:style-name="ce2" office:value-type="float" office:value="253.9">
            <text:p>253.9</text:p>
          </table:table-cell>
          <table:table-cell table:style-name="ce2" office:value-type="float" office:value="4783800">
            <text:p>47838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454.8745">
            <text:p>2454.87</text:p>
          </table:table-cell>
          <table:table-cell table:style-name="ce2" office:value-type="float" office:value="71.7269">
            <text:p>71.73</text:p>
          </table:table-cell>
          <table:table-cell table:style-name="ce2" office:value-type="float" office:value="249.96272">
            <text:p>249.96</text:p>
          </table:table-cell>
          <table:table-cell table:style-name="ce2" office:value-type="float" office:value="3325.2">
            <text:p>3325.2</text:p>
          </table:table-cell>
          <table:table-cell table:style-name="ce2" office:value-type="float" office:value="75.71629">
            <text:p>75.72</text:p>
          </table:table-cell>
          <table:table-cell table:style-name="ce2" office:value-type="float" office:value="7.954511">
            <text:p>7.95</text:p>
          </table:table-cell>
          <table:table-cell table:style-name="ce2" office:value-type="float" office:value="270.3">
            <text:p>270.3</text:p>
          </table:table-cell>
          <table:table-cell table:style-name="ce2" office:value-type="float" office:value="4958400">
            <text:p>49584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453.893">
            <text:p>2453.89</text:p>
          </table:table-cell>
          <table:table-cell table:style-name="ce2" office:value-type="float" office:value="71.69512">
            <text:p>71.7</text:p>
          </table:table-cell>
          <table:table-cell table:style-name="ce2" office:value-type="float" office:value="259.2259">
            <text:p>259.23</text:p>
          </table:table-cell>
          <table:table-cell table:style-name="ce2" office:value-type="float" office:value="3327.6">
            <text:p>3327.6</text:p>
          </table:table-cell>
          <table:table-cell table:style-name="ce2" office:value-type="float" office:value="75.83748">
            <text:p>75.84</text:p>
          </table:table-cell>
          <table:table-cell table:style-name="ce2" office:value-type="float" office:value="7.9425955">
            <text:p>7.94</text:p>
          </table:table-cell>
          <table:table-cell table:style-name="ce2" office:value-type="float" office:value="216.3">
            <text:p>216.3</text:p>
          </table:table-cell>
          <table:table-cell table:style-name="ce2" office:value-type="float" office:value="5135400">
            <text:p>51354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511.644">
            <text:p>2511.64</text:p>
          </table:table-cell>
          <table:table-cell table:style-name="ce2" office:value-type="float" office:value="71.97545">
            <text:p>71.98</text:p>
          </table:table-cell>
          <table:table-cell table:style-name="ce2" office:value-type="float" office:value="266.22882">
            <text:p>266.23</text:p>
          </table:table-cell>
          <table:table-cell table:style-name="ce2" office:value-type="float" office:value="3331.6">
            <text:p>3331.6</text:p>
          </table:table-cell>
          <table:table-cell table:style-name="ce2" office:value-type="float" office:value="75.890434">
            <text:p>75.89</text:p>
          </table:table-cell>
          <table:table-cell table:style-name="ce2" office:value-type="float" office:value="8.271842">
            <text:p>8.27</text:p>
          </table:table-cell>
          <table:table-cell table:style-name="ce2" office:value-type="float" office:value="262.9">
            <text:p>262.9</text:p>
          </table:table-cell>
          <table:table-cell table:style-name="ce2" office:value-type="float" office:value="5314200">
            <text:p>53142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547.5479">
            <text:p>2547.55</text:p>
          </table:table-cell>
          <table:table-cell table:style-name="ce2" office:value-type="float" office:value="72.01892">
            <text:p>72.02</text:p>
          </table:table-cell>
          <table:table-cell table:style-name="ce2" office:value-type="float" office:value="271.4397">
            <text:p>271.44</text:p>
          </table:table-cell>
          <table:table-cell table:style-name="ce2" office:value-type="float" office:value="3344.4">
            <text:p>3344.4</text:p>
          </table:table-cell>
          <table:table-cell table:style-name="ce2" office:value-type="float" office:value="76.14226">
            <text:p>76.14</text:p>
          </table:table-cell>
          <table:table-cell table:style-name="ce2" office:value-type="float" office:value="7.9926443">
            <text:p>7.99</text:p>
          </table:table-cell>
          <table:table-cell table:style-name="ce2" office:value-type="float" office:value="251.8">
            <text:p>251.8</text:p>
          </table:table-cell>
          <table:table-cell table:style-name="ce2" office:value-type="float" office:value="5497000">
            <text:p>54970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550.4734">
            <text:p>2550.47</text:p>
          </table:table-cell>
          <table:table-cell table:style-name="ce2" office:value-type="float" office:value="72.071945">
            <text:p>72.07</text:p>
          </table:table-cell>
          <table:table-cell table:style-name="ce2" office:value-type="float" office:value="275.4233">
            <text:p>275.42</text:p>
          </table:table-cell>
          <table:table-cell table:style-name="ce2" office:value-type="float" office:value="3353.2">
            <text:p>3353.2</text:p>
          </table:table-cell>
          <table:table-cell table:style-name="ce2" office:value-type="float" office:value="76.25673">
            <text:p>76.26</text:p>
          </table:table-cell>
          <table:table-cell table:style-name="ce2" office:value-type="float" office:value="7.996814">
            <text:p>8</text:p>
          </table:table-cell>
          <table:table-cell table:style-name="ce2" office:value-type="float" office:value="269">
            <text:p>269</text:p>
          </table:table-cell>
          <table:table-cell table:style-name="ce2" office:value-type="float" office:value="5681400">
            <text:p>56814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577.855">
            <text:p>2577.86</text:p>
          </table:table-cell>
          <table:table-cell table:style-name="ce2" office:value-type="float" office:value="72.25877">
            <text:p>72.26</text:p>
          </table:table-cell>
          <table:table-cell table:style-name="ce2" office:value-type="float" office:value="277.3178">
            <text:p>277.32</text:p>
          </table:table-cell>
          <table:table-cell table:style-name="ce2" office:value-type="float" office:value="3363.2">
            <text:p>3363.2</text:p>
          </table:table-cell>
          <table:table-cell table:style-name="ce2" office:value-type="float" office:value="76.02836">
            <text:p>76.03</text:p>
          </table:table-cell>
          <table:table-cell table:style-name="ce2" office:value-type="float" office:value="7.992223">
            <text:p>7.99</text:p>
          </table:table-cell>
          <table:table-cell table:style-name="ce2" office:value-type="float" office:value="249.2">
            <text:p>249.2</text:p>
          </table:table-cell>
          <table:table-cell table:style-name="ce2" office:value-type="float" office:value="5866400">
            <text:p>58664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610.3647">
            <text:p>2610.36</text:p>
          </table:table-cell>
          <table:table-cell table:style-name="ce2" office:value-type="float" office:value="72.51665">
            <text:p>72.52</text:p>
          </table:table-cell>
          <table:table-cell table:style-name="ce2" office:value-type="float" office:value="280.98282">
            <text:p>280.98</text:p>
          </table:table-cell>
          <table:table-cell table:style-name="ce2" office:value-type="float" office:value="3414.8">
            <text:p>3414.8</text:p>
          </table:table-cell>
          <table:table-cell table:style-name="ce2" office:value-type="float" office:value="75.90022">
            <text:p>75.9</text:p>
          </table:table-cell>
          <table:table-cell table:style-name="ce2" office:value-type="float" office:value="8.145391">
            <text:p>8.15</text:p>
          </table:table-cell>
          <table:table-cell table:style-name="ce2" office:value-type="float" office:value="291.4">
            <text:p>291.4</text:p>
          </table:table-cell>
          <table:table-cell table:style-name="ce2" office:value-type="float" office:value="6053400">
            <text:p>60534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636.7495">
            <text:p>2636.75</text:p>
          </table:table-cell>
          <table:table-cell table:style-name="ce2" office:value-type="float" office:value="72.68804">
            <text:p>72.69</text:p>
          </table:table-cell>
          <table:table-cell table:style-name="ce2" office:value-type="float" office:value="282.8501">
            <text:p>282.85</text:p>
          </table:table-cell>
          <table:table-cell table:style-name="ce2" office:value-type="float" office:value="3454.4">
            <text:p>3454.4</text:p>
          </table:table-cell>
          <table:table-cell table:style-name="ce2" office:value-type="float" office:value="76.32631">
            <text:p>76.33</text:p>
          </table:table-cell>
          <table:table-cell table:style-name="ce2" office:value-type="float" office:value="7.9716425">
            <text:p>7.97</text:p>
          </table:table-cell>
          <table:table-cell table:style-name="ce2" office:value-type="float" office:value="293.1">
            <text:p>293.1</text:p>
          </table:table-cell>
          <table:table-cell table:style-name="ce2" office:value-type="float" office:value="6238700">
            <text:p>62387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652.0613">
            <text:p>2652.06</text:p>
          </table:table-cell>
          <table:table-cell table:style-name="ce2" office:value-type="float" office:value="72.67769">
            <text:p>72.68</text:p>
          </table:table-cell>
          <table:table-cell table:style-name="ce2" office:value-type="float" office:value="281.7903">
            <text:p>281.79</text:p>
          </table:table-cell>
          <table:table-cell table:style-name="ce2" office:value-type="float" office:value="3491.6">
            <text:p>3491.6</text:p>
          </table:table-cell>
          <table:table-cell table:style-name="ce2" office:value-type="float" office:value="76.31845">
            <text:p>76.32</text:p>
          </table:table-cell>
          <table:table-cell table:style-name="ce2" office:value-type="float" office:value="7.9690437">
            <text:p>7.97</text:p>
          </table:table-cell>
          <table:table-cell table:style-name="ce2" office:value-type="float" office:value="330.6">
            <text:p>330.6</text:p>
          </table:table-cell>
          <table:table-cell table:style-name="ce2" office:value-type="float" office:value="6424400">
            <text:p>64244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674.6577">
            <text:p>2674.66</text:p>
          </table:table-cell>
          <table:table-cell table:style-name="ce2" office:value-type="float" office:value="72.87242">
            <text:p>72.87</text:p>
          </table:table-cell>
          <table:table-cell table:style-name="ce2" office:value-type="float" office:value="286.75787">
            <text:p>286.76</text:p>
          </table:table-cell>
          <table:table-cell table:style-name="ce2" office:value-type="float" office:value="3494">
            <text:p>3494</text:p>
          </table:table-cell>
          <table:table-cell table:style-name="ce2" office:value-type="float" office:value="76.39351">
            <text:p>76.39</text:p>
          </table:table-cell>
          <table:table-cell table:style-name="ce2" office:value-type="float" office:value="7.9642496">
            <text:p>7.96</text:p>
          </table:table-cell>
          <table:table-cell table:style-name="ce2" office:value-type="float" office:value="311.3">
            <text:p>311.3</text:p>
          </table:table-cell>
          <table:table-cell table:style-name="ce2" office:value-type="float" office:value="6614300">
            <text:p>66143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668.0493">
            <text:p>2668.05</text:p>
          </table:table-cell>
          <table:table-cell table:style-name="ce2" office:value-type="float" office:value="72.657364">
            <text:p>72.66</text:p>
          </table:table-cell>
          <table:table-cell table:style-name="ce2" office:value-type="float" office:value="298.8255">
            <text:p>298.83</text:p>
          </table:table-cell>
          <table:table-cell table:style-name="ce2" office:value-type="float" office:value="3498.8">
            <text:p>3498.8</text:p>
          </table:table-cell>
          <table:table-cell table:style-name="ce2" office:value-type="float" office:value="76.40045">
            <text:p>76.4</text:p>
          </table:table-cell>
          <table:table-cell table:style-name="ce2" office:value-type="float" office:value="7.9698143">
            <text:p>7.97</text:p>
          </table:table-cell>
          <table:table-cell table:style-name="ce2" office:value-type="float" office:value="314.6">
            <text:p>314.6</text:p>
          </table:table-cell>
          <table:table-cell table:style-name="ce2" office:value-type="float" office:value="6810800">
            <text:p>68108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3</text:p>
          </table:table-cell>
          <table:table-cell table:style-name="ce2" table:number-columns-repeated="8"/>
          <table:table-cell office:value-type="string">
            <text:p>T=10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3</text:p>
          </table:table-cell>
          <table:table-cell table:style-name="ce1" office:value-type="string">
            <text:p>Mean Solved Score 3</text:p>
          </table:table-cell>
          <table:table-cell table:style-name="ce1" office:value-type="string">
            <text:p>Mean Entropy 3</text:p>
          </table:table-cell>
          <table:table-cell table:style-name="ce1" office:value-type="string">
            <text:p>Mean Size 3</text:p>
          </table:table-cell>
          <table:table-cell table:style-name="ce1" office:value-type="string">
            <text:p>Solved Score 3</text:p>
          </table:table-cell>
          <table:table-cell table:style-name="ce1" office:value-type="string">
            <text:p>Entropy 3</text:p>
          </table:table-cell>
          <table:table-cell table:style-name="ce1" office:value-type="string">
            <text:p>Steps 3</text:p>
          </table:table-cell>
          <table:table-cell table:style-name="ce1" office:value-type="string">
            <text:p>Size 3</text:p>
          </table:table-cell>
          <table:table-cell table:style-name="ce1" office:value-type="string">
            <text:p>TiempoTotal 3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7820005">
            <text:p>7.78</text:p>
          </table:table-cell>
          <table:table-cell table:style-name="ce2" office:value-type="float" office:value="41.9746">
            <text:p>41.97</text:p>
          </table:table-cell>
          <table:table-cell table:style-name="ce2" office:value-type="float" office:value="108.954605">
            <text:p>108.95</text:p>
          </table:table-cell>
          <table:table-cell table:style-name="ce2" office:value-type="float" office:value="110.2">
            <text:p>110.2</text:p>
          </table:table-cell>
          <table:table-cell table:style-name="ce2" office:value-type="float" office:value="51.608196">
            <text:p>51.61</text:p>
          </table:table-cell>
          <table:table-cell table:style-name="ce2" office:value-type="float" office:value="10.536394">
            <text:p>10.54</text:p>
          </table:table-cell>
          <table:table-cell table:style-name="ce2" office:value-type="float" office:value="44.9">
            <text:p>44.9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6.155401">
            <text:p>26.16</text:p>
          </table:table-cell>
          <table:table-cell table:style-name="ce2" office:value-type="float" office:value="47.202705">
            <text:p>47.2</text:p>
          </table:table-cell>
          <table:table-cell table:style-name="ce2" office:value-type="float" office:value="32.8433">
            <text:p>32.84</text:p>
          </table:table-cell>
          <table:table-cell table:style-name="ce2" office:value-type="float" office:value="121.2">
            <text:p>121.2</text:p>
          </table:table-cell>
          <table:table-cell table:style-name="ce2" office:value-type="float" office:value="49.198746">
            <text:p>49.2</text:p>
          </table:table-cell>
          <table:table-cell table:style-name="ce2" office:value-type="float" office:value="11.106321">
            <text:p>11.11</text:p>
          </table:table-cell>
          <table:table-cell table:style-name="ce2" office:value-type="float" office:value="44.6">
            <text:p>44.6</text:p>
          </table:table-cell>
          <table:table-cell table:style-name="ce2" office:value-type="float" office:value="42800">
            <text:p>428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0.4642">
            <text:p>40.46</text:p>
          </table:table-cell>
          <table:table-cell table:style-name="ce2" office:value-type="float" office:value="50.28524">
            <text:p>50.29</text:p>
          </table:table-cell>
          <table:table-cell table:style-name="ce2" office:value-type="float" office:value="24.0935">
            <text:p>24.09</text:p>
          </table:table-cell>
          <table:table-cell table:style-name="ce2" office:value-type="float" office:value="309.8">
            <text:p>309.8</text:p>
          </table:table-cell>
          <table:table-cell table:style-name="ce2" office:value-type="float" office:value="52.897724">
            <text:p>52.9</text:p>
          </table:table-cell>
          <table:table-cell table:style-name="ce2" office:value-type="float" office:value="7.3384223">
            <text:p>7.34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77300">
            <text:p>773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3.375">
            <text:p>43.38</text:p>
          </table:table-cell>
          <table:table-cell table:style-name="ce2" office:value-type="float" office:value="49.62693">
            <text:p>49.63</text:p>
          </table:table-cell>
          <table:table-cell table:style-name="ce2" office:value-type="float" office:value="27.421803">
            <text:p>27.42</text:p>
          </table:table-cell>
          <table:table-cell table:style-name="ce2" office:value-type="float" office:value="386.2">
            <text:p>386.2</text:p>
          </table:table-cell>
          <table:table-cell table:style-name="ce2" office:value-type="float" office:value="53.90217">
            <text:p>53.9</text:p>
          </table:table-cell>
          <table:table-cell table:style-name="ce2" office:value-type="float" office:value="7.6335435">
            <text:p>7.63</text:p>
          </table:table-cell>
          <table:table-cell table:style-name="ce2" office:value-type="float" office:value="33.3">
            <text:p>33.3</text:p>
          </table:table-cell>
          <table:table-cell table:style-name="ce2" office:value-type="float" office:value="123300">
            <text:p>1233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9.0696">
            <text:p>49.07</text:p>
          </table:table-cell>
          <table:table-cell table:style-name="ce2" office:value-type="float" office:value="49.558414">
            <text:p>49.56</text:p>
          </table:table-cell>
          <table:table-cell table:style-name="ce2" office:value-type="float" office:value="35.608803">
            <text:p>35.61</text:p>
          </table:table-cell>
          <table:table-cell table:style-name="ce2" office:value-type="float" office:value="702.2">
            <text:p>702.2</text:p>
          </table:table-cell>
          <table:table-cell table:style-name="ce2" office:value-type="float" office:value="54.49875">
            <text:p>54.5</text:p>
          </table:table-cell>
          <table:table-cell table:style-name="ce2" office:value-type="float" office:value="8.936988">
            <text:p>8.94</text:p>
          </table:table-cell>
          <table:table-cell table:style-name="ce2" office:value-type="float" office:value="37.6">
            <text:p>37.6</text:p>
          </table:table-cell>
          <table:table-cell table:style-name="ce2" office:value-type="float" office:value="197300">
            <text:p>1973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1.127403">
            <text:p>61.13</text:p>
          </table:table-cell>
          <table:table-cell table:style-name="ce2" office:value-type="float" office:value="50.113873">
            <text:p>50.11</text:p>
          </table:table-cell>
          <table:table-cell table:style-name="ce2" office:value-type="float" office:value="42.2205">
            <text:p>42.22</text:p>
          </table:table-cell>
          <table:table-cell table:style-name="ce2" office:value-type="float" office:value="807">
            <text:p>807</text:p>
          </table:table-cell>
          <table:table-cell table:style-name="ce2" office:value-type="float" office:value="59.756725">
            <text:p>59.76</text:p>
          </table:table-cell>
          <table:table-cell table:style-name="ce2" office:value-type="float" office:value="6.9041724">
            <text:p>6.9</text:p>
          </table:table-cell>
          <table:table-cell table:style-name="ce2" office:value-type="float" office:value="30.8">
            <text:p>30.8</text:p>
          </table:table-cell>
          <table:table-cell table:style-name="ce2" office:value-type="float" office:value="298700">
            <text:p>2987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85.1414">
            <text:p>85.14</text:p>
          </table:table-cell>
          <table:table-cell table:style-name="ce2" office:value-type="float" office:value="50.501133">
            <text:p>50.5</text:p>
          </table:table-cell>
          <table:table-cell table:style-name="ce2" office:value-type="float" office:value="45.705696">
            <text:p>45.71</text:p>
          </table:table-cell>
          <table:table-cell table:style-name="ce2" office:value-type="float" office:value="892.4">
            <text:p>892.4</text:p>
          </table:table-cell>
          <table:table-cell table:style-name="ce2" office:value-type="float" office:value="65.03805">
            <text:p>65.04</text:p>
          </table:table-cell>
          <table:table-cell table:style-name="ce2" office:value-type="float" office:value="13.11559">
            <text:p>13.12</text:p>
          </table:table-cell>
          <table:table-cell table:style-name="ce2" office:value-type="float" office:value="40.9">
            <text:p>40.9</text:p>
          </table:table-cell>
          <table:table-cell table:style-name="ce2" office:value-type="float" office:value="415000">
            <text:p>4150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21.31239">
            <text:p>121.31</text:p>
          </table:table-cell>
          <table:table-cell table:style-name="ce2" office:value-type="float" office:value="50.958427">
            <text:p>50.96</text:p>
          </table:table-cell>
          <table:table-cell table:style-name="ce2" office:value-type="float" office:value="46.711002">
            <text:p>46.71</text:p>
          </table:table-cell>
          <table:table-cell table:style-name="ce2" office:value-type="float" office:value="959.6">
            <text:p>959.6</text:p>
          </table:table-cell>
          <table:table-cell table:style-name="ce2" office:value-type="float" office:value="64.90126">
            <text:p>64.9</text:p>
          </table:table-cell>
          <table:table-cell table:style-name="ce2" office:value-type="float" office:value="10.037229">
            <text:p>10.04</text:p>
          </table:table-cell>
          <table:table-cell table:style-name="ce2" office:value-type="float" office:value="44.4">
            <text:p>44.4</text:p>
          </table:table-cell>
          <table:table-cell table:style-name="ce2" office:value-type="float" office:value="530300">
            <text:p>5303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70.62761">
            <text:p>170.63</text:p>
          </table:table-cell>
          <table:table-cell table:style-name="ce2" office:value-type="float" office:value="51.895103">
            <text:p>51.9</text:p>
          </table:table-cell>
          <table:table-cell table:style-name="ce2" office:value-type="float" office:value="45.196">
            <text:p>45.2</text:p>
          </table:table-cell>
          <table:table-cell table:style-name="ce2" office:value-type="float" office:value="1029.8">
            <text:p>1029.8</text:p>
          </table:table-cell>
          <table:table-cell table:style-name="ce2" office:value-type="float" office:value="64.72996">
            <text:p>64.73</text:p>
          </table:table-cell>
          <table:table-cell table:style-name="ce2" office:value-type="float" office:value="10.286731">
            <text:p>10.29</text:p>
          </table:table-cell>
          <table:table-cell table:style-name="ce2" office:value-type="float" office:value="47.5">
            <text:p>47.5</text:p>
          </table:table-cell>
          <table:table-cell table:style-name="ce2" office:value-type="float" office:value="626400">
            <text:p>6264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235.4804">
            <text:p>235.48</text:p>
          </table:table-cell>
          <table:table-cell table:style-name="ce2" office:value-type="float" office:value="52.631664">
            <text:p>52.63</text:p>
          </table:table-cell>
          <table:table-cell table:style-name="ce2" office:value-type="float" office:value="45.5611">
            <text:p>45.56</text:p>
          </table:table-cell>
          <table:table-cell table:style-name="ce2" office:value-type="float" office:value="1089.2">
            <text:p>1089.2</text:p>
          </table:table-cell>
          <table:table-cell table:style-name="ce2" office:value-type="float" office:value="65.424034">
            <text:p>65.42</text:p>
          </table:table-cell>
          <table:table-cell table:style-name="ce2" office:value-type="float" office:value="12.315811">
            <text:p>12.32</text:p>
          </table:table-cell>
          <table:table-cell table:style-name="ce2" office:value-type="float" office:value="56.5">
            <text:p>56.5</text:p>
          </table:table-cell>
          <table:table-cell table:style-name="ce2" office:value-type="float" office:value="718800">
            <text:p>7188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42.5194">
            <text:p>342.52</text:p>
          </table:table-cell>
          <table:table-cell table:style-name="ce2" office:value-type="float" office:value="53.937786">
            <text:p>53.94</text:p>
          </table:table-cell>
          <table:table-cell table:style-name="ce2" office:value-type="float" office:value="48.195396">
            <text:p>48.2</text:p>
          </table:table-cell>
          <table:table-cell table:style-name="ce2" office:value-type="float" office:value="1134.4">
            <text:p>1134.4</text:p>
          </table:table-cell>
          <table:table-cell table:style-name="ce2" office:value-type="float" office:value="66.26811">
            <text:p>66.27</text:p>
          </table:table-cell>
          <table:table-cell table:style-name="ce2" office:value-type="float" office:value="11.273843">
            <text:p>11.27</text:p>
          </table:table-cell>
          <table:table-cell table:style-name="ce2" office:value-type="float" office:value="59.5">
            <text:p>59.5</text:p>
          </table:table-cell>
          <table:table-cell table:style-name="ce2" office:value-type="float" office:value="810100">
            <text:p>8101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459.26898">
            <text:p>459.27</text:p>
          </table:table-cell>
          <table:table-cell table:style-name="ce2" office:value-type="float" office:value="55.42994">
            <text:p>55.43</text:p>
          </table:table-cell>
          <table:table-cell table:style-name="ce2" office:value-type="float" office:value="50.995796">
            <text:p>51</text:p>
          </table:table-cell>
          <table:table-cell table:style-name="ce2" office:value-type="float" office:value="1420.2">
            <text:p>1420.2</text:p>
          </table:table-cell>
          <table:table-cell table:style-name="ce2" office:value-type="float" office:value="71.28133">
            <text:p>71.28</text:p>
          </table:table-cell>
          <table:table-cell table:style-name="ce2" office:value-type="float" office:value="10.961304">
            <text:p>10.96</text:p>
          </table:table-cell>
          <table:table-cell table:style-name="ce2" office:value-type="float" office:value="57.4">
            <text:p>57.4</text:p>
          </table:table-cell>
          <table:table-cell table:style-name="ce2" office:value-type="float" office:value="897800">
            <text:p>8978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56.5588">
            <text:p>556.56</text:p>
          </table:table-cell>
          <table:table-cell table:style-name="ce2" office:value-type="float" office:value="57.676117">
            <text:p>57.68</text:p>
          </table:table-cell>
          <table:table-cell table:style-name="ce2" office:value-type="float" office:value="55.058205">
            <text:p>55.06</text:p>
          </table:table-cell>
          <table:table-cell table:style-name="ce2" office:value-type="float" office:value="1381.4">
            <text:p>1381.4</text:p>
          </table:table-cell>
          <table:table-cell table:style-name="ce2" office:value-type="float" office:value="70.45137">
            <text:p>70.45</text:p>
          </table:table-cell>
          <table:table-cell table:style-name="ce2" office:value-type="float" office:value="10.998047">
            <text:p>11</text:p>
          </table:table-cell>
          <table:table-cell table:style-name="ce2" office:value-type="float" office:value="60.3">
            <text:p>60.3</text:p>
          </table:table-cell>
          <table:table-cell table:style-name="ce2" office:value-type="float" office:value="981700">
            <text:p>9817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27.7796">
            <text:p>627.78</text:p>
          </table:table-cell>
          <table:table-cell table:style-name="ce2" office:value-type="float" office:value="59.461754">
            <text:p>59.46</text:p>
          </table:table-cell>
          <table:table-cell table:style-name="ce2" office:value-type="float" office:value="59.895405">
            <text:p>59.9</text:p>
          </table:table-cell>
          <table:table-cell table:style-name="ce2" office:value-type="float" office:value="1476.8">
            <text:p>1476.8</text:p>
          </table:table-cell>
          <table:table-cell table:style-name="ce2" office:value-type="float" office:value="68.946465">
            <text:p>68.95</text:p>
          </table:table-cell>
          <table:table-cell table:style-name="ce2" office:value-type="float" office:value="11.800407">
            <text:p>11.8</text:p>
          </table:table-cell>
          <table:table-cell table:style-name="ce2" office:value-type="float" office:value="58.1">
            <text:p>58.1</text:p>
          </table:table-cell>
          <table:table-cell table:style-name="ce2" office:value-type="float" office:value="1066100">
            <text:p>10661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704.97943">
            <text:p>704.98</text:p>
          </table:table-cell>
          <table:table-cell table:style-name="ce2" office:value-type="float" office:value="60.523693">
            <text:p>60.52</text:p>
          </table:table-cell>
          <table:table-cell table:style-name="ce2" office:value-type="float" office:value="64.725204">
            <text:p>64.73</text:p>
          </table:table-cell>
          <table:table-cell table:style-name="ce2" office:value-type="float" office:value="1560.2">
            <text:p>1560.2</text:p>
          </table:table-cell>
          <table:table-cell table:style-name="ce2" office:value-type="float" office:value="71.578476">
            <text:p>71.58</text:p>
          </table:table-cell>
          <table:table-cell table:style-name="ce2" office:value-type="float" office:value="11.885756">
            <text:p>11.89</text:p>
          </table:table-cell>
          <table:table-cell table:style-name="ce2" office:value-type="float" office:value="56.5">
            <text:p>56.5</text:p>
          </table:table-cell>
          <table:table-cell table:style-name="ce2" office:value-type="float" office:value="1152000">
            <text:p>11520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88.5773">
            <text:p>788.58</text:p>
          </table:table-cell>
          <table:table-cell table:style-name="ce2" office:value-type="float" office:value="61.934547">
            <text:p>61.93</text:p>
          </table:table-cell>
          <table:table-cell table:style-name="ce2" office:value-type="float" office:value="68.02409">
            <text:p>68.02</text:p>
          </table:table-cell>
          <table:table-cell table:style-name="ce2" office:value-type="float" office:value="1604.8">
            <text:p>1604.8</text:p>
          </table:table-cell>
          <table:table-cell table:style-name="ce2" office:value-type="float" office:value="72.440544">
            <text:p>72.44</text:p>
          </table:table-cell>
          <table:table-cell table:style-name="ce2" office:value-type="float" office:value="11.191254">
            <text:p>11.19</text:p>
          </table:table-cell>
          <table:table-cell table:style-name="ce2" office:value-type="float" office:value="68.7">
            <text:p>68.7</text:p>
          </table:table-cell>
          <table:table-cell table:style-name="ce2" office:value-type="float" office:value="1235500">
            <text:p>12355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842.52246">
            <text:p>842.52</text:p>
          </table:table-cell>
          <table:table-cell table:style-name="ce2" office:value-type="float" office:value="63.375305">
            <text:p>63.38</text:p>
          </table:table-cell>
          <table:table-cell table:style-name="ce2" office:value-type="float" office:value="70.212006">
            <text:p>70.21</text:p>
          </table:table-cell>
          <table:table-cell table:style-name="ce2" office:value-type="float" office:value="1793.6">
            <text:p>1793.6</text:p>
          </table:table-cell>
          <table:table-cell table:style-name="ce2" office:value-type="float" office:value="73.37495">
            <text:p>73.37</text:p>
          </table:table-cell>
          <table:table-cell table:style-name="ce2" office:value-type="float" office:value="10.344265">
            <text:p>10.34</text:p>
          </table:table-cell>
          <table:table-cell table:style-name="ce2" office:value-type="float" office:value="92.7">
            <text:p>92.7</text:p>
          </table:table-cell>
          <table:table-cell table:style-name="ce2" office:value-type="float" office:value="1318600">
            <text:p>13186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904.54865">
            <text:p>904.55</text:p>
          </table:table-cell>
          <table:table-cell table:style-name="ce2" office:value-type="float" office:value="64.03133">
            <text:p>64.03</text:p>
          </table:table-cell>
          <table:table-cell table:style-name="ce2" office:value-type="float" office:value="73.538994">
            <text:p>73.54</text:p>
          </table:table-cell>
          <table:table-cell table:style-name="ce2" office:value-type="float" office:value="1885.8">
            <text:p>1885.8</text:p>
          </table:table-cell>
          <table:table-cell table:style-name="ce2" office:value-type="float" office:value="74.519936">
            <text:p>74.52</text:p>
          </table:table-cell>
          <table:table-cell table:style-name="ce2" office:value-type="float" office:value="10.993098">
            <text:p>10.99</text:p>
          </table:table-cell>
          <table:table-cell table:style-name="ce2" office:value-type="float" office:value="90.6">
            <text:p>90.6</text:p>
          </table:table-cell>
          <table:table-cell table:style-name="ce2" office:value-type="float" office:value="1403800">
            <text:p>14038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967.2181">
            <text:p>967.22</text:p>
          </table:table-cell>
          <table:table-cell table:style-name="ce2" office:value-type="float" office:value="64.56468">
            <text:p>64.56</text:p>
          </table:table-cell>
          <table:table-cell table:style-name="ce2" office:value-type="float" office:value="78.6884">
            <text:p>78.69</text:p>
          </table:table-cell>
          <table:table-cell table:style-name="ce2" office:value-type="float" office:value="2028.2">
            <text:p>2028.2</text:p>
          </table:table-cell>
          <table:table-cell table:style-name="ce2" office:value-type="float" office:value="75.84135">
            <text:p>75.84</text:p>
          </table:table-cell>
          <table:table-cell table:style-name="ce2" office:value-type="float" office:value="10.24954">
            <text:p>10.25</text:p>
          </table:table-cell>
          <table:table-cell table:style-name="ce2" office:value-type="float" office:value="90.5">
            <text:p>90.5</text:p>
          </table:table-cell>
          <table:table-cell table:style-name="ce2" office:value-type="float" office:value="1494600">
            <text:p>14946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1043.8715">
            <text:p>1043.87</text:p>
          </table:table-cell>
          <table:table-cell table:style-name="ce2" office:value-type="float" office:value="65.66466">
            <text:p>65.66</text:p>
          </table:table-cell>
          <table:table-cell table:style-name="ce2" office:value-type="float" office:value="86.1013">
            <text:p>86.1</text:p>
          </table:table-cell>
          <table:table-cell table:style-name="ce2" office:value-type="float" office:value="2212.6">
            <text:p>2212.6</text:p>
          </table:table-cell>
          <table:table-cell table:style-name="ce2" office:value-type="float" office:value="76.60456">
            <text:p>76.6</text:p>
          </table:table-cell>
          <table:table-cell table:style-name="ce2" office:value-type="float" office:value="10.563219">
            <text:p>10.56</text:p>
          </table:table-cell>
          <table:table-cell table:style-name="ce2" office:value-type="float" office:value="106.2">
            <text:p>106.2</text:p>
          </table:table-cell>
          <table:table-cell table:style-name="ce2" office:value-type="float" office:value="1592400">
            <text:p>15924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1148.1058">
            <text:p>1148.11</text:p>
          </table:table-cell>
          <table:table-cell table:style-name="ce2" office:value-type="float" office:value="66.96921">
            <text:p>66.97</text:p>
          </table:table-cell>
          <table:table-cell table:style-name="ce2" office:value-type="float" office:value="95.13309">
            <text:p>95.13</text:p>
          </table:table-cell>
          <table:table-cell table:style-name="ce2" office:value-type="float" office:value="2239.6">
            <text:p>2239.6</text:p>
          </table:table-cell>
          <table:table-cell table:style-name="ce2" office:value-type="float" office:value="75.82859">
            <text:p>75.83</text:p>
          </table:table-cell>
          <table:table-cell table:style-name="ce2" office:value-type="float" office:value="10.163276">
            <text:p>10.16</text:p>
          </table:table-cell>
          <table:table-cell table:style-name="ce2" office:value-type="float" office:value="112.5">
            <text:p>112.5</text:p>
          </table:table-cell>
          <table:table-cell table:style-name="ce2" office:value-type="float" office:value="1697200">
            <text:p>16972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300.3271">
            <text:p>1300.33</text:p>
          </table:table-cell>
          <table:table-cell table:style-name="ce2" office:value-type="float" office:value="68.44896">
            <text:p>68.45</text:p>
          </table:table-cell>
          <table:table-cell table:style-name="ce2" office:value-type="float" office:value="102.34819">
            <text:p>102.35</text:p>
          </table:table-cell>
          <table:table-cell table:style-name="ce2" office:value-type="float" office:value="2474.8">
            <text:p>2474.8</text:p>
          </table:table-cell>
          <table:table-cell table:style-name="ce2" office:value-type="float" office:value="76.16162">
            <text:p>76.16</text:p>
          </table:table-cell>
          <table:table-cell table:style-name="ce2" office:value-type="float" office:value="9.900357">
            <text:p>9.9</text:p>
          </table:table-cell>
          <table:table-cell table:style-name="ce2" office:value-type="float" office:value="112.2">
            <text:p>112.2</text:p>
          </table:table-cell>
          <table:table-cell table:style-name="ce2" office:value-type="float" office:value="1806700">
            <text:p>18067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1433.349">
            <text:p>1433.35</text:p>
          </table:table-cell>
          <table:table-cell table:style-name="ce2" office:value-type="float" office:value="69.48694">
            <text:p>69.49</text:p>
          </table:table-cell>
          <table:table-cell table:style-name="ce2" office:value-type="float" office:value="107.96489">
            <text:p>107.96</text:p>
          </table:table-cell>
          <table:table-cell table:style-name="ce2" office:value-type="float" office:value="2625">
            <text:p>2625</text:p>
          </table:table-cell>
          <table:table-cell table:style-name="ce2" office:value-type="float" office:value="77.65946">
            <text:p>77.66</text:p>
          </table:table-cell>
          <table:table-cell table:style-name="ce2" office:value-type="float" office:value="9.897416">
            <text:p>9.9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921300">
            <text:p>19213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505.8679">
            <text:p>1505.87</text:p>
          </table:table-cell>
          <table:table-cell table:style-name="ce2" office:value-type="float" office:value="69.60619">
            <text:p>69.61</text:p>
          </table:table-cell>
          <table:table-cell table:style-name="ce2" office:value-type="float" office:value="115.50441">
            <text:p>115.5</text:p>
          </table:table-cell>
          <table:table-cell table:style-name="ce2" office:value-type="float" office:value="2784.6">
            <text:p>2784.6</text:p>
          </table:table-cell>
          <table:table-cell table:style-name="ce2" office:value-type="float" office:value="79.08793">
            <text:p>79.09</text:p>
          </table:table-cell>
          <table:table-cell table:style-name="ce2" office:value-type="float" office:value="9.616374">
            <text:p>9.62</text:p>
          </table:table-cell>
          <table:table-cell table:style-name="ce2" office:value-type="float" office:value="128.6">
            <text:p>128.6</text:p>
          </table:table-cell>
          <table:table-cell table:style-name="ce2" office:value-type="float" office:value="2041500">
            <text:p>20415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604.9753">
            <text:p>1604.98</text:p>
          </table:table-cell>
          <table:table-cell table:style-name="ce2" office:value-type="float" office:value="70.30574">
            <text:p>70.31</text:p>
          </table:table-cell>
          <table:table-cell table:style-name="ce2" office:value-type="float" office:value="122.67641">
            <text:p>122.68</text:p>
          </table:table-cell>
          <table:table-cell table:style-name="ce2" office:value-type="float" office:value="2841.8">
            <text:p>2841.8</text:p>
          </table:table-cell>
          <table:table-cell table:style-name="ce2" office:value-type="float" office:value="79.84852">
            <text:p>79.85</text:p>
          </table:table-cell>
          <table:table-cell table:style-name="ce2" office:value-type="float" office:value="9.684437">
            <text:p>9.68</text:p>
          </table:table-cell>
          <table:table-cell table:style-name="ce2" office:value-type="float" office:value="123.7">
            <text:p>123.7</text:p>
          </table:table-cell>
          <table:table-cell table:style-name="ce2" office:value-type="float" office:value="2166400">
            <text:p>21664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746.1729">
            <text:p>1746.17</text:p>
          </table:table-cell>
          <table:table-cell table:style-name="ce2" office:value-type="float" office:value="71.344086">
            <text:p>71.34</text:p>
          </table:table-cell>
          <table:table-cell table:style-name="ce2" office:value-type="float" office:value="129.79141">
            <text:p>129.79</text:p>
          </table:table-cell>
          <table:table-cell table:style-name="ce2" office:value-type="float" office:value="2883.8">
            <text:p>2883.8</text:p>
          </table:table-cell>
          <table:table-cell table:style-name="ce2" office:value-type="float" office:value="79.39545">
            <text:p>79.4</text:p>
          </table:table-cell>
          <table:table-cell table:style-name="ce2" office:value-type="float" office:value="9.597921">
            <text:p>9.6</text:p>
          </table:table-cell>
          <table:table-cell table:style-name="ce2" office:value-type="float" office:value="120.1">
            <text:p>120.1</text:p>
          </table:table-cell>
          <table:table-cell table:style-name="ce2" office:value-type="float" office:value="2291900">
            <text:p>22919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862.1213">
            <text:p>1862.12</text:p>
          </table:table-cell>
          <table:table-cell table:style-name="ce2" office:value-type="float" office:value="72.039955">
            <text:p>72.04</text:p>
          </table:table-cell>
          <table:table-cell table:style-name="ce2" office:value-type="float" office:value="134.39749">
            <text:p>134.4</text:p>
          </table:table-cell>
          <table:table-cell table:style-name="ce2" office:value-type="float" office:value="2990.6">
            <text:p>2990.6</text:p>
          </table:table-cell>
          <table:table-cell table:style-name="ce2" office:value-type="float" office:value="79.82779">
            <text:p>79.83</text:p>
          </table:table-cell>
          <table:table-cell table:style-name="ce2" office:value-type="float" office:value="9.629583">
            <text:p>9.63</text:p>
          </table:table-cell>
          <table:table-cell table:style-name="ce2" office:value-type="float" office:value="128.4">
            <text:p>128.4</text:p>
          </table:table-cell>
          <table:table-cell table:style-name="ce2" office:value-type="float" office:value="2420400">
            <text:p>24204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2018.6521">
            <text:p>2018.65</text:p>
          </table:table-cell>
          <table:table-cell table:style-name="ce2" office:value-type="float" office:value="73.339066">
            <text:p>73.34</text:p>
          </table:table-cell>
          <table:table-cell table:style-name="ce2" office:value-type="float" office:value="140.3223">
            <text:p>140.32</text:p>
          </table:table-cell>
          <table:table-cell table:style-name="ce2" office:value-type="float" office:value="3011.8">
            <text:p>3011.8</text:p>
          </table:table-cell>
          <table:table-cell table:style-name="ce2" office:value-type="float" office:value="79.67142">
            <text:p>79.67</text:p>
          </table:table-cell>
          <table:table-cell table:style-name="ce2" office:value-type="float" office:value="7.540984">
            <text:p>7.54</text:p>
          </table:table-cell>
          <table:table-cell table:style-name="ce2" office:value-type="float" office:value="144.2">
            <text:p>144.2</text:p>
          </table:table-cell>
          <table:table-cell table:style-name="ce2" office:value-type="float" office:value="2554500">
            <text:p>25545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2066.6582">
            <text:p>2066.66</text:p>
          </table:table-cell>
          <table:table-cell table:style-name="ce2" office:value-type="float" office:value="73.58326">
            <text:p>73.58</text:p>
          </table:table-cell>
          <table:table-cell table:style-name="ce2" office:value-type="float" office:value="146.6545">
            <text:p>146.65</text:p>
          </table:table-cell>
          <table:table-cell table:style-name="ce2" office:value-type="float" office:value="3047">
            <text:p>3047</text:p>
          </table:table-cell>
          <table:table-cell table:style-name="ce2" office:value-type="float" office:value="80.28486">
            <text:p>80.28</text:p>
          </table:table-cell>
          <table:table-cell table:style-name="ce2" office:value-type="float" office:value="7.729436">
            <text:p>7.73</text:p>
          </table:table-cell>
          <table:table-cell table:style-name="ce2" office:value-type="float" office:value="145.3">
            <text:p>145.3</text:p>
          </table:table-cell>
          <table:table-cell table:style-name="ce2" office:value-type="float" office:value="2697800">
            <text:p>26978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2129.43">
            <text:p>2129.43</text:p>
          </table:table-cell>
          <table:table-cell table:style-name="ce2" office:value-type="float" office:value="73.920975">
            <text:p>73.92</text:p>
          </table:table-cell>
          <table:table-cell table:style-name="ce2" office:value-type="float" office:value="151.9205">
            <text:p>151.92</text:p>
          </table:table-cell>
          <table:table-cell table:style-name="ce2" office:value-type="float" office:value="3071.4">
            <text:p>3071.4</text:p>
          </table:table-cell>
          <table:table-cell table:style-name="ce2" office:value-type="float" office:value="80.40785">
            <text:p>80.41</text:p>
          </table:table-cell>
          <table:table-cell table:style-name="ce2" office:value-type="float" office:value="7.501889">
            <text:p>7.5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2844900">
            <text:p>28449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2177.5078">
            <text:p>2177.51</text:p>
          </table:table-cell>
          <table:table-cell table:style-name="ce2" office:value-type="float" office:value="74.382385">
            <text:p>74.38</text:p>
          </table:table-cell>
          <table:table-cell table:style-name="ce2" office:value-type="float" office:value="157.1108">
            <text:p>157.11</text:p>
          </table:table-cell>
          <table:table-cell table:style-name="ce2" office:value-type="float" office:value="3084.2">
            <text:p>3084.2</text:p>
          </table:table-cell>
          <table:table-cell table:style-name="ce2" office:value-type="float" office:value="80.67882">
            <text:p>80.68</text:p>
          </table:table-cell>
          <table:table-cell table:style-name="ce2" office:value-type="float" office:value="7.585393">
            <text:p>7.59</text:p>
          </table:table-cell>
          <table:table-cell table:style-name="ce2" office:value-type="float" office:value="163.7">
            <text:p>163.7</text:p>
          </table:table-cell>
          <table:table-cell table:style-name="ce2" office:value-type="float" office:value="2993000">
            <text:p>29930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2218.4563">
            <text:p>2218.46</text:p>
          </table:table-cell>
          <table:table-cell table:style-name="ce2" office:value-type="float" office:value="74.89757">
            <text:p>74.9</text:p>
          </table:table-cell>
          <table:table-cell table:style-name="ce2" office:value-type="float" office:value="161.912">
            <text:p>161.91</text:p>
          </table:table-cell>
          <table:table-cell table:style-name="ce2" office:value-type="float" office:value="3143.4">
            <text:p>3143.4</text:p>
          </table:table-cell>
          <table:table-cell table:style-name="ce2" office:value-type="float" office:value="80.75182">
            <text:p>80.75</text:p>
          </table:table-cell>
          <table:table-cell table:style-name="ce2" office:value-type="float" office:value="7.9238524">
            <text:p>7.92</text:p>
          </table:table-cell>
          <table:table-cell table:style-name="ce2" office:value-type="float" office:value="173.5">
            <text:p>173.5</text:p>
          </table:table-cell>
          <table:table-cell table:style-name="ce2" office:value-type="float" office:value="3141700">
            <text:p>31417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2281.1226">
            <text:p>2281.12</text:p>
          </table:table-cell>
          <table:table-cell table:style-name="ce2" office:value-type="float" office:value="75.55768">
            <text:p>75.56</text:p>
          </table:table-cell>
          <table:table-cell table:style-name="ce2" office:value-type="float" office:value="167.7799">
            <text:p>167.78</text:p>
          </table:table-cell>
          <table:table-cell table:style-name="ce2" office:value-type="float" office:value="3171.4">
            <text:p>3171.4</text:p>
          </table:table-cell>
          <table:table-cell table:style-name="ce2" office:value-type="float" office:value="80.758316">
            <text:p>80.76</text:p>
          </table:table-cell>
          <table:table-cell table:style-name="ce2" office:value-type="float" office:value="7.958265">
            <text:p>7.96</text:p>
          </table:table-cell>
          <table:table-cell table:style-name="ce2" office:value-type="float" office:value="192.5">
            <text:p>192.5</text:p>
          </table:table-cell>
          <table:table-cell table:style-name="ce2" office:value-type="float" office:value="3288700">
            <text:p>32887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2335.0652">
            <text:p>2335.07</text:p>
          </table:table-cell>
          <table:table-cell table:style-name="ce2" office:value-type="float" office:value="75.94608">
            <text:p>75.95</text:p>
          </table:table-cell>
          <table:table-cell table:style-name="ce2" office:value-type="float" office:value="174.32422">
            <text:p>174.32</text:p>
          </table:table-cell>
          <table:table-cell table:style-name="ce2" office:value-type="float" office:value="3185.8">
            <text:p>3185.8</text:p>
          </table:table-cell>
          <table:table-cell table:style-name="ce2" office:value-type="float" office:value="80.83919">
            <text:p>80.84</text:p>
          </table:table-cell>
          <table:table-cell table:style-name="ce2" office:value-type="float" office:value="8.047278">
            <text:p>8.05</text:p>
          </table:table-cell>
          <table:table-cell table:style-name="ce2" office:value-type="float" office:value="170.9">
            <text:p>170.9</text:p>
          </table:table-cell>
          <table:table-cell table:style-name="ce2" office:value-type="float" office:value="3437500">
            <text:p>34375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2349.3855">
            <text:p>2349.39</text:p>
          </table:table-cell>
          <table:table-cell table:style-name="ce2" office:value-type="float" office:value="75.8738">
            <text:p>75.87</text:p>
          </table:table-cell>
          <table:table-cell table:style-name="ce2" office:value-type="float" office:value="178.81808">
            <text:p>178.82</text:p>
          </table:table-cell>
          <table:table-cell table:style-name="ce2" office:value-type="float" office:value="3205.4">
            <text:p>3205.4</text:p>
          </table:table-cell>
          <table:table-cell table:style-name="ce2" office:value-type="float" office:value="81.26777">
            <text:p>81.27</text:p>
          </table:table-cell>
          <table:table-cell table:style-name="ce2" office:value-type="float" office:value="7.9344597">
            <text:p>7.93</text:p>
          </table:table-cell>
          <table:table-cell table:style-name="ce2" office:value-type="float" office:value="161.7">
            <text:p>161.7</text:p>
          </table:table-cell>
          <table:table-cell table:style-name="ce2" office:value-type="float" office:value="3591500">
            <text:p>35915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2374.4082">
            <text:p>2374.41</text:p>
          </table:table-cell>
          <table:table-cell table:style-name="ce2" office:value-type="float" office:value="76.2204">
            <text:p>76.22</text:p>
          </table:table-cell>
          <table:table-cell table:style-name="ce2" office:value-type="float" office:value="186.13419">
            <text:p>186.13</text:p>
          </table:table-cell>
          <table:table-cell table:style-name="ce2" office:value-type="float" office:value="3255.4">
            <text:p>3255.4</text:p>
          </table:table-cell>
          <table:table-cell table:style-name="ce2" office:value-type="float" office:value="81.416855">
            <text:p>81.42</text:p>
          </table:table-cell>
          <table:table-cell table:style-name="ce2" office:value-type="float" office:value="7.6116877">
            <text:p>7.61</text:p>
          </table:table-cell>
          <table:table-cell table:style-name="ce2" office:value-type="float" office:value="192.8">
            <text:p>192.8</text:p>
          </table:table-cell>
          <table:table-cell table:style-name="ce2" office:value-type="float" office:value="3747400">
            <text:p>37474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2426.5825">
            <text:p>2426.58</text:p>
          </table:table-cell>
          <table:table-cell table:style-name="ce2" office:value-type="float" office:value="76.53808">
            <text:p>76.54</text:p>
          </table:table-cell>
          <table:table-cell table:style-name="ce2" office:value-type="float" office:value="193.85999">
            <text:p>193.86</text:p>
          </table:table-cell>
          <table:table-cell table:style-name="ce2" office:value-type="float" office:value="3266.2">
            <text:p>3266.2</text:p>
          </table:table-cell>
          <table:table-cell table:style-name="ce2" office:value-type="float" office:value="81.892944">
            <text:p>81.89</text:p>
          </table:table-cell>
          <table:table-cell table:style-name="ce2" office:value-type="float" office:value="7.670601">
            <text:p>7.67</text:p>
          </table:table-cell>
          <table:table-cell table:style-name="ce2" office:value-type="float" office:value="178.9">
            <text:p>178.9</text:p>
          </table:table-cell>
          <table:table-cell table:style-name="ce2" office:value-type="float" office:value="3904000">
            <text:p>39040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2446.6619">
            <text:p>2446.66</text:p>
          </table:table-cell>
          <table:table-cell table:style-name="ce2" office:value-type="float" office:value="76.67325">
            <text:p>76.67</text:p>
          </table:table-cell>
          <table:table-cell table:style-name="ce2" office:value-type="float" office:value="196.1785">
            <text:p>196.18</text:p>
          </table:table-cell>
          <table:table-cell table:style-name="ce2" office:value-type="float" office:value="3281.8">
            <text:p>3281.8</text:p>
          </table:table-cell>
          <table:table-cell table:style-name="ce2" office:value-type="float" office:value="82.518906">
            <text:p>82.52</text:p>
          </table:table-cell>
          <table:table-cell table:style-name="ce2" office:value-type="float" office:value="7.450895">
            <text:p>7.45</text:p>
          </table:table-cell>
          <table:table-cell table:style-name="ce2" office:value-type="float" office:value="197.9">
            <text:p>197.9</text:p>
          </table:table-cell>
          <table:table-cell table:style-name="ce2" office:value-type="float" office:value="4063700">
            <text:p>40637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2436.7468">
            <text:p>2436.75</text:p>
          </table:table-cell>
          <table:table-cell table:style-name="ce2" office:value-type="float" office:value="76.4363">
            <text:p>76.44</text:p>
          </table:table-cell>
          <table:table-cell table:style-name="ce2" office:value-type="float" office:value="197.29591">
            <text:p>197.3</text:p>
          </table:table-cell>
          <table:table-cell table:style-name="ce2" office:value-type="float" office:value="3325.8">
            <text:p>3325.8</text:p>
          </table:table-cell>
          <table:table-cell table:style-name="ce2" office:value-type="float" office:value="82.005585">
            <text:p>82.01</text:p>
          </table:table-cell>
          <table:table-cell table:style-name="ce2" office:value-type="float" office:value="7.849407">
            <text:p>7.85</text:p>
          </table:table-cell>
          <table:table-cell table:style-name="ce2" office:value-type="float" office:value="222.4">
            <text:p>222.4</text:p>
          </table:table-cell>
          <table:table-cell table:style-name="ce2" office:value-type="float" office:value="4225000">
            <text:p>42250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2519.8599">
            <text:p>2519.86</text:p>
          </table:table-cell>
          <table:table-cell table:style-name="ce2" office:value-type="float" office:value="77.03088">
            <text:p>77.03</text:p>
          </table:table-cell>
          <table:table-cell table:style-name="ce2" office:value-type="float" office:value="199.9255">
            <text:p>199.93</text:p>
          </table:table-cell>
          <table:table-cell table:style-name="ce2" office:value-type="float" office:value="3376.2">
            <text:p>3376.2</text:p>
          </table:table-cell>
          <table:table-cell table:style-name="ce2" office:value-type="float" office:value="82.64909">
            <text:p>82.65</text:p>
          </table:table-cell>
          <table:table-cell table:style-name="ce2" office:value-type="float" office:value="7.7681503">
            <text:p>7.77</text:p>
          </table:table-cell>
          <table:table-cell table:style-name="ce2" office:value-type="float" office:value="224">
            <text:p>224</text:p>
          </table:table-cell>
          <table:table-cell table:style-name="ce2" office:value-type="float" office:value="4389400">
            <text:p>43894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531.8735">
            <text:p>2531.87</text:p>
          </table:table-cell>
          <table:table-cell table:style-name="ce2" office:value-type="float" office:value="77.21669">
            <text:p>77.22</text:p>
          </table:table-cell>
          <table:table-cell table:style-name="ce2" office:value-type="float" office:value="203.8842">
            <text:p>203.88</text:p>
          </table:table-cell>
          <table:table-cell table:style-name="ce2" office:value-type="float" office:value="3404.2">
            <text:p>3404.2</text:p>
          </table:table-cell>
          <table:table-cell table:style-name="ce2" office:value-type="float" office:value="82.48325">
            <text:p>82.48</text:p>
          </table:table-cell>
          <table:table-cell table:style-name="ce2" office:value-type="float" office:value="7.6856675">
            <text:p>7.69</text:p>
          </table:table-cell>
          <table:table-cell table:style-name="ce2" office:value-type="float" office:value="209.2">
            <text:p>209.2</text:p>
          </table:table-cell>
          <table:table-cell table:style-name="ce2" office:value-type="float" office:value="4557900">
            <text:p>45579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546.6062">
            <text:p>2546.61</text:p>
          </table:table-cell>
          <table:table-cell table:style-name="ce2" office:value-type="float" office:value="77.39844">
            <text:p>77.4</text:p>
          </table:table-cell>
          <table:table-cell table:style-name="ce2" office:value-type="float" office:value="209.69841">
            <text:p>209.7</text:p>
          </table:table-cell>
          <table:table-cell table:style-name="ce2" office:value-type="float" office:value="3422.6">
            <text:p>3422.6</text:p>
          </table:table-cell>
          <table:table-cell table:style-name="ce2" office:value-type="float" office:value="82.71139">
            <text:p>82.71</text:p>
          </table:table-cell>
          <table:table-cell table:style-name="ce2" office:value-type="float" office:value="7.7265434">
            <text:p>7.73</text:p>
          </table:table-cell>
          <table:table-cell table:style-name="ce2" office:value-type="float" office:value="237">
            <text:p>237</text:p>
          </table:table-cell>
          <table:table-cell table:style-name="ce2" office:value-type="float" office:value="4729400">
            <text:p>47294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544.5957">
            <text:p>2544.6</text:p>
          </table:table-cell>
          <table:table-cell table:style-name="ce2" office:value-type="float" office:value="77.56158">
            <text:p>77.56</text:p>
          </table:table-cell>
          <table:table-cell table:style-name="ce2" office:value-type="float" office:value="218.6569">
            <text:p>218.66</text:p>
          </table:table-cell>
          <table:table-cell table:style-name="ce2" office:value-type="float" office:value="3472.2">
            <text:p>3472.2</text:p>
          </table:table-cell>
          <table:table-cell table:style-name="ce2" office:value-type="float" office:value="82.50068">
            <text:p>82.5</text:p>
          </table:table-cell>
          <table:table-cell table:style-name="ce2" office:value-type="float" office:value="7.7251434">
            <text:p>7.73</text:p>
          </table:table-cell>
          <table:table-cell table:style-name="ce2" office:value-type="float" office:value="242.3">
            <text:p>242.3</text:p>
          </table:table-cell>
          <table:table-cell table:style-name="ce2" office:value-type="float" office:value="4903400">
            <text:p>49034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635.3972">
            <text:p>2635.4</text:p>
          </table:table-cell>
          <table:table-cell table:style-name="ce2" office:value-type="float" office:value="78.24321">
            <text:p>78.24</text:p>
          </table:table-cell>
          <table:table-cell table:style-name="ce2" office:value-type="float" office:value="231.36458">
            <text:p>231.36</text:p>
          </table:table-cell>
          <table:table-cell table:style-name="ce2" office:value-type="float" office:value="3548.2">
            <text:p>3548.2</text:p>
          </table:table-cell>
          <table:table-cell table:style-name="ce2" office:value-type="float" office:value="82.463326">
            <text:p>82.46</text:p>
          </table:table-cell>
          <table:table-cell table:style-name="ce2" office:value-type="float" office:value="8.110342">
            <text:p>8.11</text:p>
          </table:table-cell>
          <table:table-cell table:style-name="ce2" office:value-type="float" office:value="247.3">
            <text:p>247.3</text:p>
          </table:table-cell>
          <table:table-cell table:style-name="ce2" office:value-type="float" office:value="5082500">
            <text:p>50825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682.7954">
            <text:p>2682.8</text:p>
          </table:table-cell>
          <table:table-cell table:style-name="ce2" office:value-type="float" office:value="78.62876">
            <text:p>78.63</text:p>
          </table:table-cell>
          <table:table-cell table:style-name="ce2" office:value-type="float" office:value="239.943">
            <text:p>239.94</text:p>
          </table:table-cell>
          <table:table-cell table:style-name="ce2" office:value-type="float" office:value="3563.4">
            <text:p>3563.4</text:p>
          </table:table-cell>
          <table:table-cell table:style-name="ce2" office:value-type="float" office:value="82.69669">
            <text:p>82.7</text:p>
          </table:table-cell>
          <table:table-cell table:style-name="ce2" office:value-type="float" office:value="8.134046">
            <text:p>8.13</text:p>
          </table:table-cell>
          <table:table-cell table:style-name="ce2" office:value-type="float" office:value="244.9">
            <text:p>244.9</text:p>
          </table:table-cell>
          <table:table-cell table:style-name="ce2" office:value-type="float" office:value="5265500">
            <text:p>52655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718.5684">
            <text:p>2718.57</text:p>
          </table:table-cell>
          <table:table-cell table:style-name="ce2" office:value-type="float" office:value="78.76533">
            <text:p>78.77</text:p>
          </table:table-cell>
          <table:table-cell table:style-name="ce2" office:value-type="float" office:value="243.76338">
            <text:p>243.76</text:p>
          </table:table-cell>
          <table:table-cell table:style-name="ce2" office:value-type="float" office:value="3567.4">
            <text:p>3567.4</text:p>
          </table:table-cell>
          <table:table-cell table:style-name="ce2" office:value-type="float" office:value="82.99909">
            <text:p>83</text:p>
          </table:table-cell>
          <table:table-cell table:style-name="ce2" office:value-type="float" office:value="8.173456">
            <text:p>8.17</text:p>
          </table:table-cell>
          <table:table-cell table:style-name="ce2" office:value-type="float" office:value="267.1">
            <text:p>267.1</text:p>
          </table:table-cell>
          <table:table-cell table:style-name="ce2" office:value-type="float" office:value="5448700">
            <text:p>54487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731.5947">
            <text:p>2731.59</text:p>
          </table:table-cell>
          <table:table-cell table:style-name="ce2" office:value-type="float" office:value="78.66437">
            <text:p>78.66</text:p>
          </table:table-cell>
          <table:table-cell table:style-name="ce2" office:value-type="float" office:value="248.6928">
            <text:p>248.69</text:p>
          </table:table-cell>
          <table:table-cell table:style-name="ce2" office:value-type="float" office:value="3581.8">
            <text:p>3581.8</text:p>
          </table:table-cell>
          <table:table-cell table:style-name="ce2" office:value-type="float" office:value="82.82779">
            <text:p>82.83</text:p>
          </table:table-cell>
          <table:table-cell table:style-name="ce2" office:value-type="float" office:value="8.00165">
            <text:p>8</text:p>
          </table:table-cell>
          <table:table-cell table:style-name="ce2" office:value-type="float" office:value="241.5">
            <text:p>241.5</text:p>
          </table:table-cell>
          <table:table-cell table:style-name="ce2" office:value-type="float" office:value="5632900">
            <text:p>56329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786.8264">
            <text:p>2786.83</text:p>
          </table:table-cell>
          <table:table-cell table:style-name="ce2" office:value-type="float" office:value="78.9568">
            <text:p>78.96</text:p>
          </table:table-cell>
          <table:table-cell table:style-name="ce2" office:value-type="float" office:value="252.1811">
            <text:p>252.18</text:p>
          </table:table-cell>
          <table:table-cell table:style-name="ce2" office:value-type="float" office:value="3647.4">
            <text:p>3647.4</text:p>
          </table:table-cell>
          <table:table-cell table:style-name="ce2" office:value-type="float" office:value="83.28736">
            <text:p>83.29</text:p>
          </table:table-cell>
          <table:table-cell table:style-name="ce2" office:value-type="float" office:value="8.056532">
            <text:p>8.06</text:p>
          </table:table-cell>
          <table:table-cell table:style-name="ce2" office:value-type="float" office:value="247.8">
            <text:p>247.8</text:p>
          </table:table-cell>
          <table:table-cell table:style-name="ce2" office:value-type="float" office:value="5820200">
            <text:p>58202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801.6921">
            <text:p>2801.69</text:p>
          </table:table-cell>
          <table:table-cell table:style-name="ce2" office:value-type="float" office:value="78.85215">
            <text:p>78.85</text:p>
          </table:table-cell>
          <table:table-cell table:style-name="ce2" office:value-type="float" office:value="259.66043">
            <text:p>259.66</text:p>
          </table:table-cell>
          <table:table-cell table:style-name="ce2" office:value-type="float" office:value="3647.4">
            <text:p>3647.4</text:p>
          </table:table-cell>
          <table:table-cell table:style-name="ce2" office:value-type="float" office:value="83.47438">
            <text:p>83.47</text:p>
          </table:table-cell>
          <table:table-cell table:style-name="ce2" office:value-type="float" office:value="8.121989">
            <text:p>8.12</text:p>
          </table:table-cell>
          <table:table-cell table:style-name="ce2" office:value-type="float" office:value="250.7">
            <text:p>250.7</text:p>
          </table:table-cell>
          <table:table-cell table:style-name="ce2" office:value-type="float" office:value="6012000">
            <text:p>60120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846.7537">
            <text:p>2846.75</text:p>
          </table:table-cell>
          <table:table-cell table:style-name="ce2" office:value-type="float" office:value="79.16907">
            <text:p>79.17</text:p>
          </table:table-cell>
          <table:table-cell table:style-name="ce2" office:value-type="float" office:value="267.58298">
            <text:p>267.58</text:p>
          </table:table-cell>
          <table:table-cell table:style-name="ce2" office:value-type="float" office:value="3653">
            <text:p>3653</text:p>
          </table:table-cell>
          <table:table-cell table:style-name="ce2" office:value-type="float" office:value="83.43872">
            <text:p>83.44</text:p>
          </table:table-cell>
          <table:table-cell table:style-name="ce2" office:value-type="float" office:value="7.9424005">
            <text:p>7.94</text:p>
          </table:table-cell>
          <table:table-cell table:style-name="ce2" office:value-type="float" office:value="282.5">
            <text:p>282.5</text:p>
          </table:table-cell>
          <table:table-cell table:style-name="ce2" office:value-type="float" office:value="6207700">
            <text:p>62077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865.935">
            <text:p>2865.94</text:p>
          </table:table-cell>
          <table:table-cell table:style-name="ce2" office:value-type="float" office:value="79.33125">
            <text:p>79.33</text:p>
          </table:table-cell>
          <table:table-cell table:style-name="ce2" office:value-type="float" office:value="274.96136">
            <text:p>274.96</text:p>
          </table:table-cell>
          <table:table-cell table:style-name="ce2" office:value-type="float" office:value="3668.2">
            <text:p>3668.2</text:p>
          </table:table-cell>
          <table:table-cell table:style-name="ce2" office:value-type="float" office:value="83.53326">
            <text:p>83.53</text:p>
          </table:table-cell>
          <table:table-cell table:style-name="ce2" office:value-type="float" office:value="8.114417">
            <text:p>8.11</text:p>
          </table:table-cell>
          <table:table-cell table:style-name="ce2" office:value-type="float" office:value="285.3">
            <text:p>285.3</text:p>
          </table:table-cell>
          <table:table-cell table:style-name="ce2" office:value-type="float" office:value="6411900">
            <text:p>64119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4</text:p>
          </table:table-cell>
          <table:table-cell table:style-name="ce2" table:number-columns-repeated="8"/>
          <table:table-cell office:value-type="string">
            <text:p>S=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4</text:p>
          </table:table-cell>
          <table:table-cell table:style-name="ce1" office:value-type="string">
            <text:p>Mean Solved Score 4</text:p>
          </table:table-cell>
          <table:table-cell table:style-name="ce1" office:value-type="string">
            <text:p>Mean Entropy 4</text:p>
          </table:table-cell>
          <table:table-cell table:style-name="ce1" office:value-type="string">
            <text:p>Mean Size 4</text:p>
          </table:table-cell>
          <table:table-cell table:style-name="ce1" office:value-type="string">
            <text:p>Solved Score 4</text:p>
          </table:table-cell>
          <table:table-cell table:style-name="ce1" office:value-type="string">
            <text:p>Entropy 4</text:p>
          </table:table-cell>
          <table:table-cell table:style-name="ce1" office:value-type="string">
            <text:p>Steps 4</text:p>
          </table:table-cell>
          <table:table-cell table:style-name="ce1" office:value-type="string">
            <text:p>Size 4</text:p>
          </table:table-cell>
          <table:table-cell table:style-name="ce1" office:value-type="string">
            <text:p>TiempoTotal 4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8828">
            <text:p>7.88</text:p>
          </table:table-cell>
          <table:table-cell table:style-name="ce2" office:value-type="float" office:value="42.106354">
            <text:p>42.11</text:p>
          </table:table-cell>
          <table:table-cell table:style-name="ce2" office:value-type="float" office:value="104.762794">
            <text:p>104.76</text:p>
          </table:table-cell>
          <table:table-cell table:style-name="ce2" office:value-type="float" office:value="102.2">
            <text:p>102.2</text:p>
          </table:table-cell>
          <table:table-cell table:style-name="ce2" office:value-type="float" office:value="53.198524">
            <text:p>53.2</text:p>
          </table:table-cell>
          <table:table-cell table:style-name="ce2" office:value-type="float" office:value="8.6945915">
            <text:p>8.69</text:p>
          </table:table-cell>
          <table:table-cell table:style-name="ce2" office:value-type="float" office:value="40.1">
            <text:p>40.1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2.658">
            <text:p>12.66</text:p>
          </table:table-cell>
          <table:table-cell table:style-name="ce2" office:value-type="float" office:value="43.870514">
            <text:p>43.87</text:p>
          </table:table-cell>
          <table:table-cell table:style-name="ce2" office:value-type="float" office:value="70.4312">
            <text:p>70.43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53.212414">
            <text:p>53.21</text:p>
          </table:table-cell>
          <table:table-cell table:style-name="ce2" office:value-type="float" office:value="15.258463">
            <text:p>15.2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79700">
            <text:p>797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8.205801">
            <text:p>18.21</text:p>
          </table:table-cell>
          <table:table-cell table:style-name="ce2" office:value-type="float" office:value="45.37873">
            <text:p>45.38</text:p>
          </table:table-cell>
          <table:table-cell table:style-name="ce2" office:value-type="float" office:value="44.469402">
            <text:p>44.47</text:p>
          </table:table-cell>
          <table:table-cell table:style-name="ce2" office:value-type="float" office:value="207.6">
            <text:p>207.6</text:p>
          </table:table-cell>
          <table:table-cell table:style-name="ce2" office:value-type="float" office:value="55.734398">
            <text:p>55.73</text:p>
          </table:table-cell>
          <table:table-cell table:style-name="ce2" office:value-type="float" office:value="10.877889">
            <text:p>10.88</text:p>
          </table:table-cell>
          <table:table-cell table:style-name="ce2" office:value-type="float" office:value="34.3">
            <text:p>34.3</text:p>
          </table:table-cell>
          <table:table-cell table:style-name="ce2" office:value-type="float" office:value="134300">
            <text:p>1343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24.347801">
            <text:p>24.35</text:p>
          </table:table-cell>
          <table:table-cell table:style-name="ce2" office:value-type="float" office:value="47.032585">
            <text:p>47.03</text:p>
          </table:table-cell>
          <table:table-cell table:style-name="ce2" office:value-type="float" office:value="30.743504">
            <text:p>30.74</text:p>
          </table:table-cell>
          <table:table-cell table:style-name="ce2" office:value-type="float" office:value="206.4">
            <text:p>206.4</text:p>
          </table:table-cell>
          <table:table-cell table:style-name="ce2" office:value-type="float" office:value="56.45205">
            <text:p>56.45</text:p>
          </table:table-cell>
          <table:table-cell table:style-name="ce2" office:value-type="float" office:value="9.086167">
            <text:p>9.0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76300">
            <text:p>1763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9.4292">
            <text:p>29.43</text:p>
          </table:table-cell>
          <table:table-cell table:style-name="ce2" office:value-type="float" office:value="48.262836">
            <text:p>48.26</text:p>
          </table:table-cell>
          <table:table-cell table:style-name="ce2" office:value-type="float" office:value="25.1486">
            <text:p>25.15</text:p>
          </table:table-cell>
          <table:table-cell table:style-name="ce2" office:value-type="float" office:value="224.4">
            <text:p>224.4</text:p>
          </table:table-cell>
          <table:table-cell table:style-name="ce2" office:value-type="float" office:value="51.20046">
            <text:p>51.2</text:p>
          </table:table-cell>
          <table:table-cell table:style-name="ce2" office:value-type="float" office:value="10.702639">
            <text:p>10.7</text:p>
          </table:table-cell>
          <table:table-cell table:style-name="ce2" office:value-type="float" office:value="37.8">
            <text:p>37.8</text:p>
          </table:table-cell>
          <table:table-cell table:style-name="ce2" office:value-type="float" office:value="213900">
            <text:p>2139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3.962">
            <text:p>33.96</text:p>
          </table:table-cell>
          <table:table-cell table:style-name="ce2" office:value-type="float" office:value="49.363686">
            <text:p>49.36</text:p>
          </table:table-cell>
          <table:table-cell table:style-name="ce2" office:value-type="float" office:value="22.497202">
            <text:p>22.5</text:p>
          </table:table-cell>
          <table:table-cell table:style-name="ce2" office:value-type="float" office:value="178.6">
            <text:p>178.6</text:p>
          </table:table-cell>
          <table:table-cell table:style-name="ce2" office:value-type="float" office:value="49.9156">
            <text:p>49.92</text:p>
          </table:table-cell>
          <table:table-cell table:style-name="ce2" office:value-type="float" office:value="8.215664">
            <text:p>8.22</text:p>
          </table:table-cell>
          <table:table-cell table:style-name="ce2" office:value-type="float" office:value="37.1">
            <text:p>37.1</text:p>
          </table:table-cell>
          <table:table-cell table:style-name="ce2" office:value-type="float" office:value="248800">
            <text:p>2488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7.983604">
            <text:p>37.98</text:p>
          </table:table-cell>
          <table:table-cell table:style-name="ce2" office:value-type="float" office:value="50.3852">
            <text:p>50.39</text:p>
          </table:table-cell>
          <table:table-cell table:style-name="ce2" office:value-type="float" office:value="21.1114">
            <text:p>21.11</text:p>
          </table:table-cell>
          <table:table-cell table:style-name="ce2" office:value-type="float" office:value="217.6">
            <text:p>217.6</text:p>
          </table:table-cell>
          <table:table-cell table:style-name="ce2" office:value-type="float" office:value="50.417084">
            <text:p>50.42</text:p>
          </table:table-cell>
          <table:table-cell table:style-name="ce2" office:value-type="float" office:value="7.5764856">
            <text:p>7.58</text:p>
          </table:table-cell>
          <table:table-cell table:style-name="ce2" office:value-type="float" office:value="31.2">
            <text:p>31.2</text:p>
          </table:table-cell>
          <table:table-cell table:style-name="ce2" office:value-type="float" office:value="281300">
            <text:p>2813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2.0642">
            <text:p>42.06</text:p>
          </table:table-cell>
          <table:table-cell table:style-name="ce2" office:value-type="float" office:value="51.42464">
            <text:p>51.42</text:p>
          </table:table-cell>
          <table:table-cell table:style-name="ce2" office:value-type="float" office:value="19.929102">
            <text:p>19.93</text:p>
          </table:table-cell>
          <table:table-cell table:style-name="ce2" office:value-type="float" office:value="223.6">
            <text:p>223.6</text:p>
          </table:table-cell>
          <table:table-cell table:style-name="ce2" office:value-type="float" office:value="52.615486">
            <text:p>52.62</text:p>
          </table:table-cell>
          <table:table-cell table:style-name="ce2" office:value-type="float" office:value="6.821528">
            <text:p>6.82</text:p>
          </table:table-cell>
          <table:table-cell table:style-name="ce2" office:value-type="float" office:value="48.3">
            <text:p>48.3</text:p>
          </table:table-cell>
          <table:table-cell table:style-name="ce2" office:value-type="float" office:value="312500">
            <text:p>3125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46.591602">
            <text:p>46.59</text:p>
          </table:table-cell>
          <table:table-cell table:style-name="ce2" office:value-type="float" office:value="52.454388">
            <text:p>52.45</text:p>
          </table:table-cell>
          <table:table-cell table:style-name="ce2" office:value-type="float" office:value="19.009602">
            <text:p>19.01</text:p>
          </table:table-cell>
          <table:table-cell table:style-name="ce2" office:value-type="float" office:value="186.6">
            <text:p>186.6</text:p>
          </table:table-cell>
          <table:table-cell table:style-name="ce2" office:value-type="float" office:value="51.39966">
            <text:p>51.4</text:p>
          </table:table-cell>
          <table:table-cell table:style-name="ce2" office:value-type="float" office:value="7.9431677">
            <text:p>7.94</text:p>
          </table:table-cell>
          <table:table-cell table:style-name="ce2" office:value-type="float" office:value="41.5">
            <text:p>41.5</text:p>
          </table:table-cell>
          <table:table-cell table:style-name="ce2" office:value-type="float" office:value="343900">
            <text:p>3439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0.583595">
            <text:p>50.58</text:p>
          </table:table-cell>
          <table:table-cell table:style-name="ce2" office:value-type="float" office:value="53.319347">
            <text:p>53.32</text:p>
          </table:table-cell>
          <table:table-cell table:style-name="ce2" office:value-type="float" office:value="18.5341">
            <text:p>18.53</text:p>
          </table:table-cell>
          <table:table-cell table:style-name="ce2" office:value-type="float" office:value="179.2">
            <text:p>179.2</text:p>
          </table:table-cell>
          <table:table-cell table:style-name="ce2" office:value-type="float" office:value="58.129498">
            <text:p>58.13</text:p>
          </table:table-cell>
          <table:table-cell table:style-name="ce2" office:value-type="float" office:value="5.890311">
            <text:p>5.89</text:p>
          </table:table-cell>
          <table:table-cell table:style-name="ce2" office:value-type="float" office:value="34.2">
            <text:p>34.2</text:p>
          </table:table-cell>
          <table:table-cell table:style-name="ce2" office:value-type="float" office:value="374000">
            <text:p>3740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2.5924">
            <text:p>52.59</text:p>
          </table:table-cell>
          <table:table-cell table:style-name="ce2" office:value-type="float" office:value="53.67528">
            <text:p>53.68</text:p>
          </table:table-cell>
          <table:table-cell table:style-name="ce2" office:value-type="float" office:value="18.687601">
            <text:p>18.69</text:p>
          </table:table-cell>
          <table:table-cell table:style-name="ce2" office:value-type="float" office:value="176.8">
            <text:p>176.8</text:p>
          </table:table-cell>
          <table:table-cell table:style-name="ce2" office:value-type="float" office:value="55.616173">
            <text:p>55.62</text:p>
          </table:table-cell>
          <table:table-cell table:style-name="ce2" office:value-type="float" office:value="6.51202">
            <text:p>6.5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405400">
            <text:p>4054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3.8276">
            <text:p>53.83</text:p>
          </table:table-cell>
          <table:table-cell table:style-name="ce2" office:value-type="float" office:value="53.881836">
            <text:p>53.88</text:p>
          </table:table-cell>
          <table:table-cell table:style-name="ce2" office:value-type="float" office:value="19.3177">
            <text:p>19.32</text:p>
          </table:table-cell>
          <table:table-cell table:style-name="ce2" office:value-type="float" office:value="180.6">
            <text:p>180.6</text:p>
          </table:table-cell>
          <table:table-cell table:style-name="ce2" office:value-type="float" office:value="56.708874">
            <text:p>56.71</text:p>
          </table:table-cell>
          <table:table-cell table:style-name="ce2" office:value-type="float" office:value="7.015802">
            <text:p>7.02</text:p>
          </table:table-cell>
          <table:table-cell table:style-name="ce2" office:value-type="float" office:value="30.4">
            <text:p>30.4</text:p>
          </table:table-cell>
          <table:table-cell table:style-name="ce2" office:value-type="float" office:value="440900">
            <text:p>4409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4.7546">
            <text:p>54.75</text:p>
          </table:table-cell>
          <table:table-cell table:style-name="ce2" office:value-type="float" office:value="54.00414">
            <text:p>54</text:p>
          </table:table-cell>
          <table:table-cell table:style-name="ce2" office:value-type="float" office:value="20.0677">
            <text:p>20.07</text:p>
          </table:table-cell>
          <table:table-cell table:style-name="ce2" office:value-type="float" office:value="217.6">
            <text:p>217.6</text:p>
          </table:table-cell>
          <table:table-cell table:style-name="ce2" office:value-type="float" office:value="59.4197">
            <text:p>59.42</text:p>
          </table:table-cell>
          <table:table-cell table:style-name="ce2" office:value-type="float" office:value="8.570874">
            <text:p>8.57</text:p>
          </table:table-cell>
          <table:table-cell table:style-name="ce2" office:value-type="float" office:value="28.9">
            <text:p>28.9</text:p>
          </table:table-cell>
          <table:table-cell table:style-name="ce2" office:value-type="float" office:value="478600">
            <text:p>4786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55.3518">
            <text:p>55.35</text:p>
          </table:table-cell>
          <table:table-cell table:style-name="ce2" office:value-type="float" office:value="53.994576">
            <text:p>53.99</text:p>
          </table:table-cell>
          <table:table-cell table:style-name="ce2" office:value-type="float" office:value="21.102">
            <text:p>21.1</text:p>
          </table:table-cell>
          <table:table-cell table:style-name="ce2" office:value-type="float" office:value="199.6">
            <text:p>199.6</text:p>
          </table:table-cell>
          <table:table-cell table:style-name="ce2" office:value-type="float" office:value="59.846474">
            <text:p>59.85</text:p>
          </table:table-cell>
          <table:table-cell table:style-name="ce2" office:value-type="float" office:value="9.829294">
            <text:p>9.83</text:p>
          </table:table-cell>
          <table:table-cell table:style-name="ce2" office:value-type="float" office:value="30.5">
            <text:p>30.5</text:p>
          </table:table-cell>
          <table:table-cell table:style-name="ce2" office:value-type="float" office:value="520800">
            <text:p>5208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55.7006">
            <text:p>55.7</text:p>
          </table:table-cell>
          <table:table-cell table:style-name="ce2" office:value-type="float" office:value="54.103504">
            <text:p>54.1</text:p>
          </table:table-cell>
          <table:table-cell table:style-name="ce2" office:value-type="float" office:value="22.189402">
            <text:p>22.19</text:p>
          </table:table-cell>
          <table:table-cell table:style-name="ce2" office:value-type="float" office:value="166.2">
            <text:p>166.2</text:p>
          </table:table-cell>
          <table:table-cell table:style-name="ce2" office:value-type="float" office:value="59.210472">
            <text:p>59.21</text:p>
          </table:table-cell>
          <table:table-cell table:style-name="ce2" office:value-type="float" office:value="10.76217">
            <text:p>10.76</text:p>
          </table:table-cell>
          <table:table-cell table:style-name="ce2" office:value-type="float" office:value="28.8">
            <text:p>28.8</text:p>
          </table:table-cell>
          <table:table-cell table:style-name="ce2" office:value-type="float" office:value="569700">
            <text:p>5697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55.886402">
            <text:p>55.89</text:p>
          </table:table-cell>
          <table:table-cell table:style-name="ce2" office:value-type="float" office:value="54.030083">
            <text:p>54.03</text:p>
          </table:table-cell>
          <table:table-cell table:style-name="ce2" office:value-type="float" office:value="23.137402">
            <text:p>23.14</text:p>
          </table:table-cell>
          <table:table-cell table:style-name="ce2" office:value-type="float" office:value="175.6">
            <text:p>175.6</text:p>
          </table:table-cell>
          <table:table-cell table:style-name="ce2" office:value-type="float" office:value="57.57096">
            <text:p>57.57</text:p>
          </table:table-cell>
          <table:table-cell table:style-name="ce2" office:value-type="float" office:value="9.767164">
            <text:p>9.77</text:p>
          </table:table-cell>
          <table:table-cell table:style-name="ce2" office:value-type="float" office:value="29.7">
            <text:p>29.7</text:p>
          </table:table-cell>
          <table:table-cell table:style-name="ce2" office:value-type="float" office:value="621300">
            <text:p>6213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56.4074">
            <text:p>56.41</text:p>
          </table:table-cell>
          <table:table-cell table:style-name="ce2" office:value-type="float" office:value="54.107994">
            <text:p>54.11</text:p>
          </table:table-cell>
          <table:table-cell table:style-name="ce2" office:value-type="float" office:value="24.191797">
            <text:p>24.19</text:p>
          </table:table-cell>
          <table:table-cell table:style-name="ce2" office:value-type="float" office:value="159.4">
            <text:p>159.4</text:p>
          </table:table-cell>
          <table:table-cell table:style-name="ce2" office:value-type="float" office:value="55.92221">
            <text:p>55.92</text:p>
          </table:table-cell>
          <table:table-cell table:style-name="ce2" office:value-type="float" office:value="10.875733">
            <text:p>10.8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679700">
            <text:p>6797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56.8214">
            <text:p>56.82</text:p>
          </table:table-cell>
          <table:table-cell table:style-name="ce2" office:value-type="float" office:value="54.181488">
            <text:p>54.18</text:p>
          </table:table-cell>
          <table:table-cell table:style-name="ce2" office:value-type="float" office:value="25.179598">
            <text:p>25.18</text:p>
          </table:table-cell>
          <table:table-cell table:style-name="ce2" office:value-type="float" office:value="203.2">
            <text:p>203.2</text:p>
          </table:table-cell>
          <table:table-cell table:style-name="ce2" office:value-type="float" office:value="57.09658">
            <text:p>57.1</text:p>
          </table:table-cell>
          <table:table-cell table:style-name="ce2" office:value-type="float" office:value="11.458256">
            <text:p>11.46</text:p>
          </table:table-cell>
          <table:table-cell table:style-name="ce2" office:value-type="float" office:value="36.4">
            <text:p>36.4</text:p>
          </table:table-cell>
          <table:table-cell table:style-name="ce2" office:value-type="float" office:value="743300">
            <text:p>7433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57.1244">
            <text:p>57.12</text:p>
          </table:table-cell>
          <table:table-cell table:style-name="ce2" office:value-type="float" office:value="54.14961">
            <text:p>54.15</text:p>
          </table:table-cell>
          <table:table-cell table:style-name="ce2" office:value-type="float" office:value="26.3319">
            <text:p>26.33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57.545784">
            <text:p>57.55</text:p>
          </table:table-cell>
          <table:table-cell table:style-name="ce2" office:value-type="float" office:value="8.92991">
            <text:p>8.93</text:p>
          </table:table-cell>
          <table:table-cell table:style-name="ce2" office:value-type="float" office:value="37.1">
            <text:p>37.1</text:p>
          </table:table-cell>
          <table:table-cell table:style-name="ce2" office:value-type="float" office:value="812500">
            <text:p>8125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57.6192">
            <text:p>57.62</text:p>
          </table:table-cell>
          <table:table-cell table:style-name="ce2" office:value-type="float" office:value="54.072357">
            <text:p>54.07</text:p>
          </table:table-cell>
          <table:table-cell table:style-name="ce2" office:value-type="float" office:value="27.357197">
            <text:p>27.36</text:p>
          </table:table-cell>
          <table:table-cell table:style-name="ce2" office:value-type="float" office:value="190.4">
            <text:p>190.4</text:p>
          </table:table-cell>
          <table:table-cell table:style-name="ce2" office:value-type="float" office:value="57.528023">
            <text:p>57.53</text:p>
          </table:table-cell>
          <table:table-cell table:style-name="ce2" office:value-type="float" office:value="9.44917">
            <text:p>9.45</text:p>
          </table:table-cell>
          <table:table-cell table:style-name="ce2" office:value-type="float" office:value="32.7">
            <text:p>32.7</text:p>
          </table:table-cell>
          <table:table-cell table:style-name="ce2" office:value-type="float" office:value="886400">
            <text:p>8864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57.910805">
            <text:p>57.91</text:p>
          </table:table-cell>
          <table:table-cell table:style-name="ce2" office:value-type="float" office:value="54.096424">
            <text:p>54.1</text:p>
          </table:table-cell>
          <table:table-cell table:style-name="ce2" office:value-type="float" office:value="28.3246">
            <text:p>28.32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54.700684">
            <text:p>54.7</text:p>
          </table:table-cell>
          <table:table-cell table:style-name="ce2" office:value-type="float" office:value="7.901021">
            <text:p>7.9</text:p>
          </table:table-cell>
          <table:table-cell table:style-name="ce2" office:value-type="float" office:value="36.7">
            <text:p>36.7</text:p>
          </table:table-cell>
          <table:table-cell table:style-name="ce2" office:value-type="float" office:value="964600">
            <text:p>9646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58.662193">
            <text:p>58.66</text:p>
          </table:table-cell>
          <table:table-cell table:style-name="ce2" office:value-type="float" office:value="54.056404">
            <text:p>54.06</text:p>
          </table:table-cell>
          <table:table-cell table:style-name="ce2" office:value-type="float" office:value="29.3599">
            <text:p>29.36</text:p>
          </table:table-cell>
          <table:table-cell table:style-name="ce2" office:value-type="float" office:value="153.4">
            <text:p>153.4</text:p>
          </table:table-cell>
          <table:table-cell table:style-name="ce2" office:value-type="float" office:value="53.448864">
            <text:p>53.45</text:p>
          </table:table-cell>
          <table:table-cell table:style-name="ce2" office:value-type="float" office:value="7.573115">
            <text:p>7.57</text:p>
          </table:table-cell>
          <table:table-cell table:style-name="ce2" office:value-type="float" office:value="36.7">
            <text:p>36.7</text:p>
          </table:table-cell>
          <table:table-cell table:style-name="ce2" office:value-type="float" office:value="1047300">
            <text:p>10473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60.27459">
            <text:p>60.27</text:p>
          </table:table-cell>
          <table:table-cell table:style-name="ce2" office:value-type="float" office:value="54.077496">
            <text:p>54.08</text:p>
          </table:table-cell>
          <table:table-cell table:style-name="ce2" office:value-type="float" office:value="30.6058">
            <text:p>30.61</text:p>
          </table:table-cell>
          <table:table-cell table:style-name="ce2" office:value-type="float" office:value="211.6">
            <text:p>211.6</text:p>
          </table:table-cell>
          <table:table-cell table:style-name="ce2" office:value-type="float" office:value="58.0123">
            <text:p>58.01</text:p>
          </table:table-cell>
          <table:table-cell table:style-name="ce2" office:value-type="float" office:value="7.17741">
            <text:p>7.1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36800">
            <text:p>11368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63.3828">
            <text:p>63.38</text:p>
          </table:table-cell>
          <table:table-cell table:style-name="ce2" office:value-type="float" office:value="54.149055">
            <text:p>54.15</text:p>
          </table:table-cell>
          <table:table-cell table:style-name="ce2" office:value-type="float" office:value="32.3874">
            <text:p>32.39</text:p>
          </table:table-cell>
          <table:table-cell table:style-name="ce2" office:value-type="float" office:value="224.2">
            <text:p>224.2</text:p>
          </table:table-cell>
          <table:table-cell table:style-name="ce2" office:value-type="float" office:value="58.239635">
            <text:p>58.24</text:p>
          </table:table-cell>
          <table:table-cell table:style-name="ce2" office:value-type="float" office:value="7.988594">
            <text:p>7.99</text:p>
          </table:table-cell>
          <table:table-cell table:style-name="ce2" office:value-type="float" office:value="38.4">
            <text:p>38.4</text:p>
          </table:table-cell>
          <table:table-cell table:style-name="ce2" office:value-type="float" office:value="1231000">
            <text:p>12310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66.21161">
            <text:p>66.21</text:p>
          </table:table-cell>
          <table:table-cell table:style-name="ce2" office:value-type="float" office:value="54.26297">
            <text:p>54.26</text:p>
          </table:table-cell>
          <table:table-cell table:style-name="ce2" office:value-type="float" office:value="33.8565">
            <text:p>33.86</text:p>
          </table:table-cell>
          <table:table-cell table:style-name="ce2" office:value-type="float" office:value="252.6">
            <text:p>252.6</text:p>
          </table:table-cell>
          <table:table-cell table:style-name="ce2" office:value-type="float" office:value="57.990776">
            <text:p>57.99</text:p>
          </table:table-cell>
          <table:table-cell table:style-name="ce2" office:value-type="float" office:value="5.4069743">
            <text:p>5.41</text:p>
          </table:table-cell>
          <table:table-cell table:style-name="ce2" office:value-type="float" office:value="39.7">
            <text:p>39.7</text:p>
          </table:table-cell>
          <table:table-cell table:style-name="ce2" office:value-type="float" office:value="1329100">
            <text:p>13291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70.740395">
            <text:p>70.74</text:p>
          </table:table-cell>
          <table:table-cell table:style-name="ce2" office:value-type="float" office:value="54.34593">
            <text:p>54.35</text:p>
          </table:table-cell>
          <table:table-cell table:style-name="ce2" office:value-type="float" office:value="35.6276">
            <text:p>35.63</text:p>
          </table:table-cell>
          <table:table-cell table:style-name="ce2" office:value-type="float" office:value="347.8">
            <text:p>347.8</text:p>
          </table:table-cell>
          <table:table-cell table:style-name="ce2" office:value-type="float" office:value="62.42027">
            <text:p>62.42</text:p>
          </table:table-cell>
          <table:table-cell table:style-name="ce2" office:value-type="float" office:value="8.834191">
            <text:p>8.83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430700">
            <text:p>14307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74.532">
            <text:p>74.53</text:p>
          </table:table-cell>
          <table:table-cell table:style-name="ce2" office:value-type="float" office:value="54.367725">
            <text:p>54.37</text:p>
          </table:table-cell>
          <table:table-cell table:style-name="ce2" office:value-type="float" office:value="36.775898">
            <text:p>36.78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62.09829">
            <text:p>62.1</text:p>
          </table:table-cell>
          <table:table-cell table:style-name="ce2" office:value-type="float" office:value="8.885294">
            <text:p>8.89</text:p>
          </table:table-cell>
          <table:table-cell table:style-name="ce2" office:value-type="float" office:value="42.8">
            <text:p>42.8</text:p>
          </table:table-cell>
          <table:table-cell table:style-name="ce2" office:value-type="float" office:value="1536000">
            <text:p>15360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77.943794">
            <text:p>77.94</text:p>
          </table:table-cell>
          <table:table-cell table:style-name="ce2" office:value-type="float" office:value="54.401173">
            <text:p>54.4</text:p>
          </table:table-cell>
          <table:table-cell table:style-name="ce2" office:value-type="float" office:value="38.1449">
            <text:p>38.14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61.02232">
            <text:p>61.02</text:p>
          </table:table-cell>
          <table:table-cell table:style-name="ce2" office:value-type="float" office:value="8.922611">
            <text:p>8.92</text:p>
          </table:table-cell>
          <table:table-cell table:style-name="ce2" office:value-type="float" office:value="45.8">
            <text:p>45.8</text:p>
          </table:table-cell>
          <table:table-cell table:style-name="ce2" office:value-type="float" office:value="1645100">
            <text:p>16451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80.55121">
            <text:p>80.55</text:p>
          </table:table-cell>
          <table:table-cell table:style-name="ce2" office:value-type="float" office:value="54.37676">
            <text:p>54.38</text:p>
          </table:table-cell>
          <table:table-cell table:style-name="ce2" office:value-type="float" office:value="39.7194">
            <text:p>39.72</text:p>
          </table:table-cell>
          <table:table-cell table:style-name="ce2" office:value-type="float" office:value="416.2">
            <text:p>416.2</text:p>
          </table:table-cell>
          <table:table-cell table:style-name="ce2" office:value-type="float" office:value="60.777107">
            <text:p>60.78</text:p>
          </table:table-cell>
          <table:table-cell table:style-name="ce2" office:value-type="float" office:value="8.887863">
            <text:p>8.89</text:p>
          </table:table-cell>
          <table:table-cell table:style-name="ce2" office:value-type="float" office:value="43.7">
            <text:p>43.7</text:p>
          </table:table-cell>
          <table:table-cell table:style-name="ce2" office:value-type="float" office:value="1757800">
            <text:p>17578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84.0262">
            <text:p>84.03</text:p>
          </table:table-cell>
          <table:table-cell table:style-name="ce2" office:value-type="float" office:value="54.421013">
            <text:p>54.42</text:p>
          </table:table-cell>
          <table:table-cell table:style-name="ce2" office:value-type="float" office:value="41.063297">
            <text:p>41.06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62.00717">
            <text:p>62.01</text:p>
          </table:table-cell>
          <table:table-cell table:style-name="ce2" office:value-type="float" office:value="7.036971">
            <text:p>7.04</text:p>
          </table:table-cell>
          <table:table-cell table:style-name="ce2" office:value-type="float" office:value="44.2">
            <text:p>44.2</text:p>
          </table:table-cell>
          <table:table-cell table:style-name="ce2" office:value-type="float" office:value="1873900">
            <text:p>18739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86.3378">
            <text:p>86.34</text:p>
          </table:table-cell>
          <table:table-cell table:style-name="ce2" office:value-type="float" office:value="54.395454">
            <text:p>54.4</text:p>
          </table:table-cell>
          <table:table-cell table:style-name="ce2" office:value-type="float" office:value="42.1471">
            <text:p>42.15</text:p>
          </table:table-cell>
          <table:table-cell table:style-name="ce2" office:value-type="float" office:value="471.4">
            <text:p>471.4</text:p>
          </table:table-cell>
          <table:table-cell table:style-name="ce2" office:value-type="float" office:value="58.944756">
            <text:p>58.94</text:p>
          </table:table-cell>
          <table:table-cell table:style-name="ce2" office:value-type="float" office:value="7.096261">
            <text:p>7.1</text:p>
          </table:table-cell>
          <table:table-cell table:style-name="ce2" office:value-type="float" office:value="45.9">
            <text:p>45.9</text:p>
          </table:table-cell>
          <table:table-cell table:style-name="ce2" office:value-type="float" office:value="1993300">
            <text:p>19933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90.2126">
            <text:p>90.21</text:p>
          </table:table-cell>
          <table:table-cell table:style-name="ce2" office:value-type="float" office:value="54.28479">
            <text:p>54.28</text:p>
          </table:table-cell>
          <table:table-cell table:style-name="ce2" office:value-type="float" office:value="43.648697">
            <text:p>43.65</text:p>
          </table:table-cell>
          <table:table-cell table:style-name="ce2" office:value-type="float" office:value="547.6">
            <text:p>547.6</text:p>
          </table:table-cell>
          <table:table-cell table:style-name="ce2" office:value-type="float" office:value="60.376312">
            <text:p>60.38</text:p>
          </table:table-cell>
          <table:table-cell table:style-name="ce2" office:value-type="float" office:value="8.573488">
            <text:p>8.57</text:p>
          </table:table-cell>
          <table:table-cell table:style-name="ce2" office:value-type="float" office:value="46.2">
            <text:p>46.2</text:p>
          </table:table-cell>
          <table:table-cell table:style-name="ce2" office:value-type="float" office:value="2117600">
            <text:p>21176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93.71379">
            <text:p>93.71</text:p>
          </table:table-cell>
          <table:table-cell table:style-name="ce2" office:value-type="float" office:value="54.273083">
            <text:p>54.27</text:p>
          </table:table-cell>
          <table:table-cell table:style-name="ce2" office:value-type="float" office:value="44.936096">
            <text:p>44.94</text:p>
          </table:table-cell>
          <table:table-cell table:style-name="ce2" office:value-type="float" office:value="532.8">
            <text:p>532.8</text:p>
          </table:table-cell>
          <table:table-cell table:style-name="ce2" office:value-type="float" office:value="59.69578">
            <text:p>59.7</text:p>
          </table:table-cell>
          <table:table-cell table:style-name="ce2" office:value-type="float" office:value="6.502159">
            <text:p>6.5</text:p>
          </table:table-cell>
          <table:table-cell table:style-name="ce2" office:value-type="float" office:value="53.5">
            <text:p>53.5</text:p>
          </table:table-cell>
          <table:table-cell table:style-name="ce2" office:value-type="float" office:value="2246600">
            <text:p>22466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98.5822">
            <text:p>98.58</text:p>
          </table:table-cell>
          <table:table-cell table:style-name="ce2" office:value-type="float" office:value="54.183434">
            <text:p>54.18</text:p>
          </table:table-cell>
          <table:table-cell table:style-name="ce2" office:value-type="float" office:value="46.4031">
            <text:p>46.4</text:p>
          </table:table-cell>
          <table:table-cell table:style-name="ce2" office:value-type="float" office:value="565.6">
            <text:p>565.6</text:p>
          </table:table-cell>
          <table:table-cell table:style-name="ce2" office:value-type="float" office:value="60.95341">
            <text:p>60.95</text:p>
          </table:table-cell>
          <table:table-cell table:style-name="ce2" office:value-type="float" office:value="6.158153">
            <text:p>6.16</text:p>
          </table:table-cell>
          <table:table-cell table:style-name="ce2" office:value-type="float" office:value="55.4">
            <text:p>55.4</text:p>
          </table:table-cell>
          <table:table-cell table:style-name="ce2" office:value-type="float" office:value="2376400">
            <text:p>23764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04.6854">
            <text:p>104.69</text:p>
          </table:table-cell>
          <table:table-cell table:style-name="ce2" office:value-type="float" office:value="54.201313">
            <text:p>54.2</text:p>
          </table:table-cell>
          <table:table-cell table:style-name="ce2" office:value-type="float" office:value="47.572304">
            <text:p>47.57</text:p>
          </table:table-cell>
          <table:table-cell table:style-name="ce2" office:value-type="float" office:value="457">
            <text:p>457</text:p>
          </table:table-cell>
          <table:table-cell table:style-name="ce2" office:value-type="float" office:value="58.91173">
            <text:p>58.91</text:p>
          </table:table-cell>
          <table:table-cell table:style-name="ce2" office:value-type="float" office:value="7.7792826">
            <text:p>7.78</text:p>
          </table:table-cell>
          <table:table-cell table:style-name="ce2" office:value-type="float" office:value="53.6">
            <text:p>53.6</text:p>
          </table:table-cell>
          <table:table-cell table:style-name="ce2" office:value-type="float" office:value="2508900">
            <text:p>25089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08.280396">
            <text:p>108.28</text:p>
          </table:table-cell>
          <table:table-cell table:style-name="ce2" office:value-type="float" office:value="54.086205">
            <text:p>54.09</text:p>
          </table:table-cell>
          <table:table-cell table:style-name="ce2" office:value-type="float" office:value="48.177002">
            <text:p>48.18</text:p>
          </table:table-cell>
          <table:table-cell table:style-name="ce2" office:value-type="float" office:value="529.2">
            <text:p>529.2</text:p>
          </table:table-cell>
          <table:table-cell table:style-name="ce2" office:value-type="float" office:value="60.13747">
            <text:p>60.14</text:p>
          </table:table-cell>
          <table:table-cell table:style-name="ce2" office:value-type="float" office:value="8.9707985">
            <text:p>8.97</text:p>
          </table:table-cell>
          <table:table-cell table:style-name="ce2" office:value-type="float" office:value="57.4">
            <text:p>57.4</text:p>
          </table:table-cell>
          <table:table-cell table:style-name="ce2" office:value-type="float" office:value="2640100">
            <text:p>26401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15.5684">
            <text:p>115.57</text:p>
          </table:table-cell>
          <table:table-cell table:style-name="ce2" office:value-type="float" office:value="54.057564">
            <text:p>54.06</text:p>
          </table:table-cell>
          <table:table-cell table:style-name="ce2" office:value-type="float" office:value="49.0309">
            <text:p>49.03</text:p>
          </table:table-cell>
          <table:table-cell table:style-name="ce2" office:value-type="float" office:value="578.4">
            <text:p>578.4</text:p>
          </table:table-cell>
          <table:table-cell table:style-name="ce2" office:value-type="float" office:value="57.987694">
            <text:p>57.99</text:p>
          </table:table-cell>
          <table:table-cell table:style-name="ce2" office:value-type="float" office:value="7.692309">
            <text:p>7.69</text:p>
          </table:table-cell>
          <table:table-cell table:style-name="ce2" office:value-type="float" office:value="55.1">
            <text:p>55.1</text:p>
          </table:table-cell>
          <table:table-cell table:style-name="ce2" office:value-type="float" office:value="2768400">
            <text:p>27684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22.14701">
            <text:p>122.15</text:p>
          </table:table-cell>
          <table:table-cell table:style-name="ce2" office:value-type="float" office:value="54.088165">
            <text:p>54.09</text:p>
          </table:table-cell>
          <table:table-cell table:style-name="ce2" office:value-type="float" office:value="49.668602">
            <text:p>49.67</text:p>
          </table:table-cell>
          <table:table-cell table:style-name="ce2" office:value-type="float" office:value="584">
            <text:p>584</text:p>
          </table:table-cell>
          <table:table-cell table:style-name="ce2" office:value-type="float" office:value="62.918">
            <text:p>62.92</text:p>
          </table:table-cell>
          <table:table-cell table:style-name="ce2" office:value-type="float" office:value="8.650358">
            <text:p>8.65</text:p>
          </table:table-cell>
          <table:table-cell table:style-name="ce2" office:value-type="float" office:value="58.6">
            <text:p>58.6</text:p>
          </table:table-cell>
          <table:table-cell table:style-name="ce2" office:value-type="float" office:value="2895000">
            <text:p>28950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29.984">
            <text:p>129.98</text:p>
          </table:table-cell>
          <table:table-cell table:style-name="ce2" office:value-type="float" office:value="54.327766">
            <text:p>54.33</text:p>
          </table:table-cell>
          <table:table-cell table:style-name="ce2" office:value-type="float" office:value="50.6019">
            <text:p>50.6</text:p>
          </table:table-cell>
          <table:table-cell table:style-name="ce2" office:value-type="float" office:value="575.8">
            <text:p>575.8</text:p>
          </table:table-cell>
          <table:table-cell table:style-name="ce2" office:value-type="float" office:value="65.19192">
            <text:p>65.19</text:p>
          </table:table-cell>
          <table:table-cell table:style-name="ce2" office:value-type="float" office:value="8.333339">
            <text:p>8.33</text:p>
          </table:table-cell>
          <table:table-cell table:style-name="ce2" office:value-type="float" office:value="55.9">
            <text:p>55.9</text:p>
          </table:table-cell>
          <table:table-cell table:style-name="ce2" office:value-type="float" office:value="3015700">
            <text:p>30157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36.47119">
            <text:p>136.47</text:p>
          </table:table-cell>
          <table:table-cell table:style-name="ce2" office:value-type="float" office:value="54.222218">
            <text:p>54.22</text:p>
          </table:table-cell>
          <table:table-cell table:style-name="ce2" office:value-type="float" office:value="51.550304">
            <text:p>51.55</text:p>
          </table:table-cell>
          <table:table-cell table:style-name="ce2" office:value-type="float" office:value="656.8">
            <text:p>656.8</text:p>
          </table:table-cell>
          <table:table-cell table:style-name="ce2" office:value-type="float" office:value="64.44613">
            <text:p>64.45</text:p>
          </table:table-cell>
          <table:table-cell table:style-name="ce2" office:value-type="float" office:value="7.731304">
            <text:p>7.73</text:p>
          </table:table-cell>
          <table:table-cell table:style-name="ce2" office:value-type="float" office:value="49.8">
            <text:p>49.8</text:p>
          </table:table-cell>
          <table:table-cell table:style-name="ce2" office:value-type="float" office:value="3134600">
            <text:p>31346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49.685">
            <text:p>149.69</text:p>
          </table:table-cell>
          <table:table-cell table:style-name="ce2" office:value-type="float" office:value="54.304554">
            <text:p>54.3</text:p>
          </table:table-cell>
          <table:table-cell table:style-name="ce2" office:value-type="float" office:value="52.894398">
            <text:p>52.89</text:p>
          </table:table-cell>
          <table:table-cell table:style-name="ce2" office:value-type="float" office:value="700.4">
            <text:p>700.4</text:p>
          </table:table-cell>
          <table:table-cell table:style-name="ce2" office:value-type="float" office:value="65.35672">
            <text:p>65.36</text:p>
          </table:table-cell>
          <table:table-cell table:style-name="ce2" office:value-type="float" office:value="8.405489">
            <text:p>8.41</text:p>
          </table:table-cell>
          <table:table-cell table:style-name="ce2" office:value-type="float" office:value="53.9">
            <text:p>53.9</text:p>
          </table:table-cell>
          <table:table-cell table:style-name="ce2" office:value-type="float" office:value="3255800">
            <text:p>32558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165.59819">
            <text:p>165.6</text:p>
          </table:table-cell>
          <table:table-cell table:style-name="ce2" office:value-type="float" office:value="54.59205">
            <text:p>54.59</text:p>
          </table:table-cell>
          <table:table-cell table:style-name="ce2" office:value-type="float" office:value="54.3201">
            <text:p>54.32</text:p>
          </table:table-cell>
          <table:table-cell table:style-name="ce2" office:value-type="float" office:value="548.6">
            <text:p>548.6</text:p>
          </table:table-cell>
          <table:table-cell table:style-name="ce2" office:value-type="float" office:value="64.41891">
            <text:p>64.42</text:p>
          </table:table-cell>
          <table:table-cell table:style-name="ce2" office:value-type="float" office:value="9.519835">
            <text:p>9.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377200">
            <text:p>33772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184.19778">
            <text:p>184.2</text:p>
          </table:table-cell>
          <table:table-cell table:style-name="ce2" office:value-type="float" office:value="54.881004">
            <text:p>54.88</text:p>
          </table:table-cell>
          <table:table-cell table:style-name="ce2" office:value-type="float" office:value="56.506">
            <text:p>56.51</text:p>
          </table:table-cell>
          <table:table-cell table:style-name="ce2" office:value-type="float" office:value="580.4">
            <text:p>580.4</text:p>
          </table:table-cell>
          <table:table-cell table:style-name="ce2" office:value-type="float" office:value="64.17563">
            <text:p>64.18</text:p>
          </table:table-cell>
          <table:table-cell table:style-name="ce2" office:value-type="float" office:value="8.117332">
            <text:p>8.12</text:p>
          </table:table-cell>
          <table:table-cell table:style-name="ce2" office:value-type="float" office:value="67.3">
            <text:p>67.3</text:p>
          </table:table-cell>
          <table:table-cell table:style-name="ce2" office:value-type="float" office:value="3499500">
            <text:p>34995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10.69699">
            <text:p>210.7</text:p>
          </table:table-cell>
          <table:table-cell table:style-name="ce2" office:value-type="float" office:value="55.120216">
            <text:p>55.12</text:p>
          </table:table-cell>
          <table:table-cell table:style-name="ce2" office:value-type="float" office:value="58.087097">
            <text:p>58.09</text:p>
          </table:table-cell>
          <table:table-cell table:style-name="ce2" office:value-type="float" office:value="643.4">
            <text:p>643.4</text:p>
          </table:table-cell>
          <table:table-cell table:style-name="ce2" office:value-type="float" office:value="62.825737">
            <text:p>62.83</text:p>
          </table:table-cell>
          <table:table-cell table:style-name="ce2" office:value-type="float" office:value="10.039205">
            <text:p>10.04</text:p>
          </table:table-cell>
          <table:table-cell table:style-name="ce2" office:value-type="float" office:value="57.2">
            <text:p>57.2</text:p>
          </table:table-cell>
          <table:table-cell table:style-name="ce2" office:value-type="float" office:value="3625000">
            <text:p>36250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38.07083">
            <text:p>238.07</text:p>
          </table:table-cell>
          <table:table-cell table:style-name="ce2" office:value-type="float" office:value="55.650352">
            <text:p>55.65</text:p>
          </table:table-cell>
          <table:table-cell table:style-name="ce2" office:value-type="float" office:value="59.8435">
            <text:p>59.84</text:p>
          </table:table-cell>
          <table:table-cell table:style-name="ce2" office:value-type="float" office:value="649.8">
            <text:p>649.8</text:p>
          </table:table-cell>
          <table:table-cell table:style-name="ce2" office:value-type="float" office:value="62.798748">
            <text:p>62.8</text:p>
          </table:table-cell>
          <table:table-cell table:style-name="ce2" office:value-type="float" office:value="10.334875">
            <text:p>10.33</text:p>
          </table:table-cell>
          <table:table-cell table:style-name="ce2" office:value-type="float" office:value="69.8">
            <text:p>69.8</text:p>
          </table:table-cell>
          <table:table-cell table:style-name="ce2" office:value-type="float" office:value="3753200">
            <text:p>37532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56.37305">
            <text:p>256.37</text:p>
          </table:table-cell>
          <table:table-cell table:style-name="ce2" office:value-type="float" office:value="55.945885">
            <text:p>55.95</text:p>
          </table:table-cell>
          <table:table-cell table:style-name="ce2" office:value-type="float" office:value="61.651604">
            <text:p>61.65</text:p>
          </table:table-cell>
          <table:table-cell table:style-name="ce2" office:value-type="float" office:value="643.6">
            <text:p>643.6</text:p>
          </table:table-cell>
          <table:table-cell table:style-name="ce2" office:value-type="float" office:value="65.18406">
            <text:p>65.18</text:p>
          </table:table-cell>
          <table:table-cell table:style-name="ce2" office:value-type="float" office:value="11.98497">
            <text:p>11.9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880500">
            <text:p>38805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70.20743">
            <text:p>270.21</text:p>
          </table:table-cell>
          <table:table-cell table:style-name="ce2" office:value-type="float" office:value="56.174583">
            <text:p>56.17</text:p>
          </table:table-cell>
          <table:table-cell table:style-name="ce2" office:value-type="float" office:value="64.3998">
            <text:p>64.4</text:p>
          </table:table-cell>
          <table:table-cell table:style-name="ce2" office:value-type="float" office:value="626.8">
            <text:p>626.8</text:p>
          </table:table-cell>
          <table:table-cell table:style-name="ce2" office:value-type="float" office:value="66.38052">
            <text:p>66.38</text:p>
          </table:table-cell>
          <table:table-cell table:style-name="ce2" office:value-type="float" office:value="8.539484">
            <text:p>8.5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011100">
            <text:p>40111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83.3732">
            <text:p>283.37</text:p>
          </table:table-cell>
          <table:table-cell table:style-name="ce2" office:value-type="float" office:value="56.568043">
            <text:p>56.57</text:p>
          </table:table-cell>
          <table:table-cell table:style-name="ce2" office:value-type="float" office:value="67.3207">
            <text:p>67.32</text:p>
          </table:table-cell>
          <table:table-cell table:style-name="ce2" office:value-type="float" office:value="697.2">
            <text:p>697.2</text:p>
          </table:table-cell>
          <table:table-cell table:style-name="ce2" office:value-type="float" office:value="63.23098">
            <text:p>63.23</text:p>
          </table:table-cell>
          <table:table-cell table:style-name="ce2" office:value-type="float" office:value="8.90341">
            <text:p>8.9</text:p>
          </table:table-cell>
          <table:table-cell table:style-name="ce2" office:value-type="float" office:value="64.5">
            <text:p>64.5</text:p>
          </table:table-cell>
          <table:table-cell table:style-name="ce2" office:value-type="float" office:value="4144800">
            <text:p>41448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90.5778">
            <text:p>290.58</text:p>
          </table:table-cell>
          <table:table-cell table:style-name="ce2" office:value-type="float" office:value="56.753304">
            <text:p>56.75</text:p>
          </table:table-cell>
          <table:table-cell table:style-name="ce2" office:value-type="float" office:value="70.3041">
            <text:p>70.3</text:p>
          </table:table-cell>
          <table:table-cell table:style-name="ce2" office:value-type="float" office:value="751.2">
            <text:p>751.2</text:p>
          </table:table-cell>
          <table:table-cell table:style-name="ce2" office:value-type="float" office:value="61.629395">
            <text:p>61.63</text:p>
          </table:table-cell>
          <table:table-cell table:style-name="ce2" office:value-type="float" office:value="9.92452">
            <text:p>9.92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4279700">
            <text:p>42797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302.4398">
            <text:p>302.44</text:p>
          </table:table-cell>
          <table:table-cell table:style-name="ce2" office:value-type="float" office:value="57.195515">
            <text:p>57.2</text:p>
          </table:table-cell>
          <table:table-cell table:style-name="ce2" office:value-type="float" office:value="73.4186">
            <text:p>73.42</text:p>
          </table:table-cell>
          <table:table-cell table:style-name="ce2" office:value-type="float" office:value="833.2">
            <text:p>833.2</text:p>
          </table:table-cell>
          <table:table-cell table:style-name="ce2" office:value-type="float" office:value="66.94203">
            <text:p>66.94</text:p>
          </table:table-cell>
          <table:table-cell table:style-name="ce2" office:value-type="float" office:value="8.913782">
            <text:p>8.91</text:p>
          </table:table-cell>
          <table:table-cell table:style-name="ce2" office:value-type="float" office:value="62.3">
            <text:p>62.3</text:p>
          </table:table-cell>
          <table:table-cell table:style-name="ce2" office:value-type="float" office:value="4418300">
            <text:p>44183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312.0932">
            <text:p>312.09</text:p>
          </table:table-cell>
          <table:table-cell table:style-name="ce2" office:value-type="float" office:value="57.562134">
            <text:p>57.56</text:p>
          </table:table-cell>
          <table:table-cell table:style-name="ce2" office:value-type="float" office:value="76.4682">
            <text:p>76.47</text:p>
          </table:table-cell>
          <table:table-cell table:style-name="ce2" office:value-type="float" office:value="841.8">
            <text:p>841.8</text:p>
          </table:table-cell>
          <table:table-cell table:style-name="ce2" office:value-type="float" office:value="66.90376">
            <text:p>66.9</text:p>
          </table:table-cell>
          <table:table-cell table:style-name="ce2" office:value-type="float" office:value="13.109744">
            <text:p>13.1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562500">
            <text:p>45625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5</text:p>
          </table:table-cell>
          <table:table-cell table:style-name="ce2" table:number-columns-repeated="8"/>
          <table:table-cell office:value-type="string">
            <text:p>S=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5</text:p>
          </table:table-cell>
          <table:table-cell table:style-name="ce1" office:value-type="string">
            <text:p>Mean Solved Score 5</text:p>
          </table:table-cell>
          <table:table-cell table:style-name="ce1" office:value-type="string">
            <text:p>Mean Entropy 5</text:p>
          </table:table-cell>
          <table:table-cell table:style-name="ce1" office:value-type="string">
            <text:p>Mean Size 5</text:p>
          </table:table-cell>
          <table:table-cell table:style-name="ce1" office:value-type="string">
            <text:p>Solved Score 5</text:p>
          </table:table-cell>
          <table:table-cell table:style-name="ce1" office:value-type="string">
            <text:p>Entropy 5</text:p>
          </table:table-cell>
          <table:table-cell table:style-name="ce1" office:value-type="string">
            <text:p>Steps 5</text:p>
          </table:table-cell>
          <table:table-cell table:style-name="ce1" office:value-type="string">
            <text:p>Size 5</text:p>
          </table:table-cell>
          <table:table-cell table:style-name="ce1" office:value-type="string">
            <text:p>TiempoTotal 5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7005997">
            <text:p>7.7</text:p>
          </table:table-cell>
          <table:table-cell table:style-name="ce2" office:value-type="float" office:value="41.983543">
            <text:p>41.98</text:p>
          </table:table-cell>
          <table:table-cell table:style-name="ce2" office:value-type="float" office:value="105.786194">
            <text:p>105.79</text:p>
          </table:table-cell>
          <table:table-cell table:style-name="ce2" office:value-type="float" office:value="134.4">
            <text:p>134.4</text:p>
          </table:table-cell>
          <table:table-cell table:style-name="ce2" office:value-type="float" office:value="55.28907">
            <text:p>55.29</text:p>
          </table:table-cell>
          <table:table-cell table:style-name="ce2" office:value-type="float" office:value="12.107676">
            <text:p>12.11</text:p>
          </table:table-cell>
          <table:table-cell table:style-name="ce2" office:value-type="float" office:value="46.9">
            <text:p>46.9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.491602">
            <text:p>19.49</text:p>
          </table:table-cell>
          <table:table-cell table:style-name="ce2" office:value-type="float" office:value="45.707886">
            <text:p>45.71</text:p>
          </table:table-cell>
          <table:table-cell table:style-name="ce2" office:value-type="float" office:value="42.6885">
            <text:p>42.69</text:p>
          </table:table-cell>
          <table:table-cell table:style-name="ce2" office:value-type="float" office:value="144.2">
            <text:p>144.2</text:p>
          </table:table-cell>
          <table:table-cell table:style-name="ce2" office:value-type="float" office:value="54.521187">
            <text:p>54.52</text:p>
          </table:table-cell>
          <table:table-cell table:style-name="ce2" office:value-type="float" office:value="16.272655">
            <text:p>16.27</text:p>
          </table:table-cell>
          <table:table-cell table:style-name="ce2" office:value-type="float" office:value="46.6">
            <text:p>46.6</text:p>
          </table:table-cell>
          <table:table-cell table:style-name="ce2" office:value-type="float" office:value="53600">
            <text:p>536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2.0362">
            <text:p>32.04</text:p>
          </table:table-cell>
          <table:table-cell table:style-name="ce2" office:value-type="float" office:value="48.678425">
            <text:p>48.68</text:p>
          </table:table-cell>
          <table:table-cell table:style-name="ce2" office:value-type="float" office:value="25.979599">
            <text:p>25.98</text:p>
          </table:table-cell>
          <table:table-cell table:style-name="ce2" office:value-type="float" office:value="230.4">
            <text:p>230.4</text:p>
          </table:table-cell>
          <table:table-cell table:style-name="ce2" office:value-type="float" office:value="55.756153">
            <text:p>55.76</text:p>
          </table:table-cell>
          <table:table-cell table:style-name="ce2" office:value-type="float" office:value="12.572979">
            <text:p>12.57</text:p>
          </table:table-cell>
          <table:table-cell table:style-name="ce2" office:value-type="float" office:value="45.4">
            <text:p>45.4</text:p>
          </table:table-cell>
          <table:table-cell table:style-name="ce2" office:value-type="float" office:value="92400">
            <text:p>924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9.9898">
            <text:p>39.99</text:p>
          </table:table-cell>
          <table:table-cell table:style-name="ce2" office:value-type="float" office:value="50.37282">
            <text:p>50.37</text:p>
          </table:table-cell>
          <table:table-cell table:style-name="ce2" office:value-type="float" office:value="23.474499">
            <text:p>23.47</text:p>
          </table:table-cell>
          <table:table-cell table:style-name="ce2" office:value-type="float" office:value="195.6">
            <text:p>195.6</text:p>
          </table:table-cell>
          <table:table-cell table:style-name="ce2" office:value-type="float" office:value="54.30422">
            <text:p>54.3</text:p>
          </table:table-cell>
          <table:table-cell table:style-name="ce2" office:value-type="float" office:value="10.023926">
            <text:p>10.02</text:p>
          </table:table-cell>
          <table:table-cell table:style-name="ce2" office:value-type="float" office:value="41.4">
            <text:p>41.4</text:p>
          </table:table-cell>
          <table:table-cell table:style-name="ce2" office:value-type="float" office:value="126700">
            <text:p>1267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2.2982">
            <text:p>42.3</text:p>
          </table:table-cell>
          <table:table-cell table:style-name="ce2" office:value-type="float" office:value="50.273582">
            <text:p>50.27</text:p>
          </table:table-cell>
          <table:table-cell table:style-name="ce2" office:value-type="float" office:value="23.2275">
            <text:p>23.23</text:p>
          </table:table-cell>
          <table:table-cell table:style-name="ce2" office:value-type="float" office:value="316.8">
            <text:p>316.8</text:p>
          </table:table-cell>
          <table:table-cell table:style-name="ce2" office:value-type="float" office:value="57.260933">
            <text:p>57.26</text:p>
          </table:table-cell>
          <table:table-cell table:style-name="ce2" office:value-type="float" office:value="11.99991">
            <text:p>12</text:p>
          </table:table-cell>
          <table:table-cell table:style-name="ce2" office:value-type="float" office:value="34.1">
            <text:p>34.1</text:p>
          </table:table-cell>
          <table:table-cell table:style-name="ce2" office:value-type="float" office:value="162500">
            <text:p>1625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3.776802">
            <text:p>43.78</text:p>
          </table:table-cell>
          <table:table-cell table:style-name="ce2" office:value-type="float" office:value="50.162025">
            <text:p>50.16</text:p>
          </table:table-cell>
          <table:table-cell table:style-name="ce2" office:value-type="float" office:value="25.504799">
            <text:p>25.5</text:p>
          </table:table-cell>
          <table:table-cell table:style-name="ce2" office:value-type="float" office:value="281.2">
            <text:p>281.2</text:p>
          </table:table-cell>
          <table:table-cell table:style-name="ce2" office:value-type="float" office:value="53.35125">
            <text:p>53.35</text:p>
          </table:table-cell>
          <table:table-cell table:style-name="ce2" office:value-type="float" office:value="10.282088">
            <text:p>10.28</text:p>
          </table:table-cell>
          <table:table-cell table:style-name="ce2" office:value-type="float" office:value="35.2">
            <text:p>35.2</text:p>
          </table:table-cell>
          <table:table-cell table:style-name="ce2" office:value-type="float" office:value="207600">
            <text:p>2076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8.042">
            <text:p>48.04</text:p>
          </table:table-cell>
          <table:table-cell table:style-name="ce2" office:value-type="float" office:value="50.376167">
            <text:p>50.38</text:p>
          </table:table-cell>
          <table:table-cell table:style-name="ce2" office:value-type="float" office:value="29.796398">
            <text:p>29.8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53.187244">
            <text:p>53.19</text:p>
          </table:table-cell>
          <table:table-cell table:style-name="ce2" office:value-type="float" office:value="12.888883">
            <text:p>12.89</text:p>
          </table:table-cell>
          <table:table-cell table:style-name="ce2" office:value-type="float" office:value="39.5">
            <text:p>39.5</text:p>
          </table:table-cell>
          <table:table-cell table:style-name="ce2" office:value-type="float" office:value="272200">
            <text:p>2722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55.980797">
            <text:p>55.98</text:p>
          </table:table-cell>
          <table:table-cell table:style-name="ce2" office:value-type="float" office:value="51.035755">
            <text:p>51.04</text:p>
          </table:table-cell>
          <table:table-cell table:style-name="ce2" office:value-type="float" office:value="34.372303">
            <text:p>34.37</text:p>
          </table:table-cell>
          <table:table-cell table:style-name="ce2" office:value-type="float" office:value="446.8">
            <text:p>446.8</text:p>
          </table:table-cell>
          <table:table-cell table:style-name="ce2" office:value-type="float" office:value="60.76845">
            <text:p>60.77</text:p>
          </table:table-cell>
          <table:table-cell table:style-name="ce2" office:value-type="float" office:value="13.376768">
            <text:p>13.38</text:p>
          </table:table-cell>
          <table:table-cell table:style-name="ce2" office:value-type="float" office:value="37.2">
            <text:p>37.2</text:p>
          </table:table-cell>
          <table:table-cell table:style-name="ce2" office:value-type="float" office:value="358500">
            <text:p>3585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68.547">
            <text:p>68.55</text:p>
          </table:table-cell>
          <table:table-cell table:style-name="ce2" office:value-type="float" office:value="51.627125">
            <text:p>51.63</text:p>
          </table:table-cell>
          <table:table-cell table:style-name="ce2" office:value-type="float" office:value="36.6136">
            <text:p>36.61</text:p>
          </table:table-cell>
          <table:table-cell table:style-name="ce2" office:value-type="float" office:value="628.4">
            <text:p>628.4</text:p>
          </table:table-cell>
          <table:table-cell table:style-name="ce2" office:value-type="float" office:value="63.310253">
            <text:p>63.31</text:p>
          </table:table-cell>
          <table:table-cell table:style-name="ce2" office:value-type="float" office:value="13.41375">
            <text:p>13.41</text:p>
          </table:table-cell>
          <table:table-cell table:style-name="ce2" office:value-type="float" office:value="43.2">
            <text:p>43.2</text:p>
          </table:table-cell>
          <table:table-cell table:style-name="ce2" office:value-type="float" office:value="456900">
            <text:p>4569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86.568405">
            <text:p>86.57</text:p>
          </table:table-cell>
          <table:table-cell table:style-name="ce2" office:value-type="float" office:value="51.650734">
            <text:p>51.65</text:p>
          </table:table-cell>
          <table:table-cell table:style-name="ce2" office:value-type="float" office:value="38.115105">
            <text:p>38.12</text:p>
          </table:table-cell>
          <table:table-cell table:style-name="ce2" office:value-type="float" office:value="645.2">
            <text:p>645.2</text:p>
          </table:table-cell>
          <table:table-cell table:style-name="ce2" office:value-type="float" office:value="63.57699">
            <text:p>63.58</text:p>
          </table:table-cell>
          <table:table-cell table:style-name="ce2" office:value-type="float" office:value="13.644925">
            <text:p>13.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556900">
            <text:p>5569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10.329994">
            <text:p>110.33</text:p>
          </table:table-cell>
          <table:table-cell table:style-name="ce2" office:value-type="float" office:value="51.92663">
            <text:p>51.93</text:p>
          </table:table-cell>
          <table:table-cell table:style-name="ce2" office:value-type="float" office:value="39.7802">
            <text:p>39.78</text:p>
          </table:table-cell>
          <table:table-cell table:style-name="ce2" office:value-type="float" office:value="901.2">
            <text:p>901.2</text:p>
          </table:table-cell>
          <table:table-cell table:style-name="ce2" office:value-type="float" office:value="67.330635">
            <text:p>67.33</text:p>
          </table:table-cell>
          <table:table-cell table:style-name="ce2" office:value-type="float" office:value="11.071798">
            <text:p>11.07</text:p>
          </table:table-cell>
          <table:table-cell table:style-name="ce2" office:value-type="float" office:value="42.6">
            <text:p>42.6</text:p>
          </table:table-cell>
          <table:table-cell table:style-name="ce2" office:value-type="float" office:value="655500">
            <text:p>6555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29.84981">
            <text:p>129.85</text:p>
          </table:table-cell>
          <table:table-cell table:style-name="ce2" office:value-type="float" office:value="51.997406">
            <text:p>52</text:p>
          </table:table-cell>
          <table:table-cell table:style-name="ce2" office:value-type="float" office:value="42.4995">
            <text:p>42.5</text:p>
          </table:table-cell>
          <table:table-cell table:style-name="ce2" office:value-type="float" office:value="1014.6">
            <text:p>1014.6</text:p>
          </table:table-cell>
          <table:table-cell table:style-name="ce2" office:value-type="float" office:value="68.61366">
            <text:p>68.61</text:p>
          </table:table-cell>
          <table:table-cell table:style-name="ce2" office:value-type="float" office:value="9.219158">
            <text:p>9.22</text:p>
          </table:table-cell>
          <table:table-cell table:style-name="ce2" office:value-type="float" office:value="39.6">
            <text:p>39.6</text:p>
          </table:table-cell>
          <table:table-cell table:style-name="ce2" office:value-type="float" office:value="756700">
            <text:p>7567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52.2724">
            <text:p>152.27</text:p>
          </table:table-cell>
          <table:table-cell table:style-name="ce2" office:value-type="float" office:value="52.21989">
            <text:p>52.22</text:p>
          </table:table-cell>
          <table:table-cell table:style-name="ce2" office:value-type="float" office:value="45.128197">
            <text:p>45.13</text:p>
          </table:table-cell>
          <table:table-cell table:style-name="ce2" office:value-type="float" office:value="1036.6">
            <text:p>1036.6</text:p>
          </table:table-cell>
          <table:table-cell table:style-name="ce2" office:value-type="float" office:value="69.43759">
            <text:p>69.44</text:p>
          </table:table-cell>
          <table:table-cell table:style-name="ce2" office:value-type="float" office:value="8.977971">
            <text:p>8.98</text:p>
          </table:table-cell>
          <table:table-cell table:style-name="ce2" office:value-type="float" office:value="38.4">
            <text:p>38.4</text:p>
          </table:table-cell>
          <table:table-cell table:style-name="ce2" office:value-type="float" office:value="860500">
            <text:p>8605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72.103">
            <text:p>172.1</text:p>
          </table:table-cell>
          <table:table-cell table:style-name="ce2" office:value-type="float" office:value="52.15978">
            <text:p>52.16</text:p>
          </table:table-cell>
          <table:table-cell table:style-name="ce2" office:value-type="float" office:value="47.6862">
            <text:p>47.69</text:p>
          </table:table-cell>
          <table:table-cell table:style-name="ce2" office:value-type="float" office:value="1139.8">
            <text:p>1139.8</text:p>
          </table:table-cell>
          <table:table-cell table:style-name="ce2" office:value-type="float" office:value="68.23577">
            <text:p>68.24</text:p>
          </table:table-cell>
          <table:table-cell table:style-name="ce2" office:value-type="float" office:value="9.889387">
            <text:p>9.89</text:p>
          </table:table-cell>
          <table:table-cell table:style-name="ce2" office:value-type="float" office:value="43.6">
            <text:p>43.6</text:p>
          </table:table-cell>
          <table:table-cell table:style-name="ce2" office:value-type="float" office:value="970300">
            <text:p>9703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10.00162">
            <text:p>210</text:p>
          </table:table-cell>
          <table:table-cell table:style-name="ce2" office:value-type="float" office:value="52.37563">
            <text:p>52.38</text:p>
          </table:table-cell>
          <table:table-cell table:style-name="ce2" office:value-type="float" office:value="49.8838">
            <text:p>49.88</text:p>
          </table:table-cell>
          <table:table-cell table:style-name="ce2" office:value-type="float" office:value="1350.4">
            <text:p>1350.4</text:p>
          </table:table-cell>
          <table:table-cell table:style-name="ce2" office:value-type="float" office:value="70.55604">
            <text:p>70.56</text:p>
          </table:table-cell>
          <table:table-cell table:style-name="ce2" office:value-type="float" office:value="9.500905">
            <text:p>9.5</text:p>
          </table:table-cell>
          <table:table-cell table:style-name="ce2" office:value-type="float" office:value="46.5">
            <text:p>46.5</text:p>
          </table:table-cell>
          <table:table-cell table:style-name="ce2" office:value-type="float" office:value="1082300">
            <text:p>10823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54.5314">
            <text:p>254.53</text:p>
          </table:table-cell>
          <table:table-cell table:style-name="ce2" office:value-type="float" office:value="52.60865">
            <text:p>52.61</text:p>
          </table:table-cell>
          <table:table-cell table:style-name="ce2" office:value-type="float" office:value="52.2375">
            <text:p>52.24</text:p>
          </table:table-cell>
          <table:table-cell table:style-name="ce2" office:value-type="float" office:value="1385.6">
            <text:p>1385.6</text:p>
          </table:table-cell>
          <table:table-cell table:style-name="ce2" office:value-type="float" office:value="71.43064">
            <text:p>71.43</text:p>
          </table:table-cell>
          <table:table-cell table:style-name="ce2" office:value-type="float" office:value="10.565678">
            <text:p>10.57</text:p>
          </table:table-cell>
          <table:table-cell table:style-name="ce2" office:value-type="float" office:value="45.2">
            <text:p>45.2</text:p>
          </table:table-cell>
          <table:table-cell table:style-name="ce2" office:value-type="float" office:value="1198300">
            <text:p>11983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306.7956">
            <text:p>306.8</text:p>
          </table:table-cell>
          <table:table-cell table:style-name="ce2" office:value-type="float" office:value="53.08955">
            <text:p>53.09</text:p>
          </table:table-cell>
          <table:table-cell table:style-name="ce2" office:value-type="float" office:value="53.694897">
            <text:p>53.69</text:p>
          </table:table-cell>
          <table:table-cell table:style-name="ce2" office:value-type="float" office:value="1488.4">
            <text:p>1488.4</text:p>
          </table:table-cell>
          <table:table-cell table:style-name="ce2" office:value-type="float" office:value="74.191795">
            <text:p>74.19</text:p>
          </table:table-cell>
          <table:table-cell table:style-name="ce2" office:value-type="float" office:value="9.366594">
            <text:p>9.37</text:p>
          </table:table-cell>
          <table:table-cell table:style-name="ce2" office:value-type="float" office:value="55.2">
            <text:p>55.2</text:p>
          </table:table-cell>
          <table:table-cell table:style-name="ce2" office:value-type="float" office:value="1315700">
            <text:p>13157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378.20502">
            <text:p>378.21</text:p>
          </table:table-cell>
          <table:table-cell table:style-name="ce2" office:value-type="float" office:value="53.919716">
            <text:p>53.92</text:p>
          </table:table-cell>
          <table:table-cell table:style-name="ce2" office:value-type="float" office:value="54.670204">
            <text:p>54.67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75.0033">
            <text:p>75</text:p>
          </table:table-cell>
          <table:table-cell table:style-name="ce2" office:value-type="float" office:value="9.870575">
            <text:p>9.87</text:p>
          </table:table-cell>
          <table:table-cell table:style-name="ce2" office:value-type="float" office:value="64.5">
            <text:p>64.5</text:p>
          </table:table-cell>
          <table:table-cell table:style-name="ce2" office:value-type="float" office:value="1434900">
            <text:p>14349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455.45685">
            <text:p>455.46</text:p>
          </table:table-cell>
          <table:table-cell table:style-name="ce2" office:value-type="float" office:value="55.247986">
            <text:p>55.25</text:p>
          </table:table-cell>
          <table:table-cell table:style-name="ce2" office:value-type="float" office:value="55.952995">
            <text:p>55.95</text:p>
          </table:table-cell>
          <table:table-cell table:style-name="ce2" office:value-type="float" office:value="1826">
            <text:p>1826</text:p>
          </table:table-cell>
          <table:table-cell table:style-name="ce2" office:value-type="float" office:value="80.645905">
            <text:p>80.65</text:p>
          </table:table-cell>
          <table:table-cell table:style-name="ce2" office:value-type="float" office:value="10.611812">
            <text:p>10.61</text:p>
          </table:table-cell>
          <table:table-cell table:style-name="ce2" office:value-type="float" office:value="61.6">
            <text:p>61.6</text:p>
          </table:table-cell>
          <table:table-cell table:style-name="ce2" office:value-type="float" office:value="1557200">
            <text:p>15572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529.271">
            <text:p>529.27</text:p>
          </table:table-cell>
          <table:table-cell table:style-name="ce2" office:value-type="float" office:value="56.41097">
            <text:p>56.41</text:p>
          </table:table-cell>
          <table:table-cell table:style-name="ce2" office:value-type="float" office:value="58.085503">
            <text:p>58.09</text:p>
          </table:table-cell>
          <table:table-cell table:style-name="ce2" office:value-type="float" office:value="1882.2">
            <text:p>1882.2</text:p>
          </table:table-cell>
          <table:table-cell table:style-name="ce2" office:value-type="float" office:value="77.73668">
            <text:p>77.74</text:p>
          </table:table-cell>
          <table:table-cell table:style-name="ce2" office:value-type="float" office:value="12.031223">
            <text:p>12.03</text:p>
          </table:table-cell>
          <table:table-cell table:style-name="ce2" office:value-type="float" office:value="57.8">
            <text:p>57.8</text:p>
          </table:table-cell>
          <table:table-cell table:style-name="ce2" office:value-type="float" office:value="1685500">
            <text:p>16855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611.39404">
            <text:p>611.39</text:p>
          </table:table-cell>
          <table:table-cell table:style-name="ce2" office:value-type="float" office:value="57.46126">
            <text:p>57.46</text:p>
          </table:table-cell>
          <table:table-cell table:style-name="ce2" office:value-type="float" office:value="60.388203">
            <text:p>60.39</text:p>
          </table:table-cell>
          <table:table-cell table:style-name="ce2" office:value-type="float" office:value="1810.6">
            <text:p>1810.6</text:p>
          </table:table-cell>
          <table:table-cell table:style-name="ce2" office:value-type="float" office:value="76.48611">
            <text:p>76.49</text:p>
          </table:table-cell>
          <table:table-cell table:style-name="ce2" office:value-type="float" office:value="11.884253">
            <text:p>11.88</text:p>
          </table:table-cell>
          <table:table-cell table:style-name="ce2" office:value-type="float" office:value="69.5">
            <text:p>69.5</text:p>
          </table:table-cell>
          <table:table-cell table:style-name="ce2" office:value-type="float" office:value="1823900">
            <text:p>18239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722.2638">
            <text:p>722.26</text:p>
          </table:table-cell>
          <table:table-cell table:style-name="ce2" office:value-type="float" office:value="58.875603">
            <text:p>58.88</text:p>
          </table:table-cell>
          <table:table-cell table:style-name="ce2" office:value-type="float" office:value="62.5943">
            <text:p>62.59</text:p>
          </table:table-cell>
          <table:table-cell table:style-name="ce2" office:value-type="float" office:value="1979">
            <text:p>1979</text:p>
          </table:table-cell>
          <table:table-cell table:style-name="ce2" office:value-type="float" office:value="75.714806">
            <text:p>75.71</text:p>
          </table:table-cell>
          <table:table-cell table:style-name="ce2" office:value-type="float" office:value="11.63073">
            <text:p>11.63</text:p>
          </table:table-cell>
          <table:table-cell table:style-name="ce2" office:value-type="float" office:value="75.6">
            <text:p>75.6</text:p>
          </table:table-cell>
          <table:table-cell table:style-name="ce2" office:value-type="float" office:value="1963500">
            <text:p>19635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798.6528">
            <text:p>798.65</text:p>
          </table:table-cell>
          <table:table-cell table:style-name="ce2" office:value-type="float" office:value="60.395893">
            <text:p>60.4</text:p>
          </table:table-cell>
          <table:table-cell table:style-name="ce2" office:value-type="float" office:value="65.4928">
            <text:p>65.49</text:p>
          </table:table-cell>
          <table:table-cell table:style-name="ce2" office:value-type="float" office:value="1968.2">
            <text:p>1968.2</text:p>
          </table:table-cell>
          <table:table-cell table:style-name="ce2" office:value-type="float" office:value="78.59271">
            <text:p>78.59</text:p>
          </table:table-cell>
          <table:table-cell table:style-name="ce2" office:value-type="float" office:value="12.3043165">
            <text:p>12.3</text:p>
          </table:table-cell>
          <table:table-cell table:style-name="ce2" office:value-type="float" office:value="75.3">
            <text:p>75.3</text:p>
          </table:table-cell>
          <table:table-cell table:style-name="ce2" office:value-type="float" office:value="2102000">
            <text:p>21020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879.6515">
            <text:p>879.65</text:p>
          </table:table-cell>
          <table:table-cell table:style-name="ce2" office:value-type="float" office:value="61.892433">
            <text:p>61.89</text:p>
          </table:table-cell>
          <table:table-cell table:style-name="ce2" office:value-type="float" office:value="68.439">
            <text:p>68.44</text:p>
          </table:table-cell>
          <table:table-cell table:style-name="ce2" office:value-type="float" office:value="1975.8">
            <text:p>1975.8</text:p>
          </table:table-cell>
          <table:table-cell table:style-name="ce2" office:value-type="float" office:value="78.43941">
            <text:p>78.44</text:p>
          </table:table-cell>
          <table:table-cell table:style-name="ce2" office:value-type="float" office:value="12.589228">
            <text:p>12.59</text:p>
          </table:table-cell>
          <table:table-cell table:style-name="ce2" office:value-type="float" office:value="71.1">
            <text:p>71.1</text:p>
          </table:table-cell>
          <table:table-cell table:style-name="ce2" office:value-type="float" office:value="2235800">
            <text:p>22358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946.3586">
            <text:p>946.36</text:p>
          </table:table-cell>
          <table:table-cell table:style-name="ce2" office:value-type="float" office:value="63.182854">
            <text:p>63.18</text:p>
          </table:table-cell>
          <table:table-cell table:style-name="ce2" office:value-type="float" office:value="71.831604">
            <text:p>71.83</text:p>
          </table:table-cell>
          <table:table-cell table:style-name="ce2" office:value-type="float" office:value="2184.6">
            <text:p>2184.6</text:p>
          </table:table-cell>
          <table:table-cell table:style-name="ce2" office:value-type="float" office:value="80.09682">
            <text:p>80.1</text:p>
          </table:table-cell>
          <table:table-cell table:style-name="ce2" office:value-type="float" office:value="12.41274">
            <text:p>12.41</text:p>
          </table:table-cell>
          <table:table-cell table:style-name="ce2" office:value-type="float" office:value="86.9">
            <text:p>86.9</text:p>
          </table:table-cell>
          <table:table-cell table:style-name="ce2" office:value-type="float" office:value="2369900">
            <text:p>23699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997.8578">
            <text:p>997.86</text:p>
          </table:table-cell>
          <table:table-cell table:style-name="ce2" office:value-type="float" office:value="64.44696">
            <text:p>64.45</text:p>
          </table:table-cell>
          <table:table-cell table:style-name="ce2" office:value-type="float" office:value="74.549">
            <text:p>74.55</text:p>
          </table:table-cell>
          <table:table-cell table:style-name="ce2" office:value-type="float" office:value="2244">
            <text:p>2244</text:p>
          </table:table-cell>
          <table:table-cell table:style-name="ce2" office:value-type="float" office:value="79.445786">
            <text:p>79.45</text:p>
          </table:table-cell>
          <table:table-cell table:style-name="ce2" office:value-type="float" office:value="11.076655">
            <text:p>11.08</text:p>
          </table:table-cell>
          <table:table-cell table:style-name="ce2" office:value-type="float" office:value="78.1">
            <text:p>78.1</text:p>
          </table:table-cell>
          <table:table-cell table:style-name="ce2" office:value-type="float" office:value="2503900">
            <text:p>25039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050.3303">
            <text:p>1050.33</text:p>
          </table:table-cell>
          <table:table-cell table:style-name="ce2" office:value-type="float" office:value="65.61567">
            <text:p>65.62</text:p>
          </table:table-cell>
          <table:table-cell table:style-name="ce2" office:value-type="float" office:value="78.013">
            <text:p>78.01</text:p>
          </table:table-cell>
          <table:table-cell table:style-name="ce2" office:value-type="float" office:value="2384.2">
            <text:p>2384.2</text:p>
          </table:table-cell>
          <table:table-cell table:style-name="ce2" office:value-type="float" office:value="79.17301">
            <text:p>79.17</text:p>
          </table:table-cell>
          <table:table-cell table:style-name="ce2" office:value-type="float" office:value="11.244581">
            <text:p>11.24</text:p>
          </table:table-cell>
          <table:table-cell table:style-name="ce2" office:value-type="float" office:value="77.4">
            <text:p>77.4</text:p>
          </table:table-cell>
          <table:table-cell table:style-name="ce2" office:value-type="float" office:value="2637300">
            <text:p>26373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113.3713">
            <text:p>1113.37</text:p>
          </table:table-cell>
          <table:table-cell table:style-name="ce2" office:value-type="float" office:value="66.90692">
            <text:p>66.91</text:p>
          </table:table-cell>
          <table:table-cell table:style-name="ce2" office:value-type="float" office:value="82.45509">
            <text:p>82.46</text:p>
          </table:table-cell>
          <table:table-cell table:style-name="ce2" office:value-type="float" office:value="2424">
            <text:p>2424</text:p>
          </table:table-cell>
          <table:table-cell table:style-name="ce2" office:value-type="float" office:value="80.15661">
            <text:p>80.16</text:p>
          </table:table-cell>
          <table:table-cell table:style-name="ce2" office:value-type="float" office:value="10.595842">
            <text:p>10.6</text:p>
          </table:table-cell>
          <table:table-cell table:style-name="ce2" office:value-type="float" office:value="72.2">
            <text:p>72.2</text:p>
          </table:table-cell>
          <table:table-cell table:style-name="ce2" office:value-type="float" office:value="2775400">
            <text:p>27754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157.9362">
            <text:p>1157.94</text:p>
          </table:table-cell>
          <table:table-cell table:style-name="ce2" office:value-type="float" office:value="67.870674">
            <text:p>67.87</text:p>
          </table:table-cell>
          <table:table-cell table:style-name="ce2" office:value-type="float" office:value="87.3393">
            <text:p>87.34</text:p>
          </table:table-cell>
          <table:table-cell table:style-name="ce2" office:value-type="float" office:value="2497.6">
            <text:p>2497.6</text:p>
          </table:table-cell>
          <table:table-cell table:style-name="ce2" office:value-type="float" office:value="80.4844">
            <text:p>80.48</text:p>
          </table:table-cell>
          <table:table-cell table:style-name="ce2" office:value-type="float" office:value="10.783189">
            <text:p>10.78</text:p>
          </table:table-cell>
          <table:table-cell table:style-name="ce2" office:value-type="float" office:value="79.9">
            <text:p>79.9</text:p>
          </table:table-cell>
          <table:table-cell table:style-name="ce2" office:value-type="float" office:value="2919800">
            <text:p>29198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228.0232">
            <text:p>1228.02</text:p>
          </table:table-cell>
          <table:table-cell table:style-name="ce2" office:value-type="float" office:value="68.91316">
            <text:p>68.91</text:p>
          </table:table-cell>
          <table:table-cell table:style-name="ce2" office:value-type="float" office:value="92.319405">
            <text:p>92.32</text:p>
          </table:table-cell>
          <table:table-cell table:style-name="ce2" office:value-type="float" office:value="2614.8">
            <text:p>2614.8</text:p>
          </table:table-cell>
          <table:table-cell table:style-name="ce2" office:value-type="float" office:value="81.20182">
            <text:p>81.2</text:p>
          </table:table-cell>
          <table:table-cell table:style-name="ce2" office:value-type="float" office:value="11.7070675">
            <text:p>11.71</text:p>
          </table:table-cell>
          <table:table-cell table:style-name="ce2" office:value-type="float" office:value="116.8">
            <text:p>116.8</text:p>
          </table:table-cell>
          <table:table-cell table:style-name="ce2" office:value-type="float" office:value="3071100">
            <text:p>30711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313.2406">
            <text:p>1313.24</text:p>
          </table:table-cell>
          <table:table-cell table:style-name="ce2" office:value-type="float" office:value="69.70608">
            <text:p>69.71</text:p>
          </table:table-cell>
          <table:table-cell table:style-name="ce2" office:value-type="float" office:value="99.0326">
            <text:p>99.03</text:p>
          </table:table-cell>
          <table:table-cell table:style-name="ce2" office:value-type="float" office:value="2721.6">
            <text:p>2721.6</text:p>
          </table:table-cell>
          <table:table-cell table:style-name="ce2" office:value-type="float" office:value="80.84556">
            <text:p>80.85</text:p>
          </table:table-cell>
          <table:table-cell table:style-name="ce2" office:value-type="float" office:value="11.628512">
            <text:p>11.63</text:p>
          </table:table-cell>
          <table:table-cell table:style-name="ce2" office:value-type="float" office:value="105.7">
            <text:p>105.7</text:p>
          </table:table-cell>
          <table:table-cell table:style-name="ce2" office:value-type="float" office:value="3230000">
            <text:p>32300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410.9545">
            <text:p>1410.95</text:p>
          </table:table-cell>
          <table:table-cell table:style-name="ce2" office:value-type="float" office:value="70.72971">
            <text:p>70.73</text:p>
          </table:table-cell>
          <table:table-cell table:style-name="ce2" office:value-type="float" office:value="105.4883">
            <text:p>105.49</text:p>
          </table:table-cell>
          <table:table-cell table:style-name="ce2" office:value-type="float" office:value="2809.2">
            <text:p>2809.2</text:p>
          </table:table-cell>
          <table:table-cell table:style-name="ce2" office:value-type="float" office:value="81.42266">
            <text:p>81.42</text:p>
          </table:table-cell>
          <table:table-cell table:style-name="ce2" office:value-type="float" office:value="11.927233">
            <text:p>11.93</text:p>
          </table:table-cell>
          <table:table-cell table:style-name="ce2" office:value-type="float" office:value="123.4">
            <text:p>123.4</text:p>
          </table:table-cell>
          <table:table-cell table:style-name="ce2" office:value-type="float" office:value="3395500">
            <text:p>33955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475.2952">
            <text:p>1475.3</text:p>
          </table:table-cell>
          <table:table-cell table:style-name="ce2" office:value-type="float" office:value="71.27751">
            <text:p>71.28</text:p>
          </table:table-cell>
          <table:table-cell table:style-name="ce2" office:value-type="float" office:value="111.204506">
            <text:p>111.2</text:p>
          </table:table-cell>
          <table:table-cell table:style-name="ce2" office:value-type="float" office:value="2746.8">
            <text:p>2746.8</text:p>
          </table:table-cell>
          <table:table-cell table:style-name="ce2" office:value-type="float" office:value="82.120155">
            <text:p>82.12</text:p>
          </table:table-cell>
          <table:table-cell table:style-name="ce2" office:value-type="float" office:value="12.169353">
            <text:p>12.17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3567200">
            <text:p>35672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553.8542">
            <text:p>1553.85</text:p>
          </table:table-cell>
          <table:table-cell table:style-name="ce2" office:value-type="float" office:value="71.96956">
            <text:p>71.97</text:p>
          </table:table-cell>
          <table:table-cell table:style-name="ce2" office:value-type="float" office:value="115.93681">
            <text:p>115.94</text:p>
          </table:table-cell>
          <table:table-cell table:style-name="ce2" office:value-type="float" office:value="2801.2">
            <text:p>2801.2</text:p>
          </table:table-cell>
          <table:table-cell table:style-name="ce2" office:value-type="float" office:value="82.69692">
            <text:p>82.7</text:p>
          </table:table-cell>
          <table:table-cell table:style-name="ce2" office:value-type="float" office:value="12.935991">
            <text:p>12.94</text:p>
          </table:table-cell>
          <table:table-cell table:style-name="ce2" office:value-type="float" office:value="132.5">
            <text:p>132.5</text:p>
          </table:table-cell>
          <table:table-cell table:style-name="ce2" office:value-type="float" office:value="3748800">
            <text:p>37488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635.3326">
            <text:p>1635.33</text:p>
          </table:table-cell>
          <table:table-cell table:style-name="ce2" office:value-type="float" office:value="72.47489">
            <text:p>72.47</text:p>
          </table:table-cell>
          <table:table-cell table:style-name="ce2" office:value-type="float" office:value="120.2463">
            <text:p>120.25</text:p>
          </table:table-cell>
          <table:table-cell table:style-name="ce2" office:value-type="float" office:value="2917.2">
            <text:p>2917.2</text:p>
          </table:table-cell>
          <table:table-cell table:style-name="ce2" office:value-type="float" office:value="81.74635">
            <text:p>81.75</text:p>
          </table:table-cell>
          <table:table-cell table:style-name="ce2" office:value-type="float" office:value="12.09838">
            <text:p>12.1</text:p>
          </table:table-cell>
          <table:table-cell table:style-name="ce2" office:value-type="float" office:value="139.2">
            <text:p>139.2</text:p>
          </table:table-cell>
          <table:table-cell table:style-name="ce2" office:value-type="float" office:value="3937900">
            <text:p>39379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729.843">
            <text:p>1729.84</text:p>
          </table:table-cell>
          <table:table-cell table:style-name="ce2" office:value-type="float" office:value="73.10499">
            <text:p>73.1</text:p>
          </table:table-cell>
          <table:table-cell table:style-name="ce2" office:value-type="float" office:value="124.857704">
            <text:p>124.86</text:p>
          </table:table-cell>
          <table:table-cell table:style-name="ce2" office:value-type="float" office:value="3041.6">
            <text:p>3041.6</text:p>
          </table:table-cell>
          <table:table-cell table:style-name="ce2" office:value-type="float" office:value="81.81355">
            <text:p>81.81</text:p>
          </table:table-cell>
          <table:table-cell table:style-name="ce2" office:value-type="float" office:value="12.07798">
            <text:p>12.08</text:p>
          </table:table-cell>
          <table:table-cell table:style-name="ce2" office:value-type="float" office:value="151.9">
            <text:p>151.9</text:p>
          </table:table-cell>
          <table:table-cell table:style-name="ce2" office:value-type="float" office:value="4133200">
            <text:p>41332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811.0172">
            <text:p>1811.02</text:p>
          </table:table-cell>
          <table:table-cell table:style-name="ce2" office:value-type="float" office:value="73.63167">
            <text:p>73.63</text:p>
          </table:table-cell>
          <table:table-cell table:style-name="ce2" office:value-type="float" office:value="131.48892">
            <text:p>131.49</text:p>
          </table:table-cell>
          <table:table-cell table:style-name="ce2" office:value-type="float" office:value="3180">
            <text:p>3180</text:p>
          </table:table-cell>
          <table:table-cell table:style-name="ce2" office:value-type="float" office:value="81.3861">
            <text:p>81.39</text:p>
          </table:table-cell>
          <table:table-cell table:style-name="ce2" office:value-type="float" office:value="13.720889">
            <text:p>13.72</text:p>
          </table:table-cell>
          <table:table-cell table:style-name="ce2" office:value-type="float" office:value="163.7">
            <text:p>163.7</text:p>
          </table:table-cell>
          <table:table-cell table:style-name="ce2" office:value-type="float" office:value="4334100">
            <text:p>43341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911.989">
            <text:p>1911.99</text:p>
          </table:table-cell>
          <table:table-cell table:style-name="ce2" office:value-type="float" office:value="74.29411">
            <text:p>74.29</text:p>
          </table:table-cell>
          <table:table-cell table:style-name="ce2" office:value-type="float" office:value="139.9344">
            <text:p>139.93</text:p>
          </table:table-cell>
          <table:table-cell table:style-name="ce2" office:value-type="float" office:value="3219.6">
            <text:p>3219.6</text:p>
          </table:table-cell>
          <table:table-cell table:style-name="ce2" office:value-type="float" office:value="80.95011">
            <text:p>80.95</text:p>
          </table:table-cell>
          <table:table-cell table:style-name="ce2" office:value-type="float" office:value="13.705569">
            <text:p>13.71</text:p>
          </table:table-cell>
          <table:table-cell table:style-name="ce2" office:value-type="float" office:value="135.9">
            <text:p>135.9</text:p>
          </table:table-cell>
          <table:table-cell table:style-name="ce2" office:value-type="float" office:value="4539400">
            <text:p>45394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985.4314">
            <text:p>1985.43</text:p>
          </table:table-cell>
          <table:table-cell table:style-name="ce2" office:value-type="float" office:value="74.55656">
            <text:p>74.56</text:p>
          </table:table-cell>
          <table:table-cell table:style-name="ce2" office:value-type="float" office:value="147.9868">
            <text:p>147.99</text:p>
          </table:table-cell>
          <table:table-cell table:style-name="ce2" office:value-type="float" office:value="3236.4">
            <text:p>3236.4</text:p>
          </table:table-cell>
          <table:table-cell table:style-name="ce2" office:value-type="float" office:value="81.1156">
            <text:p>81.12</text:p>
          </table:table-cell>
          <table:table-cell table:style-name="ce2" office:value-type="float" office:value="13.747179">
            <text:p>13.75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746100">
            <text:p>47461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2029.7344">
            <text:p>2029.73</text:p>
          </table:table-cell>
          <table:table-cell table:style-name="ce2" office:value-type="float" office:value="74.77167">
            <text:p>74.77</text:p>
          </table:table-cell>
          <table:table-cell table:style-name="ce2" office:value-type="float" office:value="155.63461">
            <text:p>155.63</text:p>
          </table:table-cell>
          <table:table-cell table:style-name="ce2" office:value-type="float" office:value="3321.6">
            <text:p>3321.6</text:p>
          </table:table-cell>
          <table:table-cell table:style-name="ce2" office:value-type="float" office:value="81.99703">
            <text:p>82</text:p>
          </table:table-cell>
          <table:table-cell table:style-name="ce2" office:value-type="float" office:value="13.755379">
            <text:p>13.76</text:p>
          </table:table-cell>
          <table:table-cell table:style-name="ce2" office:value-type="float" office:value="161.1">
            <text:p>161.1</text:p>
          </table:table-cell>
          <table:table-cell table:style-name="ce2" office:value-type="float" office:value="4952600">
            <text:p>49526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107.285">
            <text:p>2107.29</text:p>
          </table:table-cell>
          <table:table-cell table:style-name="ce2" office:value-type="float" office:value="75.28465">
            <text:p>75.28</text:p>
          </table:table-cell>
          <table:table-cell table:style-name="ce2" office:value-type="float" office:value="162.02719">
            <text:p>162.03</text:p>
          </table:table-cell>
          <table:table-cell table:style-name="ce2" office:value-type="float" office:value="3371.2">
            <text:p>3371.2</text:p>
          </table:table-cell>
          <table:table-cell table:style-name="ce2" office:value-type="float" office:value="81.915146">
            <text:p>81.92</text:p>
          </table:table-cell>
          <table:table-cell table:style-name="ce2" office:value-type="float" office:value="13.626819">
            <text:p>13.63</text:p>
          </table:table-cell>
          <table:table-cell table:style-name="ce2" office:value-type="float" office:value="156.1">
            <text:p>156.1</text:p>
          </table:table-cell>
          <table:table-cell table:style-name="ce2" office:value-type="float" office:value="5155500">
            <text:p>51555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155.998">
            <text:p>2156</text:p>
          </table:table-cell>
          <table:table-cell table:style-name="ce2" office:value-type="float" office:value="75.489586">
            <text:p>75.49</text:p>
          </table:table-cell>
          <table:table-cell table:style-name="ce2" office:value-type="float" office:value="166.4229">
            <text:p>166.42</text:p>
          </table:table-cell>
          <table:table-cell table:style-name="ce2" office:value-type="float" office:value="3360.4">
            <text:p>3360.4</text:p>
          </table:table-cell>
          <table:table-cell table:style-name="ce2" office:value-type="float" office:value="81.93724">
            <text:p>81.94</text:p>
          </table:table-cell>
          <table:table-cell table:style-name="ce2" office:value-type="float" office:value="14.169268">
            <text:p>14.17</text:p>
          </table:table-cell>
          <table:table-cell table:style-name="ce2" office:value-type="float" office:value="152.3">
            <text:p>152.3</text:p>
          </table:table-cell>
          <table:table-cell table:style-name="ce2" office:value-type="float" office:value="5355000">
            <text:p>53550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216.9707">
            <text:p>2216.97</text:p>
          </table:table-cell>
          <table:table-cell table:style-name="ce2" office:value-type="float" office:value="75.72634">
            <text:p>75.73</text:p>
          </table:table-cell>
          <table:table-cell table:style-name="ce2" office:value-type="float" office:value="168.1384">
            <text:p>168.14</text:p>
          </table:table-cell>
          <table:table-cell table:style-name="ce2" office:value-type="float" office:value="3466">
            <text:p>3466</text:p>
          </table:table-cell>
          <table:table-cell table:style-name="ce2" office:value-type="float" office:value="82.824936">
            <text:p>82.82</text:p>
          </table:table-cell>
          <table:table-cell table:style-name="ce2" office:value-type="float" office:value="12.242886">
            <text:p>12.24</text:p>
          </table:table-cell>
          <table:table-cell table:style-name="ce2" office:value-type="float" office:value="184.6">
            <text:p>184.6</text:p>
          </table:table-cell>
          <table:table-cell table:style-name="ce2" office:value-type="float" office:value="5551900">
            <text:p>55519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251.7017">
            <text:p>2251.7</text:p>
          </table:table-cell>
          <table:table-cell table:style-name="ce2" office:value-type="float" office:value="75.77733">
            <text:p>75.78</text:p>
          </table:table-cell>
          <table:table-cell table:style-name="ce2" office:value-type="float" office:value="168.28629">
            <text:p>168.29</text:p>
          </table:table-cell>
          <table:table-cell table:style-name="ce2" office:value-type="float" office:value="3506">
            <text:p>3506</text:p>
          </table:table-cell>
          <table:table-cell table:style-name="ce2" office:value-type="float" office:value="82.48326">
            <text:p>82.48</text:p>
          </table:table-cell>
          <table:table-cell table:style-name="ce2" office:value-type="float" office:value="12.258627">
            <text:p>12.26</text:p>
          </table:table-cell>
          <table:table-cell table:style-name="ce2" office:value-type="float" office:value="171.9">
            <text:p>171.9</text:p>
          </table:table-cell>
          <table:table-cell table:style-name="ce2" office:value-type="float" office:value="5750800">
            <text:p>57508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341.2415">
            <text:p>2341.24</text:p>
          </table:table-cell>
          <table:table-cell table:style-name="ce2" office:value-type="float" office:value="76.10536">
            <text:p>76.11</text:p>
          </table:table-cell>
          <table:table-cell table:style-name="ce2" office:value-type="float" office:value="169.9072">
            <text:p>169.91</text:p>
          </table:table-cell>
          <table:table-cell table:style-name="ce2" office:value-type="float" office:value="3534">
            <text:p>3534</text:p>
          </table:table-cell>
          <table:table-cell table:style-name="ce2" office:value-type="float" office:value="82.42517">
            <text:p>82.43</text:p>
          </table:table-cell>
          <table:table-cell table:style-name="ce2" office:value-type="float" office:value="12.40431">
            <text:p>12.4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5952100">
            <text:p>59521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407.6467">
            <text:p>2407.65</text:p>
          </table:table-cell>
          <table:table-cell table:style-name="ce2" office:value-type="float" office:value="76.16583">
            <text:p>76.17</text:p>
          </table:table-cell>
          <table:table-cell table:style-name="ce2" office:value-type="float" office:value="172.70192">
            <text:p>172.7</text:p>
          </table:table-cell>
          <table:table-cell table:style-name="ce2" office:value-type="float" office:value="3587.2">
            <text:p>3587.2</text:p>
          </table:table-cell>
          <table:table-cell table:style-name="ce2" office:value-type="float" office:value="82.56765">
            <text:p>82.57</text:p>
          </table:table-cell>
          <table:table-cell table:style-name="ce2" office:value-type="float" office:value="12.451506">
            <text:p>12.45</text:p>
          </table:table-cell>
          <table:table-cell table:style-name="ce2" office:value-type="float" office:value="192.8">
            <text:p>192.8</text:p>
          </table:table-cell>
          <table:table-cell table:style-name="ce2" office:value-type="float" office:value="6157800">
            <text:p>61578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473.4133">
            <text:p>2473.41</text:p>
          </table:table-cell>
          <table:table-cell table:style-name="ce2" office:value-type="float" office:value="76.57892">
            <text:p>76.58</text:p>
          </table:table-cell>
          <table:table-cell table:style-name="ce2" office:value-type="float" office:value="177.0823">
            <text:p>177.08</text:p>
          </table:table-cell>
          <table:table-cell table:style-name="ce2" office:value-type="float" office:value="3657.2">
            <text:p>3657.2</text:p>
          </table:table-cell>
          <table:table-cell table:style-name="ce2" office:value-type="float" office:value="82.617424">
            <text:p>82.62</text:p>
          </table:table-cell>
          <table:table-cell table:style-name="ce2" office:value-type="float" office:value="12.428636">
            <text:p>12.43</text:p>
          </table:table-cell>
          <table:table-cell table:style-name="ce2" office:value-type="float" office:value="182.1">
            <text:p>182.1</text:p>
          </table:table-cell>
          <table:table-cell table:style-name="ce2" office:value-type="float" office:value="6368400">
            <text:p>63684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545.056">
            <text:p>2545.06</text:p>
          </table:table-cell>
          <table:table-cell table:style-name="ce2" office:value-type="float" office:value="76.9414">
            <text:p>76.94</text:p>
          </table:table-cell>
          <table:table-cell table:style-name="ce2" office:value-type="float" office:value="182.39151">
            <text:p>182.39</text:p>
          </table:table-cell>
          <table:table-cell table:style-name="ce2" office:value-type="float" office:value="3658">
            <text:p>3658</text:p>
          </table:table-cell>
          <table:table-cell table:style-name="ce2" office:value-type="float" office:value="82.63303">
            <text:p>82.63</text:p>
          </table:table-cell>
          <table:table-cell table:style-name="ce2" office:value-type="float" office:value="12.429032">
            <text:p>12.43</text:p>
          </table:table-cell>
          <table:table-cell table:style-name="ce2" office:value-type="float" office:value="193.3">
            <text:p>193.3</text:p>
          </table:table-cell>
          <table:table-cell table:style-name="ce2" office:value-type="float" office:value="6583000">
            <text:p>65830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569.9224">
            <text:p>2569.92</text:p>
          </table:table-cell>
          <table:table-cell table:style-name="ce2" office:value-type="float" office:value="77.082535">
            <text:p>77.08</text:p>
          </table:table-cell>
          <table:table-cell table:style-name="ce2" office:value-type="float" office:value="188.37941">
            <text:p>188.38</text:p>
          </table:table-cell>
          <table:table-cell table:style-name="ce2" office:value-type="float" office:value="3674.8">
            <text:p>3674.8</text:p>
          </table:table-cell>
          <table:table-cell table:style-name="ce2" office:value-type="float" office:value="82.86173">
            <text:p>82.86</text:p>
          </table:table-cell>
          <table:table-cell table:style-name="ce2" office:value-type="float" office:value="12.448969">
            <text:p>12.45</text:p>
          </table:table-cell>
          <table:table-cell table:style-name="ce2" office:value-type="float" office:value="202.7">
            <text:p>202.7</text:p>
          </table:table-cell>
          <table:table-cell table:style-name="ce2" office:value-type="float" office:value="6799900">
            <text:p>67999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623.4744">
            <text:p>2623.47</text:p>
          </table:table-cell>
          <table:table-cell table:style-name="ce2" office:value-type="float" office:value="77.58833">
            <text:p>77.59</text:p>
          </table:table-cell>
          <table:table-cell table:style-name="ce2" office:value-type="float" office:value="195.23868">
            <text:p>195.24</text:p>
          </table:table-cell>
          <table:table-cell table:style-name="ce2" office:value-type="float" office:value="3696.8">
            <text:p>3696.8</text:p>
          </table:table-cell>
          <table:table-cell table:style-name="ce2" office:value-type="float" office:value="83.00911">
            <text:p>83.01</text:p>
          </table:table-cell>
          <table:table-cell table:style-name="ce2" office:value-type="float" office:value="12.396183">
            <text:p>12.4</text:p>
          </table:table-cell>
          <table:table-cell table:style-name="ce2" office:value-type="float" office:value="217.2">
            <text:p>217.2</text:p>
          </table:table-cell>
          <table:table-cell table:style-name="ce2" office:value-type="float" office:value="7023800">
            <text:p>70238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650.4565">
            <text:p>2650.46</text:p>
          </table:table-cell>
          <table:table-cell table:style-name="ce2" office:value-type="float" office:value="77.56025">
            <text:p>77.56</text:p>
          </table:table-cell>
          <table:table-cell table:style-name="ce2" office:value-type="float" office:value="202.19229">
            <text:p>202.19</text:p>
          </table:table-cell>
          <table:table-cell table:style-name="ce2" office:value-type="float" office:value="3707.6">
            <text:p>3707.6</text:p>
          </table:table-cell>
          <table:table-cell table:style-name="ce2" office:value-type="float" office:value="83.13042">
            <text:p>83.13</text:p>
          </table:table-cell>
          <table:table-cell table:style-name="ce2" office:value-type="float" office:value="12.40957">
            <text:p>12.41</text:p>
          </table:table-cell>
          <table:table-cell table:style-name="ce2" office:value-type="float" office:value="200.2">
            <text:p>200.2</text:p>
          </table:table-cell>
          <table:table-cell table:style-name="ce2" office:value-type="float" office:value="7264200">
            <text:p>72642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6</text:p>
          </table:table-cell>
          <table:table-cell table:style-name="ce2" table:number-columns-repeated="8"/>
          <table:table-cell office:value-type="string">
            <text:p>S=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6</text:p>
          </table:table-cell>
          <table:table-cell table:style-name="ce1" office:value-type="string">
            <text:p>Mean Solved Score 6</text:p>
          </table:table-cell>
          <table:table-cell table:style-name="ce1" office:value-type="string">
            <text:p>Mean Entropy 6</text:p>
          </table:table-cell>
          <table:table-cell table:style-name="ce1" office:value-type="string">
            <text:p>Mean Size 6</text:p>
          </table:table-cell>
          <table:table-cell table:style-name="ce1" office:value-type="string">
            <text:p>Solved Score 6</text:p>
          </table:table-cell>
          <table:table-cell table:style-name="ce1" office:value-type="string">
            <text:p>Entropy 6</text:p>
          </table:table-cell>
          <table:table-cell table:style-name="ce1" office:value-type="string">
            <text:p>Steps 6</text:p>
          </table:table-cell>
          <table:table-cell table:style-name="ce1" office:value-type="string">
            <text:p>Size 6</text:p>
          </table:table-cell>
          <table:table-cell table:style-name="ce1" office:value-type="string">
            <text:p>TiempoTotal 6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5796003">
            <text:p>7.58</text:p>
          </table:table-cell>
          <table:table-cell table:style-name="ce2" office:value-type="float" office:value="41.909588">
            <text:p>41.91</text:p>
          </table:table-cell>
          <table:table-cell table:style-name="ce2" office:value-type="float" office:value="108.25118">
            <text:p>108.25</text:p>
          </table:table-cell>
          <table:table-cell table:style-name="ce2" office:value-type="float" office:value="77.6">
            <text:p>77.6</text:p>
          </table:table-cell>
          <table:table-cell table:style-name="ce2" office:value-type="float" office:value="53.18941">
            <text:p>53.19</text:p>
          </table:table-cell>
          <table:table-cell table:style-name="ce2" office:value-type="float" office:value="6.463317">
            <text:p>6.46</text:p>
          </table:table-cell>
          <table:table-cell table:style-name="ce2" office:value-type="float" office:value="53.7">
            <text:p>53.7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5.694998">
            <text:p>25.69</text:p>
          </table:table-cell>
          <table:table-cell table:style-name="ce2" office:value-type="float" office:value="47.193703">
            <text:p>47.19</text:p>
          </table:table-cell>
          <table:table-cell table:style-name="ce2" office:value-type="float" office:value="33.3379">
            <text:p>33.34</text:p>
          </table:table-cell>
          <table:table-cell table:style-name="ce2" office:value-type="float" office:value="85.8">
            <text:p>85.8</text:p>
          </table:table-cell>
          <table:table-cell table:style-name="ce2" office:value-type="float" office:value="54.92984">
            <text:p>54.93</text:p>
          </table:table-cell>
          <table:table-cell table:style-name="ce2" office:value-type="float" office:value="11.539591">
            <text:p>11.54</text:p>
          </table:table-cell>
          <table:table-cell table:style-name="ce2" office:value-type="float" office:value="44.6">
            <text:p>44.6</text:p>
          </table:table-cell>
          <table:table-cell table:style-name="ce2" office:value-type="float" office:value="45000">
            <text:p>450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9.5778">
            <text:p>39.58</text:p>
          </table:table-cell>
          <table:table-cell table:style-name="ce2" office:value-type="float" office:value="50.03936">
            <text:p>50.04</text:p>
          </table:table-cell>
          <table:table-cell table:style-name="ce2" office:value-type="float" office:value="24.8112">
            <text:p>24.81</text:p>
          </table:table-cell>
          <table:table-cell table:style-name="ce2" office:value-type="float" office:value="150.6">
            <text:p>150.6</text:p>
          </table:table-cell>
          <table:table-cell table:style-name="ce2" office:value-type="float" office:value="59.366173">
            <text:p>59.37</text:p>
          </table:table-cell>
          <table:table-cell table:style-name="ce2" office:value-type="float" office:value="7.7457237">
            <text:p>7.75</text:p>
          </table:table-cell>
          <table:table-cell table:style-name="ce2" office:value-type="float" office:value="38.8">
            <text:p>38.8</text:p>
          </table:table-cell>
          <table:table-cell table:style-name="ce2" office:value-type="float" office:value="82500">
            <text:p>825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3.3964">
            <text:p>43.4</text:p>
          </table:table-cell>
          <table:table-cell table:style-name="ce2" office:value-type="float" office:value="50.104088">
            <text:p>50.1</text:p>
          </table:table-cell>
          <table:table-cell table:style-name="ce2" office:value-type="float" office:value="28.4882">
            <text:p>28.49</text:p>
          </table:table-cell>
          <table:table-cell table:style-name="ce2" office:value-type="float" office:value="240.2">
            <text:p>240.2</text:p>
          </table:table-cell>
          <table:table-cell table:style-name="ce2" office:value-type="float" office:value="60.11367">
            <text:p>60.11</text:p>
          </table:table-cell>
          <table:table-cell table:style-name="ce2" office:value-type="float" office:value="7.128047">
            <text:p>7.1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37800">
            <text:p>1378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50.707996">
            <text:p>50.71</text:p>
          </table:table-cell>
          <table:table-cell table:style-name="ce2" office:value-type="float" office:value="50.722992">
            <text:p>50.72</text:p>
          </table:table-cell>
          <table:table-cell table:style-name="ce2" office:value-type="float" office:value="38.415398">
            <text:p>38.42</text:p>
          </table:table-cell>
          <table:table-cell table:style-name="ce2" office:value-type="float" office:value="329.8">
            <text:p>329.8</text:p>
          </table:table-cell>
          <table:table-cell table:style-name="ce2" office:value-type="float" office:value="58.38679">
            <text:p>58.39</text:p>
          </table:table-cell>
          <table:table-cell table:style-name="ce2" office:value-type="float" office:value="5.600684">
            <text:p>5.6</text:p>
          </table:table-cell>
          <table:table-cell table:style-name="ce2" office:value-type="float" office:value="42.9">
            <text:p>42.9</text:p>
          </table:table-cell>
          <table:table-cell table:style-name="ce2" office:value-type="float" office:value="238800">
            <text:p>2388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0.227">
            <text:p>60.23</text:p>
          </table:table-cell>
          <table:table-cell table:style-name="ce2" office:value-type="float" office:value="51.342224">
            <text:p>51.34</text:p>
          </table:table-cell>
          <table:table-cell table:style-name="ce2" office:value-type="float" office:value="47.655895">
            <text:p>47.66</text:p>
          </table:table-cell>
          <table:table-cell table:style-name="ce2" office:value-type="float" office:value="397.2">
            <text:p>397.2</text:p>
          </table:table-cell>
          <table:table-cell table:style-name="ce2" office:value-type="float" office:value="58.83314">
            <text:p>58.83</text:p>
          </table:table-cell>
          <table:table-cell table:style-name="ce2" office:value-type="float" office:value="9.416568">
            <text:p>9.42</text:p>
          </table:table-cell>
          <table:table-cell table:style-name="ce2" office:value-type="float" office:value="44.2">
            <text:p>44.2</text:p>
          </table:table-cell>
          <table:table-cell table:style-name="ce2" office:value-type="float" office:value="381500">
            <text:p>3815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4.3928">
            <text:p>74.39</text:p>
          </table:table-cell>
          <table:table-cell table:style-name="ce2" office:value-type="float" office:value="52.188824">
            <text:p>52.19</text:p>
          </table:table-cell>
          <table:table-cell table:style-name="ce2" office:value-type="float" office:value="50.711">
            <text:p>50.71</text:p>
          </table:table-cell>
          <table:table-cell table:style-name="ce2" office:value-type="float" office:value="525.2">
            <text:p>525.2</text:p>
          </table:table-cell>
          <table:table-cell table:style-name="ce2" office:value-type="float" office:value="65.99191">
            <text:p>65.99</text:p>
          </table:table-cell>
          <table:table-cell table:style-name="ce2" office:value-type="float" office:value="9.43542">
            <text:p>9.44</text:p>
          </table:table-cell>
          <table:table-cell table:style-name="ce2" office:value-type="float" office:value="40.9">
            <text:p>40.9</text:p>
          </table:table-cell>
          <table:table-cell table:style-name="ce2" office:value-type="float" office:value="526900">
            <text:p>5269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97.2224">
            <text:p>97.22</text:p>
          </table:table-cell>
          <table:table-cell table:style-name="ce2" office:value-type="float" office:value="52.820335">
            <text:p>52.82</text:p>
          </table:table-cell>
          <table:table-cell table:style-name="ce2" office:value-type="float" office:value="51.7422">
            <text:p>51.74</text:p>
          </table:table-cell>
          <table:table-cell table:style-name="ce2" office:value-type="float" office:value="646">
            <text:p>646</text:p>
          </table:table-cell>
          <table:table-cell table:style-name="ce2" office:value-type="float" office:value="66.150345">
            <text:p>66.15</text:p>
          </table:table-cell>
          <table:table-cell table:style-name="ce2" office:value-type="float" office:value="10.906679">
            <text:p>10.91</text:p>
          </table:table-cell>
          <table:table-cell table:style-name="ce2" office:value-type="float" office:value="43.8">
            <text:p>43.8</text:p>
          </table:table-cell>
          <table:table-cell table:style-name="ce2" office:value-type="float" office:value="661600">
            <text:p>6616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44.94319">
            <text:p>144.94</text:p>
          </table:table-cell>
          <table:table-cell table:style-name="ce2" office:value-type="float" office:value="53.606373">
            <text:p>53.61</text:p>
          </table:table-cell>
          <table:table-cell table:style-name="ce2" office:value-type="float" office:value="51.962402">
            <text:p>51.96</text:p>
          </table:table-cell>
          <table:table-cell table:style-name="ce2" office:value-type="float" office:value="655.2">
            <text:p>655.2</text:p>
          </table:table-cell>
          <table:table-cell table:style-name="ce2" office:value-type="float" office:value="65.43315">
            <text:p>65.43</text:p>
          </table:table-cell>
          <table:table-cell table:style-name="ce2" office:value-type="float" office:value="8.743591">
            <text:p>8.74</text:p>
          </table:table-cell>
          <table:table-cell table:style-name="ce2" office:value-type="float" office:value="50.8">
            <text:p>50.8</text:p>
          </table:table-cell>
          <table:table-cell table:style-name="ce2" office:value-type="float" office:value="790000">
            <text:p>7900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93.667">
            <text:p>193.67</text:p>
          </table:table-cell>
          <table:table-cell table:style-name="ce2" office:value-type="float" office:value="54.140587">
            <text:p>54.14</text:p>
          </table:table-cell>
          <table:table-cell table:style-name="ce2" office:value-type="float" office:value="53.482704">
            <text:p>53.48</text:p>
          </table:table-cell>
          <table:table-cell table:style-name="ce2" office:value-type="float" office:value="771.2">
            <text:p>771.2</text:p>
          </table:table-cell>
          <table:table-cell table:style-name="ce2" office:value-type="float" office:value="67.86833">
            <text:p>67.87</text:p>
          </table:table-cell>
          <table:table-cell table:style-name="ce2" office:value-type="float" office:value="8.915838">
            <text:p>8.92</text:p>
          </table:table-cell>
          <table:table-cell table:style-name="ce2" office:value-type="float" office:value="52.1">
            <text:p>52.1</text:p>
          </table:table-cell>
          <table:table-cell table:style-name="ce2" office:value-type="float" office:value="916400">
            <text:p>9164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237.82939">
            <text:p>237.83</text:p>
          </table:table-cell>
          <table:table-cell table:style-name="ce2" office:value-type="float" office:value="55.171387">
            <text:p>55.17</text:p>
          </table:table-cell>
          <table:table-cell table:style-name="ce2" office:value-type="float" office:value="56.8207">
            <text:p>56.82</text:p>
          </table:table-cell>
          <table:table-cell table:style-name="ce2" office:value-type="float" office:value="941.4">
            <text:p>941.4</text:p>
          </table:table-cell>
          <table:table-cell table:style-name="ce2" office:value-type="float" office:value="66.19692">
            <text:p>66.2</text:p>
          </table:table-cell>
          <table:table-cell table:style-name="ce2" office:value-type="float" office:value="8.13759">
            <text:p>8.14</text:p>
          </table:table-cell>
          <table:table-cell table:style-name="ce2" office:value-type="float" office:value="63.7">
            <text:p>63.7</text:p>
          </table:table-cell>
          <table:table-cell table:style-name="ce2" office:value-type="float" office:value="1047700">
            <text:p>10477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82.8016">
            <text:p>282.8</text:p>
          </table:table-cell>
          <table:table-cell table:style-name="ce2" office:value-type="float" office:value="56.141663">
            <text:p>56.14</text:p>
          </table:table-cell>
          <table:table-cell table:style-name="ce2" office:value-type="float" office:value="61.5459">
            <text:p>61.55</text:p>
          </table:table-cell>
          <table:table-cell table:style-name="ce2" office:value-type="float" office:value="1089.8">
            <text:p>1089.8</text:p>
          </table:table-cell>
          <table:table-cell table:style-name="ce2" office:value-type="float" office:value="66.54636">
            <text:p>66.55</text:p>
          </table:table-cell>
          <table:table-cell table:style-name="ce2" office:value-type="float" office:value="7.644146">
            <text:p>7.64</text:p>
          </table:table-cell>
          <table:table-cell table:style-name="ce2" office:value-type="float" office:value="63.4">
            <text:p>63.4</text:p>
          </table:table-cell>
          <table:table-cell table:style-name="ce2" office:value-type="float" office:value="1180200">
            <text:p>11802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335.1434">
            <text:p>335.14</text:p>
          </table:table-cell>
          <table:table-cell table:style-name="ce2" office:value-type="float" office:value="56.95398">
            <text:p>56.95</text:p>
          </table:table-cell>
          <table:table-cell table:style-name="ce2" office:value-type="float" office:value="64.4835">
            <text:p>64.48</text:p>
          </table:table-cell>
          <table:table-cell table:style-name="ce2" office:value-type="float" office:value="1118">
            <text:p>1118</text:p>
          </table:table-cell>
          <table:table-cell table:style-name="ce2" office:value-type="float" office:value="69.665375">
            <text:p>69.67</text:p>
          </table:table-cell>
          <table:table-cell table:style-name="ce2" office:value-type="float" office:value="8.295591">
            <text:p>8.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309400">
            <text:p>13094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401.8474">
            <text:p>401.85</text:p>
          </table:table-cell>
          <table:table-cell table:style-name="ce2" office:value-type="float" office:value="58.125847">
            <text:p>58.13</text:p>
          </table:table-cell>
          <table:table-cell table:style-name="ce2" office:value-type="float" office:value="67.6178">
            <text:p>67.62</text:p>
          </table:table-cell>
          <table:table-cell table:style-name="ce2" office:value-type="float" office:value="1244.8">
            <text:p>1244.8</text:p>
          </table:table-cell>
          <table:table-cell table:style-name="ce2" office:value-type="float" office:value="70.166855">
            <text:p>70.17</text:p>
          </table:table-cell>
          <table:table-cell table:style-name="ce2" office:value-type="float" office:value="6.2140474">
            <text:p>6.21</text:p>
          </table:table-cell>
          <table:table-cell table:style-name="ce2" office:value-type="float" office:value="66.5">
            <text:p>66.5</text:p>
          </table:table-cell>
          <table:table-cell table:style-name="ce2" office:value-type="float" office:value="1441600">
            <text:p>14416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475.7372">
            <text:p>475.74</text:p>
          </table:table-cell>
          <table:table-cell table:style-name="ce2" office:value-type="float" office:value="59.286285">
            <text:p>59.29</text:p>
          </table:table-cell>
          <table:table-cell table:style-name="ce2" office:value-type="float" office:value="70.71091">
            <text:p>70.71</text:p>
          </table:table-cell>
          <table:table-cell table:style-name="ce2" office:value-type="float" office:value="1309">
            <text:p>1309</text:p>
          </table:table-cell>
          <table:table-cell table:style-name="ce2" office:value-type="float" office:value="70.72973">
            <text:p>70.73</text:p>
          </table:table-cell>
          <table:table-cell table:style-name="ce2" office:value-type="float" office:value="6.0977335">
            <text:p>6.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579400">
            <text:p>15794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532.3546">
            <text:p>532.35</text:p>
          </table:table-cell>
          <table:table-cell table:style-name="ce2" office:value-type="float" office:value="60.186504">
            <text:p>60.19</text:p>
          </table:table-cell>
          <table:table-cell table:style-name="ce2" office:value-type="float" office:value="74.6299">
            <text:p>74.63</text:p>
          </table:table-cell>
          <table:table-cell table:style-name="ce2" office:value-type="float" office:value="1346.4">
            <text:p>1346.4</text:p>
          </table:table-cell>
          <table:table-cell table:style-name="ce2" office:value-type="float" office:value="71.394424">
            <text:p>71.39</text:p>
          </table:table-cell>
          <table:table-cell table:style-name="ce2" office:value-type="float" office:value="6.1732187">
            <text:p>6.1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720900">
            <text:p>17209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606.3336">
            <text:p>606.33</text:p>
          </table:table-cell>
          <table:table-cell table:style-name="ce2" office:value-type="float" office:value="61.13749">
            <text:p>61.14</text:p>
          </table:table-cell>
          <table:table-cell table:style-name="ce2" office:value-type="float" office:value="79.763">
            <text:p>79.76</text:p>
          </table:table-cell>
          <table:table-cell table:style-name="ce2" office:value-type="float" office:value="1468.6">
            <text:p>1468.6</text:p>
          </table:table-cell>
          <table:table-cell table:style-name="ce2" office:value-type="float" office:value="70.32528">
            <text:p>70.33</text:p>
          </table:table-cell>
          <table:table-cell table:style-name="ce2" office:value-type="float" office:value="8.326529">
            <text:p>8.33</text:p>
          </table:table-cell>
          <table:table-cell table:style-name="ce2" office:value-type="float" office:value="81.3">
            <text:p>81.3</text:p>
          </table:table-cell>
          <table:table-cell table:style-name="ce2" office:value-type="float" office:value="1858500">
            <text:p>18585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688.45447">
            <text:p>688.45</text:p>
          </table:table-cell>
          <table:table-cell table:style-name="ce2" office:value-type="float" office:value="62.20579">
            <text:p>62.21</text:p>
          </table:table-cell>
          <table:table-cell table:style-name="ce2" office:value-type="float" office:value="85.0373">
            <text:p>85.04</text:p>
          </table:table-cell>
          <table:table-cell table:style-name="ce2" office:value-type="float" office:value="1596.4">
            <text:p>1596.4</text:p>
          </table:table-cell>
          <table:table-cell table:style-name="ce2" office:value-type="float" office:value="73.31754">
            <text:p>73.32</text:p>
          </table:table-cell>
          <table:table-cell table:style-name="ce2" office:value-type="float" office:value="7.1256933">
            <text:p>7.13</text:p>
          </table:table-cell>
          <table:table-cell table:style-name="ce2" office:value-type="float" office:value="80.3">
            <text:p>80.3</text:p>
          </table:table-cell>
          <table:table-cell table:style-name="ce2" office:value-type="float" office:value="1992500">
            <text:p>19925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2.3656">
            <text:p>782.37</text:p>
          </table:table-cell>
          <table:table-cell table:style-name="ce2" office:value-type="float" office:value="63.764168">
            <text:p>63.76</text:p>
          </table:table-cell>
          <table:table-cell table:style-name="ce2" office:value-type="float" office:value="89.3855">
            <text:p>89.39</text:p>
          </table:table-cell>
          <table:table-cell table:style-name="ce2" office:value-type="float" office:value="1639.6">
            <text:p>1639.6</text:p>
          </table:table-cell>
          <table:table-cell table:style-name="ce2" office:value-type="float" office:value="72.46959">
            <text:p>72.47</text:p>
          </table:table-cell>
          <table:table-cell table:style-name="ce2" office:value-type="float" office:value="8.177964">
            <text:p>8.18</text:p>
          </table:table-cell>
          <table:table-cell table:style-name="ce2" office:value-type="float" office:value="86.6">
            <text:p>86.6</text:p>
          </table:table-cell>
          <table:table-cell table:style-name="ce2" office:value-type="float" office:value="2126700">
            <text:p>21267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827.2289">
            <text:p>827.23</text:p>
          </table:table-cell>
          <table:table-cell table:style-name="ce2" office:value-type="float" office:value="64.27414">
            <text:p>64.27</text:p>
          </table:table-cell>
          <table:table-cell table:style-name="ce2" office:value-type="float" office:value="91.4884">
            <text:p>91.49</text:p>
          </table:table-cell>
          <table:table-cell table:style-name="ce2" office:value-type="float" office:value="1867.8">
            <text:p>1867.8</text:p>
          </table:table-cell>
          <table:table-cell table:style-name="ce2" office:value-type="float" office:value="74.79715">
            <text:p>74.8</text:p>
          </table:table-cell>
          <table:table-cell table:style-name="ce2" office:value-type="float" office:value="6.9061103">
            <text:p>6.91</text:p>
          </table:table-cell>
          <table:table-cell table:style-name="ce2" office:value-type="float" office:value="102.3">
            <text:p>102.3</text:p>
          </table:table-cell>
          <table:table-cell table:style-name="ce2" office:value-type="float" office:value="2260000">
            <text:p>22600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887.4404">
            <text:p>887.44</text:p>
          </table:table-cell>
          <table:table-cell table:style-name="ce2" office:value-type="float" office:value="65.101845">
            <text:p>65.1</text:p>
          </table:table-cell>
          <table:table-cell table:style-name="ce2" office:value-type="float" office:value="95.0327">
            <text:p>95.03</text:p>
          </table:table-cell>
          <table:table-cell table:style-name="ce2" office:value-type="float" office:value="1872.2">
            <text:p>1872.2</text:p>
          </table:table-cell>
          <table:table-cell table:style-name="ce2" office:value-type="float" office:value="74.953415">
            <text:p>74.95</text:p>
          </table:table-cell>
          <table:table-cell table:style-name="ce2" office:value-type="float" office:value="6.846072">
            <text:p>6.85</text:p>
          </table:table-cell>
          <table:table-cell table:style-name="ce2" office:value-type="float" office:value="107.7">
            <text:p>107.7</text:p>
          </table:table-cell>
          <table:table-cell table:style-name="ce2" office:value-type="float" office:value="2391300">
            <text:p>23913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951.0912">
            <text:p>951.09</text:p>
          </table:table-cell>
          <table:table-cell table:style-name="ce2" office:value-type="float" office:value="65.753555">
            <text:p>65.75</text:p>
          </table:table-cell>
          <table:table-cell table:style-name="ce2" office:value-type="float" office:value="97.348495">
            <text:p>97.35</text:p>
          </table:table-cell>
          <table:table-cell table:style-name="ce2" office:value-type="float" office:value="1914.6">
            <text:p>1914.6</text:p>
          </table:table-cell>
          <table:table-cell table:style-name="ce2" office:value-type="float" office:value="73.93098">
            <text:p>73.93</text:p>
          </table:table-cell>
          <table:table-cell table:style-name="ce2" office:value-type="float" office:value="6.850133">
            <text:p>6.85</text:p>
          </table:table-cell>
          <table:table-cell table:style-name="ce2" office:value-type="float" office:value="102.1">
            <text:p>102.1</text:p>
          </table:table-cell>
          <table:table-cell table:style-name="ce2" office:value-type="float" office:value="2521500">
            <text:p>25215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1006.78577">
            <text:p>1006.79</text:p>
          </table:table-cell>
          <table:table-cell table:style-name="ce2" office:value-type="float" office:value="65.92761">
            <text:p>65.93</text:p>
          </table:table-cell>
          <table:table-cell table:style-name="ce2" office:value-type="float" office:value="100.831894">
            <text:p>100.83</text:p>
          </table:table-cell>
          <table:table-cell table:style-name="ce2" office:value-type="float" office:value="2025.6">
            <text:p>2025.6</text:p>
          </table:table-cell>
          <table:table-cell table:style-name="ce2" office:value-type="float" office:value="74.40672">
            <text:p>74.41</text:p>
          </table:table-cell>
          <table:table-cell table:style-name="ce2" office:value-type="float" office:value="7.148674">
            <text:p>7.15</text:p>
          </table:table-cell>
          <table:table-cell table:style-name="ce2" office:value-type="float" office:value="108.7">
            <text:p>108.7</text:p>
          </table:table-cell>
          <table:table-cell table:style-name="ce2" office:value-type="float" office:value="2652700">
            <text:p>26527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074.7185">
            <text:p>1074.72</text:p>
          </table:table-cell>
          <table:table-cell table:style-name="ce2" office:value-type="float" office:value="66.24514">
            <text:p>66.25</text:p>
          </table:table-cell>
          <table:table-cell table:style-name="ce2" office:value-type="float" office:value="107.39751">
            <text:p>107.4</text:p>
          </table:table-cell>
          <table:table-cell table:style-name="ce2" office:value-type="float" office:value="2121.2">
            <text:p>2121.2</text:p>
          </table:table-cell>
          <table:table-cell table:style-name="ce2" office:value-type="float" office:value="76.25502">
            <text:p>76.26</text:p>
          </table:table-cell>
          <table:table-cell table:style-name="ce2" office:value-type="float" office:value="7.272339">
            <text:p>7.27</text:p>
          </table:table-cell>
          <table:table-cell table:style-name="ce2" office:value-type="float" office:value="105.7">
            <text:p>105.7</text:p>
          </table:table-cell>
          <table:table-cell table:style-name="ce2" office:value-type="float" office:value="2791400">
            <text:p>27914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174.905">
            <text:p>1174.91</text:p>
          </table:table-cell>
          <table:table-cell table:style-name="ce2" office:value-type="float" office:value="67.431244">
            <text:p>67.43</text:p>
          </table:table-cell>
          <table:table-cell table:style-name="ce2" office:value-type="float" office:value="116.6239">
            <text:p>116.62</text:p>
          </table:table-cell>
          <table:table-cell table:style-name="ce2" office:value-type="float" office:value="2130.2">
            <text:p>2130.2</text:p>
          </table:table-cell>
          <table:table-cell table:style-name="ce2" office:value-type="float" office:value="76.431435">
            <text:p>76.43</text:p>
          </table:table-cell>
          <table:table-cell table:style-name="ce2" office:value-type="float" office:value="6.75941">
            <text:p>6.76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2937100">
            <text:p>29371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246.9917">
            <text:p>1246.99</text:p>
          </table:table-cell>
          <table:table-cell table:style-name="ce2" office:value-type="float" office:value="68.254295">
            <text:p>68.25</text:p>
          </table:table-cell>
          <table:table-cell table:style-name="ce2" office:value-type="float" office:value="125.3046">
            <text:p>125.3</text:p>
          </table:table-cell>
          <table:table-cell table:style-name="ce2" office:value-type="float" office:value="2159.4">
            <text:p>2159.4</text:p>
          </table:table-cell>
          <table:table-cell table:style-name="ce2" office:value-type="float" office:value="76.38963">
            <text:p>76.39</text:p>
          </table:table-cell>
          <table:table-cell table:style-name="ce2" office:value-type="float" office:value="6.7719727">
            <text:p>6.77</text:p>
          </table:table-cell>
          <table:table-cell table:style-name="ce2" office:value-type="float" office:value="127.3">
            <text:p>127.3</text:p>
          </table:table-cell>
          <table:table-cell table:style-name="ce2" office:value-type="float" office:value="3091100">
            <text:p>30911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277.9935">
            <text:p>1277.99</text:p>
          </table:table-cell>
          <table:table-cell table:style-name="ce2" office:value-type="float" office:value="68.333405">
            <text:p>68.33</text:p>
          </table:table-cell>
          <table:table-cell table:style-name="ce2" office:value-type="float" office:value="132.09671">
            <text:p>132.1</text:p>
          </table:table-cell>
          <table:table-cell table:style-name="ce2" office:value-type="float" office:value="2246.2">
            <text:p>2246.2</text:p>
          </table:table-cell>
          <table:table-cell table:style-name="ce2" office:value-type="float" office:value="76.30364">
            <text:p>76.3</text:p>
          </table:table-cell>
          <table:table-cell table:style-name="ce2" office:value-type="float" office:value="6.716108">
            <text:p>6.72</text:p>
          </table:table-cell>
          <table:table-cell table:style-name="ce2" office:value-type="float" office:value="121.4">
            <text:p>121.4</text:p>
          </table:table-cell>
          <table:table-cell table:style-name="ce2" office:value-type="float" office:value="3244700">
            <text:p>32447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339.8145">
            <text:p>1339.81</text:p>
          </table:table-cell>
          <table:table-cell table:style-name="ce2" office:value-type="float" office:value="68.70821">
            <text:p>68.71</text:p>
          </table:table-cell>
          <table:table-cell table:style-name="ce2" office:value-type="float" office:value="137.87442">
            <text:p>137.87</text:p>
          </table:table-cell>
          <table:table-cell table:style-name="ce2" office:value-type="float" office:value="2264.4">
            <text:p>2264.4</text:p>
          </table:table-cell>
          <table:table-cell table:style-name="ce2" office:value-type="float" office:value="76.82369">
            <text:p>76.82</text:p>
          </table:table-cell>
          <table:table-cell table:style-name="ce2" office:value-type="float" office:value="7.0079284">
            <text:p>7.01</text:p>
          </table:table-cell>
          <table:table-cell table:style-name="ce2" office:value-type="float" office:value="141.1">
            <text:p>141.1</text:p>
          </table:table-cell>
          <table:table-cell table:style-name="ce2" office:value-type="float" office:value="3399700">
            <text:p>33997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417.915">
            <text:p>1417.92</text:p>
          </table:table-cell>
          <table:table-cell table:style-name="ce2" office:value-type="float" office:value="69.151596">
            <text:p>69.15</text:p>
          </table:table-cell>
          <table:table-cell table:style-name="ce2" office:value-type="float" office:value="144.2116">
            <text:p>144.21</text:p>
          </table:table-cell>
          <table:table-cell table:style-name="ce2" office:value-type="float" office:value="2272.8">
            <text:p>2272.8</text:p>
          </table:table-cell>
          <table:table-cell table:style-name="ce2" office:value-type="float" office:value="76.57051">
            <text:p>76.57</text:p>
          </table:table-cell>
          <table:table-cell table:style-name="ce2" office:value-type="float" office:value="6.993001">
            <text:p>6.99</text:p>
          </table:table-cell>
          <table:table-cell table:style-name="ce2" office:value-type="float" office:value="145.1">
            <text:p>145.1</text:p>
          </table:table-cell>
          <table:table-cell table:style-name="ce2" office:value-type="float" office:value="3555800">
            <text:p>35558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456.1918">
            <text:p>1456.19</text:p>
          </table:table-cell>
          <table:table-cell table:style-name="ce2" office:value-type="float" office:value="69.33147">
            <text:p>69.33</text:p>
          </table:table-cell>
          <table:table-cell table:style-name="ce2" office:value-type="float" office:value="146.9581">
            <text:p>146.96</text:p>
          </table:table-cell>
          <table:table-cell table:style-name="ce2" office:value-type="float" office:value="2287.2">
            <text:p>2287.2</text:p>
          </table:table-cell>
          <table:table-cell table:style-name="ce2" office:value-type="float" office:value="77.58918">
            <text:p>77.59</text:p>
          </table:table-cell>
          <table:table-cell table:style-name="ce2" office:value-type="float" office:value="7.016993">
            <text:p>7.02</text:p>
          </table:table-cell>
          <table:table-cell table:style-name="ce2" office:value-type="float" office:value="161.4">
            <text:p>161.4</text:p>
          </table:table-cell>
          <table:table-cell table:style-name="ce2" office:value-type="float" office:value="3716500">
            <text:p>37165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532.1042">
            <text:p>1532.1</text:p>
          </table:table-cell>
          <table:table-cell table:style-name="ce2" office:value-type="float" office:value="70.23134">
            <text:p>70.23</text:p>
          </table:table-cell>
          <table:table-cell table:style-name="ce2" office:value-type="float" office:value="152.81131">
            <text:p>152.81</text:p>
          </table:table-cell>
          <table:table-cell table:style-name="ce2" office:value-type="float" office:value="2342">
            <text:p>2342</text:p>
          </table:table-cell>
          <table:table-cell table:style-name="ce2" office:value-type="float" office:value="76.42073">
            <text:p>76.42</text:p>
          </table:table-cell>
          <table:table-cell table:style-name="ce2" office:value-type="float" office:value="6.73149">
            <text:p>6.73</text:p>
          </table:table-cell>
          <table:table-cell table:style-name="ce2" office:value-type="float" office:value="168.8">
            <text:p>168.8</text:p>
          </table:table-cell>
          <table:table-cell table:style-name="ce2" office:value-type="float" office:value="3885000">
            <text:p>38850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571.9524">
            <text:p>1571.95</text:p>
          </table:table-cell>
          <table:table-cell table:style-name="ce2" office:value-type="float" office:value="70.37184">
            <text:p>70.37</text:p>
          </table:table-cell>
          <table:table-cell table:style-name="ce2" office:value-type="float" office:value="161.7006">
            <text:p>161.7</text:p>
          </table:table-cell>
          <table:table-cell table:style-name="ce2" office:value-type="float" office:value="2345.8">
            <text:p>2345.8</text:p>
          </table:table-cell>
          <table:table-cell table:style-name="ce2" office:value-type="float" office:value="76.854904">
            <text:p>76.85</text:p>
          </table:table-cell>
          <table:table-cell table:style-name="ce2" office:value-type="float" office:value="7.112468">
            <text:p>7.11</text:p>
          </table:table-cell>
          <table:table-cell table:style-name="ce2" office:value-type="float" office:value="170.1">
            <text:p>170.1</text:p>
          </table:table-cell>
          <table:table-cell table:style-name="ce2" office:value-type="float" office:value="4061500">
            <text:p>40615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588.7582">
            <text:p>1588.76</text:p>
          </table:table-cell>
          <table:table-cell table:style-name="ce2" office:value-type="float" office:value="70.38101">
            <text:p>70.38</text:p>
          </table:table-cell>
          <table:table-cell table:style-name="ce2" office:value-type="float" office:value="170.53023">
            <text:p>170.53</text:p>
          </table:table-cell>
          <table:table-cell table:style-name="ce2" office:value-type="float" office:value="2462.8">
            <text:p>2462.8</text:p>
          </table:table-cell>
          <table:table-cell table:style-name="ce2" office:value-type="float" office:value="78.4115">
            <text:p>78.41</text:p>
          </table:table-cell>
          <table:table-cell table:style-name="ce2" office:value-type="float" office:value="7.1946898">
            <text:p>7.19</text:p>
          </table:table-cell>
          <table:table-cell table:style-name="ce2" office:value-type="float" office:value="184.4">
            <text:p>184.4</text:p>
          </table:table-cell>
          <table:table-cell table:style-name="ce2" office:value-type="float" office:value="4251300">
            <text:p>42513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648.7644">
            <text:p>1648.76</text:p>
          </table:table-cell>
          <table:table-cell table:style-name="ce2" office:value-type="float" office:value="71.340454">
            <text:p>71.34</text:p>
          </table:table-cell>
          <table:table-cell table:style-name="ce2" office:value-type="float" office:value="176.44131">
            <text:p>176.44</text:p>
          </table:table-cell>
          <table:table-cell table:style-name="ce2" office:value-type="float" office:value="2554">
            <text:p>2554</text:p>
          </table:table-cell>
          <table:table-cell table:style-name="ce2" office:value-type="float" office:value="78.16845">
            <text:p>78.17</text:p>
          </table:table-cell>
          <table:table-cell table:style-name="ce2" office:value-type="float" office:value="7.094542">
            <text:p>7.09</text:p>
          </table:table-cell>
          <table:table-cell table:style-name="ce2" office:value-type="float" office:value="192.7">
            <text:p>192.7</text:p>
          </table:table-cell>
          <table:table-cell table:style-name="ce2" office:value-type="float" office:value="4446900">
            <text:p>44469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684.7678">
            <text:p>1684.77</text:p>
          </table:table-cell>
          <table:table-cell table:style-name="ce2" office:value-type="float" office:value="71.78672">
            <text:p>71.79</text:p>
          </table:table-cell>
          <table:table-cell table:style-name="ce2" office:value-type="float" office:value="179.43799">
            <text:p>179.44</text:p>
          </table:table-cell>
          <table:table-cell table:style-name="ce2" office:value-type="float" office:value="2589.4">
            <text:p>2589.4</text:p>
          </table:table-cell>
          <table:table-cell table:style-name="ce2" office:value-type="float" office:value="78.18645">
            <text:p>78.19</text:p>
          </table:table-cell>
          <table:table-cell table:style-name="ce2" office:value-type="float" office:value="7.170171">
            <text:p>7.17</text:p>
          </table:table-cell>
          <table:table-cell table:style-name="ce2" office:value-type="float" office:value="179.7">
            <text:p>179.7</text:p>
          </table:table-cell>
          <table:table-cell table:style-name="ce2" office:value-type="float" office:value="4641900">
            <text:p>46419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738.5043">
            <text:p>1738.5</text:p>
          </table:table-cell>
          <table:table-cell table:style-name="ce2" office:value-type="float" office:value="72.193306">
            <text:p>72.19</text:p>
          </table:table-cell>
          <table:table-cell table:style-name="ce2" office:value-type="float" office:value="183.5834">
            <text:p>183.58</text:p>
          </table:table-cell>
          <table:table-cell table:style-name="ce2" office:value-type="float" office:value="2633.4">
            <text:p>2633.4</text:p>
          </table:table-cell>
          <table:table-cell table:style-name="ce2" office:value-type="float" office:value="78.56947">
            <text:p>78.57</text:p>
          </table:table-cell>
          <table:table-cell table:style-name="ce2" office:value-type="float" office:value="7.5613594">
            <text:p>7.56</text:p>
          </table:table-cell>
          <table:table-cell table:style-name="ce2" office:value-type="float" office:value="180.6">
            <text:p>180.6</text:p>
          </table:table-cell>
          <table:table-cell table:style-name="ce2" office:value-type="float" office:value="4838500">
            <text:p>48385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787.0924">
            <text:p>1787.09</text:p>
          </table:table-cell>
          <table:table-cell table:style-name="ce2" office:value-type="float" office:value="72.68364">
            <text:p>72.68</text:p>
          </table:table-cell>
          <table:table-cell table:style-name="ce2" office:value-type="float" office:value="190.45291">
            <text:p>190.45</text:p>
          </table:table-cell>
          <table:table-cell table:style-name="ce2" office:value-type="float" office:value="2682.6">
            <text:p>2682.6</text:p>
          </table:table-cell>
          <table:table-cell table:style-name="ce2" office:value-type="float" office:value="77.540665">
            <text:p>77.54</text:p>
          </table:table-cell>
          <table:table-cell table:style-name="ce2" office:value-type="float" office:value="7.508863">
            <text:p>7.51</text:p>
          </table:table-cell>
          <table:table-cell table:style-name="ce2" office:value-type="float" office:value="178.3">
            <text:p>178.3</text:p>
          </table:table-cell>
          <table:table-cell table:style-name="ce2" office:value-type="float" office:value="5044300">
            <text:p>50443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862.8513">
            <text:p>1862.85</text:p>
          </table:table-cell>
          <table:table-cell table:style-name="ce2" office:value-type="float" office:value="73.382614">
            <text:p>73.38</text:p>
          </table:table-cell>
          <table:table-cell table:style-name="ce2" office:value-type="float" office:value="200.05618">
            <text:p>200.06</text:p>
          </table:table-cell>
          <table:table-cell table:style-name="ce2" office:value-type="float" office:value="2709.4">
            <text:p>2709.4</text:p>
          </table:table-cell>
          <table:table-cell table:style-name="ce2" office:value-type="float" office:value="78.09123">
            <text:p>78.09</text:p>
          </table:table-cell>
          <table:table-cell table:style-name="ce2" office:value-type="float" office:value="7.3415117">
            <text:p>7.34</text:p>
          </table:table-cell>
          <table:table-cell table:style-name="ce2" office:value-type="float" office:value="179.9">
            <text:p>179.9</text:p>
          </table:table-cell>
          <table:table-cell table:style-name="ce2" office:value-type="float" office:value="5256700">
            <text:p>52567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876.666">
            <text:p>1876.67</text:p>
          </table:table-cell>
          <table:table-cell table:style-name="ce2" office:value-type="float" office:value="73.37642">
            <text:p>73.38</text:p>
          </table:table-cell>
          <table:table-cell table:style-name="ce2" office:value-type="float" office:value="206.5915">
            <text:p>206.59</text:p>
          </table:table-cell>
          <table:table-cell table:style-name="ce2" office:value-type="float" office:value="2758.6">
            <text:p>2758.6</text:p>
          </table:table-cell>
          <table:table-cell table:style-name="ce2" office:value-type="float" office:value="78.53759">
            <text:p>78.54</text:p>
          </table:table-cell>
          <table:table-cell table:style-name="ce2" office:value-type="float" office:value="7.1291695">
            <text:p>7.13</text:p>
          </table:table-cell>
          <table:table-cell table:style-name="ce2" office:value-type="float" office:value="185.4">
            <text:p>185.4</text:p>
          </table:table-cell>
          <table:table-cell table:style-name="ce2" office:value-type="float" office:value="5478600">
            <text:p>54786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899.0824">
            <text:p>1899.08</text:p>
          </table:table-cell>
          <table:table-cell table:style-name="ce2" office:value-type="float" office:value="73.206665">
            <text:p>73.21</text:p>
          </table:table-cell>
          <table:table-cell table:style-name="ce2" office:value-type="float" office:value="208.5406">
            <text:p>208.54</text:p>
          </table:table-cell>
          <table:table-cell table:style-name="ce2" office:value-type="float" office:value="2770.2">
            <text:p>2770.2</text:p>
          </table:table-cell>
          <table:table-cell table:style-name="ce2" office:value-type="float" office:value="79.77278">
            <text:p>79.77</text:p>
          </table:table-cell>
          <table:table-cell table:style-name="ce2" office:value-type="float" office:value="7.170797">
            <text:p>7.17</text:p>
          </table:table-cell>
          <table:table-cell table:style-name="ce2" office:value-type="float" office:value="189.6">
            <text:p>189.6</text:p>
          </table:table-cell>
          <table:table-cell table:style-name="ce2" office:value-type="float" office:value="5706700">
            <text:p>57067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922.2438">
            <text:p>1922.24</text:p>
          </table:table-cell>
          <table:table-cell table:style-name="ce2" office:value-type="float" office:value="73.22652">
            <text:p>73.23</text:p>
          </table:table-cell>
          <table:table-cell table:style-name="ce2" office:value-type="float" office:value="211.62491">
            <text:p>211.62</text:p>
          </table:table-cell>
          <table:table-cell table:style-name="ce2" office:value-type="float" office:value="2779.8">
            <text:p>2779.8</text:p>
          </table:table-cell>
          <table:table-cell table:style-name="ce2" office:value-type="float" office:value="79.6426">
            <text:p>79.64</text:p>
          </table:table-cell>
          <table:table-cell table:style-name="ce2" office:value-type="float" office:value="7.181015">
            <text:p>7.18</text:p>
          </table:table-cell>
          <table:table-cell table:style-name="ce2" office:value-type="float" office:value="199.6">
            <text:p>199.6</text:p>
          </table:table-cell>
          <table:table-cell table:style-name="ce2" office:value-type="float" office:value="5931400">
            <text:p>59314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1955.9095">
            <text:p>1955.91</text:p>
          </table:table-cell>
          <table:table-cell table:style-name="ce2" office:value-type="float" office:value="73.21302">
            <text:p>73.21</text:p>
          </table:table-cell>
          <table:table-cell table:style-name="ce2" office:value-type="float" office:value="214.84949">
            <text:p>214.85</text:p>
          </table:table-cell>
          <table:table-cell table:style-name="ce2" office:value-type="float" office:value="2851.8">
            <text:p>2851.8</text:p>
          </table:table-cell>
          <table:table-cell table:style-name="ce2" office:value-type="float" office:value="79.20672">
            <text:p>79.21</text:p>
          </table:table-cell>
          <table:table-cell table:style-name="ce2" office:value-type="float" office:value="7.0678673">
            <text:p>7.07</text:p>
          </table:table-cell>
          <table:table-cell table:style-name="ce2" office:value-type="float" office:value="181.7">
            <text:p>181.7</text:p>
          </table:table-cell>
          <table:table-cell table:style-name="ce2" office:value-type="float" office:value="6157000">
            <text:p>61570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1974.5892">
            <text:p>1974.59</text:p>
          </table:table-cell>
          <table:table-cell table:style-name="ce2" office:value-type="float" office:value="73.47849">
            <text:p>73.48</text:p>
          </table:table-cell>
          <table:table-cell table:style-name="ce2" office:value-type="float" office:value="214.1282">
            <text:p>214.13</text:p>
          </table:table-cell>
          <table:table-cell table:style-name="ce2" office:value-type="float" office:value="2887.2">
            <text:p>2887.2</text:p>
          </table:table-cell>
          <table:table-cell table:style-name="ce2" office:value-type="float" office:value="80.96139">
            <text:p>80.96</text:p>
          </table:table-cell>
          <table:table-cell table:style-name="ce2" office:value-type="float" office:value="7.0852365">
            <text:p>7.09</text:p>
          </table:table-cell>
          <table:table-cell table:style-name="ce2" office:value-type="float" office:value="214.2">
            <text:p>214.2</text:p>
          </table:table-cell>
          <table:table-cell table:style-name="ce2" office:value-type="float" office:value="6379700">
            <text:p>63797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008.6443">
            <text:p>2008.64</text:p>
          </table:table-cell>
          <table:table-cell table:style-name="ce2" office:value-type="float" office:value="74.06989">
            <text:p>74.07</text:p>
          </table:table-cell>
          <table:table-cell table:style-name="ce2" office:value-type="float" office:value="216.5156">
            <text:p>216.52</text:p>
          </table:table-cell>
          <table:table-cell table:style-name="ce2" office:value-type="float" office:value="2919.2">
            <text:p>2919.2</text:p>
          </table:table-cell>
          <table:table-cell table:style-name="ce2" office:value-type="float" office:value="81.282005">
            <text:p>81.28</text:p>
          </table:table-cell>
          <table:table-cell table:style-name="ce2" office:value-type="float" office:value="7.165207">
            <text:p>7.17</text:p>
          </table:table-cell>
          <table:table-cell table:style-name="ce2" office:value-type="float" office:value="210.7">
            <text:p>210.7</text:p>
          </table:table-cell>
          <table:table-cell table:style-name="ce2" office:value-type="float" office:value="6604300">
            <text:p>66043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020.0857">
            <text:p>2020.09</text:p>
          </table:table-cell>
          <table:table-cell table:style-name="ce2" office:value-type="float" office:value="74.592804">
            <text:p>74.59</text:p>
          </table:table-cell>
          <table:table-cell table:style-name="ce2" office:value-type="float" office:value="219.6503">
            <text:p>219.65</text:p>
          </table:table-cell>
          <table:table-cell table:style-name="ce2" office:value-type="float" office:value="2987.2">
            <text:p>2987.2</text:p>
          </table:table-cell>
          <table:table-cell table:style-name="ce2" office:value-type="float" office:value="81.59932">
            <text:p>81.6</text:p>
          </table:table-cell>
          <table:table-cell table:style-name="ce2" office:value-type="float" office:value="7.1309295">
            <text:p>7.13</text:p>
          </table:table-cell>
          <table:table-cell table:style-name="ce2" office:value-type="float" office:value="211.3">
            <text:p>211.3</text:p>
          </table:table-cell>
          <table:table-cell table:style-name="ce2" office:value-type="float" office:value="6831900">
            <text:p>68319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067.3608">
            <text:p>2067.36</text:p>
          </table:table-cell>
          <table:table-cell table:style-name="ce2" office:value-type="float" office:value="74.83204">
            <text:p>74.83</text:p>
          </table:table-cell>
          <table:table-cell table:style-name="ce2" office:value-type="float" office:value="223.37561">
            <text:p>223.38</text:p>
          </table:table-cell>
          <table:table-cell table:style-name="ce2" office:value-type="float" office:value="2996">
            <text:p>2996</text:p>
          </table:table-cell>
          <table:table-cell table:style-name="ce2" office:value-type="float" office:value="81.489525">
            <text:p>81.49</text:p>
          </table:table-cell>
          <table:table-cell table:style-name="ce2" office:value-type="float" office:value="7.1104975">
            <text:p>7.11</text:p>
          </table:table-cell>
          <table:table-cell table:style-name="ce2" office:value-type="float" office:value="222.5">
            <text:p>222.5</text:p>
          </table:table-cell>
          <table:table-cell table:style-name="ce2" office:value-type="float" office:value="7054900">
            <text:p>70549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103.4043">
            <text:p>2103.4</text:p>
          </table:table-cell>
          <table:table-cell table:style-name="ce2" office:value-type="float" office:value="74.83214">
            <text:p>74.83</text:p>
          </table:table-cell>
          <table:table-cell table:style-name="ce2" office:value-type="float" office:value="224.587">
            <text:p>224.59</text:p>
          </table:table-cell>
          <table:table-cell table:style-name="ce2" office:value-type="float" office:value="3015.2">
            <text:p>3015.2</text:p>
          </table:table-cell>
          <table:table-cell table:style-name="ce2" office:value-type="float" office:value="81.71059">
            <text:p>81.71</text:p>
          </table:table-cell>
          <table:table-cell table:style-name="ce2" office:value-type="float" office:value="7.05456">
            <text:p>7.05</text:p>
          </table:table-cell>
          <table:table-cell table:style-name="ce2" office:value-type="float" office:value="220.5">
            <text:p>220.5</text:p>
          </table:table-cell>
          <table:table-cell table:style-name="ce2" office:value-type="float" office:value="7274500">
            <text:p>72745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151.3022">
            <text:p>2151.3</text:p>
          </table:table-cell>
          <table:table-cell table:style-name="ce2" office:value-type="float" office:value="75.47575">
            <text:p>75.48</text:p>
          </table:table-cell>
          <table:table-cell table:style-name="ce2" office:value-type="float" office:value="224.8012">
            <text:p>224.8</text:p>
          </table:table-cell>
          <table:table-cell table:style-name="ce2" office:value-type="float" office:value="3047.2">
            <text:p>3047.2</text:p>
          </table:table-cell>
          <table:table-cell table:style-name="ce2" office:value-type="float" office:value="82.108536">
            <text:p>82.11</text:p>
          </table:table-cell>
          <table:table-cell table:style-name="ce2" office:value-type="float" office:value="7.1200294">
            <text:p>7.12</text:p>
          </table:table-cell>
          <table:table-cell table:style-name="ce2" office:value-type="float" office:value="240.5">
            <text:p>240.5</text:p>
          </table:table-cell>
          <table:table-cell table:style-name="ce2" office:value-type="float" office:value="7494500">
            <text:p>74945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164.0405">
            <text:p>2164.04</text:p>
          </table:table-cell>
          <table:table-cell table:style-name="ce2" office:value-type="float" office:value="75.73082">
            <text:p>75.73</text:p>
          </table:table-cell>
          <table:table-cell table:style-name="ce2" office:value-type="float" office:value="228.7033">
            <text:p>228.7</text:p>
          </table:table-cell>
          <table:table-cell table:style-name="ce2" office:value-type="float" office:value="3088.8">
            <text:p>3088.8</text:p>
          </table:table-cell>
          <table:table-cell table:style-name="ce2" office:value-type="float" office:value="82.77666">
            <text:p>82.78</text:p>
          </table:table-cell>
          <table:table-cell table:style-name="ce2" office:value-type="float" office:value="7.1925497">
            <text:p>7.19</text:p>
          </table:table-cell>
          <table:table-cell table:style-name="ce2" office:value-type="float" office:value="240.4">
            <text:p>240.4</text:p>
          </table:table-cell>
          <table:table-cell table:style-name="ce2" office:value-type="float" office:value="7716700">
            <text:p>77167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211.0847">
            <text:p>2211.08</text:p>
          </table:table-cell>
          <table:table-cell table:style-name="ce2" office:value-type="float" office:value="76.276505">
            <text:p>76.28</text:p>
          </table:table-cell>
          <table:table-cell table:style-name="ce2" office:value-type="float" office:value="236.4237">
            <text:p>236.42</text:p>
          </table:table-cell>
          <table:table-cell table:style-name="ce2" office:value-type="float" office:value="3119.2">
            <text:p>3119.2</text:p>
          </table:table-cell>
          <table:table-cell table:style-name="ce2" office:value-type="float" office:value="83.06151">
            <text:p>83.06</text:p>
          </table:table-cell>
          <table:table-cell table:style-name="ce2" office:value-type="float" office:value="7.199147">
            <text:p>7.2</text:p>
          </table:table-cell>
          <table:table-cell table:style-name="ce2" office:value-type="float" office:value="250.8">
            <text:p>250.8</text:p>
          </table:table-cell>
          <table:table-cell table:style-name="ce2" office:value-type="float" office:value="7945200">
            <text:p>79452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231.9688">
            <text:p>2231.97</text:p>
          </table:table-cell>
          <table:table-cell table:style-name="ce2" office:value-type="float" office:value="76.59465">
            <text:p>76.59</text:p>
          </table:table-cell>
          <table:table-cell table:style-name="ce2" office:value-type="float" office:value="244.9801">
            <text:p>244.98</text:p>
          </table:table-cell>
          <table:table-cell table:style-name="ce2" office:value-type="float" office:value="3134.8">
            <text:p>3134.8</text:p>
          </table:table-cell>
          <table:table-cell table:style-name="ce2" office:value-type="float" office:value="83.117195">
            <text:p>83.12</text:p>
          </table:table-cell>
          <table:table-cell table:style-name="ce2" office:value-type="float" office:value="7.2018423">
            <text:p>7.2</text:p>
          </table:table-cell>
          <table:table-cell table:style-name="ce2" office:value-type="float" office:value="269.4">
            <text:p>269.4</text:p>
          </table:table-cell>
          <table:table-cell table:style-name="ce2" office:value-type="float" office:value="8178900">
            <text:p>81789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7</text:p>
          </table:table-cell>
          <table:table-cell table:style-name="ce2" table:number-columns-repeated="8"/>
          <table:table-cell office:value-type="string">
            <text:p>T=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7</text:p>
          </table:table-cell>
          <table:table-cell table:style-name="ce1" office:value-type="string">
            <text:p>Mean Solved Score 7</text:p>
          </table:table-cell>
          <table:table-cell table:style-name="ce1" office:value-type="string">
            <text:p>Mean Entropy 7</text:p>
          </table:table-cell>
          <table:table-cell table:style-name="ce1" office:value-type="string">
            <text:p>Mean Size 7</text:p>
          </table:table-cell>
          <table:table-cell table:style-name="ce1" office:value-type="string">
            <text:p>Solved Score 7</text:p>
          </table:table-cell>
          <table:table-cell table:style-name="ce1" office:value-type="string">
            <text:p>Entropy 7</text:p>
          </table:table-cell>
          <table:table-cell table:style-name="ce1" office:value-type="string">
            <text:p>Steps 7</text:p>
          </table:table-cell>
          <table:table-cell table:style-name="ce1" office:value-type="string">
            <text:p>Size 7</text:p>
          </table:table-cell>
          <table:table-cell table:style-name="ce1" office:value-type="string">
            <text:p>TiempoTotal 7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8.0898">
            <text:p>8.09</text:p>
          </table:table-cell>
          <table:table-cell table:style-name="ce2" office:value-type="float" office:value="42.025993">
            <text:p>42.03</text:p>
          </table:table-cell>
          <table:table-cell table:style-name="ce2" office:value-type="float" office:value="106.36959">
            <text:p>106.37</text:p>
          </table:table-cell>
          <table:table-cell table:style-name="ce2" office:value-type="float" office:value="113.2">
            <text:p>113.2</text:p>
          </table:table-cell>
          <table:table-cell table:style-name="ce2" office:value-type="float" office:value="54.32438">
            <text:p>54.32</text:p>
          </table:table-cell>
          <table:table-cell table:style-name="ce2" office:value-type="float" office:value="9.430808">
            <text:p>9.43</text:p>
          </table:table-cell>
          <table:table-cell table:style-name="ce2" office:value-type="float" office:value="31.8">
            <text:p>31.8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2.8058">
            <text:p>22.81</text:p>
          </table:table-cell>
          <table:table-cell table:style-name="ce2" office:value-type="float" office:value="46.46286">
            <text:p>46.46</text:p>
          </table:table-cell>
          <table:table-cell table:style-name="ce2" office:value-type="float" office:value="38.824898">
            <text:p>38.82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52.992596">
            <text:p>52.99</text:p>
          </table:table-cell>
          <table:table-cell table:style-name="ce2" office:value-type="float" office:value="8.474393">
            <text:p>8.47</text:p>
          </table:table-cell>
          <table:table-cell table:style-name="ce2" office:value-type="float" office:value="39.1">
            <text:p>39.1</text:p>
          </table:table-cell>
          <table:table-cell table:style-name="ce2" office:value-type="float" office:value="44100">
            <text:p>441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.154198">
            <text:p>36.15</text:p>
          </table:table-cell>
          <table:table-cell table:style-name="ce2" office:value-type="float" office:value="49.339397">
            <text:p>49.34</text:p>
          </table:table-cell>
          <table:table-cell table:style-name="ce2" office:value-type="float" office:value="25.014902">
            <text:p>25.01</text:p>
          </table:table-cell>
          <table:table-cell table:style-name="ce2" office:value-type="float" office:value="226.4">
            <text:p>226.4</text:p>
          </table:table-cell>
          <table:table-cell table:style-name="ce2" office:value-type="float" office:value="55.645103">
            <text:p>55.65</text:p>
          </table:table-cell>
          <table:table-cell table:style-name="ce2" office:value-type="float" office:value="11.5598545">
            <text:p>11.56</text:p>
          </table:table-cell>
          <table:table-cell table:style-name="ce2" office:value-type="float" office:value="27.1">
            <text:p>27.1</text:p>
          </table:table-cell>
          <table:table-cell table:style-name="ce2" office:value-type="float" office:value="77700">
            <text:p>777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2.257996">
            <text:p>42.26</text:p>
          </table:table-cell>
          <table:table-cell table:style-name="ce2" office:value-type="float" office:value="49.702057">
            <text:p>49.7</text:p>
          </table:table-cell>
          <table:table-cell table:style-name="ce2" office:value-type="float" office:value="24.688599">
            <text:p>24.69</text:p>
          </table:table-cell>
          <table:table-cell table:style-name="ce2" office:value-type="float" office:value="221.4">
            <text:p>221.4</text:p>
          </table:table-cell>
          <table:table-cell table:style-name="ce2" office:value-type="float" office:value="54.02187">
            <text:p>54.02</text:p>
          </table:table-cell>
          <table:table-cell table:style-name="ce2" office:value-type="float" office:value="9.83914">
            <text:p>9.84</text:p>
          </table:table-cell>
          <table:table-cell table:style-name="ce2" office:value-type="float" office:value="29.2">
            <text:p>29.2</text:p>
          </table:table-cell>
          <table:table-cell table:style-name="ce2" office:value-type="float" office:value="113400">
            <text:p>1134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8.604397">
            <text:p>48.6</text:p>
          </table:table-cell>
          <table:table-cell table:style-name="ce2" office:value-type="float" office:value="49.693443">
            <text:p>49.69</text:p>
          </table:table-cell>
          <table:table-cell table:style-name="ce2" office:value-type="float" office:value="27.520199">
            <text:p>27.52</text:p>
          </table:table-cell>
          <table:table-cell table:style-name="ce2" office:value-type="float" office:value="280.4">
            <text:p>280.4</text:p>
          </table:table-cell>
          <table:table-cell table:style-name="ce2" office:value-type="float" office:value="55.392254">
            <text:p>55.39</text:p>
          </table:table-cell>
          <table:table-cell table:style-name="ce2" office:value-type="float" office:value="8.189278">
            <text:p>8.19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60100">
            <text:p>1601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6.8336">
            <text:p>56.83</text:p>
          </table:table-cell>
          <table:table-cell table:style-name="ce2" office:value-type="float" office:value="49.91639">
            <text:p>49.92</text:p>
          </table:table-cell>
          <table:table-cell table:style-name="ce2" office:value-type="float" office:value="30.352396">
            <text:p>30.35</text:p>
          </table:table-cell>
          <table:table-cell table:style-name="ce2" office:value-type="float" office:value="342.6">
            <text:p>342.6</text:p>
          </table:table-cell>
          <table:table-cell table:style-name="ce2" office:value-type="float" office:value="54.351025">
            <text:p>54.35</text:p>
          </table:table-cell>
          <table:table-cell table:style-name="ce2" office:value-type="float" office:value="7.985984">
            <text:p>7.99</text:p>
          </table:table-cell>
          <table:table-cell table:style-name="ce2" office:value-type="float" office:value="36.1">
            <text:p>36.1</text:p>
          </table:table-cell>
          <table:table-cell table:style-name="ce2" office:value-type="float" office:value="224600">
            <text:p>2246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64.166595">
            <text:p>64.17</text:p>
          </table:table-cell>
          <table:table-cell table:style-name="ce2" office:value-type="float" office:value="50.440136">
            <text:p>50.44</text:p>
          </table:table-cell>
          <table:table-cell table:style-name="ce2" office:value-type="float" office:value="35.100597">
            <text:p>35.1</text:p>
          </table:table-cell>
          <table:table-cell table:style-name="ce2" office:value-type="float" office:value="473">
            <text:p>473</text:p>
          </table:table-cell>
          <table:table-cell table:style-name="ce2" office:value-type="float" office:value="49.903873">
            <text:p>49.9</text:p>
          </table:table-cell>
          <table:table-cell table:style-name="ce2" office:value-type="float" office:value="8.495539">
            <text:p>8.5</text:p>
          </table:table-cell>
          <table:table-cell table:style-name="ce2" office:value-type="float" office:value="37.4">
            <text:p>37.4</text:p>
          </table:table-cell>
          <table:table-cell table:style-name="ce2" office:value-type="float" office:value="310000">
            <text:p>3100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1.72359">
            <text:p>71.72</text:p>
          </table:table-cell>
          <table:table-cell table:style-name="ce2" office:value-type="float" office:value="50.310017">
            <text:p>50.31</text:p>
          </table:table-cell>
          <table:table-cell table:style-name="ce2" office:value-type="float" office:value="39.0033">
            <text:p>39</text:p>
          </table:table-cell>
          <table:table-cell table:style-name="ce2" office:value-type="float" office:value="527.8">
            <text:p>527.8</text:p>
          </table:table-cell>
          <table:table-cell table:style-name="ce2" office:value-type="float" office:value="54.36344">
            <text:p>54.36</text:p>
          </table:table-cell>
          <table:table-cell table:style-name="ce2" office:value-type="float" office:value="9.711908">
            <text:p>9.71</text:p>
          </table:table-cell>
          <table:table-cell table:style-name="ce2" office:value-type="float" office:value="39.3">
            <text:p>39.3</text:p>
          </table:table-cell>
          <table:table-cell table:style-name="ce2" office:value-type="float" office:value="405700">
            <text:p>4057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80.658195">
            <text:p>80.66</text:p>
          </table:table-cell>
          <table:table-cell table:style-name="ce2" office:value-type="float" office:value="50.100365">
            <text:p>50.1</text:p>
          </table:table-cell>
          <table:table-cell table:style-name="ce2" office:value-type="float" office:value="40.3121">
            <text:p>40.31</text:p>
          </table:table-cell>
          <table:table-cell table:style-name="ce2" office:value-type="float" office:value="581.2">
            <text:p>581.2</text:p>
          </table:table-cell>
          <table:table-cell table:style-name="ce2" office:value-type="float" office:value="56.638268">
            <text:p>56.64</text:p>
          </table:table-cell>
          <table:table-cell table:style-name="ce2" office:value-type="float" office:value="9.643692">
            <text:p>9.64</text:p>
          </table:table-cell>
          <table:table-cell table:style-name="ce2" office:value-type="float" office:value="36.5">
            <text:p>36.5</text:p>
          </table:table-cell>
          <table:table-cell table:style-name="ce2" office:value-type="float" office:value="499100">
            <text:p>4991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97.48661">
            <text:p>97.49</text:p>
          </table:table-cell>
          <table:table-cell table:style-name="ce2" office:value-type="float" office:value="50.23991">
            <text:p>50.24</text:p>
          </table:table-cell>
          <table:table-cell table:style-name="ce2" office:value-type="float" office:value="40.7325">
            <text:p>40.73</text:p>
          </table:table-cell>
          <table:table-cell table:style-name="ce2" office:value-type="float" office:value="656">
            <text:p>656</text:p>
          </table:table-cell>
          <table:table-cell table:style-name="ce2" office:value-type="float" office:value="57.608315">
            <text:p>57.61</text:p>
          </table:table-cell>
          <table:table-cell table:style-name="ce2" office:value-type="float" office:value="9.943346">
            <text:p>9.94</text:p>
          </table:table-cell>
          <table:table-cell table:style-name="ce2" office:value-type="float" office:value="46.4">
            <text:p>46.4</text:p>
          </table:table-cell>
          <table:table-cell table:style-name="ce2" office:value-type="float" office:value="586400">
            <text:p>5864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25.42259">
            <text:p>125.42</text:p>
          </table:table-cell>
          <table:table-cell table:style-name="ce2" office:value-type="float" office:value="50.213516">
            <text:p>50.21</text:p>
          </table:table-cell>
          <table:table-cell table:style-name="ce2" office:value-type="float" office:value="41.2499">
            <text:p>41.25</text:p>
          </table:table-cell>
          <table:table-cell table:style-name="ce2" office:value-type="float" office:value="771.6">
            <text:p>771.6</text:p>
          </table:table-cell>
          <table:table-cell table:style-name="ce2" office:value-type="float" office:value="60.05741">
            <text:p>60.06</text:p>
          </table:table-cell>
          <table:table-cell table:style-name="ce2" office:value-type="float" office:value="8.775402">
            <text:p>8.78</text:p>
          </table:table-cell>
          <table:table-cell table:style-name="ce2" office:value-type="float" office:value="48.7">
            <text:p>48.7</text:p>
          </table:table-cell>
          <table:table-cell table:style-name="ce2" office:value-type="float" office:value="669700">
            <text:p>6697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69.3858">
            <text:p>169.39</text:p>
          </table:table-cell>
          <table:table-cell table:style-name="ce2" office:value-type="float" office:value="50.457874">
            <text:p>50.46</text:p>
          </table:table-cell>
          <table:table-cell table:style-name="ce2" office:value-type="float" office:value="42.497402">
            <text:p>42.5</text:p>
          </table:table-cell>
          <table:table-cell table:style-name="ce2" office:value-type="float" office:value="809.4">
            <text:p>809.4</text:p>
          </table:table-cell>
          <table:table-cell table:style-name="ce2" office:value-type="float" office:value="59.55239">
            <text:p>59.55</text:p>
          </table:table-cell>
          <table:table-cell table:style-name="ce2" office:value-type="float" office:value="9.942389">
            <text:p>9.94</text:p>
          </table:table-cell>
          <table:table-cell table:style-name="ce2" office:value-type="float" office:value="45.8">
            <text:p>45.8</text:p>
          </table:table-cell>
          <table:table-cell table:style-name="ce2" office:value-type="float" office:value="754000">
            <text:p>7540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17.29659">
            <text:p>217.3</text:p>
          </table:table-cell>
          <table:table-cell table:style-name="ce2" office:value-type="float" office:value="50.645832">
            <text:p>50.65</text:p>
          </table:table-cell>
          <table:table-cell table:style-name="ce2" office:value-type="float" office:value="43.754898">
            <text:p>43.75</text:p>
          </table:table-cell>
          <table:table-cell table:style-name="ce2" office:value-type="float" office:value="834.8">
            <text:p>834.8</text:p>
          </table:table-cell>
          <table:table-cell table:style-name="ce2" office:value-type="float" office:value="60.639637">
            <text:p>60.64</text:p>
          </table:table-cell>
          <table:table-cell table:style-name="ce2" office:value-type="float" office:value="9.265772">
            <text:p>9.27</text:p>
          </table:table-cell>
          <table:table-cell table:style-name="ce2" office:value-type="float" office:value="47.6">
            <text:p>47.6</text:p>
          </table:table-cell>
          <table:table-cell table:style-name="ce2" office:value-type="float" office:value="836400">
            <text:p>8364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260.83658">
            <text:p>260.84</text:p>
          </table:table-cell>
          <table:table-cell table:style-name="ce2" office:value-type="float" office:value="50.98478">
            <text:p>50.98</text:p>
          </table:table-cell>
          <table:table-cell table:style-name="ce2" office:value-type="float" office:value="44.2995">
            <text:p>44.3</text:p>
          </table:table-cell>
          <table:table-cell table:style-name="ce2" office:value-type="float" office:value="1060">
            <text:p>1060</text:p>
          </table:table-cell>
          <table:table-cell table:style-name="ce2" office:value-type="float" office:value="56.8377">
            <text:p>56.84</text:p>
          </table:table-cell>
          <table:table-cell table:style-name="ce2" office:value-type="float" office:value="11.179403">
            <text:p>11.18</text:p>
          </table:table-cell>
          <table:table-cell table:style-name="ce2" office:value-type="float" office:value="49.2">
            <text:p>49.2</text:p>
          </table:table-cell>
          <table:table-cell table:style-name="ce2" office:value-type="float" office:value="918300">
            <text:p>9183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306.9386">
            <text:p>306.94</text:p>
          </table:table-cell>
          <table:table-cell table:style-name="ce2" office:value-type="float" office:value="51.791992">
            <text:p>51.79</text:p>
          </table:table-cell>
          <table:table-cell table:style-name="ce2" office:value-type="float" office:value="45.694405">
            <text:p>45.69</text:p>
          </table:table-cell>
          <table:table-cell table:style-name="ce2" office:value-type="float" office:value="1084">
            <text:p>1084</text:p>
          </table:table-cell>
          <table:table-cell table:style-name="ce2" office:value-type="float" office:value="57.110252">
            <text:p>57.11</text:p>
          </table:table-cell>
          <table:table-cell table:style-name="ce2" office:value-type="float" office:value="10.832013">
            <text:p>10.83</text:p>
          </table:table-cell>
          <table:table-cell table:style-name="ce2" office:value-type="float" office:value="49.5">
            <text:p>49.5</text:p>
          </table:table-cell>
          <table:table-cell table:style-name="ce2" office:value-type="float" office:value="999100">
            <text:p>9991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340.43683">
            <text:p>340.44</text:p>
          </table:table-cell>
          <table:table-cell table:style-name="ce2" office:value-type="float" office:value="52.179924">
            <text:p>52.18</text:p>
          </table:table-cell>
          <table:table-cell table:style-name="ce2" office:value-type="float" office:value="47.800003">
            <text:p>47.8</text:p>
          </table:table-cell>
          <table:table-cell table:style-name="ce2" office:value-type="float" office:value="1096.4">
            <text:p>1096.4</text:p>
          </table:table-cell>
          <table:table-cell table:style-name="ce2" office:value-type="float" office:value="56.31834">
            <text:p>56.32</text:p>
          </table:table-cell>
          <table:table-cell table:style-name="ce2" office:value-type="float" office:value="9.323866">
            <text:p>9.32</text:p>
          </table:table-cell>
          <table:table-cell table:style-name="ce2" office:value-type="float" office:value="48.1">
            <text:p>48.1</text:p>
          </table:table-cell>
          <table:table-cell table:style-name="ce2" office:value-type="float" office:value="1076600">
            <text:p>10766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385.04922">
            <text:p>385.05</text:p>
          </table:table-cell>
          <table:table-cell table:style-name="ce2" office:value-type="float" office:value="52.584473">
            <text:p>52.58</text:p>
          </table:table-cell>
          <table:table-cell table:style-name="ce2" office:value-type="float" office:value="50.8387">
            <text:p>50.84</text:p>
          </table:table-cell>
          <table:table-cell table:style-name="ce2" office:value-type="float" office:value="1167.2">
            <text:p>1167.2</text:p>
          </table:table-cell>
          <table:table-cell table:style-name="ce2" office:value-type="float" office:value="57.63736">
            <text:p>57.64</text:p>
          </table:table-cell>
          <table:table-cell table:style-name="ce2" office:value-type="float" office:value="8.687967">
            <text:p>8.69</text:p>
          </table:table-cell>
          <table:table-cell table:style-name="ce2" office:value-type="float" office:value="56.1">
            <text:p>56.1</text:p>
          </table:table-cell>
          <table:table-cell table:style-name="ce2" office:value-type="float" office:value="1156700">
            <text:p>11567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422.1608">
            <text:p>422.16</text:p>
          </table:table-cell>
          <table:table-cell table:style-name="ce2" office:value-type="float" office:value="52.97622">
            <text:p>52.98</text:p>
          </table:table-cell>
          <table:table-cell table:style-name="ce2" office:value-type="float" office:value="53.9682">
            <text:p>53.97</text:p>
          </table:table-cell>
          <table:table-cell table:style-name="ce2" office:value-type="float" office:value="1267">
            <text:p>1267</text:p>
          </table:table-cell>
          <table:table-cell table:style-name="ce2" office:value-type="float" office:value="59.910133">
            <text:p>59.91</text:p>
          </table:table-cell>
          <table:table-cell table:style-name="ce2" office:value-type="float" office:value="9.539995">
            <text:p>9.54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239300">
            <text:p>12393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466.82242">
            <text:p>466.82</text:p>
          </table:table-cell>
          <table:table-cell table:style-name="ce2" office:value-type="float" office:value="53.341297">
            <text:p>53.34</text:p>
          </table:table-cell>
          <table:table-cell table:style-name="ce2" office:value-type="float" office:value="56.751904">
            <text:p>56.75</text:p>
          </table:table-cell>
          <table:table-cell table:style-name="ce2" office:value-type="float" office:value="1436.2">
            <text:p>1436.2</text:p>
          </table:table-cell>
          <table:table-cell table:style-name="ce2" office:value-type="float" office:value="62.200115">
            <text:p>62.2</text:p>
          </table:table-cell>
          <table:table-cell table:style-name="ce2" office:value-type="float" office:value="10.035589">
            <text:p>10.04</text:p>
          </table:table-cell>
          <table:table-cell table:style-name="ce2" office:value-type="float" office:value="68.6">
            <text:p>68.6</text:p>
          </table:table-cell>
          <table:table-cell table:style-name="ce2" office:value-type="float" office:value="1322000">
            <text:p>13220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535.9946">
            <text:p>535.99</text:p>
          </table:table-cell>
          <table:table-cell table:style-name="ce2" office:value-type="float" office:value="53.86814">
            <text:p>53.87</text:p>
          </table:table-cell>
          <table:table-cell table:style-name="ce2" office:value-type="float" office:value="60.272804">
            <text:p>60.27</text:p>
          </table:table-cell>
          <table:table-cell table:style-name="ce2" office:value-type="float" office:value="1416.4">
            <text:p>1416.4</text:p>
          </table:table-cell>
          <table:table-cell table:style-name="ce2" office:value-type="float" office:value="62.363213">
            <text:p>62.36</text:p>
          </table:table-cell>
          <table:table-cell table:style-name="ce2" office:value-type="float" office:value="9.51017">
            <text:p>9.51</text:p>
          </table:table-cell>
          <table:table-cell table:style-name="ce2" office:value-type="float" office:value="72.5">
            <text:p>72.5</text:p>
          </table:table-cell>
          <table:table-cell table:style-name="ce2" office:value-type="float" office:value="1406900">
            <text:p>14069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613.5338">
            <text:p>613.53</text:p>
          </table:table-cell>
          <table:table-cell table:style-name="ce2" office:value-type="float" office:value="54.191303">
            <text:p>54.19</text:p>
          </table:table-cell>
          <table:table-cell table:style-name="ce2" office:value-type="float" office:value="64.0345">
            <text:p>64.03</text:p>
          </table:table-cell>
          <table:table-cell table:style-name="ce2" office:value-type="float" office:value="1573">
            <text:p>1573</text:p>
          </table:table-cell>
          <table:table-cell table:style-name="ce2" office:value-type="float" office:value="63.44863">
            <text:p>63.45</text:p>
          </table:table-cell>
          <table:table-cell table:style-name="ce2" office:value-type="float" office:value="9.52012">
            <text:p>9.52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493300">
            <text:p>14933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706.1924">
            <text:p>706.19</text:p>
          </table:table-cell>
          <table:table-cell table:style-name="ce2" office:value-type="float" office:value="54.683815">
            <text:p>54.68</text:p>
          </table:table-cell>
          <table:table-cell table:style-name="ce2" office:value-type="float" office:value="67.991196">
            <text:p>67.99</text:p>
          </table:table-cell>
          <table:table-cell table:style-name="ce2" office:value-type="float" office:value="1692.2">
            <text:p>1692.2</text:p>
          </table:table-cell>
          <table:table-cell table:style-name="ce2" office:value-type="float" office:value="63.62392">
            <text:p>63.62</text:p>
          </table:table-cell>
          <table:table-cell table:style-name="ce2" office:value-type="float" office:value="10.19595">
            <text:p>10.2</text:p>
          </table:table-cell>
          <table:table-cell table:style-name="ce2" office:value-type="float" office:value="80.9">
            <text:p>80.9</text:p>
          </table:table-cell>
          <table:table-cell table:style-name="ce2" office:value-type="float" office:value="1583400">
            <text:p>15834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783.91394">
            <text:p>783.91</text:p>
          </table:table-cell>
          <table:table-cell table:style-name="ce2" office:value-type="float" office:value="55.109547">
            <text:p>55.11</text:p>
          </table:table-cell>
          <table:table-cell table:style-name="ce2" office:value-type="float" office:value="72.9478">
            <text:p>72.95</text:p>
          </table:table-cell>
          <table:table-cell table:style-name="ce2" office:value-type="float" office:value="1682.6">
            <text:p>1682.6</text:p>
          </table:table-cell>
          <table:table-cell table:style-name="ce2" office:value-type="float" office:value="63.62563">
            <text:p>63.63</text:p>
          </table:table-cell>
          <table:table-cell table:style-name="ce2" office:value-type="float" office:value="10.219171">
            <text:p>10.22</text:p>
          </table:table-cell>
          <table:table-cell table:style-name="ce2" office:value-type="float" office:value="74.7">
            <text:p>74.7</text:p>
          </table:table-cell>
          <table:table-cell table:style-name="ce2" office:value-type="float" office:value="1677000">
            <text:p>16770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889.76965">
            <text:p>889.77</text:p>
          </table:table-cell>
          <table:table-cell table:style-name="ce2" office:value-type="float" office:value="55.92574">
            <text:p>55.93</text:p>
          </table:table-cell>
          <table:table-cell table:style-name="ce2" office:value-type="float" office:value="78.1893">
            <text:p>78.19</text:p>
          </table:table-cell>
          <table:table-cell table:style-name="ce2" office:value-type="float" office:value="1702.8">
            <text:p>1702.8</text:p>
          </table:table-cell>
          <table:table-cell table:style-name="ce2" office:value-type="float" office:value="63.64146">
            <text:p>63.64</text:p>
          </table:table-cell>
          <table:table-cell table:style-name="ce2" office:value-type="float" office:value="8.944738">
            <text:p>8.94</text:p>
          </table:table-cell>
          <table:table-cell table:style-name="ce2" office:value-type="float" office:value="88.6">
            <text:p>88.6</text:p>
          </table:table-cell>
          <table:table-cell table:style-name="ce2" office:value-type="float" office:value="1771100">
            <text:p>17711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962.1113">
            <text:p>962.11</text:p>
          </table:table-cell>
          <table:table-cell table:style-name="ce2" office:value-type="float" office:value="56.55474">
            <text:p>56.55</text:p>
          </table:table-cell>
          <table:table-cell table:style-name="ce2" office:value-type="float" office:value="85.25079">
            <text:p>85.25</text:p>
          </table:table-cell>
          <table:table-cell table:style-name="ce2" office:value-type="float" office:value="1728.8">
            <text:p>1728.8</text:p>
          </table:table-cell>
          <table:table-cell table:style-name="ce2" office:value-type="float" office:value="63.90011">
            <text:p>63.9</text:p>
          </table:table-cell>
          <table:table-cell table:style-name="ce2" office:value-type="float" office:value="8.755541">
            <text:p>8.76</text:p>
          </table:table-cell>
          <table:table-cell table:style-name="ce2" office:value-type="float" office:value="99.8">
            <text:p>99.8</text:p>
          </table:table-cell>
          <table:table-cell table:style-name="ce2" office:value-type="float" office:value="1864300">
            <text:p>18643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014.6195">
            <text:p>1014.62</text:p>
          </table:table-cell>
          <table:table-cell table:style-name="ce2" office:value-type="float" office:value="57.20977">
            <text:p>57.21</text:p>
          </table:table-cell>
          <table:table-cell table:style-name="ce2" office:value-type="float" office:value="91.13541">
            <text:p>91.14</text:p>
          </table:table-cell>
          <table:table-cell table:style-name="ce2" office:value-type="float" office:value="1728.4">
            <text:p>1728.4</text:p>
          </table:table-cell>
          <table:table-cell table:style-name="ce2" office:value-type="float" office:value="63.463665">
            <text:p>63.46</text:p>
          </table:table-cell>
          <table:table-cell table:style-name="ce2" office:value-type="float" office:value="8.938387">
            <text:p>8.94</text:p>
          </table:table-cell>
          <table:table-cell table:style-name="ce2" office:value-type="float" office:value="91.3">
            <text:p>91.3</text:p>
          </table:table-cell>
          <table:table-cell table:style-name="ce2" office:value-type="float" office:value="1954500">
            <text:p>19545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084.3944">
            <text:p>1084.39</text:p>
          </table:table-cell>
          <table:table-cell table:style-name="ce2" office:value-type="float" office:value="57.904884">
            <text:p>57.9</text:p>
          </table:table-cell>
          <table:table-cell table:style-name="ce2" office:value-type="float" office:value="98.1059">
            <text:p>98.11</text:p>
          </table:table-cell>
          <table:table-cell table:style-name="ce2" office:value-type="float" office:value="1761.6">
            <text:p>1761.6</text:p>
          </table:table-cell>
          <table:table-cell table:style-name="ce2" office:value-type="float" office:value="62.853645">
            <text:p>62.85</text:p>
          </table:table-cell>
          <table:table-cell table:style-name="ce2" office:value-type="float" office:value="9.429637">
            <text:p>9.43</text:p>
          </table:table-cell>
          <table:table-cell table:style-name="ce2" office:value-type="float" office:value="111.9">
            <text:p>111.9</text:p>
          </table:table-cell>
          <table:table-cell table:style-name="ce2" office:value-type="float" office:value="2044500">
            <text:p>20445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167.2468">
            <text:p>1167.25</text:p>
          </table:table-cell>
          <table:table-cell table:style-name="ce2" office:value-type="float" office:value="58.95652">
            <text:p>58.96</text:p>
          </table:table-cell>
          <table:table-cell table:style-name="ce2" office:value-type="float" office:value="104.7803">
            <text:p>104.78</text:p>
          </table:table-cell>
          <table:table-cell table:style-name="ce2" office:value-type="float" office:value="1793.2">
            <text:p>1793.2</text:p>
          </table:table-cell>
          <table:table-cell table:style-name="ce2" office:value-type="float" office:value="63.366974">
            <text:p>63.37</text:p>
          </table:table-cell>
          <table:table-cell table:style-name="ce2" office:value-type="float" office:value="10.302849">
            <text:p>10.3</text:p>
          </table:table-cell>
          <table:table-cell table:style-name="ce2" office:value-type="float" office:value="95.4">
            <text:p>95.4</text:p>
          </table:table-cell>
          <table:table-cell table:style-name="ce2" office:value-type="float" office:value="2136000">
            <text:p>21360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214.7096">
            <text:p>1214.71</text:p>
          </table:table-cell>
          <table:table-cell table:style-name="ce2" office:value-type="float" office:value="59.549103">
            <text:p>59.55</text:p>
          </table:table-cell>
          <table:table-cell table:style-name="ce2" office:value-type="float" office:value="110.01131">
            <text:p>110.01</text:p>
          </table:table-cell>
          <table:table-cell table:style-name="ce2" office:value-type="float" office:value="1882.4">
            <text:p>1882.4</text:p>
          </table:table-cell>
          <table:table-cell table:style-name="ce2" office:value-type="float" office:value="64.57928">
            <text:p>64.58</text:p>
          </table:table-cell>
          <table:table-cell table:style-name="ce2" office:value-type="float" office:value="10.927823">
            <text:p>10.93</text:p>
          </table:table-cell>
          <table:table-cell table:style-name="ce2" office:value-type="float" office:value="133.1">
            <text:p>133.1</text:p>
          </table:table-cell>
          <table:table-cell table:style-name="ce2" office:value-type="float" office:value="2230500">
            <text:p>22305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234.0778">
            <text:p>1234.08</text:p>
          </table:table-cell>
          <table:table-cell table:style-name="ce2" office:value-type="float" office:value="59.816246">
            <text:p>59.82</text:p>
          </table:table-cell>
          <table:table-cell table:style-name="ce2" office:value-type="float" office:value="115.59049">
            <text:p>115.59</text:p>
          </table:table-cell>
          <table:table-cell table:style-name="ce2" office:value-type="float" office:value="1889.6">
            <text:p>1889.6</text:p>
          </table:table-cell>
          <table:table-cell table:style-name="ce2" office:value-type="float" office:value="64.71139">
            <text:p>64.71</text:p>
          </table:table-cell>
          <table:table-cell table:style-name="ce2" office:value-type="float" office:value="9.30811">
            <text:p>9.31</text:p>
          </table:table-cell>
          <table:table-cell table:style-name="ce2" office:value-type="float" office:value="135.8">
            <text:p>135.8</text:p>
          </table:table-cell>
          <table:table-cell table:style-name="ce2" office:value-type="float" office:value="2331700">
            <text:p>23317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257.92">
            <text:p>1257.92</text:p>
          </table:table-cell>
          <table:table-cell table:style-name="ce2" office:value-type="float" office:value="60.041435">
            <text:p>60.04</text:p>
          </table:table-cell>
          <table:table-cell table:style-name="ce2" office:value-type="float" office:value="120.22679">
            <text:p>120.23</text:p>
          </table:table-cell>
          <table:table-cell table:style-name="ce2" office:value-type="float" office:value="1890.4">
            <text:p>1890.4</text:p>
          </table:table-cell>
          <table:table-cell table:style-name="ce2" office:value-type="float" office:value="64.93781">
            <text:p>64.94</text:p>
          </table:table-cell>
          <table:table-cell table:style-name="ce2" office:value-type="float" office:value="11.014063">
            <text:p>11.01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2433700">
            <text:p>24337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305.0901">
            <text:p>1305.09</text:p>
          </table:table-cell>
          <table:table-cell table:style-name="ce2" office:value-type="float" office:value="60.322765">
            <text:p>60.32</text:p>
          </table:table-cell>
          <table:table-cell table:style-name="ce2" office:value-type="float" office:value="124.214195">
            <text:p>124.21</text:p>
          </table:table-cell>
          <table:table-cell table:style-name="ce2" office:value-type="float" office:value="1893.2">
            <text:p>1893.2</text:p>
          </table:table-cell>
          <table:table-cell table:style-name="ce2" office:value-type="float" office:value="65.00672">
            <text:p>65.01</text:p>
          </table:table-cell>
          <table:table-cell table:style-name="ce2" office:value-type="float" office:value="10.927693">
            <text:p>10.93</text:p>
          </table:table-cell>
          <table:table-cell table:style-name="ce2" office:value-type="float" office:value="122.9">
            <text:p>122.9</text:p>
          </table:table-cell>
          <table:table-cell table:style-name="ce2" office:value-type="float" office:value="2536400">
            <text:p>25364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308.2422">
            <text:p>1308.24</text:p>
          </table:table-cell>
          <table:table-cell table:style-name="ce2" office:value-type="float" office:value="60.481316">
            <text:p>60.48</text:p>
          </table:table-cell>
          <table:table-cell table:style-name="ce2" office:value-type="float" office:value="129.32439">
            <text:p>129.32</text:p>
          </table:table-cell>
          <table:table-cell table:style-name="ce2" office:value-type="float" office:value="1954.6">
            <text:p>1954.6</text:p>
          </table:table-cell>
          <table:table-cell table:style-name="ce2" office:value-type="float" office:value="64.835304">
            <text:p>64.84</text:p>
          </table:table-cell>
          <table:table-cell table:style-name="ce2" office:value-type="float" office:value="11.23366">
            <text:p>11.23</text:p>
          </table:table-cell>
          <table:table-cell table:style-name="ce2" office:value-type="float" office:value="139.4">
            <text:p>139.4</text:p>
          </table:table-cell>
          <table:table-cell table:style-name="ce2" office:value-type="float" office:value="2640900">
            <text:p>26409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343.2585">
            <text:p>1343.26</text:p>
          </table:table-cell>
          <table:table-cell table:style-name="ce2" office:value-type="float" office:value="60.86161">
            <text:p>60.86</text:p>
          </table:table-cell>
          <table:table-cell table:style-name="ce2" office:value-type="float" office:value="136.4303">
            <text:p>136.43</text:p>
          </table:table-cell>
          <table:table-cell table:style-name="ce2" office:value-type="float" office:value="1978.2">
            <text:p>1978.2</text:p>
          </table:table-cell>
          <table:table-cell table:style-name="ce2" office:value-type="float" office:value="65.43063">
            <text:p>65.43</text:p>
          </table:table-cell>
          <table:table-cell table:style-name="ce2" office:value-type="float" office:value="11.209774">
            <text:p>11.21</text:p>
          </table:table-cell>
          <table:table-cell table:style-name="ce2" office:value-type="float" office:value="142.9">
            <text:p>142.9</text:p>
          </table:table-cell>
          <table:table-cell table:style-name="ce2" office:value-type="float" office:value="2748900">
            <text:p>27489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382.6912">
            <text:p>1382.69</text:p>
          </table:table-cell>
          <table:table-cell table:style-name="ce2" office:value-type="float" office:value="61.36106">
            <text:p>61.36</text:p>
          </table:table-cell>
          <table:table-cell table:style-name="ce2" office:value-type="float" office:value="143.3868">
            <text:p>143.39</text:p>
          </table:table-cell>
          <table:table-cell table:style-name="ce2" office:value-type="float" office:value="2040.2">
            <text:p>2040.2</text:p>
          </table:table-cell>
          <table:table-cell table:style-name="ce2" office:value-type="float" office:value="65.10592">
            <text:p>65.11</text:p>
          </table:table-cell>
          <table:table-cell table:style-name="ce2" office:value-type="float" office:value="11.171792">
            <text:p>11.17</text:p>
          </table:table-cell>
          <table:table-cell table:style-name="ce2" office:value-type="float" office:value="150.7">
            <text:p>150.7</text:p>
          </table:table-cell>
          <table:table-cell table:style-name="ce2" office:value-type="float" office:value="2857700">
            <text:p>28577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406.0288">
            <text:p>1406.03</text:p>
          </table:table-cell>
          <table:table-cell table:style-name="ce2" office:value-type="float" office:value="61.723114">
            <text:p>61.72</text:p>
          </table:table-cell>
          <table:table-cell table:style-name="ce2" office:value-type="float" office:value="149.67441">
            <text:p>149.67</text:p>
          </table:table-cell>
          <table:table-cell table:style-name="ce2" office:value-type="float" office:value="2040.2">
            <text:p>2040.2</text:p>
          </table:table-cell>
          <table:table-cell table:style-name="ce2" office:value-type="float" office:value="65.10592">
            <text:p>65.11</text:p>
          </table:table-cell>
          <table:table-cell table:style-name="ce2" office:value-type="float" office:value="11.171792">
            <text:p>11.17</text:p>
          </table:table-cell>
          <table:table-cell table:style-name="ce2" office:value-type="float" office:value="167.4">
            <text:p>167.4</text:p>
          </table:table-cell>
          <table:table-cell table:style-name="ce2" office:value-type="float" office:value="2968700">
            <text:p>29687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419.0999">
            <text:p>1419.1</text:p>
          </table:table-cell>
          <table:table-cell table:style-name="ce2" office:value-type="float" office:value="61.5973">
            <text:p>61.6</text:p>
          </table:table-cell>
          <table:table-cell table:style-name="ce2" office:value-type="float" office:value="152.359">
            <text:p>152.36</text:p>
          </table:table-cell>
          <table:table-cell table:style-name="ce2" office:value-type="float" office:value="2124.6">
            <text:p>2124.6</text:p>
          </table:table-cell>
          <table:table-cell table:style-name="ce2" office:value-type="float" office:value="65.119026">
            <text:p>65.12</text:p>
          </table:table-cell>
          <table:table-cell table:style-name="ce2" office:value-type="float" office:value="10.674452">
            <text:p>10.67</text:p>
          </table:table-cell>
          <table:table-cell table:style-name="ce2" office:value-type="float" office:value="152.8">
            <text:p>152.8</text:p>
          </table:table-cell>
          <table:table-cell table:style-name="ce2" office:value-type="float" office:value="3078200">
            <text:p>30782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460.1465">
            <text:p>1460.15</text:p>
          </table:table-cell>
          <table:table-cell table:style-name="ce2" office:value-type="float" office:value="61.789085">
            <text:p>61.79</text:p>
          </table:table-cell>
          <table:table-cell table:style-name="ce2" office:value-type="float" office:value="157.0916">
            <text:p>157.09</text:p>
          </table:table-cell>
          <table:table-cell table:style-name="ce2" office:value-type="float" office:value="2139.8">
            <text:p>2139.8</text:p>
          </table:table-cell>
          <table:table-cell table:style-name="ce2" office:value-type="float" office:value="65.11071">
            <text:p>65.11</text:p>
          </table:table-cell>
          <table:table-cell table:style-name="ce2" office:value-type="float" office:value="10.685068">
            <text:p>10.69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3187200">
            <text:p>31872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526.787">
            <text:p>1526.79</text:p>
          </table:table-cell>
          <table:table-cell table:style-name="ce2" office:value-type="float" office:value="61.99768">
            <text:p>62</text:p>
          </table:table-cell>
          <table:table-cell table:style-name="ce2" office:value-type="float" office:value="163.58731">
            <text:p>163.59</text:p>
          </table:table-cell>
          <table:table-cell table:style-name="ce2" office:value-type="float" office:value="2156.6">
            <text:p>2156.6</text:p>
          </table:table-cell>
          <table:table-cell table:style-name="ce2" office:value-type="float" office:value="65.33839">
            <text:p>65.34</text:p>
          </table:table-cell>
          <table:table-cell table:style-name="ce2" office:value-type="float" office:value="10.748779">
            <text:p>10.75</text:p>
          </table:table-cell>
          <table:table-cell table:style-name="ce2" office:value-type="float" office:value="161.2">
            <text:p>161.2</text:p>
          </table:table-cell>
          <table:table-cell table:style-name="ce2" office:value-type="float" office:value="3298400">
            <text:p>32984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559.407">
            <text:p>1559.41</text:p>
          </table:table-cell>
          <table:table-cell table:style-name="ce2" office:value-type="float" office:value="62.05543">
            <text:p>62.06</text:p>
          </table:table-cell>
          <table:table-cell table:style-name="ce2" office:value-type="float" office:value="169.29549">
            <text:p>169.3</text:p>
          </table:table-cell>
          <table:table-cell table:style-name="ce2" office:value-type="float" office:value="2157.8">
            <text:p>2157.8</text:p>
          </table:table-cell>
          <table:table-cell table:style-name="ce2" office:value-type="float" office:value="65.58246">
            <text:p>65.58</text:p>
          </table:table-cell>
          <table:table-cell table:style-name="ce2" office:value-type="float" office:value="10.907001">
            <text:p>10.91</text:p>
          </table:table-cell>
          <table:table-cell table:style-name="ce2" office:value-type="float" office:value="168.1">
            <text:p>168.1</text:p>
          </table:table-cell>
          <table:table-cell table:style-name="ce2" office:value-type="float" office:value="3411200">
            <text:p>34112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573.0226">
            <text:p>1573.02</text:p>
          </table:table-cell>
          <table:table-cell table:style-name="ce2" office:value-type="float" office:value="62.039204">
            <text:p>62.04</text:p>
          </table:table-cell>
          <table:table-cell table:style-name="ce2" office:value-type="float" office:value="172.3819">
            <text:p>172.38</text:p>
          </table:table-cell>
          <table:table-cell table:style-name="ce2" office:value-type="float" office:value="2193.4">
            <text:p>2193.4</text:p>
          </table:table-cell>
          <table:table-cell table:style-name="ce2" office:value-type="float" office:value="65.15843">
            <text:p>65.16</text:p>
          </table:table-cell>
          <table:table-cell table:style-name="ce2" office:value-type="float" office:value="10.785939">
            <text:p>10.79</text:p>
          </table:table-cell>
          <table:table-cell table:style-name="ce2" office:value-type="float" office:value="167.8">
            <text:p>167.8</text:p>
          </table:table-cell>
          <table:table-cell table:style-name="ce2" office:value-type="float" office:value="3524400">
            <text:p>35244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1614.3927">
            <text:p>1614.39</text:p>
          </table:table-cell>
          <table:table-cell table:style-name="ce2" office:value-type="float" office:value="62.187237">
            <text:p>62.19</text:p>
          </table:table-cell>
          <table:table-cell table:style-name="ce2" office:value-type="float" office:value="175.5607">
            <text:p>175.56</text:p>
          </table:table-cell>
          <table:table-cell table:style-name="ce2" office:value-type="float" office:value="2217.4">
            <text:p>2217.4</text:p>
          </table:table-cell>
          <table:table-cell table:style-name="ce2" office:value-type="float" office:value="65.125404">
            <text:p>65.13</text:p>
          </table:table-cell>
          <table:table-cell table:style-name="ce2" office:value-type="float" office:value="10.671501">
            <text:p>10.67</text:p>
          </table:table-cell>
          <table:table-cell table:style-name="ce2" office:value-type="float" office:value="157.5">
            <text:p>157.5</text:p>
          </table:table-cell>
          <table:table-cell table:style-name="ce2" office:value-type="float" office:value="3639600">
            <text:p>36396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1651.7766">
            <text:p>1651.78</text:p>
          </table:table-cell>
          <table:table-cell table:style-name="ce2" office:value-type="float" office:value="62.388805">
            <text:p>62.39</text:p>
          </table:table-cell>
          <table:table-cell table:style-name="ce2" office:value-type="float" office:value="180.33902">
            <text:p>180.34</text:p>
          </table:table-cell>
          <table:table-cell table:style-name="ce2" office:value-type="float" office:value="2220.2">
            <text:p>2220.2</text:p>
          </table:table-cell>
          <table:table-cell table:style-name="ce2" office:value-type="float" office:value="64.92198">
            <text:p>64.92</text:p>
          </table:table-cell>
          <table:table-cell table:style-name="ce2" office:value-type="float" office:value="10.725842">
            <text:p>10.73</text:p>
          </table:table-cell>
          <table:table-cell table:style-name="ce2" office:value-type="float" office:value="176.7">
            <text:p>176.7</text:p>
          </table:table-cell>
          <table:table-cell table:style-name="ce2" office:value-type="float" office:value="3754300">
            <text:p>37543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1673.4475">
            <text:p>1673.45</text:p>
          </table:table-cell>
          <table:table-cell table:style-name="ce2" office:value-type="float" office:value="62.54087">
            <text:p>62.54</text:p>
          </table:table-cell>
          <table:table-cell table:style-name="ce2" office:value-type="float" office:value="183.697">
            <text:p>183.7</text:p>
          </table:table-cell>
          <table:table-cell table:style-name="ce2" office:value-type="float" office:value="2250.6">
            <text:p>2250.6</text:p>
          </table:table-cell>
          <table:table-cell table:style-name="ce2" office:value-type="float" office:value="65.181206">
            <text:p>65.18</text:p>
          </table:table-cell>
          <table:table-cell table:style-name="ce2" office:value-type="float" office:value="10.812849">
            <text:p>10.81</text:p>
          </table:table-cell>
          <table:table-cell table:style-name="ce2" office:value-type="float" office:value="177.4">
            <text:p>177.4</text:p>
          </table:table-cell>
          <table:table-cell table:style-name="ce2" office:value-type="float" office:value="3869300">
            <text:p>38693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1701.9617">
            <text:p>1701.96</text:p>
          </table:table-cell>
          <table:table-cell table:style-name="ce2" office:value-type="float" office:value="62.762596">
            <text:p>62.76</text:p>
          </table:table-cell>
          <table:table-cell table:style-name="ce2" office:value-type="float" office:value="184.7987">
            <text:p>184.8</text:p>
          </table:table-cell>
          <table:table-cell table:style-name="ce2" office:value-type="float" office:value="2251">
            <text:p>2251</text:p>
          </table:table-cell>
          <table:table-cell table:style-name="ce2" office:value-type="float" office:value="65.36241">
            <text:p>65.36</text:p>
          </table:table-cell>
          <table:table-cell table:style-name="ce2" office:value-type="float" office:value="10.795479">
            <text:p>10.8</text:p>
          </table:table-cell>
          <table:table-cell table:style-name="ce2" office:value-type="float" office:value="167.3">
            <text:p>167.3</text:p>
          </table:table-cell>
          <table:table-cell table:style-name="ce2" office:value-type="float" office:value="3984800">
            <text:p>39848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1731.8971">
            <text:p>1731.9</text:p>
          </table:table-cell>
          <table:table-cell table:style-name="ce2" office:value-type="float" office:value="62.757477">
            <text:p>62.76</text:p>
          </table:table-cell>
          <table:table-cell table:style-name="ce2" office:value-type="float" office:value="185.6771">
            <text:p>185.68</text:p>
          </table:table-cell>
          <table:table-cell table:style-name="ce2" office:value-type="float" office:value="2263.6">
            <text:p>2263.6</text:p>
          </table:table-cell>
          <table:table-cell table:style-name="ce2" office:value-type="float" office:value="65.79373">
            <text:p>65.79</text:p>
          </table:table-cell>
          <table:table-cell table:style-name="ce2" office:value-type="float" office:value="10.683604">
            <text:p>10.68</text:p>
          </table:table-cell>
          <table:table-cell table:style-name="ce2" office:value-type="float" office:value="175.6">
            <text:p>175.6</text:p>
          </table:table-cell>
          <table:table-cell table:style-name="ce2" office:value-type="float" office:value="4100800">
            <text:p>41008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1725.0242">
            <text:p>1725.02</text:p>
          </table:table-cell>
          <table:table-cell table:style-name="ce2" office:value-type="float" office:value="62.614197">
            <text:p>62.61</text:p>
          </table:table-cell>
          <table:table-cell table:style-name="ce2" office:value-type="float" office:value="189.1861">
            <text:p>189.19</text:p>
          </table:table-cell>
          <table:table-cell table:style-name="ce2" office:value-type="float" office:value="2273.2">
            <text:p>2273.2</text:p>
          </table:table-cell>
          <table:table-cell table:style-name="ce2" office:value-type="float" office:value="65.68211">
            <text:p>65.68</text:p>
          </table:table-cell>
          <table:table-cell table:style-name="ce2" office:value-type="float" office:value="10.521983">
            <text:p>10.52</text:p>
          </table:table-cell>
          <table:table-cell table:style-name="ce2" office:value-type="float" office:value="182.9">
            <text:p>182.9</text:p>
          </table:table-cell>
          <table:table-cell table:style-name="ce2" office:value-type="float" office:value="4219400">
            <text:p>42194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1749.0879">
            <text:p>1749.09</text:p>
          </table:table-cell>
          <table:table-cell table:style-name="ce2" office:value-type="float" office:value="62.526752">
            <text:p>62.53</text:p>
          </table:table-cell>
          <table:table-cell table:style-name="ce2" office:value-type="float" office:value="191.91382">
            <text:p>191.91</text:p>
          </table:table-cell>
          <table:table-cell table:style-name="ce2" office:value-type="float" office:value="2295.6">
            <text:p>2295.6</text:p>
          </table:table-cell>
          <table:table-cell table:style-name="ce2" office:value-type="float" office:value="66.00718">
            <text:p>66.01</text:p>
          </table:table-cell>
          <table:table-cell table:style-name="ce2" office:value-type="float" office:value="10.458025">
            <text:p>10.46</text:p>
          </table:table-cell>
          <table:table-cell table:style-name="ce2" office:value-type="float" office:value="206.5">
            <text:p>206.5</text:p>
          </table:table-cell>
          <table:table-cell table:style-name="ce2" office:value-type="float" office:value="4339500">
            <text:p>43395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1786.9114">
            <text:p>1786.91</text:p>
          </table:table-cell>
          <table:table-cell table:style-name="ce2" office:value-type="float" office:value="62.637505">
            <text:p>62.64</text:p>
          </table:table-cell>
          <table:table-cell table:style-name="ce2" office:value-type="float" office:value="195.639">
            <text:p>195.64</text:p>
          </table:table-cell>
          <table:table-cell table:style-name="ce2" office:value-type="float" office:value="2300.8">
            <text:p>2300.8</text:p>
          </table:table-cell>
          <table:table-cell table:style-name="ce2" office:value-type="float" office:value="65.95695">
            <text:p>65.96</text:p>
          </table:table-cell>
          <table:table-cell table:style-name="ce2" office:value-type="float" office:value="10.403785">
            <text:p>10.4</text:p>
          </table:table-cell>
          <table:table-cell table:style-name="ce2" office:value-type="float" office:value="182.3">
            <text:p>182.3</text:p>
          </table:table-cell>
          <table:table-cell table:style-name="ce2" office:value-type="float" office:value="4465300">
            <text:p>44653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1783.7656">
            <text:p>1783.77</text:p>
          </table:table-cell>
          <table:table-cell table:style-name="ce2" office:value-type="float" office:value="62.593456">
            <text:p>62.59</text:p>
          </table:table-cell>
          <table:table-cell table:style-name="ce2" office:value-type="float" office:value="200.88052">
            <text:p>200.88</text:p>
          </table:table-cell>
          <table:table-cell table:style-name="ce2" office:value-type="float" office:value="2307.2">
            <text:p>2307.2</text:p>
          </table:table-cell>
          <table:table-cell table:style-name="ce2" office:value-type="float" office:value="66.38667">
            <text:p>66.39</text:p>
          </table:table-cell>
          <table:table-cell table:style-name="ce2" office:value-type="float" office:value="10.618101">
            <text:p>10.62</text:p>
          </table:table-cell>
          <table:table-cell table:style-name="ce2" office:value-type="float" office:value="204.2">
            <text:p>204.2</text:p>
          </table:table-cell>
          <table:table-cell table:style-name="ce2" office:value-type="float" office:value="4591900">
            <text:p>45919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1815.6643">
            <text:p>1815.66</text:p>
          </table:table-cell>
          <table:table-cell table:style-name="ce2" office:value-type="float" office:value="62.853966">
            <text:p>62.85</text:p>
          </table:table-cell>
          <table:table-cell table:style-name="ce2" office:value-type="float" office:value="204.92249">
            <text:p>204.92</text:p>
          </table:table-cell>
          <table:table-cell table:style-name="ce2" office:value-type="float" office:value="2313.2">
            <text:p>2313.2</text:p>
          </table:table-cell>
          <table:table-cell table:style-name="ce2" office:value-type="float" office:value="66.03953">
            <text:p>66.04</text:p>
          </table:table-cell>
          <table:table-cell table:style-name="ce2" office:value-type="float" office:value="10.881992">
            <text:p>10.88</text:p>
          </table:table-cell>
          <table:table-cell table:style-name="ce2" office:value-type="float" office:value="202.5">
            <text:p>202.5</text:p>
          </table:table-cell>
          <table:table-cell table:style-name="ce2" office:value-type="float" office:value="4722600">
            <text:p>47226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8</text:p>
          </table:table-cell>
          <table:table-cell table:style-name="ce2" table:number-columns-repeated="8"/>
          <table:table-cell office:value-type="string">
            <text:p>T=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8</text:p>
          </table:table-cell>
          <table:table-cell table:style-name="ce1" office:value-type="string">
            <text:p>Mean Solved Score 8</text:p>
          </table:table-cell>
          <table:table-cell table:style-name="ce1" office:value-type="string">
            <text:p>Mean Entropy 8</text:p>
          </table:table-cell>
          <table:table-cell table:style-name="ce1" office:value-type="string">
            <text:p>Mean Size 8</text:p>
          </table:table-cell>
          <table:table-cell table:style-name="ce1" office:value-type="string">
            <text:p>Solved Score 8</text:p>
          </table:table-cell>
          <table:table-cell table:style-name="ce1" office:value-type="string">
            <text:p>Entropy 8</text:p>
          </table:table-cell>
          <table:table-cell table:style-name="ce1" office:value-type="string">
            <text:p>Steps 8</text:p>
          </table:table-cell>
          <table:table-cell table:style-name="ce1" office:value-type="string">
            <text:p>Size 8</text:p>
          </table:table-cell>
          <table:table-cell table:style-name="ce1" office:value-type="string">
            <text:p>TiempoTotal 8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9428">
            <text:p>7.94</text:p>
          </table:table-cell>
          <table:table-cell table:style-name="ce2" office:value-type="float" office:value="42.027412">
            <text:p>42.03</text:p>
          </table:table-cell>
          <table:table-cell table:style-name="ce2" office:value-type="float" office:value="108.43701">
            <text:p>108.44</text:p>
          </table:table-cell>
          <table:table-cell table:style-name="ce2" office:value-type="float" office:value="83.4">
            <text:p>83.4</text:p>
          </table:table-cell>
          <table:table-cell table:style-name="ce2" office:value-type="float" office:value="52.963783">
            <text:p>52.96</text:p>
          </table:table-cell>
          <table:table-cell table:style-name="ce2" office:value-type="float" office:value="11.915377">
            <text:p>11.92</text:p>
          </table:table-cell>
          <table:table-cell table:style-name="ce2" office:value-type="float" office:value="41.3">
            <text:p>41.3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2.2186">
            <text:p>22.22</text:p>
          </table:table-cell>
          <table:table-cell table:style-name="ce2" office:value-type="float" office:value="46.496925">
            <text:p>46.5</text:p>
          </table:table-cell>
          <table:table-cell table:style-name="ce2" office:value-type="float" office:value="39.637897">
            <text:p>39.64</text:p>
          </table:table-cell>
          <table:table-cell table:style-name="ce2" office:value-type="float" office:value="124.2">
            <text:p>124.2</text:p>
          </table:table-cell>
          <table:table-cell table:style-name="ce2" office:value-type="float" office:value="54.57563">
            <text:p>54.58</text:p>
          </table:table-cell>
          <table:table-cell table:style-name="ce2" office:value-type="float" office:value="7.9030013">
            <text:p>7.9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3700">
            <text:p>437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.651203">
            <text:p>36.65</text:p>
          </table:table-cell>
          <table:table-cell table:style-name="ce2" office:value-type="float" office:value="49.922134">
            <text:p>49.92</text:p>
          </table:table-cell>
          <table:table-cell table:style-name="ce2" office:value-type="float" office:value="25.3116">
            <text:p>25.31</text:p>
          </table:table-cell>
          <table:table-cell table:style-name="ce2" office:value-type="float" office:value="155.6">
            <text:p>155.6</text:p>
          </table:table-cell>
          <table:table-cell table:style-name="ce2" office:value-type="float" office:value="54.932575">
            <text:p>54.93</text:p>
          </table:table-cell>
          <table:table-cell table:style-name="ce2" office:value-type="float" office:value="7.607971">
            <text:p>7.61</text:p>
          </table:table-cell>
          <table:table-cell table:style-name="ce2" office:value-type="float" office:value="51.2">
            <text:p>51.2</text:p>
          </table:table-cell>
          <table:table-cell table:style-name="ce2" office:value-type="float" office:value="76200">
            <text:p>762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2.0792">
            <text:p>42.08</text:p>
          </table:table-cell>
          <table:table-cell table:style-name="ce2" office:value-type="float" office:value="50.373375">
            <text:p>50.37</text:p>
          </table:table-cell>
          <table:table-cell table:style-name="ce2" office:value-type="float" office:value="23.799702">
            <text:p>23.8</text:p>
          </table:table-cell>
          <table:table-cell table:style-name="ce2" office:value-type="float" office:value="262.8">
            <text:p>262.8</text:p>
          </table:table-cell>
          <table:table-cell table:style-name="ce2" office:value-type="float" office:value="54.469135">
            <text:p>54.47</text:p>
          </table:table-cell>
          <table:table-cell table:style-name="ce2" office:value-type="float" office:value="8.48058">
            <text:p>8.48</text:p>
          </table:table-cell>
          <table:table-cell table:style-name="ce2" office:value-type="float" office:value="55.2">
            <text:p>55.2</text:p>
          </table:table-cell>
          <table:table-cell table:style-name="ce2" office:value-type="float" office:value="112500">
            <text:p>1125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6.1592">
            <text:p>46.16</text:p>
          </table:table-cell>
          <table:table-cell table:style-name="ce2" office:value-type="float" office:value="50.730537">
            <text:p>50.73</text:p>
          </table:table-cell>
          <table:table-cell table:style-name="ce2" office:value-type="float" office:value="26.9289">
            <text:p>26.93</text:p>
          </table:table-cell>
          <table:table-cell table:style-name="ce2" office:value-type="float" office:value="366.2">
            <text:p>366.2</text:p>
          </table:table-cell>
          <table:table-cell table:style-name="ce2" office:value-type="float" office:value="58.98098">
            <text:p>58.98</text:p>
          </table:table-cell>
          <table:table-cell table:style-name="ce2" office:value-type="float" office:value="9.451129">
            <text:p>9.45</text:p>
          </table:table-cell>
          <table:table-cell table:style-name="ce2" office:value-type="float" office:value="52.2">
            <text:p>52.2</text:p>
          </table:table-cell>
          <table:table-cell table:style-name="ce2" office:value-type="float" office:value="165200">
            <text:p>1652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2.046196">
            <text:p>52.05</text:p>
          </table:table-cell>
          <table:table-cell table:style-name="ce2" office:value-type="float" office:value="50.96542">
            <text:p>50.97</text:p>
          </table:table-cell>
          <table:table-cell table:style-name="ce2" office:value-type="float" office:value="32.271503">
            <text:p>32.27</text:p>
          </table:table-cell>
          <table:table-cell table:style-name="ce2" office:value-type="float" office:value="468">
            <text:p>468</text:p>
          </table:table-cell>
          <table:table-cell table:style-name="ce2" office:value-type="float" office:value="58.561962">
            <text:p>58.56</text:p>
          </table:table-cell>
          <table:table-cell table:style-name="ce2" office:value-type="float" office:value="9.883312">
            <text:p>9.88</text:p>
          </table:table-cell>
          <table:table-cell table:style-name="ce2" office:value-type="float" office:value="49.2">
            <text:p>49.2</text:p>
          </table:table-cell>
          <table:table-cell table:style-name="ce2" office:value-type="float" office:value="247900">
            <text:p>2479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62.880596">
            <text:p>62.88</text:p>
          </table:table-cell>
          <table:table-cell table:style-name="ce2" office:value-type="float" office:value="51.714832">
            <text:p>51.71</text:p>
          </table:table-cell>
          <table:table-cell table:style-name="ce2" office:value-type="float" office:value="38.2975">
            <text:p>38.3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58.318565">
            <text:p>58.32</text:p>
          </table:table-cell>
          <table:table-cell table:style-name="ce2" office:value-type="float" office:value="11.223648">
            <text:p>11.22</text:p>
          </table:table-cell>
          <table:table-cell table:style-name="ce2" office:value-type="float" office:value="50.9">
            <text:p>50.9</text:p>
          </table:table-cell>
          <table:table-cell table:style-name="ce2" office:value-type="float" office:value="365200">
            <text:p>3652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83.170204">
            <text:p>83.17</text:p>
          </table:table-cell>
          <table:table-cell table:style-name="ce2" office:value-type="float" office:value="52.845966">
            <text:p>52.85</text:p>
          </table:table-cell>
          <table:table-cell table:style-name="ce2" office:value-type="float" office:value="43.528202">
            <text:p>43.53</text:p>
          </table:table-cell>
          <table:table-cell table:style-name="ce2" office:value-type="float" office:value="532.4">
            <text:p>532.4</text:p>
          </table:table-cell>
          <table:table-cell table:style-name="ce2" office:value-type="float" office:value="60.443848">
            <text:p>60.44</text:p>
          </table:table-cell>
          <table:table-cell table:style-name="ce2" office:value-type="float" office:value="11.4829035">
            <text:p>11.48</text:p>
          </table:table-cell>
          <table:table-cell table:style-name="ce2" office:value-type="float" office:value="53.3">
            <text:p>53.3</text:p>
          </table:table-cell>
          <table:table-cell table:style-name="ce2" office:value-type="float" office:value="494100">
            <text:p>4941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08.7912">
            <text:p>108.79</text:p>
          </table:table-cell>
          <table:table-cell table:style-name="ce2" office:value-type="float" office:value="53.349724">
            <text:p>53.35</text:p>
          </table:table-cell>
          <table:table-cell table:style-name="ce2" office:value-type="float" office:value="48.59">
            <text:p>48.59</text:p>
          </table:table-cell>
          <table:table-cell table:style-name="ce2" office:value-type="float" office:value="569.8">
            <text:p>569.8</text:p>
          </table:table-cell>
          <table:table-cell table:style-name="ce2" office:value-type="float" office:value="60.676537">
            <text:p>60.68</text:p>
          </table:table-cell>
          <table:table-cell table:style-name="ce2" office:value-type="float" office:value="12.154275">
            <text:p>12.15</text:p>
          </table:table-cell>
          <table:table-cell table:style-name="ce2" office:value-type="float" office:value="58.4">
            <text:p>58.4</text:p>
          </table:table-cell>
          <table:table-cell table:style-name="ce2" office:value-type="float" office:value="627400">
            <text:p>6274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34.67198">
            <text:p>134.67</text:p>
          </table:table-cell>
          <table:table-cell table:style-name="ce2" office:value-type="float" office:value="53.149273">
            <text:p>53.15</text:p>
          </table:table-cell>
          <table:table-cell table:style-name="ce2" office:value-type="float" office:value="51.960197">
            <text:p>51.96</text:p>
          </table:table-cell>
          <table:table-cell table:style-name="ce2" office:value-type="float" office:value="759.2">
            <text:p>759.2</text:p>
          </table:table-cell>
          <table:table-cell table:style-name="ce2" office:value-type="float" office:value="66.06914">
            <text:p>66.07</text:p>
          </table:table-cell>
          <table:table-cell table:style-name="ce2" office:value-type="float" office:value="8.891902">
            <text:p>8.89</text:p>
          </table:table-cell>
          <table:table-cell table:style-name="ce2" office:value-type="float" office:value="51.3">
            <text:p>51.3</text:p>
          </table:table-cell>
          <table:table-cell table:style-name="ce2" office:value-type="float" office:value="759200">
            <text:p>7592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64.9394">
            <text:p>164.94</text:p>
          </table:table-cell>
          <table:table-cell table:style-name="ce2" office:value-type="float" office:value="52.990776">
            <text:p>52.99</text:p>
          </table:table-cell>
          <table:table-cell table:style-name="ce2" office:value-type="float" office:value="54.815697">
            <text:p>54.82</text:p>
          </table:table-cell>
          <table:table-cell table:style-name="ce2" office:value-type="float" office:value="764.4">
            <text:p>764.4</text:p>
          </table:table-cell>
          <table:table-cell table:style-name="ce2" office:value-type="float" office:value="66.282455">
            <text:p>66.28</text:p>
          </table:table-cell>
          <table:table-cell table:style-name="ce2" office:value-type="float" office:value="8.429469">
            <text:p>8.43</text:p>
          </table:table-cell>
          <table:table-cell table:style-name="ce2" office:value-type="float" office:value="46.8">
            <text:p>46.8</text:p>
          </table:table-cell>
          <table:table-cell table:style-name="ce2" office:value-type="float" office:value="889500">
            <text:p>8895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03.6474">
            <text:p>203.65</text:p>
          </table:table-cell>
          <table:table-cell table:style-name="ce2" office:value-type="float" office:value="53.0666">
            <text:p>53.07</text:p>
          </table:table-cell>
          <table:table-cell table:style-name="ce2" office:value-type="float" office:value="57.439598">
            <text:p>57.44</text:p>
          </table:table-cell>
          <table:table-cell table:style-name="ce2" office:value-type="float" office:value="842.6">
            <text:p>842.6</text:p>
          </table:table-cell>
          <table:table-cell table:style-name="ce2" office:value-type="float" office:value="64.06447">
            <text:p>64.06</text:p>
          </table:table-cell>
          <table:table-cell table:style-name="ce2" office:value-type="float" office:value="10.0439625">
            <text:p>10.04</text:p>
          </table:table-cell>
          <table:table-cell table:style-name="ce2" office:value-type="float" office:value="64.3">
            <text:p>64.3</text:p>
          </table:table-cell>
          <table:table-cell table:style-name="ce2" office:value-type="float" office:value="1012100">
            <text:p>10121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35.2172">
            <text:p>235.22</text:p>
          </table:table-cell>
          <table:table-cell table:style-name="ce2" office:value-type="float" office:value="53.310802">
            <text:p>53.31</text:p>
          </table:table-cell>
          <table:table-cell table:style-name="ce2" office:value-type="float" office:value="60.668404">
            <text:p>60.67</text:p>
          </table:table-cell>
          <table:table-cell table:style-name="ce2" office:value-type="float" office:value="897.2">
            <text:p>897.2</text:p>
          </table:table-cell>
          <table:table-cell table:style-name="ce2" office:value-type="float" office:value="64.34658">
            <text:p>64.35</text:p>
          </table:table-cell>
          <table:table-cell table:style-name="ce2" office:value-type="float" office:value="12.394304">
            <text:p>12.39</text:p>
          </table:table-cell>
          <table:table-cell table:style-name="ce2" office:value-type="float" office:value="58.9">
            <text:p>58.9</text:p>
          </table:table-cell>
          <table:table-cell table:style-name="ce2" office:value-type="float" office:value="1135900">
            <text:p>11359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285.1142">
            <text:p>285.11</text:p>
          </table:table-cell>
          <table:table-cell table:style-name="ce2" office:value-type="float" office:value="54.664764">
            <text:p>54.66</text:p>
          </table:table-cell>
          <table:table-cell table:style-name="ce2" office:value-type="float" office:value="63.467205">
            <text:p>63.47</text:p>
          </table:table-cell>
          <table:table-cell table:style-name="ce2" office:value-type="float" office:value="1035.4">
            <text:p>1035.4</text:p>
          </table:table-cell>
          <table:table-cell table:style-name="ce2" office:value-type="float" office:value="64.581436">
            <text:p>64.58</text:p>
          </table:table-cell>
          <table:table-cell table:style-name="ce2" office:value-type="float" office:value="12.5182295">
            <text:p>12.52</text:p>
          </table:table-cell>
          <table:table-cell table:style-name="ce2" office:value-type="float" office:value="67.4">
            <text:p>67.4</text:p>
          </table:table-cell>
          <table:table-cell table:style-name="ce2" office:value-type="float" office:value="1258900">
            <text:p>12589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335.5404">
            <text:p>335.54</text:p>
          </table:table-cell>
          <table:table-cell table:style-name="ce2" office:value-type="float" office:value="56.053246">
            <text:p>56.05</text:p>
          </table:table-cell>
          <table:table-cell table:style-name="ce2" office:value-type="float" office:value="66.0092">
            <text:p>66.01</text:p>
          </table:table-cell>
          <table:table-cell table:style-name="ce2" office:value-type="float" office:value="1360">
            <text:p>1360</text:p>
          </table:table-cell>
          <table:table-cell table:style-name="ce2" office:value-type="float" office:value="67.87358">
            <text:p>67.87</text:p>
          </table:table-cell>
          <table:table-cell table:style-name="ce2" office:value-type="float" office:value="11.891733">
            <text:p>11.89</text:p>
          </table:table-cell>
          <table:table-cell table:style-name="ce2" office:value-type="float" office:value="75.5">
            <text:p>75.5</text:p>
          </table:table-cell>
          <table:table-cell table:style-name="ce2" office:value-type="float" office:value="1380900">
            <text:p>13809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379.0478">
            <text:p>379.05</text:p>
          </table:table-cell>
          <table:table-cell table:style-name="ce2" office:value-type="float" office:value="57.21154">
            <text:p>57.21</text:p>
          </table:table-cell>
          <table:table-cell table:style-name="ce2" office:value-type="float" office:value="67.520996">
            <text:p>67.52</text:p>
          </table:table-cell>
          <table:table-cell table:style-name="ce2" office:value-type="float" office:value="1371">
            <text:p>1371</text:p>
          </table:table-cell>
          <table:table-cell table:style-name="ce2" office:value-type="float" office:value="71.67438">
            <text:p>71.67</text:p>
          </table:table-cell>
          <table:table-cell table:style-name="ce2" office:value-type="float" office:value="11.20815">
            <text:p>11.21</text:p>
          </table:table-cell>
          <table:table-cell table:style-name="ce2" office:value-type="float" office:value="73.4">
            <text:p>73.4</text:p>
          </table:table-cell>
          <table:table-cell table:style-name="ce2" office:value-type="float" office:value="1501800">
            <text:p>15018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430.0298">
            <text:p>430.03</text:p>
          </table:table-cell>
          <table:table-cell table:style-name="ce2" office:value-type="float" office:value="58.19021">
            <text:p>58.19</text:p>
          </table:table-cell>
          <table:table-cell table:style-name="ce2" office:value-type="float" office:value="69.955605">
            <text:p>69.96</text:p>
          </table:table-cell>
          <table:table-cell table:style-name="ce2" office:value-type="float" office:value="1460.2">
            <text:p>1460.2</text:p>
          </table:table-cell>
          <table:table-cell table:style-name="ce2" office:value-type="float" office:value="72.123344">
            <text:p>72.12</text:p>
          </table:table-cell>
          <table:table-cell table:style-name="ce2" office:value-type="float" office:value="12.035644">
            <text:p>12.04</text:p>
          </table:table-cell>
          <table:table-cell table:style-name="ce2" office:value-type="float" office:value="76.3">
            <text:p>76.3</text:p>
          </table:table-cell>
          <table:table-cell table:style-name="ce2" office:value-type="float" office:value="1619500">
            <text:p>16195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479.0476">
            <text:p>479.05</text:p>
          </table:table-cell>
          <table:table-cell table:style-name="ce2" office:value-type="float" office:value="58.574574">
            <text:p>58.57</text:p>
          </table:table-cell>
          <table:table-cell table:style-name="ce2" office:value-type="float" office:value="72.39949">
            <text:p>72.4</text:p>
          </table:table-cell>
          <table:table-cell table:style-name="ce2" office:value-type="float" office:value="1541.2">
            <text:p>1541.2</text:p>
          </table:table-cell>
          <table:table-cell table:style-name="ce2" office:value-type="float" office:value="73.34237">
            <text:p>73.34</text:p>
          </table:table-cell>
          <table:table-cell table:style-name="ce2" office:value-type="float" office:value="13.088289">
            <text:p>13.09</text:p>
          </table:table-cell>
          <table:table-cell table:style-name="ce2" office:value-type="float" office:value="86.1">
            <text:p>86.1</text:p>
          </table:table-cell>
          <table:table-cell table:style-name="ce2" office:value-type="float" office:value="1735400">
            <text:p>17354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527.49384">
            <text:p>527.49</text:p>
          </table:table-cell>
          <table:table-cell table:style-name="ce2" office:value-type="float" office:value="59.111206">
            <text:p>59.11</text:p>
          </table:table-cell>
          <table:table-cell table:style-name="ce2" office:value-type="float" office:value="76.0265">
            <text:p>76.03</text:p>
          </table:table-cell>
          <table:table-cell table:style-name="ce2" office:value-type="float" office:value="1638">
            <text:p>1638</text:p>
          </table:table-cell>
          <table:table-cell table:style-name="ce2" office:value-type="float" office:value="73.253296">
            <text:p>73.25</text:p>
          </table:table-cell>
          <table:table-cell table:style-name="ce2" office:value-type="float" office:value="12.737144">
            <text:p>12.74</text:p>
          </table:table-cell>
          <table:table-cell table:style-name="ce2" office:value-type="float" office:value="91.6">
            <text:p>91.6</text:p>
          </table:table-cell>
          <table:table-cell table:style-name="ce2" office:value-type="float" office:value="1850600">
            <text:p>18506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587.5002">
            <text:p>587.5</text:p>
          </table:table-cell>
          <table:table-cell table:style-name="ce2" office:value-type="float" office:value="59.6708">
            <text:p>59.67</text:p>
          </table:table-cell>
          <table:table-cell table:style-name="ce2" office:value-type="float" office:value="80.9441">
            <text:p>80.94</text:p>
          </table:table-cell>
          <table:table-cell table:style-name="ce2" office:value-type="float" office:value="1746.4">
            <text:p>1746.4</text:p>
          </table:table-cell>
          <table:table-cell table:style-name="ce2" office:value-type="float" office:value="74.69943">
            <text:p>74.7</text:p>
          </table:table-cell>
          <table:table-cell table:style-name="ce2" office:value-type="float" office:value="12.521208">
            <text:p>12.52</text:p>
          </table:table-cell>
          <table:table-cell table:style-name="ce2" office:value-type="float" office:value="104.3">
            <text:p>104.3</text:p>
          </table:table-cell>
          <table:table-cell table:style-name="ce2" office:value-type="float" office:value="1966400">
            <text:p>19664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655.1728">
            <text:p>655.17</text:p>
          </table:table-cell>
          <table:table-cell table:style-name="ce2" office:value-type="float" office:value="60.605938">
            <text:p>60.61</text:p>
          </table:table-cell>
          <table:table-cell table:style-name="ce2" office:value-type="float" office:value="87.671104">
            <text:p>87.67</text:p>
          </table:table-cell>
          <table:table-cell table:style-name="ce2" office:value-type="float" office:value="1829.4">
            <text:p>1829.4</text:p>
          </table:table-cell>
          <table:table-cell table:style-name="ce2" office:value-type="float" office:value="72.84727">
            <text:p>72.85</text:p>
          </table:table-cell>
          <table:table-cell table:style-name="ce2" office:value-type="float" office:value="11.0868635">
            <text:p>11.09</text:p>
          </table:table-cell>
          <table:table-cell table:style-name="ce2" office:value-type="float" office:value="109.3">
            <text:p>109.3</text:p>
          </table:table-cell>
          <table:table-cell table:style-name="ce2" office:value-type="float" office:value="2086300">
            <text:p>20863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731.1732">
            <text:p>731.17</text:p>
          </table:table-cell>
          <table:table-cell table:style-name="ce2" office:value-type="float" office:value="61.736916">
            <text:p>61.74</text:p>
          </table:table-cell>
          <table:table-cell table:style-name="ce2" office:value-type="float" office:value="96.46571">
            <text:p>96.47</text:p>
          </table:table-cell>
          <table:table-cell table:style-name="ce2" office:value-type="float" office:value="1864.8">
            <text:p>1864.8</text:p>
          </table:table-cell>
          <table:table-cell table:style-name="ce2" office:value-type="float" office:value="74.611046">
            <text:p>74.61</text:p>
          </table:table-cell>
          <table:table-cell table:style-name="ce2" office:value-type="float" office:value="11.610542">
            <text:p>11.61</text:p>
          </table:table-cell>
          <table:table-cell table:style-name="ce2" office:value-type="float" office:value="118.2">
            <text:p>118.2</text:p>
          </table:table-cell>
          <table:table-cell table:style-name="ce2" office:value-type="float" office:value="2212500">
            <text:p>22125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820.12616">
            <text:p>820.13</text:p>
          </table:table-cell>
          <table:table-cell table:style-name="ce2" office:value-type="float" office:value="63.057076">
            <text:p>63.06</text:p>
          </table:table-cell>
          <table:table-cell table:style-name="ce2" office:value-type="float" office:value="105.74349">
            <text:p>105.74</text:p>
          </table:table-cell>
          <table:table-cell table:style-name="ce2" office:value-type="float" office:value="1938.6">
            <text:p>1938.6</text:p>
          </table:table-cell>
          <table:table-cell table:style-name="ce2" office:value-type="float" office:value="74.531204">
            <text:p>74.53</text:p>
          </table:table-cell>
          <table:table-cell table:style-name="ce2" office:value-type="float" office:value="11.530357">
            <text:p>11.53</text:p>
          </table:table-cell>
          <table:table-cell table:style-name="ce2" office:value-type="float" office:value="122.4">
            <text:p>122.4</text:p>
          </table:table-cell>
          <table:table-cell table:style-name="ce2" office:value-type="float" office:value="2351100">
            <text:p>23511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925.3254">
            <text:p>925.33</text:p>
          </table:table-cell>
          <table:table-cell table:style-name="ce2" office:value-type="float" office:value="64.74403">
            <text:p>64.74</text:p>
          </table:table-cell>
          <table:table-cell table:style-name="ce2" office:value-type="float" office:value="115.3278">
            <text:p>115.33</text:p>
          </table:table-cell>
          <table:table-cell table:style-name="ce2" office:value-type="float" office:value="1960.2">
            <text:p>1960.2</text:p>
          </table:table-cell>
          <table:table-cell table:style-name="ce2" office:value-type="float" office:value="75.53428">
            <text:p>75.53</text:p>
          </table:table-cell>
          <table:table-cell table:style-name="ce2" office:value-type="float" office:value="11.723269">
            <text:p>11.72</text:p>
          </table:table-cell>
          <table:table-cell table:style-name="ce2" office:value-type="float" office:value="131.4">
            <text:p>131.4</text:p>
          </table:table-cell>
          <table:table-cell table:style-name="ce2" office:value-type="float" office:value="2500000">
            <text:p>25000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032.3468">
            <text:p>1032.35</text:p>
          </table:table-cell>
          <table:table-cell table:style-name="ce2" office:value-type="float" office:value="65.97437">
            <text:p>65.97</text:p>
          </table:table-cell>
          <table:table-cell table:style-name="ce2" office:value-type="float" office:value="124.5175">
            <text:p>124.52</text:p>
          </table:table-cell>
          <table:table-cell table:style-name="ce2" office:value-type="float" office:value="2084.8">
            <text:p>2084.8</text:p>
          </table:table-cell>
          <table:table-cell table:style-name="ce2" office:value-type="float" office:value="73.32107">
            <text:p>73.32</text:p>
          </table:table-cell>
          <table:table-cell table:style-name="ce2" office:value-type="float" office:value="10.700933">
            <text:p>10.7</text:p>
          </table:table-cell>
          <table:table-cell table:style-name="ce2" office:value-type="float" office:value="138.3">
            <text:p>138.3</text:p>
          </table:table-cell>
          <table:table-cell table:style-name="ce2" office:value-type="float" office:value="2655000">
            <text:p>26550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117.4589">
            <text:p>1117.46</text:p>
          </table:table-cell>
          <table:table-cell table:style-name="ce2" office:value-type="float" office:value="66.85032">
            <text:p>66.85</text:p>
          </table:table-cell>
          <table:table-cell table:style-name="ce2" office:value-type="float" office:value="133.52121">
            <text:p>133.52</text:p>
          </table:table-cell>
          <table:table-cell table:style-name="ce2" office:value-type="float" office:value="2141.8">
            <text:p>2141.8</text:p>
          </table:table-cell>
          <table:table-cell table:style-name="ce2" office:value-type="float" office:value="78.44215">
            <text:p>78.44</text:p>
          </table:table-cell>
          <table:table-cell table:style-name="ce2" office:value-type="float" office:value="12.463888">
            <text:p>12.46</text:p>
          </table:table-cell>
          <table:table-cell table:style-name="ce2" office:value-type="float" office:value="134.7">
            <text:p>134.7</text:p>
          </table:table-cell>
          <table:table-cell table:style-name="ce2" office:value-type="float" office:value="2812800">
            <text:p>28128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192.3556">
            <text:p>1192.36</text:p>
          </table:table-cell>
          <table:table-cell table:style-name="ce2" office:value-type="float" office:value="67.63563">
            <text:p>67.64</text:p>
          </table:table-cell>
          <table:table-cell table:style-name="ce2" office:value-type="float" office:value="140.57309">
            <text:p>140.57</text:p>
          </table:table-cell>
          <table:table-cell table:style-name="ce2" office:value-type="float" office:value="2233">
            <text:p>2233</text:p>
          </table:table-cell>
          <table:table-cell table:style-name="ce2" office:value-type="float" office:value="75.85228">
            <text:p>75.85</text:p>
          </table:table-cell>
          <table:table-cell table:style-name="ce2" office:value-type="float" office:value="11.257605">
            <text:p>11.26</text:p>
          </table:table-cell>
          <table:table-cell table:style-name="ce2" office:value-type="float" office:value="132.3">
            <text:p>132.3</text:p>
          </table:table-cell>
          <table:table-cell table:style-name="ce2" office:value-type="float" office:value="2970200">
            <text:p>29702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302.5706">
            <text:p>1302.57</text:p>
          </table:table-cell>
          <table:table-cell table:style-name="ce2" office:value-type="float" office:value="68.83111">
            <text:p>68.83</text:p>
          </table:table-cell>
          <table:table-cell table:style-name="ce2" office:value-type="float" office:value="145.3782">
            <text:p>145.38</text:p>
          </table:table-cell>
          <table:table-cell table:style-name="ce2" office:value-type="float" office:value="2244.8">
            <text:p>2244.8</text:p>
          </table:table-cell>
          <table:table-cell table:style-name="ce2" office:value-type="float" office:value="75.903984">
            <text:p>75.9</text:p>
          </table:table-cell>
          <table:table-cell table:style-name="ce2" office:value-type="float" office:value="12.084806">
            <text:p>12.08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3125700">
            <text:p>31257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368.4988">
            <text:p>1368.5</text:p>
          </table:table-cell>
          <table:table-cell table:style-name="ce2" office:value-type="float" office:value="69.50581">
            <text:p>69.51</text:p>
          </table:table-cell>
          <table:table-cell table:style-name="ce2" office:value-type="float" office:value="148.83539">
            <text:p>148.84</text:p>
          </table:table-cell>
          <table:table-cell table:style-name="ce2" office:value-type="float" office:value="2350">
            <text:p>2350</text:p>
          </table:table-cell>
          <table:table-cell table:style-name="ce2" office:value-type="float" office:value="76.503296">
            <text:p>76.5</text:p>
          </table:table-cell>
          <table:table-cell table:style-name="ce2" office:value-type="float" office:value="14.293103">
            <text:p>14.29</text:p>
          </table:table-cell>
          <table:table-cell table:style-name="ce2" office:value-type="float" office:value="172.4">
            <text:p>172.4</text:p>
          </table:table-cell>
          <table:table-cell table:style-name="ce2" office:value-type="float" office:value="3279200">
            <text:p>32792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404.9363">
            <text:p>1404.94</text:p>
          </table:table-cell>
          <table:table-cell table:style-name="ce2" office:value-type="float" office:value="69.95899">
            <text:p>69.96</text:p>
          </table:table-cell>
          <table:table-cell table:style-name="ce2" office:value-type="float" office:value="153.72981">
            <text:p>153.73</text:p>
          </table:table-cell>
          <table:table-cell table:style-name="ce2" office:value-type="float" office:value="2372">
            <text:p>2372</text:p>
          </table:table-cell>
          <table:table-cell table:style-name="ce2" office:value-type="float" office:value="77.897385">
            <text:p>77.9</text:p>
          </table:table-cell>
          <table:table-cell table:style-name="ce2" office:value-type="float" office:value="14.820322">
            <text:p>14.82</text:p>
          </table:table-cell>
          <table:table-cell table:style-name="ce2" office:value-type="float" office:value="176.3">
            <text:p>176.3</text:p>
          </table:table-cell>
          <table:table-cell table:style-name="ce2" office:value-type="float" office:value="3435800">
            <text:p>34358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476.3448">
            <text:p>1476.34</text:p>
          </table:table-cell>
          <table:table-cell table:style-name="ce2" office:value-type="float" office:value="70.48094">
            <text:p>70.48</text:p>
          </table:table-cell>
          <table:table-cell table:style-name="ce2" office:value-type="float" office:value="160.3827">
            <text:p>160.38</text:p>
          </table:table-cell>
          <table:table-cell table:style-name="ce2" office:value-type="float" office:value="2413.8">
            <text:p>2413.8</text:p>
          </table:table-cell>
          <table:table-cell table:style-name="ce2" office:value-type="float" office:value="77.83417">
            <text:p>77.83</text:p>
          </table:table-cell>
          <table:table-cell table:style-name="ce2" office:value-type="float" office:value="16.583893">
            <text:p>16.58</text:p>
          </table:table-cell>
          <table:table-cell table:style-name="ce2" office:value-type="float" office:value="188.2">
            <text:p>188.2</text:p>
          </table:table-cell>
          <table:table-cell table:style-name="ce2" office:value-type="float" office:value="3596900">
            <text:p>35969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503.7063">
            <text:p>1503.71</text:p>
          </table:table-cell>
          <table:table-cell table:style-name="ce2" office:value-type="float" office:value="70.84058">
            <text:p>70.84</text:p>
          </table:table-cell>
          <table:table-cell table:style-name="ce2" office:value-type="float" office:value="166.3883">
            <text:p>166.39</text:p>
          </table:table-cell>
          <table:table-cell table:style-name="ce2" office:value-type="float" office:value="2483.8">
            <text:p>2483.8</text:p>
          </table:table-cell>
          <table:table-cell table:style-name="ce2" office:value-type="float" office:value="78.049774">
            <text:p>78.05</text:p>
          </table:table-cell>
          <table:table-cell table:style-name="ce2" office:value-type="float" office:value="15.829379">
            <text:p>15.83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3766200">
            <text:p>37662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558.2521">
            <text:p>1558.25</text:p>
          </table:table-cell>
          <table:table-cell table:style-name="ce2" office:value-type="float" office:value="71.465805">
            <text:p>71.47</text:p>
          </table:table-cell>
          <table:table-cell table:style-name="ce2" office:value-type="float" office:value="172.8262">
            <text:p>172.83</text:p>
          </table:table-cell>
          <table:table-cell table:style-name="ce2" office:value-type="float" office:value="2621.2">
            <text:p>2621.2</text:p>
          </table:table-cell>
          <table:table-cell table:style-name="ce2" office:value-type="float" office:value="77.50342">
            <text:p>77.5</text:p>
          </table:table-cell>
          <table:table-cell table:style-name="ce2" office:value-type="float" office:value="16.03166">
            <text:p>16.03</text:p>
          </table:table-cell>
          <table:table-cell table:style-name="ce2" office:value-type="float" office:value="177.1">
            <text:p>177.1</text:p>
          </table:table-cell>
          <table:table-cell table:style-name="ce2" office:value-type="float" office:value="3940900">
            <text:p>39409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614.1823">
            <text:p>1614.18</text:p>
          </table:table-cell>
          <table:table-cell table:style-name="ce2" office:value-type="float" office:value="71.94642">
            <text:p>71.95</text:p>
          </table:table-cell>
          <table:table-cell table:style-name="ce2" office:value-type="float" office:value="182.60811">
            <text:p>182.61</text:p>
          </table:table-cell>
          <table:table-cell table:style-name="ce2" office:value-type="float" office:value="2712.6">
            <text:p>2712.6</text:p>
          </table:table-cell>
          <table:table-cell table:style-name="ce2" office:value-type="float" office:value="81.03587">
            <text:p>81.04</text:p>
          </table:table-cell>
          <table:table-cell table:style-name="ce2" office:value-type="float" office:value="15.809423">
            <text:p>15.81</text:p>
          </table:table-cell>
          <table:table-cell table:style-name="ce2" office:value-type="float" office:value="186.5">
            <text:p>186.5</text:p>
          </table:table-cell>
          <table:table-cell table:style-name="ce2" office:value-type="float" office:value="4120500">
            <text:p>41205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684.6096">
            <text:p>1684.61</text:p>
          </table:table-cell>
          <table:table-cell table:style-name="ce2" office:value-type="float" office:value="72.375">
            <text:p>72.38</text:p>
          </table:table-cell>
          <table:table-cell table:style-name="ce2" office:value-type="float" office:value="194.6553">
            <text:p>194.66</text:p>
          </table:table-cell>
          <table:table-cell table:style-name="ce2" office:value-type="float" office:value="2729.8">
            <text:p>2729.8</text:p>
          </table:table-cell>
          <table:table-cell table:style-name="ce2" office:value-type="float" office:value="81.42859">
            <text:p>81.43</text:p>
          </table:table-cell>
          <table:table-cell table:style-name="ce2" office:value-type="float" office:value="15.261543">
            <text:p>15.26</text:p>
          </table:table-cell>
          <table:table-cell table:style-name="ce2" office:value-type="float" office:value="192.7">
            <text:p>192.7</text:p>
          </table:table-cell>
          <table:table-cell table:style-name="ce2" office:value-type="float" office:value="4299000">
            <text:p>42990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749.9727">
            <text:p>1749.97</text:p>
          </table:table-cell>
          <table:table-cell table:style-name="ce2" office:value-type="float" office:value="72.69799">
            <text:p>72.7</text:p>
          </table:table-cell>
          <table:table-cell table:style-name="ce2" office:value-type="float" office:value="205.3863">
            <text:p>205.39</text:p>
          </table:table-cell>
          <table:table-cell table:style-name="ce2" office:value-type="float" office:value="2767.8">
            <text:p>2767.8</text:p>
          </table:table-cell>
          <table:table-cell table:style-name="ce2" office:value-type="float" office:value="81.44568">
            <text:p>81.45</text:p>
          </table:table-cell>
          <table:table-cell table:style-name="ce2" office:value-type="float" office:value="14.745906">
            <text:p>14.75</text:p>
          </table:table-cell>
          <table:table-cell table:style-name="ce2" office:value-type="float" office:value="199.3">
            <text:p>199.3</text:p>
          </table:table-cell>
          <table:table-cell table:style-name="ce2" office:value-type="float" office:value="4480600">
            <text:p>44806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827.5182">
            <text:p>1827.52</text:p>
          </table:table-cell>
          <table:table-cell table:style-name="ce2" office:value-type="float" office:value="73.15951">
            <text:p>73.16</text:p>
          </table:table-cell>
          <table:table-cell table:style-name="ce2" office:value-type="float" office:value="213.12772">
            <text:p>213.13</text:p>
          </table:table-cell>
          <table:table-cell table:style-name="ce2" office:value-type="float" office:value="2916.8">
            <text:p>2916.8</text:p>
          </table:table-cell>
          <table:table-cell table:style-name="ce2" office:value-type="float" office:value="81.69362">
            <text:p>81.69</text:p>
          </table:table-cell>
          <table:table-cell table:style-name="ce2" office:value-type="float" office:value="15.767507">
            <text:p>15.77</text:p>
          </table:table-cell>
          <table:table-cell table:style-name="ce2" office:value-type="float" office:value="214.5">
            <text:p>214.5</text:p>
          </table:table-cell>
          <table:table-cell table:style-name="ce2" office:value-type="float" office:value="4665500">
            <text:p>46655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856.6227">
            <text:p>1856.62</text:p>
          </table:table-cell>
          <table:table-cell table:style-name="ce2" office:value-type="float" office:value="73.13307">
            <text:p>73.13</text:p>
          </table:table-cell>
          <table:table-cell table:style-name="ce2" office:value-type="float" office:value="219.86661">
            <text:p>219.87</text:p>
          </table:table-cell>
          <table:table-cell table:style-name="ce2" office:value-type="float" office:value="2986">
            <text:p>2986</text:p>
          </table:table-cell>
          <table:table-cell table:style-name="ce2" office:value-type="float" office:value="81.748184">
            <text:p>81.75</text:p>
          </table:table-cell>
          <table:table-cell table:style-name="ce2" office:value-type="float" office:value="15.8955">
            <text:p>15.9</text:p>
          </table:table-cell>
          <table:table-cell table:style-name="ce2" office:value-type="float" office:value="225.7">
            <text:p>225.7</text:p>
          </table:table-cell>
          <table:table-cell table:style-name="ce2" office:value-type="float" office:value="4854500">
            <text:p>48545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911.7234">
            <text:p>1911.72</text:p>
          </table:table-cell>
          <table:table-cell table:style-name="ce2" office:value-type="float" office:value="73.47803">
            <text:p>73.48</text:p>
          </table:table-cell>
          <table:table-cell table:style-name="ce2" office:value-type="float" office:value="225.17929">
            <text:p>225.18</text:p>
          </table:table-cell>
          <table:table-cell table:style-name="ce2" office:value-type="float" office:value="3000.8">
            <text:p>3000.8</text:p>
          </table:table-cell>
          <table:table-cell table:style-name="ce2" office:value-type="float" office:value="79.51617">
            <text:p>79.52</text:p>
          </table:table-cell>
          <table:table-cell table:style-name="ce2" office:value-type="float" office:value="15.689702">
            <text:p>15.69</text:p>
          </table:table-cell>
          <table:table-cell table:style-name="ce2" office:value-type="float" office:value="227.2">
            <text:p>227.2</text:p>
          </table:table-cell>
          <table:table-cell table:style-name="ce2" office:value-type="float" office:value="5048600">
            <text:p>50486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924.6262">
            <text:p>1924.63</text:p>
          </table:table-cell>
          <table:table-cell table:style-name="ce2" office:value-type="float" office:value="73.59963">
            <text:p>73.6</text:p>
          </table:table-cell>
          <table:table-cell table:style-name="ce2" office:value-type="float" office:value="228.62639">
            <text:p>228.63</text:p>
          </table:table-cell>
          <table:table-cell table:style-name="ce2" office:value-type="float" office:value="3061.2">
            <text:p>3061.2</text:p>
          </table:table-cell>
          <table:table-cell table:style-name="ce2" office:value-type="float" office:value="79.54442">
            <text:p>79.54</text:p>
          </table:table-cell>
          <table:table-cell table:style-name="ce2" office:value-type="float" office:value="15.564206">
            <text:p>15.56</text:p>
          </table:table-cell>
          <table:table-cell table:style-name="ce2" office:value-type="float" office:value="243.3">
            <text:p>243.3</text:p>
          </table:table-cell>
          <table:table-cell table:style-name="ce2" office:value-type="float" office:value="5247200">
            <text:p>52472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003.4264">
            <text:p>2003.43</text:p>
          </table:table-cell>
          <table:table-cell table:style-name="ce2" office:value-type="float" office:value="74.42348">
            <text:p>74.42</text:p>
          </table:table-cell>
          <table:table-cell table:style-name="ce2" office:value-type="float" office:value="231.85501">
            <text:p>231.86</text:p>
          </table:table-cell>
          <table:table-cell table:style-name="ce2" office:value-type="float" office:value="3087.6">
            <text:p>3087.6</text:p>
          </table:table-cell>
          <table:table-cell table:style-name="ce2" office:value-type="float" office:value="80.16755">
            <text:p>80.17</text:p>
          </table:table-cell>
          <table:table-cell table:style-name="ce2" office:value-type="float" office:value="15.922789">
            <text:p>15.92</text:p>
          </table:table-cell>
          <table:table-cell table:style-name="ce2" office:value-type="float" office:value="255.4">
            <text:p>255.4</text:p>
          </table:table-cell>
          <table:table-cell table:style-name="ce2" office:value-type="float" office:value="5453000">
            <text:p>54530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037.7366">
            <text:p>2037.74</text:p>
          </table:table-cell>
          <table:table-cell table:style-name="ce2" office:value-type="float" office:value="75.109215">
            <text:p>75.11</text:p>
          </table:table-cell>
          <table:table-cell table:style-name="ce2" office:value-type="float" office:value="238.4425">
            <text:p>238.44</text:p>
          </table:table-cell>
          <table:table-cell table:style-name="ce2" office:value-type="float" office:value="3174.4">
            <text:p>3174.4</text:p>
          </table:table-cell>
          <table:table-cell table:style-name="ce2" office:value-type="float" office:value="83.17791">
            <text:p>83.18</text:p>
          </table:table-cell>
          <table:table-cell table:style-name="ce2" office:value-type="float" office:value="15.990458">
            <text:p>15.99</text:p>
          </table:table-cell>
          <table:table-cell table:style-name="ce2" office:value-type="float" office:value="256.5">
            <text:p>256.5</text:p>
          </table:table-cell>
          <table:table-cell table:style-name="ce2" office:value-type="float" office:value="5660200">
            <text:p>56602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084.9192">
            <text:p>2084.92</text:p>
          </table:table-cell>
          <table:table-cell table:style-name="ce2" office:value-type="float" office:value="75.67488">
            <text:p>75.67</text:p>
          </table:table-cell>
          <table:table-cell table:style-name="ce2" office:value-type="float" office:value="248.12952">
            <text:p>248.13</text:p>
          </table:table-cell>
          <table:table-cell table:style-name="ce2" office:value-type="float" office:value="3217">
            <text:p>3217</text:p>
          </table:table-cell>
          <table:table-cell table:style-name="ce2" office:value-type="float" office:value="80.61265">
            <text:p>80.61</text:p>
          </table:table-cell>
          <table:table-cell table:style-name="ce2" office:value-type="float" office:value="16.13757">
            <text:p>16.14</text:p>
          </table:table-cell>
          <table:table-cell table:style-name="ce2" office:value-type="float" office:value="268.5">
            <text:p>268.5</text:p>
          </table:table-cell>
          <table:table-cell table:style-name="ce2" office:value-type="float" office:value="5873000">
            <text:p>58730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179.6606">
            <text:p>2179.66</text:p>
          </table:table-cell>
          <table:table-cell table:style-name="ce2" office:value-type="float" office:value="76.23265">
            <text:p>76.23</text:p>
          </table:table-cell>
          <table:table-cell table:style-name="ce2" office:value-type="float" office:value="258.6129">
            <text:p>258.61</text:p>
          </table:table-cell>
          <table:table-cell table:style-name="ce2" office:value-type="float" office:value="3253">
            <text:p>3253</text:p>
          </table:table-cell>
          <table:table-cell table:style-name="ce2" office:value-type="float" office:value="81.154335">
            <text:p>81.15</text:p>
          </table:table-cell>
          <table:table-cell table:style-name="ce2" office:value-type="float" office:value="16.037071">
            <text:p>16.04</text:p>
          </table:table-cell>
          <table:table-cell table:style-name="ce2" office:value-type="float" office:value="271.4">
            <text:p>271.4</text:p>
          </table:table-cell>
          <table:table-cell table:style-name="ce2" office:value-type="float" office:value="6091200">
            <text:p>60912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228.4592">
            <text:p>2228.46</text:p>
          </table:table-cell>
          <table:table-cell table:style-name="ce2" office:value-type="float" office:value="76.14687">
            <text:p>76.15</text:p>
          </table:table-cell>
          <table:table-cell table:style-name="ce2" office:value-type="float" office:value="266.9447">
            <text:p>266.94</text:p>
          </table:table-cell>
          <table:table-cell table:style-name="ce2" office:value-type="float" office:value="3279.8">
            <text:p>3279.8</text:p>
          </table:table-cell>
          <table:table-cell table:style-name="ce2" office:value-type="float" office:value="81.724266">
            <text:p>81.72</text:p>
          </table:table-cell>
          <table:table-cell table:style-name="ce2" office:value-type="float" office:value="16.044422">
            <text:p>16.04</text:p>
          </table:table-cell>
          <table:table-cell table:style-name="ce2" office:value-type="float" office:value="252.1">
            <text:p>252.1</text:p>
          </table:table-cell>
          <table:table-cell table:style-name="ce2" office:value-type="float" office:value="6310100">
            <text:p>63101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314.311">
            <text:p>2314.31</text:p>
          </table:table-cell>
          <table:table-cell table:style-name="ce2" office:value-type="float" office:value="76.36143">
            <text:p>76.36</text:p>
          </table:table-cell>
          <table:table-cell table:style-name="ce2" office:value-type="float" office:value="271.4465">
            <text:p>271.45</text:p>
          </table:table-cell>
          <table:table-cell table:style-name="ce2" office:value-type="float" office:value="3315">
            <text:p>3315</text:p>
          </table:table-cell>
          <table:table-cell table:style-name="ce2" office:value-type="float" office:value="81.70433">
            <text:p>81.7</text:p>
          </table:table-cell>
          <table:table-cell table:style-name="ce2" office:value-type="float" office:value="17.66393">
            <text:p>17.66</text:p>
          </table:table-cell>
          <table:table-cell table:style-name="ce2" office:value-type="float" office:value="284.5">
            <text:p>284.5</text:p>
          </table:table-cell>
          <table:table-cell table:style-name="ce2" office:value-type="float" office:value="6531100">
            <text:p>65311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343.8396">
            <text:p>2343.84</text:p>
          </table:table-cell>
          <table:table-cell table:style-name="ce2" office:value-type="float" office:value="76.79112">
            <text:p>76.79</text:p>
          </table:table-cell>
          <table:table-cell table:style-name="ce2" office:value-type="float" office:value="273.8153">
            <text:p>273.82</text:p>
          </table:table-cell>
          <table:table-cell table:style-name="ce2" office:value-type="float" office:value="3419.4">
            <text:p>3419.4</text:p>
          </table:table-cell>
          <table:table-cell table:style-name="ce2" office:value-type="float" office:value="84.89647">
            <text:p>84.9</text:p>
          </table:table-cell>
          <table:table-cell table:style-name="ce2" office:value-type="float" office:value="17.889666">
            <text:p>17.89</text:p>
          </table:table-cell>
          <table:table-cell table:style-name="ce2" office:value-type="float" office:value="293.6">
            <text:p>293.6</text:p>
          </table:table-cell>
          <table:table-cell table:style-name="ce2" office:value-type="float" office:value="6751800">
            <text:p>67518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361.9634">
            <text:p>2361.96</text:p>
          </table:table-cell>
          <table:table-cell table:style-name="ce2" office:value-type="float" office:value="77.49807">
            <text:p>77.5</text:p>
          </table:table-cell>
          <table:table-cell table:style-name="ce2" office:value-type="float" office:value="274.9859">
            <text:p>274.99</text:p>
          </table:table-cell>
          <table:table-cell table:style-name="ce2" office:value-type="float" office:value="3442.6">
            <text:p>3442.6</text:p>
          </table:table-cell>
          <table:table-cell table:style-name="ce2" office:value-type="float" office:value="85.00102">
            <text:p>85</text:p>
          </table:table-cell>
          <table:table-cell table:style-name="ce2" office:value-type="float" office:value="17.89812">
            <text:p>17.9</text:p>
          </table:table-cell>
          <table:table-cell table:style-name="ce2" office:value-type="float" office:value="293.6">
            <text:p>293.6</text:p>
          </table:table-cell>
          <table:table-cell table:style-name="ce2" office:value-type="float" office:value="6972200">
            <text:p>69722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408.5552">
            <text:p>2408.56</text:p>
          </table:table-cell>
          <table:table-cell table:style-name="ce2" office:value-type="float" office:value="77.86344">
            <text:p>77.86</text:p>
          </table:table-cell>
          <table:table-cell table:style-name="ce2" office:value-type="float" office:value="278.78094">
            <text:p>278.78</text:p>
          </table:table-cell>
          <table:table-cell table:style-name="ce2" office:value-type="float" office:value="3455.8">
            <text:p>3455.8</text:p>
          </table:table-cell>
          <table:table-cell table:style-name="ce2" office:value-type="float" office:value="85.34362">
            <text:p>85.34</text:p>
          </table:table-cell>
          <table:table-cell table:style-name="ce2" office:value-type="float" office:value="17.63232">
            <text:p>17.63</text:p>
          </table:table-cell>
          <table:table-cell table:style-name="ce2" office:value-type="float" office:value="298.2">
            <text:p>298.2</text:p>
          </table:table-cell>
          <table:table-cell table:style-name="ce2" office:value-type="float" office:value="7189000">
            <text:p>71890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461.2883">
            <text:p>2461.29</text:p>
          </table:table-cell>
          <table:table-cell table:style-name="ce2" office:value-type="float" office:value="78.040726">
            <text:p>78.04</text:p>
          </table:table-cell>
          <table:table-cell table:style-name="ce2" office:value-type="float" office:value="283.22162">
            <text:p>283.22</text:p>
          </table:table-cell>
          <table:table-cell table:style-name="ce2" office:value-type="float" office:value="3481.8">
            <text:p>3481.8</text:p>
          </table:table-cell>
          <table:table-cell table:style-name="ce2" office:value-type="float" office:value="85.61128">
            <text:p>85.61</text:p>
          </table:table-cell>
          <table:table-cell table:style-name="ce2" office:value-type="float" office:value="18.638283">
            <text:p>18.64</text:p>
          </table:table-cell>
          <table:table-cell table:style-name="ce2" office:value-type="float" office:value="309">
            <text:p>309</text:p>
          </table:table-cell>
          <table:table-cell table:style-name="ce2" office:value-type="float" office:value="7404800">
            <text:p>74048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550.511">
            <text:p>2550.51</text:p>
          </table:table-cell>
          <table:table-cell table:style-name="ce2" office:value-type="float" office:value="78.53422">
            <text:p>78.53</text:p>
          </table:table-cell>
          <table:table-cell table:style-name="ce2" office:value-type="float" office:value="290.0081">
            <text:p>290.01</text:p>
          </table:table-cell>
          <table:table-cell table:style-name="ce2" office:value-type="float" office:value="3511.4">
            <text:p>3511.4</text:p>
          </table:table-cell>
          <table:table-cell table:style-name="ce2" office:value-type="float" office:value="85.19066">
            <text:p>85.19</text:p>
          </table:table-cell>
          <table:table-cell table:style-name="ce2" office:value-type="float" office:value="17.590578">
            <text:p>17.59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7629900">
            <text:p>76299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9</text:p>
          </table:table-cell>
          <table:table-cell table:style-name="ce2" table:number-columns-repeated="8"/>
          <table:table-cell table:style-name="ce4" office:value-type="string">
            <text:p>T=1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9</text:p>
          </table:table-cell>
          <table:table-cell table:style-name="ce1" office:value-type="string">
            <text:p>Mean Solved Score 9</text:p>
          </table:table-cell>
          <table:table-cell table:style-name="ce1" office:value-type="string">
            <text:p>Mean Entropy 9</text:p>
          </table:table-cell>
          <table:table-cell table:style-name="ce1" office:value-type="string">
            <text:p>Mean Size 9</text:p>
          </table:table-cell>
          <table:table-cell table:style-name="ce1" office:value-type="string">
            <text:p>Solved Score 9</text:p>
          </table:table-cell>
          <table:table-cell table:style-name="ce1" office:value-type="string">
            <text:p>Entropy 9</text:p>
          </table:table-cell>
          <table:table-cell table:style-name="ce1" office:value-type="string">
            <text:p>Steps 9</text:p>
          </table:table-cell>
          <table:table-cell table:style-name="ce1" office:value-type="string">
            <text:p>Size 9</text:p>
          </table:table-cell>
          <table:table-cell table:style-name="ce1" office:value-type="string">
            <text:p>TiempoTotal 9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6310005">
            <text:p>7.63</text:p>
          </table:table-cell>
          <table:table-cell table:style-name="ce2" office:value-type="float" office:value="41.945805">
            <text:p>41.95</text:p>
          </table:table-cell>
          <table:table-cell table:style-name="ce2" office:value-type="float" office:value="108.4083">
            <text:p>108.41</text:p>
          </table:table-cell>
          <table:table-cell table:style-name="ce2" office:value-type="float" office:value="142.8">
            <text:p>142.8</text:p>
          </table:table-cell>
          <table:table-cell table:style-name="ce2" office:value-type="float" office:value="53.754784">
            <text:p>53.75</text:p>
          </table:table-cell>
          <table:table-cell table:style-name="ce2" office:value-type="float" office:value="13.794719">
            <text:p>13.79</text:p>
          </table:table-cell>
          <table:table-cell table:style-name="ce2" office:value-type="float" office:value="42.3">
            <text:p>42.3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1.681">
            <text:p>21.68</text:p>
          </table:table-cell>
          <table:table-cell table:style-name="ce2" office:value-type="float" office:value="46.337196">
            <text:p>46.34</text:p>
          </table:table-cell>
          <table:table-cell table:style-name="ce2" office:value-type="float" office:value="39.501698">
            <text:p>39.5</text:p>
          </table:table-cell>
          <table:table-cell table:style-name="ce2" office:value-type="float" office:value="140.6">
            <text:p>140.6</text:p>
          </table:table-cell>
          <table:table-cell table:style-name="ce2" office:value-type="float" office:value="56.954445">
            <text:p>56.95</text:p>
          </table:table-cell>
          <table:table-cell table:style-name="ce2" office:value-type="float" office:value="9.791849">
            <text:p>9.7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3400">
            <text:p>434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.078598">
            <text:p>36.08</text:p>
          </table:table-cell>
          <table:table-cell table:style-name="ce2" office:value-type="float" office:value="49.64828">
            <text:p>49.65</text:p>
          </table:table-cell>
          <table:table-cell table:style-name="ce2" office:value-type="float" office:value="24.4709">
            <text:p>24.47</text:p>
          </table:table-cell>
          <table:table-cell table:style-name="ce2" office:value-type="float" office:value="251.6">
            <text:p>251.6</text:p>
          </table:table-cell>
          <table:table-cell table:style-name="ce2" office:value-type="float" office:value="57.670612">
            <text:p>57.67</text:p>
          </table:table-cell>
          <table:table-cell table:style-name="ce2" office:value-type="float" office:value="6.8122163">
            <text:p>6.81</text:p>
          </table:table-cell>
          <table:table-cell table:style-name="ce2" office:value-type="float" office:value="30.9">
            <text:p>30.9</text:p>
          </table:table-cell>
          <table:table-cell table:style-name="ce2" office:value-type="float" office:value="72900">
            <text:p>729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2.321198">
            <text:p>42.32</text:p>
          </table:table-cell>
          <table:table-cell table:style-name="ce2" office:value-type="float" office:value="50.371975">
            <text:p>50.37</text:p>
          </table:table-cell>
          <table:table-cell table:style-name="ce2" office:value-type="float" office:value="22.268202">
            <text:p>22.27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56.19875">
            <text:p>56.2</text:p>
          </table:table-cell>
          <table:table-cell table:style-name="ce2" office:value-type="float" office:value="11.26713">
            <text:p>11.27</text:p>
          </table:table-cell>
          <table:table-cell table:style-name="ce2" office:value-type="float" office:value="36.4">
            <text:p>36.4</text:p>
          </table:table-cell>
          <table:table-cell table:style-name="ce2" office:value-type="float" office:value="101000">
            <text:p>1010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6.4462">
            <text:p>46.45</text:p>
          </table:table-cell>
          <table:table-cell table:style-name="ce2" office:value-type="float" office:value="50.37882">
            <text:p>50.38</text:p>
          </table:table-cell>
          <table:table-cell table:style-name="ce2" office:value-type="float" office:value="24.6988">
            <text:p>24.7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57.782227">
            <text:p>57.78</text:p>
          </table:table-cell>
          <table:table-cell table:style-name="ce2" office:value-type="float" office:value="9.497545">
            <text:p>9.5</text:p>
          </table:table-cell>
          <table:table-cell table:style-name="ce2" office:value-type="float" office:value="36.5">
            <text:p>36.5</text:p>
          </table:table-cell>
          <table:table-cell table:style-name="ce2" office:value-type="float" office:value="140700">
            <text:p>1407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5.202404">
            <text:p>55.2</text:p>
          </table:table-cell>
          <table:table-cell table:style-name="ce2" office:value-type="float" office:value="51.18802">
            <text:p>51.19</text:p>
          </table:table-cell>
          <table:table-cell table:style-name="ce2" office:value-type="float" office:value="28.7504">
            <text:p>28.75</text:p>
          </table:table-cell>
          <table:table-cell table:style-name="ce2" office:value-type="float" office:value="421">
            <text:p>421</text:p>
          </table:table-cell>
          <table:table-cell table:style-name="ce2" office:value-type="float" office:value="58.527107">
            <text:p>58.53</text:p>
          </table:table-cell>
          <table:table-cell table:style-name="ce2" office:value-type="float" office:value="10.8366585">
            <text:p>10.84</text:p>
          </table:table-cell>
          <table:table-cell table:style-name="ce2" office:value-type="float" office:value="37.1">
            <text:p>37.1</text:p>
          </table:table-cell>
          <table:table-cell table:style-name="ce2" office:value-type="float" office:value="196200">
            <text:p>1962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1.207">
            <text:p>71.21</text:p>
          </table:table-cell>
          <table:table-cell table:style-name="ce2" office:value-type="float" office:value="52.101036">
            <text:p>52.1</text:p>
          </table:table-cell>
          <table:table-cell table:style-name="ce2" office:value-type="float" office:value="32.5539">
            <text:p>32.55</text:p>
          </table:table-cell>
          <table:table-cell table:style-name="ce2" office:value-type="float" office:value="516.4">
            <text:p>516.4</text:p>
          </table:table-cell>
          <table:table-cell table:style-name="ce2" office:value-type="float" office:value="62.221977">
            <text:p>62.22</text:p>
          </table:table-cell>
          <table:table-cell table:style-name="ce2" office:value-type="float" office:value="12.8974285">
            <text:p>12.9</text:p>
          </table:table-cell>
          <table:table-cell table:style-name="ce2" office:value-type="float" office:value="36.9">
            <text:p>36.9</text:p>
          </table:table-cell>
          <table:table-cell table:style-name="ce2" office:value-type="float" office:value="265500">
            <text:p>2655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92.332596">
            <text:p>92.33</text:p>
          </table:table-cell>
          <table:table-cell table:style-name="ce2" office:value-type="float" office:value="52.501137">
            <text:p>52.5</text:p>
          </table:table-cell>
          <table:table-cell table:style-name="ce2" office:value-type="float" office:value="35.6475">
            <text:p>35.65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66.21742">
            <text:p>66.22</text:p>
          </table:table-cell>
          <table:table-cell table:style-name="ce2" office:value-type="float" office:value="13.861473">
            <text:p>13.86</text:p>
          </table:table-cell>
          <table:table-cell table:style-name="ce2" office:value-type="float" office:value="33.9">
            <text:p>33.9</text:p>
          </table:table-cell>
          <table:table-cell table:style-name="ce2" office:value-type="float" office:value="342200">
            <text:p>3422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17.823">
            <text:p>117.82</text:p>
          </table:table-cell>
          <table:table-cell table:style-name="ce2" office:value-type="float" office:value="52.722313">
            <text:p>52.72</text:p>
          </table:table-cell>
          <table:table-cell table:style-name="ce2" office:value-type="float" office:value="38.552498">
            <text:p>38.55</text:p>
          </table:table-cell>
          <table:table-cell table:style-name="ce2" office:value-type="float" office:value="645.2">
            <text:p>645.2</text:p>
          </table:table-cell>
          <table:table-cell table:style-name="ce2" office:value-type="float" office:value="64.25957">
            <text:p>64.26</text:p>
          </table:table-cell>
          <table:table-cell table:style-name="ce2" office:value-type="float" office:value="14.193094">
            <text:p>14.19</text:p>
          </table:table-cell>
          <table:table-cell table:style-name="ce2" office:value-type="float" office:value="40.7">
            <text:p>40.7</text:p>
          </table:table-cell>
          <table:table-cell table:style-name="ce2" office:value-type="float" office:value="424700">
            <text:p>4247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47.2762">
            <text:p>147.28</text:p>
          </table:table-cell>
          <table:table-cell table:style-name="ce2" office:value-type="float" office:value="53.091255">
            <text:p>53.09</text:p>
          </table:table-cell>
          <table:table-cell table:style-name="ce2" office:value-type="float" office:value="40.7744">
            <text:p>40.77</text:p>
          </table:table-cell>
          <table:table-cell table:style-name="ce2" office:value-type="float" office:value="696.8">
            <text:p>696.8</text:p>
          </table:table-cell>
          <table:table-cell table:style-name="ce2" office:value-type="float" office:value="65.189865">
            <text:p>65.19</text:p>
          </table:table-cell>
          <table:table-cell table:style-name="ce2" office:value-type="float" office:value="16.220463">
            <text:p>16.22</text:p>
          </table:table-cell>
          <table:table-cell table:style-name="ce2" office:value-type="float" office:value="43.8">
            <text:p>43.8</text:p>
          </table:table-cell>
          <table:table-cell table:style-name="ce2" office:value-type="float" office:value="507900">
            <text:p>5079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78.53902">
            <text:p>178.54</text:p>
          </table:table-cell>
          <table:table-cell table:style-name="ce2" office:value-type="float" office:value="53.481842">
            <text:p>53.48</text:p>
          </table:table-cell>
          <table:table-cell table:style-name="ce2" office:value-type="float" office:value="42.044304">
            <text:p>42.04</text:p>
          </table:table-cell>
          <table:table-cell table:style-name="ce2" office:value-type="float" office:value="830">
            <text:p>830</text:p>
          </table:table-cell>
          <table:table-cell table:style-name="ce2" office:value-type="float" office:value="64.39101">
            <text:p>64.39</text:p>
          </table:table-cell>
          <table:table-cell table:style-name="ce2" office:value-type="float" office:value="13.455412">
            <text:p>13.46</text:p>
          </table:table-cell>
          <table:table-cell table:style-name="ce2" office:value-type="float" office:value="43.5">
            <text:p>43.5</text:p>
          </table:table-cell>
          <table:table-cell table:style-name="ce2" office:value-type="float" office:value="588900">
            <text:p>5889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18.5278">
            <text:p>218.53</text:p>
          </table:table-cell>
          <table:table-cell table:style-name="ce2" office:value-type="float" office:value="54.459587">
            <text:p>54.46</text:p>
          </table:table-cell>
          <table:table-cell table:style-name="ce2" office:value-type="float" office:value="43.021507">
            <text:p>43.02</text:p>
          </table:table-cell>
          <table:table-cell table:style-name="ce2" office:value-type="float" office:value="884.4">
            <text:p>884.4</text:p>
          </table:table-cell>
          <table:table-cell table:style-name="ce2" office:value-type="float" office:value="67.462524">
            <text:p>67.46</text:p>
          </table:table-cell>
          <table:table-cell table:style-name="ce2" office:value-type="float" office:value="14.665436">
            <text:p>14.67</text:p>
          </table:table-cell>
          <table:table-cell table:style-name="ce2" office:value-type="float" office:value="51.5">
            <text:p>51.5</text:p>
          </table:table-cell>
          <table:table-cell table:style-name="ce2" office:value-type="float" office:value="664600">
            <text:p>6646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56.0088">
            <text:p>256.01</text:p>
          </table:table-cell>
          <table:table-cell table:style-name="ce2" office:value-type="float" office:value="55.3471">
            <text:p>55.35</text:p>
          </table:table-cell>
          <table:table-cell table:style-name="ce2" office:value-type="float" office:value="43.906">
            <text:p>43.91</text:p>
          </table:table-cell>
          <table:table-cell table:style-name="ce2" office:value-type="float" office:value="960.2">
            <text:p>960.2</text:p>
          </table:table-cell>
          <table:table-cell table:style-name="ce2" office:value-type="float" office:value="67.2878">
            <text:p>67.29</text:p>
          </table:table-cell>
          <table:table-cell table:style-name="ce2" office:value-type="float" office:value="12.554628">
            <text:p>12.55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734700">
            <text:p>7347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296.73843">
            <text:p>296.74</text:p>
          </table:table-cell>
          <table:table-cell table:style-name="ce2" office:value-type="float" office:value="56.237995">
            <text:p>56.24</text:p>
          </table:table-cell>
          <table:table-cell table:style-name="ce2" office:value-type="float" office:value="46.1256">
            <text:p>46.13</text:p>
          </table:table-cell>
          <table:table-cell table:style-name="ce2" office:value-type="float" office:value="1046.6">
            <text:p>1046.6</text:p>
          </table:table-cell>
          <table:table-cell table:style-name="ce2" office:value-type="float" office:value="67.656494">
            <text:p>67.66</text:p>
          </table:table-cell>
          <table:table-cell table:style-name="ce2" office:value-type="float" office:value="12.929957">
            <text:p>12.93</text:p>
          </table:table-cell>
          <table:table-cell table:style-name="ce2" office:value-type="float" office:value="56.4">
            <text:p>56.4</text:p>
          </table:table-cell>
          <table:table-cell table:style-name="ce2" office:value-type="float" office:value="803200">
            <text:p>8032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340.59503">
            <text:p>340.6</text:p>
          </table:table-cell>
          <table:table-cell table:style-name="ce2" office:value-type="float" office:value="57.1019">
            <text:p>57.1</text:p>
          </table:table-cell>
          <table:table-cell table:style-name="ce2" office:value-type="float" office:value="48.7579">
            <text:p>48.76</text:p>
          </table:table-cell>
          <table:table-cell table:style-name="ce2" office:value-type="float" office:value="1076.6">
            <text:p>1076.6</text:p>
          </table:table-cell>
          <table:table-cell table:style-name="ce2" office:value-type="float" office:value="69.92574">
            <text:p>69.93</text:p>
          </table:table-cell>
          <table:table-cell table:style-name="ce2" office:value-type="float" office:value="13.444883">
            <text:p>13.44</text:p>
          </table:table-cell>
          <table:table-cell table:style-name="ce2" office:value-type="float" office:value="65.5">
            <text:p>65.5</text:p>
          </table:table-cell>
          <table:table-cell table:style-name="ce2" office:value-type="float" office:value="870100">
            <text:p>8701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389.64062">
            <text:p>389.64</text:p>
          </table:table-cell>
          <table:table-cell table:style-name="ce2" office:value-type="float" office:value="57.950092">
            <text:p>57.95</text:p>
          </table:table-cell>
          <table:table-cell table:style-name="ce2" office:value-type="float" office:value="53.3229">
            <text:p>53.32</text:p>
          </table:table-cell>
          <table:table-cell table:style-name="ce2" office:value-type="float" office:value="1157.2">
            <text:p>1157.2</text:p>
          </table:table-cell>
          <table:table-cell table:style-name="ce2" office:value-type="float" office:value="70.11185">
            <text:p>70.11</text:p>
          </table:table-cell>
          <table:table-cell table:style-name="ce2" office:value-type="float" office:value="14.102133">
            <text:p>14.1</text:p>
          </table:table-cell>
          <table:table-cell table:style-name="ce2" office:value-type="float" office:value="75.5">
            <text:p>75.5</text:p>
          </table:table-cell>
          <table:table-cell table:style-name="ce2" office:value-type="float" office:value="941500">
            <text:p>9415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440.5126">
            <text:p>440.51</text:p>
          </table:table-cell>
          <table:table-cell table:style-name="ce2" office:value-type="float" office:value="58.340374">
            <text:p>58.34</text:p>
          </table:table-cell>
          <table:table-cell table:style-name="ce2" office:value-type="float" office:value="57.992596">
            <text:p>57.99</text:p>
          </table:table-cell>
          <table:table-cell table:style-name="ce2" office:value-type="float" office:value="1263.6">
            <text:p>1263.6</text:p>
          </table:table-cell>
          <table:table-cell table:style-name="ce2" office:value-type="float" office:value="68.5655">
            <text:p>68.57</text:p>
          </table:table-cell>
          <table:table-cell table:style-name="ce2" office:value-type="float" office:value="11.644211">
            <text:p>11.64</text:p>
          </table:table-cell>
          <table:table-cell table:style-name="ce2" office:value-type="float" office:value="73.8">
            <text:p>73.8</text:p>
          </table:table-cell>
          <table:table-cell table:style-name="ce2" office:value-type="float" office:value="1017800">
            <text:p>10178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498.8274">
            <text:p>498.83</text:p>
          </table:table-cell>
          <table:table-cell table:style-name="ce2" office:value-type="float" office:value="59.115906">
            <text:p>59.12</text:p>
          </table:table-cell>
          <table:table-cell table:style-name="ce2" office:value-type="float" office:value="62.562492">
            <text:p>62.56</text:p>
          </table:table-cell>
          <table:table-cell table:style-name="ce2" office:value-type="float" office:value="1371.2">
            <text:p>1371.2</text:p>
          </table:table-cell>
          <table:table-cell table:style-name="ce2" office:value-type="float" office:value="72.83691">
            <text:p>72.84</text:p>
          </table:table-cell>
          <table:table-cell table:style-name="ce2" office:value-type="float" office:value="12.724798">
            <text:p>12.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098800">
            <text:p>10988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559.3026">
            <text:p>559.3</text:p>
          </table:table-cell>
          <table:table-cell table:style-name="ce2" office:value-type="float" office:value="60.11212">
            <text:p>60.11</text:p>
          </table:table-cell>
          <table:table-cell table:style-name="ce2" office:value-type="float" office:value="66.8497">
            <text:p>66.85</text:p>
          </table:table-cell>
          <table:table-cell table:style-name="ce2" office:value-type="float" office:value="1551.2">
            <text:p>1551.2</text:p>
          </table:table-cell>
          <table:table-cell table:style-name="ce2" office:value-type="float" office:value="74.23736">
            <text:p>74.24</text:p>
          </table:table-cell>
          <table:table-cell table:style-name="ce2" office:value-type="float" office:value="12.911612">
            <text:p>12.91</text:p>
          </table:table-cell>
          <table:table-cell table:style-name="ce2" office:value-type="float" office:value="90.2">
            <text:p>90.2</text:p>
          </table:table-cell>
          <table:table-cell table:style-name="ce2" office:value-type="float" office:value="1180000">
            <text:p>11800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629.0212">
            <text:p>629.02</text:p>
          </table:table-cell>
          <table:table-cell table:style-name="ce2" office:value-type="float" office:value="60.982674">
            <text:p>60.98</text:p>
          </table:table-cell>
          <table:table-cell table:style-name="ce2" office:value-type="float" office:value="72.7094">
            <text:p>72.71</text:p>
          </table:table-cell>
          <table:table-cell table:style-name="ce2" office:value-type="float" office:value="1712.6">
            <text:p>1712.6</text:p>
          </table:table-cell>
          <table:table-cell table:style-name="ce2" office:value-type="float" office:value="74.83052">
            <text:p>74.83</text:p>
          </table:table-cell>
          <table:table-cell table:style-name="ce2" office:value-type="float" office:value="15.3063965">
            <text:p>15.31</text:p>
          </table:table-cell>
          <table:table-cell table:style-name="ce2" office:value-type="float" office:value="82.9">
            <text:p>82.9</text:p>
          </table:table-cell>
          <table:table-cell table:style-name="ce2" office:value-type="float" office:value="1264400">
            <text:p>12644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699.63995">
            <text:p>699.64</text:p>
          </table:table-cell>
          <table:table-cell table:style-name="ce2" office:value-type="float" office:value="61.67873">
            <text:p>61.68</text:p>
          </table:table-cell>
          <table:table-cell table:style-name="ce2" office:value-type="float" office:value="80.0028">
            <text:p>80</text:p>
          </table:table-cell>
          <table:table-cell table:style-name="ce2" office:value-type="float" office:value="1708.2">
            <text:p>1708.2</text:p>
          </table:table-cell>
          <table:table-cell table:style-name="ce2" office:value-type="float" office:value="75.67403">
            <text:p>75.67</text:p>
          </table:table-cell>
          <table:table-cell table:style-name="ce2" office:value-type="float" office:value="13.842755">
            <text:p>13.84</text:p>
          </table:table-cell>
          <table:table-cell table:style-name="ce2" office:value-type="float" office:value="94.2">
            <text:p>94.2</text:p>
          </table:table-cell>
          <table:table-cell table:style-name="ce2" office:value-type="float" office:value="1353900">
            <text:p>13539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770.3894">
            <text:p>770.39</text:p>
          </table:table-cell>
          <table:table-cell table:style-name="ce2" office:value-type="float" office:value="62.228596">
            <text:p>62.23</text:p>
          </table:table-cell>
          <table:table-cell table:style-name="ce2" office:value-type="float" office:value="86.8477">
            <text:p>86.85</text:p>
          </table:table-cell>
          <table:table-cell table:style-name="ce2" office:value-type="float" office:value="1895.8">
            <text:p>1895.8</text:p>
          </table:table-cell>
          <table:table-cell table:style-name="ce2" office:value-type="float" office:value="73.220505">
            <text:p>73.22</text:p>
          </table:table-cell>
          <table:table-cell table:style-name="ce2" office:value-type="float" office:value="15.207248">
            <text:p>15.21</text:p>
          </table:table-cell>
          <table:table-cell table:style-name="ce2" office:value-type="float" office:value="96.1">
            <text:p>96.1</text:p>
          </table:table-cell>
          <table:table-cell table:style-name="ce2" office:value-type="float" office:value="1452000">
            <text:p>14520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850.09656">
            <text:p>850.1</text:p>
          </table:table-cell>
          <table:table-cell table:style-name="ce2" office:value-type="float" office:value="63.103527">
            <text:p>63.1</text:p>
          </table:table-cell>
          <table:table-cell table:style-name="ce2" office:value-type="float" office:value="92.5269">
            <text:p>92.53</text:p>
          </table:table-cell>
          <table:table-cell table:style-name="ce2" office:value-type="float" office:value="1954.6">
            <text:p>1954.6</text:p>
          </table:table-cell>
          <table:table-cell table:style-name="ce2" office:value-type="float" office:value="72.54875">
            <text:p>72.55</text:p>
          </table:table-cell>
          <table:table-cell table:style-name="ce2" office:value-type="float" office:value="14.934076">
            <text:p>14.93</text:p>
          </table:table-cell>
          <table:table-cell table:style-name="ce2" office:value-type="float" office:value="102.5">
            <text:p>102.5</text:p>
          </table:table-cell>
          <table:table-cell table:style-name="ce2" office:value-type="float" office:value="1557000">
            <text:p>15570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926.17206">
            <text:p>926.17</text:p>
          </table:table-cell>
          <table:table-cell table:style-name="ce2" office:value-type="float" office:value="64.41984">
            <text:p>64.42</text:p>
          </table:table-cell>
          <table:table-cell table:style-name="ce2" office:value-type="float" office:value="98.301">
            <text:p>98.3</text:p>
          </table:table-cell>
          <table:table-cell table:style-name="ce2" office:value-type="float" office:value="2037">
            <text:p>2037</text:p>
          </table:table-cell>
          <table:table-cell table:style-name="ce2" office:value-type="float" office:value="72.79089">
            <text:p>72.79</text:p>
          </table:table-cell>
          <table:table-cell table:style-name="ce2" office:value-type="float" office:value="15.542679">
            <text:p>15.54</text:p>
          </table:table-cell>
          <table:table-cell table:style-name="ce2" office:value-type="float" office:value="101.4">
            <text:p>101.4</text:p>
          </table:table-cell>
          <table:table-cell table:style-name="ce2" office:value-type="float" office:value="1664600">
            <text:p>16646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002.3473">
            <text:p>1002.35</text:p>
          </table:table-cell>
          <table:table-cell table:style-name="ce2" office:value-type="float" office:value="66.156845">
            <text:p>66.16</text:p>
          </table:table-cell>
          <table:table-cell table:style-name="ce2" office:value-type="float" office:value="105.5776">
            <text:p>105.58</text:p>
          </table:table-cell>
          <table:table-cell table:style-name="ce2" office:value-type="float" office:value="2234.6">
            <text:p>2234.6</text:p>
          </table:table-cell>
          <table:table-cell table:style-name="ce2" office:value-type="float" office:value="73.64397">
            <text:p>73.64</text:p>
          </table:table-cell>
          <table:table-cell table:style-name="ce2" office:value-type="float" office:value="15.571268">
            <text:p>15.57</text:p>
          </table:table-cell>
          <table:table-cell table:style-name="ce2" office:value-type="float" office:value="112.2">
            <text:p>112.2</text:p>
          </table:table-cell>
          <table:table-cell table:style-name="ce2" office:value-type="float" office:value="1773000">
            <text:p>17730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096.8997">
            <text:p>1096.9</text:p>
          </table:table-cell>
          <table:table-cell table:style-name="ce2" office:value-type="float" office:value="67.46437">
            <text:p>67.46</text:p>
          </table:table-cell>
          <table:table-cell table:style-name="ce2" office:value-type="float" office:value="110.97579">
            <text:p>110.98</text:p>
          </table:table-cell>
          <table:table-cell table:style-name="ce2" office:value-type="float" office:value="2656">
            <text:p>2656</text:p>
          </table:table-cell>
          <table:table-cell table:style-name="ce2" office:value-type="float" office:value="75.972206">
            <text:p>75.97</text:p>
          </table:table-cell>
          <table:table-cell table:style-name="ce2" office:value-type="float" office:value="14.1690445">
            <text:p>14.17</text:p>
          </table:table-cell>
          <table:table-cell table:style-name="ce2" office:value-type="float" office:value="103.5">
            <text:p>103.5</text:p>
          </table:table-cell>
          <table:table-cell table:style-name="ce2" office:value-type="float" office:value="1877800">
            <text:p>18778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197.1355">
            <text:p>1197.14</text:p>
          </table:table-cell>
          <table:table-cell table:style-name="ce2" office:value-type="float" office:value="68.15681">
            <text:p>68.16</text:p>
          </table:table-cell>
          <table:table-cell table:style-name="ce2" office:value-type="float" office:value="115.9918">
            <text:p>115.99</text:p>
          </table:table-cell>
          <table:table-cell table:style-name="ce2" office:value-type="float" office:value="2772">
            <text:p>2772</text:p>
          </table:table-cell>
          <table:table-cell table:style-name="ce2" office:value-type="float" office:value="77.7885">
            <text:p>77.79</text:p>
          </table:table-cell>
          <table:table-cell table:style-name="ce2" office:value-type="float" office:value="15.48995">
            <text:p>15.49</text:p>
          </table:table-cell>
          <table:table-cell table:style-name="ce2" office:value-type="float" office:value="122.4">
            <text:p>122.4</text:p>
          </table:table-cell>
          <table:table-cell table:style-name="ce2" office:value-type="float" office:value="1981100">
            <text:p>19811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280.9381">
            <text:p>1280.94</text:p>
          </table:table-cell>
          <table:table-cell table:style-name="ce2" office:value-type="float" office:value="68.20857">
            <text:p>68.21</text:p>
          </table:table-cell>
          <table:table-cell table:style-name="ce2" office:value-type="float" office:value="121.533005">
            <text:p>121.53</text:p>
          </table:table-cell>
          <table:table-cell table:style-name="ce2" office:value-type="float" office:value="2819.6">
            <text:p>2819.6</text:p>
          </table:table-cell>
          <table:table-cell table:style-name="ce2" office:value-type="float" office:value="77.43349">
            <text:p>77.43</text:p>
          </table:table-cell>
          <table:table-cell table:style-name="ce2" office:value-type="float" office:value="15.470963">
            <text:p>15.47</text:p>
          </table:table-cell>
          <table:table-cell table:style-name="ce2" office:value-type="float" office:value="112.3">
            <text:p>112.3</text:p>
          </table:table-cell>
          <table:table-cell table:style-name="ce2" office:value-type="float" office:value="2087400">
            <text:p>20874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398.4329">
            <text:p>1398.43</text:p>
          </table:table-cell>
          <table:table-cell table:style-name="ce2" office:value-type="float" office:value="69.089455">
            <text:p>69.09</text:p>
          </table:table-cell>
          <table:table-cell table:style-name="ce2" office:value-type="float" office:value="127.20131">
            <text:p>127.2</text:p>
          </table:table-cell>
          <table:table-cell table:style-name="ce2" office:value-type="float" office:value="2894">
            <text:p>2894</text:p>
          </table:table-cell>
          <table:table-cell table:style-name="ce2" office:value-type="float" office:value="76.9787">
            <text:p>76.98</text:p>
          </table:table-cell>
          <table:table-cell table:style-name="ce2" office:value-type="float" office:value="14.7276">
            <text:p>14.73</text:p>
          </table:table-cell>
          <table:table-cell table:style-name="ce2" office:value-type="float" office:value="115.8">
            <text:p>115.8</text:p>
          </table:table-cell>
          <table:table-cell table:style-name="ce2" office:value-type="float" office:value="2197800">
            <text:p>21978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484.3079">
            <text:p>1484.31</text:p>
          </table:table-cell>
          <table:table-cell table:style-name="ce2" office:value-type="float" office:value="69.73227">
            <text:p>69.73</text:p>
          </table:table-cell>
          <table:table-cell table:style-name="ce2" office:value-type="float" office:value="131.76419">
            <text:p>131.76</text:p>
          </table:table-cell>
          <table:table-cell table:style-name="ce2" office:value-type="float" office:value="2958.4">
            <text:p>2958.4</text:p>
          </table:table-cell>
          <table:table-cell table:style-name="ce2" office:value-type="float" office:value="79.7426">
            <text:p>79.74</text:p>
          </table:table-cell>
          <table:table-cell table:style-name="ce2" office:value-type="float" office:value="14.975421">
            <text:p>14.98</text:p>
          </table:table-cell>
          <table:table-cell table:style-name="ce2" office:value-type="float" office:value="131.6">
            <text:p>131.6</text:p>
          </table:table-cell>
          <table:table-cell table:style-name="ce2" office:value-type="float" office:value="2310300">
            <text:p>23103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612.0901">
            <text:p>1612.09</text:p>
          </table:table-cell>
          <table:table-cell table:style-name="ce2" office:value-type="float" office:value="71.057045">
            <text:p>71.06</text:p>
          </table:table-cell>
          <table:table-cell table:style-name="ce2" office:value-type="float" office:value="136.4405">
            <text:p>136.44</text:p>
          </table:table-cell>
          <table:table-cell table:style-name="ce2" office:value-type="float" office:value="3198">
            <text:p>3198</text:p>
          </table:table-cell>
          <table:table-cell table:style-name="ce2" office:value-type="float" office:value="78.04249">
            <text:p>78.04</text:p>
          </table:table-cell>
          <table:table-cell table:style-name="ce2" office:value-type="float" office:value="15.450037">
            <text:p>15.45</text:p>
          </table:table-cell>
          <table:table-cell table:style-name="ce2" office:value-type="float" office:value="132.7">
            <text:p>132.7</text:p>
          </table:table-cell>
          <table:table-cell table:style-name="ce2" office:value-type="float" office:value="2424100">
            <text:p>24241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755.1967">
            <text:p>1755.2</text:p>
          </table:table-cell>
          <table:table-cell table:style-name="ce2" office:value-type="float" office:value="72.08406">
            <text:p>72.08</text:p>
          </table:table-cell>
          <table:table-cell table:style-name="ce2" office:value-type="float" office:value="141.3157">
            <text:p>141.32</text:p>
          </table:table-cell>
          <table:table-cell table:style-name="ce2" office:value-type="float" office:value="3194.8">
            <text:p>3194.8</text:p>
          </table:table-cell>
          <table:table-cell table:style-name="ce2" office:value-type="float" office:value="80.12153">
            <text:p>80.12</text:p>
          </table:table-cell>
          <table:table-cell table:style-name="ce2" office:value-type="float" office:value="16.41927">
            <text:p>16.42</text:p>
          </table:table-cell>
          <table:table-cell table:style-name="ce2" office:value-type="float" office:value="139.2">
            <text:p>139.2</text:p>
          </table:table-cell>
          <table:table-cell table:style-name="ce2" office:value-type="float" office:value="2538000">
            <text:p>25380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846.9117">
            <text:p>1846.91</text:p>
          </table:table-cell>
          <table:table-cell table:style-name="ce2" office:value-type="float" office:value="72.25996">
            <text:p>72.26</text:p>
          </table:table-cell>
          <table:table-cell table:style-name="ce2" office:value-type="float" office:value="145.5911">
            <text:p>145.59</text:p>
          </table:table-cell>
          <table:table-cell table:style-name="ce2" office:value-type="float" office:value="3267.6">
            <text:p>3267.6</text:p>
          </table:table-cell>
          <table:table-cell table:style-name="ce2" office:value-type="float" office:value="79.31971">
            <text:p>79.32</text:p>
          </table:table-cell>
          <table:table-cell table:style-name="ce2" office:value-type="float" office:value="15.306143">
            <text:p>15.31</text:p>
          </table:table-cell>
          <table:table-cell table:style-name="ce2" office:value-type="float" office:value="155.9">
            <text:p>155.9</text:p>
          </table:table-cell>
          <table:table-cell table:style-name="ce2" office:value-type="float" office:value="2650600">
            <text:p>26506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918.4915">
            <text:p>1918.49</text:p>
          </table:table-cell>
          <table:table-cell table:style-name="ce2" office:value-type="float" office:value="72.51418">
            <text:p>72.51</text:p>
          </table:table-cell>
          <table:table-cell table:style-name="ce2" office:value-type="float" office:value="150.3694">
            <text:p>150.37</text:p>
          </table:table-cell>
          <table:table-cell table:style-name="ce2" office:value-type="float" office:value="3407.6">
            <text:p>3407.6</text:p>
          </table:table-cell>
          <table:table-cell table:style-name="ce2" office:value-type="float" office:value="79.95012">
            <text:p>79.95</text:p>
          </table:table-cell>
          <table:table-cell table:style-name="ce2" office:value-type="float" office:value="16.309553">
            <text:p>16.31</text:p>
          </table:table-cell>
          <table:table-cell table:style-name="ce2" office:value-type="float" office:value="139.7">
            <text:p>139.7</text:p>
          </table:table-cell>
          <table:table-cell table:style-name="ce2" office:value-type="float" office:value="2762800">
            <text:p>27628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2015.9662">
            <text:p>2015.97</text:p>
          </table:table-cell>
          <table:table-cell table:style-name="ce2" office:value-type="float" office:value="73.16945">
            <text:p>73.17</text:p>
          </table:table-cell>
          <table:table-cell table:style-name="ce2" office:value-type="float" office:value="154.1784">
            <text:p>154.18</text:p>
          </table:table-cell>
          <table:table-cell table:style-name="ce2" office:value-type="float" office:value="3528">
            <text:p>3528</text:p>
          </table:table-cell>
          <table:table-cell table:style-name="ce2" office:value-type="float" office:value="80.42198">
            <text:p>80.42</text:p>
          </table:table-cell>
          <table:table-cell table:style-name="ce2" office:value-type="float" office:value="15.842549">
            <text:p>15.84</text:p>
          </table:table-cell>
          <table:table-cell table:style-name="ce2" office:value-type="float" office:value="155.6">
            <text:p>155.6</text:p>
          </table:table-cell>
          <table:table-cell table:style-name="ce2" office:value-type="float" office:value="2876100">
            <text:p>28761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2089.378">
            <text:p>2089.38</text:p>
          </table:table-cell>
          <table:table-cell table:style-name="ce2" office:value-type="float" office:value="73.54092">
            <text:p>73.54</text:p>
          </table:table-cell>
          <table:table-cell table:style-name="ce2" office:value-type="float" office:value="157.8285">
            <text:p>157.83</text:p>
          </table:table-cell>
          <table:table-cell table:style-name="ce2" office:value-type="float" office:value="3624.8">
            <text:p>3624.8</text:p>
          </table:table-cell>
          <table:table-cell table:style-name="ce2" office:value-type="float" office:value="80.64408">
            <text:p>80.64</text:p>
          </table:table-cell>
          <table:table-cell table:style-name="ce2" office:value-type="float" office:value="15.84968">
            <text:p>15.85</text:p>
          </table:table-cell>
          <table:table-cell table:style-name="ce2" office:value-type="float" office:value="148.2">
            <text:p>148.2</text:p>
          </table:table-cell>
          <table:table-cell table:style-name="ce2" office:value-type="float" office:value="2992200">
            <text:p>29922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2184.8948">
            <text:p>2184.89</text:p>
          </table:table-cell>
          <table:table-cell table:style-name="ce2" office:value-type="float" office:value="74.09691">
            <text:p>74.1</text:p>
          </table:table-cell>
          <table:table-cell table:style-name="ce2" office:value-type="float" office:value="161.748">
            <text:p>161.75</text:p>
          </table:table-cell>
          <table:table-cell table:style-name="ce2" office:value-type="float" office:value="3662.8">
            <text:p>3662.8</text:p>
          </table:table-cell>
          <table:table-cell table:style-name="ce2" office:value-type="float" office:value="80.68485">
            <text:p>80.68</text:p>
          </table:table-cell>
          <table:table-cell table:style-name="ce2" office:value-type="float" office:value="15.847079">
            <text:p>15.85</text:p>
          </table:table-cell>
          <table:table-cell table:style-name="ce2" office:value-type="float" office:value="167.2">
            <text:p>167.2</text:p>
          </table:table-cell>
          <table:table-cell table:style-name="ce2" office:value-type="float" office:value="3112700">
            <text:p>31127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2292.2637">
            <text:p>2292.26</text:p>
          </table:table-cell>
          <table:table-cell table:style-name="ce2" office:value-type="float" office:value="74.683754">
            <text:p>74.68</text:p>
          </table:table-cell>
          <table:table-cell table:style-name="ce2" office:value-type="float" office:value="169.3604">
            <text:p>169.36</text:p>
          </table:table-cell>
          <table:table-cell table:style-name="ce2" office:value-type="float" office:value="3805.2">
            <text:p>3805.2</text:p>
          </table:table-cell>
          <table:table-cell table:style-name="ce2" office:value-type="float" office:value="82.19521">
            <text:p>82.2</text:p>
          </table:table-cell>
          <table:table-cell table:style-name="ce2" office:value-type="float" office:value="15.97984">
            <text:p>15.98</text:p>
          </table:table-cell>
          <table:table-cell table:style-name="ce2" office:value-type="float" office:value="161.1">
            <text:p>161.1</text:p>
          </table:table-cell>
          <table:table-cell table:style-name="ce2" office:value-type="float" office:value="3237400">
            <text:p>32374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2413.9663">
            <text:p>2413.97</text:p>
          </table:table-cell>
          <table:table-cell table:style-name="ce2" office:value-type="float" office:value="74.8511">
            <text:p>74.85</text:p>
          </table:table-cell>
          <table:table-cell table:style-name="ce2" office:value-type="float" office:value="178.1096">
            <text:p>178.11</text:p>
          </table:table-cell>
          <table:table-cell table:style-name="ce2" office:value-type="float" office:value="3926.4">
            <text:p>3926.4</text:p>
          </table:table-cell>
          <table:table-cell table:style-name="ce2" office:value-type="float" office:value="81.34727">
            <text:p>81.35</text:p>
          </table:table-cell>
          <table:table-cell table:style-name="ce2" office:value-type="float" office:value="15.936312">
            <text:p>15.94</text:p>
          </table:table-cell>
          <table:table-cell table:style-name="ce2" office:value-type="float" office:value="177.8">
            <text:p>177.8</text:p>
          </table:table-cell>
          <table:table-cell table:style-name="ce2" office:value-type="float" office:value="3368600">
            <text:p>33686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2517.1235">
            <text:p>2517.12</text:p>
          </table:table-cell>
          <table:table-cell table:style-name="ce2" office:value-type="float" office:value="75.36041">
            <text:p>75.36</text:p>
          </table:table-cell>
          <table:table-cell table:style-name="ce2" office:value-type="float" office:value="186.9621">
            <text:p>186.96</text:p>
          </table:table-cell>
          <table:table-cell table:style-name="ce2" office:value-type="float" office:value="3920.2">
            <text:p>3920.2</text:p>
          </table:table-cell>
          <table:table-cell table:style-name="ce2" office:value-type="float" office:value="80.56914">
            <text:p>80.57</text:p>
          </table:table-cell>
          <table:table-cell table:style-name="ce2" office:value-type="float" office:value="14.873802">
            <text:p>14.87</text:p>
          </table:table-cell>
          <table:table-cell table:style-name="ce2" office:value-type="float" office:value="183.8">
            <text:p>183.8</text:p>
          </table:table-cell>
          <table:table-cell table:style-name="ce2" office:value-type="float" office:value="3504100">
            <text:p>35041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610.7966">
            <text:p>2610.8</text:p>
          </table:table-cell>
          <table:table-cell table:style-name="ce2" office:value-type="float" office:value="75.82274">
            <text:p>75.82</text:p>
          </table:table-cell>
          <table:table-cell table:style-name="ce2" office:value-type="float" office:value="194.7515">
            <text:p>194.75</text:p>
          </table:table-cell>
          <table:table-cell table:style-name="ce2" office:value-type="float" office:value="3998.6">
            <text:p>3998.6</text:p>
          </table:table-cell>
          <table:table-cell table:style-name="ce2" office:value-type="float" office:value="81.735535">
            <text:p>81.74</text:p>
          </table:table-cell>
          <table:table-cell table:style-name="ce2" office:value-type="float" office:value="15.063911">
            <text:p>15.06</text:p>
          </table:table-cell>
          <table:table-cell table:style-name="ce2" office:value-type="float" office:value="194.5">
            <text:p>194.5</text:p>
          </table:table-cell>
          <table:table-cell table:style-name="ce2" office:value-type="float" office:value="3643200">
            <text:p>36432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669.768">
            <text:p>2669.77</text:p>
          </table:table-cell>
          <table:table-cell table:style-name="ce2" office:value-type="float" office:value="76.006035">
            <text:p>76.01</text:p>
          </table:table-cell>
          <table:table-cell table:style-name="ce2" office:value-type="float" office:value="198.9079">
            <text:p>198.91</text:p>
          </table:table-cell>
          <table:table-cell table:style-name="ce2" office:value-type="float" office:value="4039">
            <text:p>4039</text:p>
          </table:table-cell>
          <table:table-cell table:style-name="ce2" office:value-type="float" office:value="79.67118">
            <text:p>79.67</text:p>
          </table:table-cell>
          <table:table-cell table:style-name="ce2" office:value-type="float" office:value="14.787259">
            <text:p>14.79</text:p>
          </table:table-cell>
          <table:table-cell table:style-name="ce2" office:value-type="float" office:value="212.5">
            <text:p>212.5</text:p>
          </table:table-cell>
          <table:table-cell table:style-name="ce2" office:value-type="float" office:value="3787000">
            <text:p>37870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759.318">
            <text:p>2759.32</text:p>
          </table:table-cell>
          <table:table-cell table:style-name="ce2" office:value-type="float" office:value="75.98868">
            <text:p>75.99</text:p>
          </table:table-cell>
          <table:table-cell table:style-name="ce2" office:value-type="float" office:value="204.4906">
            <text:p>204.49</text:p>
          </table:table-cell>
          <table:table-cell table:style-name="ce2" office:value-type="float" office:value="4106.2">
            <text:p>4106.2</text:p>
          </table:table-cell>
          <table:table-cell table:style-name="ce2" office:value-type="float" office:value="80.50194">
            <text:p>80.5</text:p>
          </table:table-cell>
          <table:table-cell table:style-name="ce2" office:value-type="float" office:value="14.857523">
            <text:p>14.86</text:p>
          </table:table-cell>
          <table:table-cell table:style-name="ce2" office:value-type="float" office:value="206.6">
            <text:p>206.6</text:p>
          </table:table-cell>
          <table:table-cell table:style-name="ce2" office:value-type="float" office:value="3936000">
            <text:p>39360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882.534">
            <text:p>2882.53</text:p>
          </table:table-cell>
          <table:table-cell table:style-name="ce2" office:value-type="float" office:value="76.05579">
            <text:p>76.06</text:p>
          </table:table-cell>
          <table:table-cell table:style-name="ce2" office:value-type="float" office:value="212.5784">
            <text:p>212.58</text:p>
          </table:table-cell>
          <table:table-cell table:style-name="ce2" office:value-type="float" office:value="4149.8">
            <text:p>4149.8</text:p>
          </table:table-cell>
          <table:table-cell table:style-name="ce2" office:value-type="float" office:value="79.87961">
            <text:p>79.88</text:p>
          </table:table-cell>
          <table:table-cell table:style-name="ce2" office:value-type="float" office:value="14.866415">
            <text:p>14.87</text:p>
          </table:table-cell>
          <table:table-cell table:style-name="ce2" office:value-type="float" office:value="229.5">
            <text:p>229.5</text:p>
          </table:table-cell>
          <table:table-cell table:style-name="ce2" office:value-type="float" office:value="4096500">
            <text:p>40965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885.3354">
            <text:p>2885.34</text:p>
          </table:table-cell>
          <table:table-cell table:style-name="ce2" office:value-type="float" office:value="75.660545">
            <text:p>75.66</text:p>
          </table:table-cell>
          <table:table-cell table:style-name="ce2" office:value-type="float" office:value="218.77219">
            <text:p>218.77</text:p>
          </table:table-cell>
          <table:table-cell table:style-name="ce2" office:value-type="float" office:value="4185.6">
            <text:p>4185.6</text:p>
          </table:table-cell>
          <table:table-cell table:style-name="ce2" office:value-type="float" office:value="80.35204">
            <text:p>80.35</text:p>
          </table:table-cell>
          <table:table-cell table:style-name="ce2" office:value-type="float" office:value="12.452775">
            <text:p>12.45</text:p>
          </table:table-cell>
          <table:table-cell table:style-name="ce2" office:value-type="float" office:value="209.7">
            <text:p>209.7</text:p>
          </table:table-cell>
          <table:table-cell table:style-name="ce2" office:value-type="float" office:value="4263600">
            <text:p>42636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962.8625">
            <text:p>2962.86</text:p>
          </table:table-cell>
          <table:table-cell table:style-name="ce2" office:value-type="float" office:value="76.158676">
            <text:p>76.16</text:p>
          </table:table-cell>
          <table:table-cell table:style-name="ce2" office:value-type="float" office:value="226.5831">
            <text:p>226.58</text:p>
          </table:table-cell>
          <table:table-cell table:style-name="ce2" office:value-type="float" office:value="4266.6">
            <text:p>4266.6</text:p>
          </table:table-cell>
          <table:table-cell table:style-name="ce2" office:value-type="float" office:value="80.88337">
            <text:p>80.88</text:p>
          </table:table-cell>
          <table:table-cell table:style-name="ce2" office:value-type="float" office:value="13.325041">
            <text:p>13.33</text:p>
          </table:table-cell>
          <table:table-cell table:style-name="ce2" office:value-type="float" office:value="219.2">
            <text:p>219.2</text:p>
          </table:table-cell>
          <table:table-cell table:style-name="ce2" office:value-type="float" office:value="4434200">
            <text:p>44342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3023.275">
            <text:p>3023.28</text:p>
          </table:table-cell>
          <table:table-cell table:style-name="ce2" office:value-type="float" office:value="75.96544">
            <text:p>75.97</text:p>
          </table:table-cell>
          <table:table-cell table:style-name="ce2" office:value-type="float" office:value="235.8779">
            <text:p>235.88</text:p>
          </table:table-cell>
          <table:table-cell table:style-name="ce2" office:value-type="float" office:value="4272.8">
            <text:p>4272.8</text:p>
          </table:table-cell>
          <table:table-cell table:style-name="ce2" office:value-type="float" office:value="80.872665">
            <text:p>80.87</text:p>
          </table:table-cell>
          <table:table-cell table:style-name="ce2" office:value-type="float" office:value="13.336973">
            <text:p>13.34</text:p>
          </table:table-cell>
          <table:table-cell table:style-name="ce2" office:value-type="float" office:value="239.1">
            <text:p>239.1</text:p>
          </table:table-cell>
          <table:table-cell table:style-name="ce2" office:value-type="float" office:value="4612100">
            <text:p>46121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3109.1726">
            <text:p>3109.17</text:p>
          </table:table-cell>
          <table:table-cell table:style-name="ce2" office:value-type="float" office:value="75.96351">
            <text:p>75.96</text:p>
          </table:table-cell>
          <table:table-cell table:style-name="ce2" office:value-type="float" office:value="244.3645">
            <text:p>244.36</text:p>
          </table:table-cell>
          <table:table-cell table:style-name="ce2" office:value-type="float" office:value="4308.8">
            <text:p>4308.8</text:p>
          </table:table-cell>
          <table:table-cell table:style-name="ce2" office:value-type="float" office:value="80.448746">
            <text:p>80.45</text:p>
          </table:table-cell>
          <table:table-cell table:style-name="ce2" office:value-type="float" office:value="13.29851">
            <text:p>13.3</text:p>
          </table:table-cell>
          <table:table-cell table:style-name="ce2" office:value-type="float" office:value="247.2">
            <text:p>247.2</text:p>
          </table:table-cell>
          <table:table-cell table:style-name="ce2" office:value-type="float" office:value="4798200">
            <text:p>47982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3148.5513">
            <text:p>3148.55</text:p>
          </table:table-cell>
          <table:table-cell table:style-name="ce2" office:value-type="float" office:value="76.03206">
            <text:p>76.03</text:p>
          </table:table-cell>
          <table:table-cell table:style-name="ce2" office:value-type="float" office:value="248.75558">
            <text:p>248.76</text:p>
          </table:table-cell>
          <table:table-cell table:style-name="ce2" office:value-type="float" office:value="4384.2">
            <text:p>4384.2</text:p>
          </table:table-cell>
          <table:table-cell table:style-name="ce2" office:value-type="float" office:value="80.458084">
            <text:p>80.46</text:p>
          </table:table-cell>
          <table:table-cell table:style-name="ce2" office:value-type="float" office:value="12.628924">
            <text:p>12.63</text:p>
          </table:table-cell>
          <table:table-cell table:style-name="ce2" office:value-type="float" office:value="247.9">
            <text:p>247.9</text:p>
          </table:table-cell>
          <table:table-cell table:style-name="ce2" office:value-type="float" office:value="4985900">
            <text:p>49859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3161.4114">
            <text:p>3161.41</text:p>
          </table:table-cell>
          <table:table-cell table:style-name="ce2" office:value-type="float" office:value="76.07755">
            <text:p>76.08</text:p>
          </table:table-cell>
          <table:table-cell table:style-name="ce2" office:value-type="float" office:value="251.816">
            <text:p>251.82</text:p>
          </table:table-cell>
          <table:table-cell table:style-name="ce2" office:value-type="float" office:value="4516.2">
            <text:p>4516.2</text:p>
          </table:table-cell>
          <table:table-cell table:style-name="ce2" office:value-type="float" office:value="80.660255">
            <text:p>80.66</text:p>
          </table:table-cell>
          <table:table-cell table:style-name="ce2" office:value-type="float" office:value="12.652273">
            <text:p>12.65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5173500">
            <text:p>51735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3225.1033">
            <text:p>3225.1</text:p>
          </table:table-cell>
          <table:table-cell table:style-name="ce2" office:value-type="float" office:value="76.27696">
            <text:p>76.28</text:p>
          </table:table-cell>
          <table:table-cell table:style-name="ce2" office:value-type="float" office:value="256.02142">
            <text:p>256.02</text:p>
          </table:table-cell>
          <table:table-cell table:style-name="ce2" office:value-type="float" office:value="4667.8">
            <text:p>4667.8</text:p>
          </table:table-cell>
          <table:table-cell table:style-name="ce2" office:value-type="float" office:value="81.52074">
            <text:p>81.52</text:p>
          </table:table-cell>
          <table:table-cell table:style-name="ce2" office:value-type="float" office:value="12.742105">
            <text:p>12.74</text:p>
          </table:table-cell>
          <table:table-cell table:style-name="ce2" office:value-type="float" office:value="272.3">
            <text:p>272.3</text:p>
          </table:table-cell>
          <table:table-cell table:style-name="ce2" office:value-type="float" office:value="5364900">
            <text:p>53649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0</text:p>
          </table:table-cell>
          <table:table-cell table:style-name="ce2" table:number-columns-repeated="8"/>
          <table:table-cell table:style-name="ce4" office:value-type="string">
            <text:p>M=1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10</text:p>
          </table:table-cell>
          <table:table-cell table:style-name="ce1" office:value-type="string">
            <text:p>Mean Solved Score 10</text:p>
          </table:table-cell>
          <table:table-cell table:style-name="ce1" office:value-type="string">
            <text:p>Mean Entropy 10</text:p>
          </table:table-cell>
          <table:table-cell table:style-name="ce1" office:value-type="string">
            <text:p>Mean Size 10</text:p>
          </table:table-cell>
          <table:table-cell table:style-name="ce1" office:value-type="string">
            <text:p>Solved Score 10</text:p>
          </table:table-cell>
          <table:table-cell table:style-name="ce1" office:value-type="string">
            <text:p>Entropy 10</text:p>
          </table:table-cell>
          <table:table-cell table:style-name="ce1" office:value-type="string">
            <text:p>Steps 10</text:p>
          </table:table-cell>
          <table:table-cell table:style-name="ce1" office:value-type="string">
            <text:p>Size 10</text:p>
          </table:table-cell>
          <table:table-cell table:style-name="ce1" office:value-type="string">
            <text:p>TiempoTotal 10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5462">
            <text:p>7.55</text:p>
          </table:table-cell>
          <table:table-cell table:style-name="ce2" office:value-type="float" office:value="41.884636">
            <text:p>41.88</text:p>
          </table:table-cell>
          <table:table-cell table:style-name="ce2" office:value-type="float" office:value="108.5516">
            <text:p>108.55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53.538277">
            <text:p>53.54</text:p>
          </table:table-cell>
          <table:table-cell table:style-name="ce2" office:value-type="float" office:value="7.3167405">
            <text:p>7.32</text:p>
          </table:table-cell>
          <table:table-cell table:style-name="ce2" office:value-type="float" office:value="47.1">
            <text:p>47.1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1.5714">
            <text:p>21.57</text:p>
          </table:table-cell>
          <table:table-cell table:style-name="ce2" office:value-type="float" office:value="46.124123">
            <text:p>46.12</text:p>
          </table:table-cell>
          <table:table-cell table:style-name="ce2" office:value-type="float" office:value="39.2421">
            <text:p>39.24</text:p>
          </table:table-cell>
          <table:table-cell table:style-name="ce2" office:value-type="float" office:value="252.4">
            <text:p>252.4</text:p>
          </table:table-cell>
          <table:table-cell table:style-name="ce2" office:value-type="float" office:value="58.25057">
            <text:p>58.25</text:p>
          </table:table-cell>
          <table:table-cell table:style-name="ce2" office:value-type="float" office:value="7.2336097">
            <text:p>7.23</text:p>
          </table:table-cell>
          <table:table-cell table:style-name="ce2" office:value-type="float" office:value="28.8">
            <text:p>28.8</text:p>
          </table:table-cell>
          <table:table-cell table:style-name="ce2" office:value-type="float" office:value="49200">
            <text:p>492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.0906">
            <text:p>36.09</text:p>
          </table:table-cell>
          <table:table-cell table:style-name="ce2" office:value-type="float" office:value="49.438972">
            <text:p>49.44</text:p>
          </table:table-cell>
          <table:table-cell table:style-name="ce2" office:value-type="float" office:value="26.4628">
            <text:p>26.46</text:p>
          </table:table-cell>
          <table:table-cell table:style-name="ce2" office:value-type="float" office:value="262">
            <text:p>262</text:p>
          </table:table-cell>
          <table:table-cell table:style-name="ce2" office:value-type="float" office:value="55.723694">
            <text:p>55.72</text:p>
          </table:table-cell>
          <table:table-cell table:style-name="ce2" office:value-type="float" office:value="6.1674175">
            <text:p>6.17</text:p>
          </table:table-cell>
          <table:table-cell table:style-name="ce2" office:value-type="float" office:value="29.8">
            <text:p>29.8</text:p>
          </table:table-cell>
          <table:table-cell table:style-name="ce2" office:value-type="float" office:value="87900">
            <text:p>879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2.808403">
            <text:p>42.81</text:p>
          </table:table-cell>
          <table:table-cell table:style-name="ce2" office:value-type="float" office:value="50.26717">
            <text:p>50.27</text:p>
          </table:table-cell>
          <table:table-cell table:style-name="ce2" office:value-type="float" office:value="25.6099">
            <text:p>25.61</text:p>
          </table:table-cell>
          <table:table-cell table:style-name="ce2" office:value-type="float" office:value="378.2">
            <text:p>378.2</text:p>
          </table:table-cell>
          <table:table-cell table:style-name="ce2" office:value-type="float" office:value="56.833824">
            <text:p>56.83</text:p>
          </table:table-cell>
          <table:table-cell table:style-name="ce2" office:value-type="float" office:value="8.460933">
            <text:p>8.46</text:p>
          </table:table-cell>
          <table:table-cell table:style-name="ce2" office:value-type="float" office:value="29.9">
            <text:p>29.9</text:p>
          </table:table-cell>
          <table:table-cell table:style-name="ce2" office:value-type="float" office:value="131200">
            <text:p>1312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7.1602">
            <text:p>47.16</text:p>
          </table:table-cell>
          <table:table-cell table:style-name="ce2" office:value-type="float" office:value="50.403454">
            <text:p>50.4</text:p>
          </table:table-cell>
          <table:table-cell table:style-name="ce2" office:value-type="float" office:value="29.986797">
            <text:p>29.99</text:p>
          </table:table-cell>
          <table:table-cell table:style-name="ce2" office:value-type="float" office:value="410.2">
            <text:p>410.2</text:p>
          </table:table-cell>
          <table:table-cell table:style-name="ce2" office:value-type="float" office:value="54.26003">
            <text:p>54.26</text:p>
          </table:table-cell>
          <table:table-cell table:style-name="ce2" office:value-type="float" office:value="9.081813">
            <text:p>9.08</text:p>
          </table:table-cell>
          <table:table-cell table:style-name="ce2" office:value-type="float" office:value="35.6">
            <text:p>35.6</text:p>
          </table:table-cell>
          <table:table-cell table:style-name="ce2" office:value-type="float" office:value="195000">
            <text:p>1950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8.5348">
            <text:p>58.53</text:p>
          </table:table-cell>
          <table:table-cell table:style-name="ce2" office:value-type="float" office:value="51.07283">
            <text:p>51.07</text:p>
          </table:table-cell>
          <table:table-cell table:style-name="ce2" office:value-type="float" office:value="38.324">
            <text:p>38.32</text:p>
          </table:table-cell>
          <table:table-cell table:style-name="ce2" office:value-type="float" office:value="477.2">
            <text:p>477.2</text:p>
          </table:table-cell>
          <table:table-cell table:style-name="ce2" office:value-type="float" office:value="58.28782">
            <text:p>58.29</text:p>
          </table:table-cell>
          <table:table-cell table:style-name="ce2" office:value-type="float" office:value="11.272661">
            <text:p>11.27</text:p>
          </table:table-cell>
          <table:table-cell table:style-name="ce2" office:value-type="float" office:value="37.7">
            <text:p>37.7</text:p>
          </table:table-cell>
          <table:table-cell table:style-name="ce2" office:value-type="float" office:value="293400">
            <text:p>2934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9.4204">
            <text:p>79.42</text:p>
          </table:table-cell>
          <table:table-cell table:style-name="ce2" office:value-type="float" office:value="52.116566">
            <text:p>52.12</text:p>
          </table:table-cell>
          <table:table-cell table:style-name="ce2" office:value-type="float" office:value="47.5989">
            <text:p>47.6</text:p>
          </table:table-cell>
          <table:table-cell table:style-name="ce2" office:value-type="float" office:value="578.4">
            <text:p>578.4</text:p>
          </table:table-cell>
          <table:table-cell table:style-name="ce2" office:value-type="float" office:value="60.875965">
            <text:p>60.88</text:p>
          </table:table-cell>
          <table:table-cell table:style-name="ce2" office:value-type="float" office:value="12.156406">
            <text:p>12.16</text:p>
          </table:table-cell>
          <table:table-cell table:style-name="ce2" office:value-type="float" office:value="51.1">
            <text:p>51.1</text:p>
          </table:table-cell>
          <table:table-cell table:style-name="ce2" office:value-type="float" office:value="421200">
            <text:p>4212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07.19139">
            <text:p>107.19</text:p>
          </table:table-cell>
          <table:table-cell table:style-name="ce2" office:value-type="float" office:value="52.593628">
            <text:p>52.59</text:p>
          </table:table-cell>
          <table:table-cell table:style-name="ce2" office:value-type="float" office:value="52.662403">
            <text:p>52.66</text:p>
          </table:table-cell>
          <table:table-cell table:style-name="ce2" office:value-type="float" office:value="570.6">
            <text:p>570.6</text:p>
          </table:table-cell>
          <table:table-cell table:style-name="ce2" office:value-type="float" office:value="60.135536">
            <text:p>60.14</text:p>
          </table:table-cell>
          <table:table-cell table:style-name="ce2" office:value-type="float" office:value="11.983941">
            <text:p>11.98</text:p>
          </table:table-cell>
          <table:table-cell table:style-name="ce2" office:value-type="float" office:value="57.6">
            <text:p>57.6</text:p>
          </table:table-cell>
          <table:table-cell table:style-name="ce2" office:value-type="float" office:value="557600">
            <text:p>5576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38.2224">
            <text:p>138.22</text:p>
          </table:table-cell>
          <table:table-cell table:style-name="ce2" office:value-type="float" office:value="52.87359">
            <text:p>52.87</text:p>
          </table:table-cell>
          <table:table-cell table:style-name="ce2" office:value-type="float" office:value="53.768402">
            <text:p>53.77</text:p>
          </table:table-cell>
          <table:table-cell table:style-name="ce2" office:value-type="float" office:value="598.8">
            <text:p>598.8</text:p>
          </table:table-cell>
          <table:table-cell table:style-name="ce2" office:value-type="float" office:value="66.13508">
            <text:p>66.14</text:p>
          </table:table-cell>
          <table:table-cell table:style-name="ce2" office:value-type="float" office:value="9.631437">
            <text:p>9.63</text:p>
          </table:table-cell>
          <table:table-cell table:style-name="ce2" office:value-type="float" office:value="63.2">
            <text:p>63.2</text:p>
          </table:table-cell>
          <table:table-cell table:style-name="ce2" office:value-type="float" office:value="689500">
            <text:p>6895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76.535">
            <text:p>176.54</text:p>
          </table:table-cell>
          <table:table-cell table:style-name="ce2" office:value-type="float" office:value="53.30021">
            <text:p>53.3</text:p>
          </table:table-cell>
          <table:table-cell table:style-name="ce2" office:value-type="float" office:value="54.4474">
            <text:p>54.45</text:p>
          </table:table-cell>
          <table:table-cell table:style-name="ce2" office:value-type="float" office:value="795.6">
            <text:p>795.6</text:p>
          </table:table-cell>
          <table:table-cell table:style-name="ce2" office:value-type="float" office:value="66.31002">
            <text:p>66.31</text:p>
          </table:table-cell>
          <table:table-cell table:style-name="ce2" office:value-type="float" office:value="10.0421295">
            <text:p>10.04</text:p>
          </table:table-cell>
          <table:table-cell table:style-name="ce2" office:value-type="float" office:value="62.3">
            <text:p>62.3</text:p>
          </table:table-cell>
          <table:table-cell table:style-name="ce2" office:value-type="float" office:value="823400">
            <text:p>8234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222.05582">
            <text:p>222.06</text:p>
          </table:table-cell>
          <table:table-cell table:style-name="ce2" office:value-type="float" office:value="54.34364">
            <text:p>54.34</text:p>
          </table:table-cell>
          <table:table-cell table:style-name="ce2" office:value-type="float" office:value="55.388905">
            <text:p>55.39</text:p>
          </table:table-cell>
          <table:table-cell table:style-name="ce2" office:value-type="float" office:value="959">
            <text:p>959</text:p>
          </table:table-cell>
          <table:table-cell table:style-name="ce2" office:value-type="float" office:value="67.29066">
            <text:p>67.29</text:p>
          </table:table-cell>
          <table:table-cell table:style-name="ce2" office:value-type="float" office:value="8.72818">
            <text:p>8.73</text:p>
          </table:table-cell>
          <table:table-cell table:style-name="ce2" office:value-type="float" office:value="64.2">
            <text:p>64.2</text:p>
          </table:table-cell>
          <table:table-cell table:style-name="ce2" office:value-type="float" office:value="957500">
            <text:p>9575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68.4914">
            <text:p>268.49</text:p>
          </table:table-cell>
          <table:table-cell table:style-name="ce2" office:value-type="float" office:value="54.876503">
            <text:p>54.88</text:p>
          </table:table-cell>
          <table:table-cell table:style-name="ce2" office:value-type="float" office:value="57.404297">
            <text:p>57.4</text:p>
          </table:table-cell>
          <table:table-cell table:style-name="ce2" office:value-type="float" office:value="1058.4">
            <text:p>1058.4</text:p>
          </table:table-cell>
          <table:table-cell table:style-name="ce2" office:value-type="float" office:value="70.44145">
            <text:p>70.44</text:p>
          </table:table-cell>
          <table:table-cell table:style-name="ce2" office:value-type="float" office:value="8.00768">
            <text:p>8.01</text:p>
          </table:table-cell>
          <table:table-cell table:style-name="ce2" office:value-type="float" office:value="65.2">
            <text:p>65.2</text:p>
          </table:table-cell>
          <table:table-cell table:style-name="ce2" office:value-type="float" office:value="1089000">
            <text:p>10890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312.07758">
            <text:p>312.08</text:p>
          </table:table-cell>
          <table:table-cell table:style-name="ce2" office:value-type="float" office:value="55.659107">
            <text:p>55.66</text:p>
          </table:table-cell>
          <table:table-cell table:style-name="ce2" office:value-type="float" office:value="59.112305">
            <text:p>59.11</text:p>
          </table:table-cell>
          <table:table-cell table:style-name="ce2" office:value-type="float" office:value="1201.6">
            <text:p>1201.6</text:p>
          </table:table-cell>
          <table:table-cell table:style-name="ce2" office:value-type="float" office:value="69.687805">
            <text:p>69.69</text:p>
          </table:table-cell>
          <table:table-cell table:style-name="ce2" office:value-type="float" office:value="10.229086">
            <text:p>10.23</text:p>
          </table:table-cell>
          <table:table-cell table:style-name="ce2" office:value-type="float" office:value="58.6">
            <text:p>58.6</text:p>
          </table:table-cell>
          <table:table-cell table:style-name="ce2" office:value-type="float" office:value="1214500">
            <text:p>12145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341.97382">
            <text:p>341.97</text:p>
          </table:table-cell>
          <table:table-cell table:style-name="ce2" office:value-type="float" office:value="56.29894">
            <text:p>56.3</text:p>
          </table:table-cell>
          <table:table-cell table:style-name="ce2" office:value-type="float" office:value="60.390495">
            <text:p>60.39</text:p>
          </table:table-cell>
          <table:table-cell table:style-name="ce2" office:value-type="float" office:value="1290.8">
            <text:p>1290.8</text:p>
          </table:table-cell>
          <table:table-cell table:style-name="ce2" office:value-type="float" office:value="71.68359">
            <text:p>71.68</text:p>
          </table:table-cell>
          <table:table-cell table:style-name="ce2" office:value-type="float" office:value="10.994382">
            <text:p>10.99</text:p>
          </table:table-cell>
          <table:table-cell table:style-name="ce2" office:value-type="float" office:value="59.5">
            <text:p>59.5</text:p>
          </table:table-cell>
          <table:table-cell table:style-name="ce2" office:value-type="float" office:value="1335800">
            <text:p>13358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376.79538">
            <text:p>376.8</text:p>
          </table:table-cell>
          <table:table-cell table:style-name="ce2" office:value-type="float" office:value="56.642162">
            <text:p>56.64</text:p>
          </table:table-cell>
          <table:table-cell table:style-name="ce2" office:value-type="float" office:value="62.434">
            <text:p>62.43</text:p>
          </table:table-cell>
          <table:table-cell table:style-name="ce2" office:value-type="float" office:value="1402.4">
            <text:p>1402.4</text:p>
          </table:table-cell>
          <table:table-cell table:style-name="ce2" office:value-type="float" office:value="72.77335">
            <text:p>72.77</text:p>
          </table:table-cell>
          <table:table-cell table:style-name="ce2" office:value-type="float" office:value="11.226836">
            <text:p>11.23</text:p>
          </table:table-cell>
          <table:table-cell table:style-name="ce2" office:value-type="float" office:value="70.7">
            <text:p>70.7</text:p>
          </table:table-cell>
          <table:table-cell table:style-name="ce2" office:value-type="float" office:value="1453000">
            <text:p>14530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407.18536">
            <text:p>407.19</text:p>
          </table:table-cell>
          <table:table-cell table:style-name="ce2" office:value-type="float" office:value="57.194084">
            <text:p>57.19</text:p>
          </table:table-cell>
          <table:table-cell table:style-name="ce2" office:value-type="float" office:value="65.1159">
            <text:p>65.12</text:p>
          </table:table-cell>
          <table:table-cell table:style-name="ce2" office:value-type="float" office:value="1439">
            <text:p>1439</text:p>
          </table:table-cell>
          <table:table-cell table:style-name="ce2" office:value-type="float" office:value="71.88645">
            <text:p>71.89</text:p>
          </table:table-cell>
          <table:table-cell table:style-name="ce2" office:value-type="float" office:value="9.124344">
            <text:p>9.12</text:p>
          </table:table-cell>
          <table:table-cell table:style-name="ce2" office:value-type="float" office:value="75.7">
            <text:p>75.7</text:p>
          </table:table-cell>
          <table:table-cell table:style-name="ce2" office:value-type="float" office:value="1574200">
            <text:p>15742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479.9586">
            <text:p>479.96</text:p>
          </table:table-cell>
          <table:table-cell table:style-name="ce2" office:value-type="float" office:value="58.304375">
            <text:p>58.3</text:p>
          </table:table-cell>
          <table:table-cell table:style-name="ce2" office:value-type="float" office:value="68.802704">
            <text:p>68.8</text:p>
          </table:table-cell>
          <table:table-cell table:style-name="ce2" office:value-type="float" office:value="1593">
            <text:p>1593</text:p>
          </table:table-cell>
          <table:table-cell table:style-name="ce2" office:value-type="float" office:value="71.72198">
            <text:p>71.72</text:p>
          </table:table-cell>
          <table:table-cell table:style-name="ce2" office:value-type="float" office:value="8.966357">
            <text:p>8.97</text:p>
          </table:table-cell>
          <table:table-cell table:style-name="ce2" office:value-type="float" office:value="73.8">
            <text:p>73.8</text:p>
          </table:table-cell>
          <table:table-cell table:style-name="ce2" office:value-type="float" office:value="1703300">
            <text:p>17033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546.952">
            <text:p>546.95</text:p>
          </table:table-cell>
          <table:table-cell table:style-name="ce2" office:value-type="float" office:value="59.46119">
            <text:p>59.46</text:p>
          </table:table-cell>
          <table:table-cell table:style-name="ce2" office:value-type="float" office:value="72.047">
            <text:p>72.05</text:p>
          </table:table-cell>
          <table:table-cell table:style-name="ce2" office:value-type="float" office:value="1704.6">
            <text:p>1704.6</text:p>
          </table:table-cell>
          <table:table-cell table:style-name="ce2" office:value-type="float" office:value="73.437805">
            <text:p>73.44</text:p>
          </table:table-cell>
          <table:table-cell table:style-name="ce2" office:value-type="float" office:value="8.708497">
            <text:p>8.71</text:p>
          </table:table-cell>
          <table:table-cell table:style-name="ce2" office:value-type="float" office:value="75.2">
            <text:p>75.2</text:p>
          </table:table-cell>
          <table:table-cell table:style-name="ce2" office:value-type="float" office:value="1840200">
            <text:p>18402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610.46686">
            <text:p>610.47</text:p>
          </table:table-cell>
          <table:table-cell table:style-name="ce2" office:value-type="float" office:value="60.693012">
            <text:p>60.69</text:p>
          </table:table-cell>
          <table:table-cell table:style-name="ce2" office:value-type="float" office:value="74.8368">
            <text:p>74.84</text:p>
          </table:table-cell>
          <table:table-cell table:style-name="ce2" office:value-type="float" office:value="1774">
            <text:p>1774</text:p>
          </table:table-cell>
          <table:table-cell table:style-name="ce2" office:value-type="float" office:value="74.46218">
            <text:p>74.46</text:p>
          </table:table-cell>
          <table:table-cell table:style-name="ce2" office:value-type="float" office:value="9.104334">
            <text:p>9.1</text:p>
          </table:table-cell>
          <table:table-cell table:style-name="ce2" office:value-type="float" office:value="92.9">
            <text:p>92.9</text:p>
          </table:table-cell>
          <table:table-cell table:style-name="ce2" office:value-type="float" office:value="1980300">
            <text:p>19803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683.2408">
            <text:p>683.24</text:p>
          </table:table-cell>
          <table:table-cell table:style-name="ce2" office:value-type="float" office:value="62.393383">
            <text:p>62.39</text:p>
          </table:table-cell>
          <table:table-cell table:style-name="ce2" office:value-type="float" office:value="78.5557">
            <text:p>78.56</text:p>
          </table:table-cell>
          <table:table-cell table:style-name="ce2" office:value-type="float" office:value="1814.4">
            <text:p>1814.4</text:p>
          </table:table-cell>
          <table:table-cell table:style-name="ce2" office:value-type="float" office:value="74.26116">
            <text:p>74.26</text:p>
          </table:table-cell>
          <table:table-cell table:style-name="ce2" office:value-type="float" office:value="8.48671">
            <text:p>8.49</text:p>
          </table:table-cell>
          <table:table-cell table:style-name="ce2" office:value-type="float" office:value="80.4">
            <text:p>80.4</text:p>
          </table:table-cell>
          <table:table-cell table:style-name="ce2" office:value-type="float" office:value="2125600">
            <text:p>21256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758.3488">
            <text:p>758.35</text:p>
          </table:table-cell>
          <table:table-cell table:style-name="ce2" office:value-type="float" office:value="64.01106">
            <text:p>64.01</text:p>
          </table:table-cell>
          <table:table-cell table:style-name="ce2" office:value-type="float" office:value="81.8126">
            <text:p>81.81</text:p>
          </table:table-cell>
          <table:table-cell table:style-name="ce2" office:value-type="float" office:value="1998.8">
            <text:p>1998.8</text:p>
          </table:table-cell>
          <table:table-cell table:style-name="ce2" office:value-type="float" office:value="74.807625">
            <text:p>74.81</text:p>
          </table:table-cell>
          <table:table-cell table:style-name="ce2" office:value-type="float" office:value="9.040647">
            <text:p>9.04</text:p>
          </table:table-cell>
          <table:table-cell table:style-name="ce2" office:value-type="float" office:value="93.7">
            <text:p>93.7</text:p>
          </table:table-cell>
          <table:table-cell table:style-name="ce2" office:value-type="float" office:value="2278300">
            <text:p>22783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839.41223">
            <text:p>839.41</text:p>
          </table:table-cell>
          <table:table-cell table:style-name="ce2" office:value-type="float" office:value="65.1307">
            <text:p>65.13</text:p>
          </table:table-cell>
          <table:table-cell table:style-name="ce2" office:value-type="float" office:value="85.149">
            <text:p>85.15</text:p>
          </table:table-cell>
          <table:table-cell table:style-name="ce2" office:value-type="float" office:value="2039">
            <text:p>2039</text:p>
          </table:table-cell>
          <table:table-cell table:style-name="ce2" office:value-type="float" office:value="75.44089">
            <text:p>75.44</text:p>
          </table:table-cell>
          <table:table-cell table:style-name="ce2" office:value-type="float" office:value="9.140234">
            <text:p>9.14</text:p>
          </table:table-cell>
          <table:table-cell table:style-name="ce2" office:value-type="float" office:value="94.6">
            <text:p>94.6</text:p>
          </table:table-cell>
          <table:table-cell table:style-name="ce2" office:value-type="float" office:value="2436700">
            <text:p>24367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921.6501">
            <text:p>921.65</text:p>
          </table:table-cell>
          <table:table-cell table:style-name="ce2" office:value-type="float" office:value="66.06767">
            <text:p>66.07</text:p>
          </table:table-cell>
          <table:table-cell table:style-name="ce2" office:value-type="float" office:value="87.8865">
            <text:p>87.89</text:p>
          </table:table-cell>
          <table:table-cell table:style-name="ce2" office:value-type="float" office:value="2164.6">
            <text:p>2164.6</text:p>
          </table:table-cell>
          <table:table-cell table:style-name="ce2" office:value-type="float" office:value="76.428474">
            <text:p>76.43</text:p>
          </table:table-cell>
          <table:table-cell table:style-name="ce2" office:value-type="float" office:value="7.196898">
            <text:p>7.2</text:p>
          </table:table-cell>
          <table:table-cell table:style-name="ce2" office:value-type="float" office:value="96.6">
            <text:p>96.6</text:p>
          </table:table-cell>
          <table:table-cell table:style-name="ce2" office:value-type="float" office:value="2598300">
            <text:p>25983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982.6071">
            <text:p>982.61</text:p>
          </table:table-cell>
          <table:table-cell table:style-name="ce2" office:value-type="float" office:value="66.67699">
            <text:p>66.68</text:p>
          </table:table-cell>
          <table:table-cell table:style-name="ce2" office:value-type="float" office:value="90.13881">
            <text:p>90.14</text:p>
          </table:table-cell>
          <table:table-cell table:style-name="ce2" office:value-type="float" office:value="2230.2">
            <text:p>2230.2</text:p>
          </table:table-cell>
          <table:table-cell table:style-name="ce2" office:value-type="float" office:value="74.956955">
            <text:p>74.96</text:p>
          </table:table-cell>
          <table:table-cell table:style-name="ce2" office:value-type="float" office:value="6.387164">
            <text:p>6.39</text:p>
          </table:table-cell>
          <table:table-cell table:style-name="ce2" office:value-type="float" office:value="95.7">
            <text:p>95.7</text:p>
          </table:table-cell>
          <table:table-cell table:style-name="ce2" office:value-type="float" office:value="2759000">
            <text:p>27590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052.8168">
            <text:p>1052.82</text:p>
          </table:table-cell>
          <table:table-cell table:style-name="ce2" office:value-type="float" office:value="67.39109">
            <text:p>67.39</text:p>
          </table:table-cell>
          <table:table-cell table:style-name="ce2" office:value-type="float" office:value="92.645004">
            <text:p>92.65</text:p>
          </table:table-cell>
          <table:table-cell table:style-name="ce2" office:value-type="float" office:value="2387.8">
            <text:p>2387.8</text:p>
          </table:table-cell>
          <table:table-cell table:style-name="ce2" office:value-type="float" office:value="74.847725">
            <text:p>74.85</text:p>
          </table:table-cell>
          <table:table-cell table:style-name="ce2" office:value-type="float" office:value="6.164159">
            <text:p>6.16</text:p>
          </table:table-cell>
          <table:table-cell table:style-name="ce2" office:value-type="float" office:value="96.4">
            <text:p>96.4</text:p>
          </table:table-cell>
          <table:table-cell table:style-name="ce2" office:value-type="float" office:value="2913600">
            <text:p>29136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121.6907">
            <text:p>1121.69</text:p>
          </table:table-cell>
          <table:table-cell table:style-name="ce2" office:value-type="float" office:value="68.40255">
            <text:p>68.4</text:p>
          </table:table-cell>
          <table:table-cell table:style-name="ce2" office:value-type="float" office:value="97.3116">
            <text:p>97.31</text:p>
          </table:table-cell>
          <table:table-cell table:style-name="ce2" office:value-type="float" office:value="2401.4">
            <text:p>2401.4</text:p>
          </table:table-cell>
          <table:table-cell table:style-name="ce2" office:value-type="float" office:value="75.500565">
            <text:p>75.5</text:p>
          </table:table-cell>
          <table:table-cell table:style-name="ce2" office:value-type="float" office:value="6.614032">
            <text:p>6.61</text:p>
          </table:table-cell>
          <table:table-cell table:style-name="ce2" office:value-type="float" office:value="115.1">
            <text:p>115.1</text:p>
          </table:table-cell>
          <table:table-cell table:style-name="ce2" office:value-type="float" office:value="3073600">
            <text:p>30736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199.2654">
            <text:p>1199.27</text:p>
          </table:table-cell>
          <table:table-cell table:style-name="ce2" office:value-type="float" office:value="69.22447">
            <text:p>69.22</text:p>
          </table:table-cell>
          <table:table-cell table:style-name="ce2" office:value-type="float" office:value="103.73881">
            <text:p>103.74</text:p>
          </table:table-cell>
          <table:table-cell table:style-name="ce2" office:value-type="float" office:value="2491.6">
            <text:p>2491.6</text:p>
          </table:table-cell>
          <table:table-cell table:style-name="ce2" office:value-type="float" office:value="75.116516">
            <text:p>75.12</text:p>
          </table:table-cell>
          <table:table-cell table:style-name="ce2" office:value-type="float" office:value="7.3532267">
            <text:p>7.35</text:p>
          </table:table-cell>
          <table:table-cell table:style-name="ce2" office:value-type="float" office:value="108.3">
            <text:p>108.3</text:p>
          </table:table-cell>
          <table:table-cell table:style-name="ce2" office:value-type="float" office:value="3241500">
            <text:p>32415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278.758">
            <text:p>1278.76</text:p>
          </table:table-cell>
          <table:table-cell table:style-name="ce2" office:value-type="float" office:value="69.65775">
            <text:p>69.66</text:p>
          </table:table-cell>
          <table:table-cell table:style-name="ce2" office:value-type="float" office:value="109.76831">
            <text:p>109.77</text:p>
          </table:table-cell>
          <table:table-cell table:style-name="ce2" office:value-type="float" office:value="2665.4">
            <text:p>2665.4</text:p>
          </table:table-cell>
          <table:table-cell table:style-name="ce2" office:value-type="float" office:value="77.42039">
            <text:p>77.42</text:p>
          </table:table-cell>
          <table:table-cell table:style-name="ce2" office:value-type="float" office:value="7.633082">
            <text:p>7.63</text:p>
          </table:table-cell>
          <table:table-cell table:style-name="ce2" office:value-type="float" office:value="116.8">
            <text:p>116.8</text:p>
          </table:table-cell>
          <table:table-cell table:style-name="ce2" office:value-type="float" office:value="3419500">
            <text:p>34195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334.032">
            <text:p>1334.03</text:p>
          </table:table-cell>
          <table:table-cell table:style-name="ce2" office:value-type="float" office:value="70.01793">
            <text:p>70.02</text:p>
          </table:table-cell>
          <table:table-cell table:style-name="ce2" office:value-type="float" office:value="115.754196">
            <text:p>115.75</text:p>
          </table:table-cell>
          <table:table-cell table:style-name="ce2" office:value-type="float" office:value="2666.2">
            <text:p>2666.2</text:p>
          </table:table-cell>
          <table:table-cell table:style-name="ce2" office:value-type="float" office:value="77.16457">
            <text:p>77.16</text:p>
          </table:table-cell>
          <table:table-cell table:style-name="ce2" office:value-type="float" office:value="7.8301377">
            <text:p>7.83</text:p>
          </table:table-cell>
          <table:table-cell table:style-name="ce2" office:value-type="float" office:value="121.1">
            <text:p>121.1</text:p>
          </table:table-cell>
          <table:table-cell table:style-name="ce2" office:value-type="float" office:value="3606000">
            <text:p>36060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426.2545">
            <text:p>1426.25</text:p>
          </table:table-cell>
          <table:table-cell table:style-name="ce2" office:value-type="float" office:value="70.500465">
            <text:p>70.5</text:p>
          </table:table-cell>
          <table:table-cell table:style-name="ce2" office:value-type="float" office:value="120.86589">
            <text:p>120.87</text:p>
          </table:table-cell>
          <table:table-cell table:style-name="ce2" office:value-type="float" office:value="2668.8">
            <text:p>2668.8</text:p>
          </table:table-cell>
          <table:table-cell table:style-name="ce2" office:value-type="float" office:value="77.86845">
            <text:p>77.87</text:p>
          </table:table-cell>
          <table:table-cell table:style-name="ce2" office:value-type="float" office:value="7.590735">
            <text:p>7.59</text:p>
          </table:table-cell>
          <table:table-cell table:style-name="ce2" office:value-type="float" office:value="124.2">
            <text:p>124.2</text:p>
          </table:table-cell>
          <table:table-cell table:style-name="ce2" office:value-type="float" office:value="3796600">
            <text:p>37966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493.8699">
            <text:p>1493.87</text:p>
          </table:table-cell>
          <table:table-cell table:style-name="ce2" office:value-type="float" office:value="70.59227">
            <text:p>70.59</text:p>
          </table:table-cell>
          <table:table-cell table:style-name="ce2" office:value-type="float" office:value="125.34371">
            <text:p>125.34</text:p>
          </table:table-cell>
          <table:table-cell table:style-name="ce2" office:value-type="float" office:value="2684">
            <text:p>2684</text:p>
          </table:table-cell>
          <table:table-cell table:style-name="ce2" office:value-type="float" office:value="77.90752">
            <text:p>77.91</text:p>
          </table:table-cell>
          <table:table-cell table:style-name="ce2" office:value-type="float" office:value="7.5337305">
            <text:p>7.53</text:p>
          </table:table-cell>
          <table:table-cell table:style-name="ce2" office:value-type="float" office:value="121.1">
            <text:p>121.1</text:p>
          </table:table-cell>
          <table:table-cell table:style-name="ce2" office:value-type="float" office:value="3985400">
            <text:p>39854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579.0764">
            <text:p>1579.08</text:p>
          </table:table-cell>
          <table:table-cell table:style-name="ce2" office:value-type="float" office:value="70.63572">
            <text:p>70.64</text:p>
          </table:table-cell>
          <table:table-cell table:style-name="ce2" office:value-type="float" office:value="127.74281">
            <text:p>127.74</text:p>
          </table:table-cell>
          <table:table-cell table:style-name="ce2" office:value-type="float" office:value="2769.2">
            <text:p>2769.2</text:p>
          </table:table-cell>
          <table:table-cell table:style-name="ce2" office:value-type="float" office:value="78.408195">
            <text:p>78.41</text:p>
          </table:table-cell>
          <table:table-cell table:style-name="ce2" office:value-type="float" office:value="7.793298">
            <text:p>7.79</text:p>
          </table:table-cell>
          <table:table-cell table:style-name="ce2" office:value-type="float" office:value="120.9">
            <text:p>120.9</text:p>
          </table:table-cell>
          <table:table-cell table:style-name="ce2" office:value-type="float" office:value="4173700">
            <text:p>41737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626.8518">
            <text:p>1626.85</text:p>
          </table:table-cell>
          <table:table-cell table:style-name="ce2" office:value-type="float" office:value="70.60535">
            <text:p>70.61</text:p>
          </table:table-cell>
          <table:table-cell table:style-name="ce2" office:value-type="float" office:value="129.95601">
            <text:p>129.96</text:p>
          </table:table-cell>
          <table:table-cell table:style-name="ce2" office:value-type="float" office:value="2783.6">
            <text:p>2783.6</text:p>
          </table:table-cell>
          <table:table-cell table:style-name="ce2" office:value-type="float" office:value="78.66594">
            <text:p>78.67</text:p>
          </table:table-cell>
          <table:table-cell table:style-name="ce2" office:value-type="float" office:value="7.6440034">
            <text:p>7.64</text:p>
          </table:table-cell>
          <table:table-cell table:style-name="ce2" office:value-type="float" office:value="132.6">
            <text:p>132.6</text:p>
          </table:table-cell>
          <table:table-cell table:style-name="ce2" office:value-type="float" office:value="4357200">
            <text:p>43572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691.3551">
            <text:p>1691.36</text:p>
          </table:table-cell>
          <table:table-cell table:style-name="ce2" office:value-type="float" office:value="70.9953">
            <text:p>71</text:p>
          </table:table-cell>
          <table:table-cell table:style-name="ce2" office:value-type="float" office:value="133.579">
            <text:p>133.58</text:p>
          </table:table-cell>
          <table:table-cell table:style-name="ce2" office:value-type="float" office:value="2859.6">
            <text:p>2859.6</text:p>
          </table:table-cell>
          <table:table-cell table:style-name="ce2" office:value-type="float" office:value="79.24874">
            <text:p>79.25</text:p>
          </table:table-cell>
          <table:table-cell table:style-name="ce2" office:value-type="float" office:value="7.976705">
            <text:p>7.98</text:p>
          </table:table-cell>
          <table:table-cell table:style-name="ce2" office:value-type="float" office:value="145.7">
            <text:p>145.7</text:p>
          </table:table-cell>
          <table:table-cell table:style-name="ce2" office:value-type="float" office:value="4539400">
            <text:p>45394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767.1097">
            <text:p>1767.11</text:p>
          </table:table-cell>
          <table:table-cell table:style-name="ce2" office:value-type="float" office:value="71.32743">
            <text:p>71.33</text:p>
          </table:table-cell>
          <table:table-cell table:style-name="ce2" office:value-type="float" office:value="138.0745">
            <text:p>138.07</text:p>
          </table:table-cell>
          <table:table-cell table:style-name="ce2" office:value-type="float" office:value="2869.2">
            <text:p>2869.2</text:p>
          </table:table-cell>
          <table:table-cell table:style-name="ce2" office:value-type="float" office:value="78.47278">
            <text:p>78.47</text:p>
          </table:table-cell>
          <table:table-cell table:style-name="ce2" office:value-type="float" office:value="8.177461">
            <text:p>8.18</text:p>
          </table:table-cell>
          <table:table-cell table:style-name="ce2" office:value-type="float" office:value="127.5">
            <text:p>127.5</text:p>
          </table:table-cell>
          <table:table-cell table:style-name="ce2" office:value-type="float" office:value="4719900">
            <text:p>47199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822.1578">
            <text:p>1822.16</text:p>
          </table:table-cell>
          <table:table-cell table:style-name="ce2" office:value-type="float" office:value="71.70082">
            <text:p>71.7</text:p>
          </table:table-cell>
          <table:table-cell table:style-name="ce2" office:value-type="float" office:value="142.9826">
            <text:p>142.98</text:p>
          </table:table-cell>
          <table:table-cell table:style-name="ce2" office:value-type="float" office:value="2962.8">
            <text:p>2962.8</text:p>
          </table:table-cell>
          <table:table-cell table:style-name="ce2" office:value-type="float" office:value="79.32802">
            <text:p>79.33</text:p>
          </table:table-cell>
          <table:table-cell table:style-name="ce2" office:value-type="float" office:value="8.225007">
            <text:p>8.23</text:p>
          </table:table-cell>
          <table:table-cell table:style-name="ce2" office:value-type="float" office:value="137.2">
            <text:p>137.2</text:p>
          </table:table-cell>
          <table:table-cell table:style-name="ce2" office:value-type="float" office:value="4901700">
            <text:p>49017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875.8145">
            <text:p>1875.81</text:p>
          </table:table-cell>
          <table:table-cell table:style-name="ce2" office:value-type="float" office:value="72.11403">
            <text:p>72.11</text:p>
          </table:table-cell>
          <table:table-cell table:style-name="ce2" office:value-type="float" office:value="146.9248">
            <text:p>146.92</text:p>
          </table:table-cell>
          <table:table-cell table:style-name="ce2" office:value-type="float" office:value="2991.6">
            <text:p>2991.6</text:p>
          </table:table-cell>
          <table:table-cell table:style-name="ce2" office:value-type="float" office:value="79.438034">
            <text:p>79.44</text:p>
          </table:table-cell>
          <table:table-cell table:style-name="ce2" office:value-type="float" office:value="7.882788">
            <text:p>7.88</text:p>
          </table:table-cell>
          <table:table-cell table:style-name="ce2" office:value-type="float" office:value="149.8">
            <text:p>149.8</text:p>
          </table:table-cell>
          <table:table-cell table:style-name="ce2" office:value-type="float" office:value="5082600">
            <text:p>50826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898.0629">
            <text:p>1898.06</text:p>
          </table:table-cell>
          <table:table-cell table:style-name="ce2" office:value-type="float" office:value="72.25769">
            <text:p>72.26</text:p>
          </table:table-cell>
          <table:table-cell table:style-name="ce2" office:value-type="float" office:value="149.92459">
            <text:p>149.92</text:p>
          </table:table-cell>
          <table:table-cell table:style-name="ce2" office:value-type="float" office:value="3078.6">
            <text:p>3078.6</text:p>
          </table:table-cell>
          <table:table-cell table:style-name="ce2" office:value-type="float" office:value="78.98086">
            <text:p>78.98</text:p>
          </table:table-cell>
          <table:table-cell table:style-name="ce2" office:value-type="float" office:value="7.4979296">
            <text:p>7.5</text:p>
          </table:table-cell>
          <table:table-cell table:style-name="ce2" office:value-type="float" office:value="159.3">
            <text:p>159.3</text:p>
          </table:table-cell>
          <table:table-cell table:style-name="ce2" office:value-type="float" office:value="5267800">
            <text:p>52678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965.7006">
            <text:p>1965.7</text:p>
          </table:table-cell>
          <table:table-cell table:style-name="ce2" office:value-type="float" office:value="72.88898">
            <text:p>72.89</text:p>
          </table:table-cell>
          <table:table-cell table:style-name="ce2" office:value-type="float" office:value="154.0336">
            <text:p>154.03</text:p>
          </table:table-cell>
          <table:table-cell table:style-name="ce2" office:value-type="float" office:value="3150.2">
            <text:p>3150.2</text:p>
          </table:table-cell>
          <table:table-cell table:style-name="ce2" office:value-type="float" office:value="79.24032">
            <text:p>79.24</text:p>
          </table:table-cell>
          <table:table-cell table:style-name="ce2" office:value-type="float" office:value="7.59664">
            <text:p>7.6</text:p>
          </table:table-cell>
          <table:table-cell table:style-name="ce2" office:value-type="float" office:value="189.3">
            <text:p>189.3</text:p>
          </table:table-cell>
          <table:table-cell table:style-name="ce2" office:value-type="float" office:value="5449200">
            <text:p>54492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2010.0217">
            <text:p>2010.02</text:p>
          </table:table-cell>
          <table:table-cell table:style-name="ce2" office:value-type="float" office:value="73.284386">
            <text:p>73.28</text:p>
          </table:table-cell>
          <table:table-cell table:style-name="ce2" office:value-type="float" office:value="157.19131">
            <text:p>157.19</text:p>
          </table:table-cell>
          <table:table-cell table:style-name="ce2" office:value-type="float" office:value="3201.4">
            <text:p>3201.4</text:p>
          </table:table-cell>
          <table:table-cell table:style-name="ce2" office:value-type="float" office:value="79.09214">
            <text:p>79.09</text:p>
          </table:table-cell>
          <table:table-cell table:style-name="ce2" office:value-type="float" office:value="7.609746">
            <text:p>7.61</text:p>
          </table:table-cell>
          <table:table-cell table:style-name="ce2" office:value-type="float" office:value="185.6">
            <text:p>185.6</text:p>
          </table:table-cell>
          <table:table-cell table:style-name="ce2" office:value-type="float" office:value="5632400">
            <text:p>56324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080.3872">
            <text:p>2080.39</text:p>
          </table:table-cell>
          <table:table-cell table:style-name="ce2" office:value-type="float" office:value="73.7368">
            <text:p>73.74</text:p>
          </table:table-cell>
          <table:table-cell table:style-name="ce2" office:value-type="float" office:value="161.36111">
            <text:p>161.36</text:p>
          </table:table-cell>
          <table:table-cell table:style-name="ce2" office:value-type="float" office:value="3273">
            <text:p>3273</text:p>
          </table:table-cell>
          <table:table-cell table:style-name="ce2" office:value-type="float" office:value="81.0058">
            <text:p>81.01</text:p>
          </table:table-cell>
          <table:table-cell table:style-name="ce2" office:value-type="float" office:value="8.063688">
            <text:p>8.06</text:p>
          </table:table-cell>
          <table:table-cell table:style-name="ce2" office:value-type="float" office:value="170.1">
            <text:p>170.1</text:p>
          </table:table-cell>
          <table:table-cell table:style-name="ce2" office:value-type="float" office:value="5813400">
            <text:p>58134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143.1167">
            <text:p>2143.12</text:p>
          </table:table-cell>
          <table:table-cell table:style-name="ce2" office:value-type="float" office:value="74.26785">
            <text:p>74.27</text:p>
          </table:table-cell>
          <table:table-cell table:style-name="ce2" office:value-type="float" office:value="167.12439">
            <text:p>167.12</text:p>
          </table:table-cell>
          <table:table-cell table:style-name="ce2" office:value-type="float" office:value="3306.6">
            <text:p>3306.6</text:p>
          </table:table-cell>
          <table:table-cell table:style-name="ce2" office:value-type="float" office:value="80.81218">
            <text:p>80.81</text:p>
          </table:table-cell>
          <table:table-cell table:style-name="ce2" office:value-type="float" office:value="8.018092">
            <text:p>8.02</text:p>
          </table:table-cell>
          <table:table-cell table:style-name="ce2" office:value-type="float" office:value="170.3">
            <text:p>170.3</text:p>
          </table:table-cell>
          <table:table-cell table:style-name="ce2" office:value-type="float" office:value="5996600">
            <text:p>59966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246.4153">
            <text:p>2246.42</text:p>
          </table:table-cell>
          <table:table-cell table:style-name="ce2" office:value-type="float" office:value="74.955315">
            <text:p>74.96</text:p>
          </table:table-cell>
          <table:table-cell table:style-name="ce2" office:value-type="float" office:value="174.303">
            <text:p>174.3</text:p>
          </table:table-cell>
          <table:table-cell table:style-name="ce2" office:value-type="float" office:value="3366.6">
            <text:p>3366.6</text:p>
          </table:table-cell>
          <table:table-cell table:style-name="ce2" office:value-type="float" office:value="80.681435">
            <text:p>80.68</text:p>
          </table:table-cell>
          <table:table-cell table:style-name="ce2" office:value-type="float" office:value="7.6699004">
            <text:p>7.67</text:p>
          </table:table-cell>
          <table:table-cell table:style-name="ce2" office:value-type="float" office:value="175.9">
            <text:p>175.9</text:p>
          </table:table-cell>
          <table:table-cell table:style-name="ce2" office:value-type="float" office:value="6185200">
            <text:p>61852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311.5913">
            <text:p>2311.59</text:p>
          </table:table-cell>
          <table:table-cell table:style-name="ce2" office:value-type="float" office:value="75.23875">
            <text:p>75.24</text:p>
          </table:table-cell>
          <table:table-cell table:style-name="ce2" office:value-type="float" office:value="180.0517">
            <text:p>180.05</text:p>
          </table:table-cell>
          <table:table-cell table:style-name="ce2" office:value-type="float" office:value="3367.4">
            <text:p>3367.4</text:p>
          </table:table-cell>
          <table:table-cell table:style-name="ce2" office:value-type="float" office:value="80.52733">
            <text:p>80.53</text:p>
          </table:table-cell>
          <table:table-cell table:style-name="ce2" office:value-type="float" office:value="7.4611673">
            <text:p>7.46</text:p>
          </table:table-cell>
          <table:table-cell table:style-name="ce2" office:value-type="float" office:value="191.6">
            <text:p>191.6</text:p>
          </table:table-cell>
          <table:table-cell table:style-name="ce2" office:value-type="float" office:value="6375600">
            <text:p>63756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342.8025">
            <text:p>2342.8</text:p>
          </table:table-cell>
          <table:table-cell table:style-name="ce2" office:value-type="float" office:value="75.2299">
            <text:p>75.23</text:p>
          </table:table-cell>
          <table:table-cell table:style-name="ce2" office:value-type="float" office:value="185.4565">
            <text:p>185.46</text:p>
          </table:table-cell>
          <table:table-cell table:style-name="ce2" office:value-type="float" office:value="3486.6">
            <text:p>3486.6</text:p>
          </table:table-cell>
          <table:table-cell table:style-name="ce2" office:value-type="float" office:value="80.83803">
            <text:p>80.84</text:p>
          </table:table-cell>
          <table:table-cell table:style-name="ce2" office:value-type="float" office:value="7.427034">
            <text:p>7.43</text:p>
          </table:table-cell>
          <table:table-cell table:style-name="ce2" office:value-type="float" office:value="213.8">
            <text:p>213.8</text:p>
          </table:table-cell>
          <table:table-cell table:style-name="ce2" office:value-type="float" office:value="6572100">
            <text:p>65721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379.0452">
            <text:p>2379.05</text:p>
          </table:table-cell>
          <table:table-cell table:style-name="ce2" office:value-type="float" office:value="75.21968">
            <text:p>75.22</text:p>
          </table:table-cell>
          <table:table-cell table:style-name="ce2" office:value-type="float" office:value="189.3956">
            <text:p>189.4</text:p>
          </table:table-cell>
          <table:table-cell table:style-name="ce2" office:value-type="float" office:value="3490.6">
            <text:p>3490.6</text:p>
          </table:table-cell>
          <table:table-cell table:style-name="ce2" office:value-type="float" office:value="80.73792">
            <text:p>80.74</text:p>
          </table:table-cell>
          <table:table-cell table:style-name="ce2" office:value-type="float" office:value="7.023694">
            <text:p>7.02</text:p>
          </table:table-cell>
          <table:table-cell table:style-name="ce2" office:value-type="float" office:value="210.3">
            <text:p>210.3</text:p>
          </table:table-cell>
          <table:table-cell table:style-name="ce2" office:value-type="float" office:value="6772100">
            <text:p>67721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409.3093">
            <text:p>2409.31</text:p>
          </table:table-cell>
          <table:table-cell table:style-name="ce2" office:value-type="float" office:value="75.282646">
            <text:p>75.28</text:p>
          </table:table-cell>
          <table:table-cell table:style-name="ce2" office:value-type="float" office:value="193.0758">
            <text:p>193.08</text:p>
          </table:table-cell>
          <table:table-cell table:style-name="ce2" office:value-type="float" office:value="3506.4">
            <text:p>3506.4</text:p>
          </table:table-cell>
          <table:table-cell table:style-name="ce2" office:value-type="float" office:value="80.86594">
            <text:p>80.87</text:p>
          </table:table-cell>
          <table:table-cell table:style-name="ce2" office:value-type="float" office:value="7.04531">
            <text:p>7.05</text:p>
          </table:table-cell>
          <table:table-cell table:style-name="ce2" office:value-type="float" office:value="201.8">
            <text:p>201.8</text:p>
          </table:table-cell>
          <table:table-cell table:style-name="ce2" office:value-type="float" office:value="6976200">
            <text:p>69762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436.6208">
            <text:p>2436.62</text:p>
          </table:table-cell>
          <table:table-cell table:style-name="ce2" office:value-type="float" office:value="75.385544">
            <text:p>75.39</text:p>
          </table:table-cell>
          <table:table-cell table:style-name="ce2" office:value-type="float" office:value="197.5856">
            <text:p>197.59</text:p>
          </table:table-cell>
          <table:table-cell table:style-name="ce2" office:value-type="float" office:value="3519.2">
            <text:p>3519.2</text:p>
          </table:table-cell>
          <table:table-cell table:style-name="ce2" office:value-type="float" office:value="81.149765">
            <text:p>81.15</text:p>
          </table:table-cell>
          <table:table-cell table:style-name="ce2" office:value-type="float" office:value="7.037365">
            <text:p>7.04</text:p>
          </table:table-cell>
          <table:table-cell table:style-name="ce2" office:value-type="float" office:value="205.8">
            <text:p>205.8</text:p>
          </table:table-cell>
          <table:table-cell table:style-name="ce2" office:value-type="float" office:value="7179700">
            <text:p>71797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487.1558">
            <text:p>2487.16</text:p>
          </table:table-cell>
          <table:table-cell table:style-name="ce2" office:value-type="float" office:value="75.72367">
            <text:p>75.72</text:p>
          </table:table-cell>
          <table:table-cell table:style-name="ce2" office:value-type="float" office:value="203.8412">
            <text:p>203.84</text:p>
          </table:table-cell>
          <table:table-cell table:style-name="ce2" office:value-type="float" office:value="3568.8">
            <text:p>3568.8</text:p>
          </table:table-cell>
          <table:table-cell table:style-name="ce2" office:value-type="float" office:value="81.4779">
            <text:p>81.48</text:p>
          </table:table-cell>
          <table:table-cell table:style-name="ce2" office:value-type="float" office:value="7.309129">
            <text:p>7.31</text:p>
          </table:table-cell>
          <table:table-cell table:style-name="ce2" office:value-type="float" office:value="228.9">
            <text:p>228.9</text:p>
          </table:table-cell>
          <table:table-cell table:style-name="ce2" office:value-type="float" office:value="7385400">
            <text:p>73854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517.0513">
            <text:p>2517.05</text:p>
          </table:table-cell>
          <table:table-cell table:style-name="ce2" office:value-type="float" office:value="76.05282">
            <text:p>76.05</text:p>
          </table:table-cell>
          <table:table-cell table:style-name="ce2" office:value-type="float" office:value="208.82422">
            <text:p>208.82</text:p>
          </table:table-cell>
          <table:table-cell table:style-name="ce2" office:value-type="float" office:value="3563.6">
            <text:p>3563.6</text:p>
          </table:table-cell>
          <table:table-cell table:style-name="ce2" office:value-type="float" office:value="81.05694">
            <text:p>81.06</text:p>
          </table:table-cell>
          <table:table-cell table:style-name="ce2" office:value-type="float" office:value="7.4389334">
            <text:p>7.44</text:p>
          </table:table-cell>
          <table:table-cell table:style-name="ce2" office:value-type="float" office:value="213.3">
            <text:p>213.3</text:p>
          </table:table-cell>
          <table:table-cell table:style-name="ce2" office:value-type="float" office:value="7592500">
            <text:p>75925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575.268">
            <text:p>2575.27</text:p>
          </table:table-cell>
          <table:table-cell table:style-name="ce2" office:value-type="float" office:value="76.44269">
            <text:p>76.44</text:p>
          </table:table-cell>
          <table:table-cell table:style-name="ce2" office:value-type="float" office:value="212.95">
            <text:p>212.95</text:p>
          </table:table-cell>
          <table:table-cell table:style-name="ce2" office:value-type="float" office:value="3586.8">
            <text:p>3586.8</text:p>
          </table:table-cell>
          <table:table-cell table:style-name="ce2" office:value-type="float" office:value="81.17505">
            <text:p>81.18</text:p>
          </table:table-cell>
          <table:table-cell table:style-name="ce2" office:value-type="float" office:value="7.220523">
            <text:p>7.22</text:p>
          </table:table-cell>
          <table:table-cell table:style-name="ce2" office:value-type="float" office:value="242.7">
            <text:p>242.7</text:p>
          </table:table-cell>
          <table:table-cell table:style-name="ce2" office:value-type="float" office:value="7806400">
            <text:p>78064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1</text:p>
          </table:table-cell>
          <table:table-cell table:style-name="ce2" table:number-columns-repeated="8"/>
          <table:table-cell table:style-name="ce4" office:value-type="string">
            <text:p>M=100</text:p>
          </table:table-cell>
          <table:table-cell office:value-type="string">
            <text:p>M=17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Generacion 11</text:p>
          </table:table-cell>
          <table:table-cell table:style-name="ce1" office:value-type="string">
            <text:p>Mean Solved Score 11</text:p>
          </table:table-cell>
          <table:table-cell table:style-name="ce1" office:value-type="string">
            <text:p>Mean Entropy 11</text:p>
          </table:table-cell>
          <table:table-cell table:style-name="ce1" office:value-type="string">
            <text:p>Mean Size 11</text:p>
          </table:table-cell>
          <table:table-cell table:style-name="ce1" office:value-type="string">
            <text:p>Solved Score 11</text:p>
          </table:table-cell>
          <table:table-cell table:style-name="ce1" office:value-type="string">
            <text:p>Entropy 11</text:p>
          </table:table-cell>
          <table:table-cell table:style-name="ce1" office:value-type="string">
            <text:p>Steps 11</text:p>
          </table:table-cell>
          <table:table-cell table:style-name="ce1" office:value-type="string">
            <text:p>Size 11</text:p>
          </table:table-cell>
          <table:table-cell table:style-name="ce1" office:value-type="string">
            <text:p>TiempoTotal 11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8.1778">
            <text:p>8.18</text:p>
          </table:table-cell>
          <table:table-cell table:style-name="ce2" office:value-type="float" office:value="42.077843">
            <text:p>42.08</text:p>
          </table:table-cell>
          <table:table-cell table:style-name="ce2" office:value-type="float" office:value="105.573105">
            <text:p>105.57</text:p>
          </table:table-cell>
          <table:table-cell table:style-name="ce2" office:value-type="float" office:value="134.8">
            <text:p>134.8</text:p>
          </table:table-cell>
          <table:table-cell table:style-name="ce2" office:value-type="float" office:value="50.351025">
            <text:p>50.35</text:p>
          </table:table-cell>
          <table:table-cell table:style-name="ce2" office:value-type="float" office:value="12.895494">
            <text:p>12.9</text:p>
          </table:table-cell>
          <table:table-cell table:style-name="ce2" office:value-type="float" office:value="40.5">
            <text:p>40.5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2.4682">
            <text:p>22.47</text:p>
          </table:table-cell>
          <table:table-cell table:style-name="ce2" office:value-type="float" office:value="46.40031">
            <text:p>46.4</text:p>
          </table:table-cell>
          <table:table-cell table:style-name="ce2" office:value-type="float" office:value="38.024498">
            <text:p>38.02</text:p>
          </table:table-cell>
          <table:table-cell table:style-name="ce2" office:value-type="float" office:value="147.8">
            <text:p>147.8</text:p>
          </table:table-cell>
          <table:table-cell table:style-name="ce2" office:value-type="float" office:value="51.38622">
            <text:p>51.39</text:p>
          </table:table-cell>
          <table:table-cell table:style-name="ce2" office:value-type="float" office:value="9.649533">
            <text:p>9.65</text:p>
          </table:table-cell>
          <table:table-cell table:style-name="ce2" office:value-type="float" office:value="47.8">
            <text:p>47.8</text:p>
          </table:table-cell>
          <table:table-cell table:style-name="ce2" office:value-type="float" office:value="46900">
            <text:p>469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.869995">
            <text:p>36.87</text:p>
          </table:table-cell>
          <table:table-cell table:style-name="ce2" office:value-type="float" office:value="49.717842">
            <text:p>49.72</text:p>
          </table:table-cell>
          <table:table-cell table:style-name="ce2" office:value-type="float" office:value="25.0313">
            <text:p>25.03</text:p>
          </table:table-cell>
          <table:table-cell table:style-name="ce2" office:value-type="float" office:value="165.6">
            <text:p>165.6</text:p>
          </table:table-cell>
          <table:table-cell table:style-name="ce2" office:value-type="float" office:value="51.72107">
            <text:p>51.72</text:p>
          </table:table-cell>
          <table:table-cell table:style-name="ce2" office:value-type="float" office:value="7.233247">
            <text:p>7.23</text:p>
          </table:table-cell>
          <table:table-cell table:style-name="ce2" office:value-type="float" office:value="36.8">
            <text:p>36.8</text:p>
          </table:table-cell>
          <table:table-cell table:style-name="ce2" office:value-type="float" office:value="84000">
            <text:p>840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3.4198">
            <text:p>43.42</text:p>
          </table:table-cell>
          <table:table-cell table:style-name="ce2" office:value-type="float" office:value="50.319916">
            <text:p>50.32</text:p>
          </table:table-cell>
          <table:table-cell table:style-name="ce2" office:value-type="float" office:value="24.736797">
            <text:p>24.74</text:p>
          </table:table-cell>
          <table:table-cell table:style-name="ce2" office:value-type="float" office:value="382.4">
            <text:p>382.4</text:p>
          </table:table-cell>
          <table:table-cell table:style-name="ce2" office:value-type="float" office:value="57.105927">
            <text:p>57.11</text:p>
          </table:table-cell>
          <table:table-cell table:style-name="ce2" office:value-type="float" office:value="8.307678">
            <text:p>8.31</text:p>
          </table:table-cell>
          <table:table-cell table:style-name="ce2" office:value-type="float" office:value="35.7">
            <text:p>35.7</text:p>
          </table:table-cell>
          <table:table-cell table:style-name="ce2" office:value-type="float" office:value="126500">
            <text:p>1265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6.850403">
            <text:p>46.85</text:p>
          </table:table-cell>
          <table:table-cell table:style-name="ce2" office:value-type="float" office:value="50.091885">
            <text:p>50.09</text:p>
          </table:table-cell>
          <table:table-cell table:style-name="ce2" office:value-type="float" office:value="29.8219">
            <text:p>29.82</text:p>
          </table:table-cell>
          <table:table-cell table:style-name="ce2" office:value-type="float" office:value="403.6">
            <text:p>403.6</text:p>
          </table:table-cell>
          <table:table-cell table:style-name="ce2" office:value-type="float" office:value="60.068794">
            <text:p>60.07</text:p>
          </table:table-cell>
          <table:table-cell table:style-name="ce2" office:value-type="float" office:value="7.829759">
            <text:p>7.83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92700">
            <text:p>1927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6.810993">
            <text:p>56.81</text:p>
          </table:table-cell>
          <table:table-cell table:style-name="ce2" office:value-type="float" office:value="51.034695">
            <text:p>51.03</text:p>
          </table:table-cell>
          <table:table-cell table:style-name="ce2" office:value-type="float" office:value="37.497902">
            <text:p>37.5</text:p>
          </table:table-cell>
          <table:table-cell table:style-name="ce2" office:value-type="float" office:value="384.4">
            <text:p>384.4</text:p>
          </table:table-cell>
          <table:table-cell table:style-name="ce2" office:value-type="float" office:value="58.883373">
            <text:p>58.88</text:p>
          </table:table-cell>
          <table:table-cell table:style-name="ce2" office:value-type="float" office:value="11.027845">
            <text:p>11.03</text:p>
          </table:table-cell>
          <table:table-cell table:style-name="ce2" office:value-type="float" office:value="48.1">
            <text:p>48.1</text:p>
          </table:table-cell>
          <table:table-cell table:style-name="ce2" office:value-type="float" office:value="297900">
            <text:p>2979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1.246994">
            <text:p>71.25</text:p>
          </table:table-cell>
          <table:table-cell table:style-name="ce2" office:value-type="float" office:value="51.97993">
            <text:p>51.98</text:p>
          </table:table-cell>
          <table:table-cell table:style-name="ce2" office:value-type="float" office:value="43.315403">
            <text:p>43.32</text:p>
          </table:table-cell>
          <table:table-cell table:style-name="ce2" office:value-type="float" office:value="540.4">
            <text:p>540.4</text:p>
          </table:table-cell>
          <table:table-cell table:style-name="ce2" office:value-type="float" office:value="62.389637">
            <text:p>62.39</text:p>
          </table:table-cell>
          <table:table-cell table:style-name="ce2" office:value-type="float" office:value="9.455618">
            <text:p>9.46</text:p>
          </table:table-cell>
          <table:table-cell table:style-name="ce2" office:value-type="float" office:value="46.2">
            <text:p>46.2</text:p>
          </table:table-cell>
          <table:table-cell table:style-name="ce2" office:value-type="float" office:value="430800">
            <text:p>4308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84.609604">
            <text:p>84.61</text:p>
          </table:table-cell>
          <table:table-cell table:style-name="ce2" office:value-type="float" office:value="52.003925">
            <text:p>52</text:p>
          </table:table-cell>
          <table:table-cell table:style-name="ce2" office:value-type="float" office:value="45.184097">
            <text:p>45.18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60.841003">
            <text:p>60.84</text:p>
          </table:table-cell>
          <table:table-cell table:style-name="ce2" office:value-type="float" office:value="9.539793">
            <text:p>9.54</text:p>
          </table:table-cell>
          <table:table-cell table:style-name="ce2" office:value-type="float" office:value="43.9">
            <text:p>43.9</text:p>
          </table:table-cell>
          <table:table-cell table:style-name="ce2" office:value-type="float" office:value="566200">
            <text:p>5662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9.312996">
            <text:p>99.31</text:p>
          </table:table-cell>
          <table:table-cell table:style-name="ce2" office:value-type="float" office:value="51.661053">
            <text:p>51.66</text:p>
          </table:table-cell>
          <table:table-cell table:style-name="ce2" office:value-type="float" office:value="46.713802">
            <text:p>46.71</text:p>
          </table:table-cell>
          <table:table-cell table:style-name="ce2" office:value-type="float" office:value="651">
            <text:p>651</text:p>
          </table:table-cell>
          <table:table-cell table:style-name="ce2" office:value-type="float" office:value="64.31071">
            <text:p>64.31</text:p>
          </table:table-cell>
          <table:table-cell table:style-name="ce2" office:value-type="float" office:value="8.5223055">
            <text:p>8.52</text:p>
          </table:table-cell>
          <table:table-cell table:style-name="ce2" office:value-type="float" office:value="41.6">
            <text:p>41.6</text:p>
          </table:table-cell>
          <table:table-cell table:style-name="ce2" office:value-type="float" office:value="693800">
            <text:p>6938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22.3234">
            <text:p>122.32</text:p>
          </table:table-cell>
          <table:table-cell table:style-name="ce2" office:value-type="float" office:value="51.59574">
            <text:p>51.6</text:p>
          </table:table-cell>
          <table:table-cell table:style-name="ce2" office:value-type="float" office:value="49.0759">
            <text:p>49.08</text:p>
          </table:table-cell>
          <table:table-cell table:style-name="ce2" office:value-type="float" office:value="759.2">
            <text:p>759.2</text:p>
          </table:table-cell>
          <table:table-cell table:style-name="ce2" office:value-type="float" office:value="63.210808">
            <text:p>63.21</text:p>
          </table:table-cell>
          <table:table-cell table:style-name="ce2" office:value-type="float" office:value="8.556217">
            <text:p>8.56</text:p>
          </table:table-cell>
          <table:table-cell table:style-name="ce2" office:value-type="float" office:value="42.3">
            <text:p>42.3</text:p>
          </table:table-cell>
          <table:table-cell table:style-name="ce2" office:value-type="float" office:value="816700">
            <text:p>8167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62.81241">
            <text:p>162.81</text:p>
          </table:table-cell>
          <table:table-cell table:style-name="ce2" office:value-type="float" office:value="52.39695">
            <text:p>52.4</text:p>
          </table:table-cell>
          <table:table-cell table:style-name="ce2" office:value-type="float" office:value="51.622505">
            <text:p>51.62</text:p>
          </table:table-cell>
          <table:table-cell table:style-name="ce2" office:value-type="float" office:value="750.2">
            <text:p>750.2</text:p>
          </table:table-cell>
          <table:table-cell table:style-name="ce2" office:value-type="float" office:value="63.011055">
            <text:p>63.01</text:p>
          </table:table-cell>
          <table:table-cell table:style-name="ce2" office:value-type="float" office:value="8.609808">
            <text:p>8.61</text:p>
          </table:table-cell>
          <table:table-cell table:style-name="ce2" office:value-type="float" office:value="53.8">
            <text:p>53.8</text:p>
          </table:table-cell>
          <table:table-cell table:style-name="ce2" office:value-type="float" office:value="943200">
            <text:p>9432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15.60042">
            <text:p>215.6</text:p>
          </table:table-cell>
          <table:table-cell table:style-name="ce2" office:value-type="float" office:value="53.615875">
            <text:p>53.62</text:p>
          </table:table-cell>
          <table:table-cell table:style-name="ce2" office:value-type="float" office:value="53.801003">
            <text:p>53.8</text:p>
          </table:table-cell>
          <table:table-cell table:style-name="ce2" office:value-type="float" office:value="928.6">
            <text:p>928.6</text:p>
          </table:table-cell>
          <table:table-cell table:style-name="ce2" office:value-type="float" office:value="67.687355">
            <text:p>67.69</text:p>
          </table:table-cell>
          <table:table-cell table:style-name="ce2" office:value-type="float" office:value="10.172445">
            <text:p>10.17</text:p>
          </table:table-cell>
          <table:table-cell table:style-name="ce2" office:value-type="float" office:value="60.5">
            <text:p>60.5</text:p>
          </table:table-cell>
          <table:table-cell table:style-name="ce2" office:value-type="float" office:value="1072500">
            <text:p>10725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74.21">
            <text:p>274.21</text:p>
          </table:table-cell>
          <table:table-cell table:style-name="ce2" office:value-type="float" office:value="55.009388">
            <text:p>55.01</text:p>
          </table:table-cell>
          <table:table-cell table:style-name="ce2" office:value-type="float" office:value="55.410503">
            <text:p>55.41</text:p>
          </table:table-cell>
          <table:table-cell table:style-name="ce2" office:value-type="float" office:value="1287.4">
            <text:p>1287.4</text:p>
          </table:table-cell>
          <table:table-cell table:style-name="ce2" office:value-type="float" office:value="64.767654">
            <text:p>64.77</text:p>
          </table:table-cell>
          <table:table-cell table:style-name="ce2" office:value-type="float" office:value="9.975969">
            <text:p>9.98</text:p>
          </table:table-cell>
          <table:table-cell table:style-name="ce2" office:value-type="float" office:value="60.3">
            <text:p>60.3</text:p>
          </table:table-cell>
          <table:table-cell table:style-name="ce2" office:value-type="float" office:value="1203100">
            <text:p>12031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325.8242">
            <text:p>325.82</text:p>
          </table:table-cell>
          <table:table-cell table:style-name="ce2" office:value-type="float" office:value="56.414593">
            <text:p>56.41</text:p>
          </table:table-cell>
          <table:table-cell table:style-name="ce2" office:value-type="float" office:value="56.3643">
            <text:p>56.36</text:p>
          </table:table-cell>
          <table:table-cell table:style-name="ce2" office:value-type="float" office:value="1397">
            <text:p>1397</text:p>
          </table:table-cell>
          <table:table-cell table:style-name="ce2" office:value-type="float" office:value="68.44885">
            <text:p>68.45</text:p>
          </table:table-cell>
          <table:table-cell table:style-name="ce2" office:value-type="float" office:value="9.951566">
            <text:p>9.95</text:p>
          </table:table-cell>
          <table:table-cell table:style-name="ce2" office:value-type="float" office:value="62.7">
            <text:p>62.7</text:p>
          </table:table-cell>
          <table:table-cell table:style-name="ce2" office:value-type="float" office:value="1330500">
            <text:p>13305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367.402">
            <text:p>367.4</text:p>
          </table:table-cell>
          <table:table-cell table:style-name="ce2" office:value-type="float" office:value="57.24237">
            <text:p>57.24</text:p>
          </table:table-cell>
          <table:table-cell table:style-name="ce2" office:value-type="float" office:value="57.7492">
            <text:p>57.75</text:p>
          </table:table-cell>
          <table:table-cell table:style-name="ce2" office:value-type="float" office:value="1357">
            <text:p>1357</text:p>
          </table:table-cell>
          <table:table-cell table:style-name="ce2" office:value-type="float" office:value="68.59066">
            <text:p>68.59</text:p>
          </table:table-cell>
          <table:table-cell table:style-name="ce2" office:value-type="float" office:value="10.159988">
            <text:p>10.16</text:p>
          </table:table-cell>
          <table:table-cell table:style-name="ce2" office:value-type="float" office:value="64.1">
            <text:p>64.1</text:p>
          </table:table-cell>
          <table:table-cell table:style-name="ce2" office:value-type="float" office:value="1453500">
            <text:p>14535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434.81998">
            <text:p>434.82</text:p>
          </table:table-cell>
          <table:table-cell table:style-name="ce2" office:value-type="float" office:value="58.56714">
            <text:p>58.57</text:p>
          </table:table-cell>
          <table:table-cell table:style-name="ce2" office:value-type="float" office:value="60.0607">
            <text:p>60.06</text:p>
          </table:table-cell>
          <table:table-cell table:style-name="ce2" office:value-type="float" office:value="1413.6">
            <text:p>1413.6</text:p>
          </table:table-cell>
          <table:table-cell table:style-name="ce2" office:value-type="float" office:value="68.289856">
            <text:p>68.29</text:p>
          </table:table-cell>
          <table:table-cell table:style-name="ce2" office:value-type="float" office:value="9.464384">
            <text:p>9.46</text:p>
          </table:table-cell>
          <table:table-cell table:style-name="ce2" office:value-type="float" office:value="66.3">
            <text:p>66.3</text:p>
          </table:table-cell>
          <table:table-cell table:style-name="ce2" office:value-type="float" office:value="1574700">
            <text:p>15747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505.17422">
            <text:p>505.17</text:p>
          </table:table-cell>
          <table:table-cell table:style-name="ce2" office:value-type="float" office:value="59.78528">
            <text:p>59.79</text:p>
          </table:table-cell>
          <table:table-cell table:style-name="ce2" office:value-type="float" office:value="63.854298">
            <text:p>63.85</text:p>
          </table:table-cell>
          <table:table-cell table:style-name="ce2" office:value-type="float" office:value="1601.4">
            <text:p>1601.4</text:p>
          </table:table-cell>
          <table:table-cell table:style-name="ce2" office:value-type="float" office:value="71.50478">
            <text:p>71.5</text:p>
          </table:table-cell>
          <table:table-cell table:style-name="ce2" office:value-type="float" office:value="8.8127575">
            <text:p>8.81</text:p>
          </table:table-cell>
          <table:table-cell table:style-name="ce2" office:value-type="float" office:value="84.1">
            <text:p>84.1</text:p>
          </table:table-cell>
          <table:table-cell table:style-name="ce2" office:value-type="float" office:value="1698100">
            <text:p>16981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588.65924">
            <text:p>588.66</text:p>
          </table:table-cell>
          <table:table-cell table:style-name="ce2" office:value-type="float" office:value="60.799572">
            <text:p>60.8</text:p>
          </table:table-cell>
          <table:table-cell table:style-name="ce2" office:value-type="float" office:value="68.7342">
            <text:p>68.73</text:p>
          </table:table-cell>
          <table:table-cell table:style-name="ce2" office:value-type="float" office:value="1668.2">
            <text:p>1668.2</text:p>
          </table:table-cell>
          <table:table-cell table:style-name="ce2" office:value-type="float" office:value="70.93553">
            <text:p>70.94</text:p>
          </table:table-cell>
          <table:table-cell table:style-name="ce2" office:value-type="float" office:value="9.245765">
            <text:p>9.25</text:p>
          </table:table-cell>
          <table:table-cell table:style-name="ce2" office:value-type="float" office:value="73.9">
            <text:p>73.9</text:p>
          </table:table-cell>
          <table:table-cell table:style-name="ce2" office:value-type="float" office:value="1824900">
            <text:p>18249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688.497">
            <text:p>688.5</text:p>
          </table:table-cell>
          <table:table-cell table:style-name="ce2" office:value-type="float" office:value="61.870728">
            <text:p>61.87</text:p>
          </table:table-cell>
          <table:table-cell table:style-name="ce2" office:value-type="float" office:value="74.296196">
            <text:p>74.3</text:p>
          </table:table-cell>
          <table:table-cell table:style-name="ce2" office:value-type="float" office:value="1820.4">
            <text:p>1820.4</text:p>
          </table:table-cell>
          <table:table-cell table:style-name="ce2" office:value-type="float" office:value="72.053986">
            <text:p>72.05</text:p>
          </table:table-cell>
          <table:table-cell table:style-name="ce2" office:value-type="float" office:value="10.472221">
            <text:p>10.47</text:p>
          </table:table-cell>
          <table:table-cell table:style-name="ce2" office:value-type="float" office:value="78.8">
            <text:p>78.8</text:p>
          </table:table-cell>
          <table:table-cell table:style-name="ce2" office:value-type="float" office:value="1951200">
            <text:p>19512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75.8746">
            <text:p>775.87</text:p>
          </table:table-cell>
          <table:table-cell table:style-name="ce2" office:value-type="float" office:value="62.745808">
            <text:p>62.75</text:p>
          </table:table-cell>
          <table:table-cell table:style-name="ce2" office:value-type="float" office:value="79.0984">
            <text:p>79.1</text:p>
          </table:table-cell>
          <table:table-cell table:style-name="ce2" office:value-type="float" office:value="1908">
            <text:p>1908</text:p>
          </table:table-cell>
          <table:table-cell table:style-name="ce2" office:value-type="float" office:value="73.1926">
            <text:p>73.19</text:p>
          </table:table-cell>
          <table:table-cell table:style-name="ce2" office:value-type="float" office:value="10.526056">
            <text:p>10.53</text:p>
          </table:table-cell>
          <table:table-cell table:style-name="ce2" office:value-type="float" office:value="88.8">
            <text:p>88.8</text:p>
          </table:table-cell>
          <table:table-cell table:style-name="ce2" office:value-type="float" office:value="2078000">
            <text:p>20780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849.21155">
            <text:p>849.21</text:p>
          </table:table-cell>
          <table:table-cell table:style-name="ce2" office:value-type="float" office:value="63.64039">
            <text:p>63.64</text:p>
          </table:table-cell>
          <table:table-cell table:style-name="ce2" office:value-type="float" office:value="83.3356">
            <text:p>83.34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74.9967">
            <text:p>75</text:p>
          </table:table-cell>
          <table:table-cell table:style-name="ce2" office:value-type="float" office:value="11.17473">
            <text:p>11.17</text:p>
          </table:table-cell>
          <table:table-cell table:style-name="ce2" office:value-type="float" office:value="91.8">
            <text:p>91.8</text:p>
          </table:table-cell>
          <table:table-cell table:style-name="ce2" office:value-type="float" office:value="2201600">
            <text:p>22016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937.6058">
            <text:p>937.61</text:p>
          </table:table-cell>
          <table:table-cell table:style-name="ce2" office:value-type="float" office:value="64.69667">
            <text:p>64.7</text:p>
          </table:table-cell>
          <table:table-cell table:style-name="ce2" office:value-type="float" office:value="88.97579">
            <text:p>88.98</text:p>
          </table:table-cell>
          <table:table-cell table:style-name="ce2" office:value-type="float" office:value="2122">
            <text:p>2122</text:p>
          </table:table-cell>
          <table:table-cell table:style-name="ce2" office:value-type="float" office:value="74.46606">
            <text:p>74.47</text:p>
          </table:table-cell>
          <table:table-cell table:style-name="ce2" office:value-type="float" office:value="11.012632">
            <text:p>11.01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329900">
            <text:p>23299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988.3861">
            <text:p>988.39</text:p>
          </table:table-cell>
          <table:table-cell table:style-name="ce2" office:value-type="float" office:value="65.11892">
            <text:p>65.12</text:p>
          </table:table-cell>
          <table:table-cell table:style-name="ce2" office:value-type="float" office:value="95.571205">
            <text:p>95.57</text:p>
          </table:table-cell>
          <table:table-cell table:style-name="ce2" office:value-type="float" office:value="2142.4">
            <text:p>2142.4</text:p>
          </table:table-cell>
          <table:table-cell table:style-name="ce2" office:value-type="float" office:value="74.28531">
            <text:p>74.29</text:p>
          </table:table-cell>
          <table:table-cell table:style-name="ce2" office:value-type="float" office:value="11.144677">
            <text:p>11.14</text:p>
          </table:table-cell>
          <table:table-cell table:style-name="ce2" office:value-type="float" office:value="95.3">
            <text:p>95.3</text:p>
          </table:table-cell>
          <table:table-cell table:style-name="ce2" office:value-type="float" office:value="2462100">
            <text:p>24621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058.8162">
            <text:p>1058.82</text:p>
          </table:table-cell>
          <table:table-cell table:style-name="ce2" office:value-type="float" office:value="66.1201">
            <text:p>66.12</text:p>
          </table:table-cell>
          <table:table-cell table:style-name="ce2" office:value-type="float" office:value="101.33571">
            <text:p>101.34</text:p>
          </table:table-cell>
          <table:table-cell table:style-name="ce2" office:value-type="float" office:value="2300.8">
            <text:p>2300.8</text:p>
          </table:table-cell>
          <table:table-cell table:style-name="ce2" office:value-type="float" office:value="74.36003">
            <text:p>74.36</text:p>
          </table:table-cell>
          <table:table-cell table:style-name="ce2" office:value-type="float" office:value="11.044943">
            <text:p>11.04</text:p>
          </table:table-cell>
          <table:table-cell table:style-name="ce2" office:value-type="float" office:value="94.6">
            <text:p>94.6</text:p>
          </table:table-cell>
          <table:table-cell table:style-name="ce2" office:value-type="float" office:value="2597500">
            <text:p>25975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140.2203">
            <text:p>1140.22</text:p>
          </table:table-cell>
          <table:table-cell table:style-name="ce2" office:value-type="float" office:value="67.20265">
            <text:p>67.2</text:p>
          </table:table-cell>
          <table:table-cell table:style-name="ce2" office:value-type="float" office:value="106.471695">
            <text:p>106.47</text:p>
          </table:table-cell>
          <table:table-cell table:style-name="ce2" office:value-type="float" office:value="2480">
            <text:p>2480</text:p>
          </table:table-cell>
          <table:table-cell table:style-name="ce2" office:value-type="float" office:value="76.45979">
            <text:p>76.46</text:p>
          </table:table-cell>
          <table:table-cell table:style-name="ce2" office:value-type="float" office:value="10.38575">
            <text:p>10.39</text:p>
          </table:table-cell>
          <table:table-cell table:style-name="ce2" office:value-type="float" office:value="122.5">
            <text:p>122.5</text:p>
          </table:table-cell>
          <table:table-cell table:style-name="ce2" office:value-type="float" office:value="2731400">
            <text:p>27314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258.6963">
            <text:p>1258.7</text:p>
          </table:table-cell>
          <table:table-cell table:style-name="ce2" office:value-type="float" office:value="68.62379">
            <text:p>68.62</text:p>
          </table:table-cell>
          <table:table-cell table:style-name="ce2" office:value-type="float" office:value="111.892006">
            <text:p>111.89</text:p>
          </table:table-cell>
          <table:table-cell table:style-name="ce2" office:value-type="float" office:value="2348">
            <text:p>2348</text:p>
          </table:table-cell>
          <table:table-cell table:style-name="ce2" office:value-type="float" office:value="77.15512">
            <text:p>77.16</text:p>
          </table:table-cell>
          <table:table-cell table:style-name="ce2" office:value-type="float" office:value="10.643892">
            <text:p>10.64</text:p>
          </table:table-cell>
          <table:table-cell table:style-name="ce2" office:value-type="float" office:value="148.9">
            <text:p>148.9</text:p>
          </table:table-cell>
          <table:table-cell table:style-name="ce2" office:value-type="float" office:value="2863800">
            <text:p>28638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355.5488">
            <text:p>1355.55</text:p>
          </table:table-cell>
          <table:table-cell table:style-name="ce2" office:value-type="float" office:value="69.847824">
            <text:p>69.85</text:p>
          </table:table-cell>
          <table:table-cell table:style-name="ce2" office:value-type="float" office:value="118.78359">
            <text:p>118.78</text:p>
          </table:table-cell>
          <table:table-cell table:style-name="ce2" office:value-type="float" office:value="2474.8">
            <text:p>2474.8</text:p>
          </table:table-cell>
          <table:table-cell table:style-name="ce2" office:value-type="float" office:value="77.81322">
            <text:p>77.81</text:p>
          </table:table-cell>
          <table:table-cell table:style-name="ce2" office:value-type="float" office:value="10.649916">
            <text:p>10.65</text:p>
          </table:table-cell>
          <table:table-cell table:style-name="ce2" office:value-type="float" office:value="142.8">
            <text:p>142.8</text:p>
          </table:table-cell>
          <table:table-cell table:style-name="ce2" office:value-type="float" office:value="2997100">
            <text:p>29971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444.5314">
            <text:p>1444.53</text:p>
          </table:table-cell>
          <table:table-cell table:style-name="ce2" office:value-type="float" office:value="70.87109">
            <text:p>70.87</text:p>
          </table:table-cell>
          <table:table-cell table:style-name="ce2" office:value-type="float" office:value="125.57339">
            <text:p>125.57</text:p>
          </table:table-cell>
          <table:table-cell table:style-name="ce2" office:value-type="float" office:value="2594">
            <text:p>2594</text:p>
          </table:table-cell>
          <table:table-cell table:style-name="ce2" office:value-type="float" office:value="78.29761">
            <text:p>78.3</text:p>
          </table:table-cell>
          <table:table-cell table:style-name="ce2" office:value-type="float" office:value="12.045006">
            <text:p>12.05</text:p>
          </table:table-cell>
          <table:table-cell table:style-name="ce2" office:value-type="float" office:value="164.5">
            <text:p>164.5</text:p>
          </table:table-cell>
          <table:table-cell table:style-name="ce2" office:value-type="float" office:value="3135000">
            <text:p>31350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518.6246">
            <text:p>1518.62</text:p>
          </table:table-cell>
          <table:table-cell table:style-name="ce2" office:value-type="float" office:value="71.95904">
            <text:p>71.96</text:p>
          </table:table-cell>
          <table:table-cell table:style-name="ce2" office:value-type="float" office:value="131.6273">
            <text:p>131.63</text:p>
          </table:table-cell>
          <table:table-cell table:style-name="ce2" office:value-type="float" office:value="2742.8">
            <text:p>2742.8</text:p>
          </table:table-cell>
          <table:table-cell table:style-name="ce2" office:value-type="float" office:value="76.882126">
            <text:p>76.88</text:p>
          </table:table-cell>
          <table:table-cell table:style-name="ce2" office:value-type="float" office:value="10.753212">
            <text:p>10.75</text:p>
          </table:table-cell>
          <table:table-cell table:style-name="ce2" office:value-type="float" office:value="156.5">
            <text:p>156.5</text:p>
          </table:table-cell>
          <table:table-cell table:style-name="ce2" office:value-type="float" office:value="3275700">
            <text:p>32757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601.7085">
            <text:p>1601.71</text:p>
          </table:table-cell>
          <table:table-cell table:style-name="ce2" office:value-type="float" office:value="72.86468">
            <text:p>72.86</text:p>
          </table:table-cell>
          <table:table-cell table:style-name="ce2" office:value-type="float" office:value="139.9889">
            <text:p>139.99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78.059006">
            <text:p>78.06</text:p>
          </table:table-cell>
          <table:table-cell table:style-name="ce2" office:value-type="float" office:value="12.238093">
            <text:p>12.24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3416100">
            <text:p>34161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700.9098">
            <text:p>1700.91</text:p>
          </table:table-cell>
          <table:table-cell table:style-name="ce2" office:value-type="float" office:value="73.48445">
            <text:p>73.48</text:p>
          </table:table-cell>
          <table:table-cell table:style-name="ce2" office:value-type="float" office:value="149.08101">
            <text:p>149.08</text:p>
          </table:table-cell>
          <table:table-cell table:style-name="ce2" office:value-type="float" office:value="2881.2">
            <text:p>2881.2</text:p>
          </table:table-cell>
          <table:table-cell table:style-name="ce2" office:value-type="float" office:value="78.19716">
            <text:p>78.2</text:p>
          </table:table-cell>
          <table:table-cell table:style-name="ce2" office:value-type="float" office:value="12.138629">
            <text:p>12.14</text:p>
          </table:table-cell>
          <table:table-cell table:style-name="ce2" office:value-type="float" office:value="168.8">
            <text:p>168.8</text:p>
          </table:table-cell>
          <table:table-cell table:style-name="ce2" office:value-type="float" office:value="3561100">
            <text:p>35611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796.4518">
            <text:p>1796.45</text:p>
          </table:table-cell>
          <table:table-cell table:style-name="ce2" office:value-type="float" office:value="73.667305">
            <text:p>73.67</text:p>
          </table:table-cell>
          <table:table-cell table:style-name="ce2" office:value-type="float" office:value="159.6885">
            <text:p>159.69</text:p>
          </table:table-cell>
          <table:table-cell table:style-name="ce2" office:value-type="float" office:value="2948.8">
            <text:p>2948.8</text:p>
          </table:table-cell>
          <table:table-cell table:style-name="ce2" office:value-type="float" office:value="78.73736">
            <text:p>78.74</text:p>
          </table:table-cell>
          <table:table-cell table:style-name="ce2" office:value-type="float" office:value="10.951294">
            <text:p>10.95</text:p>
          </table:table-cell>
          <table:table-cell table:style-name="ce2" office:value-type="float" office:value="179.4">
            <text:p>179.4</text:p>
          </table:table-cell>
          <table:table-cell table:style-name="ce2" office:value-type="float" office:value="3709500">
            <text:p>37095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896.9973">
            <text:p>1897</text:p>
          </table:table-cell>
          <table:table-cell table:style-name="ce2" office:value-type="float" office:value="73.73059">
            <text:p>73.73</text:p>
          </table:table-cell>
          <table:table-cell table:style-name="ce2" office:value-type="float" office:value="169.29561">
            <text:p>169.3</text:p>
          </table:table-cell>
          <table:table-cell table:style-name="ce2" office:value-type="float" office:value="2968.8">
            <text:p>2968.8</text:p>
          </table:table-cell>
          <table:table-cell table:style-name="ce2" office:value-type="float" office:value="79.118">
            <text:p>79.12</text:p>
          </table:table-cell>
          <table:table-cell table:style-name="ce2" office:value-type="float" office:value="10.650131">
            <text:p>10.65</text:p>
          </table:table-cell>
          <table:table-cell table:style-name="ce2" office:value-type="float" office:value="181.8">
            <text:p>181.8</text:p>
          </table:table-cell>
          <table:table-cell table:style-name="ce2" office:value-type="float" office:value="3862500">
            <text:p>38625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962.3232">
            <text:p>1962.32</text:p>
          </table:table-cell>
          <table:table-cell table:style-name="ce2" office:value-type="float" office:value="73.515">
            <text:p>73.52</text:p>
          </table:table-cell>
          <table:table-cell table:style-name="ce2" office:value-type="float" office:value="177.7739">
            <text:p>177.77</text:p>
          </table:table-cell>
          <table:table-cell table:style-name="ce2" office:value-type="float" office:value="3044.4">
            <text:p>3044.4</text:p>
          </table:table-cell>
          <table:table-cell table:style-name="ce2" office:value-type="float" office:value="80.41821">
            <text:p>80.42</text:p>
          </table:table-cell>
          <table:table-cell table:style-name="ce2" office:value-type="float" office:value="11.581899">
            <text:p>11.58</text:p>
          </table:table-cell>
          <table:table-cell table:style-name="ce2" office:value-type="float" office:value="203.4">
            <text:p>203.4</text:p>
          </table:table-cell>
          <table:table-cell table:style-name="ce2" office:value-type="float" office:value="4023100">
            <text:p>40231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2058.3545">
            <text:p>2058.35</text:p>
          </table:table-cell>
          <table:table-cell table:style-name="ce2" office:value-type="float" office:value="73.82908">
            <text:p>73.83</text:p>
          </table:table-cell>
          <table:table-cell table:style-name="ce2" office:value-type="float" office:value="186.4234">
            <text:p>186.42</text:p>
          </table:table-cell>
          <table:table-cell table:style-name="ce2" office:value-type="float" office:value="3047.6">
            <text:p>3047.6</text:p>
          </table:table-cell>
          <table:table-cell table:style-name="ce2" office:value-type="float" office:value="80.296234">
            <text:p>80.3</text:p>
          </table:table-cell>
          <table:table-cell table:style-name="ce2" office:value-type="float" office:value="10.805618">
            <text:p>10.81</text:p>
          </table:table-cell>
          <table:table-cell table:style-name="ce2" office:value-type="float" office:value="188.7">
            <text:p>188.7</text:p>
          </table:table-cell>
          <table:table-cell table:style-name="ce2" office:value-type="float" office:value="4190400">
            <text:p>41904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2166.6526">
            <text:p>2166.65</text:p>
          </table:table-cell>
          <table:table-cell table:style-name="ce2" office:value-type="float" office:value="74.51802">
            <text:p>74.52</text:p>
          </table:table-cell>
          <table:table-cell table:style-name="ce2" office:value-type="float" office:value="194.6087">
            <text:p>194.61</text:p>
          </table:table-cell>
          <table:table-cell table:style-name="ce2" office:value-type="float" office:value="3087.6">
            <text:p>3087.6</text:p>
          </table:table-cell>
          <table:table-cell table:style-name="ce2" office:value-type="float" office:value="80.27505">
            <text:p>80.28</text:p>
          </table:table-cell>
          <table:table-cell table:style-name="ce2" office:value-type="float" office:value="11.258612">
            <text:p>11.26</text:p>
          </table:table-cell>
          <table:table-cell table:style-name="ce2" office:value-type="float" office:value="178.2">
            <text:p>178.2</text:p>
          </table:table-cell>
          <table:table-cell table:style-name="ce2" office:value-type="float" office:value="4363000">
            <text:p>43630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2241.3245">
            <text:p>2241.32</text:p>
          </table:table-cell>
          <table:table-cell table:style-name="ce2" office:value-type="float" office:value="74.85681">
            <text:p>74.86</text:p>
          </table:table-cell>
          <table:table-cell table:style-name="ce2" office:value-type="float" office:value="200.5394">
            <text:p>200.54</text:p>
          </table:table-cell>
          <table:table-cell table:style-name="ce2" office:value-type="float" office:value="3088">
            <text:p>3088</text:p>
          </table:table-cell>
          <table:table-cell table:style-name="ce2" office:value-type="float" office:value="79.64669">
            <text:p>79.65</text:p>
          </table:table-cell>
          <table:table-cell table:style-name="ce2" office:value-type="float" office:value="11.601138">
            <text:p>11.6</text:p>
          </table:table-cell>
          <table:table-cell table:style-name="ce2" office:value-type="float" office:value="203.7">
            <text:p>203.7</text:p>
          </table:table-cell>
          <table:table-cell table:style-name="ce2" office:value-type="float" office:value="4535200">
            <text:p>45352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2300.8623">
            <text:p>2300.86</text:p>
          </table:table-cell>
          <table:table-cell table:style-name="ce2" office:value-type="float" office:value="75.15312">
            <text:p>75.15</text:p>
          </table:table-cell>
          <table:table-cell table:style-name="ce2" office:value-type="float" office:value="206.58589">
            <text:p>206.59</text:p>
          </table:table-cell>
          <table:table-cell table:style-name="ce2" office:value-type="float" office:value="3119.6">
            <text:p>3119.6</text:p>
          </table:table-cell>
          <table:table-cell table:style-name="ce2" office:value-type="float" office:value="80.049545">
            <text:p>80.05</text:p>
          </table:table-cell>
          <table:table-cell table:style-name="ce2" office:value-type="float" office:value="11.765206">
            <text:p>11.77</text:p>
          </table:table-cell>
          <table:table-cell table:style-name="ce2" office:value-type="float" office:value="201.4">
            <text:p>201.4</text:p>
          </table:table-cell>
          <table:table-cell table:style-name="ce2" office:value-type="float" office:value="4709600">
            <text:p>47096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2338.1958">
            <text:p>2338.2</text:p>
          </table:table-cell>
          <table:table-cell table:style-name="ce2" office:value-type="float" office:value="75.65146">
            <text:p>75.65</text:p>
          </table:table-cell>
          <table:table-cell table:style-name="ce2" office:value-type="float" office:value="214.4324">
            <text:p>214.43</text:p>
          </table:table-cell>
          <table:table-cell table:style-name="ce2" office:value-type="float" office:value="3137">
            <text:p>3137</text:p>
          </table:table-cell>
          <table:table-cell table:style-name="ce2" office:value-type="float" office:value="79.55308">
            <text:p>79.55</text:p>
          </table:table-cell>
          <table:table-cell table:style-name="ce2" office:value-type="float" office:value="12.25433">
            <text:p>12.25</text:p>
          </table:table-cell>
          <table:table-cell table:style-name="ce2" office:value-type="float" office:value="221.7">
            <text:p>221.7</text:p>
          </table:table-cell>
          <table:table-cell table:style-name="ce2" office:value-type="float" office:value="4887700">
            <text:p>48877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2368.625">
            <text:p>2368.63</text:p>
          </table:table-cell>
          <table:table-cell table:style-name="ce2" office:value-type="float" office:value="75.93434">
            <text:p>75.93</text:p>
          </table:table-cell>
          <table:table-cell table:style-name="ce2" office:value-type="float" office:value="220.3066">
            <text:p>220.31</text:p>
          </table:table-cell>
          <table:table-cell table:style-name="ce2" office:value-type="float" office:value="3178.6">
            <text:p>3178.6</text:p>
          </table:table-cell>
          <table:table-cell table:style-name="ce2" office:value-type="float" office:value="79.97096">
            <text:p>79.97</text:p>
          </table:table-cell>
          <table:table-cell table:style-name="ce2" office:value-type="float" office:value="12.296248">
            <text:p>12.3</text:p>
          </table:table-cell>
          <table:table-cell table:style-name="ce2" office:value-type="float" office:value="231.6">
            <text:p>231.6</text:p>
          </table:table-cell>
          <table:table-cell table:style-name="ce2" office:value-type="float" office:value="5069000">
            <text:p>50690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391.6545">
            <text:p>2391.65</text:p>
          </table:table-cell>
          <table:table-cell table:style-name="ce2" office:value-type="float" office:value="76.21448">
            <text:p>76.21</text:p>
          </table:table-cell>
          <table:table-cell table:style-name="ce2" office:value-type="float" office:value="225.1846">
            <text:p>225.18</text:p>
          </table:table-cell>
          <table:table-cell table:style-name="ce2" office:value-type="float" office:value="3182.6">
            <text:p>3182.6</text:p>
          </table:table-cell>
          <table:table-cell table:style-name="ce2" office:value-type="float" office:value="81.25627">
            <text:p>81.26</text:p>
          </table:table-cell>
          <table:table-cell table:style-name="ce2" office:value-type="float" office:value="12.099588">
            <text:p>12.1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5249300">
            <text:p>52493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402.1946">
            <text:p>2402.19</text:p>
          </table:table-cell>
          <table:table-cell table:style-name="ce2" office:value-type="float" office:value="76.21331">
            <text:p>76.21</text:p>
          </table:table-cell>
          <table:table-cell table:style-name="ce2" office:value-type="float" office:value="229.0303">
            <text:p>229.03</text:p>
          </table:table-cell>
          <table:table-cell table:style-name="ce2" office:value-type="float" office:value="3189">
            <text:p>3189</text:p>
          </table:table-cell>
          <table:table-cell table:style-name="ce2" office:value-type="float" office:value="81.15262">
            <text:p>81.15</text:p>
          </table:table-cell>
          <table:table-cell table:style-name="ce2" office:value-type="float" office:value="12.131116">
            <text:p>12.13</text:p>
          </table:table-cell>
          <table:table-cell table:style-name="ce2" office:value-type="float" office:value="239.1">
            <text:p>239.1</text:p>
          </table:table-cell>
          <table:table-cell table:style-name="ce2" office:value-type="float" office:value="5428600">
            <text:p>54286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437.4495">
            <text:p>2437.45</text:p>
          </table:table-cell>
          <table:table-cell table:style-name="ce2" office:value-type="float" office:value="76.43636">
            <text:p>76.44</text:p>
          </table:table-cell>
          <table:table-cell table:style-name="ce2" office:value-type="float" office:value="233.74683">
            <text:p>233.75</text:p>
          </table:table-cell>
          <table:table-cell table:style-name="ce2" office:value-type="float" office:value="3275.8">
            <text:p>3275.8</text:p>
          </table:table-cell>
          <table:table-cell table:style-name="ce2" office:value-type="float" office:value="81.76583">
            <text:p>81.77</text:p>
          </table:table-cell>
          <table:table-cell table:style-name="ce2" office:value-type="float" office:value="12.221238">
            <text:p>12.22</text:p>
          </table:table-cell>
          <table:table-cell table:style-name="ce2" office:value-type="float" office:value="247.3">
            <text:p>247.3</text:p>
          </table:table-cell>
          <table:table-cell table:style-name="ce2" office:value-type="float" office:value="5610200">
            <text:p>56102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465.438">
            <text:p>2465.44</text:p>
          </table:table-cell>
          <table:table-cell table:style-name="ce2" office:value-type="float" office:value="76.29966">
            <text:p>76.3</text:p>
          </table:table-cell>
          <table:table-cell table:style-name="ce2" office:value-type="float" office:value="241.63643">
            <text:p>241.64</text:p>
          </table:table-cell>
          <table:table-cell table:style-name="ce2" office:value-type="float" office:value="3339.8">
            <text:p>3339.8</text:p>
          </table:table-cell>
          <table:table-cell table:style-name="ce2" office:value-type="float" office:value="80.837814">
            <text:p>80.84</text:p>
          </table:table-cell>
          <table:table-cell table:style-name="ce2" office:value-type="float" office:value="11.057765">
            <text:p>11.06</text:p>
          </table:table-cell>
          <table:table-cell table:style-name="ce2" office:value-type="float" office:value="228.5">
            <text:p>228.5</text:p>
          </table:table-cell>
          <table:table-cell table:style-name="ce2" office:value-type="float" office:value="5797400">
            <text:p>57974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458.5227">
            <text:p>2458.52</text:p>
          </table:table-cell>
          <table:table-cell table:style-name="ce2" office:value-type="float" office:value="76.086334">
            <text:p>76.09</text:p>
          </table:table-cell>
          <table:table-cell table:style-name="ce2" office:value-type="float" office:value="250.42819">
            <text:p>250.43</text:p>
          </table:table-cell>
          <table:table-cell table:style-name="ce2" office:value-type="float" office:value="3397.4">
            <text:p>3397.4</text:p>
          </table:table-cell>
          <table:table-cell table:style-name="ce2" office:value-type="float" office:value="80.81356">
            <text:p>80.81</text:p>
          </table:table-cell>
          <table:table-cell table:style-name="ce2" office:value-type="float" office:value="11.116203">
            <text:p>11.12</text:p>
          </table:table-cell>
          <table:table-cell table:style-name="ce2" office:value-type="float" office:value="226.3">
            <text:p>226.3</text:p>
          </table:table-cell>
          <table:table-cell table:style-name="ce2" office:value-type="float" office:value="5989700">
            <text:p>59897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507.0168">
            <text:p>2507.02</text:p>
          </table:table-cell>
          <table:table-cell table:style-name="ce2" office:value-type="float" office:value="76.49133">
            <text:p>76.49</text:p>
          </table:table-cell>
          <table:table-cell table:style-name="ce2" office:value-type="float" office:value="253.9968">
            <text:p>254</text:p>
          </table:table-cell>
          <table:table-cell table:style-name="ce2" office:value-type="float" office:value="3397.4">
            <text:p>3397.4</text:p>
          </table:table-cell>
          <table:table-cell table:style-name="ce2" office:value-type="float" office:value="80.81891">
            <text:p>80.82</text:p>
          </table:table-cell>
          <table:table-cell table:style-name="ce2" office:value-type="float" office:value="11.116203">
            <text:p>11.12</text:p>
          </table:table-cell>
          <table:table-cell table:style-name="ce2" office:value-type="float" office:value="242.8">
            <text:p>242.8</text:p>
          </table:table-cell>
          <table:table-cell table:style-name="ce2" office:value-type="float" office:value="6179700">
            <text:p>61797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540.3787">
            <text:p>2540.38</text:p>
          </table:table-cell>
          <table:table-cell table:style-name="ce2" office:value-type="float" office:value="76.99125">
            <text:p>76.99</text:p>
          </table:table-cell>
          <table:table-cell table:style-name="ce2" office:value-type="float" office:value="258.1101">
            <text:p>258.11</text:p>
          </table:table-cell>
          <table:table-cell table:style-name="ce2" office:value-type="float" office:value="3410.2">
            <text:p>3410.2</text:p>
          </table:table-cell>
          <table:table-cell table:style-name="ce2" office:value-type="float" office:value="81.02563">
            <text:p>81.03</text:p>
          </table:table-cell>
          <table:table-cell table:style-name="ce2" office:value-type="float" office:value="11.939261">
            <text:p>11.94</text:p>
          </table:table-cell>
          <table:table-cell table:style-name="ce2" office:value-type="float" office:value="242.2">
            <text:p>242.2</text:p>
          </table:table-cell>
          <table:table-cell table:style-name="ce2" office:value-type="float" office:value="6367900">
            <text:p>63679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590.369">
            <text:p>2590.37</text:p>
          </table:table-cell>
          <table:table-cell table:style-name="ce2" office:value-type="float" office:value="77.54292">
            <text:p>77.54</text:p>
          </table:table-cell>
          <table:table-cell table:style-name="ce2" office:value-type="float" office:value="263.0957">
            <text:p>263.1</text:p>
          </table:table-cell>
          <table:table-cell table:style-name="ce2" office:value-type="float" office:value="3450.6">
            <text:p>3450.6</text:p>
          </table:table-cell>
          <table:table-cell table:style-name="ce2" office:value-type="float" office:value="81.416855">
            <text:p>81.42</text:p>
          </table:table-cell>
          <table:table-cell table:style-name="ce2" office:value-type="float" office:value="11.940917">
            <text:p>11.94</text:p>
          </table:table-cell>
          <table:table-cell table:style-name="ce2" office:value-type="float" office:value="256.4">
            <text:p>256.4</text:p>
          </table:table-cell>
          <table:table-cell table:style-name="ce2" office:value-type="float" office:value="6558200">
            <text:p>65582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635.675">
            <text:p>2635.68</text:p>
          </table:table-cell>
          <table:table-cell table:style-name="ce2" office:value-type="float" office:value="77.952156">
            <text:p>77.95</text:p>
          </table:table-cell>
          <table:table-cell table:style-name="ce2" office:value-type="float" office:value="266.7808">
            <text:p>266.78</text:p>
          </table:table-cell>
          <table:table-cell table:style-name="ce2" office:value-type="float" office:value="3510.2">
            <text:p>3510.2</text:p>
          </table:table-cell>
          <table:table-cell table:style-name="ce2" office:value-type="float" office:value="80.91606">
            <text:p>80.92</text:p>
          </table:table-cell>
          <table:table-cell table:style-name="ce2" office:value-type="float" office:value="10.885552">
            <text:p>10.89</text:p>
          </table:table-cell>
          <table:table-cell table:style-name="ce2" office:value-type="float" office:value="260.9">
            <text:p>260.9</text:p>
          </table:table-cell>
          <table:table-cell table:style-name="ce2" office:value-type="float" office:value="6750800">
            <text:p>67508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653.9333">
            <text:p>2653.93</text:p>
          </table:table-cell>
          <table:table-cell table:style-name="ce2" office:value-type="float" office:value="78.045715">
            <text:p>78.05</text:p>
          </table:table-cell>
          <table:table-cell table:style-name="ce2" office:value-type="float" office:value="266.04913">
            <text:p>266.05</text:p>
          </table:table-cell>
          <table:table-cell table:style-name="ce2" office:value-type="float" office:value="3516.4">
            <text:p>3516.4</text:p>
          </table:table-cell>
          <table:table-cell table:style-name="ce2" office:value-type="float" office:value="82.0442">
            <text:p>82.04</text:p>
          </table:table-cell>
          <table:table-cell table:style-name="ce2" office:value-type="float" office:value="11.222002">
            <text:p>11.22</text:p>
          </table:table-cell>
          <table:table-cell table:style-name="ce2" office:value-type="float" office:value="237">
            <text:p>237</text:p>
          </table:table-cell>
          <table:table-cell table:style-name="ce2" office:value-type="float" office:value="6943300">
            <text:p>69433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715.363">
            <text:p>2715.36</text:p>
          </table:table-cell>
          <table:table-cell table:style-name="ce2" office:value-type="float" office:value="78.32912">
            <text:p>78.33</text:p>
          </table:table-cell>
          <table:table-cell table:style-name="ce2" office:value-type="float" office:value="266.5939">
            <text:p>266.59</text:p>
          </table:table-cell>
          <table:table-cell table:style-name="ce2" office:value-type="float" office:value="3584.8">
            <text:p>3584.8</text:p>
          </table:table-cell>
          <table:table-cell table:style-name="ce2" office:value-type="float" office:value="81.26606">
            <text:p>81.27</text:p>
          </table:table-cell>
          <table:table-cell table:style-name="ce2" office:value-type="float" office:value="11.30707">
            <text:p>11.31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7140700">
            <text:p>71407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2</text:p>
          </table:table-cell>
          <table:table-cell table:style-name="ce2" table:number-columns-repeated="8"/>
          <table:table-cell office:value-type="string">
            <text:p>M=3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12</text:p>
          </table:table-cell>
          <table:table-cell table:style-name="ce1" office:value-type="string">
            <text:p>Mean Solved Score 12</text:p>
          </table:table-cell>
          <table:table-cell table:style-name="ce1" office:value-type="string">
            <text:p>Mean Entropy 12</text:p>
          </table:table-cell>
          <table:table-cell table:style-name="ce1" office:value-type="string">
            <text:p>Mean Size 12</text:p>
          </table:table-cell>
          <table:table-cell table:style-name="ce1" office:value-type="string">
            <text:p>Solved Score 12</text:p>
          </table:table-cell>
          <table:table-cell table:style-name="ce1" office:value-type="string">
            <text:p>Entropy 12</text:p>
          </table:table-cell>
          <table:table-cell table:style-name="ce1" office:value-type="string">
            <text:p>Steps 12</text:p>
          </table:table-cell>
          <table:table-cell table:style-name="ce1" office:value-type="string">
            <text:p>Size 12</text:p>
          </table:table-cell>
          <table:table-cell table:style-name="ce1" office:value-type="string">
            <text:p>TiempoTotal 12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8.1822">
            <text:p>8.18</text:p>
          </table:table-cell>
          <table:table-cell table:style-name="ce2" office:value-type="float" office:value="42.02452">
            <text:p>42.02</text:p>
          </table:table-cell>
          <table:table-cell table:style-name="ce2" office:value-type="float" office:value="108.86269">
            <text:p>108.86</text:p>
          </table:table-cell>
          <table:table-cell table:style-name="ce2" office:value-type="float" office:value="129.4">
            <text:p>129.4</text:p>
          </table:table-cell>
          <table:table-cell table:style-name="ce2" office:value-type="float" office:value="53.493847">
            <text:p>53.49</text:p>
          </table:table-cell>
          <table:table-cell table:style-name="ce2" office:value-type="float" office:value="7.290866">
            <text:p>7.29</text:p>
          </table:table-cell>
          <table:table-cell table:style-name="ce2" office:value-type="float" office:value="56.4">
            <text:p>56.4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2.8612">
            <text:p>22.86</text:p>
          </table:table-cell>
          <table:table-cell table:style-name="ce2" office:value-type="float" office:value="46.449932">
            <text:p>46.45</text:p>
          </table:table-cell>
          <table:table-cell table:style-name="ce2" office:value-type="float" office:value="39.271904">
            <text:p>39.27</text:p>
          </table:table-cell>
          <table:table-cell table:style-name="ce2" office:value-type="float" office:value="300.4">
            <text:p>300.4</text:p>
          </table:table-cell>
          <table:table-cell table:style-name="ce2" office:value-type="float" office:value="51.859795">
            <text:p>51.86</text:p>
          </table:table-cell>
          <table:table-cell table:style-name="ce2" office:value-type="float" office:value="10.939068">
            <text:p>10.94</text:p>
          </table:table-cell>
          <table:table-cell table:style-name="ce2" office:value-type="float" office:value="33.6">
            <text:p>33.6</text:p>
          </table:table-cell>
          <table:table-cell table:style-name="ce2" office:value-type="float" office:value="49900">
            <text:p>499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7.5826">
            <text:p>37.58</text:p>
          </table:table-cell>
          <table:table-cell table:style-name="ce2" office:value-type="float" office:value="49.79013">
            <text:p>49.79</text:p>
          </table:table-cell>
          <table:table-cell table:style-name="ce2" office:value-type="float" office:value="24.8966">
            <text:p>24.9</text:p>
          </table:table-cell>
          <table:table-cell table:style-name="ce2" office:value-type="float" office:value="307">
            <text:p>307</text:p>
          </table:table-cell>
          <table:table-cell table:style-name="ce2" office:value-type="float" office:value="53.176197">
            <text:p>53.18</text:p>
          </table:table-cell>
          <table:table-cell table:style-name="ce2" office:value-type="float" office:value="6.8978095">
            <text:p>6.9</text:p>
          </table:table-cell>
          <table:table-cell table:style-name="ce2" office:value-type="float" office:value="36.1">
            <text:p>36.1</text:p>
          </table:table-cell>
          <table:table-cell table:style-name="ce2" office:value-type="float" office:value="84100">
            <text:p>841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3.6598">
            <text:p>43.66</text:p>
          </table:table-cell>
          <table:table-cell table:style-name="ce2" office:value-type="float" office:value="50.340412">
            <text:p>50.34</text:p>
          </table:table-cell>
          <table:table-cell table:style-name="ce2" office:value-type="float" office:value="23.9319">
            <text:p>23.93</text:p>
          </table:table-cell>
          <table:table-cell table:style-name="ce2" office:value-type="float" office:value="337.4">
            <text:p>337.4</text:p>
          </table:table-cell>
          <table:table-cell table:style-name="ce2" office:value-type="float" office:value="51.990776">
            <text:p>51.99</text:p>
          </table:table-cell>
          <table:table-cell table:style-name="ce2" office:value-type="float" office:value="8.07345">
            <text:p>8.07</text:p>
          </table:table-cell>
          <table:table-cell table:style-name="ce2" office:value-type="float" office:value="33.1">
            <text:p>33.1</text:p>
          </table:table-cell>
          <table:table-cell table:style-name="ce2" office:value-type="float" office:value="117500">
            <text:p>1175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7.1826">
            <text:p>47.18</text:p>
          </table:table-cell>
          <table:table-cell table:style-name="ce2" office:value-type="float" office:value="49.888844">
            <text:p>49.89</text:p>
          </table:table-cell>
          <table:table-cell table:style-name="ce2" office:value-type="float" office:value="27.699902">
            <text:p>27.7</text:p>
          </table:table-cell>
          <table:table-cell table:style-name="ce2" office:value-type="float" office:value="362">
            <text:p>362</text:p>
          </table:table-cell>
          <table:table-cell table:style-name="ce2" office:value-type="float" office:value="52.55125">
            <text:p>52.55</text:p>
          </table:table-cell>
          <table:table-cell table:style-name="ce2" office:value-type="float" office:value="7.729417">
            <text:p>7.73</text:p>
          </table:table-cell>
          <table:table-cell table:style-name="ce2" office:value-type="float" office:value="36.1">
            <text:p>36.1</text:p>
          </table:table-cell>
          <table:table-cell table:style-name="ce2" office:value-type="float" office:value="162600">
            <text:p>1626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5.564995">
            <text:p>55.56</text:p>
          </table:table-cell>
          <table:table-cell table:style-name="ce2" office:value-type="float" office:value="49.9583">
            <text:p>49.96</text:p>
          </table:table-cell>
          <table:table-cell table:style-name="ce2" office:value-type="float" office:value="33.7532">
            <text:p>33.75</text:p>
          </table:table-cell>
          <table:table-cell table:style-name="ce2" office:value-type="float" office:value="371.8">
            <text:p>371.8</text:p>
          </table:table-cell>
          <table:table-cell table:style-name="ce2" office:value-type="float" office:value="53.289745">
            <text:p>53.29</text:p>
          </table:table-cell>
          <table:table-cell table:style-name="ce2" office:value-type="float" office:value="9.167021">
            <text:p>9.17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226600">
            <text:p>2266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5.508606">
            <text:p>75.51</text:p>
          </table:table-cell>
          <table:table-cell table:style-name="ce2" office:value-type="float" office:value="50.66785">
            <text:p>50.67</text:p>
          </table:table-cell>
          <table:table-cell table:style-name="ce2" office:value-type="float" office:value="40.7398">
            <text:p>40.74</text:p>
          </table:table-cell>
          <table:table-cell table:style-name="ce2" office:value-type="float" office:value="404.2">
            <text:p>404.2</text:p>
          </table:table-cell>
          <table:table-cell table:style-name="ce2" office:value-type="float" office:value="54.821068">
            <text:p>54.82</text:p>
          </table:table-cell>
          <table:table-cell table:style-name="ce2" office:value-type="float" office:value="9.091423">
            <text:p>9.09</text:p>
          </table:table-cell>
          <table:table-cell table:style-name="ce2" office:value-type="float" office:value="43.9">
            <text:p>43.9</text:p>
          </table:table-cell>
          <table:table-cell table:style-name="ce2" office:value-type="float" office:value="312300">
            <text:p>3123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93.649605">
            <text:p>93.65</text:p>
          </table:table-cell>
          <table:table-cell table:style-name="ce2" office:value-type="float" office:value="51.133125">
            <text:p>51.13</text:p>
          </table:table-cell>
          <table:table-cell table:style-name="ce2" office:value-type="float" office:value="45.0689">
            <text:p>45.07</text:p>
          </table:table-cell>
          <table:table-cell table:style-name="ce2" office:value-type="float" office:value="508.8">
            <text:p>508.8</text:p>
          </table:table-cell>
          <table:table-cell table:style-name="ce2" office:value-type="float" office:value="59.92973">
            <text:p>59.93</text:p>
          </table:table-cell>
          <table:table-cell table:style-name="ce2" office:value-type="float" office:value="7.786597">
            <text:p>7.79</text:p>
          </table:table-cell>
          <table:table-cell table:style-name="ce2" office:value-type="float" office:value="39.9">
            <text:p>39.9</text:p>
          </table:table-cell>
          <table:table-cell table:style-name="ce2" office:value-type="float" office:value="407300">
            <text:p>4073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11.287796">
            <text:p>111.29</text:p>
          </table:table-cell>
          <table:table-cell table:style-name="ce2" office:value-type="float" office:value="51.663475">
            <text:p>51.66</text:p>
          </table:table-cell>
          <table:table-cell table:style-name="ce2" office:value-type="float" office:value="46.1195">
            <text:p>46.12</text:p>
          </table:table-cell>
          <table:table-cell table:style-name="ce2" office:value-type="float" office:value="603.4">
            <text:p>603.4</text:p>
          </table:table-cell>
          <table:table-cell table:style-name="ce2" office:value-type="float" office:value="59.88326">
            <text:p>59.88</text:p>
          </table:table-cell>
          <table:table-cell table:style-name="ce2" office:value-type="float" office:value="10.275707">
            <text:p>10.28</text:p>
          </table:table-cell>
          <table:table-cell table:style-name="ce2" office:value-type="float" office:value="43.7">
            <text:p>43.7</text:p>
          </table:table-cell>
          <table:table-cell table:style-name="ce2" office:value-type="float" office:value="505300">
            <text:p>5053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33.1602">
            <text:p>133.16</text:p>
          </table:table-cell>
          <table:table-cell table:style-name="ce2" office:value-type="float" office:value="51.215034">
            <text:p>51.22</text:p>
          </table:table-cell>
          <table:table-cell table:style-name="ce2" office:value-type="float" office:value="46.6689">
            <text:p>46.67</text:p>
          </table:table-cell>
          <table:table-cell table:style-name="ce2" office:value-type="float" office:value="656">
            <text:p>656</text:p>
          </table:table-cell>
          <table:table-cell table:style-name="ce2" office:value-type="float" office:value="59.953644">
            <text:p>59.95</text:p>
          </table:table-cell>
          <table:table-cell table:style-name="ce2" office:value-type="float" office:value="9.082716">
            <text:p>9.08</text:p>
          </table:table-cell>
          <table:table-cell table:style-name="ce2" office:value-type="float" office:value="46.7">
            <text:p>46.7</text:p>
          </table:table-cell>
          <table:table-cell table:style-name="ce2" office:value-type="float" office:value="600800">
            <text:p>6008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67.58861">
            <text:p>167.59</text:p>
          </table:table-cell>
          <table:table-cell table:style-name="ce2" office:value-type="float" office:value="51.19334">
            <text:p>51.19</text:p>
          </table:table-cell>
          <table:table-cell table:style-name="ce2" office:value-type="float" office:value="47.712402">
            <text:p>47.71</text:p>
          </table:table-cell>
          <table:table-cell table:style-name="ce2" office:value-type="float" office:value="684">
            <text:p>684</text:p>
          </table:table-cell>
          <table:table-cell table:style-name="ce2" office:value-type="float" office:value="61.241566">
            <text:p>61.24</text:p>
          </table:table-cell>
          <table:table-cell table:style-name="ce2" office:value-type="float" office:value="8.861981">
            <text:p>8.86</text:p>
          </table:table-cell>
          <table:table-cell table:style-name="ce2" office:value-type="float" office:value="48.7">
            <text:p>48.7</text:p>
          </table:table-cell>
          <table:table-cell table:style-name="ce2" office:value-type="float" office:value="697500">
            <text:p>6975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18.6104">
            <text:p>218.61</text:p>
          </table:table-cell>
          <table:table-cell table:style-name="ce2" office:value-type="float" office:value="51.376656">
            <text:p>51.38</text:p>
          </table:table-cell>
          <table:table-cell table:style-name="ce2" office:value-type="float" office:value="49.1484">
            <text:p>49.15</text:p>
          </table:table-cell>
          <table:table-cell table:style-name="ce2" office:value-type="float" office:value="803.2">
            <text:p>803.2</text:p>
          </table:table-cell>
          <table:table-cell table:style-name="ce2" office:value-type="float" office:value="61.194756">
            <text:p>61.19</text:p>
          </table:table-cell>
          <table:table-cell table:style-name="ce2" office:value-type="float" office:value="9.378122">
            <text:p>9.38</text:p>
          </table:table-cell>
          <table:table-cell table:style-name="ce2" office:value-type="float" office:value="54.9">
            <text:p>54.9</text:p>
          </table:table-cell>
          <table:table-cell table:style-name="ce2" office:value-type="float" office:value="796600">
            <text:p>7966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77.2018">
            <text:p>277.2</text:p>
          </table:table-cell>
          <table:table-cell table:style-name="ce2" office:value-type="float" office:value="52.333813">
            <text:p>52.33</text:p>
          </table:table-cell>
          <table:table-cell table:style-name="ce2" office:value-type="float" office:value="52.438404">
            <text:p>52.44</text:p>
          </table:table-cell>
          <table:table-cell table:style-name="ce2" office:value-type="float" office:value="879.2">
            <text:p>879.2</text:p>
          </table:table-cell>
          <table:table-cell table:style-name="ce2" office:value-type="float" office:value="66.02049">
            <text:p>66.02</text:p>
          </table:table-cell>
          <table:table-cell table:style-name="ce2" office:value-type="float" office:value="8.915485">
            <text:p>8.92</text:p>
          </table:table-cell>
          <table:table-cell table:style-name="ce2" office:value-type="float" office:value="60.8">
            <text:p>60.8</text:p>
          </table:table-cell>
          <table:table-cell table:style-name="ce2" office:value-type="float" office:value="898700">
            <text:p>8987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326.91977">
            <text:p>326.92</text:p>
          </table:table-cell>
          <table:table-cell table:style-name="ce2" office:value-type="float" office:value="53.024334">
            <text:p>53.02</text:p>
          </table:table-cell>
          <table:table-cell table:style-name="ce2" office:value-type="float" office:value="56.528595">
            <text:p>56.53</text:p>
          </table:table-cell>
          <table:table-cell table:style-name="ce2" office:value-type="float" office:value="1038.6">
            <text:p>1038.6</text:p>
          </table:table-cell>
          <table:table-cell table:style-name="ce2" office:value-type="float" office:value="65.85603">
            <text:p>65.86</text:p>
          </table:table-cell>
          <table:table-cell table:style-name="ce2" office:value-type="float" office:value="7.8597984">
            <text:p>7.86</text:p>
          </table:table-cell>
          <table:table-cell table:style-name="ce2" office:value-type="float" office:value="64.4">
            <text:p>64.4</text:p>
          </table:table-cell>
          <table:table-cell table:style-name="ce2" office:value-type="float" office:value="1002100">
            <text:p>10021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364.586">
            <text:p>364.59</text:p>
          </table:table-cell>
          <table:table-cell table:style-name="ce2" office:value-type="float" office:value="54.02887">
            <text:p>54.03</text:p>
          </table:table-cell>
          <table:table-cell table:style-name="ce2" office:value-type="float" office:value="61.082996">
            <text:p>61.08</text:p>
          </table:table-cell>
          <table:table-cell table:style-name="ce2" office:value-type="float" office:value="1054">
            <text:p>1054</text:p>
          </table:table-cell>
          <table:table-cell table:style-name="ce2" office:value-type="float" office:value="65.828255">
            <text:p>65.83</text:p>
          </table:table-cell>
          <table:table-cell table:style-name="ce2" office:value-type="float" office:value="7.386612">
            <text:p>7.39</text:p>
          </table:table-cell>
          <table:table-cell table:style-name="ce2" office:value-type="float" office:value="63.3">
            <text:p>63.3</text:p>
          </table:table-cell>
          <table:table-cell table:style-name="ce2" office:value-type="float" office:value="1112700">
            <text:p>11127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407.48657">
            <text:p>407.49</text:p>
          </table:table-cell>
          <table:table-cell table:style-name="ce2" office:value-type="float" office:value="54.924202">
            <text:p>54.92</text:p>
          </table:table-cell>
          <table:table-cell table:style-name="ce2" office:value-type="float" office:value="64.83581">
            <text:p>64.84</text:p>
          </table:table-cell>
          <table:table-cell table:style-name="ce2" office:value-type="float" office:value="1085.8">
            <text:p>1085.8</text:p>
          </table:table-cell>
          <table:table-cell table:style-name="ce2" office:value-type="float" office:value="66.26503">
            <text:p>66.27</text:p>
          </table:table-cell>
          <table:table-cell table:style-name="ce2" office:value-type="float" office:value="7.8710914">
            <text:p>7.87</text:p>
          </table:table-cell>
          <table:table-cell table:style-name="ce2" office:value-type="float" office:value="66.2">
            <text:p>66.2</text:p>
          </table:table-cell>
          <table:table-cell table:style-name="ce2" office:value-type="float" office:value="1225600">
            <text:p>12256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450.4152">
            <text:p>450.42</text:p>
          </table:table-cell>
          <table:table-cell table:style-name="ce2" office:value-type="float" office:value="55.79231">
            <text:p>55.79</text:p>
          </table:table-cell>
          <table:table-cell table:style-name="ce2" office:value-type="float" office:value="69.6028">
            <text:p>69.6</text:p>
          </table:table-cell>
          <table:table-cell table:style-name="ce2" office:value-type="float" office:value="1177.8">
            <text:p>1177.8</text:p>
          </table:table-cell>
          <table:table-cell table:style-name="ce2" office:value-type="float" office:value="67.59544">
            <text:p>67.6</text:p>
          </table:table-cell>
          <table:table-cell table:style-name="ce2" office:value-type="float" office:value="8.729567">
            <text:p>8.73</text:p>
          </table:table-cell>
          <table:table-cell table:style-name="ce2" office:value-type="float" office:value="72.9">
            <text:p>72.9</text:p>
          </table:table-cell>
          <table:table-cell table:style-name="ce2" office:value-type="float" office:value="1341100">
            <text:p>13411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503.64374">
            <text:p>503.64</text:p>
          </table:table-cell>
          <table:table-cell table:style-name="ce2" office:value-type="float" office:value="57.23393">
            <text:p>57.23</text:p>
          </table:table-cell>
          <table:table-cell table:style-name="ce2" office:value-type="float" office:value="75.261696">
            <text:p>75.26</text:p>
          </table:table-cell>
          <table:table-cell table:style-name="ce2" office:value-type="float" office:value="1280.6">
            <text:p>1280.6</text:p>
          </table:table-cell>
          <table:table-cell table:style-name="ce2" office:value-type="float" office:value="69.79271">
            <text:p>69.79</text:p>
          </table:table-cell>
          <table:table-cell table:style-name="ce2" office:value-type="float" office:value="8.257982">
            <text:p>8.26</text:p>
          </table:table-cell>
          <table:table-cell table:style-name="ce2" office:value-type="float" office:value="77.4">
            <text:p>77.4</text:p>
          </table:table-cell>
          <table:table-cell table:style-name="ce2" office:value-type="float" office:value="1463300">
            <text:p>14633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544.71216">
            <text:p>544.71</text:p>
          </table:table-cell>
          <table:table-cell table:style-name="ce2" office:value-type="float" office:value="58.411785">
            <text:p>58.41</text:p>
          </table:table-cell>
          <table:table-cell table:style-name="ce2" office:value-type="float" office:value="81.33971">
            <text:p>81.34</text:p>
          </table:table-cell>
          <table:table-cell table:style-name="ce2" office:value-type="float" office:value="1370.4">
            <text:p>1370.4</text:p>
          </table:table-cell>
          <table:table-cell table:style-name="ce2" office:value-type="float" office:value="69.42745">
            <text:p>69.43</text:p>
          </table:table-cell>
          <table:table-cell table:style-name="ce2" office:value-type="float" office:value="7.9960318">
            <text:p>8</text:p>
          </table:table-cell>
          <table:table-cell table:style-name="ce2" office:value-type="float" office:value="89.1">
            <text:p>89.1</text:p>
          </table:table-cell>
          <table:table-cell table:style-name="ce2" office:value-type="float" office:value="1591900">
            <text:p>15919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596.7646">
            <text:p>596.76</text:p>
          </table:table-cell>
          <table:table-cell table:style-name="ce2" office:value-type="float" office:value="59.824787">
            <text:p>59.82</text:p>
          </table:table-cell>
          <table:table-cell table:style-name="ce2" office:value-type="float" office:value="86.62309">
            <text:p>86.62</text:p>
          </table:table-cell>
          <table:table-cell table:style-name="ce2" office:value-type="float" office:value="1425.4">
            <text:p>1425.4</text:p>
          </table:table-cell>
          <table:table-cell table:style-name="ce2" office:value-type="float" office:value="72.80638">
            <text:p>72.81</text:p>
          </table:table-cell>
          <table:table-cell table:style-name="ce2" office:value-type="float" office:value="8.595737">
            <text:p>8.6</text:p>
          </table:table-cell>
          <table:table-cell table:style-name="ce2" office:value-type="float" office:value="85.7">
            <text:p>85.7</text:p>
          </table:table-cell>
          <table:table-cell table:style-name="ce2" office:value-type="float" office:value="1729900">
            <text:p>17299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656.82184">
            <text:p>656.82</text:p>
          </table:table-cell>
          <table:table-cell table:style-name="ce2" office:value-type="float" office:value="61.09423">
            <text:p>61.09</text:p>
          </table:table-cell>
          <table:table-cell table:style-name="ce2" office:value-type="float" office:value="91.4069">
            <text:p>91.41</text:p>
          </table:table-cell>
          <table:table-cell table:style-name="ce2" office:value-type="float" office:value="1433.4">
            <text:p>1433.4</text:p>
          </table:table-cell>
          <table:table-cell table:style-name="ce2" office:value-type="float" office:value="72.13656">
            <text:p>72.14</text:p>
          </table:table-cell>
          <table:table-cell table:style-name="ce2" office:value-type="float" office:value="9.361982">
            <text:p>9.36</text:p>
          </table:table-cell>
          <table:table-cell table:style-name="ce2" office:value-type="float" office:value="96.8">
            <text:p>96.8</text:p>
          </table:table-cell>
          <table:table-cell table:style-name="ce2" office:value-type="float" office:value="1871800">
            <text:p>18718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720.05396">
            <text:p>720.05</text:p>
          </table:table-cell>
          <table:table-cell table:style-name="ce2" office:value-type="float" office:value="62.252876">
            <text:p>62.25</text:p>
          </table:table-cell>
          <table:table-cell table:style-name="ce2" office:value-type="float" office:value="97.0869">
            <text:p>97.09</text:p>
          </table:table-cell>
          <table:table-cell table:style-name="ce2" office:value-type="float" office:value="1641.6">
            <text:p>1641.6</text:p>
          </table:table-cell>
          <table:table-cell table:style-name="ce2" office:value-type="float" office:value="72.293396">
            <text:p>72.29</text:p>
          </table:table-cell>
          <table:table-cell table:style-name="ce2" office:value-type="float" office:value="8.983074">
            <text:p>8.98</text:p>
          </table:table-cell>
          <table:table-cell table:style-name="ce2" office:value-type="float" office:value="100.3">
            <text:p>100.3</text:p>
          </table:table-cell>
          <table:table-cell table:style-name="ce2" office:value-type="float" office:value="2017600">
            <text:p>20176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777.88684">
            <text:p>777.89</text:p>
          </table:table-cell>
          <table:table-cell table:style-name="ce2" office:value-type="float" office:value="62.79586">
            <text:p>62.8</text:p>
          </table:table-cell>
          <table:table-cell table:style-name="ce2" office:value-type="float" office:value="103.952194">
            <text:p>103.95</text:p>
          </table:table-cell>
          <table:table-cell table:style-name="ce2" office:value-type="float" office:value="1696.4">
            <text:p>1696.4</text:p>
          </table:table-cell>
          <table:table-cell table:style-name="ce2" office:value-type="float" office:value="72.8369">
            <text:p>72.84</text:p>
          </table:table-cell>
          <table:table-cell table:style-name="ce2" office:value-type="float" office:value="8.766055">
            <text:p>8.77</text:p>
          </table:table-cell>
          <table:table-cell table:style-name="ce2" office:value-type="float" office:value="96.8">
            <text:p>96.8</text:p>
          </table:table-cell>
          <table:table-cell table:style-name="ce2" office:value-type="float" office:value="2166600">
            <text:p>21666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860.6683">
            <text:p>860.67</text:p>
          </table:table-cell>
          <table:table-cell table:style-name="ce2" office:value-type="float" office:value="63.559">
            <text:p>63.56</text:p>
          </table:table-cell>
          <table:table-cell table:style-name="ce2" office:value-type="float" office:value="112.07739">
            <text:p>112.08</text:p>
          </table:table-cell>
          <table:table-cell table:style-name="ce2" office:value-type="float" office:value="1711.2">
            <text:p>1711.2</text:p>
          </table:table-cell>
          <table:table-cell table:style-name="ce2" office:value-type="float" office:value="73.53554">
            <text:p>73.54</text:p>
          </table:table-cell>
          <table:table-cell table:style-name="ce2" office:value-type="float" office:value="9.228731">
            <text:p>9.23</text:p>
          </table:table-cell>
          <table:table-cell table:style-name="ce2" office:value-type="float" office:value="107.8">
            <text:p>107.8</text:p>
          </table:table-cell>
          <table:table-cell table:style-name="ce2" office:value-type="float" office:value="2321200">
            <text:p>23212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941.0089">
            <text:p>941.01</text:p>
          </table:table-cell>
          <table:table-cell table:style-name="ce2" office:value-type="float" office:value="64.28798">
            <text:p>64.29</text:p>
          </table:table-cell>
          <table:table-cell table:style-name="ce2" office:value-type="float" office:value="118.252304">
            <text:p>118.25</text:p>
          </table:table-cell>
          <table:table-cell table:style-name="ce2" office:value-type="float" office:value="1784">
            <text:p>1784</text:p>
          </table:table-cell>
          <table:table-cell table:style-name="ce2" office:value-type="float" office:value="75.588036">
            <text:p>75.59</text:p>
          </table:table-cell>
          <table:table-cell table:style-name="ce2" office:value-type="float" office:value="10.119707">
            <text:p>10.12</text:p>
          </table:table-cell>
          <table:table-cell table:style-name="ce2" office:value-type="float" office:value="118.8">
            <text:p>118.8</text:p>
          </table:table-cell>
          <table:table-cell table:style-name="ce2" office:value-type="float" office:value="2478900">
            <text:p>24789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996.5319">
            <text:p>996.53</text:p>
          </table:table-cell>
          <table:table-cell table:style-name="ce2" office:value-type="float" office:value="64.722626">
            <text:p>64.72</text:p>
          </table:table-cell>
          <table:table-cell table:style-name="ce2" office:value-type="float" office:value="122.9162">
            <text:p>122.92</text:p>
          </table:table-cell>
          <table:table-cell table:style-name="ce2" office:value-type="float" office:value="1778.4">
            <text:p>1778.4</text:p>
          </table:table-cell>
          <table:table-cell table:style-name="ce2" office:value-type="float" office:value="74.581894">
            <text:p>74.58</text:p>
          </table:table-cell>
          <table:table-cell table:style-name="ce2" office:value-type="float" office:value="9.822736">
            <text:p>9.82</text:p>
          </table:table-cell>
          <table:table-cell table:style-name="ce2" office:value-type="float" office:value="121.5">
            <text:p>121.5</text:p>
          </table:table-cell>
          <table:table-cell table:style-name="ce2" office:value-type="float" office:value="2635200">
            <text:p>26352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058.3702">
            <text:p>1058.37</text:p>
          </table:table-cell>
          <table:table-cell table:style-name="ce2" office:value-type="float" office:value="65.4518">
            <text:p>65.45</text:p>
          </table:table-cell>
          <table:table-cell table:style-name="ce2" office:value-type="float" office:value="128.1092">
            <text:p>128.11</text:p>
          </table:table-cell>
          <table:table-cell table:style-name="ce2" office:value-type="float" office:value="1853.8">
            <text:p>1853.8</text:p>
          </table:table-cell>
          <table:table-cell table:style-name="ce2" office:value-type="float" office:value="75.23155">
            <text:p>75.23</text:p>
          </table:table-cell>
          <table:table-cell table:style-name="ce2" office:value-type="float" office:value="9.643218">
            <text:p>9.64</text:p>
          </table:table-cell>
          <table:table-cell table:style-name="ce2" office:value-type="float" office:value="107.1">
            <text:p>107.1</text:p>
          </table:table-cell>
          <table:table-cell table:style-name="ce2" office:value-type="float" office:value="2788900">
            <text:p>27889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111.8712">
            <text:p>1111.87</text:p>
          </table:table-cell>
          <table:table-cell table:style-name="ce2" office:value-type="float" office:value="65.80211">
            <text:p>65.8</text:p>
          </table:table-cell>
          <table:table-cell table:style-name="ce2" office:value-type="float" office:value="135.6978">
            <text:p>135.7</text:p>
          </table:table-cell>
          <table:table-cell table:style-name="ce2" office:value-type="float" office:value="1937.8">
            <text:p>1937.8</text:p>
          </table:table-cell>
          <table:table-cell table:style-name="ce2" office:value-type="float" office:value="76.6238">
            <text:p>76.62</text:p>
          </table:table-cell>
          <table:table-cell table:style-name="ce2" office:value-type="float" office:value="9.895128">
            <text:p>9.9</text:p>
          </table:table-cell>
          <table:table-cell table:style-name="ce2" office:value-type="float" office:value="144.3">
            <text:p>144.3</text:p>
          </table:table-cell>
          <table:table-cell table:style-name="ce2" office:value-type="float" office:value="2938500">
            <text:p>29385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179.3591">
            <text:p>1179.36</text:p>
          </table:table-cell>
          <table:table-cell table:style-name="ce2" office:value-type="float" office:value="66.89634">
            <text:p>66.9</text:p>
          </table:table-cell>
          <table:table-cell table:style-name="ce2" office:value-type="float" office:value="141.3593">
            <text:p>141.36</text:p>
          </table:table-cell>
          <table:table-cell table:style-name="ce2" office:value-type="float" office:value="1953">
            <text:p>1953</text:p>
          </table:table-cell>
          <table:table-cell table:style-name="ce2" office:value-type="float" office:value="77.56207">
            <text:p>77.56</text:p>
          </table:table-cell>
          <table:table-cell table:style-name="ce2" office:value-type="float" office:value="9.943329">
            <text:p>9.94</text:p>
          </table:table-cell>
          <table:table-cell table:style-name="ce2" office:value-type="float" office:value="130.1">
            <text:p>130.1</text:p>
          </table:table-cell>
          <table:table-cell table:style-name="ce2" office:value-type="float" office:value="3084200">
            <text:p>30842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213.262">
            <text:p>1213.26</text:p>
          </table:table-cell>
          <table:table-cell table:style-name="ce2" office:value-type="float" office:value="67.72045">
            <text:p>67.72</text:p>
          </table:table-cell>
          <table:table-cell table:style-name="ce2" office:value-type="float" office:value="147.0398">
            <text:p>147.04</text:p>
          </table:table-cell>
          <table:table-cell table:style-name="ce2" office:value-type="float" office:value="2020.2">
            <text:p>2020.2</text:p>
          </table:table-cell>
          <table:table-cell table:style-name="ce2" office:value-type="float" office:value="77.79704">
            <text:p>77.8</text:p>
          </table:table-cell>
          <table:table-cell table:style-name="ce2" office:value-type="float" office:value="10.0938015">
            <text:p>10.09</text:p>
          </table:table-cell>
          <table:table-cell table:style-name="ce2" office:value-type="float" office:value="170.5">
            <text:p>170.5</text:p>
          </table:table-cell>
          <table:table-cell table:style-name="ce2" office:value-type="float" office:value="3224300">
            <text:p>32243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270.092">
            <text:p>1270.09</text:p>
          </table:table-cell>
          <table:table-cell table:style-name="ce2" office:value-type="float" office:value="68.55971">
            <text:p>68.56</text:p>
          </table:table-cell>
          <table:table-cell table:style-name="ce2" office:value-type="float" office:value="154.3411">
            <text:p>154.34</text:p>
          </table:table-cell>
          <table:table-cell table:style-name="ce2" office:value-type="float" office:value="2046.2">
            <text:p>2046.2</text:p>
          </table:table-cell>
          <table:table-cell table:style-name="ce2" office:value-type="float" office:value="74.438835">
            <text:p>74.44</text:p>
          </table:table-cell>
          <table:table-cell table:style-name="ce2" office:value-type="float" office:value="9.3976">
            <text:p>9.4</text:p>
          </table:table-cell>
          <table:table-cell table:style-name="ce2" office:value-type="float" office:value="177.8">
            <text:p>177.8</text:p>
          </table:table-cell>
          <table:table-cell table:style-name="ce2" office:value-type="float" office:value="3366300">
            <text:p>33663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315.4832">
            <text:p>1315.48</text:p>
          </table:table-cell>
          <table:table-cell table:style-name="ce2" office:value-type="float" office:value="69.32881">
            <text:p>69.33</text:p>
          </table:table-cell>
          <table:table-cell table:style-name="ce2" office:value-type="float" office:value="166.01239">
            <text:p>166.01</text:p>
          </table:table-cell>
          <table:table-cell table:style-name="ce2" office:value-type="float" office:value="2160.4">
            <text:p>2160.4</text:p>
          </table:table-cell>
          <table:table-cell table:style-name="ce2" office:value-type="float" office:value="77.92357">
            <text:p>77.92</text:p>
          </table:table-cell>
          <table:table-cell table:style-name="ce2" office:value-type="float" office:value="10.230915">
            <text:p>10.23</text:p>
          </table:table-cell>
          <table:table-cell table:style-name="ce2" office:value-type="float" office:value="202.9">
            <text:p>202.9</text:p>
          </table:table-cell>
          <table:table-cell table:style-name="ce2" office:value-type="float" office:value="3512600">
            <text:p>35126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366.7008">
            <text:p>1366.7</text:p>
          </table:table-cell>
          <table:table-cell table:style-name="ce2" office:value-type="float" office:value="69.73122">
            <text:p>69.73</text:p>
          </table:table-cell>
          <table:table-cell table:style-name="ce2" office:value-type="float" office:value="179.345">
            <text:p>179.35</text:p>
          </table:table-cell>
          <table:table-cell table:style-name="ce2" office:value-type="float" office:value="2169">
            <text:p>2169</text:p>
          </table:table-cell>
          <table:table-cell table:style-name="ce2" office:value-type="float" office:value="78.33724">
            <text:p>78.34</text:p>
          </table:table-cell>
          <table:table-cell table:style-name="ce2" office:value-type="float" office:value="9.763332">
            <text:p>9.76</text:p>
          </table:table-cell>
          <table:table-cell table:style-name="ce2" office:value-type="float" office:value="201.2">
            <text:p>201.2</text:p>
          </table:table-cell>
          <table:table-cell table:style-name="ce2" office:value-type="float" office:value="3660600">
            <text:p>36606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423.8323">
            <text:p>1423.83</text:p>
          </table:table-cell>
          <table:table-cell table:style-name="ce2" office:value-type="float" office:value="70.32568">
            <text:p>70.33</text:p>
          </table:table-cell>
          <table:table-cell table:style-name="ce2" office:value-type="float" office:value="185.3374">
            <text:p>185.34</text:p>
          </table:table-cell>
          <table:table-cell table:style-name="ce2" office:value-type="float" office:value="2223.6">
            <text:p>2223.6</text:p>
          </table:table-cell>
          <table:table-cell table:style-name="ce2" office:value-type="float" office:value="77.857285">
            <text:p>77.86</text:p>
          </table:table-cell>
          <table:table-cell table:style-name="ce2" office:value-type="float" office:value="9.79002">
            <text:p>9.79</text:p>
          </table:table-cell>
          <table:table-cell table:style-name="ce2" office:value-type="float" office:value="197.5">
            <text:p>197.5</text:p>
          </table:table-cell>
          <table:table-cell table:style-name="ce2" office:value-type="float" office:value="3813700">
            <text:p>38137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477.5573">
            <text:p>1477.56</text:p>
          </table:table-cell>
          <table:table-cell table:style-name="ce2" office:value-type="float" office:value="70.68944">
            <text:p>70.69</text:p>
          </table:table-cell>
          <table:table-cell table:style-name="ce2" office:value-type="float" office:value="197.12329">
            <text:p>197.12</text:p>
          </table:table-cell>
          <table:table-cell table:style-name="ce2" office:value-type="float" office:value="2261">
            <text:p>2261</text:p>
          </table:table-cell>
          <table:table-cell table:style-name="ce2" office:value-type="float" office:value="77.9434">
            <text:p>77.94</text:p>
          </table:table-cell>
          <table:table-cell table:style-name="ce2" office:value-type="float" office:value="9.797102">
            <text:p>9.8</text:p>
          </table:table-cell>
          <table:table-cell table:style-name="ce2" office:value-type="float" office:value="211.2">
            <text:p>211.2</text:p>
          </table:table-cell>
          <table:table-cell table:style-name="ce2" office:value-type="float" office:value="3971900">
            <text:p>39719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541.5983">
            <text:p>1541.6</text:p>
          </table:table-cell>
          <table:table-cell table:style-name="ce2" office:value-type="float" office:value="71.14609">
            <text:p>71.15</text:p>
          </table:table-cell>
          <table:table-cell table:style-name="ce2" office:value-type="float" office:value="213.4246">
            <text:p>213.42</text:p>
          </table:table-cell>
          <table:table-cell table:style-name="ce2" office:value-type="float" office:value="2404.6">
            <text:p>2404.6</text:p>
          </table:table-cell>
          <table:table-cell table:style-name="ce2" office:value-type="float" office:value="77.77221">
            <text:p>77.77</text:p>
          </table:table-cell>
          <table:table-cell table:style-name="ce2" office:value-type="float" office:value="9.700607">
            <text:p>9.7</text:p>
          </table:table-cell>
          <table:table-cell table:style-name="ce2" office:value-type="float" office:value="239.5">
            <text:p>239.5</text:p>
          </table:table-cell>
          <table:table-cell table:style-name="ce2" office:value-type="float" office:value="4132500">
            <text:p>41325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607.6112">
            <text:p>1607.61</text:p>
          </table:table-cell>
          <table:table-cell table:style-name="ce2" office:value-type="float" office:value="71.94933">
            <text:p>71.95</text:p>
          </table:table-cell>
          <table:table-cell table:style-name="ce2" office:value-type="float" office:value="232.017">
            <text:p>232.02</text:p>
          </table:table-cell>
          <table:table-cell table:style-name="ce2" office:value-type="float" office:value="2416.6">
            <text:p>2416.6</text:p>
          </table:table-cell>
          <table:table-cell table:style-name="ce2" office:value-type="float" office:value="77.81151">
            <text:p>77.81</text:p>
          </table:table-cell>
          <table:table-cell table:style-name="ce2" office:value-type="float" office:value="9.671015">
            <text:p>9.67</text:p>
          </table:table-cell>
          <table:table-cell table:style-name="ce2" office:value-type="float" office:value="251.7">
            <text:p>251.7</text:p>
          </table:table-cell>
          <table:table-cell table:style-name="ce2" office:value-type="float" office:value="4293500">
            <text:p>42935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657.2021">
            <text:p>1657.2</text:p>
          </table:table-cell>
          <table:table-cell table:style-name="ce2" office:value-type="float" office:value="72.65018">
            <text:p>72.65</text:p>
          </table:table-cell>
          <table:table-cell table:style-name="ce2" office:value-type="float" office:value="245.23618">
            <text:p>245.24</text:p>
          </table:table-cell>
          <table:table-cell table:style-name="ce2" office:value-type="float" office:value="2439">
            <text:p>2439</text:p>
          </table:table-cell>
          <table:table-cell table:style-name="ce2" office:value-type="float" office:value="77.91208">
            <text:p>77.91</text:p>
          </table:table-cell>
          <table:table-cell table:style-name="ce2" office:value-type="float" office:value="9.708023">
            <text:p>9.71</text:p>
          </table:table-cell>
          <table:table-cell table:style-name="ce2" office:value-type="float" office:value="235.8">
            <text:p>235.8</text:p>
          </table:table-cell>
          <table:table-cell table:style-name="ce2" office:value-type="float" office:value="4456300">
            <text:p>44563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700.2994">
            <text:p>1700.3</text:p>
          </table:table-cell>
          <table:table-cell table:style-name="ce2" office:value-type="float" office:value="73.06325">
            <text:p>73.06</text:p>
          </table:table-cell>
          <table:table-cell table:style-name="ce2" office:value-type="float" office:value="257.83652">
            <text:p>257.84</text:p>
          </table:table-cell>
          <table:table-cell table:style-name="ce2" office:value-type="float" office:value="2509.4">
            <text:p>2509.4</text:p>
          </table:table-cell>
          <table:table-cell table:style-name="ce2" office:value-type="float" office:value="79.07563">
            <text:p>79.08</text:p>
          </table:table-cell>
          <table:table-cell table:style-name="ce2" office:value-type="float" office:value="9.655397">
            <text:p>9.66</text:p>
          </table:table-cell>
          <table:table-cell table:style-name="ce2" office:value-type="float" office:value="263.7">
            <text:p>263.7</text:p>
          </table:table-cell>
          <table:table-cell table:style-name="ce2" office:value-type="float" office:value="4626500">
            <text:p>46265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739.2424">
            <text:p>1739.24</text:p>
          </table:table-cell>
          <table:table-cell table:style-name="ce2" office:value-type="float" office:value="73.18054">
            <text:p>73.18</text:p>
          </table:table-cell>
          <table:table-cell table:style-name="ce2" office:value-type="float" office:value="267.7813">
            <text:p>267.78</text:p>
          </table:table-cell>
          <table:table-cell table:style-name="ce2" office:value-type="float" office:value="2527.2">
            <text:p>2527.2</text:p>
          </table:table-cell>
          <table:table-cell table:style-name="ce2" office:value-type="float" office:value="79.41184">
            <text:p>79.41</text:p>
          </table:table-cell>
          <table:table-cell table:style-name="ce2" office:value-type="float" office:value="10.415459">
            <text:p>10.42</text:p>
          </table:table-cell>
          <table:table-cell table:style-name="ce2" office:value-type="float" office:value="269.8">
            <text:p>269.8</text:p>
          </table:table-cell>
          <table:table-cell table:style-name="ce2" office:value-type="float" office:value="4800200">
            <text:p>48002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776.1692">
            <text:p>1776.17</text:p>
          </table:table-cell>
          <table:table-cell table:style-name="ce2" office:value-type="float" office:value="73.17241">
            <text:p>73.17</text:p>
          </table:table-cell>
          <table:table-cell table:style-name="ce2" office:value-type="float" office:value="272.6058">
            <text:p>272.61</text:p>
          </table:table-cell>
          <table:table-cell table:style-name="ce2" office:value-type="float" office:value="2534.8">
            <text:p>2534.8</text:p>
          </table:table-cell>
          <table:table-cell table:style-name="ce2" office:value-type="float" office:value="79.2057">
            <text:p>79.21</text:p>
          </table:table-cell>
          <table:table-cell table:style-name="ce2" office:value-type="float" office:value="10.510008">
            <text:p>10.51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4975400">
            <text:p>49754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1834.4274">
            <text:p>1834.43</text:p>
          </table:table-cell>
          <table:table-cell table:style-name="ce2" office:value-type="float" office:value="73.406845">
            <text:p>73.41</text:p>
          </table:table-cell>
          <table:table-cell table:style-name="ce2" office:value-type="float" office:value="273.3717">
            <text:p>273.37</text:p>
          </table:table-cell>
          <table:table-cell table:style-name="ce2" office:value-type="float" office:value="2564.2">
            <text:p>2564.2</text:p>
          </table:table-cell>
          <table:table-cell table:style-name="ce2" office:value-type="float" office:value="79.49214">
            <text:p>79.49</text:p>
          </table:table-cell>
          <table:table-cell table:style-name="ce2" office:value-type="float" office:value="10.561609">
            <text:p>10.56</text:p>
          </table:table-cell>
          <table:table-cell table:style-name="ce2" office:value-type="float" office:value="284.1">
            <text:p>284.1</text:p>
          </table:table-cell>
          <table:table-cell table:style-name="ce2" office:value-type="float" office:value="5151100">
            <text:p>51511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1896.8582">
            <text:p>1896.86</text:p>
          </table:table-cell>
          <table:table-cell table:style-name="ce2" office:value-type="float" office:value="73.90114">
            <text:p>73.9</text:p>
          </table:table-cell>
          <table:table-cell table:style-name="ce2" office:value-type="float" office:value="279.2416">
            <text:p>279.24</text:p>
          </table:table-cell>
          <table:table-cell table:style-name="ce2" office:value-type="float" office:value="2628.4">
            <text:p>2628.4</text:p>
          </table:table-cell>
          <table:table-cell table:style-name="ce2" office:value-type="float" office:value="78.8631">
            <text:p>78.86</text:p>
          </table:table-cell>
          <table:table-cell table:style-name="ce2" office:value-type="float" office:value="10.361258">
            <text:p>10.36</text:p>
          </table:table-cell>
          <table:table-cell table:style-name="ce2" office:value-type="float" office:value="248.8">
            <text:p>248.8</text:p>
          </table:table-cell>
          <table:table-cell table:style-name="ce2" office:value-type="float" office:value="5334300">
            <text:p>53343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1952.6023">
            <text:p>1952.6</text:p>
          </table:table-cell>
          <table:table-cell table:style-name="ce2" office:value-type="float" office:value="74.62599">
            <text:p>74.63</text:p>
          </table:table-cell>
          <table:table-cell table:style-name="ce2" office:value-type="float" office:value="291.5132">
            <text:p>291.51</text:p>
          </table:table-cell>
          <table:table-cell table:style-name="ce2" office:value-type="float" office:value="2750.4">
            <text:p>2750.4</text:p>
          </table:table-cell>
          <table:table-cell table:style-name="ce2" office:value-type="float" office:value="80.36481">
            <text:p>80.36</text:p>
          </table:table-cell>
          <table:table-cell table:style-name="ce2" office:value-type="float" office:value="10.597232">
            <text:p>10.6</text:p>
          </table:table-cell>
          <table:table-cell table:style-name="ce2" office:value-type="float" office:value="284.1">
            <text:p>284.1</text:p>
          </table:table-cell>
          <table:table-cell table:style-name="ce2" office:value-type="float" office:value="5533800">
            <text:p>55338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1991.4948">
            <text:p>1991.49</text:p>
          </table:table-cell>
          <table:table-cell table:style-name="ce2" office:value-type="float" office:value="75.0988">
            <text:p>75.1</text:p>
          </table:table-cell>
          <table:table-cell table:style-name="ce2" office:value-type="float" office:value="304.861">
            <text:p>304.86</text:p>
          </table:table-cell>
          <table:table-cell table:style-name="ce2" office:value-type="float" office:value="2765.8">
            <text:p>2765.8</text:p>
          </table:table-cell>
          <table:table-cell table:style-name="ce2" office:value-type="float" office:value="81.51481">
            <text:p>81.51</text:p>
          </table:table-cell>
          <table:table-cell table:style-name="ce2" office:value-type="float" office:value="9.959322">
            <text:p>9.96</text:p>
          </table:table-cell>
          <table:table-cell table:style-name="ce2" office:value-type="float" office:value="324.1">
            <text:p>324.1</text:p>
          </table:table-cell>
          <table:table-cell table:style-name="ce2" office:value-type="float" office:value="5741000">
            <text:p>57410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021.7551">
            <text:p>2021.76</text:p>
          </table:table-cell>
          <table:table-cell table:style-name="ce2" office:value-type="float" office:value="75.31397">
            <text:p>75.31</text:p>
          </table:table-cell>
          <table:table-cell table:style-name="ce2" office:value-type="float" office:value="315.1984">
            <text:p>315.2</text:p>
          </table:table-cell>
          <table:table-cell table:style-name="ce2" office:value-type="float" office:value="2806">
            <text:p>2806</text:p>
          </table:table-cell>
          <table:table-cell table:style-name="ce2" office:value-type="float" office:value="81.77608">
            <text:p>81.78</text:p>
          </table:table-cell>
          <table:table-cell table:style-name="ce2" office:value-type="float" office:value="9.866946">
            <text:p>9.87</text:p>
          </table:table-cell>
          <table:table-cell table:style-name="ce2" office:value-type="float" office:value="289.8">
            <text:p>289.8</text:p>
          </table:table-cell>
          <table:table-cell table:style-name="ce2" office:value-type="float" office:value="5951500">
            <text:p>59515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067.8455">
            <text:p>2067.85</text:p>
          </table:table-cell>
          <table:table-cell table:style-name="ce2" office:value-type="float" office:value="75.54478">
            <text:p>75.54</text:p>
          </table:table-cell>
          <table:table-cell table:style-name="ce2" office:value-type="float" office:value="327.7116">
            <text:p>327.71</text:p>
          </table:table-cell>
          <table:table-cell table:style-name="ce2" office:value-type="float" office:value="2715.6">
            <text:p>2715.6</text:p>
          </table:table-cell>
          <table:table-cell table:style-name="ce2" office:value-type="float" office:value="80.10206">
            <text:p>80.1</text:p>
          </table:table-cell>
          <table:table-cell table:style-name="ce2" office:value-type="float" office:value="9.68575">
            <text:p>9.69</text:p>
          </table:table-cell>
          <table:table-cell table:style-name="ce2" office:value-type="float" office:value="308.6">
            <text:p>308.6</text:p>
          </table:table-cell>
          <table:table-cell table:style-name="ce2" office:value-type="float" office:value="6159800">
            <text:p>61598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082.0015">
            <text:p>2082</text:p>
          </table:table-cell>
          <table:table-cell table:style-name="ce2" office:value-type="float" office:value="75.5486">
            <text:p>75.55</text:p>
          </table:table-cell>
          <table:table-cell table:style-name="ce2" office:value-type="float" office:value="330.1848">
            <text:p>330.18</text:p>
          </table:table-cell>
          <table:table-cell table:style-name="ce2" office:value-type="float" office:value="2756.8">
            <text:p>2756.8</text:p>
          </table:table-cell>
          <table:table-cell table:style-name="ce2" office:value-type="float" office:value="79.70182">
            <text:p>79.7</text:p>
          </table:table-cell>
          <table:table-cell table:style-name="ce2" office:value-type="float" office:value="9.586012">
            <text:p>9.59</text:p>
          </table:table-cell>
          <table:table-cell table:style-name="ce2" office:value-type="float" office:value="318">
            <text:p>318</text:p>
          </table:table-cell>
          <table:table-cell table:style-name="ce2" office:value-type="float" office:value="6366000">
            <text:p>63660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110.06">
            <text:p>2110.06</text:p>
          </table:table-cell>
          <table:table-cell table:style-name="ce2" office:value-type="float" office:value="75.72378">
            <text:p>75.72</text:p>
          </table:table-cell>
          <table:table-cell table:style-name="ce2" office:value-type="float" office:value="338.75052">
            <text:p>338.75</text:p>
          </table:table-cell>
          <table:table-cell table:style-name="ce2" office:value-type="float" office:value="2783.6">
            <text:p>2783.6</text:p>
          </table:table-cell>
          <table:table-cell table:style-name="ce2" office:value-type="float" office:value="79.39761">
            <text:p>79.4</text:p>
          </table:table-cell>
          <table:table-cell table:style-name="ce2" office:value-type="float" office:value="9.567035">
            <text:p>9.57</text:p>
          </table:table-cell>
          <table:table-cell table:style-name="ce2" office:value-type="float" office:value="310.7">
            <text:p>310.7</text:p>
          </table:table-cell>
          <table:table-cell table:style-name="ce2" office:value-type="float" office:value="6574600">
            <text:p>65746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174.1565">
            <text:p>2174.16</text:p>
          </table:table-cell>
          <table:table-cell table:style-name="ce2" office:value-type="float" office:value="76.60289">
            <text:p>76.6</text:p>
          </table:table-cell>
          <table:table-cell table:style-name="ce2" office:value-type="float" office:value="352.18878">
            <text:p>352.19</text:p>
          </table:table-cell>
          <table:table-cell table:style-name="ce2" office:value-type="float" office:value="2799.6">
            <text:p>2799.6</text:p>
          </table:table-cell>
          <table:table-cell table:style-name="ce2" office:value-type="float" office:value="79.70012">
            <text:p>79.7</text:p>
          </table:table-cell>
          <table:table-cell table:style-name="ce2" office:value-type="float" office:value="9.657637">
            <text:p>9.66</text:p>
          </table:table-cell>
          <table:table-cell table:style-name="ce2" office:value-type="float" office:value="326.4">
            <text:p>326.4</text:p>
          </table:table-cell>
          <table:table-cell table:style-name="ce2" office:value-type="float" office:value="6787600">
            <text:p>67876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213.679">
            <text:p>2213.68</text:p>
          </table:table-cell>
          <table:table-cell table:style-name="ce2" office:value-type="float" office:value="76.97649">
            <text:p>76.98</text:p>
          </table:table-cell>
          <table:table-cell table:style-name="ce2" office:value-type="float" office:value="360.09296">
            <text:p>360.09</text:p>
          </table:table-cell>
          <table:table-cell table:style-name="ce2" office:value-type="float" office:value="2800.2">
            <text:p>2800.2</text:p>
          </table:table-cell>
          <table:table-cell table:style-name="ce2" office:value-type="float" office:value="79.503075">
            <text:p>79.5</text:p>
          </table:table-cell>
          <table:table-cell table:style-name="ce2" office:value-type="float" office:value="9.660178">
            <text:p>9.66</text:p>
          </table:table-cell>
          <table:table-cell table:style-name="ce2" office:value-type="float" office:value="327.7">
            <text:p>327.7</text:p>
          </table:table-cell>
          <table:table-cell table:style-name="ce2" office:value-type="float" office:value="7010300">
            <text:p>70103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3</text:p>
          </table:table-cell>
          <table:table-cell table:style-name="ce2" table:number-columns-repeated="8"/>
          <table:table-cell office:value-type="string">
            <text:p>M=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13</text:p>
          </table:table-cell>
          <table:table-cell table:style-name="ce1" office:value-type="string">
            <text:p>Mean Solved Score 13</text:p>
          </table:table-cell>
          <table:table-cell table:style-name="ce1" office:value-type="string">
            <text:p>Mean Entropy 13</text:p>
          </table:table-cell>
          <table:table-cell table:style-name="ce1" office:value-type="string">
            <text:p>Mean Size 13</text:p>
          </table:table-cell>
          <table:table-cell table:style-name="ce1" office:value-type="string">
            <text:p>Solved Score 13</text:p>
          </table:table-cell>
          <table:table-cell table:style-name="ce1" office:value-type="string">
            <text:p>Entropy 13</text:p>
          </table:table-cell>
          <table:table-cell table:style-name="ce1" office:value-type="string">
            <text:p>Steps 13</text:p>
          </table:table-cell>
          <table:table-cell table:style-name="ce1" office:value-type="string">
            <text:p>Size 13</text:p>
          </table:table-cell>
          <table:table-cell table:style-name="ce1" office:value-type="string">
            <text:p>TiempoTotal 13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967801">
            <text:p>7.97</text:p>
          </table:table-cell>
          <table:table-cell table:style-name="ce2" office:value-type="float" office:value="42.031075">
            <text:p>42.03</text:p>
          </table:table-cell>
          <table:table-cell table:style-name="ce2" office:value-type="float" office:value="106.84861">
            <text:p>106.85</text:p>
          </table:table-cell>
          <table:table-cell table:style-name="ce2" office:value-type="float" office:value="120.6">
            <text:p>120.6</text:p>
          </table:table-cell>
          <table:table-cell table:style-name="ce2" office:value-type="float" office:value="50.30843">
            <text:p>50.31</text:p>
          </table:table-cell>
          <table:table-cell table:style-name="ce2" office:value-type="float" office:value="21.322277">
            <text:p>21.32</text:p>
          </table:table-cell>
          <table:table-cell table:style-name="ce2" office:value-type="float" office:value="59.8">
            <text:p>59.8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2.1662">
            <text:p>22.17</text:p>
          </table:table-cell>
          <table:table-cell table:style-name="ce2" office:value-type="float" office:value="46.365818">
            <text:p>46.37</text:p>
          </table:table-cell>
          <table:table-cell table:style-name="ce2" office:value-type="float" office:value="38.8245">
            <text:p>38.82</text:p>
          </table:table-cell>
          <table:table-cell table:style-name="ce2" office:value-type="float" office:value="137.2">
            <text:p>137.2</text:p>
          </table:table-cell>
          <table:table-cell table:style-name="ce2" office:value-type="float" office:value="53.484398">
            <text:p>53.48</text:p>
          </table:table-cell>
          <table:table-cell table:style-name="ce2" office:value-type="float" office:value="18.518127">
            <text:p>18.52</text:p>
          </table:table-cell>
          <table:table-cell table:style-name="ce2" office:value-type="float" office:value="60.1">
            <text:p>60.1</text:p>
          </table:table-cell>
          <table:table-cell table:style-name="ce2" office:value-type="float" office:value="49100">
            <text:p>491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5.9984">
            <text:p>36</text:p>
          </table:table-cell>
          <table:table-cell table:style-name="ce2" office:value-type="float" office:value="49.495285">
            <text:p>49.5</text:p>
          </table:table-cell>
          <table:table-cell table:style-name="ce2" office:value-type="float" office:value="26.1431">
            <text:p>26.14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53.81037">
            <text:p>53.81</text:p>
          </table:table-cell>
          <table:table-cell table:style-name="ce2" office:value-type="float" office:value="18.947117">
            <text:p>18.95</text:p>
          </table:table-cell>
          <table:table-cell table:style-name="ce2" office:value-type="float" office:value="45.7">
            <text:p>45.7</text:p>
          </table:table-cell>
          <table:table-cell table:style-name="ce2" office:value-type="float" office:value="87200">
            <text:p>872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1.6538">
            <text:p>41.65</text:p>
          </table:table-cell>
          <table:table-cell table:style-name="ce2" office:value-type="float" office:value="50.185173">
            <text:p>50.19</text:p>
          </table:table-cell>
          <table:table-cell table:style-name="ce2" office:value-type="float" office:value="25.461102">
            <text:p>25.46</text:p>
          </table:table-cell>
          <table:table-cell table:style-name="ce2" office:value-type="float" office:value="275.8">
            <text:p>275.8</text:p>
          </table:table-cell>
          <table:table-cell table:style-name="ce2" office:value-type="float" office:value="54.51458">
            <text:p>54.51</text:p>
          </table:table-cell>
          <table:table-cell table:style-name="ce2" office:value-type="float" office:value="15.447392">
            <text:p>15.45</text:p>
          </table:table-cell>
          <table:table-cell table:style-name="ce2" office:value-type="float" office:value="43.8">
            <text:p>43.8</text:p>
          </table:table-cell>
          <table:table-cell table:style-name="ce2" office:value-type="float" office:value="129500">
            <text:p>1295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6.601402">
            <text:p>46.6</text:p>
          </table:table-cell>
          <table:table-cell table:style-name="ce2" office:value-type="float" office:value="50.6669">
            <text:p>50.67</text:p>
          </table:table-cell>
          <table:table-cell table:style-name="ce2" office:value-type="float" office:value="29.6376">
            <text:p>29.64</text:p>
          </table:table-cell>
          <table:table-cell table:style-name="ce2" office:value-type="float" office:value="426.2">
            <text:p>426.2</text:p>
          </table:table-cell>
          <table:table-cell table:style-name="ce2" office:value-type="float" office:value="55.878357">
            <text:p>55.88</text:p>
          </table:table-cell>
          <table:table-cell table:style-name="ce2" office:value-type="float" office:value="15.819013">
            <text:p>15.82</text:p>
          </table:table-cell>
          <table:table-cell table:style-name="ce2" office:value-type="float" office:value="41.8">
            <text:p>41.8</text:p>
          </table:table-cell>
          <table:table-cell table:style-name="ce2" office:value-type="float" office:value="191800">
            <text:p>1918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4.4028">
            <text:p>54.4</text:p>
          </table:table-cell>
          <table:table-cell table:style-name="ce2" office:value-type="float" office:value="51.228188">
            <text:p>51.23</text:p>
          </table:table-cell>
          <table:table-cell table:style-name="ce2" office:value-type="float" office:value="35.711098">
            <text:p>35.71</text:p>
          </table:table-cell>
          <table:table-cell table:style-name="ce2" office:value-type="float" office:value="636.2">
            <text:p>636.2</text:p>
          </table:table-cell>
          <table:table-cell table:style-name="ce2" office:value-type="float" office:value="56.192707">
            <text:p>56.19</text:p>
          </table:table-cell>
          <table:table-cell table:style-name="ce2" office:value-type="float" office:value="17.633379">
            <text:p>17.63</text:p>
          </table:table-cell>
          <table:table-cell table:style-name="ce2" office:value-type="float" office:value="51.5">
            <text:p>51.5</text:p>
          </table:table-cell>
          <table:table-cell table:style-name="ce2" office:value-type="float" office:value="281900">
            <text:p>2819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65.0828">
            <text:p>65.08</text:p>
          </table:table-cell>
          <table:table-cell table:style-name="ce2" office:value-type="float" office:value="50.959824">
            <text:p>50.96</text:p>
          </table:table-cell>
          <table:table-cell table:style-name="ce2" office:value-type="float" office:value="41.984303">
            <text:p>41.98</text:p>
          </table:table-cell>
          <table:table-cell table:style-name="ce2" office:value-type="float" office:value="676.2">
            <text:p>676.2</text:p>
          </table:table-cell>
          <table:table-cell table:style-name="ce2" office:value-type="float" office:value="55.455128">
            <text:p>55.46</text:p>
          </table:table-cell>
          <table:table-cell table:style-name="ce2" office:value-type="float" office:value="18.314518">
            <text:p>18.31</text:p>
          </table:table-cell>
          <table:table-cell table:style-name="ce2" office:value-type="float" office:value="52.3">
            <text:p>52.3</text:p>
          </table:table-cell>
          <table:table-cell table:style-name="ce2" office:value-type="float" office:value="395200">
            <text:p>3952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83.681595">
            <text:p>83.68</text:p>
          </table:table-cell>
          <table:table-cell table:style-name="ce2" office:value-type="float" office:value="50.934326">
            <text:p>50.93</text:p>
          </table:table-cell>
          <table:table-cell table:style-name="ce2" office:value-type="float" office:value="47.948704">
            <text:p>47.95</text:p>
          </table:table-cell>
          <table:table-cell table:style-name="ce2" office:value-type="float" office:value="695.2">
            <text:p>695.2</text:p>
          </table:table-cell>
          <table:table-cell table:style-name="ce2" office:value-type="float" office:value="58.573578">
            <text:p>58.57</text:p>
          </table:table-cell>
          <table:table-cell table:style-name="ce2" office:value-type="float" office:value="18.143324">
            <text:p>18.1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25900">
            <text:p>5259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11.6264">
            <text:p>111.63</text:p>
          </table:table-cell>
          <table:table-cell table:style-name="ce2" office:value-type="float" office:value="51.483967">
            <text:p>51.48</text:p>
          </table:table-cell>
          <table:table-cell table:style-name="ce2" office:value-type="float" office:value="51.156807">
            <text:p>51.16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58.23189">
            <text:p>58.23</text:p>
          </table:table-cell>
          <table:table-cell table:style-name="ce2" office:value-type="float" office:value="18.107174">
            <text:p>18.11</text:p>
          </table:table-cell>
          <table:table-cell table:style-name="ce2" office:value-type="float" office:value="59.5">
            <text:p>59.5</text:p>
          </table:table-cell>
          <table:table-cell table:style-name="ce2" office:value-type="float" office:value="660800">
            <text:p>6608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65.07101">
            <text:p>165.07</text:p>
          </table:table-cell>
          <table:table-cell table:style-name="ce2" office:value-type="float" office:value="52.204308">
            <text:p>52.2</text:p>
          </table:table-cell>
          <table:table-cell table:style-name="ce2" office:value-type="float" office:value="53.075798">
            <text:p>53.08</text:p>
          </table:table-cell>
          <table:table-cell table:style-name="ce2" office:value-type="float" office:value="760">
            <text:p>760</text:p>
          </table:table-cell>
          <table:table-cell table:style-name="ce2" office:value-type="float" office:value="57.601826">
            <text:p>57.6</text:p>
          </table:table-cell>
          <table:table-cell table:style-name="ce2" office:value-type="float" office:value="18.05489">
            <text:p>18.05</text:p>
          </table:table-cell>
          <table:table-cell table:style-name="ce2" office:value-type="float" office:value="63.8">
            <text:p>63.8</text:p>
          </table:table-cell>
          <table:table-cell table:style-name="ce2" office:value-type="float" office:value="799600">
            <text:p>7996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236.66621">
            <text:p>236.67</text:p>
          </table:table-cell>
          <table:table-cell table:style-name="ce2" office:value-type="float" office:value="52.396637">
            <text:p>52.4</text:p>
          </table:table-cell>
          <table:table-cell table:style-name="ce2" office:value-type="float" office:value="53.2044">
            <text:p>53.2</text:p>
          </table:table-cell>
          <table:table-cell table:style-name="ce2" office:value-type="float" office:value="824.6">
            <text:p>824.6</text:p>
          </table:table-cell>
          <table:table-cell table:style-name="ce2" office:value-type="float" office:value="57.439636">
            <text:p>57.44</text:p>
          </table:table-cell>
          <table:table-cell table:style-name="ce2" office:value-type="float" office:value="18.304289">
            <text:p>18.3</text:p>
          </table:table-cell>
          <table:table-cell table:style-name="ce2" office:value-type="float" office:value="62.6">
            <text:p>62.6</text:p>
          </table:table-cell>
          <table:table-cell table:style-name="ce2" office:value-type="float" office:value="939100">
            <text:p>9391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311.0412">
            <text:p>311.04</text:p>
          </table:table-cell>
          <table:table-cell table:style-name="ce2" office:value-type="float" office:value="52.87397">
            <text:p>52.87</text:p>
          </table:table-cell>
          <table:table-cell table:style-name="ce2" office:value-type="float" office:value="51.935394">
            <text:p>51.94</text:p>
          </table:table-cell>
          <table:table-cell table:style-name="ce2" office:value-type="float" office:value="867">
            <text:p>867</text:p>
          </table:table-cell>
          <table:table-cell table:style-name="ce2" office:value-type="float" office:value="57.49578">
            <text:p>57.5</text:p>
          </table:table-cell>
          <table:table-cell table:style-name="ce2" office:value-type="float" office:value="18.751305">
            <text:p>18.7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081100">
            <text:p>10811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366.7794">
            <text:p>366.78</text:p>
          </table:table-cell>
          <table:table-cell table:style-name="ce2" office:value-type="float" office:value="54.029346">
            <text:p>54.03</text:p>
          </table:table-cell>
          <table:table-cell table:style-name="ce2" office:value-type="float" office:value="53.786">
            <text:p>53.79</text:p>
          </table:table-cell>
          <table:table-cell table:style-name="ce2" office:value-type="float" office:value="870.8">
            <text:p>870.8</text:p>
          </table:table-cell>
          <table:table-cell table:style-name="ce2" office:value-type="float" office:value="56.936443">
            <text:p>56.94</text:p>
          </table:table-cell>
          <table:table-cell table:style-name="ce2" office:value-type="float" office:value="18.291405">
            <text:p>18.29</text:p>
          </table:table-cell>
          <table:table-cell table:style-name="ce2" office:value-type="float" office:value="65.8">
            <text:p>65.8</text:p>
          </table:table-cell>
          <table:table-cell table:style-name="ce2" office:value-type="float" office:value="1226900">
            <text:p>12269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419.5118">
            <text:p>419.51</text:p>
          </table:table-cell>
          <table:table-cell table:style-name="ce2" office:value-type="float" office:value="54.80952">
            <text:p>54.81</text:p>
          </table:table-cell>
          <table:table-cell table:style-name="ce2" office:value-type="float" office:value="57.2588">
            <text:p>57.26</text:p>
          </table:table-cell>
          <table:table-cell table:style-name="ce2" office:value-type="float" office:value="984.2">
            <text:p>984.2</text:p>
          </table:table-cell>
          <table:table-cell table:style-name="ce2" office:value-type="float" office:value="60.850914">
            <text:p>60.85</text:p>
          </table:table-cell>
          <table:table-cell table:style-name="ce2" office:value-type="float" office:value="18.292866">
            <text:p>18.29</text:p>
          </table:table-cell>
          <table:table-cell table:style-name="ce2" office:value-type="float" office:value="64.4">
            <text:p>64.4</text:p>
          </table:table-cell>
          <table:table-cell table:style-name="ce2" office:value-type="float" office:value="1374200">
            <text:p>13742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451.19498">
            <text:p>451.19</text:p>
          </table:table-cell>
          <table:table-cell table:style-name="ce2" office:value-type="float" office:value="55.035168">
            <text:p>55.04</text:p>
          </table:table-cell>
          <table:table-cell table:style-name="ce2" office:value-type="float" office:value="60.547203">
            <text:p>60.55</text:p>
          </table:table-cell>
          <table:table-cell table:style-name="ce2" office:value-type="float" office:value="1183.4">
            <text:p>1183.4</text:p>
          </table:table-cell>
          <table:table-cell table:style-name="ce2" office:value-type="float" office:value="60.825512">
            <text:p>60.83</text:p>
          </table:table-cell>
          <table:table-cell table:style-name="ce2" office:value-type="float" office:value="17.5883">
            <text:p>17.59</text:p>
          </table:table-cell>
          <table:table-cell table:style-name="ce2" office:value-type="float" office:value="59.1">
            <text:p>59.1</text:p>
          </table:table-cell>
          <table:table-cell table:style-name="ce2" office:value-type="float" office:value="1517300">
            <text:p>15173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485.05084">
            <text:p>485.05</text:p>
          </table:table-cell>
          <table:table-cell table:style-name="ce2" office:value-type="float" office:value="55.112366">
            <text:p>55.11</text:p>
          </table:table-cell>
          <table:table-cell table:style-name="ce2" office:value-type="float" office:value="64.146996">
            <text:p>64.15</text:p>
          </table:table-cell>
          <table:table-cell table:style-name="ce2" office:value-type="float" office:value="1253.8">
            <text:p>1253.8</text:p>
          </table:table-cell>
          <table:table-cell table:style-name="ce2" office:value-type="float" office:value="63.44283">
            <text:p>63.44</text:p>
          </table:table-cell>
          <table:table-cell table:style-name="ce2" office:value-type="float" office:value="17.649916">
            <text:p>17.65</text:p>
          </table:table-cell>
          <table:table-cell table:style-name="ce2" office:value-type="float" office:value="58.7">
            <text:p>58.7</text:p>
          </table:table-cell>
          <table:table-cell table:style-name="ce2" office:value-type="float" office:value="1660000">
            <text:p>16600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506.62158">
            <text:p>506.62</text:p>
          </table:table-cell>
          <table:table-cell table:style-name="ce2" office:value-type="float" office:value="54.931683">
            <text:p>54.93</text:p>
          </table:table-cell>
          <table:table-cell table:style-name="ce2" office:value-type="float" office:value="67.049904">
            <text:p>67.05</text:p>
          </table:table-cell>
          <table:table-cell table:style-name="ce2" office:value-type="float" office:value="1189">
            <text:p>1189</text:p>
          </table:table-cell>
          <table:table-cell table:style-name="ce2" office:value-type="float" office:value="63.50752">
            <text:p>63.51</text:p>
          </table:table-cell>
          <table:table-cell table:style-name="ce2" office:value-type="float" office:value="18.365932">
            <text:p>18.37</text:p>
          </table:table-cell>
          <table:table-cell table:style-name="ce2" office:value-type="float" office:value="70.5">
            <text:p>70.5</text:p>
          </table:table-cell>
          <table:table-cell table:style-name="ce2" office:value-type="float" office:value="1806500">
            <text:p>18065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538.12177">
            <text:p>538.12</text:p>
          </table:table-cell>
          <table:table-cell table:style-name="ce2" office:value-type="float" office:value="55.140553">
            <text:p>55.14</text:p>
          </table:table-cell>
          <table:table-cell table:style-name="ce2" office:value-type="float" office:value="70.5188">
            <text:p>70.52</text:p>
          </table:table-cell>
          <table:table-cell table:style-name="ce2" office:value-type="float" office:value="1238.6">
            <text:p>1238.6</text:p>
          </table:table-cell>
          <table:table-cell table:style-name="ce2" office:value-type="float" office:value="63.948524">
            <text:p>63.95</text:p>
          </table:table-cell>
          <table:table-cell table:style-name="ce2" office:value-type="float" office:value="18.373951">
            <text:p>18.37</text:p>
          </table:table-cell>
          <table:table-cell table:style-name="ce2" office:value-type="float" office:value="68.3">
            <text:p>68.3</text:p>
          </table:table-cell>
          <table:table-cell table:style-name="ce2" office:value-type="float" office:value="1957300">
            <text:p>19573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577.4442">
            <text:p>577.44</text:p>
          </table:table-cell>
          <table:table-cell table:style-name="ce2" office:value-type="float" office:value="55.653034">
            <text:p>55.65</text:p>
          </table:table-cell>
          <table:table-cell table:style-name="ce2" office:value-type="float" office:value="74.235504">
            <text:p>74.24</text:p>
          </table:table-cell>
          <table:table-cell table:style-name="ce2" office:value-type="float" office:value="1309">
            <text:p>1309</text:p>
          </table:table-cell>
          <table:table-cell table:style-name="ce2" office:value-type="float" office:value="63.671642">
            <text:p>63.67</text:p>
          </table:table-cell>
          <table:table-cell table:style-name="ce2" office:value-type="float" office:value="18.41808">
            <text:p>18.42</text:p>
          </table:table-cell>
          <table:table-cell table:style-name="ce2" office:value-type="float" office:value="74.9">
            <text:p>74.9</text:p>
          </table:table-cell>
          <table:table-cell table:style-name="ce2" office:value-type="float" office:value="2112700">
            <text:p>21127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632.3815">
            <text:p>632.38</text:p>
          </table:table-cell>
          <table:table-cell table:style-name="ce2" office:value-type="float" office:value="56.284523">
            <text:p>56.28</text:p>
          </table:table-cell>
          <table:table-cell table:style-name="ce2" office:value-type="float" office:value="78.07481">
            <text:p>78.07</text:p>
          </table:table-cell>
          <table:table-cell table:style-name="ce2" office:value-type="float" office:value="1312.2">
            <text:p>1312.2</text:p>
          </table:table-cell>
          <table:table-cell table:style-name="ce2" office:value-type="float" office:value="64.22392">
            <text:p>64.22</text:p>
          </table:table-cell>
          <table:table-cell table:style-name="ce2" office:value-type="float" office:value="18.366634">
            <text:p>18.37</text:p>
          </table:table-cell>
          <table:table-cell table:style-name="ce2" office:value-type="float" office:value="83.4">
            <text:p>83.4</text:p>
          </table:table-cell>
          <table:table-cell table:style-name="ce2" office:value-type="float" office:value="2274400">
            <text:p>22744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670.0088">
            <text:p>670.01</text:p>
          </table:table-cell>
          <table:table-cell table:style-name="ce2" office:value-type="float" office:value="56.633995">
            <text:p>56.63</text:p>
          </table:table-cell>
          <table:table-cell table:style-name="ce2" office:value-type="float" office:value="80.05129">
            <text:p>80.05</text:p>
          </table:table-cell>
          <table:table-cell table:style-name="ce2" office:value-type="float" office:value="1317">
            <text:p>1317</text:p>
          </table:table-cell>
          <table:table-cell table:style-name="ce2" office:value-type="float" office:value="64.390434">
            <text:p>64.39</text:p>
          </table:table-cell>
          <table:table-cell table:style-name="ce2" office:value-type="float" office:value="18.365778">
            <text:p>18.37</text:p>
          </table:table-cell>
          <table:table-cell table:style-name="ce2" office:value-type="float" office:value="81.8">
            <text:p>81.8</text:p>
          </table:table-cell>
          <table:table-cell table:style-name="ce2" office:value-type="float" office:value="2436400">
            <text:p>24364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711.5384">
            <text:p>711.54</text:p>
          </table:table-cell>
          <table:table-cell table:style-name="ce2" office:value-type="float" office:value="57.24984">
            <text:p>57.25</text:p>
          </table:table-cell>
          <table:table-cell table:style-name="ce2" office:value-type="float" office:value="82.1127">
            <text:p>82.11</text:p>
          </table:table-cell>
          <table:table-cell table:style-name="ce2" office:value-type="float" office:value="1317">
            <text:p>1317</text:p>
          </table:table-cell>
          <table:table-cell table:style-name="ce2" office:value-type="float" office:value="64.55376">
            <text:p>64.55</text:p>
          </table:table-cell>
          <table:table-cell table:style-name="ce2" office:value-type="float" office:value="19.018261">
            <text:p>19.02</text:p>
          </table:table-cell>
          <table:table-cell table:style-name="ce2" office:value-type="float" office:value="94.5">
            <text:p>94.5</text:p>
          </table:table-cell>
          <table:table-cell table:style-name="ce2" office:value-type="float" office:value="2597100">
            <text:p>25971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745.75635">
            <text:p>745.76</text:p>
          </table:table-cell>
          <table:table-cell table:style-name="ce2" office:value-type="float" office:value="57.558296">
            <text:p>57.56</text:p>
          </table:table-cell>
          <table:table-cell table:style-name="ce2" office:value-type="float" office:value="86.2557">
            <text:p>86.26</text:p>
          </table:table-cell>
          <table:table-cell table:style-name="ce2" office:value-type="float" office:value="1324">
            <text:p>1324</text:p>
          </table:table-cell>
          <table:table-cell table:style-name="ce2" office:value-type="float" office:value="64.980644">
            <text:p>64.98</text:p>
          </table:table-cell>
          <table:table-cell table:style-name="ce2" office:value-type="float" office:value="18.655184">
            <text:p>18.66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2760600">
            <text:p>27606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778.8716">
            <text:p>778.87</text:p>
          </table:table-cell>
          <table:table-cell table:style-name="ce2" office:value-type="float" office:value="58.04259">
            <text:p>58.04</text:p>
          </table:table-cell>
          <table:table-cell table:style-name="ce2" office:value-type="float" office:value="92.0385">
            <text:p>92.04</text:p>
          </table:table-cell>
          <table:table-cell table:style-name="ce2" office:value-type="float" office:value="1324.2">
            <text:p>1324.2</text:p>
          </table:table-cell>
          <table:table-cell table:style-name="ce2" office:value-type="float" office:value="64.8803">
            <text:p>64.88</text:p>
          </table:table-cell>
          <table:table-cell table:style-name="ce2" office:value-type="float" office:value="18.601664">
            <text:p>18.6</text:p>
          </table:table-cell>
          <table:table-cell table:style-name="ce2" office:value-type="float" office:value="96.1">
            <text:p>96.1</text:p>
          </table:table-cell>
          <table:table-cell table:style-name="ce2" office:value-type="float" office:value="2928100">
            <text:p>29281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820.7461">
            <text:p>820.75</text:p>
          </table:table-cell>
          <table:table-cell table:style-name="ce2" office:value-type="float" office:value="58.555157">
            <text:p>58.56</text:p>
          </table:table-cell>
          <table:table-cell table:style-name="ce2" office:value-type="float" office:value="96.640305">
            <text:p>96.64</text:p>
          </table:table-cell>
          <table:table-cell table:style-name="ce2" office:value-type="float" office:value="1329.2">
            <text:p>1329.2</text:p>
          </table:table-cell>
          <table:table-cell table:style-name="ce2" office:value-type="float" office:value="64.97928">
            <text:p>64.98</text:p>
          </table:table-cell>
          <table:table-cell table:style-name="ce2" office:value-type="float" office:value="18.321478">
            <text:p>18.32</text:p>
          </table:table-cell>
          <table:table-cell table:style-name="ce2" office:value-type="float" office:value="112.6">
            <text:p>112.6</text:p>
          </table:table-cell>
          <table:table-cell table:style-name="ce2" office:value-type="float" office:value="3098400">
            <text:p>30984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865.38416">
            <text:p>865.38</text:p>
          </table:table-cell>
          <table:table-cell table:style-name="ce2" office:value-type="float" office:value="59.20333">
            <text:p>59.2</text:p>
          </table:table-cell>
          <table:table-cell table:style-name="ce2" office:value-type="float" office:value="101.10741">
            <text:p>101.11</text:p>
          </table:table-cell>
          <table:table-cell table:style-name="ce2" office:value-type="float" office:value="1391.2">
            <text:p>1391.2</text:p>
          </table:table-cell>
          <table:table-cell table:style-name="ce2" office:value-type="float" office:value="64.8967">
            <text:p>64.9</text:p>
          </table:table-cell>
          <table:table-cell table:style-name="ce2" office:value-type="float" office:value="18.190271">
            <text:p>18.19</text:p>
          </table:table-cell>
          <table:table-cell table:style-name="ce2" office:value-type="float" office:value="101.4">
            <text:p>101.4</text:p>
          </table:table-cell>
          <table:table-cell table:style-name="ce2" office:value-type="float" office:value="3271500">
            <text:p>32715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920.133">
            <text:p>920.13</text:p>
          </table:table-cell>
          <table:table-cell table:style-name="ce2" office:value-type="float" office:value="60.07716">
            <text:p>60.08</text:p>
          </table:table-cell>
          <table:table-cell table:style-name="ce2" office:value-type="float" office:value="106.00191">
            <text:p>106</text:p>
          </table:table-cell>
          <table:table-cell table:style-name="ce2" office:value-type="float" office:value="1396.8">
            <text:p>1396.8</text:p>
          </table:table-cell>
          <table:table-cell table:style-name="ce2" office:value-type="float" office:value="64.51663">
            <text:p>64.52</text:p>
          </table:table-cell>
          <table:table-cell table:style-name="ce2" office:value-type="float" office:value="17.550133">
            <text:p>17.55</text:p>
          </table:table-cell>
          <table:table-cell table:style-name="ce2" office:value-type="float" office:value="100.7">
            <text:p>100.7</text:p>
          </table:table-cell>
          <table:table-cell table:style-name="ce2" office:value-type="float" office:value="3453300">
            <text:p>34533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955.1362">
            <text:p>955.14</text:p>
          </table:table-cell>
          <table:table-cell table:style-name="ce2" office:value-type="float" office:value="60.746532">
            <text:p>60.75</text:p>
          </table:table-cell>
          <table:table-cell table:style-name="ce2" office:value-type="float" office:value="112.453896">
            <text:p>112.45</text:p>
          </table:table-cell>
          <table:table-cell table:style-name="ce2" office:value-type="float" office:value="1396.8">
            <text:p>1396.8</text:p>
          </table:table-cell>
          <table:table-cell table:style-name="ce2" office:value-type="float" office:value="64.725174">
            <text:p>64.73</text:p>
          </table:table-cell>
          <table:table-cell table:style-name="ce2" office:value-type="float" office:value="18.273527">
            <text:p>18.27</text:p>
          </table:table-cell>
          <table:table-cell table:style-name="ce2" office:value-type="float" office:value="116.8">
            <text:p>116.8</text:p>
          </table:table-cell>
          <table:table-cell table:style-name="ce2" office:value-type="float" office:value="3638500">
            <text:p>36385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994.85077">
            <text:p>994.85</text:p>
          </table:table-cell>
          <table:table-cell table:style-name="ce2" office:value-type="float" office:value="61.373005">
            <text:p>61.37</text:p>
          </table:table-cell>
          <table:table-cell table:style-name="ce2" office:value-type="float" office:value="118.603004">
            <text:p>118.6</text:p>
          </table:table-cell>
          <table:table-cell table:style-name="ce2" office:value-type="float" office:value="1434.8">
            <text:p>1434.8</text:p>
          </table:table-cell>
          <table:table-cell table:style-name="ce2" office:value-type="float" office:value="64.77028">
            <text:p>64.77</text:p>
          </table:table-cell>
          <table:table-cell table:style-name="ce2" office:value-type="float" office:value="17.586683">
            <text:p>17.59</text:p>
          </table:table-cell>
          <table:table-cell table:style-name="ce2" office:value-type="float" office:value="143.4">
            <text:p>143.4</text:p>
          </table:table-cell>
          <table:table-cell table:style-name="ce2" office:value-type="float" office:value="3825600">
            <text:p>38256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020.0762">
            <text:p>1020.08</text:p>
          </table:table-cell>
          <table:table-cell table:style-name="ce2" office:value-type="float" office:value="61.591316">
            <text:p>61.59</text:p>
          </table:table-cell>
          <table:table-cell table:style-name="ce2" office:value-type="float" office:value="126.31279">
            <text:p>126.31</text:p>
          </table:table-cell>
          <table:table-cell table:style-name="ce2" office:value-type="float" office:value="1443.6">
            <text:p>1443.6</text:p>
          </table:table-cell>
          <table:table-cell table:style-name="ce2" office:value-type="float" office:value="64.7811">
            <text:p>64.78</text:p>
          </table:table-cell>
          <table:table-cell table:style-name="ce2" office:value-type="float" office:value="18.320347">
            <text:p>18.32</text:p>
          </table:table-cell>
          <table:table-cell table:style-name="ce2" office:value-type="float" office:value="148.8">
            <text:p>148.8</text:p>
          </table:table-cell>
          <table:table-cell table:style-name="ce2" office:value-type="float" office:value="4017700">
            <text:p>40177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049.2012">
            <text:p>1049.2</text:p>
          </table:table-cell>
          <table:table-cell table:style-name="ce2" office:value-type="float" office:value="61.924908">
            <text:p>61.92</text:p>
          </table:table-cell>
          <table:table-cell table:style-name="ce2" office:value-type="float" office:value="134.39268">
            <text:p>134.39</text:p>
          </table:table-cell>
          <table:table-cell table:style-name="ce2" office:value-type="float" office:value="1454">
            <text:p>1454</text:p>
          </table:table-cell>
          <table:table-cell table:style-name="ce2" office:value-type="float" office:value="65.04693">
            <text:p>65.05</text:p>
          </table:table-cell>
          <table:table-cell table:style-name="ce2" office:value-type="float" office:value="18.328417">
            <text:p>18.33</text:p>
          </table:table-cell>
          <table:table-cell table:style-name="ce2" office:value-type="float" office:value="137.6">
            <text:p>137.6</text:p>
          </table:table-cell>
          <table:table-cell table:style-name="ce2" office:value-type="float" office:value="4218500">
            <text:p>42185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081.6158">
            <text:p>1081.62</text:p>
          </table:table-cell>
          <table:table-cell table:style-name="ce2" office:value-type="float" office:value="61.996662">
            <text:p>62</text:p>
          </table:table-cell>
          <table:table-cell table:style-name="ce2" office:value-type="float" office:value="145.38199">
            <text:p>145.38</text:p>
          </table:table-cell>
          <table:table-cell table:style-name="ce2" office:value-type="float" office:value="1532.8">
            <text:p>1532.8</text:p>
          </table:table-cell>
          <table:table-cell table:style-name="ce2" office:value-type="float" office:value="64.887474">
            <text:p>64.89</text:p>
          </table:table-cell>
          <table:table-cell table:style-name="ce2" office:value-type="float" office:value="17.557549">
            <text:p>17.56</text:p>
          </table:table-cell>
          <table:table-cell table:style-name="ce2" office:value-type="float" office:value="141.7">
            <text:p>141.7</text:p>
          </table:table-cell>
          <table:table-cell table:style-name="ce2" office:value-type="float" office:value="4427300">
            <text:p>44273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111.2737">
            <text:p>1111.27</text:p>
          </table:table-cell>
          <table:table-cell table:style-name="ce2" office:value-type="float" office:value="62.188377">
            <text:p>62.19</text:p>
          </table:table-cell>
          <table:table-cell table:style-name="ce2" office:value-type="float" office:value="157.55661">
            <text:p>157.56</text:p>
          </table:table-cell>
          <table:table-cell table:style-name="ce2" office:value-type="float" office:value="1549.2">
            <text:p>1549.2</text:p>
          </table:table-cell>
          <table:table-cell table:style-name="ce2" office:value-type="float" office:value="66.06333">
            <text:p>66.06</text:p>
          </table:table-cell>
          <table:table-cell table:style-name="ce2" office:value-type="float" office:value="17.40456">
            <text:p>17.4</text:p>
          </table:table-cell>
          <table:table-cell table:style-name="ce2" office:value-type="float" office:value="177.4">
            <text:p>177.4</text:p>
          </table:table-cell>
          <table:table-cell table:style-name="ce2" office:value-type="float" office:value="4647400">
            <text:p>46474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137.0271">
            <text:p>1137.03</text:p>
          </table:table-cell>
          <table:table-cell table:style-name="ce2" office:value-type="float" office:value="62.35919">
            <text:p>62.36</text:p>
          </table:table-cell>
          <table:table-cell table:style-name="ce2" office:value-type="float" office:value="168.31">
            <text:p>168.31</text:p>
          </table:table-cell>
          <table:table-cell table:style-name="ce2" office:value-type="float" office:value="1550.8">
            <text:p>1550.8</text:p>
          </table:table-cell>
          <table:table-cell table:style-name="ce2" office:value-type="float" office:value="65.99043">
            <text:p>65.99</text:p>
          </table:table-cell>
          <table:table-cell table:style-name="ce2" office:value-type="float" office:value="17.394331">
            <text:p>17.39</text:p>
          </table:table-cell>
          <table:table-cell table:style-name="ce2" office:value-type="float" office:value="123.5">
            <text:p>123.5</text:p>
          </table:table-cell>
          <table:table-cell table:style-name="ce2" office:value-type="float" office:value="4876700">
            <text:p>48767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151.0715">
            <text:p>1151.07</text:p>
          </table:table-cell>
          <table:table-cell table:style-name="ce2" office:value-type="float" office:value="62.47941">
            <text:p>62.48</text:p>
          </table:table-cell>
          <table:table-cell table:style-name="ce2" office:value-type="float" office:value="176.5833">
            <text:p>176.58</text:p>
          </table:table-cell>
          <table:table-cell table:style-name="ce2" office:value-type="float" office:value="1550.8">
            <text:p>1550.8</text:p>
          </table:table-cell>
          <table:table-cell table:style-name="ce2" office:value-type="float" office:value="66.06868">
            <text:p>66.07</text:p>
          </table:table-cell>
          <table:table-cell table:style-name="ce2" office:value-type="float" office:value="17.394331">
            <text:p>17.39</text:p>
          </table:table-cell>
          <table:table-cell table:style-name="ce2" office:value-type="float" office:value="161.1">
            <text:p>161.1</text:p>
          </table:table-cell>
          <table:table-cell table:style-name="ce2" office:value-type="float" office:value="5112500">
            <text:p>51125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174.041">
            <text:p>1174.04</text:p>
          </table:table-cell>
          <table:table-cell table:style-name="ce2" office:value-type="float" office:value="62.700172">
            <text:p>62.7</text:p>
          </table:table-cell>
          <table:table-cell table:style-name="ce2" office:value-type="float" office:value="188.3097">
            <text:p>188.31</text:p>
          </table:table-cell>
          <table:table-cell table:style-name="ce2" office:value-type="float" office:value="1554">
            <text:p>1554</text:p>
          </table:table-cell>
          <table:table-cell table:style-name="ce2" office:value-type="float" office:value="67.442825">
            <text:p>67.44</text:p>
          </table:table-cell>
          <table:table-cell table:style-name="ce2" office:value-type="float" office:value="17.137253">
            <text:p>17.14</text:p>
          </table:table-cell>
          <table:table-cell table:style-name="ce2" office:value-type="float" office:value="184.1">
            <text:p>184.1</text:p>
          </table:table-cell>
          <table:table-cell table:style-name="ce2" office:value-type="float" office:value="5353100">
            <text:p>53531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203.7688">
            <text:p>1203.77</text:p>
          </table:table-cell>
          <table:table-cell table:style-name="ce2" office:value-type="float" office:value="63.05179">
            <text:p>63.05</text:p>
          </table:table-cell>
          <table:table-cell table:style-name="ce2" office:value-type="float" office:value="196.4097">
            <text:p>196.41</text:p>
          </table:table-cell>
          <table:table-cell table:style-name="ce2" office:value-type="float" office:value="1618.4">
            <text:p>1618.4</text:p>
          </table:table-cell>
          <table:table-cell table:style-name="ce2" office:value-type="float" office:value="66.80888">
            <text:p>66.81</text:p>
          </table:table-cell>
          <table:table-cell table:style-name="ce2" office:value-type="float" office:value="17.521387">
            <text:p>17.52</text:p>
          </table:table-cell>
          <table:table-cell table:style-name="ce2" office:value-type="float" office:value="184.4">
            <text:p>184.4</text:p>
          </table:table-cell>
          <table:table-cell table:style-name="ce2" office:value-type="float" office:value="5593800">
            <text:p>55938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226.9524">
            <text:p>1226.95</text:p>
          </table:table-cell>
          <table:table-cell table:style-name="ce2" office:value-type="float" office:value="63.294678">
            <text:p>63.29</text:p>
          </table:table-cell>
          <table:table-cell table:style-name="ce2" office:value-type="float" office:value="200.0092">
            <text:p>200.01</text:p>
          </table:table-cell>
          <table:table-cell table:style-name="ce2" office:value-type="float" office:value="1641.6">
            <text:p>1641.6</text:p>
          </table:table-cell>
          <table:table-cell table:style-name="ce2" office:value-type="float" office:value="66.77312">
            <text:p>66.77</text:p>
          </table:table-cell>
          <table:table-cell table:style-name="ce2" office:value-type="float" office:value="17.546856">
            <text:p>17.55</text:p>
          </table:table-cell>
          <table:table-cell table:style-name="ce2" office:value-type="float" office:value="164.1">
            <text:p>164.1</text:p>
          </table:table-cell>
          <table:table-cell table:style-name="ce2" office:value-type="float" office:value="5832600">
            <text:p>58326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235.6515">
            <text:p>1235.65</text:p>
          </table:table-cell>
          <table:table-cell table:style-name="ce2" office:value-type="float" office:value="63.432594">
            <text:p>63.43</text:p>
          </table:table-cell>
          <table:table-cell table:style-name="ce2" office:value-type="float" office:value="206.3582">
            <text:p>206.36</text:p>
          </table:table-cell>
          <table:table-cell table:style-name="ce2" office:value-type="float" office:value="1643.2">
            <text:p>1643.2</text:p>
          </table:table-cell>
          <table:table-cell table:style-name="ce2" office:value-type="float" office:value="66.86275">
            <text:p>66.86</text:p>
          </table:table-cell>
          <table:table-cell table:style-name="ce2" office:value-type="float" office:value="17.554214">
            <text:p>17.55</text:p>
          </table:table-cell>
          <table:table-cell table:style-name="ce2" office:value-type="float" office:value="256.1">
            <text:p>256.1</text:p>
          </table:table-cell>
          <table:table-cell table:style-name="ce2" office:value-type="float" office:value="6073200">
            <text:p>60732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256.3938">
            <text:p>1256.39</text:p>
          </table:table-cell>
          <table:table-cell table:style-name="ce2" office:value-type="float" office:value="63.54502">
            <text:p>63.55</text:p>
          </table:table-cell>
          <table:table-cell table:style-name="ce2" office:value-type="float" office:value="217.2115">
            <text:p>217.21</text:p>
          </table:table-cell>
          <table:table-cell table:style-name="ce2" office:value-type="float" office:value="1718">
            <text:p>1718</text:p>
          </table:table-cell>
          <table:table-cell table:style-name="ce2" office:value-type="float" office:value="66.359795">
            <text:p>66.36</text:p>
          </table:table-cell>
          <table:table-cell table:style-name="ce2" office:value-type="float" office:value="17.204958">
            <text:p>17.2</text:p>
          </table:table-cell>
          <table:table-cell table:style-name="ce2" office:value-type="float" office:value="227.5">
            <text:p>227.5</text:p>
          </table:table-cell>
          <table:table-cell table:style-name="ce2" office:value-type="float" office:value="6325100">
            <text:p>63251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285.9397">
            <text:p>1285.94</text:p>
          </table:table-cell>
          <table:table-cell table:style-name="ce2" office:value-type="float" office:value="63.658886">
            <text:p>63.66</text:p>
          </table:table-cell>
          <table:table-cell table:style-name="ce2" office:value-type="float" office:value="227.9812">
            <text:p>227.98</text:p>
          </table:table-cell>
          <table:table-cell table:style-name="ce2" office:value-type="float" office:value="1718">
            <text:p>1718</text:p>
          </table:table-cell>
          <table:table-cell table:style-name="ce2" office:value-type="float" office:value="66.45091">
            <text:p>66.45</text:p>
          </table:table-cell>
          <table:table-cell table:style-name="ce2" office:value-type="float" office:value="17.204958">
            <text:p>17.2</text:p>
          </table:table-cell>
          <table:table-cell table:style-name="ce2" office:value-type="float" office:value="225.6">
            <text:p>225.6</text:p>
          </table:table-cell>
          <table:table-cell table:style-name="ce2" office:value-type="float" office:value="6587500">
            <text:p>65875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1296.4979">
            <text:p>1296.5</text:p>
          </table:table-cell>
          <table:table-cell table:style-name="ce2" office:value-type="float" office:value="63.750378">
            <text:p>63.75</text:p>
          </table:table-cell>
          <table:table-cell table:style-name="ce2" office:value-type="float" office:value="235.2598">
            <text:p>235.26</text:p>
          </table:table-cell>
          <table:table-cell table:style-name="ce2" office:value-type="float" office:value="1730.8">
            <text:p>1730.8</text:p>
          </table:table-cell>
          <table:table-cell table:style-name="ce2" office:value-type="float" office:value="66.00786">
            <text:p>66.01</text:p>
          </table:table-cell>
          <table:table-cell table:style-name="ce2" office:value-type="float" office:value="16.382702">
            <text:p>16.38</text:p>
          </table:table-cell>
          <table:table-cell table:style-name="ce2" office:value-type="float" office:value="230.6">
            <text:p>230.6</text:p>
          </table:table-cell>
          <table:table-cell table:style-name="ce2" office:value-type="float" office:value="6854300">
            <text:p>68543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1328.8406">
            <text:p>1328.84</text:p>
          </table:table-cell>
          <table:table-cell table:style-name="ce2" office:value-type="float" office:value="63.87337">
            <text:p>63.87</text:p>
          </table:table-cell>
          <table:table-cell table:style-name="ce2" office:value-type="float" office:value="246.7791">
            <text:p>246.78</text:p>
          </table:table-cell>
          <table:table-cell table:style-name="ce2" office:value-type="float" office:value="1754.8">
            <text:p>1754.8</text:p>
          </table:table-cell>
          <table:table-cell table:style-name="ce2" office:value-type="float" office:value="67.5729">
            <text:p>67.57</text:p>
          </table:table-cell>
          <table:table-cell table:style-name="ce2" office:value-type="float" office:value="16.44138">
            <text:p>16.44</text:p>
          </table:table-cell>
          <table:table-cell table:style-name="ce2" office:value-type="float" office:value="363.3">
            <text:p>363.3</text:p>
          </table:table-cell>
          <table:table-cell table:style-name="ce2" office:value-type="float" office:value="7130900">
            <text:p>71309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1362.1848">
            <text:p>1362.18</text:p>
          </table:table-cell>
          <table:table-cell table:style-name="ce2" office:value-type="float" office:value="63.84954">
            <text:p>63.85</text:p>
          </table:table-cell>
          <table:table-cell table:style-name="ce2" office:value-type="float" office:value="255.0585">
            <text:p>255.06</text:p>
          </table:table-cell>
          <table:table-cell table:style-name="ce2" office:value-type="float" office:value="1770.2">
            <text:p>1770.2</text:p>
          </table:table-cell>
          <table:table-cell table:style-name="ce2" office:value-type="float" office:value="66.01572">
            <text:p>66.02</text:p>
          </table:table-cell>
          <table:table-cell table:style-name="ce2" office:value-type="float" office:value="16.354954">
            <text:p>16.35</text:p>
          </table:table-cell>
          <table:table-cell table:style-name="ce2" office:value-type="float" office:value="262.1">
            <text:p>262.1</text:p>
          </table:table-cell>
          <table:table-cell table:style-name="ce2" office:value-type="float" office:value="7409700">
            <text:p>74097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1416.7666">
            <text:p>1416.77</text:p>
          </table:table-cell>
          <table:table-cell table:style-name="ce2" office:value-type="float" office:value="64.031845">
            <text:p>64.03</text:p>
          </table:table-cell>
          <table:table-cell table:style-name="ce2" office:value-type="float" office:value="266.0385">
            <text:p>266.04</text:p>
          </table:table-cell>
          <table:table-cell table:style-name="ce2" office:value-type="float" office:value="1799.2">
            <text:p>1799.2</text:p>
          </table:table-cell>
          <table:table-cell table:style-name="ce2" office:value-type="float" office:value="67.31117">
            <text:p>67.31</text:p>
          </table:table-cell>
          <table:table-cell table:style-name="ce2" office:value-type="float" office:value="16.356604">
            <text:p>16.36</text:p>
          </table:table-cell>
          <table:table-cell table:style-name="ce2" office:value-type="float" office:value="237.7">
            <text:p>237.7</text:p>
          </table:table-cell>
          <table:table-cell table:style-name="ce2" office:value-type="float" office:value="7697300">
            <text:p>76973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1436.8245">
            <text:p>1436.82</text:p>
          </table:table-cell>
          <table:table-cell table:style-name="ce2" office:value-type="float" office:value="63.951416">
            <text:p>63.95</text:p>
          </table:table-cell>
          <table:table-cell table:style-name="ce2" office:value-type="float" office:value="274.9549">
            <text:p>274.95</text:p>
          </table:table-cell>
          <table:table-cell table:style-name="ce2" office:value-type="float" office:value="1799.2">
            <text:p>1799.2</text:p>
          </table:table-cell>
          <table:table-cell table:style-name="ce2" office:value-type="float" office:value="67.42085">
            <text:p>67.42</text:p>
          </table:table-cell>
          <table:table-cell table:style-name="ce2" office:value-type="float" office:value="16.35105">
            <text:p>16.35</text:p>
          </table:table-cell>
          <table:table-cell table:style-name="ce2" office:value-type="float" office:value="229.1">
            <text:p>229.1</text:p>
          </table:table-cell>
          <table:table-cell table:style-name="ce2" office:value-type="float" office:value="7997000">
            <text:p>79970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1440.3274">
            <text:p>1440.33</text:p>
          </table:table-cell>
          <table:table-cell table:style-name="ce2" office:value-type="float" office:value="63.82835">
            <text:p>63.83</text:p>
          </table:table-cell>
          <table:table-cell table:style-name="ce2" office:value-type="float" office:value="286.58847">
            <text:p>286.59</text:p>
          </table:table-cell>
          <table:table-cell table:style-name="ce2" office:value-type="float" office:value="1822.4">
            <text:p>1822.4</text:p>
          </table:table-cell>
          <table:table-cell table:style-name="ce2" office:value-type="float" office:value="67.10593">
            <text:p>67.11</text:p>
          </table:table-cell>
          <table:table-cell table:style-name="ce2" office:value-type="float" office:value="16.352352">
            <text:p>16.35</text:p>
          </table:table-cell>
          <table:table-cell table:style-name="ce2" office:value-type="float" office:value="218.9">
            <text:p>218.9</text:p>
          </table:table-cell>
          <table:table-cell table:style-name="ce2" office:value-type="float" office:value="8295600">
            <text:p>82956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1482.7544">
            <text:p>1482.75</text:p>
          </table:table-cell>
          <table:table-cell table:style-name="ce2" office:value-type="float" office:value="64.17183">
            <text:p>64.17</text:p>
          </table:table-cell>
          <table:table-cell table:style-name="ce2" office:value-type="float" office:value="301.3509">
            <text:p>301.35</text:p>
          </table:table-cell>
          <table:table-cell table:style-name="ce2" office:value-type="float" office:value="1823.2">
            <text:p>1823.2</text:p>
          </table:table-cell>
          <table:table-cell table:style-name="ce2" office:value-type="float" office:value="66.86014">
            <text:p>66.86</text:p>
          </table:table-cell>
          <table:table-cell table:style-name="ce2" office:value-type="float" office:value="16.366901">
            <text:p>16.37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8603200">
            <text:p>86032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1487.6871">
            <text:p>1487.69</text:p>
          </table:table-cell>
          <table:table-cell table:style-name="ce2" office:value-type="float" office:value="63.953358">
            <text:p>63.95</text:p>
          </table:table-cell>
          <table:table-cell table:style-name="ce2" office:value-type="float" office:value="303.7121">
            <text:p>303.71</text:p>
          </table:table-cell>
          <table:table-cell table:style-name="ce2" office:value-type="float" office:value="1828.6">
            <text:p>1828.6</text:p>
          </table:table-cell>
          <table:table-cell table:style-name="ce2" office:value-type="float" office:value="66.727005">
            <text:p>66.73</text:p>
          </table:table-cell>
          <table:table-cell table:style-name="ce2" office:value-type="float" office:value="16.412245">
            <text:p>16.41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8908500">
            <text:p>89085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1493.4095">
            <text:p>1493.41</text:p>
          </table:table-cell>
          <table:table-cell table:style-name="ce2" office:value-type="float" office:value="63.76365">
            <text:p>63.76</text:p>
          </table:table-cell>
          <table:table-cell table:style-name="ce2" office:value-type="float" office:value="311.6036">
            <text:p>311.6</text:p>
          </table:table-cell>
          <table:table-cell table:style-name="ce2" office:value-type="float" office:value="1835">
            <text:p>1835</text:p>
          </table:table-cell>
          <table:table-cell table:style-name="ce2" office:value-type="float" office:value="66.85115">
            <text:p>66.85</text:p>
          </table:table-cell>
          <table:table-cell table:style-name="ce2" office:value-type="float" office:value="16.415413">
            <text:p>16.42</text:p>
          </table:table-cell>
          <table:table-cell table:style-name="ce2" office:value-type="float" office:value="317.4">
            <text:p>317.4</text:p>
          </table:table-cell>
          <table:table-cell table:style-name="ce2" office:value-type="float" office:value="9227700">
            <text:p>92277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1518.5432">
            <text:p>1518.54</text:p>
          </table:table-cell>
          <table:table-cell table:style-name="ce2" office:value-type="float" office:value="63.99867">
            <text:p>64</text:p>
          </table:table-cell>
          <table:table-cell table:style-name="ce2" office:value-type="float" office:value="334.3314">
            <text:p>334.33</text:p>
          </table:table-cell>
          <table:table-cell table:style-name="ce2" office:value-type="float" office:value="1838.2">
            <text:p>1838.2</text:p>
          </table:table-cell>
          <table:table-cell table:style-name="ce2" office:value-type="float" office:value="66.98747">
            <text:p>66.99</text:p>
          </table:table-cell>
          <table:table-cell table:style-name="ce2" office:value-type="float" office:value="16.423244">
            <text:p>16.42</text:p>
          </table:table-cell>
          <table:table-cell table:style-name="ce2" office:value-type="float" office:value="392.8">
            <text:p>392.8</text:p>
          </table:table-cell>
          <table:table-cell table:style-name="ce2" office:value-type="float" office:value="9574600">
            <text:p>95746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4</text:p>
          </table:table-cell>
          <table:table-cell table:style-name="ce2" table:number-columns-repeated="8"/>
          <table:table-cell office:value-type="string">
            <text:p>M=3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14</text:p>
          </table:table-cell>
          <table:table-cell table:style-name="ce1" office:value-type="string">
            <text:p>Mean Solved Score 14</text:p>
          </table:table-cell>
          <table:table-cell table:style-name="ce1" office:value-type="string">
            <text:p>Mean Entropy 14</text:p>
          </table:table-cell>
          <table:table-cell table:style-name="ce1" office:value-type="string">
            <text:p>Mean Size 14</text:p>
          </table:table-cell>
          <table:table-cell table:style-name="ce1" office:value-type="string">
            <text:p>Solved Score 14</text:p>
          </table:table-cell>
          <table:table-cell table:style-name="ce1" office:value-type="string">
            <text:p>Entropy 14</text:p>
          </table:table-cell>
          <table:table-cell table:style-name="ce1" office:value-type="string">
            <text:p>Steps 14</text:p>
          </table:table-cell>
          <table:table-cell table:style-name="ce1" office:value-type="string">
            <text:p>Size 14</text:p>
          </table:table-cell>
          <table:table-cell table:style-name="ce1" office:value-type="string">
            <text:p>TiempoTotal 14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5808">
            <text:p>7.58</text:p>
          </table:table-cell>
          <table:table-cell table:style-name="ce2" office:value-type="float" office:value="42.001106">
            <text:p>42</text:p>
          </table:table-cell>
          <table:table-cell table:style-name="ce2" office:value-type="float" office:value="106.382706">
            <text:p>106.38</text:p>
          </table:table-cell>
          <table:table-cell table:style-name="ce2" office:value-type="float" office:value="86.4">
            <text:p>86.4</text:p>
          </table:table-cell>
          <table:table-cell table:style-name="ce2" office:value-type="float" office:value="52.878815">
            <text:p>52.88</text:p>
          </table:table-cell>
          <table:table-cell table:style-name="ce2" office:value-type="float" office:value="8.944845">
            <text:p>8.94</text:p>
          </table:table-cell>
          <table:table-cell table:style-name="ce2" office:value-type="float" office:value="47.7">
            <text:p>47.7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1.681198">
            <text:p>21.68</text:p>
          </table:table-cell>
          <table:table-cell table:style-name="ce2" office:value-type="float" office:value="46.348083">
            <text:p>46.35</text:p>
          </table:table-cell>
          <table:table-cell table:style-name="ce2" office:value-type="float" office:value="38.7608">
            <text:p>38.76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52.74874">
            <text:p>52.75</text:p>
          </table:table-cell>
          <table:table-cell table:style-name="ce2" office:value-type="float" office:value="6.7450247">
            <text:p>6.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50000">
            <text:p>500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5.6236">
            <text:p>35.62</text:p>
          </table:table-cell>
          <table:table-cell table:style-name="ce2" office:value-type="float" office:value="49.55535">
            <text:p>49.56</text:p>
          </table:table-cell>
          <table:table-cell table:style-name="ce2" office:value-type="float" office:value="25.777798">
            <text:p>25.78</text:p>
          </table:table-cell>
          <table:table-cell table:style-name="ce2" office:value-type="float" office:value="125.4">
            <text:p>125.4</text:p>
          </table:table-cell>
          <table:table-cell table:style-name="ce2" office:value-type="float" office:value="52.635536">
            <text:p>52.64</text:p>
          </table:table-cell>
          <table:table-cell table:style-name="ce2" office:value-type="float" office:value="8.096143">
            <text:p>8.1</text:p>
          </table:table-cell>
          <table:table-cell table:style-name="ce2" office:value-type="float" office:value="45.8">
            <text:p>45.8</text:p>
          </table:table-cell>
          <table:table-cell table:style-name="ce2" office:value-type="float" office:value="90000">
            <text:p>900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0.559204">
            <text:p>40.56</text:p>
          </table:table-cell>
          <table:table-cell table:style-name="ce2" office:value-type="float" office:value="50.064426">
            <text:p>50.06</text:p>
          </table:table-cell>
          <table:table-cell table:style-name="ce2" office:value-type="float" office:value="26.206701">
            <text:p>26.21</text:p>
          </table:table-cell>
          <table:table-cell table:style-name="ce2" office:value-type="float" office:value="198.8">
            <text:p>198.8</text:p>
          </table:table-cell>
          <table:table-cell table:style-name="ce2" office:value-type="float" office:value="54.650795">
            <text:p>54.65</text:p>
          </table:table-cell>
          <table:table-cell table:style-name="ce2" office:value-type="float" office:value="8.586979">
            <text:p>8.59</text:p>
          </table:table-cell>
          <table:table-cell table:style-name="ce2" office:value-type="float" office:value="50.9">
            <text:p>50.9</text:p>
          </table:table-cell>
          <table:table-cell table:style-name="ce2" office:value-type="float" office:value="137000">
            <text:p>1370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2.2128">
            <text:p>42.21</text:p>
          </table:table-cell>
          <table:table-cell table:style-name="ce2" office:value-type="float" office:value="49.928795">
            <text:p>49.93</text:p>
          </table:table-cell>
          <table:table-cell table:style-name="ce2" office:value-type="float" office:value="32.5936">
            <text:p>32.59</text:p>
          </table:table-cell>
          <table:table-cell table:style-name="ce2" office:value-type="float" office:value="251.6">
            <text:p>251.6</text:p>
          </table:table-cell>
          <table:table-cell table:style-name="ce2" office:value-type="float" office:value="54.539856">
            <text:p>54.54</text:p>
          </table:table-cell>
          <table:table-cell table:style-name="ce2" office:value-type="float" office:value="7.244531">
            <text:p>7.24</text:p>
          </table:table-cell>
          <table:table-cell table:style-name="ce2" office:value-type="float" office:value="53.6">
            <text:p>53.6</text:p>
          </table:table-cell>
          <table:table-cell table:style-name="ce2" office:value-type="float" office:value="210100">
            <text:p>2101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7.4172">
            <text:p>47.42</text:p>
          </table:table-cell>
          <table:table-cell table:style-name="ce2" office:value-type="float" office:value="50.516624">
            <text:p>50.52</text:p>
          </table:table-cell>
          <table:table-cell table:style-name="ce2" office:value-type="float" office:value="40.4259">
            <text:p>40.43</text:p>
          </table:table-cell>
          <table:table-cell table:style-name="ce2" office:value-type="float" office:value="284.6">
            <text:p>284.6</text:p>
          </table:table-cell>
          <table:table-cell table:style-name="ce2" office:value-type="float" office:value="57.20968">
            <text:p>57.21</text:p>
          </table:table-cell>
          <table:table-cell table:style-name="ce2" office:value-type="float" office:value="9.11294">
            <text:p>9.11</text:p>
          </table:table-cell>
          <table:table-cell table:style-name="ce2" office:value-type="float" office:value="48.2">
            <text:p>48.2</text:p>
          </table:table-cell>
          <table:table-cell table:style-name="ce2" office:value-type="float" office:value="309000">
            <text:p>3090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51.5608">
            <text:p>51.56</text:p>
          </table:table-cell>
          <table:table-cell table:style-name="ce2" office:value-type="float" office:value="50.702892">
            <text:p>50.7</text:p>
          </table:table-cell>
          <table:table-cell table:style-name="ce2" office:value-type="float" office:value="45.6067">
            <text:p>45.61</text:p>
          </table:table-cell>
          <table:table-cell table:style-name="ce2" office:value-type="float" office:value="355.4">
            <text:p>355.4</text:p>
          </table:table-cell>
          <table:table-cell table:style-name="ce2" office:value-type="float" office:value="58.486217">
            <text:p>58.49</text:p>
          </table:table-cell>
          <table:table-cell table:style-name="ce2" office:value-type="float" office:value="7.8185983">
            <text:p>7.82</text:p>
          </table:table-cell>
          <table:table-cell table:style-name="ce2" office:value-type="float" office:value="48.7">
            <text:p>48.7</text:p>
          </table:table-cell>
          <table:table-cell table:style-name="ce2" office:value-type="float" office:value="416600">
            <text:p>4166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60.409996">
            <text:p>60.41</text:p>
          </table:table-cell>
          <table:table-cell table:style-name="ce2" office:value-type="float" office:value="50.803562">
            <text:p>50.8</text:p>
          </table:table-cell>
          <table:table-cell table:style-name="ce2" office:value-type="float" office:value="48.6535">
            <text:p>48.65</text:p>
          </table:table-cell>
          <table:table-cell table:style-name="ce2" office:value-type="float" office:value="476.4">
            <text:p>476.4</text:p>
          </table:table-cell>
          <table:table-cell table:style-name="ce2" office:value-type="float" office:value="57.292255">
            <text:p>57.29</text:p>
          </table:table-cell>
          <table:table-cell table:style-name="ce2" office:value-type="float" office:value="9.645802">
            <text:p>9.65</text:p>
          </table:table-cell>
          <table:table-cell table:style-name="ce2" office:value-type="float" office:value="54.5">
            <text:p>54.5</text:p>
          </table:table-cell>
          <table:table-cell table:style-name="ce2" office:value-type="float" office:value="518400">
            <text:p>5184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73.3954">
            <text:p>73.4</text:p>
          </table:table-cell>
          <table:table-cell table:style-name="ce2" office:value-type="float" office:value="50.75731">
            <text:p>50.76</text:p>
          </table:table-cell>
          <table:table-cell table:style-name="ce2" office:value-type="float" office:value="52.812603">
            <text:p>52.81</text:p>
          </table:table-cell>
          <table:table-cell table:style-name="ce2" office:value-type="float" office:value="556">
            <text:p>556</text:p>
          </table:table-cell>
          <table:table-cell table:style-name="ce2" office:value-type="float" office:value="59.79077">
            <text:p>59.79</text:p>
          </table:table-cell>
          <table:table-cell table:style-name="ce2" office:value-type="float" office:value="13.608691">
            <text:p>13.61</text:p>
          </table:table-cell>
          <table:table-cell table:style-name="ce2" office:value-type="float" office:value="63.5">
            <text:p>63.5</text:p>
          </table:table-cell>
          <table:table-cell table:style-name="ce2" office:value-type="float" office:value="629600">
            <text:p>6296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87.8488">
            <text:p>87.85</text:p>
          </table:table-cell>
          <table:table-cell table:style-name="ce2" office:value-type="float" office:value="51.109955">
            <text:p>51.11</text:p>
          </table:table-cell>
          <table:table-cell table:style-name="ce2" office:value-type="float" office:value="57.907097">
            <text:p>57.91</text:p>
          </table:table-cell>
          <table:table-cell table:style-name="ce2" office:value-type="float" office:value="685">
            <text:p>685</text:p>
          </table:table-cell>
          <table:table-cell table:style-name="ce2" office:value-type="float" office:value="60.112755">
            <text:p>60.11</text:p>
          </table:table-cell>
          <table:table-cell table:style-name="ce2" office:value-type="float" office:value="7.685694">
            <text:p>7.69</text:p>
          </table:table-cell>
          <table:table-cell table:style-name="ce2" office:value-type="float" office:value="64.8">
            <text:p>64.8</text:p>
          </table:table-cell>
          <table:table-cell table:style-name="ce2" office:value-type="float" office:value="752600">
            <text:p>7526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02.663">
            <text:p>102.66</text:p>
          </table:table-cell>
          <table:table-cell table:style-name="ce2" office:value-type="float" office:value="51.42681">
            <text:p>51.43</text:p>
          </table:table-cell>
          <table:table-cell table:style-name="ce2" office:value-type="float" office:value="62.8401">
            <text:p>62.84</text:p>
          </table:table-cell>
          <table:table-cell table:style-name="ce2" office:value-type="float" office:value="715.2">
            <text:p>715.2</text:p>
          </table:table-cell>
          <table:table-cell table:style-name="ce2" office:value-type="float" office:value="59.378246">
            <text:p>59.38</text:p>
          </table:table-cell>
          <table:table-cell table:style-name="ce2" office:value-type="float" office:value="8.293074">
            <text:p>8.29</text:p>
          </table:table-cell>
          <table:table-cell table:style-name="ce2" office:value-type="float" office:value="66.5">
            <text:p>66.5</text:p>
          </table:table-cell>
          <table:table-cell table:style-name="ce2" office:value-type="float" office:value="889300">
            <text:p>8893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22.89559">
            <text:p>122.9</text:p>
          </table:table-cell>
          <table:table-cell table:style-name="ce2" office:value-type="float" office:value="51.762745">
            <text:p>51.76</text:p>
          </table:table-cell>
          <table:table-cell table:style-name="ce2" office:value-type="float" office:value="65.6134">
            <text:p>65.61</text:p>
          </table:table-cell>
          <table:table-cell table:style-name="ce2" office:value-type="float" office:value="789.6">
            <text:p>789.6</text:p>
          </table:table-cell>
          <table:table-cell table:style-name="ce2" office:value-type="float" office:value="61.794075">
            <text:p>61.79</text:p>
          </table:table-cell>
          <table:table-cell table:style-name="ce2" office:value-type="float" office:value="6.109002">
            <text:p>6.11</text:p>
          </table:table-cell>
          <table:table-cell table:style-name="ce2" office:value-type="float" office:value="65.5">
            <text:p>65.5</text:p>
          </table:table-cell>
          <table:table-cell table:style-name="ce2" office:value-type="float" office:value="1026900">
            <text:p>10269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54.767">
            <text:p>154.77</text:p>
          </table:table-cell>
          <table:table-cell table:style-name="ce2" office:value-type="float" office:value="52.713787">
            <text:p>52.71</text:p>
          </table:table-cell>
          <table:table-cell table:style-name="ce2" office:value-type="float" office:value="67.3966">
            <text:p>67.4</text:p>
          </table:table-cell>
          <table:table-cell table:style-name="ce2" office:value-type="float" office:value="957.6">
            <text:p>957.6</text:p>
          </table:table-cell>
          <table:table-cell table:style-name="ce2" office:value-type="float" office:value="60.524944">
            <text:p>60.52</text:p>
          </table:table-cell>
          <table:table-cell table:style-name="ce2" office:value-type="float" office:value="8.517065">
            <text:p>8.52</text:p>
          </table:table-cell>
          <table:table-cell table:style-name="ce2" office:value-type="float" office:value="60.6">
            <text:p>60.6</text:p>
          </table:table-cell>
          <table:table-cell table:style-name="ce2" office:value-type="float" office:value="1162700">
            <text:p>11627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94.49397">
            <text:p>194.49</text:p>
          </table:table-cell>
          <table:table-cell table:style-name="ce2" office:value-type="float" office:value="53.75694">
            <text:p>53.76</text:p>
          </table:table-cell>
          <table:table-cell table:style-name="ce2" office:value-type="float" office:value="68.9809">
            <text:p>68.98</text:p>
          </table:table-cell>
          <table:table-cell table:style-name="ce2" office:value-type="float" office:value="934">
            <text:p>934</text:p>
          </table:table-cell>
          <table:table-cell table:style-name="ce2" office:value-type="float" office:value="64.30957">
            <text:p>64.31</text:p>
          </table:table-cell>
          <table:table-cell table:style-name="ce2" office:value-type="float" office:value="6.9922">
            <text:p>6.99</text:p>
          </table:table-cell>
          <table:table-cell table:style-name="ce2" office:value-type="float" office:value="72.4">
            <text:p>72.4</text:p>
          </table:table-cell>
          <table:table-cell table:style-name="ce2" office:value-type="float" office:value="1300600">
            <text:p>13006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40.54922">
            <text:p>240.55</text:p>
          </table:table-cell>
          <table:table-cell table:style-name="ce2" office:value-type="float" office:value="54.84435">
            <text:p>54.84</text:p>
          </table:table-cell>
          <table:table-cell table:style-name="ce2" office:value-type="float" office:value="70.920204">
            <text:p>70.92</text:p>
          </table:table-cell>
          <table:table-cell table:style-name="ce2" office:value-type="float" office:value="976.2">
            <text:p>976.2</text:p>
          </table:table-cell>
          <table:table-cell table:style-name="ce2" office:value-type="float" office:value="62.76606">
            <text:p>62.77</text:p>
          </table:table-cell>
          <table:table-cell table:style-name="ce2" office:value-type="float" office:value="6.326225">
            <text:p>6.33</text:p>
          </table:table-cell>
          <table:table-cell table:style-name="ce2" office:value-type="float" office:value="75.7">
            <text:p>75.7</text:p>
          </table:table-cell>
          <table:table-cell table:style-name="ce2" office:value-type="float" office:value="1439600">
            <text:p>14396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84.5614">
            <text:p>284.56</text:p>
          </table:table-cell>
          <table:table-cell table:style-name="ce2" office:value-type="float" office:value="55.826393">
            <text:p>55.83</text:p>
          </table:table-cell>
          <table:table-cell table:style-name="ce2" office:value-type="float" office:value="73.8775">
            <text:p>73.88</text:p>
          </table:table-cell>
          <table:table-cell table:style-name="ce2" office:value-type="float" office:value="1176.6">
            <text:p>1176.6</text:p>
          </table:table-cell>
          <table:table-cell table:style-name="ce2" office:value-type="float" office:value="66.97961">
            <text:p>66.98</text:p>
          </table:table-cell>
          <table:table-cell table:style-name="ce2" office:value-type="float" office:value="6.801324">
            <text:p>6.8</text:p>
          </table:table-cell>
          <table:table-cell table:style-name="ce2" office:value-type="float" office:value="71.5">
            <text:p>71.5</text:p>
          </table:table-cell>
          <table:table-cell table:style-name="ce2" office:value-type="float" office:value="1583700">
            <text:p>15837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336.6208">
            <text:p>336.62</text:p>
          </table:table-cell>
          <table:table-cell table:style-name="ce2" office:value-type="float" office:value="56.602753">
            <text:p>56.6</text:p>
          </table:table-cell>
          <table:table-cell table:style-name="ce2" office:value-type="float" office:value="76.632095">
            <text:p>76.63</text:p>
          </table:table-cell>
          <table:table-cell table:style-name="ce2" office:value-type="float" office:value="1228.6">
            <text:p>1228.6</text:p>
          </table:table-cell>
          <table:table-cell table:style-name="ce2" office:value-type="float" office:value="66.70786">
            <text:p>66.71</text:p>
          </table:table-cell>
          <table:table-cell table:style-name="ce2" office:value-type="float" office:value="7.225525">
            <text:p>7.23</text:p>
          </table:table-cell>
          <table:table-cell table:style-name="ce2" office:value-type="float" office:value="77.5">
            <text:p>77.5</text:p>
          </table:table-cell>
          <table:table-cell table:style-name="ce2" office:value-type="float" office:value="1728500">
            <text:p>17285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385.7778">
            <text:p>385.78</text:p>
          </table:table-cell>
          <table:table-cell table:style-name="ce2" office:value-type="float" office:value="57.19395">
            <text:p>57.19</text:p>
          </table:table-cell>
          <table:table-cell table:style-name="ce2" office:value-type="float" office:value="80.80299">
            <text:p>80.8</text:p>
          </table:table-cell>
          <table:table-cell table:style-name="ce2" office:value-type="float" office:value="1498">
            <text:p>1498</text:p>
          </table:table-cell>
          <table:table-cell table:style-name="ce2" office:value-type="float" office:value="65.08702">
            <text:p>65.09</text:p>
          </table:table-cell>
          <table:table-cell table:style-name="ce2" office:value-type="float" office:value="7.2825212">
            <text:p>7.28</text:p>
          </table:table-cell>
          <table:table-cell table:style-name="ce2" office:value-type="float" office:value="78.2">
            <text:p>78.2</text:p>
          </table:table-cell>
          <table:table-cell table:style-name="ce2" office:value-type="float" office:value="1877400">
            <text:p>18774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444.8086">
            <text:p>444.81</text:p>
          </table:table-cell>
          <table:table-cell table:style-name="ce2" office:value-type="float" office:value="57.91689">
            <text:p>57.92</text:p>
          </table:table-cell>
          <table:table-cell table:style-name="ce2" office:value-type="float" office:value="85.153305">
            <text:p>85.15</text:p>
          </table:table-cell>
          <table:table-cell table:style-name="ce2" office:value-type="float" office:value="1534.6">
            <text:p>1534.6</text:p>
          </table:table-cell>
          <table:table-cell table:style-name="ce2" office:value-type="float" office:value="65.83451">
            <text:p>65.83</text:p>
          </table:table-cell>
          <table:table-cell table:style-name="ce2" office:value-type="float" office:value="7.7927003">
            <text:p>7.79</text:p>
          </table:table-cell>
          <table:table-cell table:style-name="ce2" office:value-type="float" office:value="83.4">
            <text:p>83.4</text:p>
          </table:table-cell>
          <table:table-cell table:style-name="ce2" office:value-type="float" office:value="2027700">
            <text:p>20277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502.55194">
            <text:p>502.55</text:p>
          </table:table-cell>
          <table:table-cell table:style-name="ce2" office:value-type="float" office:value="58.184704">
            <text:p>58.18</text:p>
          </table:table-cell>
          <table:table-cell table:style-name="ce2" office:value-type="float" office:value="89.4877">
            <text:p>89.49</text:p>
          </table:table-cell>
          <table:table-cell table:style-name="ce2" office:value-type="float" office:value="1612.4">
            <text:p>1612.4</text:p>
          </table:table-cell>
          <table:table-cell table:style-name="ce2" office:value-type="float" office:value="66.35182">
            <text:p>66.35</text:p>
          </table:table-cell>
          <table:table-cell table:style-name="ce2" office:value-type="float" office:value="6.863693">
            <text:p>6.86</text:p>
          </table:table-cell>
          <table:table-cell table:style-name="ce2" office:value-type="float" office:value="85.6">
            <text:p>85.6</text:p>
          </table:table-cell>
          <table:table-cell table:style-name="ce2" office:value-type="float" office:value="2174400">
            <text:p>21744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567.8678">
            <text:p>567.87</text:p>
          </table:table-cell>
          <table:table-cell table:style-name="ce2" office:value-type="float" office:value="58.396294">
            <text:p>58.4</text:p>
          </table:table-cell>
          <table:table-cell table:style-name="ce2" office:value-type="float" office:value="92.2285">
            <text:p>92.23</text:p>
          </table:table-cell>
          <table:table-cell table:style-name="ce2" office:value-type="float" office:value="1707.8">
            <text:p>1707.8</text:p>
          </table:table-cell>
          <table:table-cell table:style-name="ce2" office:value-type="float" office:value="68.50136">
            <text:p>68.5</text:p>
          </table:table-cell>
          <table:table-cell table:style-name="ce2" office:value-type="float" office:value="7.2388206">
            <text:p>7.24</text:p>
          </table:table-cell>
          <table:table-cell table:style-name="ce2" office:value-type="float" office:value="82.7">
            <text:p>82.7</text:p>
          </table:table-cell>
          <table:table-cell table:style-name="ce2" office:value-type="float" office:value="2315000">
            <text:p>23150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622.68054">
            <text:p>622.68</text:p>
          </table:table-cell>
          <table:table-cell table:style-name="ce2" office:value-type="float" office:value="58.40061">
            <text:p>58.4</text:p>
          </table:table-cell>
          <table:table-cell table:style-name="ce2" office:value-type="float" office:value="94.46711">
            <text:p>94.47</text:p>
          </table:table-cell>
          <table:table-cell table:style-name="ce2" office:value-type="float" office:value="1750.2">
            <text:p>1750.2</text:p>
          </table:table-cell>
          <table:table-cell table:style-name="ce2" office:value-type="float" office:value="67.28337">
            <text:p>67.28</text:p>
          </table:table-cell>
          <table:table-cell table:style-name="ce2" office:value-type="float" office:value="6.7742434">
            <text:p>6.77</text:p>
          </table:table-cell>
          <table:table-cell table:style-name="ce2" office:value-type="float" office:value="92.8">
            <text:p>92.8</text:p>
          </table:table-cell>
          <table:table-cell table:style-name="ce2" office:value-type="float" office:value="2448300">
            <text:p>24483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687.26886">
            <text:p>687.27</text:p>
          </table:table-cell>
          <table:table-cell table:style-name="ce2" office:value-type="float" office:value="58.64696">
            <text:p>58.65</text:p>
          </table:table-cell>
          <table:table-cell table:style-name="ce2" office:value-type="float" office:value="96.5012">
            <text:p>96.5</text:p>
          </table:table-cell>
          <table:table-cell table:style-name="ce2" office:value-type="float" office:value="1791">
            <text:p>1791</text:p>
          </table:table-cell>
          <table:table-cell table:style-name="ce2" office:value-type="float" office:value="68.274254">
            <text:p>68.27</text:p>
          </table:table-cell>
          <table:table-cell table:style-name="ce2" office:value-type="float" office:value="7.5095854">
            <text:p>7.51</text:p>
          </table:table-cell>
          <table:table-cell table:style-name="ce2" office:value-type="float" office:value="106.3">
            <text:p>106.3</text:p>
          </table:table-cell>
          <table:table-cell table:style-name="ce2" office:value-type="float" office:value="2576800">
            <text:p>25768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754.30444">
            <text:p>754.3</text:p>
          </table:table-cell>
          <table:table-cell table:style-name="ce2" office:value-type="float" office:value="58.90569">
            <text:p>58.91</text:p>
          </table:table-cell>
          <table:table-cell table:style-name="ce2" office:value-type="float" office:value="99.186104">
            <text:p>99.19</text:p>
          </table:table-cell>
          <table:table-cell table:style-name="ce2" office:value-type="float" office:value="1877">
            <text:p>1877</text:p>
          </table:table-cell>
          <table:table-cell table:style-name="ce2" office:value-type="float" office:value="68.191795">
            <text:p>68.19</text:p>
          </table:table-cell>
          <table:table-cell table:style-name="ce2" office:value-type="float" office:value="9.0239935">
            <text:p>9.02</text:p>
          </table:table-cell>
          <table:table-cell table:style-name="ce2" office:value-type="float" office:value="113.7">
            <text:p>113.7</text:p>
          </table:table-cell>
          <table:table-cell table:style-name="ce2" office:value-type="float" office:value="2703000">
            <text:p>27030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834.8197">
            <text:p>834.82</text:p>
          </table:table-cell>
          <table:table-cell table:style-name="ce2" office:value-type="float" office:value="59.530785">
            <text:p>59.53</text:p>
          </table:table-cell>
          <table:table-cell table:style-name="ce2" office:value-type="float" office:value="103.4824">
            <text:p>103.48</text:p>
          </table:table-cell>
          <table:table-cell table:style-name="ce2" office:value-type="float" office:value="1886.2">
            <text:p>1886.2</text:p>
          </table:table-cell>
          <table:table-cell table:style-name="ce2" office:value-type="float" office:value="68.680984">
            <text:p>68.68</text:p>
          </table:table-cell>
          <table:table-cell table:style-name="ce2" office:value-type="float" office:value="8.834796">
            <text:p>8.83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2828800">
            <text:p>28288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895.15076">
            <text:p>895.15</text:p>
          </table:table-cell>
          <table:table-cell table:style-name="ce2" office:value-type="float" office:value="60.32353">
            <text:p>60.32</text:p>
          </table:table-cell>
          <table:table-cell table:style-name="ce2" office:value-type="float" office:value="110.6864">
            <text:p>110.69</text:p>
          </table:table-cell>
          <table:table-cell table:style-name="ce2" office:value-type="float" office:value="1939">
            <text:p>1939</text:p>
          </table:table-cell>
          <table:table-cell table:style-name="ce2" office:value-type="float" office:value="69.75661">
            <text:p>69.76</text:p>
          </table:table-cell>
          <table:table-cell table:style-name="ce2" office:value-type="float" office:value="8.934385">
            <text:p>8.93</text:p>
          </table:table-cell>
          <table:table-cell table:style-name="ce2" office:value-type="float" office:value="123.6">
            <text:p>123.6</text:p>
          </table:table-cell>
          <table:table-cell table:style-name="ce2" office:value-type="float" office:value="2957300">
            <text:p>29573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979.8281">
            <text:p>979.83</text:p>
          </table:table-cell>
          <table:table-cell table:style-name="ce2" office:value-type="float" office:value="61.382027">
            <text:p>61.38</text:p>
          </table:table-cell>
          <table:table-cell table:style-name="ce2" office:value-type="float" office:value="119.10179">
            <text:p>119.1</text:p>
          </table:table-cell>
          <table:table-cell table:style-name="ce2" office:value-type="float" office:value="1975.2">
            <text:p>1975.2</text:p>
          </table:table-cell>
          <table:table-cell table:style-name="ce2" office:value-type="float" office:value="70.68109">
            <text:p>70.68</text:p>
          </table:table-cell>
          <table:table-cell table:style-name="ce2" office:value-type="float" office:value="9.69399">
            <text:p>9.69</text:p>
          </table:table-cell>
          <table:table-cell table:style-name="ce2" office:value-type="float" office:value="125.9">
            <text:p>125.9</text:p>
          </table:table-cell>
          <table:table-cell table:style-name="ce2" office:value-type="float" office:value="3086300">
            <text:p>30863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072.7604">
            <text:p>1072.76</text:p>
          </table:table-cell>
          <table:table-cell table:style-name="ce2" office:value-type="float" office:value="62.172832">
            <text:p>62.17</text:p>
          </table:table-cell>
          <table:table-cell table:style-name="ce2" office:value-type="float" office:value="128.67169">
            <text:p>128.67</text:p>
          </table:table-cell>
          <table:table-cell table:style-name="ce2" office:value-type="float" office:value="2020.4">
            <text:p>2020.4</text:p>
          </table:table-cell>
          <table:table-cell table:style-name="ce2" office:value-type="float" office:value="72.00911">
            <text:p>72.01</text:p>
          </table:table-cell>
          <table:table-cell table:style-name="ce2" office:value-type="float" office:value="10.058189">
            <text:p>10.06</text:p>
          </table:table-cell>
          <table:table-cell table:style-name="ce2" office:value-type="float" office:value="129.1">
            <text:p>129.1</text:p>
          </table:table-cell>
          <table:table-cell table:style-name="ce2" office:value-type="float" office:value="3213700">
            <text:p>32137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152.9952">
            <text:p>1153</text:p>
          </table:table-cell>
          <table:table-cell table:style-name="ce2" office:value-type="float" office:value="62.921783">
            <text:p>62.92</text:p>
          </table:table-cell>
          <table:table-cell table:style-name="ce2" office:value-type="float" office:value="136.57559">
            <text:p>136.58</text:p>
          </table:table-cell>
          <table:table-cell table:style-name="ce2" office:value-type="float" office:value="2049.6">
            <text:p>2049.6</text:p>
          </table:table-cell>
          <table:table-cell table:style-name="ce2" office:value-type="float" office:value="71.096466">
            <text:p>71.1</text:p>
          </table:table-cell>
          <table:table-cell table:style-name="ce2" office:value-type="float" office:value="10.159788">
            <text:p>10.16</text:p>
          </table:table-cell>
          <table:table-cell table:style-name="ce2" office:value-type="float" office:value="135.2">
            <text:p>135.2</text:p>
          </table:table-cell>
          <table:table-cell table:style-name="ce2" office:value-type="float" office:value="3341800">
            <text:p>33418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224.0443">
            <text:p>1224.04</text:p>
          </table:table-cell>
          <table:table-cell table:style-name="ce2" office:value-type="float" office:value="64.154526">
            <text:p>64.15</text:p>
          </table:table-cell>
          <table:table-cell table:style-name="ce2" office:value-type="float" office:value="143.0807">
            <text:p>143.08</text:p>
          </table:table-cell>
          <table:table-cell table:style-name="ce2" office:value-type="float" office:value="2058.4">
            <text:p>2058.4</text:p>
          </table:table-cell>
          <table:table-cell table:style-name="ce2" office:value-type="float" office:value="71.95319">
            <text:p>71.95</text:p>
          </table:table-cell>
          <table:table-cell table:style-name="ce2" office:value-type="float" office:value="9.790475">
            <text:p>9.79</text:p>
          </table:table-cell>
          <table:table-cell table:style-name="ce2" office:value-type="float" office:value="145.8">
            <text:p>145.8</text:p>
          </table:table-cell>
          <table:table-cell table:style-name="ce2" office:value-type="float" office:value="3473700">
            <text:p>34737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301.067">
            <text:p>1301.07</text:p>
          </table:table-cell>
          <table:table-cell table:style-name="ce2" office:value-type="float" office:value="65.4403">
            <text:p>65.44</text:p>
          </table:table-cell>
          <table:table-cell table:style-name="ce2" office:value-type="float" office:value="147.4582">
            <text:p>147.46</text:p>
          </table:table-cell>
          <table:table-cell table:style-name="ce2" office:value-type="float" office:value="2143.6">
            <text:p>2143.6</text:p>
          </table:table-cell>
          <table:table-cell table:style-name="ce2" office:value-type="float" office:value="72.87028">
            <text:p>72.87</text:p>
          </table:table-cell>
          <table:table-cell table:style-name="ce2" office:value-type="float" office:value="10.111137">
            <text:p>10.11</text:p>
          </table:table-cell>
          <table:table-cell table:style-name="ce2" office:value-type="float" office:value="141.4">
            <text:p>141.4</text:p>
          </table:table-cell>
          <table:table-cell table:style-name="ce2" office:value-type="float" office:value="3608300">
            <text:p>36083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349.7073">
            <text:p>1349.71</text:p>
          </table:table-cell>
          <table:table-cell table:style-name="ce2" office:value-type="float" office:value="66.081245">
            <text:p>66.08</text:p>
          </table:table-cell>
          <table:table-cell table:style-name="ce2" office:value-type="float" office:value="153.6969">
            <text:p>153.7</text:p>
          </table:table-cell>
          <table:table-cell table:style-name="ce2" office:value-type="float" office:value="2177.8">
            <text:p>2177.8</text:p>
          </table:table-cell>
          <table:table-cell table:style-name="ce2" office:value-type="float" office:value="71.84316">
            <text:p>71.84</text:p>
          </table:table-cell>
          <table:table-cell table:style-name="ce2" office:value-type="float" office:value="9.433073">
            <text:p>9.43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3747200">
            <text:p>37472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402.4858">
            <text:p>1402.49</text:p>
          </table:table-cell>
          <table:table-cell table:style-name="ce2" office:value-type="float" office:value="66.66079">
            <text:p>66.66</text:p>
          </table:table-cell>
          <table:table-cell table:style-name="ce2" office:value-type="float" office:value="159.8553">
            <text:p>159.86</text:p>
          </table:table-cell>
          <table:table-cell table:style-name="ce2" office:value-type="float" office:value="2217.8">
            <text:p>2217.8</text:p>
          </table:table-cell>
          <table:table-cell table:style-name="ce2" office:value-type="float" office:value="72.94328">
            <text:p>72.94</text:p>
          </table:table-cell>
          <table:table-cell table:style-name="ce2" office:value-type="float" office:value="8.976404">
            <text:p>8.98</text:p>
          </table:table-cell>
          <table:table-cell table:style-name="ce2" office:value-type="float" office:value="140.9">
            <text:p>140.9</text:p>
          </table:table-cell>
          <table:table-cell table:style-name="ce2" office:value-type="float" office:value="3887300">
            <text:p>38873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460.1589">
            <text:p>1460.16</text:p>
          </table:table-cell>
          <table:table-cell table:style-name="ce2" office:value-type="float" office:value="67.35696">
            <text:p>67.36</text:p>
          </table:table-cell>
          <table:table-cell table:style-name="ce2" office:value-type="float" office:value="165.6736">
            <text:p>165.67</text:p>
          </table:table-cell>
          <table:table-cell table:style-name="ce2" office:value-type="float" office:value="2264">
            <text:p>2264</text:p>
          </table:table-cell>
          <table:table-cell table:style-name="ce2" office:value-type="float" office:value="73.142136">
            <text:p>73.14</text:p>
          </table:table-cell>
          <table:table-cell table:style-name="ce2" office:value-type="float" office:value="9.661038">
            <text:p>9.66</text:p>
          </table:table-cell>
          <table:table-cell table:style-name="ce2" office:value-type="float" office:value="169.1">
            <text:p>169.1</text:p>
          </table:table-cell>
          <table:table-cell table:style-name="ce2" office:value-type="float" office:value="4031800">
            <text:p>40318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493.4001">
            <text:p>1493.4</text:p>
          </table:table-cell>
          <table:table-cell table:style-name="ce2" office:value-type="float" office:value="68.0258">
            <text:p>68.03</text:p>
          </table:table-cell>
          <table:table-cell table:style-name="ce2" office:value-type="float" office:value="172.03389">
            <text:p>172.03</text:p>
          </table:table-cell>
          <table:table-cell table:style-name="ce2" office:value-type="float" office:value="2364.6">
            <text:p>2364.6</text:p>
          </table:table-cell>
          <table:table-cell table:style-name="ce2" office:value-type="float" office:value="74.32289">
            <text:p>74.32</text:p>
          </table:table-cell>
          <table:table-cell table:style-name="ce2" office:value-type="float" office:value="9.536593">
            <text:p>9.54</text:p>
          </table:table-cell>
          <table:table-cell table:style-name="ce2" office:value-type="float" office:value="183.6">
            <text:p>183.6</text:p>
          </table:table-cell>
          <table:table-cell table:style-name="ce2" office:value-type="float" office:value="4181500">
            <text:p>41815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561.7258">
            <text:p>1561.73</text:p>
          </table:table-cell>
          <table:table-cell table:style-name="ce2" office:value-type="float" office:value="68.74778">
            <text:p>68.75</text:p>
          </table:table-cell>
          <table:table-cell table:style-name="ce2" office:value-type="float" office:value="178.84457">
            <text:p>178.84</text:p>
          </table:table-cell>
          <table:table-cell table:style-name="ce2" office:value-type="float" office:value="2434.6">
            <text:p>2434.6</text:p>
          </table:table-cell>
          <table:table-cell table:style-name="ce2" office:value-type="float" office:value="74.848404">
            <text:p>74.85</text:p>
          </table:table-cell>
          <table:table-cell table:style-name="ce2" office:value-type="float" office:value="9.586351">
            <text:p>9.59</text:p>
          </table:table-cell>
          <table:table-cell table:style-name="ce2" office:value-type="float" office:value="179.4">
            <text:p>179.4</text:p>
          </table:table-cell>
          <table:table-cell table:style-name="ce2" office:value-type="float" office:value="4334900">
            <text:p>43349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590.128">
            <text:p>1590.13</text:p>
          </table:table-cell>
          <table:table-cell table:style-name="ce2" office:value-type="float" office:value="69.09007">
            <text:p>69.09</text:p>
          </table:table-cell>
          <table:table-cell table:style-name="ce2" office:value-type="float" office:value="185.3457">
            <text:p>185.35</text:p>
          </table:table-cell>
          <table:table-cell table:style-name="ce2" office:value-type="float" office:value="2456.2">
            <text:p>2456.2</text:p>
          </table:table-cell>
          <table:table-cell table:style-name="ce2" office:value-type="float" office:value="75.03873">
            <text:p>75.04</text:p>
          </table:table-cell>
          <table:table-cell table:style-name="ce2" office:value-type="float" office:value="9.659283">
            <text:p>9.66</text:p>
          </table:table-cell>
          <table:table-cell table:style-name="ce2" office:value-type="float" office:value="200.5">
            <text:p>200.5</text:p>
          </table:table-cell>
          <table:table-cell table:style-name="ce2" office:value-type="float" office:value="4486800">
            <text:p>44868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627.8049">
            <text:p>1627.8</text:p>
          </table:table-cell>
          <table:table-cell table:style-name="ce2" office:value-type="float" office:value="69.61403">
            <text:p>69.61</text:p>
          </table:table-cell>
          <table:table-cell table:style-name="ce2" office:value-type="float" office:value="188.5488">
            <text:p>188.55</text:p>
          </table:table-cell>
          <table:table-cell table:style-name="ce2" office:value-type="float" office:value="2466.6">
            <text:p>2466.6</text:p>
          </table:table-cell>
          <table:table-cell table:style-name="ce2" office:value-type="float" office:value="75.459114">
            <text:p>75.46</text:p>
          </table:table-cell>
          <table:table-cell table:style-name="ce2" office:value-type="float" office:value="9.546275">
            <text:p>9.55</text:p>
          </table:table-cell>
          <table:table-cell table:style-name="ce2" office:value-type="float" office:value="205.2">
            <text:p>205.2</text:p>
          </table:table-cell>
          <table:table-cell table:style-name="ce2" office:value-type="float" office:value="4641100">
            <text:p>46411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668.5579">
            <text:p>1668.56</text:p>
          </table:table-cell>
          <table:table-cell table:style-name="ce2" office:value-type="float" office:value="70.00727">
            <text:p>70.01</text:p>
          </table:table-cell>
          <table:table-cell table:style-name="ce2" office:value-type="float" office:value="192.18062">
            <text:p>192.18</text:p>
          </table:table-cell>
          <table:table-cell table:style-name="ce2" office:value-type="float" office:value="2475.4">
            <text:p>2475.4</text:p>
          </table:table-cell>
          <table:table-cell table:style-name="ce2" office:value-type="float" office:value="75.52415">
            <text:p>75.52</text:p>
          </table:table-cell>
          <table:table-cell table:style-name="ce2" office:value-type="float" office:value="9.084259">
            <text:p>9.08</text:p>
          </table:table-cell>
          <table:table-cell table:style-name="ce2" office:value-type="float" office:value="206.1">
            <text:p>206.1</text:p>
          </table:table-cell>
          <table:table-cell table:style-name="ce2" office:value-type="float" office:value="4795700">
            <text:p>47957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699.0449">
            <text:p>1699.04</text:p>
          </table:table-cell>
          <table:table-cell table:style-name="ce2" office:value-type="float" office:value="70.36332">
            <text:p>70.36</text:p>
          </table:table-cell>
          <table:table-cell table:style-name="ce2" office:value-type="float" office:value="197.31">
            <text:p>197.31</text:p>
          </table:table-cell>
          <table:table-cell table:style-name="ce2" office:value-type="float" office:value="2477">
            <text:p>2477</text:p>
          </table:table-cell>
          <table:table-cell table:style-name="ce2" office:value-type="float" office:value="75.351135">
            <text:p>75.35</text:p>
          </table:table-cell>
          <table:table-cell table:style-name="ce2" office:value-type="float" office:value="9.913031">
            <text:p>9.91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4952500">
            <text:p>49525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739.4802">
            <text:p>1739.48</text:p>
          </table:table-cell>
          <table:table-cell table:style-name="ce2" office:value-type="float" office:value="70.705505">
            <text:p>70.71</text:p>
          </table:table-cell>
          <table:table-cell table:style-name="ce2" office:value-type="float" office:value="202.9001">
            <text:p>202.9</text:p>
          </table:table-cell>
          <table:table-cell table:style-name="ce2" office:value-type="float" office:value="2497.8">
            <text:p>2497.8</text:p>
          </table:table-cell>
          <table:table-cell table:style-name="ce2" office:value-type="float" office:value="74.94612">
            <text:p>74.95</text:p>
          </table:table-cell>
          <table:table-cell table:style-name="ce2" office:value-type="float" office:value="9.921937">
            <text:p>9.92</text:p>
          </table:table-cell>
          <table:table-cell table:style-name="ce2" office:value-type="float" office:value="201.9">
            <text:p>201.9</text:p>
          </table:table-cell>
          <table:table-cell table:style-name="ce2" office:value-type="float" office:value="5113200">
            <text:p>51132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1799.4382">
            <text:p>1799.44</text:p>
          </table:table-cell>
          <table:table-cell table:style-name="ce2" office:value-type="float" office:value="71.49978">
            <text:p>71.5</text:p>
          </table:table-cell>
          <table:table-cell table:style-name="ce2" office:value-type="float" office:value="209.4174">
            <text:p>209.42</text:p>
          </table:table-cell>
          <table:table-cell table:style-name="ce2" office:value-type="float" office:value="2538.2">
            <text:p>2538.2</text:p>
          </table:table-cell>
          <table:table-cell table:style-name="ce2" office:value-type="float" office:value="75.57085">
            <text:p>75.57</text:p>
          </table:table-cell>
          <table:table-cell table:style-name="ce2" office:value-type="float" office:value="9.798083">
            <text:p>9.8</text:p>
          </table:table-cell>
          <table:table-cell table:style-name="ce2" office:value-type="float" office:value="183.2">
            <text:p>183.2</text:p>
          </table:table-cell>
          <table:table-cell table:style-name="ce2" office:value-type="float" office:value="5275300">
            <text:p>52753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1844.8906">
            <text:p>1844.89</text:p>
          </table:table-cell>
          <table:table-cell table:style-name="ce2" office:value-type="float" office:value="71.82118">
            <text:p>71.82</text:p>
          </table:table-cell>
          <table:table-cell table:style-name="ce2" office:value-type="float" office:value="215.7802">
            <text:p>215.78</text:p>
          </table:table-cell>
          <table:table-cell table:style-name="ce2" office:value-type="float" office:value="2628.2">
            <text:p>2628.2</text:p>
          </table:table-cell>
          <table:table-cell table:style-name="ce2" office:value-type="float" office:value="76.02391">
            <text:p>76.02</text:p>
          </table:table-cell>
          <table:table-cell table:style-name="ce2" office:value-type="float" office:value="9.943757">
            <text:p>9.94</text:p>
          </table:table-cell>
          <table:table-cell table:style-name="ce2" office:value-type="float" office:value="209.8">
            <text:p>209.8</text:p>
          </table:table-cell>
          <table:table-cell table:style-name="ce2" office:value-type="float" office:value="5440200">
            <text:p>54402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1859.11">
            <text:p>1859.11</text:p>
          </table:table-cell>
          <table:table-cell table:style-name="ce2" office:value-type="float" office:value="71.95426">
            <text:p>71.95</text:p>
          </table:table-cell>
          <table:table-cell table:style-name="ce2" office:value-type="float" office:value="222.7648">
            <text:p>222.76</text:p>
          </table:table-cell>
          <table:table-cell table:style-name="ce2" office:value-type="float" office:value="2638.6">
            <text:p>2638.6</text:p>
          </table:table-cell>
          <table:table-cell table:style-name="ce2" office:value-type="float" office:value="76.139404">
            <text:p>76.14</text:p>
          </table:table-cell>
          <table:table-cell table:style-name="ce2" office:value-type="float" office:value="9.949965">
            <text:p>9.95</text:p>
          </table:table-cell>
          <table:table-cell table:style-name="ce2" office:value-type="float" office:value="202.5">
            <text:p>202.5</text:p>
          </table:table-cell>
          <table:table-cell table:style-name="ce2" office:value-type="float" office:value="5607100">
            <text:p>56071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1888.6617">
            <text:p>1888.66</text:p>
          </table:table-cell>
          <table:table-cell table:style-name="ce2" office:value-type="float" office:value="71.979324">
            <text:p>71.98</text:p>
          </table:table-cell>
          <table:table-cell table:style-name="ce2" office:value-type="float" office:value="230.5249">
            <text:p>230.52</text:p>
          </table:table-cell>
          <table:table-cell table:style-name="ce2" office:value-type="float" office:value="2656.6">
            <text:p>2656.6</text:p>
          </table:table-cell>
          <table:table-cell table:style-name="ce2" office:value-type="float" office:value="76.41821">
            <text:p>76.42</text:p>
          </table:table-cell>
          <table:table-cell table:style-name="ce2" office:value-type="float" office:value="9.9843445">
            <text:p>9.98</text:p>
          </table:table-cell>
          <table:table-cell table:style-name="ce2" office:value-type="float" office:value="218.7">
            <text:p>218.7</text:p>
          </table:table-cell>
          <table:table-cell table:style-name="ce2" office:value-type="float" office:value="5774600">
            <text:p>57746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1918.9059">
            <text:p>1918.91</text:p>
          </table:table-cell>
          <table:table-cell table:style-name="ce2" office:value-type="float" office:value="71.90715">
            <text:p>71.91</text:p>
          </table:table-cell>
          <table:table-cell table:style-name="ce2" office:value-type="float" office:value="238.3073">
            <text:p>238.31</text:p>
          </table:table-cell>
          <table:table-cell table:style-name="ce2" office:value-type="float" office:value="2709">
            <text:p>2709</text:p>
          </table:table-cell>
          <table:table-cell table:style-name="ce2" office:value-type="float" office:value="76.282">
            <text:p>76.28</text:p>
          </table:table-cell>
          <table:table-cell table:style-name="ce2" office:value-type="float" office:value="9.970399">
            <text:p>9.97</text:p>
          </table:table-cell>
          <table:table-cell table:style-name="ce2" office:value-type="float" office:value="226.1">
            <text:p>226.1</text:p>
          </table:table-cell>
          <table:table-cell table:style-name="ce2" office:value-type="float" office:value="5944500">
            <text:p>59445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1955.7311">
            <text:p>1955.73</text:p>
          </table:table-cell>
          <table:table-cell table:style-name="ce2" office:value-type="float" office:value="72.02497">
            <text:p>72.02</text:p>
          </table:table-cell>
          <table:table-cell table:style-name="ce2" office:value-type="float" office:value="242.22998">
            <text:p>242.23</text:p>
          </table:table-cell>
          <table:table-cell table:style-name="ce2" office:value-type="float" office:value="2749.6">
            <text:p>2749.6</text:p>
          </table:table-cell>
          <table:table-cell table:style-name="ce2" office:value-type="float" office:value="75.99909">
            <text:p>76</text:p>
          </table:table-cell>
          <table:table-cell table:style-name="ce2" office:value-type="float" office:value="9.963217">
            <text:p>9.96</text:p>
          </table:table-cell>
          <table:table-cell table:style-name="ce2" office:value-type="float" office:value="230.3">
            <text:p>230.3</text:p>
          </table:table-cell>
          <table:table-cell table:style-name="ce2" office:value-type="float" office:value="6116500">
            <text:p>61165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1989.3792">
            <text:p>1989.38</text:p>
          </table:table-cell>
          <table:table-cell table:style-name="ce2" office:value-type="float" office:value="72.28156">
            <text:p>72.28</text:p>
          </table:table-cell>
          <table:table-cell table:style-name="ce2" office:value-type="float" office:value="244.7636">
            <text:p>244.76</text:p>
          </table:table-cell>
          <table:table-cell table:style-name="ce2" office:value-type="float" office:value="2753">
            <text:p>2753</text:p>
          </table:table-cell>
          <table:table-cell table:style-name="ce2" office:value-type="float" office:value="75.87721">
            <text:p>75.88</text:p>
          </table:table-cell>
          <table:table-cell table:style-name="ce2" office:value-type="float" office:value="9.938143">
            <text:p>9.94</text:p>
          </table:table-cell>
          <table:table-cell table:style-name="ce2" office:value-type="float" office:value="252.6">
            <text:p>252.6</text:p>
          </table:table-cell>
          <table:table-cell table:style-name="ce2" office:value-type="float" office:value="6294500">
            <text:p>62945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004.0394">
            <text:p>2004.04</text:p>
          </table:table-cell>
          <table:table-cell table:style-name="ce2" office:value-type="float" office:value="72.35443">
            <text:p>72.35</text:p>
          </table:table-cell>
          <table:table-cell table:style-name="ce2" office:value-type="float" office:value="247.40508">
            <text:p>247.41</text:p>
          </table:table-cell>
          <table:table-cell table:style-name="ce2" office:value-type="float" office:value="2790.2">
            <text:p>2790.2</text:p>
          </table:table-cell>
          <table:table-cell table:style-name="ce2" office:value-type="float" office:value="76.51799">
            <text:p>76.52</text:p>
          </table:table-cell>
          <table:table-cell table:style-name="ce2" office:value-type="float" office:value="10.140207">
            <text:p>10.14</text:p>
          </table:table-cell>
          <table:table-cell table:style-name="ce2" office:value-type="float" office:value="263.2">
            <text:p>263.2</text:p>
          </table:table-cell>
          <table:table-cell table:style-name="ce2" office:value-type="float" office:value="6474800">
            <text:p>64748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037.8066">
            <text:p>2037.81</text:p>
          </table:table-cell>
          <table:table-cell table:style-name="ce2" office:value-type="float" office:value="72.57609">
            <text:p>72.58</text:p>
          </table:table-cell>
          <table:table-cell table:style-name="ce2" office:value-type="float" office:value="250.0795">
            <text:p>250.08</text:p>
          </table:table-cell>
          <table:table-cell table:style-name="ce2" office:value-type="float" office:value="2803">
            <text:p>2803</text:p>
          </table:table-cell>
          <table:table-cell table:style-name="ce2" office:value-type="float" office:value="76.80159">
            <text:p>76.8</text:p>
          </table:table-cell>
          <table:table-cell table:style-name="ce2" office:value-type="float" office:value="10.1494255">
            <text:p>10.15</text:p>
          </table:table-cell>
          <table:table-cell table:style-name="ce2" office:value-type="float" office:value="214.8">
            <text:p>214.8</text:p>
          </table:table-cell>
          <table:table-cell table:style-name="ce2" office:value-type="float" office:value="6656400">
            <text:p>66564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033.0895">
            <text:p>2033.09</text:p>
          </table:table-cell>
          <table:table-cell table:style-name="ce2" office:value-type="float" office:value="72.534294">
            <text:p>72.53</text:p>
          </table:table-cell>
          <table:table-cell table:style-name="ce2" office:value-type="float" office:value="254.67549">
            <text:p>254.68</text:p>
          </table:table-cell>
          <table:table-cell table:style-name="ce2" office:value-type="float" office:value="2825.8">
            <text:p>2825.8</text:p>
          </table:table-cell>
          <table:table-cell table:style-name="ce2" office:value-type="float" office:value="77.09727">
            <text:p>77.1</text:p>
          </table:table-cell>
          <table:table-cell table:style-name="ce2" office:value-type="float" office:value="10.147274">
            <text:p>10.15</text:p>
          </table:table-cell>
          <table:table-cell table:style-name="ce2" office:value-type="float" office:value="246.9">
            <text:p>246.9</text:p>
          </table:table-cell>
          <table:table-cell table:style-name="ce2" office:value-type="float" office:value="6843100">
            <text:p>68431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5</text:p>
          </table:table-cell>
          <table:table-cell table:style-name="ce2" table:number-columns-repeated="8"/>
          <table:table-cell office:value-type="string">
            <text:p>M=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15</text:p>
          </table:table-cell>
          <table:table-cell table:style-name="ce1" office:value-type="string">
            <text:p>Mean Solved Score 15</text:p>
          </table:table-cell>
          <table:table-cell table:style-name="ce1" office:value-type="string">
            <text:p>Mean Entropy 15</text:p>
          </table:table-cell>
          <table:table-cell table:style-name="ce1" office:value-type="string">
            <text:p>Mean Size 15</text:p>
          </table:table-cell>
          <table:table-cell table:style-name="ce1" office:value-type="string">
            <text:p>Solved Score 15</text:p>
          </table:table-cell>
          <table:table-cell table:style-name="ce1" office:value-type="string">
            <text:p>Entropy 15</text:p>
          </table:table-cell>
          <table:table-cell table:style-name="ce1" office:value-type="string">
            <text:p>Steps 15</text:p>
          </table:table-cell>
          <table:table-cell table:style-name="ce1" office:value-type="string">
            <text:p>Size 15</text:p>
          </table:table-cell>
          <table:table-cell table:style-name="ce1" office:value-type="string">
            <text:p>TiempoTotal 15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7.648">
            <text:p>7.65</text:p>
          </table:table-cell>
          <table:table-cell table:style-name="ce2" office:value-type="float" office:value="41.875755">
            <text:p>41.88</text:p>
          </table:table-cell>
          <table:table-cell table:style-name="ce2" office:value-type="float" office:value="108.571304">
            <text:p>108.57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56.57973">
            <text:p>56.58</text:p>
          </table:table-cell>
          <table:table-cell table:style-name="ce2" office:value-type="float" office:value="6.9772315">
            <text:p>6.9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1.600199">
            <text:p>21.6</text:p>
          </table:table-cell>
          <table:table-cell table:style-name="ce2" office:value-type="float" office:value="46.213047">
            <text:p>46.21</text:p>
          </table:table-cell>
          <table:table-cell table:style-name="ce2" office:value-type="float" office:value="40.5499">
            <text:p>40.55</text:p>
          </table:table-cell>
          <table:table-cell table:style-name="ce2" office:value-type="float" office:value="201.4">
            <text:p>201.4</text:p>
          </table:table-cell>
          <table:table-cell table:style-name="ce2" office:value-type="float" office:value="54.142597">
            <text:p>54.14</text:p>
          </table:table-cell>
          <table:table-cell table:style-name="ce2" office:value-type="float" office:value="7.6870437">
            <text:p>7.69</text:p>
          </table:table-cell>
          <table:table-cell table:style-name="ce2" office:value-type="float" office:value="31.9">
            <text:p>31.9</text:p>
          </table:table-cell>
          <table:table-cell table:style-name="ce2" office:value-type="float" office:value="50400">
            <text:p>504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.387398">
            <text:p>36.39</text:p>
          </table:table-cell>
          <table:table-cell table:style-name="ce2" office:value-type="float" office:value="49.64547">
            <text:p>49.65</text:p>
          </table:table-cell>
          <table:table-cell table:style-name="ce2" office:value-type="float" office:value="24.804901">
            <text:p>24.8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53.150684">
            <text:p>53.15</text:p>
          </table:table-cell>
          <table:table-cell table:style-name="ce2" office:value-type="float" office:value="7.4205756">
            <text:p>7.42</text:p>
          </table:table-cell>
          <table:table-cell table:style-name="ce2" office:value-type="float" office:value="30.6">
            <text:p>30.6</text:p>
          </table:table-cell>
          <table:table-cell table:style-name="ce2" office:value-type="float" office:value="86400">
            <text:p>864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2.043602">
            <text:p>42.04</text:p>
          </table:table-cell>
          <table:table-cell table:style-name="ce2" office:value-type="float" office:value="50.231792">
            <text:p>50.23</text:p>
          </table:table-cell>
          <table:table-cell table:style-name="ce2" office:value-type="float" office:value="22.6974">
            <text:p>22.7</text:p>
          </table:table-cell>
          <table:table-cell table:style-name="ce2" office:value-type="float" office:value="360.4">
            <text:p>360.4</text:p>
          </table:table-cell>
          <table:table-cell table:style-name="ce2" office:value-type="float" office:value="57.364464">
            <text:p>57.36</text:p>
          </table:table-cell>
          <table:table-cell table:style-name="ce2" office:value-type="float" office:value="9.575956">
            <text:p>9.58</text:p>
          </table:table-cell>
          <table:table-cell table:style-name="ce2" office:value-type="float" office:value="29.2">
            <text:p>29.2</text:p>
          </table:table-cell>
          <table:table-cell table:style-name="ce2" office:value-type="float" office:value="120700">
            <text:p>1207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3.569798">
            <text:p>43.57</text:p>
          </table:table-cell>
          <table:table-cell table:style-name="ce2" office:value-type="float" office:value="49.97927">
            <text:p>49.98</text:p>
          </table:table-cell>
          <table:table-cell table:style-name="ce2" office:value-type="float" office:value="24.5201">
            <text:p>24.52</text:p>
          </table:table-cell>
          <table:table-cell table:style-name="ce2" office:value-type="float" office:value="488">
            <text:p>488</text:p>
          </table:table-cell>
          <table:table-cell table:style-name="ce2" office:value-type="float" office:value="61.60285">
            <text:p>61.6</text:p>
          </table:table-cell>
          <table:table-cell table:style-name="ce2" office:value-type="float" office:value="11.4694805">
            <text:p>11.47</text:p>
          </table:table-cell>
          <table:table-cell table:style-name="ce2" office:value-type="float" office:value="35.3">
            <text:p>35.3</text:p>
          </table:table-cell>
          <table:table-cell table:style-name="ce2" office:value-type="float" office:value="162100">
            <text:p>1621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9.4382">
            <text:p>49.44</text:p>
          </table:table-cell>
          <table:table-cell table:style-name="ce2" office:value-type="float" office:value="50.480186">
            <text:p>50.48</text:p>
          </table:table-cell>
          <table:table-cell table:style-name="ce2" office:value-type="float" office:value="28.225">
            <text:p>28.23</text:p>
          </table:table-cell>
          <table:table-cell table:style-name="ce2" office:value-type="float" office:value="650.8">
            <text:p>650.8</text:p>
          </table:table-cell>
          <table:table-cell table:style-name="ce2" office:value-type="float" office:value="62.409904">
            <text:p>62.41</text:p>
          </table:table-cell>
          <table:table-cell table:style-name="ce2" office:value-type="float" office:value="8.760946">
            <text:p>8.76</text:p>
          </table:table-cell>
          <table:table-cell table:style-name="ce2" office:value-type="float" office:value="32.1">
            <text:p>32.1</text:p>
          </table:table-cell>
          <table:table-cell table:style-name="ce2" office:value-type="float" office:value="218500">
            <text:p>2185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60.334602">
            <text:p>60.33</text:p>
          </table:table-cell>
          <table:table-cell table:style-name="ce2" office:value-type="float" office:value="51.384216">
            <text:p>51.38</text:p>
          </table:table-cell>
          <table:table-cell table:style-name="ce2" office:value-type="float" office:value="31.8596">
            <text:p>31.86</text:p>
          </table:table-cell>
          <table:table-cell table:style-name="ce2" office:value-type="float" office:value="751.2">
            <text:p>751.2</text:p>
          </table:table-cell>
          <table:table-cell table:style-name="ce2" office:value-type="float" office:value="66.76743">
            <text:p>66.77</text:p>
          </table:table-cell>
          <table:table-cell table:style-name="ce2" office:value-type="float" office:value="9.213145">
            <text:p>9.21</text:p>
          </table:table-cell>
          <table:table-cell table:style-name="ce2" office:value-type="float" office:value="38.6">
            <text:p>38.6</text:p>
          </table:table-cell>
          <table:table-cell table:style-name="ce2" office:value-type="float" office:value="288900">
            <text:p>2889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5.789406">
            <text:p>75.79</text:p>
          </table:table-cell>
          <table:table-cell table:style-name="ce2" office:value-type="float" office:value="51.915333">
            <text:p>51.92</text:p>
          </table:table-cell>
          <table:table-cell table:style-name="ce2" office:value-type="float" office:value="33.9759">
            <text:p>33.98</text:p>
          </table:table-cell>
          <table:table-cell table:style-name="ce2" office:value-type="float" office:value="861.4">
            <text:p>861.4</text:p>
          </table:table-cell>
          <table:table-cell table:style-name="ce2" office:value-type="float" office:value="67.90707">
            <text:p>67.91</text:p>
          </table:table-cell>
          <table:table-cell table:style-name="ce2" office:value-type="float" office:value="9.308452">
            <text:p>9.31</text:p>
          </table:table-cell>
          <table:table-cell table:style-name="ce2" office:value-type="float" office:value="46.3">
            <text:p>46.3</text:p>
          </table:table-cell>
          <table:table-cell table:style-name="ce2" office:value-type="float" office:value="363800">
            <text:p>3638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01.251">
            <text:p>101.25</text:p>
          </table:table-cell>
          <table:table-cell table:style-name="ce2" office:value-type="float" office:value="52.11477">
            <text:p>52.11</text:p>
          </table:table-cell>
          <table:table-cell table:style-name="ce2" office:value-type="float" office:value="35.7319">
            <text:p>35.73</text:p>
          </table:table-cell>
          <table:table-cell table:style-name="ce2" office:value-type="float" office:value="981.2">
            <text:p>981.2</text:p>
          </table:table-cell>
          <table:table-cell table:style-name="ce2" office:value-type="float" office:value="63.909798">
            <text:p>63.91</text:p>
          </table:table-cell>
          <table:table-cell table:style-name="ce2" office:value-type="float" office:value="6.691551">
            <text:p>6.69</text:p>
          </table:table-cell>
          <table:table-cell table:style-name="ce2" office:value-type="float" office:value="42.9">
            <text:p>42.9</text:p>
          </table:table-cell>
          <table:table-cell table:style-name="ce2" office:value-type="float" office:value="439400">
            <text:p>4394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43.74422">
            <text:p>143.74</text:p>
          </table:table-cell>
          <table:table-cell table:style-name="ce2" office:value-type="float" office:value="52.62508">
            <text:p>52.63</text:p>
          </table:table-cell>
          <table:table-cell table:style-name="ce2" office:value-type="float" office:value="37.513">
            <text:p>37.51</text:p>
          </table:table-cell>
          <table:table-cell table:style-name="ce2" office:value-type="float" office:value="1006.4">
            <text:p>1006.4</text:p>
          </table:table-cell>
          <table:table-cell table:style-name="ce2" office:value-type="float" office:value="64.26014">
            <text:p>64.26</text:p>
          </table:table-cell>
          <table:table-cell table:style-name="ce2" office:value-type="float" office:value="7.7126617">
            <text:p>7.71</text:p>
          </table:table-cell>
          <table:table-cell table:style-name="ce2" office:value-type="float" office:value="44.1">
            <text:p>44.1</text:p>
          </table:table-cell>
          <table:table-cell table:style-name="ce2" office:value-type="float" office:value="518600">
            <text:p>5186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99.08699">
            <text:p>199.09</text:p>
          </table:table-cell>
          <table:table-cell table:style-name="ce2" office:value-type="float" office:value="53.671074">
            <text:p>53.67</text:p>
          </table:table-cell>
          <table:table-cell table:style-name="ce2" office:value-type="float" office:value="39.985397">
            <text:p>39.99</text:p>
          </table:table-cell>
          <table:table-cell table:style-name="ce2" office:value-type="float" office:value="1083.6">
            <text:p>1083.6</text:p>
          </table:table-cell>
          <table:table-cell table:style-name="ce2" office:value-type="float" office:value="66.82335">
            <text:p>66.82</text:p>
          </table:table-cell>
          <table:table-cell table:style-name="ce2" office:value-type="float" office:value="8.673972">
            <text:p>8.67</text:p>
          </table:table-cell>
          <table:table-cell table:style-name="ce2" office:value-type="float" office:value="50.1">
            <text:p>50.1</text:p>
          </table:table-cell>
          <table:table-cell table:style-name="ce2" office:value-type="float" office:value="604300">
            <text:p>6043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60.83942">
            <text:p>260.84</text:p>
          </table:table-cell>
          <table:table-cell table:style-name="ce2" office:value-type="float" office:value="55.08431">
            <text:p>55.08</text:p>
          </table:table-cell>
          <table:table-cell table:style-name="ce2" office:value-type="float" office:value="42.5574">
            <text:p>42.56</text:p>
          </table:table-cell>
          <table:table-cell table:style-name="ce2" office:value-type="float" office:value="1321.8">
            <text:p>1321.8</text:p>
          </table:table-cell>
          <table:table-cell table:style-name="ce2" office:value-type="float" office:value="67.16503">
            <text:p>67.17</text:p>
          </table:table-cell>
          <table:table-cell table:style-name="ce2" office:value-type="float" office:value="9.999384">
            <text:p>10</text:p>
          </table:table-cell>
          <table:table-cell table:style-name="ce2" office:value-type="float" office:value="47.5">
            <text:p>47.5</text:p>
          </table:table-cell>
          <table:table-cell table:style-name="ce2" office:value-type="float" office:value="697000">
            <text:p>6970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329.2624">
            <text:p>329.26</text:p>
          </table:table-cell>
          <table:table-cell table:style-name="ce2" office:value-type="float" office:value="56.503136">
            <text:p>56.5</text:p>
          </table:table-cell>
          <table:table-cell table:style-name="ce2" office:value-type="float" office:value="45.472298">
            <text:p>45.47</text:p>
          </table:table-cell>
          <table:table-cell table:style-name="ce2" office:value-type="float" office:value="1310.8">
            <text:p>1310.8</text:p>
          </table:table-cell>
          <table:table-cell table:style-name="ce2" office:value-type="float" office:value="70.80763">
            <text:p>70.81</text:p>
          </table:table-cell>
          <table:table-cell table:style-name="ce2" office:value-type="float" office:value="11.169283">
            <text:p>11.17</text:p>
          </table:table-cell>
          <table:table-cell table:style-name="ce2" office:value-type="float" office:value="51.4">
            <text:p>51.4</text:p>
          </table:table-cell>
          <table:table-cell table:style-name="ce2" office:value-type="float" office:value="794700">
            <text:p>7947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402.4414">
            <text:p>402.44</text:p>
          </table:table-cell>
          <table:table-cell table:style-name="ce2" office:value-type="float" office:value="57.92918">
            <text:p>57.93</text:p>
          </table:table-cell>
          <table:table-cell table:style-name="ce2" office:value-type="float" office:value="48.8236">
            <text:p>48.82</text:p>
          </table:table-cell>
          <table:table-cell table:style-name="ce2" office:value-type="float" office:value="1424">
            <text:p>1424</text:p>
          </table:table-cell>
          <table:table-cell table:style-name="ce2" office:value-type="float" office:value="71.914">
            <text:p>71.91</text:p>
          </table:table-cell>
          <table:table-cell table:style-name="ce2" office:value-type="float" office:value="10.721654">
            <text:p>10.72</text:p>
          </table:table-cell>
          <table:table-cell table:style-name="ce2" office:value-type="float" office:value="51.4">
            <text:p>51.4</text:p>
          </table:table-cell>
          <table:table-cell table:style-name="ce2" office:value-type="float" office:value="897800">
            <text:p>8978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480.5108">
            <text:p>480.51</text:p>
          </table:table-cell>
          <table:table-cell table:style-name="ce2" office:value-type="float" office:value="59.274975">
            <text:p>59.27</text:p>
          </table:table-cell>
          <table:table-cell table:style-name="ce2" office:value-type="float" office:value="52.1917">
            <text:p>52.19</text:p>
          </table:table-cell>
          <table:table-cell table:style-name="ce2" office:value-type="float" office:value="1493.8">
            <text:p>1493.8</text:p>
          </table:table-cell>
          <table:table-cell table:style-name="ce2" office:value-type="float" office:value="69.72665">
            <text:p>69.73</text:p>
          </table:table-cell>
          <table:table-cell table:style-name="ce2" office:value-type="float" office:value="11.3241625">
            <text:p>11.32</text:p>
          </table:table-cell>
          <table:table-cell table:style-name="ce2" office:value-type="float" office:value="57.5">
            <text:p>57.5</text:p>
          </table:table-cell>
          <table:table-cell table:style-name="ce2" office:value-type="float" office:value="1003200">
            <text:p>10032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550.4226">
            <text:p>550.42</text:p>
          </table:table-cell>
          <table:table-cell table:style-name="ce2" office:value-type="float" office:value="60.30178">
            <text:p>60.3</text:p>
          </table:table-cell>
          <table:table-cell table:style-name="ce2" office:value-type="float" office:value="56.2295">
            <text:p>56.23</text:p>
          </table:table-cell>
          <table:table-cell table:style-name="ce2" office:value-type="float" office:value="1661.6">
            <text:p>1661.6</text:p>
          </table:table-cell>
          <table:table-cell table:style-name="ce2" office:value-type="float" office:value="79.682915">
            <text:p>79.68</text:p>
          </table:table-cell>
          <table:table-cell table:style-name="ce2" office:value-type="float" office:value="10.9110775">
            <text:p>10.9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14200">
            <text:p>11142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622.8124">
            <text:p>622.81</text:p>
          </table:table-cell>
          <table:table-cell table:style-name="ce2" office:value-type="float" office:value="61.36242">
            <text:p>61.36</text:p>
          </table:table-cell>
          <table:table-cell table:style-name="ce2" office:value-type="float" office:value="60.89561">
            <text:p>60.9</text:p>
          </table:table-cell>
          <table:table-cell table:style-name="ce2" office:value-type="float" office:value="1673.6">
            <text:p>1673.6</text:p>
          </table:table-cell>
          <table:table-cell table:style-name="ce2" office:value-type="float" office:value="76.219246">
            <text:p>76.22</text:p>
          </table:table-cell>
          <table:table-cell table:style-name="ce2" office:value-type="float" office:value="9.062685">
            <text:p>9.06</text:p>
          </table:table-cell>
          <table:table-cell table:style-name="ce2" office:value-type="float" office:value="72.5">
            <text:p>72.5</text:p>
          </table:table-cell>
          <table:table-cell table:style-name="ce2" office:value-type="float" office:value="1231000">
            <text:p>12310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673.5106">
            <text:p>673.51</text:p>
          </table:table-cell>
          <table:table-cell table:style-name="ce2" office:value-type="float" office:value="62.197334">
            <text:p>62.2</text:p>
          </table:table-cell>
          <table:table-cell table:style-name="ce2" office:value-type="float" office:value="64.5289">
            <text:p>64.53</text:p>
          </table:table-cell>
          <table:table-cell table:style-name="ce2" office:value-type="float" office:value="1819.4">
            <text:p>1819.4</text:p>
          </table:table-cell>
          <table:table-cell table:style-name="ce2" office:value-type="float" office:value="75.06321">
            <text:p>75.06</text:p>
          </table:table-cell>
          <table:table-cell table:style-name="ce2" office:value-type="float" office:value="10.303876">
            <text:p>10.3</text:p>
          </table:table-cell>
          <table:table-cell table:style-name="ce2" office:value-type="float" office:value="76.4">
            <text:p>76.4</text:p>
          </table:table-cell>
          <table:table-cell table:style-name="ce2" office:value-type="float" office:value="1354700">
            <text:p>13547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43.5724">
            <text:p>743.57</text:p>
          </table:table-cell>
          <table:table-cell table:style-name="ce2" office:value-type="float" office:value="63.46355">
            <text:p>63.46</text:p>
          </table:table-cell>
          <table:table-cell table:style-name="ce2" office:value-type="float" office:value="68.520096">
            <text:p>68.52</text:p>
          </table:table-cell>
          <table:table-cell table:style-name="ce2" office:value-type="float" office:value="2038.4">
            <text:p>2038.4</text:p>
          </table:table-cell>
          <table:table-cell table:style-name="ce2" office:value-type="float" office:value="76.180176">
            <text:p>76.18</text:p>
          </table:table-cell>
          <table:table-cell table:style-name="ce2" office:value-type="float" office:value="10.460243">
            <text:p>10.46</text:p>
          </table:table-cell>
          <table:table-cell table:style-name="ce2" office:value-type="float" office:value="76.3">
            <text:p>76.3</text:p>
          </table:table-cell>
          <table:table-cell table:style-name="ce2" office:value-type="float" office:value="1481300">
            <text:p>14813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821.0734">
            <text:p>821.07</text:p>
          </table:table-cell>
          <table:table-cell table:style-name="ce2" office:value-type="float" office:value="64.68673">
            <text:p>64.69</text:p>
          </table:table-cell>
          <table:table-cell table:style-name="ce2" office:value-type="float" office:value="73.4308">
            <text:p>73.43</text:p>
          </table:table-cell>
          <table:table-cell table:style-name="ce2" office:value-type="float" office:value="2226">
            <text:p>2226</text:p>
          </table:table-cell>
          <table:table-cell table:style-name="ce2" office:value-type="float" office:value="76.83952">
            <text:p>76.84</text:p>
          </table:table-cell>
          <table:table-cell table:style-name="ce2" office:value-type="float" office:value="10.371023">
            <text:p>10.37</text:p>
          </table:table-cell>
          <table:table-cell table:style-name="ce2" office:value-type="float" office:value="72.7">
            <text:p>72.7</text:p>
          </table:table-cell>
          <table:table-cell table:style-name="ce2" office:value-type="float" office:value="1609600">
            <text:p>16096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917.47675">
            <text:p>917.48</text:p>
          </table:table-cell>
          <table:table-cell table:style-name="ce2" office:value-type="float" office:value="65.92767">
            <text:p>65.93</text:p>
          </table:table-cell>
          <table:table-cell table:style-name="ce2" office:value-type="float" office:value="79.136604">
            <text:p>79.14</text:p>
          </table:table-cell>
          <table:table-cell table:style-name="ce2" office:value-type="float" office:value="2342.6">
            <text:p>2342.6</text:p>
          </table:table-cell>
          <table:table-cell table:style-name="ce2" office:value-type="float" office:value="79.79921">
            <text:p>79.8</text:p>
          </table:table-cell>
          <table:table-cell table:style-name="ce2" office:value-type="float" office:value="9.1557255">
            <text:p>9.16</text:p>
          </table:table-cell>
          <table:table-cell table:style-name="ce2" office:value-type="float" office:value="81.6">
            <text:p>81.6</text:p>
          </table:table-cell>
          <table:table-cell table:style-name="ce2" office:value-type="float" office:value="1738500">
            <text:p>17385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997.71796">
            <text:p>997.72</text:p>
          </table:table-cell>
          <table:table-cell table:style-name="ce2" office:value-type="float" office:value="67.01879">
            <text:p>67.02</text:p>
          </table:table-cell>
          <table:table-cell table:style-name="ce2" office:value-type="float" office:value="84.59419">
            <text:p>84.59</text:p>
          </table:table-cell>
          <table:table-cell table:style-name="ce2" office:value-type="float" office:value="2340">
            <text:p>2340</text:p>
          </table:table-cell>
          <table:table-cell table:style-name="ce2" office:value-type="float" office:value="77.20228">
            <text:p>77.2</text:p>
          </table:table-cell>
          <table:table-cell table:style-name="ce2" office:value-type="float" office:value="10.216269">
            <text:p>10.22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868900">
            <text:p>18689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1073.743">
            <text:p>1073.74</text:p>
          </table:table-cell>
          <table:table-cell table:style-name="ce2" office:value-type="float" office:value="67.87069">
            <text:p>67.87</text:p>
          </table:table-cell>
          <table:table-cell table:style-name="ce2" office:value-type="float" office:value="90.7906">
            <text:p>90.79</text:p>
          </table:table-cell>
          <table:table-cell table:style-name="ce2" office:value-type="float" office:value="2490.6">
            <text:p>2490.6</text:p>
          </table:table-cell>
          <table:table-cell table:style-name="ce2" office:value-type="float" office:value="76.933136">
            <text:p>76.93</text:p>
          </table:table-cell>
          <table:table-cell table:style-name="ce2" office:value-type="float" office:value="10.556318">
            <text:p>10.56</text:p>
          </table:table-cell>
          <table:table-cell table:style-name="ce2" office:value-type="float" office:value="84.5">
            <text:p>84.5</text:p>
          </table:table-cell>
          <table:table-cell table:style-name="ce2" office:value-type="float" office:value="2002200">
            <text:p>20022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186.242">
            <text:p>1186.24</text:p>
          </table:table-cell>
          <table:table-cell table:style-name="ce2" office:value-type="float" office:value="68.728325">
            <text:p>68.73</text:p>
          </table:table-cell>
          <table:table-cell table:style-name="ce2" office:value-type="float" office:value="98.988304">
            <text:p>98.99</text:p>
          </table:table-cell>
          <table:table-cell table:style-name="ce2" office:value-type="float" office:value="2455.8">
            <text:p>2455.8</text:p>
          </table:table-cell>
          <table:table-cell table:style-name="ce2" office:value-type="float" office:value="78.41572">
            <text:p>78.42</text:p>
          </table:table-cell>
          <table:table-cell table:style-name="ce2" office:value-type="float" office:value="10.518382">
            <text:p>10.52</text:p>
          </table:table-cell>
          <table:table-cell table:style-name="ce2" office:value-type="float" office:value="111.8">
            <text:p>111.8</text:p>
          </table:table-cell>
          <table:table-cell table:style-name="ce2" office:value-type="float" office:value="2141500">
            <text:p>21415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294.0453">
            <text:p>1294.05</text:p>
          </table:table-cell>
          <table:table-cell table:style-name="ce2" office:value-type="float" office:value="69.84238">
            <text:p>69.84</text:p>
          </table:table-cell>
          <table:table-cell table:style-name="ce2" office:value-type="float" office:value="107.070496">
            <text:p>107.07</text:p>
          </table:table-cell>
          <table:table-cell table:style-name="ce2" office:value-type="float" office:value="2623.6">
            <text:p>2623.6</text:p>
          </table:table-cell>
          <table:table-cell table:style-name="ce2" office:value-type="float" office:value="81.72004">
            <text:p>81.72</text:p>
          </table:table-cell>
          <table:table-cell table:style-name="ce2" office:value-type="float" office:value="10.113174">
            <text:p>10.11</text:p>
          </table:table-cell>
          <table:table-cell table:style-name="ce2" office:value-type="float" office:value="117.4">
            <text:p>117.4</text:p>
          </table:table-cell>
          <table:table-cell table:style-name="ce2" office:value-type="float" office:value="2285800">
            <text:p>22858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391.0104">
            <text:p>1391.01</text:p>
          </table:table-cell>
          <table:table-cell table:style-name="ce2" office:value-type="float" office:value="70.67652">
            <text:p>70.68</text:p>
          </table:table-cell>
          <table:table-cell table:style-name="ce2" office:value-type="float" office:value="115.6358">
            <text:p>115.64</text:p>
          </table:table-cell>
          <table:table-cell table:style-name="ce2" office:value-type="float" office:value="2672.4">
            <text:p>2672.4</text:p>
          </table:table-cell>
          <table:table-cell table:style-name="ce2" office:value-type="float" office:value="81.96947">
            <text:p>81.97</text:p>
          </table:table-cell>
          <table:table-cell table:style-name="ce2" office:value-type="float" office:value="10.471272">
            <text:p>10.47</text:p>
          </table:table-cell>
          <table:table-cell table:style-name="ce2" office:value-type="float" office:value="121.2">
            <text:p>121.2</text:p>
          </table:table-cell>
          <table:table-cell table:style-name="ce2" office:value-type="float" office:value="2432600">
            <text:p>24326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466.0867">
            <text:p>1466.09</text:p>
          </table:table-cell>
          <table:table-cell table:style-name="ce2" office:value-type="float" office:value="71.531815">
            <text:p>71.53</text:p>
          </table:table-cell>
          <table:table-cell table:style-name="ce2" office:value-type="float" office:value="123.2464">
            <text:p>123.25</text:p>
          </table:table-cell>
          <table:table-cell table:style-name="ce2" office:value-type="float" office:value="2635.8">
            <text:p>2635.8</text:p>
          </table:table-cell>
          <table:table-cell table:style-name="ce2" office:value-type="float" office:value="81.475845">
            <text:p>81.48</text:p>
          </table:table-cell>
          <table:table-cell table:style-name="ce2" office:value-type="float" office:value="9.654108">
            <text:p>9.65</text:p>
          </table:table-cell>
          <table:table-cell table:style-name="ce2" office:value-type="float" office:value="128.8">
            <text:p>128.8</text:p>
          </table:table-cell>
          <table:table-cell table:style-name="ce2" office:value-type="float" office:value="2581900">
            <text:p>25819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529.6409">
            <text:p>1529.64</text:p>
          </table:table-cell>
          <table:table-cell table:style-name="ce2" office:value-type="float" office:value="71.9945">
            <text:p>71.99</text:p>
          </table:table-cell>
          <table:table-cell table:style-name="ce2" office:value-type="float" office:value="130.18091">
            <text:p>130.18</text:p>
          </table:table-cell>
          <table:table-cell table:style-name="ce2" office:value-type="float" office:value="2669.4">
            <text:p>2669.4</text:p>
          </table:table-cell>
          <table:table-cell table:style-name="ce2" office:value-type="float" office:value="80.83143">
            <text:p>80.83</text:p>
          </table:table-cell>
          <table:table-cell table:style-name="ce2" office:value-type="float" office:value="9.951108">
            <text:p>9.95</text:p>
          </table:table-cell>
          <table:table-cell table:style-name="ce2" office:value-type="float" office:value="137.8">
            <text:p>137.8</text:p>
          </table:table-cell>
          <table:table-cell table:style-name="ce2" office:value-type="float" office:value="2739100">
            <text:p>27391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597.2202">
            <text:p>1597.22</text:p>
          </table:table-cell>
          <table:table-cell table:style-name="ce2" office:value-type="float" office:value="72.1432">
            <text:p>72.14</text:p>
          </table:table-cell>
          <table:table-cell table:style-name="ce2" office:value-type="float" office:value="134.8076">
            <text:p>134.81</text:p>
          </table:table-cell>
          <table:table-cell table:style-name="ce2" office:value-type="float" office:value="2707">
            <text:p>2707</text:p>
          </table:table-cell>
          <table:table-cell table:style-name="ce2" office:value-type="float" office:value="81.32699">
            <text:p>81.33</text:p>
          </table:table-cell>
          <table:table-cell table:style-name="ce2" office:value-type="float" office:value="9.848764">
            <text:p>9.85</text:p>
          </table:table-cell>
          <table:table-cell table:style-name="ce2" office:value-type="float" office:value="165.4">
            <text:p>165.4</text:p>
          </table:table-cell>
          <table:table-cell table:style-name="ce2" office:value-type="float" office:value="2905600">
            <text:p>29056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674.015">
            <text:p>1674.02</text:p>
          </table:table-cell>
          <table:table-cell table:style-name="ce2" office:value-type="float" office:value="72.72062">
            <text:p>72.72</text:p>
          </table:table-cell>
          <table:table-cell table:style-name="ce2" office:value-type="float" office:value="143.2896">
            <text:p>143.29</text:p>
          </table:table-cell>
          <table:table-cell table:style-name="ce2" office:value-type="float" office:value="2932.2">
            <text:p>2932.2</text:p>
          </table:table-cell>
          <table:table-cell table:style-name="ce2" office:value-type="float" office:value="82.365036">
            <text:p>82.37</text:p>
          </table:table-cell>
          <table:table-cell table:style-name="ce2" office:value-type="float" office:value="10.350458">
            <text:p>10.35</text:p>
          </table:table-cell>
          <table:table-cell table:style-name="ce2" office:value-type="float" office:value="144.1">
            <text:p>144.1</text:p>
          </table:table-cell>
          <table:table-cell table:style-name="ce2" office:value-type="float" office:value="3079500">
            <text:p>30795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757.8303">
            <text:p>1757.83</text:p>
          </table:table-cell>
          <table:table-cell table:style-name="ce2" office:value-type="float" office:value="73.71684">
            <text:p>73.72</text:p>
          </table:table-cell>
          <table:table-cell table:style-name="ce2" office:value-type="float" office:value="152.78409">
            <text:p>152.78</text:p>
          </table:table-cell>
          <table:table-cell table:style-name="ce2" office:value-type="float" office:value="3040.8">
            <text:p>3040.8</text:p>
          </table:table-cell>
          <table:table-cell table:style-name="ce2" office:value-type="float" office:value="83.50911">
            <text:p>83.51</text:p>
          </table:table-cell>
          <table:table-cell table:style-name="ce2" office:value-type="float" office:value="10.028919">
            <text:p>10.03</text:p>
          </table:table-cell>
          <table:table-cell table:style-name="ce2" office:value-type="float" office:value="138.5">
            <text:p>138.5</text:p>
          </table:table-cell>
          <table:table-cell table:style-name="ce2" office:value-type="float" office:value="3265000">
            <text:p>32650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828.0449">
            <text:p>1828.04</text:p>
          </table:table-cell>
          <table:table-cell table:style-name="ce2" office:value-type="float" office:value="74.55814">
            <text:p>74.56</text:p>
          </table:table-cell>
          <table:table-cell table:style-name="ce2" office:value-type="float" office:value="158.4312">
            <text:p>158.43</text:p>
          </table:table-cell>
          <table:table-cell table:style-name="ce2" office:value-type="float" office:value="3137.6">
            <text:p>3137.6</text:p>
          </table:table-cell>
          <table:table-cell table:style-name="ce2" office:value-type="float" office:value="82.94374">
            <text:p>82.94</text:p>
          </table:table-cell>
          <table:table-cell table:style-name="ce2" office:value-type="float" office:value="9.956857">
            <text:p>9.96</text:p>
          </table:table-cell>
          <table:table-cell table:style-name="ce2" office:value-type="float" office:value="153.9">
            <text:p>153.9</text:p>
          </table:table-cell>
          <table:table-cell table:style-name="ce2" office:value-type="float" office:value="3458500">
            <text:p>34585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906.625">
            <text:p>1906.63</text:p>
          </table:table-cell>
          <table:table-cell table:style-name="ce2" office:value-type="float" office:value="75.34754">
            <text:p>75.35</text:p>
          </table:table-cell>
          <table:table-cell table:style-name="ce2" office:value-type="float" office:value="165.3948">
            <text:p>165.39</text:p>
          </table:table-cell>
          <table:table-cell table:style-name="ce2" office:value-type="float" office:value="3195.8">
            <text:p>3195.8</text:p>
          </table:table-cell>
          <table:table-cell table:style-name="ce2" office:value-type="float" office:value="83.382">
            <text:p>83.38</text:p>
          </table:table-cell>
          <table:table-cell table:style-name="ce2" office:value-type="float" office:value="10.264381">
            <text:p>10.26</text:p>
          </table:table-cell>
          <table:table-cell table:style-name="ce2" office:value-type="float" office:value="154.9">
            <text:p>154.9</text:p>
          </table:table-cell>
          <table:table-cell table:style-name="ce2" office:value-type="float" office:value="3655200">
            <text:p>36552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986.1656">
            <text:p>1986.17</text:p>
          </table:table-cell>
          <table:table-cell table:style-name="ce2" office:value-type="float" office:value="76.03696">
            <text:p>76.04</text:p>
          </table:table-cell>
          <table:table-cell table:style-name="ce2" office:value-type="float" office:value="171.97182">
            <text:p>171.97</text:p>
          </table:table-cell>
          <table:table-cell table:style-name="ce2" office:value-type="float" office:value="3217.4">
            <text:p>3217.4</text:p>
          </table:table-cell>
          <table:table-cell table:style-name="ce2" office:value-type="float" office:value="83.50194">
            <text:p>83.5</text:p>
          </table:table-cell>
          <table:table-cell table:style-name="ce2" office:value-type="float" office:value="10.2803135">
            <text:p>10.28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3855100">
            <text:p>38551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2038.2415">
            <text:p>2038.24</text:p>
          </table:table-cell>
          <table:table-cell table:style-name="ce2" office:value-type="float" office:value="76.52325">
            <text:p>76.52</text:p>
          </table:table-cell>
          <table:table-cell table:style-name="ce2" office:value-type="float" office:value="177.3887">
            <text:p>177.39</text:p>
          </table:table-cell>
          <table:table-cell table:style-name="ce2" office:value-type="float" office:value="3288.2">
            <text:p>3288.2</text:p>
          </table:table-cell>
          <table:table-cell table:style-name="ce2" office:value-type="float" office:value="83.58519">
            <text:p>83.59</text:p>
          </table:table-cell>
          <table:table-cell table:style-name="ce2" office:value-type="float" office:value="10.026467">
            <text:p>10.03</text:p>
          </table:table-cell>
          <table:table-cell table:style-name="ce2" office:value-type="float" office:value="160.1">
            <text:p>160.1</text:p>
          </table:table-cell>
          <table:table-cell table:style-name="ce2" office:value-type="float" office:value="4052700">
            <text:p>40527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2090.676">
            <text:p>2090.68</text:p>
          </table:table-cell>
          <table:table-cell table:style-name="ce2" office:value-type="float" office:value="77.01109">
            <text:p>77.01</text:p>
          </table:table-cell>
          <table:table-cell table:style-name="ce2" office:value-type="float" office:value="183.7427">
            <text:p>183.74</text:p>
          </table:table-cell>
          <table:table-cell table:style-name="ce2" office:value-type="float" office:value="3311.8">
            <text:p>3311.8</text:p>
          </table:table-cell>
          <table:table-cell table:style-name="ce2" office:value-type="float" office:value="83.02085">
            <text:p>83.02</text:p>
          </table:table-cell>
          <table:table-cell table:style-name="ce2" office:value-type="float" office:value="10.12364">
            <text:p>10.12</text:p>
          </table:table-cell>
          <table:table-cell table:style-name="ce2" office:value-type="float" office:value="153.7">
            <text:p>153.7</text:p>
          </table:table-cell>
          <table:table-cell table:style-name="ce2" office:value-type="float" office:value="4244200">
            <text:p>42442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2190.019">
            <text:p>2190.02</text:p>
          </table:table-cell>
          <table:table-cell table:style-name="ce2" office:value-type="float" office:value="77.77927">
            <text:p>77.78</text:p>
          </table:table-cell>
          <table:table-cell table:style-name="ce2" office:value-type="float" office:value="192.3714">
            <text:p>192.37</text:p>
          </table:table-cell>
          <table:table-cell table:style-name="ce2" office:value-type="float" office:value="3352.6">
            <text:p>3352.6</text:p>
          </table:table-cell>
          <table:table-cell table:style-name="ce2" office:value-type="float" office:value="83.300125">
            <text:p>83.3</text:p>
          </table:table-cell>
          <table:table-cell table:style-name="ce2" office:value-type="float" office:value="10.139254">
            <text:p>10.14</text:p>
          </table:table-cell>
          <table:table-cell table:style-name="ce2" office:value-type="float" office:value="147.4">
            <text:p>147.4</text:p>
          </table:table-cell>
          <table:table-cell table:style-name="ce2" office:value-type="float" office:value="4431700">
            <text:p>44317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2251.6497">
            <text:p>2251.65</text:p>
          </table:table-cell>
          <table:table-cell table:style-name="ce2" office:value-type="float" office:value="77.979355">
            <text:p>77.98</text:p>
          </table:table-cell>
          <table:table-cell table:style-name="ce2" office:value-type="float" office:value="196.61191">
            <text:p>196.61</text:p>
          </table:table-cell>
          <table:table-cell table:style-name="ce2" office:value-type="float" office:value="3369.4">
            <text:p>3369.4</text:p>
          </table:table-cell>
          <table:table-cell table:style-name="ce2" office:value-type="float" office:value="83.39455">
            <text:p>83.39</text:p>
          </table:table-cell>
          <table:table-cell table:style-name="ce2" office:value-type="float" office:value="10.148784">
            <text:p>10.15</text:p>
          </table:table-cell>
          <table:table-cell table:style-name="ce2" office:value-type="float" office:value="164.5">
            <text:p>164.5</text:p>
          </table:table-cell>
          <table:table-cell table:style-name="ce2" office:value-type="float" office:value="4614900">
            <text:p>46149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2342.9226">
            <text:p>2342.92</text:p>
          </table:table-cell>
          <table:table-cell table:style-name="ce2" office:value-type="float" office:value="78.40729">
            <text:p>78.41</text:p>
          </table:table-cell>
          <table:table-cell table:style-name="ce2" office:value-type="float" office:value="195.7281">
            <text:p>195.73</text:p>
          </table:table-cell>
          <table:table-cell table:style-name="ce2" office:value-type="float" office:value="3398.2">
            <text:p>3398.2</text:p>
          </table:table-cell>
          <table:table-cell table:style-name="ce2" office:value-type="float" office:value="83.51698">
            <text:p>83.52</text:p>
          </table:table-cell>
          <table:table-cell table:style-name="ce2" office:value-type="float" office:value="10.15327">
            <text:p>10.15</text:p>
          </table:table-cell>
          <table:table-cell table:style-name="ce2" office:value-type="float" office:value="153.2">
            <text:p>153.2</text:p>
          </table:table-cell>
          <table:table-cell table:style-name="ce2" office:value-type="float" office:value="4793100">
            <text:p>47931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2373.3481">
            <text:p>2373.35</text:p>
          </table:table-cell>
          <table:table-cell table:style-name="ce2" office:value-type="float" office:value="78.31109">
            <text:p>78.31</text:p>
          </table:table-cell>
          <table:table-cell table:style-name="ce2" office:value-type="float" office:value="197.0014">
            <text:p>197</text:p>
          </table:table-cell>
          <table:table-cell table:style-name="ce2" office:value-type="float" office:value="3398.6">
            <text:p>3398.6</text:p>
          </table:table-cell>
          <table:table-cell table:style-name="ce2" office:value-type="float" office:value="83.57312">
            <text:p>83.57</text:p>
          </table:table-cell>
          <table:table-cell table:style-name="ce2" office:value-type="float" office:value="10.119347">
            <text:p>10.12</text:p>
          </table:table-cell>
          <table:table-cell table:style-name="ce2" office:value-type="float" office:value="168.3">
            <text:p>168.3</text:p>
          </table:table-cell>
          <table:table-cell table:style-name="ce2" office:value-type="float" office:value="4968100">
            <text:p>49681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381.134">
            <text:p>2381.13</text:p>
          </table:table-cell>
          <table:table-cell table:style-name="ce2" office:value-type="float" office:value="78.171814">
            <text:p>78.17</text:p>
          </table:table-cell>
          <table:table-cell table:style-name="ce2" office:value-type="float" office:value="196.1213">
            <text:p>196.12</text:p>
          </table:table-cell>
          <table:table-cell table:style-name="ce2" office:value-type="float" office:value="3412.2">
            <text:p>3412.2</text:p>
          </table:table-cell>
          <table:table-cell table:style-name="ce2" office:value-type="float" office:value="83.52495">
            <text:p>83.52</text:p>
          </table:table-cell>
          <table:table-cell table:style-name="ce2" office:value-type="float" office:value="10.193185">
            <text:p>10.19</text:p>
          </table:table-cell>
          <table:table-cell table:style-name="ce2" office:value-type="float" office:value="177.9">
            <text:p>177.9</text:p>
          </table:table-cell>
          <table:table-cell table:style-name="ce2" office:value-type="float" office:value="5141200">
            <text:p>51412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405.7798">
            <text:p>2405.78</text:p>
          </table:table-cell>
          <table:table-cell table:style-name="ce2" office:value-type="float" office:value="77.94269">
            <text:p>77.94</text:p>
          </table:table-cell>
          <table:table-cell table:style-name="ce2" office:value-type="float" office:value="192.3647">
            <text:p>192.36</text:p>
          </table:table-cell>
          <table:table-cell table:style-name="ce2" office:value-type="float" office:value="3441">
            <text:p>3441</text:p>
          </table:table-cell>
          <table:table-cell table:style-name="ce2" office:value-type="float" office:value="83.91481">
            <text:p>83.91</text:p>
          </table:table-cell>
          <table:table-cell table:style-name="ce2" office:value-type="float" office:value="10.1523075">
            <text:p>10.15</text:p>
          </table:table-cell>
          <table:table-cell table:style-name="ce2" office:value-type="float" office:value="176.2">
            <text:p>176.2</text:p>
          </table:table-cell>
          <table:table-cell table:style-name="ce2" office:value-type="float" office:value="5312900">
            <text:p>53129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416.0806">
            <text:p>2416.08</text:p>
          </table:table-cell>
          <table:table-cell table:style-name="ce2" office:value-type="float" office:value="78.069466">
            <text:p>78.07</text:p>
          </table:table-cell>
          <table:table-cell table:style-name="ce2" office:value-type="float" office:value="189.4333">
            <text:p>189.43</text:p>
          </table:table-cell>
          <table:table-cell table:style-name="ce2" office:value-type="float" office:value="3512.6">
            <text:p>3512.6</text:p>
          </table:table-cell>
          <table:table-cell table:style-name="ce2" office:value-type="float" office:value="84.32243">
            <text:p>84.32</text:p>
          </table:table-cell>
          <table:table-cell table:style-name="ce2" office:value-type="float" office:value="10.139315">
            <text:p>10.14</text:p>
          </table:table-cell>
          <table:table-cell table:style-name="ce2" office:value-type="float" office:value="193.4">
            <text:p>193.4</text:p>
          </table:table-cell>
          <table:table-cell table:style-name="ce2" office:value-type="float" office:value="5483700">
            <text:p>54837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483.8455">
            <text:p>2483.85</text:p>
          </table:table-cell>
          <table:table-cell table:style-name="ce2" office:value-type="float" office:value="78.3154">
            <text:p>78.32</text:p>
          </table:table-cell>
          <table:table-cell table:style-name="ce2" office:value-type="float" office:value="189.6281">
            <text:p>189.63</text:p>
          </table:table-cell>
          <table:table-cell table:style-name="ce2" office:value-type="float" office:value="3538.6">
            <text:p>3538.6</text:p>
          </table:table-cell>
          <table:table-cell table:style-name="ce2" office:value-type="float" office:value="84.307175">
            <text:p>84.31</text:p>
          </table:table-cell>
          <table:table-cell table:style-name="ce2" office:value-type="float" office:value="10.14781">
            <text:p>10.15</text:p>
          </table:table-cell>
          <table:table-cell table:style-name="ce2" office:value-type="float" office:value="209.9">
            <text:p>209.9</text:p>
          </table:table-cell>
          <table:table-cell table:style-name="ce2" office:value-type="float" office:value="5653900">
            <text:p>56539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503.8591">
            <text:p>2503.86</text:p>
          </table:table-cell>
          <table:table-cell table:style-name="ce2" office:value-type="float" office:value="78.321396">
            <text:p>78.32</text:p>
          </table:table-cell>
          <table:table-cell table:style-name="ce2" office:value-type="float" office:value="193.99739">
            <text:p>194</text:p>
          </table:table-cell>
          <table:table-cell table:style-name="ce2" office:value-type="float" office:value="3694.2">
            <text:p>3694.2</text:p>
          </table:table-cell>
          <table:table-cell table:style-name="ce2" office:value-type="float" office:value="84.039406">
            <text:p>84.04</text:p>
          </table:table-cell>
          <table:table-cell table:style-name="ce2" office:value-type="float" office:value="10.255106">
            <text:p>10.26</text:p>
          </table:table-cell>
          <table:table-cell table:style-name="ce2" office:value-type="float" office:value="200.6">
            <text:p>200.6</text:p>
          </table:table-cell>
          <table:table-cell table:style-name="ce2" office:value-type="float" office:value="5824600">
            <text:p>58246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546.1914">
            <text:p>2546.19</text:p>
          </table:table-cell>
          <table:table-cell table:style-name="ce2" office:value-type="float" office:value="78.66315">
            <text:p>78.66</text:p>
          </table:table-cell>
          <table:table-cell table:style-name="ce2" office:value-type="float" office:value="200.6363">
            <text:p>200.64</text:p>
          </table:table-cell>
          <table:table-cell table:style-name="ce2" office:value-type="float" office:value="3686.6">
            <text:p>3686.6</text:p>
          </table:table-cell>
          <table:table-cell table:style-name="ce2" office:value-type="float" office:value="84.84613">
            <text:p>84.85</text:p>
          </table:table-cell>
          <table:table-cell table:style-name="ce2" office:value-type="float" office:value="10.264563">
            <text:p>10.26</text:p>
          </table:table-cell>
          <table:table-cell table:style-name="ce2" office:value-type="float" office:value="192.2">
            <text:p>192.2</text:p>
          </table:table-cell>
          <table:table-cell table:style-name="ce2" office:value-type="float" office:value="6000100">
            <text:p>60001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628.564">
            <text:p>2628.56</text:p>
          </table:table-cell>
          <table:table-cell table:style-name="ce2" office:value-type="float" office:value="79.29122">
            <text:p>79.29</text:p>
          </table:table-cell>
          <table:table-cell table:style-name="ce2" office:value-type="float" office:value="209.0842">
            <text:p>209.08</text:p>
          </table:table-cell>
          <table:table-cell table:style-name="ce2" office:value-type="float" office:value="3713.8">
            <text:p>3713.8</text:p>
          </table:table-cell>
          <table:table-cell table:style-name="ce2" office:value-type="float" office:value="85.10216">
            <text:p>85.1</text:p>
          </table:table-cell>
          <table:table-cell table:style-name="ce2" office:value-type="float" office:value="10.319086">
            <text:p>10.32</text:p>
          </table:table-cell>
          <table:table-cell table:style-name="ce2" office:value-type="float" office:value="199.1">
            <text:p>199.1</text:p>
          </table:table-cell>
          <table:table-cell table:style-name="ce2" office:value-type="float" office:value="6180600">
            <text:p>61806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694.4253">
            <text:p>2694.43</text:p>
          </table:table-cell>
          <table:table-cell table:style-name="ce2" office:value-type="float" office:value="79.899414">
            <text:p>79.9</text:p>
          </table:table-cell>
          <table:table-cell table:style-name="ce2" office:value-type="float" office:value="218.96451">
            <text:p>218.96</text:p>
          </table:table-cell>
          <table:table-cell table:style-name="ce2" office:value-type="float" office:value="3708.2">
            <text:p>3708.2</text:p>
          </table:table-cell>
          <table:table-cell table:style-name="ce2" office:value-type="float" office:value="85.113205">
            <text:p>85.11</text:p>
          </table:table-cell>
          <table:table-cell table:style-name="ce2" office:value-type="float" office:value="10.31888">
            <text:p>10.32</text:p>
          </table:table-cell>
          <table:table-cell table:style-name="ce2" office:value-type="float" office:value="236.1">
            <text:p>236.1</text:p>
          </table:table-cell>
          <table:table-cell table:style-name="ce2" office:value-type="float" office:value="6370100">
            <text:p>63701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715.8032">
            <text:p>2715.8</text:p>
          </table:table-cell>
          <table:table-cell table:style-name="ce2" office:value-type="float" office:value="80.01889">
            <text:p>80.02</text:p>
          </table:table-cell>
          <table:table-cell table:style-name="ce2" office:value-type="float" office:value="228.5051">
            <text:p>228.51</text:p>
          </table:table-cell>
          <table:table-cell table:style-name="ce2" office:value-type="float" office:value="3737">
            <text:p>3737</text:p>
          </table:table-cell>
          <table:table-cell table:style-name="ce2" office:value-type="float" office:value="85.04521">
            <text:p>85.05</text:p>
          </table:table-cell>
          <table:table-cell table:style-name="ce2" office:value-type="float" office:value="10.320128">
            <text:p>10.32</text:p>
          </table:table-cell>
          <table:table-cell table:style-name="ce2" office:value-type="float" office:value="231.3">
            <text:p>231.3</text:p>
          </table:table-cell>
          <table:table-cell table:style-name="ce2" office:value-type="float" office:value="6567400">
            <text:p>65674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758.7798">
            <text:p>2758.78</text:p>
          </table:table-cell>
          <table:table-cell table:style-name="ce2" office:value-type="float" office:value="80.15056">
            <text:p>80.15</text:p>
          </table:table-cell>
          <table:table-cell table:style-name="ce2" office:value-type="float" office:value="233.98837">
            <text:p>233.99</text:p>
          </table:table-cell>
          <table:table-cell table:style-name="ce2" office:value-type="float" office:value="3754.6">
            <text:p>3754.6</text:p>
          </table:table-cell>
          <table:table-cell table:style-name="ce2" office:value-type="float" office:value="84.98201">
            <text:p>84.98</text:p>
          </table:table-cell>
          <table:table-cell table:style-name="ce2" office:value-type="float" office:value="10.308377">
            <text:p>10.31</text:p>
          </table:table-cell>
          <table:table-cell table:style-name="ce2" office:value-type="float" office:value="249.9">
            <text:p>249.9</text:p>
          </table:table-cell>
          <table:table-cell table:style-name="ce2" office:value-type="float" office:value="6768700">
            <text:p>67687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822.7876">
            <text:p>2822.79</text:p>
          </table:table-cell>
          <table:table-cell table:style-name="ce2" office:value-type="float" office:value="80.32134">
            <text:p>80.32</text:p>
          </table:table-cell>
          <table:table-cell table:style-name="ce2" office:value-type="float" office:value="237.29538">
            <text:p>237.3</text:p>
          </table:table-cell>
          <table:table-cell table:style-name="ce2" office:value-type="float" office:value="3764.2">
            <text:p>3764.2</text:p>
          </table:table-cell>
          <table:table-cell table:style-name="ce2" office:value-type="float" office:value="84.77096">
            <text:p>84.77</text:p>
          </table:table-cell>
          <table:table-cell table:style-name="ce2" office:value-type="float" office:value="10.295146">
            <text:p>10.3</text:p>
          </table:table-cell>
          <table:table-cell table:style-name="ce2" office:value-type="float" office:value="240.8">
            <text:p>240.8</text:p>
          </table:table-cell>
          <table:table-cell table:style-name="ce2" office:value-type="float" office:value="6972200">
            <text:p>69722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6</text:p>
          </table:table-cell>
          <table:table-cell table:style-name="ce2" table:number-columns-repeated="8"/>
          <table:table-cell office:value-type="string">
            <text:p>F=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16</text:p>
          </table:table-cell>
          <table:table-cell table:style-name="ce1" office:value-type="string">
            <text:p>Mean Solved Score 16</text:p>
          </table:table-cell>
          <table:table-cell table:style-name="ce1" office:value-type="string">
            <text:p>Mean Entropy 16</text:p>
          </table:table-cell>
          <table:table-cell table:style-name="ce1" office:value-type="string">
            <text:p>Mean Size 16</text:p>
          </table:table-cell>
          <table:table-cell table:style-name="ce1" office:value-type="string">
            <text:p>Solved Score 16</text:p>
          </table:table-cell>
          <table:table-cell table:style-name="ce1" office:value-type="string">
            <text:p>Entropy 16</text:p>
          </table:table-cell>
          <table:table-cell table:style-name="ce1" office:value-type="string">
            <text:p>Steps 16</text:p>
          </table:table-cell>
          <table:table-cell table:style-name="ce1" office:value-type="string">
            <text:p>Size 16</text:p>
          </table:table-cell>
          <table:table-cell table:style-name="ce1" office:value-type="string">
            <text:p>TiempoTotal 16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.9894001">
            <text:p>1.99</text:p>
          </table:table-cell>
          <table:table-cell table:style-name="ce2" office:value-type="float" office:value="42.02954">
            <text:p>42.03</text:p>
          </table:table-cell>
          <table:table-cell table:style-name="ce2" office:value-type="float" office:value="108.60919">
            <text:p>108.61</text:p>
          </table:table-cell>
          <table:table-cell table:style-name="ce2" office:value-type="float" office:value="18.6">
            <text:p>18.6</text:p>
          </table:table-cell>
          <table:table-cell table:style-name="ce2" office:value-type="float" office:value="52.855354">
            <text:p>52.86</text:p>
          </table:table-cell>
          <table:table-cell table:style-name="ce2" office:value-type="float" office:value="17.783682">
            <text:p>17.7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5.5825005">
            <text:p>5.58</text:p>
          </table:table-cell>
          <table:table-cell table:style-name="ce2" office:value-type="float" office:value="46.531525">
            <text:p>46.53</text:p>
          </table:table-cell>
          <table:table-cell table:style-name="ce2" office:value-type="float" office:value="38.332203">
            <text:p>38.33</text:p>
          </table:table-cell>
          <table:table-cell table:style-name="ce2" office:value-type="float" office:value="27.4">
            <text:p>27.4</text:p>
          </table:table-cell>
          <table:table-cell table:style-name="ce2" office:value-type="float" office:value="53.673347">
            <text:p>53.67</text:p>
          </table:table-cell>
          <table:table-cell table:style-name="ce2" office:value-type="float" office:value="13.146199">
            <text:p>13.15</text:p>
          </table:table-cell>
          <table:table-cell table:style-name="ce2" office:value-type="float" office:value="40.8">
            <text:p>40.8</text:p>
          </table:table-cell>
          <table:table-cell table:style-name="ce2" office:value-type="float" office:value="48500">
            <text:p>485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9.8985">
            <text:p>9.9</text:p>
          </table:table-cell>
          <table:table-cell table:style-name="ce2" office:value-type="float" office:value="50.514797">
            <text:p>50.51</text:p>
          </table:table-cell>
          <table:table-cell table:style-name="ce2" office:value-type="float" office:value="22.736198">
            <text:p>22.74</text:p>
          </table:table-cell>
          <table:table-cell table:style-name="ce2" office:value-type="float" office:value="47.6">
            <text:p>47.6</text:p>
          </table:table-cell>
          <table:table-cell table:style-name="ce2" office:value-type="float" office:value="60.24886">
            <text:p>60.25</text:p>
          </table:table-cell>
          <table:table-cell table:style-name="ce2" office:value-type="float" office:value="9.573011">
            <text:p>9.57</text:p>
          </table:table-cell>
          <table:table-cell table:style-name="ce2" office:value-type="float" office:value="23.3">
            <text:p>23.3</text:p>
          </table:table-cell>
          <table:table-cell table:style-name="ce2" office:value-type="float" office:value="80400">
            <text:p>804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3.3813">
            <text:p>13.38</text:p>
          </table:table-cell>
          <table:table-cell table:style-name="ce2" office:value-type="float" office:value="53.88275">
            <text:p>53.88</text:p>
          </table:table-cell>
          <table:table-cell table:style-name="ce2" office:value-type="float" office:value="17.7285">
            <text:p>17.73</text:p>
          </table:table-cell>
          <table:table-cell table:style-name="ce2" office:value-type="float" office:value="45.4">
            <text:p>45.4</text:p>
          </table:table-cell>
          <table:table-cell table:style-name="ce2" office:value-type="float" office:value="60.84043">
            <text:p>60.84</text:p>
          </table:table-cell>
          <table:table-cell table:style-name="ce2" office:value-type="float" office:value="14.375577">
            <text:p>14.38</text:p>
          </table:table-cell>
          <table:table-cell table:style-name="ce2" office:value-type="float" office:value="34.9">
            <text:p>34.9</text:p>
          </table:table-cell>
          <table:table-cell table:style-name="ce2" office:value-type="float" office:value="110600">
            <text:p>1106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4.673099">
            <text:p>14.67</text:p>
          </table:table-cell>
          <table:table-cell table:style-name="ce2" office:value-type="float" office:value="55.11312">
            <text:p>55.11</text:p>
          </table:table-cell>
          <table:table-cell table:style-name="ce2" office:value-type="float" office:value="17.206">
            <text:p>17.21</text:p>
          </table:table-cell>
          <table:table-cell table:style-name="ce2" office:value-type="float" office:value="57.3">
            <text:p>57.3</text:p>
          </table:table-cell>
          <table:table-cell table:style-name="ce2" office:value-type="float" office:value="59.663322">
            <text:p>59.66</text:p>
          </table:table-cell>
          <table:table-cell table:style-name="ce2" office:value-type="float" office:value="10.834412">
            <text:p>10.83</text:p>
          </table:table-cell>
          <table:table-cell table:style-name="ce2" office:value-type="float" office:value="33.3">
            <text:p>33.3</text:p>
          </table:table-cell>
          <table:table-cell table:style-name="ce2" office:value-type="float" office:value="151000">
            <text:p>1510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4.570101">
            <text:p>14.57</text:p>
          </table:table-cell>
          <table:table-cell table:style-name="ce2" office:value-type="float" office:value="54.758984">
            <text:p>54.76</text:p>
          </table:table-cell>
          <table:table-cell table:style-name="ce2" office:value-type="float" office:value="21.788599">
            <text:p>21.79</text:p>
          </table:table-cell>
          <table:table-cell table:style-name="ce2" office:value-type="float" office:value="77.2">
            <text:p>77.2</text:p>
          </table:table-cell>
          <table:table-cell table:style-name="ce2" office:value-type="float" office:value="62.20968">
            <text:p>62.21</text:p>
          </table:table-cell>
          <table:table-cell table:style-name="ce2" office:value-type="float" office:value="5.7223916">
            <text:p>5.72</text:p>
          </table:table-cell>
          <table:table-cell table:style-name="ce2" office:value-type="float" office:value="34.4">
            <text:p>34.4</text:p>
          </table:table-cell>
          <table:table-cell table:style-name="ce2" office:value-type="float" office:value="213900">
            <text:p>2139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4.521299">
            <text:p>14.52</text:p>
          </table:table-cell>
          <table:table-cell table:style-name="ce2" office:value-type="float" office:value="54.295555">
            <text:p>54.3</text:p>
          </table:table-cell>
          <table:table-cell table:style-name="ce2" office:value-type="float" office:value="27.3346">
            <text:p>27.33</text:p>
          </table:table-cell>
          <table:table-cell table:style-name="ce2" office:value-type="float" office:value="80.8">
            <text:p>80.8</text:p>
          </table:table-cell>
          <table:table-cell table:style-name="ce2" office:value-type="float" office:value="61.225395">
            <text:p>61.23</text:p>
          </table:table-cell>
          <table:table-cell table:style-name="ce2" office:value-type="float" office:value="7.186666">
            <text:p>7.19</text:p>
          </table:table-cell>
          <table:table-cell table:style-name="ce2" office:value-type="float" office:value="39.1">
            <text:p>39.1</text:p>
          </table:table-cell>
          <table:table-cell table:style-name="ce2" office:value-type="float" office:value="300600">
            <text:p>3006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5.2599">
            <text:p>15.26</text:p>
          </table:table-cell>
          <table:table-cell table:style-name="ce2" office:value-type="float" office:value="54.036114">
            <text:p>54.04</text:p>
          </table:table-cell>
          <table:table-cell table:style-name="ce2" office:value-type="float" office:value="31.280499">
            <text:p>31.28</text:p>
          </table:table-cell>
          <table:table-cell table:style-name="ce2" office:value-type="float" office:value="91.1">
            <text:p>91.1</text:p>
          </table:table-cell>
          <table:table-cell table:style-name="ce2" office:value-type="float" office:value="64.34419">
            <text:p>64.34</text:p>
          </table:table-cell>
          <table:table-cell table:style-name="ce2" office:value-type="float" office:value="7.501349">
            <text:p>7.5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395700">
            <text:p>3957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7.4584">
            <text:p>17.46</text:p>
          </table:table-cell>
          <table:table-cell table:style-name="ce2" office:value-type="float" office:value="54.389874">
            <text:p>54.39</text:p>
          </table:table-cell>
          <table:table-cell table:style-name="ce2" office:value-type="float" office:value="33.581097">
            <text:p>33.58</text:p>
          </table:table-cell>
          <table:table-cell table:style-name="ce2" office:value-type="float" office:value="94.7">
            <text:p>94.7</text:p>
          </table:table-cell>
          <table:table-cell table:style-name="ce2" office:value-type="float" office:value="65.51652">
            <text:p>65.52</text:p>
          </table:table-cell>
          <table:table-cell table:style-name="ce2" office:value-type="float" office:value="8.252584">
            <text:p>8.25</text:p>
          </table:table-cell>
          <table:table-cell table:style-name="ce2" office:value-type="float" office:value="35.7">
            <text:p>35.7</text:p>
          </table:table-cell>
          <table:table-cell table:style-name="ce2" office:value-type="float" office:value="489700">
            <text:p>4897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20.119701">
            <text:p>20.12</text:p>
          </table:table-cell>
          <table:table-cell table:style-name="ce2" office:value-type="float" office:value="54.3644">
            <text:p>54.36</text:p>
          </table:table-cell>
          <table:table-cell table:style-name="ce2" office:value-type="float" office:value="36.464897">
            <text:p>36.46</text:p>
          </table:table-cell>
          <table:table-cell table:style-name="ce2" office:value-type="float" office:value="112.3">
            <text:p>112.3</text:p>
          </table:table-cell>
          <table:table-cell table:style-name="ce2" office:value-type="float" office:value="68.049194">
            <text:p>68.05</text:p>
          </table:table-cell>
          <table:table-cell table:style-name="ce2" office:value-type="float" office:value="8.510455">
            <text:p>8.51</text:p>
          </table:table-cell>
          <table:table-cell table:style-name="ce2" office:value-type="float" office:value="43.4">
            <text:p>43.4</text:p>
          </table:table-cell>
          <table:table-cell table:style-name="ce2" office:value-type="float" office:value="585000">
            <text:p>5850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24.3397">
            <text:p>24.34</text:p>
          </table:table-cell>
          <table:table-cell table:style-name="ce2" office:value-type="float" office:value="54.36863">
            <text:p>54.37</text:p>
          </table:table-cell>
          <table:table-cell table:style-name="ce2" office:value-type="float" office:value="40.4321">
            <text:p>40.43</text:p>
          </table:table-cell>
          <table:table-cell table:style-name="ce2" office:value-type="float" office:value="137.2">
            <text:p>137.2</text:p>
          </table:table-cell>
          <table:table-cell table:style-name="ce2" office:value-type="float" office:value="68.18257">
            <text:p>68.18</text:p>
          </table:table-cell>
          <table:table-cell table:style-name="ce2" office:value-type="float" office:value="5.425627">
            <text:p>5.43</text:p>
          </table:table-cell>
          <table:table-cell table:style-name="ce2" office:value-type="float" office:value="46.2">
            <text:p>46.2</text:p>
          </table:table-cell>
          <table:table-cell table:style-name="ce2" office:value-type="float" office:value="688200">
            <text:p>6882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30.306997">
            <text:p>30.31</text:p>
          </table:table-cell>
          <table:table-cell table:style-name="ce2" office:value-type="float" office:value="54.886364">
            <text:p>54.89</text:p>
          </table:table-cell>
          <table:table-cell table:style-name="ce2" office:value-type="float" office:value="43.870296">
            <text:p>43.87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70.6401">
            <text:p>70.64</text:p>
          </table:table-cell>
          <table:table-cell table:style-name="ce2" office:value-type="float" office:value="8.317038">
            <text:p>8.32</text:p>
          </table:table-cell>
          <table:table-cell table:style-name="ce2" office:value-type="float" office:value="46.1">
            <text:p>46.1</text:p>
          </table:table-cell>
          <table:table-cell table:style-name="ce2" office:value-type="float" office:value="793500">
            <text:p>7935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37.975304">
            <text:p>37.98</text:p>
          </table:table-cell>
          <table:table-cell table:style-name="ce2" office:value-type="float" office:value="55.924023">
            <text:p>55.92</text:p>
          </table:table-cell>
          <table:table-cell table:style-name="ce2" office:value-type="float" office:value="46.612495">
            <text:p>46.61</text:p>
          </table:table-cell>
          <table:table-cell table:style-name="ce2" office:value-type="float" office:value="138.6">
            <text:p>138.6</text:p>
          </table:table-cell>
          <table:table-cell table:style-name="ce2" office:value-type="float" office:value="68.78258">
            <text:p>68.78</text:p>
          </table:table-cell>
          <table:table-cell table:style-name="ce2" office:value-type="float" office:value="5.869574">
            <text:p>5.87</text:p>
          </table:table-cell>
          <table:table-cell table:style-name="ce2" office:value-type="float" office:value="48.6">
            <text:p>48.6</text:p>
          </table:table-cell>
          <table:table-cell table:style-name="ce2" office:value-type="float" office:value="900100">
            <text:p>9001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45.327206">
            <text:p>45.33</text:p>
          </table:table-cell>
          <table:table-cell table:style-name="ce2" office:value-type="float" office:value="56.92865">
            <text:p>56.93</text:p>
          </table:table-cell>
          <table:table-cell table:style-name="ce2" office:value-type="float" office:value="49.7456">
            <text:p>49.75</text:p>
          </table:table-cell>
          <table:table-cell table:style-name="ce2" office:value-type="float" office:value="158.5">
            <text:p>158.5</text:p>
          </table:table-cell>
          <table:table-cell table:style-name="ce2" office:value-type="float" office:value="71.07164">
            <text:p>71.07</text:p>
          </table:table-cell>
          <table:table-cell table:style-name="ce2" office:value-type="float" office:value="5.8658433">
            <text:p>5.87</text:p>
          </table:table-cell>
          <table:table-cell table:style-name="ce2" office:value-type="float" office:value="48.3">
            <text:p>48.3</text:p>
          </table:table-cell>
          <table:table-cell table:style-name="ce2" office:value-type="float" office:value="1005500">
            <text:p>10055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50.918297">
            <text:p>50.92</text:p>
          </table:table-cell>
          <table:table-cell table:style-name="ce2" office:value-type="float" office:value="57.571278">
            <text:p>57.57</text:p>
          </table:table-cell>
          <table:table-cell table:style-name="ce2" office:value-type="float" office:value="54.7145">
            <text:p>54.71</text:p>
          </table:table-cell>
          <table:table-cell table:style-name="ce2" office:value-type="float" office:value="166.5">
            <text:p>166.5</text:p>
          </table:table-cell>
          <table:table-cell table:style-name="ce2" office:value-type="float" office:value="74.83919">
            <text:p>74.84</text:p>
          </table:table-cell>
          <table:table-cell table:style-name="ce2" office:value-type="float" office:value="9.030611">
            <text:p>9.03</text:p>
          </table:table-cell>
          <table:table-cell table:style-name="ce2" office:value-type="float" office:value="66.4">
            <text:p>66.4</text:p>
          </table:table-cell>
          <table:table-cell table:style-name="ce2" office:value-type="float" office:value="1108300">
            <text:p>11083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57.839996">
            <text:p>57.84</text:p>
          </table:table-cell>
          <table:table-cell table:style-name="ce2" office:value-type="float" office:value="58.54708">
            <text:p>58.55</text:p>
          </table:table-cell>
          <table:table-cell table:style-name="ce2" office:value-type="float" office:value="59.652405">
            <text:p>59.65</text:p>
          </table:table-cell>
          <table:table-cell table:style-name="ce2" office:value-type="float" office:value="173.5">
            <text:p>173.5</text:p>
          </table:table-cell>
          <table:table-cell table:style-name="ce2" office:value-type="float" office:value="74.70877">
            <text:p>74.71</text:p>
          </table:table-cell>
          <table:table-cell table:style-name="ce2" office:value-type="float" office:value="8.834297">
            <text:p>8.83</text:p>
          </table:table-cell>
          <table:table-cell table:style-name="ce2" office:value-type="float" office:value="62.9">
            <text:p>62.9</text:p>
          </table:table-cell>
          <table:table-cell table:style-name="ce2" office:value-type="float" office:value="1216600">
            <text:p>12166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68.364">
            <text:p>68.36</text:p>
          </table:table-cell>
          <table:table-cell table:style-name="ce2" office:value-type="float" office:value="60.09127">
            <text:p>60.09</text:p>
          </table:table-cell>
          <table:table-cell table:style-name="ce2" office:value-type="float" office:value="63.901">
            <text:p>63.9</text:p>
          </table:table-cell>
          <table:table-cell table:style-name="ce2" office:value-type="float" office:value="180.3">
            <text:p>180.3</text:p>
          </table:table-cell>
          <table:table-cell table:style-name="ce2" office:value-type="float" office:value="75.85569">
            <text:p>75.86</text:p>
          </table:table-cell>
          <table:table-cell table:style-name="ce2" office:value-type="float" office:value="8.976896">
            <text:p>8.98</text:p>
          </table:table-cell>
          <table:table-cell table:style-name="ce2" office:value-type="float" office:value="66.7">
            <text:p>66.7</text:p>
          </table:table-cell>
          <table:table-cell table:style-name="ce2" office:value-type="float" office:value="1328800">
            <text:p>13288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80.69029">
            <text:p>80.69</text:p>
          </table:table-cell>
          <table:table-cell table:style-name="ce2" office:value-type="float" office:value="61.985962">
            <text:p>61.99</text:p>
          </table:table-cell>
          <table:table-cell table:style-name="ce2" office:value-type="float" office:value="67.5076">
            <text:p>67.51</text:p>
          </table:table-cell>
          <table:table-cell table:style-name="ce2" office:value-type="float" office:value="197.9">
            <text:p>197.9</text:p>
          </table:table-cell>
          <table:table-cell table:style-name="ce2" office:value-type="float" office:value="76.2697">
            <text:p>76.27</text:p>
          </table:table-cell>
          <table:table-cell table:style-name="ce2" office:value-type="float" office:value="8.812006">
            <text:p>8.81</text:p>
          </table:table-cell>
          <table:table-cell table:style-name="ce2" office:value-type="float" office:value="59.4">
            <text:p>59.4</text:p>
          </table:table-cell>
          <table:table-cell table:style-name="ce2" office:value-type="float" office:value="1443700">
            <text:p>14437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90.13789">
            <text:p>90.14</text:p>
          </table:table-cell>
          <table:table-cell table:style-name="ce2" office:value-type="float" office:value="63.512337">
            <text:p>63.51</text:p>
          </table:table-cell>
          <table:table-cell table:style-name="ce2" office:value-type="float" office:value="71.9774">
            <text:p>71.98</text:p>
          </table:table-cell>
          <table:table-cell table:style-name="ce2" office:value-type="float" office:value="208.6">
            <text:p>208.6</text:p>
          </table:table-cell>
          <table:table-cell table:style-name="ce2" office:value-type="float" office:value="77.779045">
            <text:p>77.78</text:p>
          </table:table-cell>
          <table:table-cell table:style-name="ce2" office:value-type="float" office:value="7.5323486">
            <text:p>7.53</text:p>
          </table:table-cell>
          <table:table-cell table:style-name="ce2" office:value-type="float" office:value="76.1">
            <text:p>76.1</text:p>
          </table:table-cell>
          <table:table-cell table:style-name="ce2" office:value-type="float" office:value="1563600">
            <text:p>15636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99.1722">
            <text:p>99.17</text:p>
          </table:table-cell>
          <table:table-cell table:style-name="ce2" office:value-type="float" office:value="65.17367">
            <text:p>65.17</text:p>
          </table:table-cell>
          <table:table-cell table:style-name="ce2" office:value-type="float" office:value="79.04671">
            <text:p>79.05</text:p>
          </table:table-cell>
          <table:table-cell table:style-name="ce2" office:value-type="float" office:value="215.6">
            <text:p>215.6</text:p>
          </table:table-cell>
          <table:table-cell table:style-name="ce2" office:value-type="float" office:value="78.9828">
            <text:p>78.98</text:p>
          </table:table-cell>
          <table:table-cell table:style-name="ce2" office:value-type="float" office:value="7.54185">
            <text:p>7.54</text:p>
          </table:table-cell>
          <table:table-cell table:style-name="ce2" office:value-type="float" office:value="80.1">
            <text:p>80.1</text:p>
          </table:table-cell>
          <table:table-cell table:style-name="ce2" office:value-type="float" office:value="1685800">
            <text:p>16858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110.9837">
            <text:p>110.98</text:p>
          </table:table-cell>
          <table:table-cell table:style-name="ce2" office:value-type="float" office:value="66.93321">
            <text:p>66.93</text:p>
          </table:table-cell>
          <table:table-cell table:style-name="ce2" office:value-type="float" office:value="87.29189">
            <text:p>87.29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79.27199">
            <text:p>79.27</text:p>
          </table:table-cell>
          <table:table-cell table:style-name="ce2" office:value-type="float" office:value="8.289179">
            <text:p>8.29</text:p>
          </table:table-cell>
          <table:table-cell table:style-name="ce2" office:value-type="float" office:value="94.5">
            <text:p>94.5</text:p>
          </table:table-cell>
          <table:table-cell table:style-name="ce2" office:value-type="float" office:value="1813000">
            <text:p>18130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20.126205">
            <text:p>120.13</text:p>
          </table:table-cell>
          <table:table-cell table:style-name="ce2" office:value-type="float" office:value="67.69628">
            <text:p>67.7</text:p>
          </table:table-cell>
          <table:table-cell table:style-name="ce2" office:value-type="float" office:value="94.2968">
            <text:p>94.3</text:p>
          </table:table-cell>
          <table:table-cell table:style-name="ce2" office:value-type="float" office:value="230.2">
            <text:p>230.2</text:p>
          </table:table-cell>
          <table:table-cell table:style-name="ce2" office:value-type="float" office:value="81.38815">
            <text:p>81.39</text:p>
          </table:table-cell>
          <table:table-cell table:style-name="ce2" office:value-type="float" office:value="8.440681">
            <text:p>8.44</text:p>
          </table:table-cell>
          <table:table-cell table:style-name="ce2" office:value-type="float" office:value="97.7">
            <text:p>97.7</text:p>
          </table:table-cell>
          <table:table-cell table:style-name="ce2" office:value-type="float" office:value="1948700">
            <text:p>19487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125.460594">
            <text:p>125.46</text:p>
          </table:table-cell>
          <table:table-cell table:style-name="ce2" office:value-type="float" office:value="68.181404">
            <text:p>68.18</text:p>
          </table:table-cell>
          <table:table-cell table:style-name="ce2" office:value-type="float" office:value="98.2863">
            <text:p>98.29</text:p>
          </table:table-cell>
          <table:table-cell table:style-name="ce2" office:value-type="float" office:value="228.3">
            <text:p>228.3</text:p>
          </table:table-cell>
          <table:table-cell table:style-name="ce2" office:value-type="float" office:value="80.19066">
            <text:p>80.19</text:p>
          </table:table-cell>
          <table:table-cell table:style-name="ce2" office:value-type="float" office:value="7.9951653">
            <text:p>8</text:p>
          </table:table-cell>
          <table:table-cell table:style-name="ce2" office:value-type="float" office:value="93.1">
            <text:p>93.1</text:p>
          </table:table-cell>
          <table:table-cell table:style-name="ce2" office:value-type="float" office:value="2093900">
            <text:p>20939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30.44089">
            <text:p>130.44</text:p>
          </table:table-cell>
          <table:table-cell table:style-name="ce2" office:value-type="float" office:value="68.97248">
            <text:p>68.97</text:p>
          </table:table-cell>
          <table:table-cell table:style-name="ce2" office:value-type="float" office:value="103.717606">
            <text:p>103.72</text:p>
          </table:table-cell>
          <table:table-cell table:style-name="ce2" office:value-type="float" office:value="235.2">
            <text:p>235.2</text:p>
          </table:table-cell>
          <table:table-cell table:style-name="ce2" office:value-type="float" office:value="80.32735">
            <text:p>80.33</text:p>
          </table:table-cell>
          <table:table-cell table:style-name="ce2" office:value-type="float" office:value="8.630143">
            <text:p>8.63</text:p>
          </table:table-cell>
          <table:table-cell table:style-name="ce2" office:value-type="float" office:value="100.8">
            <text:p>100.8</text:p>
          </table:table-cell>
          <table:table-cell table:style-name="ce2" office:value-type="float" office:value="2243300">
            <text:p>22433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35.98839">
            <text:p>135.99</text:p>
          </table:table-cell>
          <table:table-cell table:style-name="ce2" office:value-type="float" office:value="69.83279">
            <text:p>69.83</text:p>
          </table:table-cell>
          <table:table-cell table:style-name="ce2" office:value-type="float" office:value="111.472206">
            <text:p>111.47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81.081665">
            <text:p>81.08</text:p>
          </table:table-cell>
          <table:table-cell table:style-name="ce2" office:value-type="float" office:value="8.3157425">
            <text:p>8.3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2395900">
            <text:p>23959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44.9737">
            <text:p>144.97</text:p>
          </table:table-cell>
          <table:table-cell table:style-name="ce2" office:value-type="float" office:value="71.09061">
            <text:p>71.09</text:p>
          </table:table-cell>
          <table:table-cell table:style-name="ce2" office:value-type="float" office:value="124.3445">
            <text:p>124.34</text:p>
          </table:table-cell>
          <table:table-cell table:style-name="ce2" office:value-type="float" office:value="256.9">
            <text:p>256.9</text:p>
          </table:table-cell>
          <table:table-cell table:style-name="ce2" office:value-type="float" office:value="82.61538">
            <text:p>82.62</text:p>
          </table:table-cell>
          <table:table-cell table:style-name="ce2" office:value-type="float" office:value="8.618662">
            <text:p>8.62</text:p>
          </table:table-cell>
          <table:table-cell table:style-name="ce2" office:value-type="float" office:value="149.7">
            <text:p>149.7</text:p>
          </table:table-cell>
          <table:table-cell table:style-name="ce2" office:value-type="float" office:value="2550900">
            <text:p>25509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53.71042">
            <text:p>153.71</text:p>
          </table:table-cell>
          <table:table-cell table:style-name="ce2" office:value-type="float" office:value="71.91896">
            <text:p>71.92</text:p>
          </table:table-cell>
          <table:table-cell table:style-name="ce2" office:value-type="float" office:value="133.39641">
            <text:p>133.4</text:p>
          </table:table-cell>
          <table:table-cell table:style-name="ce2" office:value-type="float" office:value="259.3">
            <text:p>259.3</text:p>
          </table:table-cell>
          <table:table-cell table:style-name="ce2" office:value-type="float" office:value="84.09111">
            <text:p>84.09</text:p>
          </table:table-cell>
          <table:table-cell table:style-name="ce2" office:value-type="float" office:value="8.922112">
            <text:p>8.92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2711400">
            <text:p>27114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62.19308">
            <text:p>162.19</text:p>
          </table:table-cell>
          <table:table-cell table:style-name="ce2" office:value-type="float" office:value="73.081474">
            <text:p>73.08</text:p>
          </table:table-cell>
          <table:table-cell table:style-name="ce2" office:value-type="float" office:value="134.75">
            <text:p>134.75</text:p>
          </table:table-cell>
          <table:table-cell table:style-name="ce2" office:value-type="float" office:value="262.2">
            <text:p>262.2</text:p>
          </table:table-cell>
          <table:table-cell table:style-name="ce2" office:value-type="float" office:value="83.842026">
            <text:p>83.84</text:p>
          </table:table-cell>
          <table:table-cell table:style-name="ce2" office:value-type="float" office:value="8.609281">
            <text:p>8.61</text:p>
          </table:table-cell>
          <table:table-cell table:style-name="ce2" office:value-type="float" office:value="125.7">
            <text:p>125.7</text:p>
          </table:table-cell>
          <table:table-cell table:style-name="ce2" office:value-type="float" office:value="2875100">
            <text:p>28751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69.59079">
            <text:p>169.59</text:p>
          </table:table-cell>
          <table:table-cell table:style-name="ce2" office:value-type="float" office:value="73.596054">
            <text:p>73.6</text:p>
          </table:table-cell>
          <table:table-cell table:style-name="ce2" office:value-type="float" office:value="134.39499">
            <text:p>134.39</text:p>
          </table:table-cell>
          <table:table-cell table:style-name="ce2" office:value-type="float" office:value="266.1">
            <text:p>266.1</text:p>
          </table:table-cell>
          <table:table-cell table:style-name="ce2" office:value-type="float" office:value="84.96583">
            <text:p>84.97</text:p>
          </table:table-cell>
          <table:table-cell table:style-name="ce2" office:value-type="float" office:value="8.477766">
            <text:p>8.48</text:p>
          </table:table-cell>
          <table:table-cell table:style-name="ce2" office:value-type="float" office:value="125.1">
            <text:p>125.1</text:p>
          </table:table-cell>
          <table:table-cell table:style-name="ce2" office:value-type="float" office:value="3042400">
            <text:p>30424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78.1635">
            <text:p>178.16</text:p>
          </table:table-cell>
          <table:table-cell table:style-name="ce2" office:value-type="float" office:value="74.370575">
            <text:p>74.37</text:p>
          </table:table-cell>
          <table:table-cell table:style-name="ce2" office:value-type="float" office:value="137.54169">
            <text:p>137.54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5.48839">
            <text:p>85.49</text:p>
          </table:table-cell>
          <table:table-cell table:style-name="ce2" office:value-type="float" office:value="8.8355665">
            <text:p>8.84</text:p>
          </table:table-cell>
          <table:table-cell table:style-name="ce2" office:value-type="float" office:value="142.7">
            <text:p>142.7</text:p>
          </table:table-cell>
          <table:table-cell table:style-name="ce2" office:value-type="float" office:value="3212300">
            <text:p>32123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86.4146">
            <text:p>186.41</text:p>
          </table:table-cell>
          <table:table-cell table:style-name="ce2" office:value-type="float" office:value="75.15835">
            <text:p>75.16</text:p>
          </table:table-cell>
          <table:table-cell table:style-name="ce2" office:value-type="float" office:value="145.03699">
            <text:p>145.04</text:p>
          </table:table-cell>
          <table:table-cell table:style-name="ce2" office:value-type="float" office:value="274.6">
            <text:p>274.6</text:p>
          </table:table-cell>
          <table:table-cell table:style-name="ce2" office:value-type="float" office:value="86.171295">
            <text:p>86.17</text:p>
          </table:table-cell>
          <table:table-cell table:style-name="ce2" office:value-type="float" office:value="9.128137">
            <text:p>9.13</text:p>
          </table:table-cell>
          <table:table-cell table:style-name="ce2" office:value-type="float" office:value="147.2">
            <text:p>147.2</text:p>
          </table:table-cell>
          <table:table-cell table:style-name="ce2" office:value-type="float" office:value="3387300">
            <text:p>33873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94.3895">
            <text:p>194.39</text:p>
          </table:table-cell>
          <table:table-cell table:style-name="ce2" office:value-type="float" office:value="76.1772">
            <text:p>76.18</text:p>
          </table:table-cell>
          <table:table-cell table:style-name="ce2" office:value-type="float" office:value="156.4418">
            <text:p>156.44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85.85798">
            <text:p>85.86</text:p>
          </table:table-cell>
          <table:table-cell table:style-name="ce2" office:value-type="float" office:value="9.149155">
            <text:p>9.15</text:p>
          </table:table-cell>
          <table:table-cell table:style-name="ce2" office:value-type="float" office:value="160.4">
            <text:p>160.4</text:p>
          </table:table-cell>
          <table:table-cell table:style-name="ce2" office:value-type="float" office:value="3570600">
            <text:p>35706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99.872">
            <text:p>199.87</text:p>
          </table:table-cell>
          <table:table-cell table:style-name="ce2" office:value-type="float" office:value="76.86087">
            <text:p>76.86</text:p>
          </table:table-cell>
          <table:table-cell table:style-name="ce2" office:value-type="float" office:value="162.4994">
            <text:p>162.5</text:p>
          </table:table-cell>
          <table:table-cell table:style-name="ce2" office:value-type="float" office:value="280.2">
            <text:p>280.2</text:p>
          </table:table-cell>
          <table:table-cell table:style-name="ce2" office:value-type="float" office:value="86.48064">
            <text:p>86.48</text:p>
          </table:table-cell>
          <table:table-cell table:style-name="ce2" office:value-type="float" office:value="10.153225">
            <text:p>10.15</text:p>
          </table:table-cell>
          <table:table-cell table:style-name="ce2" office:value-type="float" office:value="160.5">
            <text:p>160.5</text:p>
          </table:table-cell>
          <table:table-cell table:style-name="ce2" office:value-type="float" office:value="3761400">
            <text:p>37614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201.97342">
            <text:p>201.97</text:p>
          </table:table-cell>
          <table:table-cell table:style-name="ce2" office:value-type="float" office:value="77.22902">
            <text:p>77.23</text:p>
          </table:table-cell>
          <table:table-cell table:style-name="ce2" office:value-type="float" office:value="170.07549">
            <text:p>170.08</text:p>
          </table:table-cell>
          <table:table-cell table:style-name="ce2" office:value-type="float" office:value="281.2">
            <text:p>281.2</text:p>
          </table:table-cell>
          <table:table-cell table:style-name="ce2" office:value-type="float" office:value="85.87825">
            <text:p>85.88</text:p>
          </table:table-cell>
          <table:table-cell table:style-name="ce2" office:value-type="float" office:value="10.007402">
            <text:p>10.01</text:p>
          </table:table-cell>
          <table:table-cell table:style-name="ce2" office:value-type="float" office:value="170.5">
            <text:p>170.5</text:p>
          </table:table-cell>
          <table:table-cell table:style-name="ce2" office:value-type="float" office:value="3959100">
            <text:p>39591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207.77483">
            <text:p>207.77</text:p>
          </table:table-cell>
          <table:table-cell table:style-name="ce2" office:value-type="float" office:value="78.06758">
            <text:p>78.07</text:p>
          </table:table-cell>
          <table:table-cell table:style-name="ce2" office:value-type="float" office:value="179.8898">
            <text:p>179.89</text:p>
          </table:table-cell>
          <table:table-cell table:style-name="ce2" office:value-type="float" office:value="283.5">
            <text:p>283.5</text:p>
          </table:table-cell>
          <table:table-cell table:style-name="ce2" office:value-type="float" office:value="85.46857">
            <text:p>85.47</text:p>
          </table:table-cell>
          <table:table-cell table:style-name="ce2" office:value-type="float" office:value="8.625595">
            <text:p>8.63</text:p>
          </table:table-cell>
          <table:table-cell table:style-name="ce2" office:value-type="float" office:value="174.2">
            <text:p>174.2</text:p>
          </table:table-cell>
          <table:table-cell table:style-name="ce2" office:value-type="float" office:value="4167700">
            <text:p>41677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209.9047">
            <text:p>209.9</text:p>
          </table:table-cell>
          <table:table-cell table:style-name="ce2" office:value-type="float" office:value="78.56063">
            <text:p>78.56</text:p>
          </table:table-cell>
          <table:table-cell table:style-name="ce2" office:value-type="float" office:value="186.76302">
            <text:p>186.76</text:p>
          </table:table-cell>
          <table:table-cell table:style-name="ce2" office:value-type="float" office:value="288.5">
            <text:p>288.5</text:p>
          </table:table-cell>
          <table:table-cell table:style-name="ce2" office:value-type="float" office:value="86.672325">
            <text:p>86.67</text:p>
          </table:table-cell>
          <table:table-cell table:style-name="ce2" office:value-type="float" office:value="8.884651">
            <text:p>8.88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4385400">
            <text:p>43854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214.81409">
            <text:p>214.81</text:p>
          </table:table-cell>
          <table:table-cell table:style-name="ce2" office:value-type="float" office:value="79.04872">
            <text:p>79.05</text:p>
          </table:table-cell>
          <table:table-cell table:style-name="ce2" office:value-type="float" office:value="200.6417">
            <text:p>200.64</text:p>
          </table:table-cell>
          <table:table-cell table:style-name="ce2" office:value-type="float" office:value="290.1">
            <text:p>290.1</text:p>
          </table:table-cell>
          <table:table-cell table:style-name="ce2" office:value-type="float" office:value="86.596695">
            <text:p>86.6</text:p>
          </table:table-cell>
          <table:table-cell table:style-name="ce2" office:value-type="float" office:value="8.791273">
            <text:p>8.79</text:p>
          </table:table-cell>
          <table:table-cell table:style-name="ce2" office:value-type="float" office:value="190.3">
            <text:p>190.3</text:p>
          </table:table-cell>
          <table:table-cell table:style-name="ce2" office:value-type="float" office:value="4616100">
            <text:p>46161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218.8731">
            <text:p>218.87</text:p>
          </table:table-cell>
          <table:table-cell table:style-name="ce2" office:value-type="float" office:value="79.28495">
            <text:p>79.28</text:p>
          </table:table-cell>
          <table:table-cell table:style-name="ce2" office:value-type="float" office:value="212.45491">
            <text:p>212.45</text:p>
          </table:table-cell>
          <table:table-cell table:style-name="ce2" office:value-type="float" office:value="292.9">
            <text:p>292.9</text:p>
          </table:table-cell>
          <table:table-cell table:style-name="ce2" office:value-type="float" office:value="87.62085">
            <text:p>87.62</text:p>
          </table:table-cell>
          <table:table-cell table:style-name="ce2" office:value-type="float" office:value="9.13939">
            <text:p>9.14</text:p>
          </table:table-cell>
          <table:table-cell table:style-name="ce2" office:value-type="float" office:value="176.8">
            <text:p>176.8</text:p>
          </table:table-cell>
          <table:table-cell table:style-name="ce2" office:value-type="float" office:value="4854900">
            <text:p>48549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223.66402">
            <text:p>223.66</text:p>
          </table:table-cell>
          <table:table-cell table:style-name="ce2" office:value-type="float" office:value="79.67732">
            <text:p>79.68</text:p>
          </table:table-cell>
          <table:table-cell table:style-name="ce2" office:value-type="float" office:value="223.35893">
            <text:p>223.36</text:p>
          </table:table-cell>
          <table:table-cell table:style-name="ce2" office:value-type="float" office:value="299.2">
            <text:p>299.2</text:p>
          </table:table-cell>
          <table:table-cell table:style-name="ce2" office:value-type="float" office:value="88.35171">
            <text:p>88.35</text:p>
          </table:table-cell>
          <table:table-cell table:style-name="ce2" office:value-type="float" office:value="9.506658">
            <text:p>9.51</text:p>
          </table:table-cell>
          <table:table-cell table:style-name="ce2" office:value-type="float" office:value="247.2">
            <text:p>247.2</text:p>
          </table:table-cell>
          <table:table-cell table:style-name="ce2" office:value-type="float" office:value="5101200">
            <text:p>51012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227.79619">
            <text:p>227.8</text:p>
          </table:table-cell>
          <table:table-cell table:style-name="ce2" office:value-type="float" office:value="79.96267">
            <text:p>79.96</text:p>
          </table:table-cell>
          <table:table-cell table:style-name="ce2" office:value-type="float" office:value="234.76941">
            <text:p>234.77</text:p>
          </table:table-cell>
          <table:table-cell table:style-name="ce2" office:value-type="float" office:value="300.8">
            <text:p>300.8</text:p>
          </table:table-cell>
          <table:table-cell table:style-name="ce2" office:value-type="float" office:value="88.80785">
            <text:p>88.81</text:p>
          </table:table-cell>
          <table:table-cell table:style-name="ce2" office:value-type="float" office:value="8.717524">
            <text:p>8.72</text:p>
          </table:table-cell>
          <table:table-cell table:style-name="ce2" office:value-type="float" office:value="208.9">
            <text:p>208.9</text:p>
          </table:table-cell>
          <table:table-cell table:style-name="ce2" office:value-type="float" office:value="5362200">
            <text:p>53622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232.6833">
            <text:p>232.68</text:p>
          </table:table-cell>
          <table:table-cell table:style-name="ce2" office:value-type="float" office:value="80.47498">
            <text:p>80.47</text:p>
          </table:table-cell>
          <table:table-cell table:style-name="ce2" office:value-type="float" office:value="245.6335">
            <text:p>245.63</text:p>
          </table:table-cell>
          <table:table-cell table:style-name="ce2" office:value-type="float" office:value="307.6">
            <text:p>307.6</text:p>
          </table:table-cell>
          <table:table-cell table:style-name="ce2" office:value-type="float" office:value="89.48724">
            <text:p>89.49</text:p>
          </table:table-cell>
          <table:table-cell table:style-name="ce2" office:value-type="float" office:value="9.2196455">
            <text:p>9.22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5634000">
            <text:p>56340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235.52151">
            <text:p>235.52</text:p>
          </table:table-cell>
          <table:table-cell table:style-name="ce2" office:value-type="float" office:value="80.92949">
            <text:p>80.93</text:p>
          </table:table-cell>
          <table:table-cell table:style-name="ce2" office:value-type="float" office:value="259.0329">
            <text:p>259.03</text:p>
          </table:table-cell>
          <table:table-cell table:style-name="ce2" office:value-type="float" office:value="308.1">
            <text:p>308.1</text:p>
          </table:table-cell>
          <table:table-cell table:style-name="ce2" office:value-type="float" office:value="89.619705">
            <text:p>89.62</text:p>
          </table:table-cell>
          <table:table-cell table:style-name="ce2" office:value-type="float" office:value="9.594205">
            <text:p>9.59</text:p>
          </table:table-cell>
          <table:table-cell table:style-name="ce2" office:value-type="float" office:value="228.4">
            <text:p>228.4</text:p>
          </table:table-cell>
          <table:table-cell table:style-name="ce2" office:value-type="float" office:value="5925700">
            <text:p>59257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238.38579">
            <text:p>238.39</text:p>
          </table:table-cell>
          <table:table-cell table:style-name="ce2" office:value-type="float" office:value="81.29471">
            <text:p>81.29</text:p>
          </table:table-cell>
          <table:table-cell table:style-name="ce2" office:value-type="float" office:value="267.7755">
            <text:p>267.78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89.248184">
            <text:p>89.25</text:p>
          </table:table-cell>
          <table:table-cell table:style-name="ce2" office:value-type="float" office:value="10.715864">
            <text:p>10.72</text:p>
          </table:table-cell>
          <table:table-cell table:style-name="ce2" office:value-type="float" office:value="240.6">
            <text:p>240.6</text:p>
          </table:table-cell>
          <table:table-cell table:style-name="ce2" office:value-type="float" office:value="6223000">
            <text:p>62230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242.8003">
            <text:p>242.8</text:p>
          </table:table-cell>
          <table:table-cell table:style-name="ce2" office:value-type="float" office:value="81.82799">
            <text:p>81.83</text:p>
          </table:table-cell>
          <table:table-cell table:style-name="ce2" office:value-type="float" office:value="280.49677">
            <text:p>280.5</text:p>
          </table:table-cell>
          <table:table-cell table:style-name="ce2" office:value-type="float" office:value="310.6">
            <text:p>310.6</text:p>
          </table:table-cell>
          <table:table-cell table:style-name="ce2" office:value-type="float" office:value="89.76139">
            <text:p>89.76</text:p>
          </table:table-cell>
          <table:table-cell table:style-name="ce2" office:value-type="float" office:value="9.751892">
            <text:p>9.75</text:p>
          </table:table-cell>
          <table:table-cell table:style-name="ce2" office:value-type="float" office:value="269.4">
            <text:p>269.4</text:p>
          </table:table-cell>
          <table:table-cell table:style-name="ce2" office:value-type="float" office:value="6525200">
            <text:p>65252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43.60178">
            <text:p>243.6</text:p>
          </table:table-cell>
          <table:table-cell table:style-name="ce2" office:value-type="float" office:value="81.762856">
            <text:p>81.76</text:p>
          </table:table-cell>
          <table:table-cell table:style-name="ce2" office:value-type="float" office:value="286.0727">
            <text:p>286.07</text:p>
          </table:table-cell>
          <table:table-cell table:style-name="ce2" office:value-type="float" office:value="312.5">
            <text:p>312.5</text:p>
          </table:table-cell>
          <table:table-cell table:style-name="ce2" office:value-type="float" office:value="89.72061">
            <text:p>89.72</text:p>
          </table:table-cell>
          <table:table-cell table:style-name="ce2" office:value-type="float" office:value="9.388179">
            <text:p>9.39</text:p>
          </table:table-cell>
          <table:table-cell table:style-name="ce2" office:value-type="float" office:value="255.2">
            <text:p>255.2</text:p>
          </table:table-cell>
          <table:table-cell table:style-name="ce2" office:value-type="float" office:value="6816200">
            <text:p>68162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47.46399">
            <text:p>247.46</text:p>
          </table:table-cell>
          <table:table-cell table:style-name="ce2" office:value-type="float" office:value="82.35427">
            <text:p>82.35</text:p>
          </table:table-cell>
          <table:table-cell table:style-name="ce2" office:value-type="float" office:value="292.8907">
            <text:p>292.89</text:p>
          </table:table-cell>
          <table:table-cell table:style-name="ce2" office:value-type="float" office:value="313.7">
            <text:p>313.7</text:p>
          </table:table-cell>
          <table:table-cell table:style-name="ce2" office:value-type="float" office:value="89.693855">
            <text:p>89.69</text:p>
          </table:table-cell>
          <table:table-cell table:style-name="ce2" office:value-type="float" office:value="10.528603">
            <text:p>10.53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7112000">
            <text:p>71120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51.46269">
            <text:p>251.46</text:p>
          </table:table-cell>
          <table:table-cell table:style-name="ce2" office:value-type="float" office:value="82.72713">
            <text:p>82.73</text:p>
          </table:table-cell>
          <table:table-cell table:style-name="ce2" office:value-type="float" office:value="292.5986">
            <text:p>292.6</text:p>
          </table:table-cell>
          <table:table-cell table:style-name="ce2" office:value-type="float" office:value="314.7">
            <text:p>314.7</text:p>
          </table:table-cell>
          <table:table-cell table:style-name="ce2" office:value-type="float" office:value="89.925285">
            <text:p>89.93</text:p>
          </table:table-cell>
          <table:table-cell table:style-name="ce2" office:value-type="float" office:value="10.667685">
            <text:p>10.67</text:p>
          </table:table-cell>
          <table:table-cell table:style-name="ce2" office:value-type="float" office:value="239.9">
            <text:p>239.9</text:p>
          </table:table-cell>
          <table:table-cell table:style-name="ce2" office:value-type="float" office:value="7398200">
            <text:p>73982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54.19528">
            <text:p>254.2</text:p>
          </table:table-cell>
          <table:table-cell table:style-name="ce2" office:value-type="float" office:value="83.03285">
            <text:p>83.03</text:p>
          </table:table-cell>
          <table:table-cell table:style-name="ce2" office:value-type="float" office:value="298.8103">
            <text:p>298.81</text:p>
          </table:table-cell>
          <table:table-cell table:style-name="ce2" office:value-type="float" office:value="317.2">
            <text:p>317.2</text:p>
          </table:table-cell>
          <table:table-cell table:style-name="ce2" office:value-type="float" office:value="89.961845">
            <text:p>89.96</text:p>
          </table:table-cell>
          <table:table-cell table:style-name="ce2" office:value-type="float" office:value="11.308482">
            <text:p>11.31</text:p>
          </table:table-cell>
          <table:table-cell table:style-name="ce2" office:value-type="float" office:value="284.7">
            <text:p>284.7</text:p>
          </table:table-cell>
          <table:table-cell table:style-name="ce2" office:value-type="float" office:value="7689200">
            <text:p>76892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54.24199">
            <text:p>254.24</text:p>
          </table:table-cell>
          <table:table-cell table:style-name="ce2" office:value-type="float" office:value="83.126236">
            <text:p>83.13</text:p>
          </table:table-cell>
          <table:table-cell table:style-name="ce2" office:value-type="float" office:value="308.62317">
            <text:p>308.62</text:p>
          </table:table-cell>
          <table:table-cell table:style-name="ce2" office:value-type="float" office:value="319.9">
            <text:p>319.9</text:p>
          </table:table-cell>
          <table:table-cell table:style-name="ce2" office:value-type="float" office:value="90.14601">
            <text:p>90.15</text:p>
          </table:table-cell>
          <table:table-cell table:style-name="ce2" office:value-type="float" office:value="10.970337">
            <text:p>10.97</text:p>
          </table:table-cell>
          <table:table-cell table:style-name="ce2" office:value-type="float" office:value="259">
            <text:p>259</text:p>
          </table:table-cell>
          <table:table-cell table:style-name="ce2" office:value-type="float" office:value="7993400">
            <text:p>79934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56.7763">
            <text:p>256.78</text:p>
          </table:table-cell>
          <table:table-cell table:style-name="ce2" office:value-type="float" office:value="83.531845">
            <text:p>83.53</text:p>
          </table:table-cell>
          <table:table-cell table:style-name="ce2" office:value-type="float" office:value="325.5888">
            <text:p>325.59</text:p>
          </table:table-cell>
          <table:table-cell table:style-name="ce2" office:value-type="float" office:value="321.8">
            <text:p>321.8</text:p>
          </table:table-cell>
          <table:table-cell table:style-name="ce2" office:value-type="float" office:value="90.51311">
            <text:p>90.51</text:p>
          </table:table-cell>
          <table:table-cell table:style-name="ce2" office:value-type="float" office:value="10.883247">
            <text:p>10.88</text:p>
          </table:table-cell>
          <table:table-cell table:style-name="ce2" office:value-type="float" office:value="330.7">
            <text:p>330.7</text:p>
          </table:table-cell>
          <table:table-cell table:style-name="ce2" office:value-type="float" office:value="8311700">
            <text:p>83117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58.4888">
            <text:p>258.49</text:p>
          </table:table-cell>
          <table:table-cell table:style-name="ce2" office:value-type="float" office:value="83.688644">
            <text:p>83.69</text:p>
          </table:table-cell>
          <table:table-cell table:style-name="ce2" office:value-type="float" office:value="337.6386">
            <text:p>337.64</text:p>
          </table:table-cell>
          <table:table-cell table:style-name="ce2" office:value-type="float" office:value="323.5">
            <text:p>323.5</text:p>
          </table:table-cell>
          <table:table-cell table:style-name="ce2" office:value-type="float" office:value="90.52995">
            <text:p>90.53</text:p>
          </table:table-cell>
          <table:table-cell table:style-name="ce2" office:value-type="float" office:value="10.843389">
            <text:p>10.84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8645700">
            <text:p>86457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7</text:p>
          </table:table-cell>
          <table:table-cell table:style-name="ce2" table:number-columns-repeated="8"/>
          <table:table-cell office:value-type="string">
            <text:p>F=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17</text:p>
          </table:table-cell>
          <table:table-cell table:style-name="ce1" office:value-type="string">
            <text:p>Mean Solved Score 17</text:p>
          </table:table-cell>
          <table:table-cell table:style-name="ce1" office:value-type="string">
            <text:p>Mean Entropy 17</text:p>
          </table:table-cell>
          <table:table-cell table:style-name="ce1" office:value-type="string">
            <text:p>Mean Size 17</text:p>
          </table:table-cell>
          <table:table-cell table:style-name="ce1" office:value-type="string">
            <text:p>Solved Score 17</text:p>
          </table:table-cell>
          <table:table-cell table:style-name="ce1" office:value-type="string">
            <text:p>Entropy 17</text:p>
          </table:table-cell>
          <table:table-cell table:style-name="ce1" office:value-type="string">
            <text:p>Steps 17</text:p>
          </table:table-cell>
          <table:table-cell table:style-name="ce1" office:value-type="string">
            <text:p>Size 17</text:p>
          </table:table-cell>
          <table:table-cell table:style-name="ce1" office:value-type="string">
            <text:p>TiempoTotal 17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8.016001">
            <text:p>8.02</text:p>
          </table:table-cell>
          <table:table-cell table:style-name="ce2" office:value-type="float" office:value="41.991875">
            <text:p>41.99</text:p>
          </table:table-cell>
          <table:table-cell table:style-name="ce2" office:value-type="float" office:value="108.3693">
            <text:p>108.37</text:p>
          </table:table-cell>
          <table:table-cell table:style-name="ce2" office:value-type="float" office:value="121.8">
            <text:p>121.8</text:p>
          </table:table-cell>
          <table:table-cell table:style-name="ce2" office:value-type="float" office:value="55.590435">
            <text:p>55.59</text:p>
          </table:table-cell>
          <table:table-cell table:style-name="ce2" office:value-type="float" office:value="21.81785">
            <text:p>21.82</text:p>
          </table:table-cell>
          <table:table-cell table:style-name="ce2" office:value-type="float" office:value="55.5">
            <text:p>55.5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1.988802">
            <text:p>21.99</text:p>
          </table:table-cell>
          <table:table-cell table:style-name="ce2" office:value-type="float" office:value="46.212704">
            <text:p>46.21</text:p>
          </table:table-cell>
          <table:table-cell table:style-name="ce2" office:value-type="float" office:value="39.0713">
            <text:p>39.07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57.588154">
            <text:p>57.59</text:p>
          </table:table-cell>
          <table:table-cell table:style-name="ce2" office:value-type="float" office:value="4.8710938">
            <text:p>4.87</text:p>
          </table:table-cell>
          <table:table-cell table:style-name="ce2" office:value-type="float" office:value="37.1">
            <text:p>37.1</text:p>
          </table:table-cell>
          <table:table-cell table:style-name="ce2" office:value-type="float" office:value="48000">
            <text:p>480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.677002">
            <text:p>36.68</text:p>
          </table:table-cell>
          <table:table-cell table:style-name="ce2" office:value-type="float" office:value="49.33615">
            <text:p>49.34</text:p>
          </table:table-cell>
          <table:table-cell table:style-name="ce2" office:value-type="float" office:value="24.679302">
            <text:p>24.68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57.589977">
            <text:p>57.59</text:p>
          </table:table-cell>
          <table:table-cell table:style-name="ce2" office:value-type="float" office:value="3.9818661">
            <text:p>3.98</text:p>
          </table:table-cell>
          <table:table-cell table:style-name="ce2" office:value-type="float" office:value="38.8">
            <text:p>38.8</text:p>
          </table:table-cell>
          <table:table-cell table:style-name="ce2" office:value-type="float" office:value="83300">
            <text:p>833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3.694202">
            <text:p>43.69</text:p>
          </table:table-cell>
          <table:table-cell table:style-name="ce2" office:value-type="float" office:value="49.59831">
            <text:p>49.6</text:p>
          </table:table-cell>
          <table:table-cell table:style-name="ce2" office:value-type="float" office:value="23.305502">
            <text:p>23.31</text:p>
          </table:table-cell>
          <table:table-cell table:style-name="ce2" office:value-type="float" office:value="301.4">
            <text:p>301.4</text:p>
          </table:table-cell>
          <table:table-cell table:style-name="ce2" office:value-type="float" office:value="57.986786">
            <text:p>57.99</text:p>
          </table:table-cell>
          <table:table-cell table:style-name="ce2" office:value-type="float" office:value="3.7868202">
            <text:p>3.79</text:p>
          </table:table-cell>
          <table:table-cell table:style-name="ce2" office:value-type="float" office:value="33.2">
            <text:p>33.2</text:p>
          </table:table-cell>
          <table:table-cell table:style-name="ce2" office:value-type="float" office:value="116400">
            <text:p>1164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9.163002">
            <text:p>49.16</text:p>
          </table:table-cell>
          <table:table-cell table:style-name="ce2" office:value-type="float" office:value="48.926746">
            <text:p>48.93</text:p>
          </table:table-cell>
          <table:table-cell table:style-name="ce2" office:value-type="float" office:value="24.539999">
            <text:p>24.54</text:p>
          </table:table-cell>
          <table:table-cell table:style-name="ce2" office:value-type="float" office:value="371.6">
            <text:p>371.6</text:p>
          </table:table-cell>
          <table:table-cell table:style-name="ce2" office:value-type="float" office:value="58.729156">
            <text:p>58.73</text:p>
          </table:table-cell>
          <table:table-cell table:style-name="ce2" office:value-type="float" office:value="4.7544656">
            <text:p>4.75</text:p>
          </table:table-cell>
          <table:table-cell table:style-name="ce2" office:value-type="float" office:value="33.9">
            <text:p>33.9</text:p>
          </table:table-cell>
          <table:table-cell table:style-name="ce2" office:value-type="float" office:value="157100">
            <text:p>1571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3.1448">
            <text:p>53.14</text:p>
          </table:table-cell>
          <table:table-cell table:style-name="ce2" office:value-type="float" office:value="49.01452">
            <text:p>49.01</text:p>
          </table:table-cell>
          <table:table-cell table:style-name="ce2" office:value-type="float" office:value="28.111599">
            <text:p>28.11</text:p>
          </table:table-cell>
          <table:table-cell table:style-name="ce2" office:value-type="float" office:value="482.2">
            <text:p>482.2</text:p>
          </table:table-cell>
          <table:table-cell table:style-name="ce2" office:value-type="float" office:value="57.567314">
            <text:p>57.57</text:p>
          </table:table-cell>
          <table:table-cell table:style-name="ce2" office:value-type="float" office:value="6.735345">
            <text:p>6.74</text:p>
          </table:table-cell>
          <table:table-cell table:style-name="ce2" office:value-type="float" office:value="33.2">
            <text:p>33.2</text:p>
          </table:table-cell>
          <table:table-cell table:style-name="ce2" office:value-type="float" office:value="213400">
            <text:p>2134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60.687798">
            <text:p>60.69</text:p>
          </table:table-cell>
          <table:table-cell table:style-name="ce2" office:value-type="float" office:value="49.276978">
            <text:p>49.28</text:p>
          </table:table-cell>
          <table:table-cell table:style-name="ce2" office:value-type="float" office:value="32.359997">
            <text:p>32.36</text:p>
          </table:table-cell>
          <table:table-cell table:style-name="ce2" office:value-type="float" office:value="585.2">
            <text:p>585.2</text:p>
          </table:table-cell>
          <table:table-cell table:style-name="ce2" office:value-type="float" office:value="57.12904">
            <text:p>57.13</text:p>
          </table:table-cell>
          <table:table-cell table:style-name="ce2" office:value-type="float" office:value="6.6175523">
            <text:p>6.62</text:p>
          </table:table-cell>
          <table:table-cell table:style-name="ce2" office:value-type="float" office:value="27.6">
            <text:p>27.6</text:p>
          </table:table-cell>
          <table:table-cell table:style-name="ce2" office:value-type="float" office:value="283200">
            <text:p>2832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3.813194">
            <text:p>73.81</text:p>
          </table:table-cell>
          <table:table-cell table:style-name="ce2" office:value-type="float" office:value="49.567036">
            <text:p>49.57</text:p>
          </table:table-cell>
          <table:table-cell table:style-name="ce2" office:value-type="float" office:value="34.942898">
            <text:p>34.94</text:p>
          </table:table-cell>
          <table:table-cell table:style-name="ce2" office:value-type="float" office:value="601.8">
            <text:p>601.8</text:p>
          </table:table-cell>
          <table:table-cell table:style-name="ce2" office:value-type="float" office:value="60.19454">
            <text:p>60.19</text:p>
          </table:table-cell>
          <table:table-cell table:style-name="ce2" office:value-type="float" office:value="6.908957">
            <text:p>6.91</text:p>
          </table:table-cell>
          <table:table-cell table:style-name="ce2" office:value-type="float" office:value="27.9">
            <text:p>27.9</text:p>
          </table:table-cell>
          <table:table-cell table:style-name="ce2" office:value-type="float" office:value="356000">
            <text:p>3560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3.0066">
            <text:p>93.01</text:p>
          </table:table-cell>
          <table:table-cell table:style-name="ce2" office:value-type="float" office:value="49.565456">
            <text:p>49.57</text:p>
          </table:table-cell>
          <table:table-cell table:style-name="ce2" office:value-type="float" office:value="35.7753">
            <text:p>35.78</text:p>
          </table:table-cell>
          <table:table-cell table:style-name="ce2" office:value-type="float" office:value="603.8">
            <text:p>603.8</text:p>
          </table:table-cell>
          <table:table-cell table:style-name="ce2" office:value-type="float" office:value="59.520958">
            <text:p>59.52</text:p>
          </table:table-cell>
          <table:table-cell table:style-name="ce2" office:value-type="float" office:value="7.4265656">
            <text:p>7.43</text:p>
          </table:table-cell>
          <table:table-cell table:style-name="ce2" office:value-type="float" office:value="30.5">
            <text:p>30.5</text:p>
          </table:table-cell>
          <table:table-cell table:style-name="ce2" office:value-type="float" office:value="424600">
            <text:p>4246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23.50559">
            <text:p>123.51</text:p>
          </table:table-cell>
          <table:table-cell table:style-name="ce2" office:value-type="float" office:value="50.022083">
            <text:p>50.02</text:p>
          </table:table-cell>
          <table:table-cell table:style-name="ce2" office:value-type="float" office:value="36.3918">
            <text:p>36.39</text:p>
          </table:table-cell>
          <table:table-cell table:style-name="ce2" office:value-type="float" office:value="834.6">
            <text:p>834.6</text:p>
          </table:table-cell>
          <table:table-cell table:style-name="ce2" office:value-type="float" office:value="62.446697">
            <text:p>62.45</text:p>
          </table:table-cell>
          <table:table-cell table:style-name="ce2" office:value-type="float" office:value="10.8069725">
            <text:p>10.81</text:p>
          </table:table-cell>
          <table:table-cell table:style-name="ce2" office:value-type="float" office:value="35.3">
            <text:p>35.3</text:p>
          </table:table-cell>
          <table:table-cell table:style-name="ce2" office:value-type="float" office:value="489100">
            <text:p>4891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67.8306">
            <text:p>167.83</text:p>
          </table:table-cell>
          <table:table-cell table:style-name="ce2" office:value-type="float" office:value="50.622932">
            <text:p>50.62</text:p>
          </table:table-cell>
          <table:table-cell table:style-name="ce2" office:value-type="float" office:value="37.5479">
            <text:p>37.55</text:p>
          </table:table-cell>
          <table:table-cell table:style-name="ce2" office:value-type="float" office:value="970.2">
            <text:p>970.2</text:p>
          </table:table-cell>
          <table:table-cell table:style-name="ce2" office:value-type="float" office:value="64.30888">
            <text:p>64.31</text:p>
          </table:table-cell>
          <table:table-cell table:style-name="ce2" office:value-type="float" office:value="9.041839">
            <text:p>9.04</text:p>
          </table:table-cell>
          <table:table-cell table:style-name="ce2" office:value-type="float" office:value="41.6">
            <text:p>41.6</text:p>
          </table:table-cell>
          <table:table-cell table:style-name="ce2" office:value-type="float" office:value="555300">
            <text:p>5553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17.71098">
            <text:p>217.71</text:p>
          </table:table-cell>
          <table:table-cell table:style-name="ce2" office:value-type="float" office:value="51.28913">
            <text:p>51.29</text:p>
          </table:table-cell>
          <table:table-cell table:style-name="ce2" office:value-type="float" office:value="38.784203">
            <text:p>38.78</text:p>
          </table:table-cell>
          <table:table-cell table:style-name="ce2" office:value-type="float" office:value="1008.2">
            <text:p>1008.2</text:p>
          </table:table-cell>
          <table:table-cell table:style-name="ce2" office:value-type="float" office:value="65.4131">
            <text:p>65.41</text:p>
          </table:table-cell>
          <table:table-cell table:style-name="ce2" office:value-type="float" office:value="9.358226">
            <text:p>9.36</text:p>
          </table:table-cell>
          <table:table-cell table:style-name="ce2" office:value-type="float" office:value="43.9">
            <text:p>43.9</text:p>
          </table:table-cell>
          <table:table-cell table:style-name="ce2" office:value-type="float" office:value="624300">
            <text:p>6243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59.8716">
            <text:p>259.87</text:p>
          </table:table-cell>
          <table:table-cell table:style-name="ce2" office:value-type="float" office:value="51.952583">
            <text:p>51.95</text:p>
          </table:table-cell>
          <table:table-cell table:style-name="ce2" office:value-type="float" office:value="39.870697">
            <text:p>39.87</text:p>
          </table:table-cell>
          <table:table-cell table:style-name="ce2" office:value-type="float" office:value="1263.8">
            <text:p>1263.8</text:p>
          </table:table-cell>
          <table:table-cell table:style-name="ce2" office:value-type="float" office:value="66.84294">
            <text:p>66.84</text:p>
          </table:table-cell>
          <table:table-cell table:style-name="ce2" office:value-type="float" office:value="6.9158516">
            <text:p>6.92</text:p>
          </table:table-cell>
          <table:table-cell table:style-name="ce2" office:value-type="float" office:value="50.6">
            <text:p>50.6</text:p>
          </table:table-cell>
          <table:table-cell table:style-name="ce2" office:value-type="float" office:value="693400">
            <text:p>6934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311.70642">
            <text:p>311.71</text:p>
          </table:table-cell>
          <table:table-cell table:style-name="ce2" office:value-type="float" office:value="52.79592">
            <text:p>52.8</text:p>
          </table:table-cell>
          <table:table-cell table:style-name="ce2" office:value-type="float" office:value="42.3473">
            <text:p>42.35</text:p>
          </table:table-cell>
          <table:table-cell table:style-name="ce2" office:value-type="float" office:value="1438.6">
            <text:p>1438.6</text:p>
          </table:table-cell>
          <table:table-cell table:style-name="ce2" office:value-type="float" office:value="72.14636">
            <text:p>72.15</text:p>
          </table:table-cell>
          <table:table-cell table:style-name="ce2" office:value-type="float" office:value="6.879171">
            <text:p>6.88</text:p>
          </table:table-cell>
          <table:table-cell table:style-name="ce2" office:value-type="float" office:value="45.3">
            <text:p>45.3</text:p>
          </table:table-cell>
          <table:table-cell table:style-name="ce2" office:value-type="float" office:value="762700">
            <text:p>7627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357.97">
            <text:p>357.97</text:p>
          </table:table-cell>
          <table:table-cell table:style-name="ce2" office:value-type="float" office:value="53.9203">
            <text:p>53.92</text:p>
          </table:table-cell>
          <table:table-cell table:style-name="ce2" office:value-type="float" office:value="45.8354">
            <text:p>45.84</text:p>
          </table:table-cell>
          <table:table-cell table:style-name="ce2" office:value-type="float" office:value="1424.6">
            <text:p>1424.6</text:p>
          </table:table-cell>
          <table:table-cell table:style-name="ce2" office:value-type="float" office:value="71.253525">
            <text:p>71.25</text:p>
          </table:table-cell>
          <table:table-cell table:style-name="ce2" office:value-type="float" office:value="6.2438593">
            <text:p>6.24</text:p>
          </table:table-cell>
          <table:table-cell table:style-name="ce2" office:value-type="float" office:value="45.2">
            <text:p>45.2</text:p>
          </table:table-cell>
          <table:table-cell table:style-name="ce2" office:value-type="float" office:value="834800">
            <text:p>8348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417.3046">
            <text:p>417.3</text:p>
          </table:table-cell>
          <table:table-cell table:style-name="ce2" office:value-type="float" office:value="55.25075">
            <text:p>55.25</text:p>
          </table:table-cell>
          <table:table-cell table:style-name="ce2" office:value-type="float" office:value="49.371403">
            <text:p>49.37</text:p>
          </table:table-cell>
          <table:table-cell table:style-name="ce2" office:value-type="float" office:value="1565.4">
            <text:p>1565.4</text:p>
          </table:table-cell>
          <table:table-cell table:style-name="ce2" office:value-type="float" office:value="72.729614">
            <text:p>72.73</text:p>
          </table:table-cell>
          <table:table-cell table:style-name="ce2" office:value-type="float" office:value="5.86565">
            <text:p>5.87</text:p>
          </table:table-cell>
          <table:table-cell table:style-name="ce2" office:value-type="float" office:value="55.4">
            <text:p>55.4</text:p>
          </table:table-cell>
          <table:table-cell table:style-name="ce2" office:value-type="float" office:value="912300">
            <text:p>9123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494.68158">
            <text:p>494.68</text:p>
          </table:table-cell>
          <table:table-cell table:style-name="ce2" office:value-type="float" office:value="57.070415">
            <text:p>57.07</text:p>
          </table:table-cell>
          <table:table-cell table:style-name="ce2" office:value-type="float" office:value="53.259804">
            <text:p>53.26</text:p>
          </table:table-cell>
          <table:table-cell table:style-name="ce2" office:value-type="float" office:value="1686.6">
            <text:p>1686.6</text:p>
          </table:table-cell>
          <table:table-cell table:style-name="ce2" office:value-type="float" office:value="72.35844">
            <text:p>72.36</text:p>
          </table:table-cell>
          <table:table-cell table:style-name="ce2" office:value-type="float" office:value="5.8801394">
            <text:p>5.88</text:p>
          </table:table-cell>
          <table:table-cell table:style-name="ce2" office:value-type="float" office:value="54.3">
            <text:p>54.3</text:p>
          </table:table-cell>
          <table:table-cell table:style-name="ce2" office:value-type="float" office:value="994000">
            <text:p>9940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576.0055">
            <text:p>576.01</text:p>
          </table:table-cell>
          <table:table-cell table:style-name="ce2" office:value-type="float" office:value="58.663002">
            <text:p>58.66</text:p>
          </table:table-cell>
          <table:table-cell table:style-name="ce2" office:value-type="float" office:value="57.5532">
            <text:p>57.55</text:p>
          </table:table-cell>
          <table:table-cell table:style-name="ce2" office:value-type="float" office:value="1734.6">
            <text:p>1734.6</text:p>
          </table:table-cell>
          <table:table-cell table:style-name="ce2" office:value-type="float" office:value="70.22015">
            <text:p>70.22</text:p>
          </table:table-cell>
          <table:table-cell table:style-name="ce2" office:value-type="float" office:value="6.254148">
            <text:p>6.25</text:p>
          </table:table-cell>
          <table:table-cell table:style-name="ce2" office:value-type="float" office:value="56.1">
            <text:p>56.1</text:p>
          </table:table-cell>
          <table:table-cell table:style-name="ce2" office:value-type="float" office:value="1080500">
            <text:p>10805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666.22754">
            <text:p>666.23</text:p>
          </table:table-cell>
          <table:table-cell table:style-name="ce2" office:value-type="float" office:value="60.27494">
            <text:p>60.27</text:p>
          </table:table-cell>
          <table:table-cell table:style-name="ce2" office:value-type="float" office:value="61.4203">
            <text:p>61.42</text:p>
          </table:table-cell>
          <table:table-cell table:style-name="ce2" office:value-type="float" office:value="1809.8">
            <text:p>1809.8</text:p>
          </table:table-cell>
          <table:table-cell table:style-name="ce2" office:value-type="float" office:value="71.62984">
            <text:p>71.63</text:p>
          </table:table-cell>
          <table:table-cell table:style-name="ce2" office:value-type="float" office:value="7.698449">
            <text:p>7.7</text:p>
          </table:table-cell>
          <table:table-cell table:style-name="ce2" office:value-type="float" office:value="64.4">
            <text:p>64.4</text:p>
          </table:table-cell>
          <table:table-cell table:style-name="ce2" office:value-type="float" office:value="1169000">
            <text:p>11690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38.33044">
            <text:p>738.33</text:p>
          </table:table-cell>
          <table:table-cell table:style-name="ce2" office:value-type="float" office:value="61.70937">
            <text:p>61.71</text:p>
          </table:table-cell>
          <table:table-cell table:style-name="ce2" office:value-type="float" office:value="64.9362">
            <text:p>64.94</text:p>
          </table:table-cell>
          <table:table-cell table:style-name="ce2" office:value-type="float" office:value="1876.2">
            <text:p>1876.2</text:p>
          </table:table-cell>
          <table:table-cell table:style-name="ce2" office:value-type="float" office:value="71.39544">
            <text:p>71.4</text:p>
          </table:table-cell>
          <table:table-cell table:style-name="ce2" office:value-type="float" office:value="7.7677865">
            <text:p>7.77</text:p>
          </table:table-cell>
          <table:table-cell table:style-name="ce2" office:value-type="float" office:value="63.1">
            <text:p>63.1</text:p>
          </table:table-cell>
          <table:table-cell table:style-name="ce2" office:value-type="float" office:value="1260500">
            <text:p>12605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821.44617">
            <text:p>821.45</text:p>
          </table:table-cell>
          <table:table-cell table:style-name="ce2" office:value-type="float" office:value="63.026714">
            <text:p>63.03</text:p>
          </table:table-cell>
          <table:table-cell table:style-name="ce2" office:value-type="float" office:value="68.654305">
            <text:p>68.65</text:p>
          </table:table-cell>
          <table:table-cell table:style-name="ce2" office:value-type="float" office:value="1914.6">
            <text:p>1914.6</text:p>
          </table:table-cell>
          <table:table-cell table:style-name="ce2" office:value-type="float" office:value="76.0754">
            <text:p>76.08</text:p>
          </table:table-cell>
          <table:table-cell table:style-name="ce2" office:value-type="float" office:value="7.3291864">
            <text:p>7.33</text:p>
          </table:table-cell>
          <table:table-cell table:style-name="ce2" office:value-type="float" office:value="76.2">
            <text:p>76.2</text:p>
          </table:table-cell>
          <table:table-cell table:style-name="ce2" office:value-type="float" office:value="1358400">
            <text:p>13584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886.89294">
            <text:p>886.89</text:p>
          </table:table-cell>
          <table:table-cell table:style-name="ce2" office:value-type="float" office:value="64.35191">
            <text:p>64.35</text:p>
          </table:table-cell>
          <table:table-cell table:style-name="ce2" office:value-type="float" office:value="72.510704">
            <text:p>72.51</text:p>
          </table:table-cell>
          <table:table-cell table:style-name="ce2" office:value-type="float" office:value="2095.8">
            <text:p>2095.8</text:p>
          </table:table-cell>
          <table:table-cell table:style-name="ce2" office:value-type="float" office:value="76.429276">
            <text:p>76.43</text:p>
          </table:table-cell>
          <table:table-cell table:style-name="ce2" office:value-type="float" office:value="7.655313">
            <text:p>7.66</text:p>
          </table:table-cell>
          <table:table-cell table:style-name="ce2" office:value-type="float" office:value="70.1">
            <text:p>70.1</text:p>
          </table:table-cell>
          <table:table-cell table:style-name="ce2" office:value-type="float" office:value="1456600">
            <text:p>14566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952.36707">
            <text:p>952.37</text:p>
          </table:table-cell>
          <table:table-cell table:style-name="ce2" office:value-type="float" office:value="65.401184">
            <text:p>65.4</text:p>
          </table:table-cell>
          <table:table-cell table:style-name="ce2" office:value-type="float" office:value="75.6904">
            <text:p>75.69</text:p>
          </table:table-cell>
          <table:table-cell table:style-name="ce2" office:value-type="float" office:value="2243.4">
            <text:p>2243.4</text:p>
          </table:table-cell>
          <table:table-cell table:style-name="ce2" office:value-type="float" office:value="75.150566">
            <text:p>75.15</text:p>
          </table:table-cell>
          <table:table-cell table:style-name="ce2" office:value-type="float" office:value="8.167444">
            <text:p>8.17</text:p>
          </table:table-cell>
          <table:table-cell table:style-name="ce2" office:value-type="float" office:value="86.8">
            <text:p>86.8</text:p>
          </table:table-cell>
          <table:table-cell table:style-name="ce2" office:value-type="float" office:value="1556100">
            <text:p>15561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019.0582">
            <text:p>1019.06</text:p>
          </table:table-cell>
          <table:table-cell table:style-name="ce2" office:value-type="float" office:value="66.39464">
            <text:p>66.39</text:p>
          </table:table-cell>
          <table:table-cell table:style-name="ce2" office:value-type="float" office:value="78.59971">
            <text:p>78.6</text:p>
          </table:table-cell>
          <table:table-cell table:style-name="ce2" office:value-type="float" office:value="2292.2">
            <text:p>2292.2</text:p>
          </table:table-cell>
          <table:table-cell table:style-name="ce2" office:value-type="float" office:value="76.0508">
            <text:p>76.05</text:p>
          </table:table-cell>
          <table:table-cell table:style-name="ce2" office:value-type="float" office:value="8.022876">
            <text:p>8.02</text:p>
          </table:table-cell>
          <table:table-cell table:style-name="ce2" office:value-type="float" office:value="86.2">
            <text:p>86.2</text:p>
          </table:table-cell>
          <table:table-cell table:style-name="ce2" office:value-type="float" office:value="1658900">
            <text:p>16589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087.3981">
            <text:p>1087.4</text:p>
          </table:table-cell>
          <table:table-cell table:style-name="ce2" office:value-type="float" office:value="67.127235">
            <text:p>67.13</text:p>
          </table:table-cell>
          <table:table-cell table:style-name="ce2" office:value-type="float" office:value="82.661095">
            <text:p>82.66</text:p>
          </table:table-cell>
          <table:table-cell table:style-name="ce2" office:value-type="float" office:value="2353">
            <text:p>2353</text:p>
          </table:table-cell>
          <table:table-cell table:style-name="ce2" office:value-type="float" office:value="75.80535">
            <text:p>75.81</text:p>
          </table:table-cell>
          <table:table-cell table:style-name="ce2" office:value-type="float" office:value="8.192067">
            <text:p>8.19</text:p>
          </table:table-cell>
          <table:table-cell table:style-name="ce2" office:value-type="float" office:value="84.8">
            <text:p>84.8</text:p>
          </table:table-cell>
          <table:table-cell table:style-name="ce2" office:value-type="float" office:value="1765100">
            <text:p>17651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166.1526">
            <text:p>1166.15</text:p>
          </table:table-cell>
          <table:table-cell table:style-name="ce2" office:value-type="float" office:value="67.446785">
            <text:p>67.45</text:p>
          </table:table-cell>
          <table:table-cell table:style-name="ce2" office:value-type="float" office:value="87.620804">
            <text:p>87.62</text:p>
          </table:table-cell>
          <table:table-cell table:style-name="ce2" office:value-type="float" office:value="2451.8">
            <text:p>2451.8</text:p>
          </table:table-cell>
          <table:table-cell table:style-name="ce2" office:value-type="float" office:value="77.46423">
            <text:p>77.46</text:p>
          </table:table-cell>
          <table:table-cell table:style-name="ce2" office:value-type="float" office:value="7.9798813">
            <text:p>7.98</text:p>
          </table:table-cell>
          <table:table-cell table:style-name="ce2" office:value-type="float" office:value="91.2">
            <text:p>91.2</text:p>
          </table:table-cell>
          <table:table-cell table:style-name="ce2" office:value-type="float" office:value="1875100">
            <text:p>18751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230.16">
            <text:p>1230.16</text:p>
          </table:table-cell>
          <table:table-cell table:style-name="ce2" office:value-type="float" office:value="67.6996">
            <text:p>67.7</text:p>
          </table:table-cell>
          <table:table-cell table:style-name="ce2" office:value-type="float" office:value="92.939804">
            <text:p>92.94</text:p>
          </table:table-cell>
          <table:table-cell table:style-name="ce2" office:value-type="float" office:value="2451.8">
            <text:p>2451.8</text:p>
          </table:table-cell>
          <table:table-cell table:style-name="ce2" office:value-type="float" office:value="77.435646">
            <text:p>77.44</text:p>
          </table:table-cell>
          <table:table-cell table:style-name="ce2" office:value-type="float" office:value="7.0603156">
            <text:p>7.06</text:p>
          </table:table-cell>
          <table:table-cell table:style-name="ce2" office:value-type="float" office:value="88.5">
            <text:p>88.5</text:p>
          </table:table-cell>
          <table:table-cell table:style-name="ce2" office:value-type="float" office:value="1987300">
            <text:p>19873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314.3456">
            <text:p>1314.35</text:p>
          </table:table-cell>
          <table:table-cell table:style-name="ce2" office:value-type="float" office:value="68.83422">
            <text:p>68.83</text:p>
          </table:table-cell>
          <table:table-cell table:style-name="ce2" office:value-type="float" office:value="98.33879">
            <text:p>98.34</text:p>
          </table:table-cell>
          <table:table-cell table:style-name="ce2" office:value-type="float" office:value="2457.4">
            <text:p>2457.4</text:p>
          </table:table-cell>
          <table:table-cell table:style-name="ce2" office:value-type="float" office:value="77.42164">
            <text:p>77.42</text:p>
          </table:table-cell>
          <table:table-cell table:style-name="ce2" office:value-type="float" office:value="7.0319037">
            <text:p>7.03</text:p>
          </table:table-cell>
          <table:table-cell table:style-name="ce2" office:value-type="float" office:value="105.8">
            <text:p>105.8</text:p>
          </table:table-cell>
          <table:table-cell table:style-name="ce2" office:value-type="float" office:value="2098900">
            <text:p>20989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401.3362">
            <text:p>1401.34</text:p>
          </table:table-cell>
          <table:table-cell table:style-name="ce2" office:value-type="float" office:value="70.11063">
            <text:p>70.11</text:p>
          </table:table-cell>
          <table:table-cell table:style-name="ce2" office:value-type="float" office:value="104.7442">
            <text:p>104.74</text:p>
          </table:table-cell>
          <table:table-cell table:style-name="ce2" office:value-type="float" office:value="2508.6">
            <text:p>2508.6</text:p>
          </table:table-cell>
          <table:table-cell table:style-name="ce2" office:value-type="float" office:value="76.84111">
            <text:p>76.84</text:p>
          </table:table-cell>
          <table:table-cell table:style-name="ce2" office:value-type="float" office:value="6.9511275">
            <text:p>6.95</text:p>
          </table:table-cell>
          <table:table-cell table:style-name="ce2" office:value-type="float" office:value="90.2">
            <text:p>90.2</text:p>
          </table:table-cell>
          <table:table-cell table:style-name="ce2" office:value-type="float" office:value="2209200">
            <text:p>22092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475.7799">
            <text:p>1475.78</text:p>
          </table:table-cell>
          <table:table-cell table:style-name="ce2" office:value-type="float" office:value="71.01179">
            <text:p>71.01</text:p>
          </table:table-cell>
          <table:table-cell table:style-name="ce2" office:value-type="float" office:value="110.4838">
            <text:p>110.48</text:p>
          </table:table-cell>
          <table:table-cell table:style-name="ce2" office:value-type="float" office:value="2643.8">
            <text:p>2643.8</text:p>
          </table:table-cell>
          <table:table-cell table:style-name="ce2" office:value-type="float" office:value="76.59465">
            <text:p>76.59</text:p>
          </table:table-cell>
          <table:table-cell table:style-name="ce2" office:value-type="float" office:value="8.040121">
            <text:p>8.04</text:p>
          </table:table-cell>
          <table:table-cell table:style-name="ce2" office:value-type="float" office:value="97.2">
            <text:p>97.2</text:p>
          </table:table-cell>
          <table:table-cell table:style-name="ce2" office:value-type="float" office:value="2320700">
            <text:p>23207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551.4137">
            <text:p>1551.41</text:p>
          </table:table-cell>
          <table:table-cell table:style-name="ce2" office:value-type="float" office:value="71.44795">
            <text:p>71.45</text:p>
          </table:table-cell>
          <table:table-cell table:style-name="ce2" office:value-type="float" office:value="116.1843">
            <text:p>116.18</text:p>
          </table:table-cell>
          <table:table-cell table:style-name="ce2" office:value-type="float" office:value="2684.6">
            <text:p>2684.6</text:p>
          </table:table-cell>
          <table:table-cell table:style-name="ce2" office:value-type="float" office:value="76.58452">
            <text:p>76.58</text:p>
          </table:table-cell>
          <table:table-cell table:style-name="ce2" office:value-type="float" office:value="8.089921">
            <text:p>8.09</text:p>
          </table:table-cell>
          <table:table-cell table:style-name="ce2" office:value-type="float" office:value="118.4">
            <text:p>118.4</text:p>
          </table:table-cell>
          <table:table-cell table:style-name="ce2" office:value-type="float" office:value="2436400">
            <text:p>24364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1601.9968">
            <text:p>1602</text:p>
          </table:table-cell>
          <table:table-cell table:style-name="ce2" office:value-type="float" office:value="71.84072">
            <text:p>71.84</text:p>
          </table:table-cell>
          <table:table-cell table:style-name="ce2" office:value-type="float" office:value="119.71439">
            <text:p>119.71</text:p>
          </table:table-cell>
          <table:table-cell table:style-name="ce2" office:value-type="float" office:value="2696.6">
            <text:p>2696.6</text:p>
          </table:table-cell>
          <table:table-cell table:style-name="ce2" office:value-type="float" office:value="76.65809">
            <text:p>76.66</text:p>
          </table:table-cell>
          <table:table-cell table:style-name="ce2" office:value-type="float" office:value="7.8919573">
            <text:p>7.89</text:p>
          </table:table-cell>
          <table:table-cell table:style-name="ce2" office:value-type="float" office:value="106.3">
            <text:p>106.3</text:p>
          </table:table-cell>
          <table:table-cell table:style-name="ce2" office:value-type="float" office:value="2552100">
            <text:p>25521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1651.1713">
            <text:p>1651.17</text:p>
          </table:table-cell>
          <table:table-cell table:style-name="ce2" office:value-type="float" office:value="71.86208">
            <text:p>71.86</text:p>
          </table:table-cell>
          <table:table-cell table:style-name="ce2" office:value-type="float" office:value="121.5233">
            <text:p>121.52</text:p>
          </table:table-cell>
          <table:table-cell table:style-name="ce2" office:value-type="float" office:value="2696.6">
            <text:p>2696.6</text:p>
          </table:table-cell>
          <table:table-cell table:style-name="ce2" office:value-type="float" office:value="76.65809">
            <text:p>76.66</text:p>
          </table:table-cell>
          <table:table-cell table:style-name="ce2" office:value-type="float" office:value="7.8919573">
            <text:p>7.89</text:p>
          </table:table-cell>
          <table:table-cell table:style-name="ce2" office:value-type="float" office:value="96.4">
            <text:p>96.4</text:p>
          </table:table-cell>
          <table:table-cell table:style-name="ce2" office:value-type="float" office:value="2670400">
            <text:p>26704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1708.7887">
            <text:p>1708.79</text:p>
          </table:table-cell>
          <table:table-cell table:style-name="ce2" office:value-type="float" office:value="71.905876">
            <text:p>71.91</text:p>
          </table:table-cell>
          <table:table-cell table:style-name="ce2" office:value-type="float" office:value="122.8207">
            <text:p>122.82</text:p>
          </table:table-cell>
          <table:table-cell table:style-name="ce2" office:value-type="float" office:value="2772.2">
            <text:p>2772.2</text:p>
          </table:table-cell>
          <table:table-cell table:style-name="ce2" office:value-type="float" office:value="79.562416">
            <text:p>79.56</text:p>
          </table:table-cell>
          <table:table-cell table:style-name="ce2" office:value-type="float" office:value="7.9099655">
            <text:p>7.91</text:p>
          </table:table-cell>
          <table:table-cell table:style-name="ce2" office:value-type="float" office:value="136.7">
            <text:p>136.7</text:p>
          </table:table-cell>
          <table:table-cell table:style-name="ce2" office:value-type="float" office:value="2787600">
            <text:p>27876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1729.22">
            <text:p>1729.22</text:p>
          </table:table-cell>
          <table:table-cell table:style-name="ce2" office:value-type="float" office:value="72.05629">
            <text:p>72.06</text:p>
          </table:table-cell>
          <table:table-cell table:style-name="ce2" office:value-type="float" office:value="124.30361">
            <text:p>124.3</text:p>
          </table:table-cell>
          <table:table-cell table:style-name="ce2" office:value-type="float" office:value="2815.8">
            <text:p>2815.8</text:p>
          </table:table-cell>
          <table:table-cell table:style-name="ce2" office:value-type="float" office:value="79.80456">
            <text:p>79.8</text:p>
          </table:table-cell>
          <table:table-cell table:style-name="ce2" office:value-type="float" office:value="7.8748655">
            <text:p>7.87</text:p>
          </table:table-cell>
          <table:table-cell table:style-name="ce2" office:value-type="float" office:value="135.7">
            <text:p>135.7</text:p>
          </table:table-cell>
          <table:table-cell table:style-name="ce2" office:value-type="float" office:value="2904900">
            <text:p>29049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741.0742">
            <text:p>1741.07</text:p>
          </table:table-cell>
          <table:table-cell table:style-name="ce2" office:value-type="float" office:value="72.133545">
            <text:p>72.13</text:p>
          </table:table-cell>
          <table:table-cell table:style-name="ce2" office:value-type="float" office:value="127.59711">
            <text:p>127.6</text:p>
          </table:table-cell>
          <table:table-cell table:style-name="ce2" office:value-type="float" office:value="2859.4">
            <text:p>2859.4</text:p>
          </table:table-cell>
          <table:table-cell table:style-name="ce2" office:value-type="float" office:value="77.82414">
            <text:p>77.82</text:p>
          </table:table-cell>
          <table:table-cell table:style-name="ce2" office:value-type="float" office:value="8.0918865">
            <text:p>8.09</text:p>
          </table:table-cell>
          <table:table-cell table:style-name="ce2" office:value-type="float" office:value="136.6">
            <text:p>136.6</text:p>
          </table:table-cell>
          <table:table-cell table:style-name="ce2" office:value-type="float" office:value="3023900">
            <text:p>30239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786.6608">
            <text:p>1786.66</text:p>
          </table:table-cell>
          <table:table-cell table:style-name="ce2" office:value-type="float" office:value="72.27964">
            <text:p>72.28</text:p>
          </table:table-cell>
          <table:table-cell table:style-name="ce2" office:value-type="float" office:value="130.79701">
            <text:p>130.8</text:p>
          </table:table-cell>
          <table:table-cell table:style-name="ce2" office:value-type="float" office:value="2867">
            <text:p>2867</text:p>
          </table:table-cell>
          <table:table-cell table:style-name="ce2" office:value-type="float" office:value="80.191795">
            <text:p>80.19</text:p>
          </table:table-cell>
          <table:table-cell table:style-name="ce2" office:value-type="float" office:value="7.8987226">
            <text:p>7.9</text:p>
          </table:table-cell>
          <table:table-cell table:style-name="ce2" office:value-type="float" office:value="126.2">
            <text:p>126.2</text:p>
          </table:table-cell>
          <table:table-cell table:style-name="ce2" office:value-type="float" office:value="3145300">
            <text:p>31453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1823.8141">
            <text:p>1823.81</text:p>
          </table:table-cell>
          <table:table-cell table:style-name="ce2" office:value-type="float" office:value="71.97617">
            <text:p>71.98</text:p>
          </table:table-cell>
          <table:table-cell table:style-name="ce2" office:value-type="float" office:value="136.966">
            <text:p>136.97</text:p>
          </table:table-cell>
          <table:table-cell table:style-name="ce2" office:value-type="float" office:value="2871.4">
            <text:p>2871.4</text:p>
          </table:table-cell>
          <table:table-cell table:style-name="ce2" office:value-type="float" office:value="77.95957">
            <text:p>77.96</text:p>
          </table:table-cell>
          <table:table-cell table:style-name="ce2" office:value-type="float" office:value="8.130868">
            <text:p>8.13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3266200">
            <text:p>32662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1870.9802">
            <text:p>1870.98</text:p>
          </table:table-cell>
          <table:table-cell table:style-name="ce2" office:value-type="float" office:value="71.81773">
            <text:p>71.82</text:p>
          </table:table-cell>
          <table:table-cell table:style-name="ce2" office:value-type="float" office:value="149.8484">
            <text:p>149.85</text:p>
          </table:table-cell>
          <table:table-cell table:style-name="ce2" office:value-type="float" office:value="2871.4">
            <text:p>2871.4</text:p>
          </table:table-cell>
          <table:table-cell table:style-name="ce2" office:value-type="float" office:value="77.95957">
            <text:p>77.96</text:p>
          </table:table-cell>
          <table:table-cell table:style-name="ce2" office:value-type="float" office:value="8.130868">
            <text:p>8.13</text:p>
          </table:table-cell>
          <table:table-cell table:style-name="ce2" office:value-type="float" office:value="112.4">
            <text:p>112.4</text:p>
          </table:table-cell>
          <table:table-cell table:style-name="ce2" office:value-type="float" office:value="3393200">
            <text:p>33932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1942.2435">
            <text:p>1942.24</text:p>
          </table:table-cell>
          <table:table-cell table:style-name="ce2" office:value-type="float" office:value="72.54148">
            <text:p>72.54</text:p>
          </table:table-cell>
          <table:table-cell table:style-name="ce2" office:value-type="float" office:value="164.43">
            <text:p>164.43</text:p>
          </table:table-cell>
          <table:table-cell table:style-name="ce2" office:value-type="float" office:value="2948.2">
            <text:p>2948.2</text:p>
          </table:table-cell>
          <table:table-cell table:style-name="ce2" office:value-type="float" office:value="80.39555">
            <text:p>80.4</text:p>
          </table:table-cell>
          <table:table-cell table:style-name="ce2" office:value-type="float" office:value="7.9270606">
            <text:p>7.93</text:p>
          </table:table-cell>
          <table:table-cell table:style-name="ce2" office:value-type="float" office:value="131.7">
            <text:p>131.7</text:p>
          </table:table-cell>
          <table:table-cell table:style-name="ce2" office:value-type="float" office:value="3523700">
            <text:p>35237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970.9694">
            <text:p>1970.97</text:p>
          </table:table-cell>
          <table:table-cell table:style-name="ce2" office:value-type="float" office:value="73.29495">
            <text:p>73.29</text:p>
          </table:table-cell>
          <table:table-cell table:style-name="ce2" office:value-type="float" office:value="168.371">
            <text:p>168.37</text:p>
          </table:table-cell>
          <table:table-cell table:style-name="ce2" office:value-type="float" office:value="2964.6">
            <text:p>2964.6</text:p>
          </table:table-cell>
          <table:table-cell table:style-name="ce2" office:value-type="float" office:value="79.84385">
            <text:p>79.84</text:p>
          </table:table-cell>
          <table:table-cell table:style-name="ce2" office:value-type="float" office:value="7.4866447">
            <text:p>7.49</text:p>
          </table:table-cell>
          <table:table-cell table:style-name="ce2" office:value-type="float" office:value="131.3">
            <text:p>131.3</text:p>
          </table:table-cell>
          <table:table-cell table:style-name="ce2" office:value-type="float" office:value="3656100">
            <text:p>36561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1996.3118">
            <text:p>1996.31</text:p>
          </table:table-cell>
          <table:table-cell table:style-name="ce2" office:value-type="float" office:value="73.60295">
            <text:p>73.6</text:p>
          </table:table-cell>
          <table:table-cell table:style-name="ce2" office:value-type="float" office:value="170.04031">
            <text:p>170.04</text:p>
          </table:table-cell>
          <table:table-cell table:style-name="ce2" office:value-type="float" office:value="2985.8">
            <text:p>2985.8</text:p>
          </table:table-cell>
          <table:table-cell table:style-name="ce2" office:value-type="float" office:value="80.43406">
            <text:p>80.43</text:p>
          </table:table-cell>
          <table:table-cell table:style-name="ce2" office:value-type="float" office:value="7.7940803">
            <text:p>7.79</text:p>
          </table:table-cell>
          <table:table-cell table:style-name="ce2" office:value-type="float" office:value="133.9">
            <text:p>133.9</text:p>
          </table:table-cell>
          <table:table-cell table:style-name="ce2" office:value-type="float" office:value="3785800">
            <text:p>37858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1971.8588">
            <text:p>1971.86</text:p>
          </table:table-cell>
          <table:table-cell table:style-name="ce2" office:value-type="float" office:value="73.322914">
            <text:p>73.32</text:p>
          </table:table-cell>
          <table:table-cell table:style-name="ce2" office:value-type="float" office:value="168.8571">
            <text:p>168.86</text:p>
          </table:table-cell>
          <table:table-cell table:style-name="ce2" office:value-type="float" office:value="3165.4">
            <text:p>3165.4</text:p>
          </table:table-cell>
          <table:table-cell table:style-name="ce2" office:value-type="float" office:value="80.03986">
            <text:p>80.04</text:p>
          </table:table-cell>
          <table:table-cell table:style-name="ce2" office:value-type="float" office:value="7.757032">
            <text:p>7.76</text:p>
          </table:table-cell>
          <table:table-cell table:style-name="ce2" office:value-type="float" office:value="141.8">
            <text:p>141.8</text:p>
          </table:table-cell>
          <table:table-cell table:style-name="ce2" office:value-type="float" office:value="3915000">
            <text:p>39150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1996.9691">
            <text:p>1996.97</text:p>
          </table:table-cell>
          <table:table-cell table:style-name="ce2" office:value-type="float" office:value="73.542786">
            <text:p>73.54</text:p>
          </table:table-cell>
          <table:table-cell table:style-name="ce2" office:value-type="float" office:value="172.69962">
            <text:p>172.7</text:p>
          </table:table-cell>
          <table:table-cell table:style-name="ce2" office:value-type="float" office:value="3216.6">
            <text:p>3216.6</text:p>
          </table:table-cell>
          <table:table-cell table:style-name="ce2" office:value-type="float" office:value="80.05877">
            <text:p>80.06</text:p>
          </table:table-cell>
          <table:table-cell table:style-name="ce2" office:value-type="float" office:value="7.074065">
            <text:p>7.07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4044900">
            <text:p>40449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2056.197">
            <text:p>2056.2</text:p>
          </table:table-cell>
          <table:table-cell table:style-name="ce2" office:value-type="float" office:value="74.001564">
            <text:p>74</text:p>
          </table:table-cell>
          <table:table-cell table:style-name="ce2" office:value-type="float" office:value="177.4975">
            <text:p>177.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81.47107">
            <text:p>81.47</text:p>
          </table:table-cell>
          <table:table-cell table:style-name="ce2" office:value-type="float" office:value="7.056903">
            <text:p>7.06</text:p>
          </table:table-cell>
          <table:table-cell table:style-name="ce2" office:value-type="float" office:value="179.8">
            <text:p>179.8</text:p>
          </table:table-cell>
          <table:table-cell table:style-name="ce2" office:value-type="float" office:value="4175900">
            <text:p>41759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2102.6226">
            <text:p>2102.62</text:p>
          </table:table-cell>
          <table:table-cell table:style-name="ce2" office:value-type="float" office:value="74.251175">
            <text:p>74.25</text:p>
          </table:table-cell>
          <table:table-cell table:style-name="ce2" office:value-type="float" office:value="176.60611">
            <text:p>176.61</text:p>
          </table:table-cell>
          <table:table-cell table:style-name="ce2" office:value-type="float" office:value="3354.2">
            <text:p>3354.2</text:p>
          </table:table-cell>
          <table:table-cell table:style-name="ce2" office:value-type="float" office:value="81.38235">
            <text:p>81.38</text:p>
          </table:table-cell>
          <table:table-cell table:style-name="ce2" office:value-type="float" office:value="8.314705">
            <text:p>8.31</text:p>
          </table:table-cell>
          <table:table-cell table:style-name="ce2" office:value-type="float" office:value="145.3">
            <text:p>145.3</text:p>
          </table:table-cell>
          <table:table-cell table:style-name="ce2" office:value-type="float" office:value="4306300">
            <text:p>43063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2117.5476">
            <text:p>2117.55</text:p>
          </table:table-cell>
          <table:table-cell table:style-name="ce2" office:value-type="float" office:value="74.29024">
            <text:p>74.29</text:p>
          </table:table-cell>
          <table:table-cell table:style-name="ce2" office:value-type="float" office:value="180.43361">
            <text:p>180.43</text:p>
          </table:table-cell>
          <table:table-cell table:style-name="ce2" office:value-type="float" office:value="3405">
            <text:p>3405</text:p>
          </table:table-cell>
          <table:table-cell table:style-name="ce2" office:value-type="float" office:value="81.5934">
            <text:p>81.59</text:p>
          </table:table-cell>
          <table:table-cell table:style-name="ce2" office:value-type="float" office:value="8.323673">
            <text:p>8.32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4442100">
            <text:p>44421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2201.5603">
            <text:p>2201.56</text:p>
          </table:table-cell>
          <table:table-cell table:style-name="ce2" office:value-type="float" office:value="74.48252">
            <text:p>74.48</text:p>
          </table:table-cell>
          <table:table-cell table:style-name="ce2" office:value-type="float" office:value="189.46829">
            <text:p>189.47</text:p>
          </table:table-cell>
          <table:table-cell table:style-name="ce2" office:value-type="float" office:value="3495">
            <text:p>3495</text:p>
          </table:table-cell>
          <table:table-cell table:style-name="ce2" office:value-type="float" office:value="81.701706">
            <text:p>81.7</text:p>
          </table:table-cell>
          <table:table-cell table:style-name="ce2" office:value-type="float" office:value="8.356775">
            <text:p>8.36</text:p>
          </table:table-cell>
          <table:table-cell table:style-name="ce2" office:value-type="float" office:value="223.9">
            <text:p>223.9</text:p>
          </table:table-cell>
          <table:table-cell table:style-name="ce2" office:value-type="float" office:value="4578900">
            <text:p>45789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2290.4785">
            <text:p>2290.48</text:p>
          </table:table-cell>
          <table:table-cell table:style-name="ce2" office:value-type="float" office:value="74.96327">
            <text:p>74.96</text:p>
          </table:table-cell>
          <table:table-cell table:style-name="ce2" office:value-type="float" office:value="200.3313">
            <text:p>200.33</text:p>
          </table:table-cell>
          <table:table-cell table:style-name="ce2" office:value-type="float" office:value="3496.6">
            <text:p>3496.6</text:p>
          </table:table-cell>
          <table:table-cell table:style-name="ce2" office:value-type="float" office:value="81.91139">
            <text:p>81.91</text:p>
          </table:table-cell>
          <table:table-cell table:style-name="ce2" office:value-type="float" office:value="8.361639">
            <text:p>8.36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4715600">
            <text:p>47156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2378.85">
            <text:p>2378.85</text:p>
          </table:table-cell>
          <table:table-cell table:style-name="ce2" office:value-type="float" office:value="75.78329">
            <text:p>75.78</text:p>
          </table:table-cell>
          <table:table-cell table:style-name="ce2" office:value-type="float" office:value="209.63371">
            <text:p>209.63</text:p>
          </table:table-cell>
          <table:table-cell table:style-name="ce2" office:value-type="float" office:value="3500.6">
            <text:p>3500.6</text:p>
          </table:table-cell>
          <table:table-cell table:style-name="ce2" office:value-type="float" office:value="82.016624">
            <text:p>82.02</text:p>
          </table:table-cell>
          <table:table-cell table:style-name="ce2" office:value-type="float" office:value="8.356252">
            <text:p>8.36</text:p>
          </table:table-cell>
          <table:table-cell table:style-name="ce2" office:value-type="float" office:value="215.6">
            <text:p>215.6</text:p>
          </table:table-cell>
          <table:table-cell table:style-name="ce2" office:value-type="float" office:value="4851100">
            <text:p>48511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2425.4844">
            <text:p>2425.48</text:p>
          </table:table-cell>
          <table:table-cell table:style-name="ce2" office:value-type="float" office:value="75.87846">
            <text:p>75.88</text:p>
          </table:table-cell>
          <table:table-cell table:style-name="ce2" office:value-type="float" office:value="215.2323">
            <text:p>215.23</text:p>
          </table:table-cell>
          <table:table-cell table:style-name="ce2" office:value-type="float" office:value="3541.4">
            <text:p>3541.4</text:p>
          </table:table-cell>
          <table:table-cell table:style-name="ce2" office:value-type="float" office:value="82.26777">
            <text:p>82.27</text:p>
          </table:table-cell>
          <table:table-cell table:style-name="ce2" office:value-type="float" office:value="7.4051604">
            <text:p>7.41</text:p>
          </table:table-cell>
          <table:table-cell table:style-name="ce2" office:value-type="float" office:value="241.9">
            <text:p>241.9</text:p>
          </table:table-cell>
          <table:table-cell table:style-name="ce2" office:value-type="float" office:value="4991500">
            <text:p>4991500</text:p>
          </table:table-cell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>
            <text:p>Prueba18</text:p>
          </table:table-cell>
          <table:table-cell table:style-name="ce2" table:number-columns-repeated="8"/>
          <table:table-cell office:value-type="string">
            <text:p>F=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eneracion 18</text:p>
          </table:table-cell>
          <table:table-cell table:style-name="ce1" office:value-type="string">
            <text:p>Mean Solved Score 18</text:p>
          </table:table-cell>
          <table:table-cell table:style-name="ce1" office:value-type="string">
            <text:p>Mean Entropy 18</text:p>
          </table:table-cell>
          <table:table-cell table:style-name="ce1" office:value-type="string">
            <text:p>Mean Size 18</text:p>
          </table:table-cell>
          <table:table-cell table:style-name="ce1" office:value-type="string">
            <text:p>Solved Score 18</text:p>
          </table:table-cell>
          <table:table-cell table:style-name="ce1" office:value-type="string">
            <text:p>Entropy 18</text:p>
          </table:table-cell>
          <table:table-cell table:style-name="ce1" office:value-type="string">
            <text:p>Steps 18</text:p>
          </table:table-cell>
          <table:table-cell table:style-name="ce1" office:value-type="string">
            <text:p>Size 18</text:p>
          </table:table-cell>
          <table:table-cell table:style-name="ce1" office:value-type="string">
            <text:p>TiempoTotal 18</text:p>
          </table:table-cell>
          <table:table-cell table:number-columns-repeated="101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33.876797">
            <text:p>33.88</text:p>
          </table:table-cell>
          <table:table-cell table:style-name="ce2" office:value-type="float" office:value="42.04725">
            <text:p>42.05</text:p>
          </table:table-cell>
          <table:table-cell table:style-name="ce2" office:value-type="float" office:value="108.2249">
            <text:p>108.22</text:p>
          </table:table-cell>
          <table:table-cell table:style-name="ce2" office:value-type="float" office:value="602.4">
            <text:p>602.4</text:p>
          </table:table-cell>
          <table:table-cell table:style-name="ce2" office:value-type="float" office:value="48.44123">
            <text:p>48.44</text:p>
          </table:table-cell>
          <table:table-cell table:style-name="ce2" office:value-type="float" office:value="19.744938">
            <text:p>19.74</text:p>
          </table:table-cell>
          <table:table-cell table:style-name="ce2" office:value-type="float" office:value="43.1">
            <text:p>43.1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94.5052">
            <text:p>94.51</text:p>
          </table:table-cell>
          <table:table-cell table:style-name="ce2" office:value-type="float" office:value="46.42193">
            <text:p>46.42</text:p>
          </table:table-cell>
          <table:table-cell table:style-name="ce2" office:value-type="float" office:value="38.3393">
            <text:p>38.34</text:p>
          </table:table-cell>
          <table:table-cell table:style-name="ce2" office:value-type="float" office:value="2112.8">
            <text:p>2112.8</text:p>
          </table:table-cell>
          <table:table-cell table:style-name="ce2" office:value-type="float" office:value="46.7164">
            <text:p>46.72</text:p>
          </table:table-cell>
          <table:table-cell table:style-name="ce2" office:value-type="float" office:value="14.733124">
            <text:p>14.73</text:p>
          </table:table-cell>
          <table:table-cell table:style-name="ce2" office:value-type="float" office:value="40.6">
            <text:p>40.6</text:p>
          </table:table-cell>
          <table:table-cell table:style-name="ce2" office:value-type="float" office:value="49200">
            <text:p>4920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56.9064">
            <text:p>156.91</text:p>
          </table:table-cell>
          <table:table-cell table:style-name="ce2" office:value-type="float" office:value="49.14498">
            <text:p>49.14</text:p>
          </table:table-cell>
          <table:table-cell table:style-name="ce2" office:value-type="float" office:value="25.2331">
            <text:p>25.23</text:p>
          </table:table-cell>
          <table:table-cell table:style-name="ce2" office:value-type="float" office:value="4503.2">
            <text:p>4503.2</text:p>
          </table:table-cell>
          <table:table-cell table:style-name="ce2" office:value-type="float" office:value="49.478924">
            <text:p>49.48</text:p>
          </table:table-cell>
          <table:table-cell table:style-name="ce2" office:value-type="float" office:value="14.233332">
            <text:p>14.23</text:p>
          </table:table-cell>
          <table:table-cell table:style-name="ce2" office:value-type="float" office:value="38.6">
            <text:p>38.6</text:p>
          </table:table-cell>
          <table:table-cell table:style-name="ce2" office:value-type="float" office:value="85100">
            <text:p>8510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93.15439">
            <text:p>193.15</text:p>
          </table:table-cell>
          <table:table-cell table:style-name="ce2" office:value-type="float" office:value="48.962086">
            <text:p>48.96</text:p>
          </table:table-cell>
          <table:table-cell table:style-name="ce2" office:value-type="float" office:value="25.171999">
            <text:p>25.17</text:p>
          </table:table-cell>
          <table:table-cell table:style-name="ce2" office:value-type="float" office:value="5074">
            <text:p>5074</text:p>
          </table:table-cell>
          <table:table-cell table:style-name="ce2" office:value-type="float" office:value="55.536102">
            <text:p>55.54</text:p>
          </table:table-cell>
          <table:table-cell table:style-name="ce2" office:value-type="float" office:value="10.654558">
            <text:p>10.65</text:p>
          </table:table-cell>
          <table:table-cell table:style-name="ce2" office:value-type="float" office:value="37.7">
            <text:p>37.7</text:p>
          </table:table-cell>
          <table:table-cell table:style-name="ce2" office:value-type="float" office:value="125200">
            <text:p>12520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1.414">
            <text:p>381.41</text:p>
          </table:table-cell>
          <table:table-cell table:style-name="ce2" office:value-type="float" office:value="47.945404">
            <text:p>47.95</text:p>
          </table:table-cell>
          <table:table-cell table:style-name="ce2" office:value-type="float" office:value="29.442501">
            <text:p>29.44</text:p>
          </table:table-cell>
          <table:table-cell table:style-name="ce2" office:value-type="float" office:value="119738.8">
            <text:p>119738.8</text:p>
          </table:table-cell>
          <table:table-cell table:style-name="ce2" office:value-type="float" office:value="56.651134">
            <text:p>56.65</text:p>
          </table:table-cell>
          <table:table-cell table:style-name="ce2" office:value-type="float" office:value="12.259659">
            <text:p>12.26</text:p>
          </table:table-cell>
          <table:table-cell table:style-name="ce2" office:value-type="float" office:value="44.4">
            <text:p>44.4</text:p>
          </table:table-cell>
          <table:table-cell table:style-name="ce2" office:value-type="float" office:value="179000">
            <text:p>17900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792.1244">
            <text:p>792.12</text:p>
          </table:table-cell>
          <table:table-cell table:style-name="ce2" office:value-type="float" office:value="47.712067">
            <text:p>47.71</text:p>
          </table:table-cell>
          <table:table-cell table:style-name="ce2" office:value-type="float" office:value="34.4966">
            <text:p>34.5</text:p>
          </table:table-cell>
          <table:table-cell table:style-name="ce2" office:value-type="float" office:value="120162.4">
            <text:p>120162.4</text:p>
          </table:table-cell>
          <table:table-cell table:style-name="ce2" office:value-type="float" office:value="57.288605">
            <text:p>57.29</text:p>
          </table:table-cell>
          <table:table-cell table:style-name="ce2" office:value-type="float" office:value="10.941568">
            <text:p>10.94</text:p>
          </table:table-cell>
          <table:table-cell table:style-name="ce2" office:value-type="float" office:value="45.6">
            <text:p>45.6</text:p>
          </table:table-cell>
          <table:table-cell table:style-name="ce2" office:value-type="float" office:value="252900">
            <text:p>25290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2304.3347">
            <text:p>2304.33</text:p>
          </table:table-cell>
          <table:table-cell table:style-name="ce2" office:value-type="float" office:value="47.782646">
            <text:p>47.78</text:p>
          </table:table-cell>
          <table:table-cell table:style-name="ce2" office:value-type="float" office:value="38.547802">
            <text:p>38.55</text:p>
          </table:table-cell>
          <table:table-cell table:style-name="ce2" office:value-type="float" office:value="121969.6">
            <text:p>121969.6</text:p>
          </table:table-cell>
          <table:table-cell table:style-name="ce2" office:value-type="float" office:value="55.089638">
            <text:p>55.09</text:p>
          </table:table-cell>
          <table:table-cell table:style-name="ce2" office:value-type="float" office:value="9.281833">
            <text:p>9.28</text:p>
          </table:table-cell>
          <table:table-cell table:style-name="ce2" office:value-type="float" office:value="43.1">
            <text:p>43.1</text:p>
          </table:table-cell>
          <table:table-cell table:style-name="ce2" office:value-type="float" office:value="339300">
            <text:p>33930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6572.5635">
            <text:p>6572.56</text:p>
          </table:table-cell>
          <table:table-cell table:style-name="ce2" office:value-type="float" office:value="48.525307">
            <text:p>48.53</text:p>
          </table:table-cell>
          <table:table-cell table:style-name="ce2" office:value-type="float" office:value="40.0984">
            <text:p>40.1</text:p>
          </table:table-cell>
          <table:table-cell table:style-name="ce2" office:value-type="float" office:value="122542.8">
            <text:p>122542.8</text:p>
          </table:table-cell>
          <table:table-cell table:style-name="ce2" office:value-type="float" office:value="54.962757">
            <text:p>54.96</text:p>
          </table:table-cell>
          <table:table-cell table:style-name="ce2" office:value-type="float" office:value="8.028885">
            <text:p>8.03</text:p>
          </table:table-cell>
          <table:table-cell table:style-name="ce2" office:value-type="float" office:value="41.9">
            <text:p>41.9</text:p>
          </table:table-cell>
          <table:table-cell table:style-name="ce2" office:value-type="float" office:value="431800">
            <text:p>43180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5276.958">
            <text:p>15276.96</text:p>
          </table:table-cell>
          <table:table-cell table:style-name="ce2" office:value-type="float" office:value="49.270443">
            <text:p>49.27</text:p>
          </table:table-cell>
          <table:table-cell table:style-name="ce2" office:value-type="float" office:value="40.549297">
            <text:p>40.55</text:p>
          </table:table-cell>
          <table:table-cell table:style-name="ce2" office:value-type="float" office:value="222349.6">
            <text:p>222349.6</text:p>
          </table:table-cell>
          <table:table-cell table:style-name="ce2" office:value-type="float" office:value="55.851818">
            <text:p>55.85</text:p>
          </table:table-cell>
          <table:table-cell table:style-name="ce2" office:value-type="float" office:value="7.62922">
            <text:p>7.63</text:p>
          </table:table-cell>
          <table:table-cell table:style-name="ce2" office:value-type="float" office:value="46.3">
            <text:p>46.3</text:p>
          </table:table-cell>
          <table:table-cell table:style-name="ce2" office:value-type="float" office:value="527200">
            <text:p>52720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29182.037">
            <text:p>29182.04</text:p>
          </table:table-cell>
          <table:table-cell table:style-name="ce2" office:value-type="float" office:value="50.430557">
            <text:p>50.43</text:p>
          </table:table-cell>
          <table:table-cell table:style-name="ce2" office:value-type="float" office:value="42.761898">
            <text:p>42.76</text:p>
          </table:table-cell>
          <table:table-cell table:style-name="ce2" office:value-type="float" office:value="225224">
            <text:p>225224</text:p>
          </table:table-cell>
          <table:table-cell table:style-name="ce2" office:value-type="float" office:value="54.84248">
            <text:p>54.84</text:p>
          </table:table-cell>
          <table:table-cell table:style-name="ce2" office:value-type="float" office:value="5.495488">
            <text:p>5.5</text:p>
          </table:table-cell>
          <table:table-cell table:style-name="ce2" office:value-type="float" office:value="43.5">
            <text:p>43.5</text:p>
          </table:table-cell>
          <table:table-cell table:style-name="ce2" office:value-type="float" office:value="632600">
            <text:p>632600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46853.18">
            <text:p>46853.18</text:p>
          </table:table-cell>
          <table:table-cell table:style-name="ce2" office:value-type="float" office:value="51.67812">
            <text:p>51.68</text:p>
          </table:table-cell>
          <table:table-cell table:style-name="ce2" office:value-type="float" office:value="44.8353">
            <text:p>44.84</text:p>
          </table:table-cell>
          <table:table-cell table:style-name="ce2" office:value-type="float" office:value="238156.4">
            <text:p>238156.4</text:p>
          </table:table-cell>
          <table:table-cell table:style-name="ce2" office:value-type="float" office:value="54.469475">
            <text:p>54.47</text:p>
          </table:table-cell>
          <table:table-cell table:style-name="ce2" office:value-type="float" office:value="12.0161">
            <text:p>12.02</text:p>
          </table:table-cell>
          <table:table-cell table:style-name="ce2" office:value-type="float" office:value="47.6">
            <text:p>47.6</text:p>
          </table:table-cell>
          <table:table-cell table:style-name="ce2" office:value-type="float" office:value="739400">
            <text:p>739400</text:p>
          </table:table-cell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1082.652">
            <text:p>51082.65</text:p>
          </table:table-cell>
          <table:table-cell table:style-name="ce2" office:value-type="float" office:value="52.50295">
            <text:p>52.5</text:p>
          </table:table-cell>
          <table:table-cell table:style-name="ce2" office:value-type="float" office:value="45.6898">
            <text:p>45.69</text:p>
          </table:table-cell>
          <table:table-cell table:style-name="ce2" office:value-type="float" office:value="259617.6">
            <text:p>259617.6</text:p>
          </table:table-cell>
          <table:table-cell table:style-name="ce2" office:value-type="float" office:value="57.819702">
            <text:p>57.82</text:p>
          </table:table-cell>
          <table:table-cell table:style-name="ce2" office:value-type="float" office:value="6.8772078">
            <text:p>6.88</text:p>
          </table:table-cell>
          <table:table-cell table:style-name="ce2" office:value-type="float" office:value="47.3">
            <text:p>47.3</text:p>
          </table:table-cell>
          <table:table-cell table:style-name="ce2" office:value-type="float" office:value="844300">
            <text:p>844300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48218.773">
            <text:p>48218.77</text:p>
          </table:table-cell>
          <table:table-cell table:style-name="ce2" office:value-type="float" office:value="52.54895">
            <text:p>52.55</text:p>
          </table:table-cell>
          <table:table-cell table:style-name="ce2" office:value-type="float" office:value="46.1201">
            <text:p>46.12</text:p>
          </table:table-cell>
          <table:table-cell table:style-name="ce2" office:value-type="float" office:value="260051.6">
            <text:p>260051.6</text:p>
          </table:table-cell>
          <table:table-cell table:style-name="ce2" office:value-type="float" office:value="59.661613">
            <text:p>59.66</text:p>
          </table:table-cell>
          <table:table-cell table:style-name="ce2" office:value-type="float" office:value="6.916739">
            <text:p>6.92</text:p>
          </table:table-cell>
          <table:table-cell table:style-name="ce2" office:value-type="float" office:value="49.9">
            <text:p>49.9</text:p>
          </table:table-cell>
          <table:table-cell table:style-name="ce2" office:value-type="float" office:value="948700">
            <text:p>948700</text:p>
          </table:table-cell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48334.4">
            <text:p>48334.4</text:p>
          </table:table-cell>
          <table:table-cell table:style-name="ce2" office:value-type="float" office:value="52.40437">
            <text:p>52.4</text:p>
          </table:table-cell>
          <table:table-cell table:style-name="ce2" office:value-type="float" office:value="47.168697">
            <text:p>47.17</text:p>
          </table:table-cell>
          <table:table-cell table:style-name="ce2" office:value-type="float" office:value="272258">
            <text:p>272258</text:p>
          </table:table-cell>
          <table:table-cell table:style-name="ce2" office:value-type="float" office:value="59.938953">
            <text:p>59.94</text:p>
          </table:table-cell>
          <table:table-cell table:style-name="ce2" office:value-type="float" office:value="6.7631865">
            <text:p>6.76</text:p>
          </table:table-cell>
          <table:table-cell table:style-name="ce2" office:value-type="float" office:value="52.7">
            <text:p>52.7</text:p>
          </table:table-cell>
          <table:table-cell table:style-name="ce2" office:value-type="float" office:value="1051400">
            <text:p>1051400</text:p>
          </table:table-cell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58023.883">
            <text:p>58023.88</text:p>
          </table:table-cell>
          <table:table-cell table:style-name="ce2" office:value-type="float" office:value="52.713825">
            <text:p>52.71</text:p>
          </table:table-cell>
          <table:table-cell table:style-name="ce2" office:value-type="float" office:value="48.5653">
            <text:p>48.57</text:p>
          </table:table-cell>
          <table:table-cell table:style-name="ce2" office:value-type="float" office:value="272990">
            <text:p>272990</text:p>
          </table:table-cell>
          <table:table-cell table:style-name="ce2" office:value-type="float" office:value="58.554443">
            <text:p>58.55</text:p>
          </table:table-cell>
          <table:table-cell table:style-name="ce2" office:value-type="float" office:value="7.242335">
            <text:p>7.24</text:p>
          </table:table-cell>
          <table:table-cell table:style-name="ce2" office:value-type="float" office:value="52.6">
            <text:p>52.6</text:p>
          </table:table-cell>
          <table:table-cell table:style-name="ce2" office:value-type="float" office:value="1154700">
            <text:p>1154700</text:p>
          </table:table-cell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67770.34">
            <text:p>67770.34</text:p>
          </table:table-cell>
          <table:table-cell table:style-name="ce2" office:value-type="float" office:value="53.11335">
            <text:p>53.11</text:p>
          </table:table-cell>
          <table:table-cell table:style-name="ce2" office:value-type="float" office:value="49.515896">
            <text:p>49.52</text:p>
          </table:table-cell>
          <table:table-cell table:style-name="ce2" office:value-type="float" office:value="277832.4">
            <text:p>277832.4</text:p>
          </table:table-cell>
          <table:table-cell table:style-name="ce2" office:value-type="float" office:value="57.933144">
            <text:p>57.93</text:p>
          </table:table-cell>
          <table:table-cell table:style-name="ce2" office:value-type="float" office:value="6.378684">
            <text:p>6.38</text:p>
          </table:table-cell>
          <table:table-cell table:style-name="ce2" office:value-type="float" office:value="52.4">
            <text:p>52.4</text:p>
          </table:table-cell>
          <table:table-cell table:style-name="ce2" office:value-type="float" office:value="1258800">
            <text:p>1258800</text:p>
          </table:table-cell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85706.34">
            <text:p>85706.34</text:p>
          </table:table-cell>
          <table:table-cell table:style-name="ce2" office:value-type="float" office:value="53.54728">
            <text:p>53.55</text:p>
          </table:table-cell>
          <table:table-cell table:style-name="ce2" office:value-type="float" office:value="50.893803">
            <text:p>50.89</text:p>
          </table:table-cell>
          <table:table-cell table:style-name="ce2" office:value-type="float" office:value="274695.2">
            <text:p>274695.2</text:p>
          </table:table-cell>
          <table:table-cell table:style-name="ce2" office:value-type="float" office:value="62.139862">
            <text:p>62.14</text:p>
          </table:table-cell>
          <table:table-cell table:style-name="ce2" office:value-type="float" office:value="8.03237">
            <text:p>8.03</text:p>
          </table:table-cell>
          <table:table-cell table:style-name="ce2" office:value-type="float" office:value="59.5">
            <text:p>59.5</text:p>
          </table:table-cell>
          <table:table-cell table:style-name="ce2" office:value-type="float" office:value="1367600">
            <text:p>1367600</text:p>
          </table:table-cell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95180.31">
            <text:p>95180.31</text:p>
          </table:table-cell>
          <table:table-cell table:style-name="ce2" office:value-type="float" office:value="54.574913">
            <text:p>54.57</text:p>
          </table:table-cell>
          <table:table-cell table:style-name="ce2" office:value-type="float" office:value="52.1019">
            <text:p>52.1</text:p>
          </table:table-cell>
          <table:table-cell table:style-name="ce2" office:value-type="float" office:value="379094.4">
            <text:p>379094.4</text:p>
          </table:table-cell>
          <table:table-cell table:style-name="ce2" office:value-type="float" office:value="60.120502">
            <text:p>60.12</text:p>
          </table:table-cell>
          <table:table-cell table:style-name="ce2" office:value-type="float" office:value="7.309447">
            <text:p>7.31</text:p>
          </table:table-cell>
          <table:table-cell table:style-name="ce2" office:value-type="float" office:value="62.7">
            <text:p>62.7</text:p>
          </table:table-cell>
          <table:table-cell table:style-name="ce2" office:value-type="float" office:value="1480500">
            <text:p>1480500</text:p>
          </table:table-cell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106927.5">
            <text:p>106927.5</text:p>
          </table:table-cell>
          <table:table-cell table:style-name="ce2" office:value-type="float" office:value="55.58012">
            <text:p>55.58</text:p>
          </table:table-cell>
          <table:table-cell table:style-name="ce2" office:value-type="float" office:value="53.440002">
            <text:p>53.44</text:p>
          </table:table-cell>
          <table:table-cell table:style-name="ce2" office:value-type="float" office:value="477544">
            <text:p>477544</text:p>
          </table:table-cell>
          <table:table-cell table:style-name="ce2" office:value-type="float" office:value="59.626198">
            <text:p>59.63</text:p>
          </table:table-cell>
          <table:table-cell table:style-name="ce2" office:value-type="float" office:value="7.079322">
            <text:p>7.08</text:p>
          </table:table-cell>
          <table:table-cell table:style-name="ce2" office:value-type="float" office:value="61.7">
            <text:p>61.7</text:p>
          </table:table-cell>
          <table:table-cell table:style-name="ce2" office:value-type="float" office:value="1592600">
            <text:p>1592600</text:p>
          </table:table-cell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112411.375">
            <text:p>112411.38</text:p>
          </table:table-cell>
          <table:table-cell table:style-name="ce2" office:value-type="float" office:value="56.342144">
            <text:p>56.34</text:p>
          </table:table-cell>
          <table:table-cell table:style-name="ce2" office:value-type="float" office:value="55.489098">
            <text:p>55.49</text:p>
          </table:table-cell>
          <table:table-cell table:style-name="ce2" office:value-type="float" office:value="485114.4">
            <text:p>485114.4</text:p>
          </table:table-cell>
          <table:table-cell table:style-name="ce2" office:value-type="float" office:value="60.310814">
            <text:p>60.31</text:p>
          </table:table-cell>
          <table:table-cell table:style-name="ce2" office:value-type="float" office:value="7.373769">
            <text:p>7.37</text:p>
          </table:table-cell>
          <table:table-cell table:style-name="ce2" office:value-type="float" office:value="63.4">
            <text:p>63.4</text:p>
          </table:table-cell>
          <table:table-cell table:style-name="ce2" office:value-type="float" office:value="1703900">
            <text:p>1703900</text:p>
          </table:table-cell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120624.39">
            <text:p>120624.39</text:p>
          </table:table-cell>
          <table:table-cell table:style-name="ce2" office:value-type="float" office:value="56.555584">
            <text:p>56.56</text:p>
          </table:table-cell>
          <table:table-cell table:style-name="ce2" office:value-type="float" office:value="58.3339">
            <text:p>58.33</text:p>
          </table:table-cell>
          <table:table-cell table:style-name="ce2" office:value-type="float" office:value="495093.6">
            <text:p>495093.6</text:p>
          </table:table-cell>
          <table:table-cell table:style-name="ce2" office:value-type="float" office:value="59.378807">
            <text:p>59.38</text:p>
          </table:table-cell>
          <table:table-cell table:style-name="ce2" office:value-type="float" office:value="7.1039248">
            <text:p>7.1</text:p>
          </table:table-cell>
          <table:table-cell table:style-name="ce2" office:value-type="float" office:value="69.4">
            <text:p>69.4</text:p>
          </table:table-cell>
          <table:table-cell table:style-name="ce2" office:value-type="float" office:value="1811200">
            <text:p>1811200</text:p>
          </table:table-cell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33033.4">
            <text:p>133033.4</text:p>
          </table:table-cell>
          <table:table-cell table:style-name="ce2" office:value-type="float" office:value="56.186714">
            <text:p>56.19</text:p>
          </table:table-cell>
          <table:table-cell table:style-name="ce2" office:value-type="float" office:value="61.990196">
            <text:p>61.99</text:p>
          </table:table-cell>
          <table:table-cell table:style-name="ce2" office:value-type="float" office:value="495599.6">
            <text:p>495599.6</text:p>
          </table:table-cell>
          <table:table-cell table:style-name="ce2" office:value-type="float" office:value="59.908195">
            <text:p>59.91</text:p>
          </table:table-cell>
          <table:table-cell table:style-name="ce2" office:value-type="float" office:value="7.338076">
            <text:p>7.34</text:p>
          </table:table-cell>
          <table:table-cell table:style-name="ce2" office:value-type="float" office:value="64.6">
            <text:p>64.6</text:p>
          </table:table-cell>
          <table:table-cell table:style-name="ce2" office:value-type="float" office:value="1917500">
            <text:p>1917500</text:p>
          </table:table-cell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148702.25">
            <text:p>148702.25</text:p>
          </table:table-cell>
          <table:table-cell table:style-name="ce2" office:value-type="float" office:value="56.215996">
            <text:p>56.22</text:p>
          </table:table-cell>
          <table:table-cell table:style-name="ce2" office:value-type="float" office:value="66.6062">
            <text:p>66.61</text:p>
          </table:table-cell>
          <table:table-cell table:style-name="ce2" office:value-type="float" office:value="497219.2">
            <text:p>497219.2</text:p>
          </table:table-cell>
          <table:table-cell table:style-name="ce2" office:value-type="float" office:value="60.186108">
            <text:p>60.19</text:p>
          </table:table-cell>
          <table:table-cell table:style-name="ce2" office:value-type="float" office:value="7.333087">
            <text:p>7.33</text:p>
          </table:table-cell>
          <table:table-cell table:style-name="ce2" office:value-type="float" office:value="73.9">
            <text:p>73.9</text:p>
          </table:table-cell>
          <table:table-cell table:style-name="ce2" office:value-type="float" office:value="2020300">
            <text:p>2020300</text:p>
          </table:table-cell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59862.33">
            <text:p>159862.33</text:p>
          </table:table-cell>
          <table:table-cell table:style-name="ce2" office:value-type="float" office:value="56.32086">
            <text:p>56.32</text:p>
          </table:table-cell>
          <table:table-cell table:style-name="ce2" office:value-type="float" office:value="71.666405">
            <text:p>71.67</text:p>
          </table:table-cell>
          <table:table-cell table:style-name="ce2" office:value-type="float" office:value="498524">
            <text:p>498524</text:p>
          </table:table-cell>
          <table:table-cell table:style-name="ce2" office:value-type="float" office:value="61.67745">
            <text:p>61.68</text:p>
          </table:table-cell>
          <table:table-cell table:style-name="ce2" office:value-type="float" office:value="7.404242">
            <text:p>7.4</text:p>
          </table:table-cell>
          <table:table-cell table:style-name="ce2" office:value-type="float" office:value="82.9">
            <text:p>82.9</text:p>
          </table:table-cell>
          <table:table-cell table:style-name="ce2" office:value-type="float" office:value="2123300">
            <text:p>2123300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85453.28">
            <text:p>185453.28</text:p>
          </table:table-cell>
          <table:table-cell table:style-name="ce2" office:value-type="float" office:value="56.424816">
            <text:p>56.42</text:p>
          </table:table-cell>
          <table:table-cell table:style-name="ce2" office:value-type="float" office:value="76.963394">
            <text:p>76.96</text:p>
          </table:table-cell>
          <table:table-cell table:style-name="ce2" office:value-type="float" office:value="597268.4">
            <text:p>597268.4</text:p>
          </table:table-cell>
          <table:table-cell table:style-name="ce2" office:value-type="float" office:value="63.806602">
            <text:p>63.81</text:p>
          </table:table-cell>
          <table:table-cell table:style-name="ce2" office:value-type="float" office:value="8.069994">
            <text:p>8.07</text:p>
          </table:table-cell>
          <table:table-cell table:style-name="ce2" office:value-type="float" office:value="75.8">
            <text:p>75.8</text:p>
          </table:table-cell>
          <table:table-cell table:style-name="ce2" office:value-type="float" office:value="2232200">
            <text:p>2232200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217183.05">
            <text:p>217183.05</text:p>
          </table:table-cell>
          <table:table-cell table:style-name="ce2" office:value-type="float" office:value="56.313087">
            <text:p>56.31</text:p>
          </table:table-cell>
          <table:table-cell table:style-name="ce2" office:value-type="float" office:value="82.5972">
            <text:p>82.6</text:p>
          </table:table-cell>
          <table:table-cell table:style-name="ce2" office:value-type="float" office:value="598414">
            <text:p>598414</text:p>
          </table:table-cell>
          <table:table-cell table:style-name="ce2" office:value-type="float" office:value="60.77141">
            <text:p>60.77</text:p>
          </table:table-cell>
          <table:table-cell table:style-name="ce2" office:value-type="float" office:value="7.643655">
            <text:p>7.64</text:p>
          </table:table-cell>
          <table:table-cell table:style-name="ce2" office:value-type="float" office:value="81.3">
            <text:p>81.3</text:p>
          </table:table-cell>
          <table:table-cell table:style-name="ce2" office:value-type="float" office:value="2341500">
            <text:p>2341500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232761.72">
            <text:p>232761.72</text:p>
          </table:table-cell>
          <table:table-cell table:style-name="ce2" office:value-type="float" office:value="55.969597">
            <text:p>55.97</text:p>
          </table:table-cell>
          <table:table-cell table:style-name="ce2" office:value-type="float" office:value="87.202">
            <text:p>87.2</text:p>
          </table:table-cell>
          <table:table-cell table:style-name="ce2" office:value-type="float" office:value="598442.8">
            <text:p>598442.8</text:p>
          </table:table-cell>
          <table:table-cell table:style-name="ce2" office:value-type="float" office:value="60.684742">
            <text:p>60.68</text:p>
          </table:table-cell>
          <table:table-cell table:style-name="ce2" office:value-type="float" office:value="7.6585007">
            <text:p>7.66</text:p>
          </table:table-cell>
          <table:table-cell table:style-name="ce2" office:value-type="float" office:value="114.5">
            <text:p>114.5</text:p>
          </table:table-cell>
          <table:table-cell table:style-name="ce2" office:value-type="float" office:value="2456700">
            <text:p>2456700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250311.84">
            <text:p>250311.84</text:p>
          </table:table-cell>
          <table:table-cell table:style-name="ce2" office:value-type="float" office:value="56.044586">
            <text:p>56.04</text:p>
          </table:table-cell>
          <table:table-cell table:style-name="ce2" office:value-type="float" office:value="90.9638">
            <text:p>90.96</text:p>
          </table:table-cell>
          <table:table-cell table:style-name="ce2" office:value-type="float" office:value="598465.2">
            <text:p>598465.2</text:p>
          </table:table-cell>
          <table:table-cell table:style-name="ce2" office:value-type="float" office:value="60.80432">
            <text:p>60.8</text:p>
          </table:table-cell>
          <table:table-cell table:style-name="ce2" office:value-type="float" office:value="7.675168">
            <text:p>7.68</text:p>
          </table:table-cell>
          <table:table-cell table:style-name="ce2" office:value-type="float" office:value="86.8">
            <text:p>86.8</text:p>
          </table:table-cell>
          <table:table-cell table:style-name="ce2" office:value-type="float" office:value="2573900">
            <text:p>2573900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260185.1">
            <text:p>260185.1</text:p>
          </table:table-cell>
          <table:table-cell table:style-name="ce2" office:value-type="float" office:value="56.52757">
            <text:p>56.53</text:p>
          </table:table-cell>
          <table:table-cell table:style-name="ce2" office:value-type="float" office:value="95.382095">
            <text:p>95.38</text:p>
          </table:table-cell>
          <table:table-cell table:style-name="ce2" office:value-type="float" office:value="598662">
            <text:p>598662</text:p>
          </table:table-cell>
          <table:table-cell table:style-name="ce2" office:value-type="float" office:value="61.250683">
            <text:p>61.25</text:p>
          </table:table-cell>
          <table:table-cell table:style-name="ce2" office:value-type="float" office:value="7.717855">
            <text:p>7.72</text:p>
          </table:table-cell>
          <table:table-cell table:style-name="ce2" office:value-type="float" office:value="96.6">
            <text:p>96.6</text:p>
          </table:table-cell>
          <table:table-cell table:style-name="ce2" office:value-type="float" office:value="2694500">
            <text:p>2694500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290232.3">
            <text:p>290232.3</text:p>
          </table:table-cell>
          <table:table-cell table:style-name="ce2" office:value-type="float" office:value="57.156464">
            <text:p>57.16</text:p>
          </table:table-cell>
          <table:table-cell table:style-name="ce2" office:value-type="float" office:value="104.79201">
            <text:p>104.79</text:p>
          </table:table-cell>
          <table:table-cell table:style-name="ce2" office:value-type="float" office:value="624730">
            <text:p>624730</text:p>
          </table:table-cell>
          <table:table-cell table:style-name="ce2" office:value-type="float" office:value="60.78246">
            <text:p>60.78</text:p>
          </table:table-cell>
          <table:table-cell table:style-name="ce2" office:value-type="float" office:value="8.360068">
            <text:p>8.36</text:p>
          </table:table-cell>
          <table:table-cell table:style-name="ce2" office:value-type="float" office:value="91.4">
            <text:p>91.4</text:p>
          </table:table-cell>
          <table:table-cell table:style-name="ce2" office:value-type="float" office:value="2821500">
            <text:p>2821500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331789.44">
            <text:p>331789.44</text:p>
          </table:table-cell>
          <table:table-cell table:style-name="ce2" office:value-type="float" office:value="57.930798">
            <text:p>57.93</text:p>
          </table:table-cell>
          <table:table-cell table:style-name="ce2" office:value-type="float" office:value="117.2755">
            <text:p>117.28</text:p>
          </table:table-cell>
          <table:table-cell table:style-name="ce2" office:value-type="float" office:value="651245.6">
            <text:p>651245.6</text:p>
          </table:table-cell>
          <table:table-cell table:style-name="ce2" office:value-type="float" office:value="62.47163">
            <text:p>62.47</text:p>
          </table:table-cell>
          <table:table-cell table:style-name="ce2" office:value-type="float" office:value="7.9801955">
            <text:p>7.98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956700">
            <text:p>2956700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362076.97">
            <text:p>362076.97</text:p>
          </table:table-cell>
          <table:table-cell table:style-name="ce2" office:value-type="float" office:value="58.374096">
            <text:p>58.37</text:p>
          </table:table-cell>
          <table:table-cell table:style-name="ce2" office:value-type="float" office:value="129.5943">
            <text:p>129.59</text:p>
          </table:table-cell>
          <table:table-cell table:style-name="ce2" office:value-type="float" office:value="630953.6">
            <text:p>630953.6</text:p>
          </table:table-cell>
          <table:table-cell table:style-name="ce2" office:value-type="float" office:value="63.61503">
            <text:p>63.62</text:p>
          </table:table-cell>
          <table:table-cell table:style-name="ce2" office:value-type="float" office:value="8.557806">
            <text:p>8.56</text:p>
          </table:table-cell>
          <table:table-cell table:style-name="ce2" office:value-type="float" office:value="115.8">
            <text:p>115.8</text:p>
          </table:table-cell>
          <table:table-cell table:style-name="ce2" office:value-type="float" office:value="3099400">
            <text:p>3099400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379847.25">
            <text:p>379847.25</text:p>
          </table:table-cell>
          <table:table-cell table:style-name="ce2" office:value-type="float" office:value="58.54759">
            <text:p>58.55</text:p>
          </table:table-cell>
          <table:table-cell table:style-name="ce2" office:value-type="float" office:value="137.8045">
            <text:p>137.8</text:p>
          </table:table-cell>
          <table:table-cell table:style-name="ce2" office:value-type="float" office:value="734674.8">
            <text:p>734674.8</text:p>
          </table:table-cell>
          <table:table-cell table:style-name="ce2" office:value-type="float" office:value="61.909557">
            <text:p>61.91</text:p>
          </table:table-cell>
          <table:table-cell table:style-name="ce2" office:value-type="float" office:value="7.747309">
            <text:p>7.75</text:p>
          </table:table-cell>
          <table:table-cell table:style-name="ce2" office:value-type="float" office:value="114.3">
            <text:p>114.3</text:p>
          </table:table-cell>
          <table:table-cell table:style-name="ce2" office:value-type="float" office:value="3249900">
            <text:p>3249900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394206.38">
            <text:p>394206.38</text:p>
          </table:table-cell>
          <table:table-cell table:style-name="ce2" office:value-type="float" office:value="58.579212">
            <text:p>58.58</text:p>
          </table:table-cell>
          <table:table-cell table:style-name="ce2" office:value-type="float" office:value="145.9073">
            <text:p>145.91</text:p>
          </table:table-cell>
          <table:table-cell table:style-name="ce2" office:value-type="float" office:value="741826">
            <text:p>741826</text:p>
          </table:table-cell>
          <table:table-cell table:style-name="ce2" office:value-type="float" office:value="64.44704">
            <text:p>64.45</text:p>
          </table:table-cell>
          <table:table-cell table:style-name="ce2" office:value-type="float" office:value="8.878185">
            <text:p>8.88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3412000">
            <text:p>3412000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393765.5">
            <text:p>393765.5</text:p>
          </table:table-cell>
          <table:table-cell table:style-name="ce2" office:value-type="float" office:value="58.398853">
            <text:p>58.4</text:p>
          </table:table-cell>
          <table:table-cell table:style-name="ce2" office:value-type="float" office:value="152.6265">
            <text:p>152.63</text:p>
          </table:table-cell>
          <table:table-cell table:style-name="ce2" office:value-type="float" office:value="742473.6">
            <text:p>742473.6</text:p>
          </table:table-cell>
          <table:table-cell table:style-name="ce2" office:value-type="float" office:value="64.055466">
            <text:p>64.06</text:p>
          </table:table-cell>
          <table:table-cell table:style-name="ce2" office:value-type="float" office:value="8.884233">
            <text:p>8.88</text:p>
          </table:table-cell>
          <table:table-cell table:style-name="ce2" office:value-type="float" office:value="145.2">
            <text:p>145.2</text:p>
          </table:table-cell>
          <table:table-cell table:style-name="ce2" office:value-type="float" office:value="3579900">
            <text:p>3579900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404807.75">
            <text:p>404807.75</text:p>
          </table:table-cell>
          <table:table-cell table:style-name="ce2" office:value-type="float" office:value="58.494488">
            <text:p>58.49</text:p>
          </table:table-cell>
          <table:table-cell table:style-name="ce2" office:value-type="float" office:value="150.96461">
            <text:p>150.96</text:p>
          </table:table-cell>
          <table:table-cell table:style-name="ce2" office:value-type="float" office:value="742404.8">
            <text:p>742404.8</text:p>
          </table:table-cell>
          <table:table-cell table:style-name="ce2" office:value-type="float" office:value="64.08543">
            <text:p>64.09</text:p>
          </table:table-cell>
          <table:table-cell table:style-name="ce2" office:value-type="float" office:value="9.00079">
            <text:p>9</text:p>
          </table:table-cell>
          <table:table-cell table:style-name="ce2" office:value-type="float" office:value="157.1">
            <text:p>157.1</text:p>
          </table:table-cell>
          <table:table-cell table:style-name="ce2" office:value-type="float" office:value="3744300">
            <text:p>3744300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410055.2">
            <text:p>410055.2</text:p>
          </table:table-cell>
          <table:table-cell table:style-name="ce2" office:value-type="float" office:value="58.56358">
            <text:p>58.56</text:p>
          </table:table-cell>
          <table:table-cell table:style-name="ce2" office:value-type="float" office:value="151.6348">
            <text:p>151.63</text:p>
          </table:table-cell>
          <table:table-cell table:style-name="ce2" office:value-type="float" office:value="763178.8">
            <text:p>763178.8</text:p>
          </table:table-cell>
          <table:table-cell table:style-name="ce2" office:value-type="float" office:value="64.13451">
            <text:p>64.13</text:p>
          </table:table-cell>
          <table:table-cell table:style-name="ce2" office:value-type="float" office:value="8.611395">
            <text:p>8.61</text:p>
          </table:table-cell>
          <table:table-cell table:style-name="ce2" office:value-type="float" office:value="144.2">
            <text:p>144.2</text:p>
          </table:table-cell>
          <table:table-cell table:style-name="ce2" office:value-type="float" office:value="3902100">
            <text:p>3902100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423404.3">
            <text:p>423404.3</text:p>
          </table:table-cell>
          <table:table-cell table:style-name="ce2" office:value-type="float" office:value="58.83188">
            <text:p>58.83</text:p>
          </table:table-cell>
          <table:table-cell table:style-name="ce2" office:value-type="float" office:value="157.6539">
            <text:p>157.65</text:p>
          </table:table-cell>
          <table:table-cell table:style-name="ce2" office:value-type="float" office:value="770255.6">
            <text:p>770255.6</text:p>
          </table:table-cell>
          <table:table-cell table:style-name="ce2" office:value-type="float" office:value="63.607056">
            <text:p>63.61</text:p>
          </table:table-cell>
          <table:table-cell table:style-name="ce2" office:value-type="float" office:value="8.991392">
            <text:p>8.99</text:p>
          </table:table-cell>
          <table:table-cell table:style-name="ce2" office:value-type="float" office:value="144.3">
            <text:p>144.3</text:p>
          </table:table-cell>
          <table:table-cell table:style-name="ce2" office:value-type="float" office:value="4059600">
            <text:p>4059600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433825.1">
            <text:p>433825.1</text:p>
          </table:table-cell>
          <table:table-cell table:style-name="ce2" office:value-type="float" office:value="59.265606">
            <text:p>59.27</text:p>
          </table:table-cell>
          <table:table-cell table:style-name="ce2" office:value-type="float" office:value="176.03671">
            <text:p>176.04</text:p>
          </table:table-cell>
          <table:table-cell table:style-name="ce2" office:value-type="float" office:value="771295.6">
            <text:p>771295.6</text:p>
          </table:table-cell>
          <table:table-cell table:style-name="ce2" office:value-type="float" office:value="61.253418">
            <text:p>61.25</text:p>
          </table:table-cell>
          <table:table-cell table:style-name="ce2" office:value-type="float" office:value="7.6621704">
            <text:p>7.66</text:p>
          </table:table-cell>
          <table:table-cell table:style-name="ce2" office:value-type="float" office:value="179.9">
            <text:p>179.9</text:p>
          </table:table-cell>
          <table:table-cell table:style-name="ce2" office:value-type="float" office:value="4225400">
            <text:p>4225400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444484.4">
            <text:p>444484.4</text:p>
          </table:table-cell>
          <table:table-cell table:style-name="ce2" office:value-type="float" office:value="59.758484">
            <text:p>59.76</text:p>
          </table:table-cell>
          <table:table-cell table:style-name="ce2" office:value-type="float" office:value="191.39769">
            <text:p>191.4</text:p>
          </table:table-cell>
          <table:table-cell table:style-name="ce2" office:value-type="float" office:value="782651.6">
            <text:p>782651.6</text:p>
          </table:table-cell>
          <table:table-cell table:style-name="ce2" office:value-type="float" office:value="63.27882">
            <text:p>63.28</text:p>
          </table:table-cell>
          <table:table-cell table:style-name="ce2" office:value-type="float" office:value="8.897844">
            <text:p>8.9</text:p>
          </table:table-cell>
          <table:table-cell table:style-name="ce2" office:value-type="float" office:value="198.1">
            <text:p>198.1</text:p>
          </table:table-cell>
          <table:table-cell table:style-name="ce2" office:value-type="float" office:value="4401700">
            <text:p>4401700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480111.9">
            <text:p>480111.9</text:p>
          </table:table-cell>
          <table:table-cell table:style-name="ce2" office:value-type="float" office:value="59.597206">
            <text:p>59.6</text:p>
          </table:table-cell>
          <table:table-cell table:style-name="ce2" office:value-type="float" office:value="199.6687">
            <text:p>199.67</text:p>
          </table:table-cell>
          <table:table-cell table:style-name="ce2" office:value-type="float" office:value="807739.6">
            <text:p>807739.6</text:p>
          </table:table-cell>
          <table:table-cell table:style-name="ce2" office:value-type="float" office:value="63.48109">
            <text:p>63.48</text:p>
          </table:table-cell>
          <table:table-cell table:style-name="ce2" office:value-type="float" office:value="8.2465">
            <text:p>8.25</text:p>
          </table:table-cell>
          <table:table-cell table:style-name="ce2" office:value-type="float" office:value="217.3">
            <text:p>217.3</text:p>
          </table:table-cell>
          <table:table-cell table:style-name="ce2" office:value-type="float" office:value="4585500">
            <text:p>4585500</text:p>
          </table:table-cell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497377.6">
            <text:p>497377.6</text:p>
          </table:table-cell>
          <table:table-cell table:style-name="ce2" office:value-type="float" office:value="59.597523">
            <text:p>59.6</text:p>
          </table:table-cell>
          <table:table-cell table:style-name="ce2" office:value-type="float" office:value="209.28479">
            <text:p>209.28</text:p>
          </table:table-cell>
          <table:table-cell table:style-name="ce2" office:value-type="float" office:value="807739.6">
            <text:p>807739.6</text:p>
          </table:table-cell>
          <table:table-cell table:style-name="ce2" office:value-type="float" office:value="63.54955">
            <text:p>63.55</text:p>
          </table:table-cell>
          <table:table-cell table:style-name="ce2" office:value-type="float" office:value="8.2465">
            <text:p>8.25</text:p>
          </table:table-cell>
          <table:table-cell table:style-name="ce2" office:value-type="float" office:value="214.1">
            <text:p>214.1</text:p>
          </table:table-cell>
          <table:table-cell table:style-name="ce2" office:value-type="float" office:value="4770000">
            <text:p>4770000</text:p>
          </table:table-cell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518201.4">
            <text:p>518201.4</text:p>
          </table:table-cell>
          <table:table-cell table:style-name="ce2" office:value-type="float" office:value="59.634033">
            <text:p>59.63</text:p>
          </table:table-cell>
          <table:table-cell table:style-name="ce2" office:value-type="float" office:value="217.98853">
            <text:p>217.99</text:p>
          </table:table-cell>
          <table:table-cell table:style-name="ce2" office:value-type="float" office:value="807835.6">
            <text:p>807835.6</text:p>
          </table:table-cell>
          <table:table-cell table:style-name="ce2" office:value-type="float" office:value="63.46891">
            <text:p>63.47</text:p>
          </table:table-cell>
          <table:table-cell table:style-name="ce2" office:value-type="float" office:value="8.276969">
            <text:p>8.28</text:p>
          </table:table-cell>
          <table:table-cell table:style-name="ce2" office:value-type="float" office:value="219.4">
            <text:p>219.4</text:p>
          </table:table-cell>
          <table:table-cell table:style-name="ce2" office:value-type="float" office:value="4952600">
            <text:p>4952600</text:p>
          </table:table-cell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532432.6">
            <text:p>532432.6</text:p>
          </table:table-cell>
          <table:table-cell table:style-name="ce2" office:value-type="float" office:value="59.602356">
            <text:p>59.6</text:p>
          </table:table-cell>
          <table:table-cell table:style-name="ce2" office:value-type="float" office:value="230.16348">
            <text:p>230.16</text:p>
          </table:table-cell>
          <table:table-cell table:style-name="ce2" office:value-type="float" office:value="808539.6">
            <text:p>808539.6</text:p>
          </table:table-cell>
          <table:table-cell table:style-name="ce2" office:value-type="float" office:value="63.19613">
            <text:p>63.2</text:p>
          </table:table-cell>
          <table:table-cell table:style-name="ce2" office:value-type="float" office:value="8.553338">
            <text:p>8.55</text:p>
          </table:table-cell>
          <table:table-cell table:style-name="ce2" office:value-type="float" office:value="241.2">
            <text:p>241.2</text:p>
          </table:table-cell>
          <table:table-cell table:style-name="ce2" office:value-type="float" office:value="5141200">
            <text:p>5141200</text:p>
          </table:table-cell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557445.9">
            <text:p>557445.9</text:p>
          </table:table-cell>
          <table:table-cell table:style-name="ce2" office:value-type="float" office:value="59.374474">
            <text:p>59.37</text:p>
          </table:table-cell>
          <table:table-cell table:style-name="ce2" office:value-type="float" office:value="242.8229">
            <text:p>242.82</text:p>
          </table:table-cell>
          <table:table-cell table:style-name="ce2" office:value-type="float" office:value="817044.8">
            <text:p>817044.8</text:p>
          </table:table-cell>
          <table:table-cell table:style-name="ce2" office:value-type="float" office:value="65.02267">
            <text:p>65.02</text:p>
          </table:table-cell>
          <table:table-cell table:style-name="ce2" office:value-type="float" office:value="8.758729">
            <text:p>8.76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5334100">
            <text:p>5334100</text:p>
          </table:table-cell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561411.94">
            <text:p>561411.94</text:p>
          </table:table-cell>
          <table:table-cell table:style-name="ce2" office:value-type="float" office:value="59.33495">
            <text:p>59.33</text:p>
          </table:table-cell>
          <table:table-cell table:style-name="ce2" office:value-type="float" office:value="256.3567">
            <text:p>256.36</text:p>
          </table:table-cell>
          <table:table-cell table:style-name="ce2" office:value-type="float" office:value="817454.4">
            <text:p>817454.4</text:p>
          </table:table-cell>
          <table:table-cell table:style-name="ce2" office:value-type="float" office:value="65.10535">
            <text:p>65.11</text:p>
          </table:table-cell>
          <table:table-cell table:style-name="ce2" office:value-type="float" office:value="8.762274">
            <text:p>8.76</text:p>
          </table:table-cell>
          <table:table-cell table:style-name="ce2" office:value-type="float" office:value="245.3">
            <text:p>245.3</text:p>
          </table:table-cell>
          <table:table-cell table:style-name="ce2" office:value-type="float" office:value="5535600">
            <text:p>5535600</text:p>
          </table:table-cell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558210.6">
            <text:p>558210.6</text:p>
          </table:table-cell>
          <table:table-cell table:style-name="ce2" office:value-type="float" office:value="59.29735">
            <text:p>59.3</text:p>
          </table:table-cell>
          <table:table-cell table:style-name="ce2" office:value-type="float" office:value="258.83868">
            <text:p>258.84</text:p>
          </table:table-cell>
          <table:table-cell table:style-name="ce2" office:value-type="float" office:value="819000">
            <text:p>819000</text:p>
          </table:table-cell>
          <table:table-cell table:style-name="ce2" office:value-type="float" office:value="64.8246">
            <text:p>64.82</text:p>
          </table:table-cell>
          <table:table-cell table:style-name="ce2" office:value-type="float" office:value="8.518944">
            <text:p>8.52</text:p>
          </table:table-cell>
          <table:table-cell table:style-name="ce2" office:value-type="float" office:value="278.6">
            <text:p>278.6</text:p>
          </table:table-cell>
          <table:table-cell table:style-name="ce2" office:value-type="float" office:value="5735800">
            <text:p>5735800</text:p>
          </table:table-cell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564870.3">
            <text:p>564870.3</text:p>
          </table:table-cell>
          <table:table-cell table:style-name="ce2" office:value-type="float" office:value="59.25821">
            <text:p>59.26</text:p>
          </table:table-cell>
          <table:table-cell table:style-name="ce2" office:value-type="float" office:value="261.4763">
            <text:p>261.48</text:p>
          </table:table-cell>
          <table:table-cell table:style-name="ce2" office:value-type="float" office:value="923046.4">
            <text:p>923046.4</text:p>
          </table:table-cell>
          <table:table-cell table:style-name="ce2" office:value-type="float" office:value="64.38463">
            <text:p>64.38</text:p>
          </table:table-cell>
          <table:table-cell table:style-name="ce2" office:value-type="float" office:value="9.952089">
            <text:p>9.95</text:p>
          </table:table-cell>
          <table:table-cell table:style-name="ce2" office:value-type="float" office:value="229.6">
            <text:p>229.6</text:p>
          </table:table-cell>
          <table:table-cell table:style-name="ce2" office:value-type="float" office:value="5940000">
            <text:p>5940000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571750">
            <text:p>571750</text:p>
          </table:table-cell>
          <table:table-cell table:style-name="ce2" office:value-type="float" office:value="59.36546">
            <text:p>59.37</text:p>
          </table:table-cell>
          <table:table-cell table:style-name="ce2" office:value-type="float" office:value="270.2293">
            <text:p>270.23</text:p>
          </table:table-cell>
          <table:table-cell table:style-name="ce2" office:value-type="float" office:value="1029011.2">
            <text:p>1029011.2</text:p>
          </table:table-cell>
          <table:table-cell table:style-name="ce2" office:value-type="float" office:value="64.54419">
            <text:p>64.54</text:p>
          </table:table-cell>
          <table:table-cell table:style-name="ce2" office:value-type="float" office:value="10.223518">
            <text:p>10.22</text:p>
          </table:table-cell>
          <table:table-cell table:style-name="ce2" office:value-type="float" office:value="317.4">
            <text:p>317.4</text:p>
          </table:table-cell>
          <table:table-cell table:style-name="ce2" office:value-type="float" office:value="6148100">
            <text:p>6148100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579768.1">
            <text:p>579768.1</text:p>
          </table:table-cell>
          <table:table-cell table:style-name="ce2" office:value-type="float" office:value="59.6632">
            <text:p>59.66</text:p>
          </table:table-cell>
          <table:table-cell table:style-name="ce2" office:value-type="float" office:value="274.8089">
            <text:p>274.81</text:p>
          </table:table-cell>
          <table:table-cell table:style-name="ce2" office:value-type="float" office:value="1029068.8">
            <text:p>1029068.8</text:p>
          </table:table-cell>
          <table:table-cell table:style-name="ce2" office:value-type="float" office:value="64.54283">
            <text:p>64.54</text:p>
          </table:table-cell>
          <table:table-cell table:style-name="ce2" office:value-type="float" office:value="10.301394">
            <text:p>10.3</text:p>
          </table:table-cell>
          <table:table-cell table:style-name="ce2" office:value-type="float" office:value="278.2">
            <text:p>278.2</text:p>
          </table:table-cell>
          <table:table-cell table:style-name="ce2" office:value-type="float" office:value="6357700">
            <text:p>6357700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588316.94">
            <text:p>588316.94</text:p>
          </table:table-cell>
          <table:table-cell table:style-name="ce2" office:value-type="float" office:value="59.918617">
            <text:p>59.92</text:p>
          </table:table-cell>
          <table:table-cell table:style-name="ce2" office:value-type="float" office:value="281.02032">
            <text:p>281.02</text:p>
          </table:table-cell>
          <table:table-cell table:style-name="ce2" office:value-type="float" office:value="1029081.6">
            <text:p>1029081.6</text:p>
          </table:table-cell>
          <table:table-cell table:style-name="ce2" office:value-type="float" office:value="64.58156">
            <text:p>64.58</text:p>
          </table:table-cell>
          <table:table-cell table:style-name="ce2" office:value-type="float" office:value="10.308388">
            <text:p>10.31</text:p>
          </table:table-cell>
          <table:table-cell table:style-name="ce2" office:value-type="float" office:value="259.9">
            <text:p>259.9</text:p>
          </table:table-cell>
          <table:table-cell table:style-name="ce2" office:value-type="float" office:value="6578600">
            <text:p>6578600</text:p>
          </table:table-cell>
          <table:table-cell table:number-columns-repeated="1015"/>
        </table:table-row>
        <table:table-row table:style-name="ro1" table:number-rows-repeated="64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sstries" table:style-name="ta1" table:print="false">
        <table:table-column table:style-name="co2" table:number-columns-repeated="2" table:default-cell-style-name="Default"/>
        <table:table-row table:style-name="ro2">
          <table:table-cell>
            <draw:frame table:end-cell-address="Crosstries.I28" table:end-x="0.278in" table:end-y="0.0579in" draw:z-index="0" draw:style-name="gr1" svg:width="6.5102in" svg:height="4.7276in" svg:x="0.8799in" svg:y="0in">
              <draw:object draw:notify-on-update-of-ranges="Sheet1.J2:Sheet1.J2 Sheet1.B4:Sheet1.B54 Sheet1.J56:Sheet1.J56 Sheet1.B58:Sheet1.B108 Sheet1.J110:Sheet1.J110 Sheet1.B112:Sheet1.B162 Sheet1.J164:Sheet1.J164 Sheet1.B166:Sheet1.B2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 table:number-rows-repeated="29">
          <table:table-cell table:number-columns-repeated="2"/>
        </table:table-row>
        <table:table-row table:style-name="ro2">
          <table:table-cell/>
          <table:table-cell>
            <draw:frame table:end-cell-address="Crosstries.I64" table:end-x="0.4543in" table:end-y="0.05in" draw:z-index="1" draw:style-name="gr1" svg:width="6.6768in" svg:height="5.5921in" svg:x="0.0008in" svg:y="0.1657in">
              <draw:object draw:notify-on-update-of-ranges="Sheet1.J2:Sheet1.J2 Sheet1.E4:Sheet1.E54 Sheet1.J56:Sheet1.J56 Sheet1.E58:Sheet1.E108 Sheet1.J110:Sheet1.J110 Sheet1.E112:Sheet1.E162 Sheet1.J164:Sheet1.J164 Sheet1.E166:Sheet1.E2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34">
          <table:table-cell table:number-columns-repeated="2"/>
        </table:table-row>
        <table:table-row table:style-name="ro2">
          <table:table-cell/>
          <table:table-cell>
            <draw:frame table:end-cell-address="Crosstries.I96" table:end-x="0.4213in" table:end-y="0.085in" draw:z-index="2" draw:style-name="gr1" svg:width="6.6307in" svg:height="5.2465in" svg:x="0.0138in" svg:y="0.0272in">
              <draw:object draw:notify-on-update-of-ranges="Sheet1.J2:Sheet1.J2 Sheet1.D4:Sheet1.D54 Sheet1.J56:Sheet1.J56 Sheet1.D58:Sheet1.D108 Sheet1.J110:Sheet1.J110 Sheet1.D112:Sheet1.D162 Sheet1.J164:Sheet1.J164 Sheet1.D166:Sheet1.D2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 table:number-rows-repeated="31">
          <table:table-cell table:number-columns-repeated="2"/>
        </table:table-row>
        <table:table-row table:style-name="ro2">
          <table:table-cell/>
          <table:table-cell>
            <draw:frame table:end-cell-address="Crosstries.I127" table:end-x="0.5094in" table:end-y="0.1508in" draw:z-index="3" draw:style-name="gr1" svg:width="6.7047in" svg:height="5.1406in" svg:x="0.028in" svg:y="0.026in">
              <draw:object draw:notify-on-update-of-ranges="Sheet1.J2:Sheet1.J2 Sheet1.I4:Sheet1.I54 Sheet1.J56:Sheet1.J56 Sheet1.I58:Sheet1.I108 Sheet1.J110:Sheet1.J110 Sheet1.I112:Sheet1.I162 Sheet1.J164:Sheet1.J164 Sheet1.I166:Sheet1.I2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TourSize" table:style-name="ta1" table:print="false">
        <table:table-column table:style-name="co2" table:number-columns-repeated="2" table:default-cell-style-name="Default"/>
        <table:table-row table:style-name="ro2">
          <table:table-cell/>
          <table:table-cell>
            <draw:frame table:end-cell-address="TourSize.I29" table:end-x="0.435in" table:end-y="0.1535in" draw:z-index="0" draw:style-name="gr1" svg:width="6.6303in" svg:height="4.9197in" svg:x="0.028in" svg:y="0.0768in">
              <draw:object draw:notify-on-update-of-ranges="Sheet1.J218:Sheet1.J218 Sheet1.B220:Sheet1.B270 Sheet1.J272:Sheet1.J272 Sheet1.B274:Sheet1.B324 Sheet1.J326:Sheet1.J326 Sheet1.B328:Sheet1.B37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 table:number-rows-repeated="29">
          <table:table-cell table:number-columns-repeated="2"/>
        </table:table-row>
        <table:table-row table:style-name="ro2">
          <table:table-cell/>
          <table:table-cell>
            <draw:frame table:end-cell-address="TourSize.I61" table:end-x="0.4051in" table:end-y="0.0862in" draw:z-index="1" draw:style-name="gr1" svg:width="6.6028in" svg:height="5.1406in" svg:x="0.0256in" svg:y="0.1346in">
              <draw:object draw:notify-on-update-of-ranges="Sheet1.J218:Sheet1.J218 Sheet1.E220:Sheet1.E270 Sheet1.J272:Sheet1.J272 Sheet1.E274:Sheet1.E324 Sheet1.J326:Sheet1.J326 Sheet1.E328:Sheet1.E37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 table:number-rows-repeated="31">
          <table:table-cell table:number-columns-repeated="2"/>
        </table:table-row>
        <table:table-row table:style-name="ro2">
          <table:table-cell/>
          <table:table-cell>
            <draw:frame table:end-cell-address="TourSize.I94" table:end-x="0.463in" table:end-y="0.1626in" draw:z-index="2" draw:style-name="gr1" svg:width="6.6606in" svg:height="5.4386in" svg:x="0.0256in" svg:y="0.0858in">
              <draw:object draw:notify-on-update-of-ranges="Sheet1.J218:Sheet1.J218 Sheet1.D220:Sheet1.D270 Sheet1.J272:Sheet1.J272 Sheet1.D274:Sheet1.D324 Sheet1.J326:Sheet1.J326 Sheet1.D328:Sheet1.D37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2" table:number-rows-repeated="32">
          <table:table-cell table:number-columns-repeated="2"/>
        </table:table-row>
        <table:table-row table:style-name="ro2">
          <table:table-cell>
            <draw:frame table:end-cell-address="TourSize.I125" table:end-x="0.435in" table:end-y="0.1626in" draw:z-index="3" draw:style-name="gr1" svg:width="6.6626in" svg:height="5.1406in" svg:x="0.8846in" svg:y="0.0382in">
              <draw:object draw:notify-on-update-of-ranges="Sheet1.J218:Sheet1.J218 Sheet1.I220:Sheet1.I270 Sheet1.J272:Sheet1.J272 Sheet1.I274:Sheet1.I324 Sheet1.J326:Sheet1.J326 Sheet1.I328:Sheet1.I37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</table:table-row>
      </table:table>
      <table:table table:name="MutateTries" table:style-name="ta1" table:print="false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table:end-cell-address="MutateTries.I31" table:end-x="0.4724in" table:end-y="0.1634in" draw:z-index="0" draw:style-name="gr1" svg:width="6.6866in" svg:height="5.1406in" svg:x="0.0091in" svg:y="0.0386in">
              <draw:object draw:notify-on-update-of-ranges="Sheet1.J380:Sheet1.J380 Sheet1.B382:Sheet1.B432 Sheet1.J434:Sheet1.J434 Sheet1.B436:Sheet1.B486 Sheet1.J488:Sheet1.J488 Sheet1.B490:Sheet1.B54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2" table:number-rows-repeated="30">
          <table:table-cell table:number-columns-repeated="2"/>
        </table:table-row>
        <table:table-row table:style-name="ro2">
          <table:table-cell/>
          <table:table-cell>
            <draw:frame table:end-cell-address="MutateTries.I62" table:end-x="0.5024in" table:end-y="0.1732in" draw:z-index="1" draw:style-name="gr1" svg:width="6.7047in" svg:height="5.1406in" svg:x="0.0209in" svg:y="0.0484in">
              <draw:object draw:notify-on-update-of-ranges="Sheet1.J380:Sheet1.J380 Sheet1.E382:Sheet1.E432 Sheet1.J434:Sheet1.J434 Sheet1.E436:Sheet1.E486 Sheet1.J488:Sheet1.J488 Sheet1.E490:Sheet1.E54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2" table:number-rows-repeated="30">
          <table:table-cell table:number-columns-repeated="2"/>
        </table:table-row>
        <table:table-row table:style-name="ro2">
          <table:table-cell>
            <draw:frame table:end-cell-address="MutateTries.I94" table:end-x="0.5118in" table:end-y="0.0764in" draw:z-index="2" draw:style-name="gr1" svg:width="6.7417in" svg:height="5.1406in" svg:x="0.8823in" svg:y="0.1248in">
              <draw:object draw:notify-on-update-of-ranges="Sheet1.J380:Sheet1.J380 Sheet1.D382:Sheet1.D432 Sheet1.J434:Sheet1.J434 Sheet1.D436:Sheet1.D486 Sheet1.J488:Sheet1.J488 Sheet1.D490:Sheet1.D54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/>
        </table:table-row>
        <table:table-row table:style-name="ro2" table:number-rows-repeated="31">
          <table:table-cell table:number-columns-repeated="2"/>
        </table:table-row>
        <table:table-row table:style-name="ro2">
          <table:table-cell/>
          <table:table-cell>
            <draw:frame table:end-cell-address="MutateTries.I125" table:end-x="0.5488in" table:end-y="0.1339in" draw:z-index="3" draw:style-name="gr1" svg:width="6.7697in" svg:height="5.1406in" svg:x="0.0024in" svg:y="0.0094in">
              <draw:object draw:notify-on-update-of-ranges="Sheet1.J380:Sheet1.J380 Sheet1.I382:Sheet1.I432 Sheet1.J434:Sheet1.J434 Sheet1.I436:Sheet1.I486 Sheet1.J488:Sheet1.J488 Sheet1.I490:Sheet1.I54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</table:table>
      <table:table table:name="GrowMaxDepth" table:style-name="ta1" table:print="false"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/>
          <table:table-cell>
            <draw:frame table:end-cell-address="GrowMaxDepth.I31" table:end-x="0.4004in" table:end-y="0.1346in" draw:z-index="0" draw:style-name="gr1" svg:width="6.6024in" svg:height="5.1406in" svg:x="0.0213in" svg:y="0.0098in">
              <draw:object draw:notify-on-update-of-ranges="Sheet1.J542:Sheet1.J542 Sheet1.B544:Sheet1.B594 Sheet1.J596:Sheet1.J596 Sheet1.B598:Sheet1.B64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29">
          <table:table-cell table:number-columns-repeated="10"/>
        </table:table-row>
        <table:table-row table:style-name="ro2">
          <table:table-cell/>
          <table:table-cell>
            <draw:frame table:end-cell-address="GrowMaxDepth.I62" table:end-x="0.3795in" table:end-y="0.0488in" draw:z-index="1" draw:style-name="gr1" svg:width="6.6024in" svg:height="5.1406in" svg:x="0.0004in" svg:y="0.0969in">
              <draw:object draw:notify-on-update-of-ranges="Sheet1.J542:Sheet1.J542 Sheet1.E544:Sheet1.E594 Sheet1.J596:Sheet1.J596 Sheet1.E598:Sheet1.E648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30">
          <table:table-cell table:number-columns-repeated="10"/>
        </table:table-row>
        <table:table-row table:style-name="ro2">
          <table:table-cell/>
          <table:table-cell>
            <draw:frame table:end-cell-address="GrowMaxDepth.I93" table:end-x="0.398in" table:end-y="0.0957in" draw:z-index="2" draw:style-name="gr1" svg:width="6.6189in" svg:height="5.1406in" svg:x="0.0024in" svg:y="0.1437in">
              <draw:object draw:notify-on-update-of-ranges="Sheet1.J542:Sheet1.J542 Sheet1.D544:Sheet1.D594 Sheet1.J596:Sheet1.J596 Sheet1.D598:Sheet1.D64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31">
          <table:table-cell table:number-columns-repeated="10"/>
        </table:table-row>
        <table:table-row table:style-name="ro2">
          <table:table-cell/>
          <table:table-cell>
            <draw:frame table:end-cell-address="GrowMaxDepth.I124" table:end-x="0.389in" table:end-y="0.1728in" draw:z-index="3" draw:style-name="gr1" svg:width="6.6004in" svg:height="5.1406in" svg:x="0.0118in" svg:y="0.048in">
              <draw:object draw:notify-on-update-of-ranges="Sheet1.J542:Sheet1.J542 Sheet1.I544:Sheet1.I594 Sheet1.J596:Sheet1.J596 Sheet1.I598:Sheet1.I648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9"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∑</text:p>
          </table:table-cell>
        </table:table-row>
      </table:table>
      <table:table table:name="MaxdepthCrossover" table:style-name="ta1" table:print="false">
        <table:table-column table:style-name="co2" table:number-columns-repeated="2" table:default-cell-style-name="Default"/>
        <table:table-row table:style-name="ro2">
          <table:table-cell/>
          <table:table-cell>
            <draw:frame table:end-cell-address="MaxdepthCrossover.I30" table:end-x="0.2409in" table:end-y="0.1248in" draw:z-index="0" draw:style-name="gr1" svg:width="6.4638in" svg:height="5.1406in" svg:x="0.0004in" svg:y="0in">
              <draw:object draw:notify-on-update-of-ranges="Sheet1.K596:Sheet1.K596 Sheet1.B598:Sheet1.B648 Sheet1.J650:Sheet1.J650 Sheet1.B652:Sheet1.B702 Sheet1.J704:Sheet1.J704 Sheet1.B706:Sheet1.B756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</table:table-row>
        <table:table-row table:style-name="ro2" table:number-rows-repeated="29">
          <table:table-cell table:number-columns-repeated="2"/>
        </table:table-row>
        <table:table-row table:style-name="ro2">
          <table:table-cell>
            <draw:frame table:end-cell-address="MaxdepthCrossover.I61" table:end-x="0.25in" table:end-y="0.078in" draw:z-index="1" draw:style-name="gr1" svg:width="6.4803in" svg:height="5.1406in" svg:x="0.8819in" svg:y="0.1264in">
              <draw:object draw:notify-on-update-of-ranges="Sheet1.K596:Sheet1.K596 Sheet1.E598:Sheet1.E648 Sheet1.J650:Sheet1.J650 Sheet1.E652:Sheet1.E702 Sheet1.J704:Sheet1.J704 Sheet1.E706:Sheet1.E75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/>
        </table:table-row>
        <table:table-row table:style-name="ro2" table:number-rows-repeated="32">
          <table:table-cell table:number-columns-repeated="2"/>
        </table:table-row>
        <table:table-row table:style-name="ro2">
          <table:table-cell/>
          <table:table-cell>
            <draw:frame table:end-cell-address="MaxdepthCrossover.I94" table:end-x="0.3728in" table:end-y="0.0185in" draw:z-index="2" draw:style-name="gr1" svg:width="6.5913in" svg:height="5.1406in" svg:x="0.0047in" svg:y="0.0669in">
              <draw:object draw:notify-on-update-of-ranges="Sheet1.K596:Sheet1.K596 Sheet1.D598:Sheet1.D648 Sheet1.J650:Sheet1.J650 Sheet1.D652:Sheet1.D702 Sheet1.J704:Sheet1.J704 Sheet1.D706:Sheet1.D75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</table:table-row>
        <table:table-row table:style-name="ro2" table:number-rows-repeated="30">
          <table:table-cell table:number-columns-repeated="2"/>
        </table:table-row>
        <table:table-row table:style-name="ro2">
          <table:table-cell/>
          <table:table-cell>
            <draw:frame table:end-cell-address="MaxdepthCrossover.I125" table:end-x="0.361in" table:end-y="0.0858in" draw:z-index="3" draw:style-name="gr1" svg:width="6.5748in" svg:height="5.1406in" svg:x="0.0094in" svg:y="0.1343in">
              <draw:object draw:notify-on-update-of-ranges="Sheet1.K596:Sheet1.K596 Sheet1.I598:Sheet1.I648 Sheet1.J650:Sheet1.J650 Sheet1.I652:Sheet1.I702 Sheet1.J704:Sheet1.J704 Sheet1.I706:Sheet1.I75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</table:table-row>
      </table:table>
      <table:table table:name="MaxDepthMutate" table:style-name="ta1" table:print="false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table:end-cell-address="MaxDepthMutate.I31" table:end-x="0.2965in" table:end-y="0.1551in" draw:z-index="0" draw:style-name="gr1" svg:width="6.5122in" svg:height="5.1406in" svg:x="0.0075in" svg:y="0.0303in">
              <draw:object draw:notify-on-update-of-ranges="Sheet1.K596:Sheet1.K596 Sheet1.B598:Sheet1.B648 Sheet1.J758:Sheet1.J758 Sheet1.B760:Sheet1.B810 Sheet1.J812:Sheet1.J812 Sheet1.B814:Sheet1.B864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</table:table-row>
        <table:table-row table:style-name="ro2" table:number-rows-repeated="30">
          <table:table-cell table:number-columns-repeated="2"/>
        </table:table-row>
        <table:table-row table:style-name="ro2">
          <table:table-cell>
            <draw:frame table:end-cell-address="MaxDepthMutate.I63" table:end-x="0.287in" table:end-y="0.1154in" draw:z-index="1" draw:style-name="gr1" svg:width="6.5193in" svg:height="5.1406in" svg:x="0.8799in" svg:y="0.1638in">
              <draw:object draw:notify-on-update-of-ranges="Sheet1.K596:Sheet1.K596 Sheet1.E598:Sheet1.E648 Sheet1.J758:Sheet1.J758 Sheet1.E760:Sheet1.E810 Sheet1.J812:Sheet1.J812 Sheet1.E814:Sheet1.E86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/>
        </table:table-row>
        <table:table-row table:style-name="ro2" table:number-rows-repeated="30">
          <table:table-cell table:number-columns-repeated="2"/>
        </table:table-row>
        <table:table-row table:style-name="ro2">
          <table:table-cell/>
          <table:table-cell>
            <draw:frame table:end-cell-address="MaxDepthMutate.I94" table:end-x="0.2965in" table:end-y="0.0382in" draw:z-index="2" draw:style-name="gr1" svg:width="6.4992in" svg:height="5.1406in" svg:x="0.0205in" svg:y="0.0866in">
              <draw:object draw:notify-on-update-of-ranges="Sheet1.K596:Sheet1.K596 Sheet1.D598:Sheet1.D648 Sheet1.J758:Sheet1.J758 Sheet1.D760:Sheet1.D810 Sheet1.J812:Sheet1.J812 Sheet1.D814:Sheet1.D864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</table:table-row>
        <table:table-row table:style-name="ro2" table:number-rows-repeated="30">
          <table:table-cell table:number-columns-repeated="2"/>
        </table:table-row>
        <table:table-row table:style-name="ro2">
          <table:table-cell/>
          <table:table-cell>
            <draw:frame table:end-cell-address="MaxDepthMutate.I125" table:end-x="0.278in" table:end-y="0.0665in" draw:z-index="3" draw:style-name="gr1" svg:width="6.4756in" svg:height="5.1406in" svg:x="0.0256in" svg:y="0.115in">
              <draw:object draw:notify-on-update-of-ranges="Sheet1.K596:Sheet1.K596 Sheet1.I598:Sheet1.I648 Sheet1.J758:Sheet1.J758 Sheet1.I760:Sheet1.I810 Sheet1.J812:Sheet1.J812 Sheet1.I814:Sheet1.I86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</table:table-row>
      </table:table>
      <table:table table:name="FactorFitness" table:style-name="ta1" table:print="false">
        <table:table-column table:style-name="co2" table:number-columns-repeated="2" table:default-cell-style-name="Default"/>
        <table:table-row table:style-name="ro2">
          <table:table-cell/>
          <table:table-cell>
            <draw:frame table:end-cell-address="FactorFitness.I31" table:end-x="0.3055in" table:end-y="0.0768in" draw:z-index="0" draw:style-name="gr1" svg:width="6.5146in" svg:height="5.1406in" svg:x="0.0142in" svg:y="0.1248in">
              <draw:object draw:notify-on-update-of-ranges="Sheet1.J866:Sheet1.J866 Sheet1.C868:Sheet1.C918 Sheet1.J920:Sheet1.J920 Sheet1.C922:Sheet1.C972 Sheet1.J974:Sheet1.J974 Sheet1.C976:Sheet1.C102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2" table:number-rows-repeated="30">
          <table:table-cell table:number-columns-repeated="2"/>
        </table:table-row>
        <table:table-row table:style-name="ro2">
          <table:table-cell/>
          <table:table-cell>
            <draw:frame table:end-cell-address="FactorFitness.I62" table:end-x="0.2524in" table:end-y="0.0961in" draw:z-index="1" draw:style-name="gr1" svg:width="6.4669in" svg:height="5.1406in" svg:x="0.0087in" svg:y="0.1441in">
              <draw:object draw:notify-on-update-of-ranges="Sheet1.J866:Sheet1.J866 Sheet1.F868:Sheet1.F918 Sheet1.J920:Sheet1.J920 Sheet1.F922:Sheet1.F972 Sheet1.J974:Sheet1.J974 Sheet1.F976:Sheet1.F102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</table:table-row>
        <table:table-row table:style-name="ro2" table:number-rows-repeated="30">
          <table:table-cell table:number-columns-repeated="2"/>
        </table:table-row>
        <table:table-row table:style-name="ro2">
          <table:table-cell/>
          <table:table-cell>
            <draw:frame table:end-cell-address="FactorFitness.I93" table:end-x="0.287in" table:end-y="0.1059in" draw:z-index="2" draw:style-name="gr1" svg:width="6.5102in" svg:height="5.1406in" svg:x="0in" svg:y="0.1539in">
              <draw:object draw:notify-on-update-of-ranges="Sheet1.J866:Sheet1.J866 Sheet1.D868:Sheet1.D918 Sheet1.J920:Sheet1.J920 Sheet1.D922:Sheet1.D972 Sheet1.J974:Sheet1.J974 Sheet1.D976:Sheet1.D102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</table:table-row>
        <table:table-row table:style-name="ro2" table:number-rows-repeated="31">
          <table:table-cell table:number-columns-repeated="2"/>
        </table:table-row>
        <table:table-row table:style-name="ro2">
          <table:table-cell/>
          <table:table-cell>
            <draw:frame table:end-cell-address="FactorFitness.I124" table:end-x="0.352in" table:end-y="0.1346in" draw:z-index="3" draw:style-name="gr1" svg:width="6.561in" svg:height="5.1406in" svg:x="0.0142in" svg:y="0.0098in">
              <draw:object draw:notify-on-update-of-ranges="Sheet1.J866:Sheet1.J866 Sheet1.I868:Sheet1.I918 Sheet1.J920:Sheet1.J920 Sheet1.I922:Sheet1.I972 Sheet1.J974:Sheet1.J974 Sheet1.I976:Sheet1.I102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">
      <number:scientific-number number:decimal-places="0" number:min-integer-digits="1" number:min-exponent-digits="3"/>
    </number:number-style>
    <number:number-style style:name="N121">
      <number:scientific-number number:decimal-places="0" number:min-integer-digits="1" number:min-exponent-digits="1"/>
    </number:number-style>
    <number:number-style style:name="N122">
      <number:scientific-number number:decimal-places="0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30">09/30/2009</text:date>, <text:time>21:2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21:32:17</meta:creation-date>
    <dc:date>2009-09-30T21:22:15</dc:date>
    <meta:editing-duration>PT47H09M09S</meta:editing-duration>
    <meta:editing-cycles>30</meta:editing-cycles>
    <meta:generator>OpenOffice.org/3.1$Unix OpenOffice.org_project/310m11$Build-9399</meta:generator>
    <meta:document-statistic meta:table-count="8" meta:cell-count="8933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537cm" svg:height="12.009cm" chart:class="chart:line" chart:style-name="ch1">
        <chart:legend chart:legend-position="end" svg:x="1.713cm" svg:y="0.17cm" chart:style-name="ch2"/>
        <chart:plot-area chart:style-name="ch3" table:cell-range-address="Sheet1.J2:Sheet1.J2 Sheet1.B4:Sheet1.B54 Sheet1.J56:Sheet1.J56 Sheet1.B58:Sheet1.B108 Sheet1.J110:Sheet1.J110 Sheet1.B112:Sheet1.B162 Sheet1.J164:Sheet1.J164 Sheet1.B166:Sheet1.B216" chart:data-source-has-labels="row" svg:x="0.137cm" svg:y="-0.001cm" svg:width="16.211cm" svg:height="11.794cm">
          <chart:axis chart:dimension="x" chart:name="primary-x" chart:style-name="ch4">
            <chart:title svg:x="7.532cm" svg:y="11.47cm" chart:style-name="ch5">
              <text:p>Generaciones</text:p>
            </chart:title>
          </chart:axis>
          <chart:axis chart:dimension="y" chart:name="primary-y" chart:style-name="ch6">
            <chart:title svg:x="0.008cm" svg:y="6.159cm" chart:style-name="ch7">
              <text:p>Calidad</text:p>
            </chart:title>
            <chart:grid chart:style-name="ch8" chart:class="major"/>
          </chart:axis>
          <chart:series chart:style-name="ch9" chart:values-cell-range-address="Sheet1.B4:Sheet1.B54" chart:label-cell-address="Sheet1.J2:Sheet1.J2" chart:class="chart:line">
            <chart:data-point chart:repeated="51"/>
          </chart:series>
          <chart:series chart:style-name="ch10" chart:values-cell-range-address="Sheet1.B58:Sheet1.B108" chart:label-cell-address="Sheet1.J56:Sheet1.J56" chart:class="chart:line">
            <chart:data-point chart:repeated="51"/>
          </chart:series>
          <chart:series chart:style-name="ch11" chart:values-cell-range-address="Sheet1.B112:Sheet1.B162" chart:label-cell-address="Sheet1.J110:Sheet1.J110" chart:class="chart:line">
            <chart:data-point chart:repeated="51"/>
          </chart:series>
          <chart:series chart:style-name="ch12" chart:values-cell-range-address="Sheet1.B166:Sheet1.B216" chart:label-cell-address="Sheet1.J164:Sheet1.J164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2:Sheet1.J2">T=1</text:p>
              </table:table-cell>
              <table:table-cell office:value-type="string">
                <text:p text:id="Sheet1.J56:Sheet1.J56">T=10</text:p>
              </table:table-cell>
              <table:table-cell office:value-type="string">
                <text:p text:id="Sheet1.J110:Sheet1.J110">T=100</text:p>
              </table:table-cell>
              <table:table-cell office:value-type="string">
                <text:p text:id="Sheet1.J164:Sheet1.J164">T=1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238">
                <text:p text:id="Sheet1.B4:Sheet1.B54">7.9238</text:p>
              </table:table-cell>
              <table:table-cell office:value-type="float" office:value="7.912801">
                <text:p text:id="Sheet1.B58:Sheet1.B108">7.912801</text:p>
              </table:table-cell>
              <table:table-cell office:value-type="float" office:value="8.205">
                <text:p text:id="Sheet1.B112:Sheet1.B162">8.205</text:p>
              </table:table-cell>
              <table:table-cell office:value-type="float" office:value="7.7820005">
                <text:p text:id="Sheet1.B166:Sheet1.B216">7.78200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1246">
                <text:p>34.1246</text:p>
              </table:table-cell>
              <table:table-cell office:value-type="float" office:value="27.444">
                <text:p>27.444</text:p>
              </table:table-cell>
              <table:table-cell office:value-type="float" office:value="26.7426">
                <text:p>26.7426</text:p>
              </table:table-cell>
              <table:table-cell office:value-type="float" office:value="26.155401">
                <text:p>26.155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5354">
                <text:p>60.5354</text:p>
              </table:table-cell>
              <table:table-cell office:value-type="float" office:value="42.0938">
                <text:p>42.0938</text:p>
              </table:table-cell>
              <table:table-cell office:value-type="float" office:value="42.523796">
                <text:p>42.523796</text:p>
              </table:table-cell>
              <table:table-cell office:value-type="float" office:value="40.4642">
                <text:p>40.4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552">
                <text:p>81.552</text:p>
              </table:table-cell>
              <table:table-cell office:value-type="float" office:value="45.789406">
                <text:p>45.789406</text:p>
              </table:table-cell>
              <table:table-cell office:value-type="float" office:value="50.2964">
                <text:p>50.2964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1.49539">
                <text:p>141.49539</text:p>
              </table:table-cell>
              <table:table-cell office:value-type="float" office:value="49.723">
                <text:p>49.723</text:p>
              </table:table-cell>
              <table:table-cell office:value-type="float" office:value="68.03841">
                <text:p>68.03841</text:p>
              </table:table-cell>
              <table:table-cell office:value-type="float" office:value="49.0696">
                <text:p>49.0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3924">
                <text:p>190.3924</text:p>
              </table:table-cell>
              <table:table-cell office:value-type="float" office:value="58.095203">
                <text:p>58.095203</text:p>
              </table:table-cell>
              <table:table-cell office:value-type="float" office:value="99.67641">
                <text:p>99.67641</text:p>
              </table:table-cell>
              <table:table-cell office:value-type="float" office:value="61.127403">
                <text:p>61.127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3.5856">
                <text:p>223.5856</text:p>
              </table:table-cell>
              <table:table-cell office:value-type="float" office:value="73.03001">
                <text:p>73.03001</text:p>
              </table:table-cell>
              <table:table-cell office:value-type="float" office:value="151.6902">
                <text:p>151.6902</text:p>
              </table:table-cell>
              <table:table-cell office:value-type="float" office:value="85.1414">
                <text:p>85.1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.0418">
                <text:p>287.0418</text:p>
              </table:table-cell>
              <table:table-cell office:value-type="float" office:value="95.518">
                <text:p>95.518</text:p>
              </table:table-cell>
              <table:table-cell office:value-type="float" office:value="210.18741">
                <text:p>210.18741</text:p>
              </table:table-cell>
              <table:table-cell office:value-type="float" office:value="121.31239">
                <text:p>121.31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.00397">
                <text:p>369.00397</text:p>
              </table:table-cell>
              <table:table-cell office:value-type="float" office:value="130.9398">
                <text:p>130.9398</text:p>
              </table:table-cell>
              <table:table-cell office:value-type="float" office:value="270.5994">
                <text:p>270.5994</text:p>
              </table:table-cell>
              <table:table-cell office:value-type="float" office:value="170.62761">
                <text:p>170.62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9.29404">
                <text:p>419.29404</text:p>
              </table:table-cell>
              <table:table-cell office:value-type="float" office:value="185.5566">
                <text:p>185.5566</text:p>
              </table:table-cell>
              <table:table-cell office:value-type="float" office:value="317.8182">
                <text:p>317.8182</text:p>
              </table:table-cell>
              <table:table-cell office:value-type="float" office:value="235.4804">
                <text:p>235.4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.32462">
                <text:p>470.32462</text:p>
              </table:table-cell>
              <table:table-cell office:value-type="float" office:value="253.3074">
                <text:p>253.3074</text:p>
              </table:table-cell>
              <table:table-cell office:value-type="float" office:value="368.4112">
                <text:p>368.4112</text:p>
              </table:table-cell>
              <table:table-cell office:value-type="float" office:value="342.5194">
                <text:p>342.5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7.02576">
                <text:p>537.02576</text:p>
              </table:table-cell>
              <table:table-cell office:value-type="float" office:value="329.1388">
                <text:p>329.1388</text:p>
              </table:table-cell>
              <table:table-cell office:value-type="float" office:value="405.7262">
                <text:p>405.7262</text:p>
              </table:table-cell>
              <table:table-cell office:value-type="float" office:value="459.26898">
                <text:p>459.26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0.9026">
                <text:p>620.9026</text:p>
              </table:table-cell>
              <table:table-cell office:value-type="float" office:value="410.19342">
                <text:p>410.19342</text:p>
              </table:table-cell>
              <table:table-cell office:value-type="float" office:value="465.50262">
                <text:p>465.50262</text:p>
              </table:table-cell>
              <table:table-cell office:value-type="float" office:value="556.5588">
                <text:p>556.5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9.32996">
                <text:p>669.32996</text:p>
              </table:table-cell>
              <table:table-cell office:value-type="float" office:value="452.6732">
                <text:p>452.6732</text:p>
              </table:table-cell>
              <table:table-cell office:value-type="float" office:value="522.96594">
                <text:p>522.96594</text:p>
              </table:table-cell>
              <table:table-cell office:value-type="float" office:value="627.7796">
                <text:p>627.7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6.01117">
                <text:p>696.01117</text:p>
              </table:table-cell>
              <table:table-cell office:value-type="float" office:value="509.3222">
                <text:p>509.3222</text:p>
              </table:table-cell>
              <table:table-cell office:value-type="float" office:value="606.6294">
                <text:p>606.6294</text:p>
              </table:table-cell>
              <table:table-cell office:value-type="float" office:value="704.97943">
                <text:p>704.97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6.85315">
                <text:p>726.85315</text:p>
              </table:table-cell>
              <table:table-cell office:value-type="float" office:value="565.999">
                <text:p>565.999</text:p>
              </table:table-cell>
              <table:table-cell office:value-type="float" office:value="701.1974">
                <text:p>701.1974</text:p>
              </table:table-cell>
              <table:table-cell office:value-type="float" office:value="788.5773">
                <text:p>788.5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4.808">
                <text:p>754.808</text:p>
              </table:table-cell>
              <table:table-cell office:value-type="float" office:value="615.72327">
                <text:p>615.72327</text:p>
              </table:table-cell>
              <table:table-cell office:value-type="float" office:value="790.32776">
                <text:p>790.32776</text:p>
              </table:table-cell>
              <table:table-cell office:value-type="float" office:value="842.52246">
                <text:p>842.52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1.93665">
                <text:p>771.93665</text:p>
              </table:table-cell>
              <table:table-cell office:value-type="float" office:value="683.95483">
                <text:p>683.95483</text:p>
              </table:table-cell>
              <table:table-cell office:value-type="float" office:value="888.2972">
                <text:p>888.2972</text:p>
              </table:table-cell>
              <table:table-cell office:value-type="float" office:value="904.54865">
                <text:p>904.54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4.006">
                <text:p>774.006</text:p>
              </table:table-cell>
              <table:table-cell office:value-type="float" office:value="750.6608">
                <text:p>750.6608</text:p>
              </table:table-cell>
              <table:table-cell office:value-type="float" office:value="968.23456">
                <text:p>968.23456</text:p>
              </table:table-cell>
              <table:table-cell office:value-type="float" office:value="967.2181">
                <text:p>967.2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8.33844">
                <text:p>788.33844</text:p>
              </table:table-cell>
              <table:table-cell office:value-type="float" office:value="842.06836">
                <text:p>842.06836</text:p>
              </table:table-cell>
              <table:table-cell office:value-type="float" office:value="1068.9899">
                <text:p>1068.9899</text:p>
              </table:table-cell>
              <table:table-cell office:value-type="float" office:value="1043.8715">
                <text:p>1043.8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4.5678">
                <text:p>804.5678</text:p>
              </table:table-cell>
              <table:table-cell office:value-type="float" office:value="917.8833">
                <text:p>917.8833</text:p>
              </table:table-cell>
              <table:table-cell office:value-type="float" office:value="1157.0481">
                <text:p>1157.0481</text:p>
              </table:table-cell>
              <table:table-cell office:value-type="float" office:value="1148.1058">
                <text:p>1148.1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5.1957">
                <text:p>815.1957</text:p>
              </table:table-cell>
              <table:table-cell office:value-type="float" office:value="1027.9988">
                <text:p>1027.9988</text:p>
              </table:table-cell>
              <table:table-cell office:value-type="float" office:value="1251.9727">
                <text:p>1251.9727</text:p>
              </table:table-cell>
              <table:table-cell office:value-type="float" office:value="1300.3271">
                <text:p>1300.3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3.4614">
                <text:p>823.4614</text:p>
              </table:table-cell>
              <table:table-cell office:value-type="float" office:value="1105.2678">
                <text:p>1105.2678</text:p>
              </table:table-cell>
              <table:table-cell office:value-type="float" office:value="1341.7574">
                <text:p>1341.7574</text:p>
              </table:table-cell>
              <table:table-cell office:value-type="float" office:value="1433.349">
                <text:p>1433.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9.3426">
                <text:p>849.3426</text:p>
              </table:table-cell>
              <table:table-cell office:value-type="float" office:value="1173.4011">
                <text:p>1173.4011</text:p>
              </table:table-cell>
              <table:table-cell office:value-type="float" office:value="1446.2717">
                <text:p>1446.2717</text:p>
              </table:table-cell>
              <table:table-cell office:value-type="float" office:value="1505.8679">
                <text:p>1505.8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5.90173">
                <text:p>865.90173</text:p>
              </table:table-cell>
              <table:table-cell office:value-type="float" office:value="1230.8933">
                <text:p>1230.8933</text:p>
              </table:table-cell>
              <table:table-cell office:value-type="float" office:value="1556.0269">
                <text:p>1556.0269</text:p>
              </table:table-cell>
              <table:table-cell office:value-type="float" office:value="1604.9753">
                <text:p>1604.9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1.0077">
                <text:p>871.0077</text:p>
              </table:table-cell>
              <table:table-cell office:value-type="float" office:value="1291.1683">
                <text:p>1291.1683</text:p>
              </table:table-cell>
              <table:table-cell office:value-type="float" office:value="1628.1053">
                <text:p>1628.1053</text:p>
              </table:table-cell>
              <table:table-cell office:value-type="float" office:value="1746.1729">
                <text:p>1746.17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3.1044">
                <text:p>873.1044</text:p>
              </table:table-cell>
              <table:table-cell office:value-type="float" office:value="1376.0575">
                <text:p>1376.0575</text:p>
              </table:table-cell>
              <table:table-cell office:value-type="float" office:value="1719.1113">
                <text:p>1719.1113</text:p>
              </table:table-cell>
              <table:table-cell office:value-type="float" office:value="1862.1213">
                <text:p>1862.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3.6493">
                <text:p>903.6493</text:p>
              </table:table-cell>
              <table:table-cell office:value-type="float" office:value="1457.4452">
                <text:p>1457.4452</text:p>
              </table:table-cell>
              <table:table-cell office:value-type="float" office:value="1810.448">
                <text:p>1810.448</text:p>
              </table:table-cell>
              <table:table-cell office:value-type="float" office:value="2018.6521">
                <text:p>2018.6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5.07745">
                <text:p>925.07745</text:p>
              </table:table-cell>
              <table:table-cell office:value-type="float" office:value="1556.961">
                <text:p>1556.961</text:p>
              </table:table-cell>
              <table:table-cell office:value-type="float" office:value="1877.016">
                <text:p>1877.016</text:p>
              </table:table-cell>
              <table:table-cell office:value-type="float" office:value="2066.6582">
                <text:p>2066.65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4.412">
                <text:p>944.412</text:p>
              </table:table-cell>
              <table:table-cell office:value-type="float" office:value="1685.2496">
                <text:p>1685.2496</text:p>
              </table:table-cell>
              <table:table-cell office:value-type="float" office:value="1967.3875">
                <text:p>1967.3875</text:p>
              </table:table-cell>
              <table:table-cell office:value-type="float" office:value="2129.43">
                <text:p>2129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8.9045">
                <text:p>958.9045</text:p>
              </table:table-cell>
              <table:table-cell office:value-type="float" office:value="1738.558">
                <text:p>1738.558</text:p>
              </table:table-cell>
              <table:table-cell office:value-type="float" office:value="2014.1575">
                <text:p>2014.1575</text:p>
              </table:table-cell>
              <table:table-cell office:value-type="float" office:value="2177.5078">
                <text:p>2177.5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1.78455">
                <text:p>991.78455</text:p>
              </table:table-cell>
              <table:table-cell office:value-type="float" office:value="1790.5049">
                <text:p>1790.5049</text:p>
              </table:table-cell>
              <table:table-cell office:value-type="float" office:value="2102.3843">
                <text:p>2102.3843</text:p>
              </table:table-cell>
              <table:table-cell office:value-type="float" office:value="2218.4563">
                <text:p>2218.4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.92804">
                <text:p>1000.92804</text:p>
              </table:table-cell>
              <table:table-cell office:value-type="float" office:value="1852.8152">
                <text:p>1852.8152</text:p>
              </table:table-cell>
              <table:table-cell office:value-type="float" office:value="2157.808">
                <text:p>2157.808</text:p>
              </table:table-cell>
              <table:table-cell office:value-type="float" office:value="2281.1226">
                <text:p>2281.1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5.0884">
                <text:p>1025.0884</text:p>
              </table:table-cell>
              <table:table-cell office:value-type="float" office:value="1955.5043">
                <text:p>1955.5043</text:p>
              </table:table-cell>
              <table:table-cell office:value-type="float" office:value="2207.3862">
                <text:p>2207.3862</text:p>
              </table:table-cell>
              <table:table-cell office:value-type="float" office:value="2335.0652">
                <text:p>2335.0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0.5719">
                <text:p>1040.5719</text:p>
              </table:table-cell>
              <table:table-cell office:value-type="float" office:value="2020.8047">
                <text:p>2020.8047</text:p>
              </table:table-cell>
              <table:table-cell office:value-type="float" office:value="2248.3103">
                <text:p>2248.3103</text:p>
              </table:table-cell>
              <table:table-cell office:value-type="float" office:value="2349.3855">
                <text:p>2349.3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1.1921">
                <text:p>1051.1921</text:p>
              </table:table-cell>
              <table:table-cell office:value-type="float" office:value="2009.4023">
                <text:p>2009.4023</text:p>
              </table:table-cell>
              <table:table-cell office:value-type="float" office:value="2297.095">
                <text:p>2297.095</text:p>
              </table:table-cell>
              <table:table-cell office:value-type="float" office:value="2374.4082">
                <text:p>2374.4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1.3132">
                <text:p>1061.3132</text:p>
              </table:table-cell>
              <table:table-cell office:value-type="float" office:value="2079.7952">
                <text:p>2079.7952</text:p>
              </table:table-cell>
              <table:table-cell office:value-type="float" office:value="2330.116">
                <text:p>2330.116</text:p>
              </table:table-cell>
              <table:table-cell office:value-type="float" office:value="2426.5825">
                <text:p>2426.5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9.2903">
                <text:p>1099.2903</text:p>
              </table:table-cell>
              <table:table-cell office:value-type="float" office:value="2145.198">
                <text:p>2145.198</text:p>
              </table:table-cell>
              <table:table-cell office:value-type="float" office:value="2360.813">
                <text:p>2360.813</text:p>
              </table:table-cell>
              <table:table-cell office:value-type="float" office:value="2446.6619">
                <text:p>2446.6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1.3752">
                <text:p>1131.3752</text:p>
              </table:table-cell>
              <table:table-cell office:value-type="float" office:value="2181.0325">
                <text:p>2181.0325</text:p>
              </table:table-cell>
              <table:table-cell office:value-type="float" office:value="2353.2026">
                <text:p>2353.2026</text:p>
              </table:table-cell>
              <table:table-cell office:value-type="float" office:value="2436.7468">
                <text:p>2436.7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9.6952">
                <text:p>1159.6952</text:p>
              </table:table-cell>
              <table:table-cell office:value-type="float" office:value="2248.0889">
                <text:p>2248.0889</text:p>
              </table:table-cell>
              <table:table-cell office:value-type="float" office:value="2368.051">
                <text:p>2368.051</text:p>
              </table:table-cell>
              <table:table-cell office:value-type="float" office:value="2519.8599">
                <text:p>2519.8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0.6708">
                <text:p>1200.6708</text:p>
              </table:table-cell>
              <table:table-cell office:value-type="float" office:value="2362.6062">
                <text:p>2362.6062</text:p>
              </table:table-cell>
              <table:table-cell office:value-type="float" office:value="2454.8745">
                <text:p>2454.8745</text:p>
              </table:table-cell>
              <table:table-cell office:value-type="float" office:value="2531.8735">
                <text:p>2531.8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8.3049">
                <text:p>1248.3049</text:p>
              </table:table-cell>
              <table:table-cell office:value-type="float" office:value="2428.0852">
                <text:p>2428.0852</text:p>
              </table:table-cell>
              <table:table-cell office:value-type="float" office:value="2453.893">
                <text:p>2453.893</text:p>
              </table:table-cell>
              <table:table-cell office:value-type="float" office:value="2546.6062">
                <text:p>2546.6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5.032">
                <text:p>1255.032</text:p>
              </table:table-cell>
              <table:table-cell office:value-type="float" office:value="2443.591">
                <text:p>2443.591</text:p>
              </table:table-cell>
              <table:table-cell office:value-type="float" office:value="2511.644">
                <text:p>2511.644</text:p>
              </table:table-cell>
              <table:table-cell office:value-type="float" office:value="2544.5957">
                <text:p>2544.59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70.2659">
                <text:p>1270.2659</text:p>
              </table:table-cell>
              <table:table-cell office:value-type="float" office:value="2446.365">
                <text:p>2446.365</text:p>
              </table:table-cell>
              <table:table-cell office:value-type="float" office:value="2547.5479">
                <text:p>2547.5479</text:p>
              </table:table-cell>
              <table:table-cell office:value-type="float" office:value="2635.3972">
                <text:p>2635.39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1.6843">
                <text:p>1271.6843</text:p>
              </table:table-cell>
              <table:table-cell office:value-type="float" office:value="2517.76">
                <text:p>2517.76</text:p>
              </table:table-cell>
              <table:table-cell office:value-type="float" office:value="2550.4734">
                <text:p>2550.4734</text:p>
              </table:table-cell>
              <table:table-cell office:value-type="float" office:value="2682.7954">
                <text:p>2682.7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9.2959">
                <text:p>1289.2959</text:p>
              </table:table-cell>
              <table:table-cell office:value-type="float" office:value="2556.058">
                <text:p>2556.058</text:p>
              </table:table-cell>
              <table:table-cell office:value-type="float" office:value="2577.855">
                <text:p>2577.855</text:p>
              </table:table-cell>
              <table:table-cell office:value-type="float" office:value="2718.5684">
                <text:p>2718.5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2.2443">
                <text:p>1282.2443</text:p>
              </table:table-cell>
              <table:table-cell office:value-type="float" office:value="2564.4006">
                <text:p>2564.4006</text:p>
              </table:table-cell>
              <table:table-cell office:value-type="float" office:value="2610.3647">
                <text:p>2610.3647</text:p>
              </table:table-cell>
              <table:table-cell office:value-type="float" office:value="2731.5947">
                <text:p>2731.59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7.8318">
                <text:p>1307.8318</text:p>
              </table:table-cell>
              <table:table-cell office:value-type="float" office:value="2635.8843">
                <text:p>2635.8843</text:p>
              </table:table-cell>
              <table:table-cell office:value-type="float" office:value="2636.7495">
                <text:p>2636.7495</text:p>
              </table:table-cell>
              <table:table-cell office:value-type="float" office:value="2786.8264">
                <text:p>2786.8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23.6838">
                <text:p>1323.6838</text:p>
              </table:table-cell>
              <table:table-cell office:value-type="float" office:value="2654.3613">
                <text:p>2654.3613</text:p>
              </table:table-cell>
              <table:table-cell office:value-type="float" office:value="2652.0613">
                <text:p>2652.0613</text:p>
              </table:table-cell>
              <table:table-cell office:value-type="float" office:value="2801.6921">
                <text:p>2801.6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2.7932">
                <text:p>1322.7932</text:p>
              </table:table-cell>
              <table:table-cell office:value-type="float" office:value="2697.6938">
                <text:p>2697.6938</text:p>
              </table:table-cell>
              <table:table-cell office:value-type="float" office:value="2674.6577">
                <text:p>2674.6577</text:p>
              </table:table-cell>
              <table:table-cell office:value-type="float" office:value="2846.7537">
                <text:p>2846.75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2.9902">
                <text:p>1302.9902</text:p>
              </table:table-cell>
              <table:table-cell office:value-type="float" office:value="2747.1917">
                <text:p>2747.1917</text:p>
              </table:table-cell>
              <table:table-cell office:value-type="float" office:value="2668.0493">
                <text:p>2668.0493</text:p>
              </table:table-cell>
              <table:table-cell office:value-type="float" office:value="2865.935">
                <text:p>2865.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031cm" svg:height="13.058cm" chart:class="chart:line" chart:style-name="ch1">
        <chart:legend chart:legend-position="end" svg:x="1.97cm" svg:y="0.36cm" chart:style-name="ch2"/>
        <chart:plot-area chart:style-name="ch3" table:cell-range-address="Sheet1.J380:Sheet1.J380 Sheet1.E382:Sheet1.E432 Sheet1.J434:Sheet1.J434 Sheet1.E436:Sheet1.E486 Sheet1.J488:Sheet1.J488 Sheet1.E490:Sheet1.E540" chart:data-source-has-labels="row" svg:x="0.234cm" svg:y="0.261cm" svg:width="16.56cm" svg:height="12.582cm">
          <chart:axis chart:dimension="x" chart:name="primary-x" chart:style-name="ch4">
            <chart:title svg:x="7.804cm" svg:y="12.541cm" chart:style-name="ch5">
              <text:p>Generaciones</text:p>
            </chart:title>
          </chart:axis>
          <chart:axis chart:dimension="y" chart:name="primary-y" chart:style-name="ch6">
            <chart:title svg:x="0.095cm" svg:y="6.815cm" chart:style-name="ch7">
              <text:p>Calidad</text:p>
            </chart:title>
            <chart:grid chart:style-name="ch8" chart:class="major"/>
          </chart:axis>
          <chart:series chart:style-name="ch9" chart:values-cell-range-address="Sheet1.E382:Sheet1.E432" chart:label-cell-address="Sheet1.J380:Sheet1.J380" chart:class="chart:line">
            <chart:data-point chart:repeated="51"/>
          </chart:series>
          <chart:series chart:style-name="ch10" chart:values-cell-range-address="Sheet1.E436:Sheet1.E486" chart:label-cell-address="Sheet1.J434:Sheet1.J434" chart:class="chart:line">
            <chart:data-point chart:repeated="51"/>
          </chart:series>
          <chart:series chart:style-name="ch11" chart:values-cell-range-address="Sheet1.E490:Sheet1.E540" chart:label-cell-address="Sheet1.J488:Sheet1.J488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380:Sheet1.J380">T=0</text:p>
              </table:table-cell>
              <table:table-cell office:value-type="string">
                <text:p text:id="Sheet1.J434:Sheet1.J434">T=1</text:p>
              </table:table-cell>
              <table:table-cell office:value-type="string">
                <text:p text:id="Sheet1.J488:Sheet1.J488">T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2">
                <text:p text:id="Sheet1.E382:Sheet1.E432">113.2</text:p>
              </table:table-cell>
              <table:table-cell office:value-type="float" office:value="83.4">
                <text:p text:id="Sheet1.E436:Sheet1.E486">83.4</text:p>
              </table:table-cell>
              <table:table-cell office:value-type="float" office:value="142.8">
                <text:p text:id="Sheet1.E490:Sheet1.E540">142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124.2">
                <text:p>124.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6.4">
                <text:p>226.4</text:p>
              </table:table-cell>
              <table:table-cell office:value-type="float" office:value="155.6">
                <text:p>155.6</text:p>
              </table:table-cell>
              <table:table-cell office:value-type="float" office:value="251.6">
                <text:p>25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.4">
                <text:p>221.4</text:p>
              </table:table-cell>
              <table:table-cell office:value-type="float" office:value="262.8">
                <text:p>262.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.4">
                <text:p>280.4</text:p>
              </table:table-cell>
              <table:table-cell office:value-type="float" office:value="366.2">
                <text:p>366.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.6">
                <text:p>342.6</text:p>
              </table:table-cell>
              <table:table-cell office:value-type="float" office:value="468">
                <text:p>46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3">
                <text:p>473</text:p>
              </table:table-cell>
              <table:table-cell office:value-type="float" office:value="510">
                <text:p>510</text:p>
              </table:table-cell>
              <table:table-cell office:value-type="float" office:value="516.4">
                <text:p>51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8">
                <text:p>527.8</text:p>
              </table:table-cell>
              <table:table-cell office:value-type="float" office:value="532.4">
                <text:p>532.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1.2">
                <text:p>581.2</text:p>
              </table:table-cell>
              <table:table-cell office:value-type="float" office:value="569.8">
                <text:p>569.8</text:p>
              </table:table-cell>
              <table:table-cell office:value-type="float" office:value="645.2">
                <text:p>64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">
                <text:p>656</text:p>
              </table:table-cell>
              <table:table-cell office:value-type="float" office:value="759.2">
                <text:p>759.2</text:p>
              </table:table-cell>
              <table:table-cell office:value-type="float" office:value="696.8">
                <text:p>69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1.6">
                <text:p>771.6</text:p>
              </table:table-cell>
              <table:table-cell office:value-type="float" office:value="764.4">
                <text:p>764.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9.4">
                <text:p>809.4</text:p>
              </table:table-cell>
              <table:table-cell office:value-type="float" office:value="842.6">
                <text:p>842.6</text:p>
              </table:table-cell>
              <table:table-cell office:value-type="float" office:value="884.4">
                <text:p>88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.8">
                <text:p>834.8</text:p>
              </table:table-cell>
              <table:table-cell office:value-type="float" office:value="897.2">
                <text:p>897.2</text:p>
              </table:table-cell>
              <table:table-cell office:value-type="float" office:value="960.2">
                <text:p>96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0">
                <text:p>1060</text:p>
              </table:table-cell>
              <table:table-cell office:value-type="float" office:value="1035.4">
                <text:p>1035.4</text:p>
              </table:table-cell>
              <table:table-cell office:value-type="float" office:value="1046.6">
                <text:p>104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4">
                <text:p>1084</text:p>
              </table:table-cell>
              <table:table-cell office:value-type="float" office:value="1360">
                <text:p>1360</text:p>
              </table:table-cell>
              <table:table-cell office:value-type="float" office:value="1076.6">
                <text:p>107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6.4">
                <text:p>1096.4</text:p>
              </table:table-cell>
              <table:table-cell office:value-type="float" office:value="1371">
                <text:p>1371</text:p>
              </table:table-cell>
              <table:table-cell office:value-type="float" office:value="1157.2">
                <text:p>115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7.2">
                <text:p>1167.2</text:p>
              </table:table-cell>
              <table:table-cell office:value-type="float" office:value="1460.2">
                <text:p>1460.2</text:p>
              </table:table-cell>
              <table:table-cell office:value-type="float" office:value="1263.6">
                <text:p>126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7">
                <text:p>1267</text:p>
              </table:table-cell>
              <table:table-cell office:value-type="float" office:value="1541.2">
                <text:p>1541.2</text:p>
              </table:table-cell>
              <table:table-cell office:value-type="float" office:value="1371.2">
                <text:p>137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6.2">
                <text:p>1436.2</text:p>
              </table:table-cell>
              <table:table-cell office:value-type="float" office:value="1638">
                <text:p>1638</text:p>
              </table:table-cell>
              <table:table-cell office:value-type="float" office:value="1551.2">
                <text:p>155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6.4">
                <text:p>1416.4</text:p>
              </table:table-cell>
              <table:table-cell office:value-type="float" office:value="1746.4">
                <text:p>1746.4</text:p>
              </table:table-cell>
              <table:table-cell office:value-type="float" office:value="1712.6">
                <text:p>171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3">
                <text:p>1573</text:p>
              </table:table-cell>
              <table:table-cell office:value-type="float" office:value="1829.4">
                <text:p>1829.4</text:p>
              </table:table-cell>
              <table:table-cell office:value-type="float" office:value="1708.2">
                <text:p>170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2.2">
                <text:p>1692.2</text:p>
              </table:table-cell>
              <table:table-cell office:value-type="float" office:value="1864.8">
                <text:p>1864.8</text:p>
              </table:table-cell>
              <table:table-cell office:value-type="float" office:value="1895.8">
                <text:p>18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82.6">
                <text:p>1682.6</text:p>
              </table:table-cell>
              <table:table-cell office:value-type="float" office:value="1938.6">
                <text:p>1938.6</text:p>
              </table:table-cell>
              <table:table-cell office:value-type="float" office:value="1954.6">
                <text:p>1954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2.8">
                <text:p>1702.8</text:p>
              </table:table-cell>
              <table:table-cell office:value-type="float" office:value="1960.2">
                <text:p>1960.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8.8">
                <text:p>1728.8</text:p>
              </table:table-cell>
              <table:table-cell office:value-type="float" office:value="2084.8">
                <text:p>2084.8</text:p>
              </table:table-cell>
              <table:table-cell office:value-type="float" office:value="2234.6">
                <text:p>2234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8.4">
                <text:p>1728.4</text:p>
              </table:table-cell>
              <table:table-cell office:value-type="float" office:value="2141.8">
                <text:p>2141.8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1.6">
                <text:p>1761.6</text:p>
              </table:table-cell>
              <table:table-cell office:value-type="float" office:value="2233">
                <text:p>2233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3.2">
                <text:p>1793.2</text:p>
              </table:table-cell>
              <table:table-cell office:value-type="float" office:value="2244.8">
                <text:p>2244.8</text:p>
              </table:table-cell>
              <table:table-cell office:value-type="float" office:value="2819.6">
                <text:p>2819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2.4">
                <text:p>1882.4</text:p>
              </table:table-cell>
              <table:table-cell office:value-type="float" office:value="2350">
                <text:p>2350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9.6">
                <text:p>1889.6</text:p>
              </table:table-cell>
              <table:table-cell office:value-type="float" office:value="2372">
                <text:p>2372</text:p>
              </table:table-cell>
              <table:table-cell office:value-type="float" office:value="2958.4">
                <text:p>2958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90.4">
                <text:p>1890.4</text:p>
              </table:table-cell>
              <table:table-cell office:value-type="float" office:value="2413.8">
                <text:p>2413.8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93.2">
                <text:p>1893.2</text:p>
              </table:table-cell>
              <table:table-cell office:value-type="float" office:value="2483.8">
                <text:p>2483.8</text:p>
              </table:table-cell>
              <table:table-cell office:value-type="float" office:value="3194.8">
                <text:p>3194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4.6">
                <text:p>1954.6</text:p>
              </table:table-cell>
              <table:table-cell office:value-type="float" office:value="2621.2">
                <text:p>2621.2</text:p>
              </table:table-cell>
              <table:table-cell office:value-type="float" office:value="3267.6">
                <text:p>3267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8.2">
                <text:p>1978.2</text:p>
              </table:table-cell>
              <table:table-cell office:value-type="float" office:value="2712.6">
                <text:p>2712.6</text:p>
              </table:table-cell>
              <table:table-cell office:value-type="float" office:value="3407.6">
                <text:p>3407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0.2">
                <text:p>2040.2</text:p>
              </table:table-cell>
              <table:table-cell office:value-type="float" office:value="2729.8">
                <text:p>2729.8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0.2">
                <text:p>2040.2</text:p>
              </table:table-cell>
              <table:table-cell office:value-type="float" office:value="2767.8">
                <text:p>2767.8</text:p>
              </table:table-cell>
              <table:table-cell office:value-type="float" office:value="3624.8">
                <text:p>3624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4.6">
                <text:p>2124.6</text:p>
              </table:table-cell>
              <table:table-cell office:value-type="float" office:value="2916.8">
                <text:p>2916.8</text:p>
              </table:table-cell>
              <table:table-cell office:value-type="float" office:value="3662.8">
                <text:p>3662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39.8">
                <text:p>2139.8</text:p>
              </table:table-cell>
              <table:table-cell office:value-type="float" office:value="2986">
                <text:p>2986</text:p>
              </table:table-cell>
              <table:table-cell office:value-type="float" office:value="3805.2">
                <text:p>3805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56.6">
                <text:p>2156.6</text:p>
              </table:table-cell>
              <table:table-cell office:value-type="float" office:value="3000.8">
                <text:p>3000.8</text:p>
              </table:table-cell>
              <table:table-cell office:value-type="float" office:value="3926.4">
                <text:p>3926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57.8">
                <text:p>2157.8</text:p>
              </table:table-cell>
              <table:table-cell office:value-type="float" office:value="3061.2">
                <text:p>3061.2</text:p>
              </table:table-cell>
              <table:table-cell office:value-type="float" office:value="3920.2">
                <text:p>392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93.4">
                <text:p>2193.4</text:p>
              </table:table-cell>
              <table:table-cell office:value-type="float" office:value="3087.6">
                <text:p>3087.6</text:p>
              </table:table-cell>
              <table:table-cell office:value-type="float" office:value="3998.6">
                <text:p>3998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17.4">
                <text:p>2217.4</text:p>
              </table:table-cell>
              <table:table-cell office:value-type="float" office:value="3174.4">
                <text:p>3174.4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20.2">
                <text:p>2220.2</text:p>
              </table:table-cell>
              <table:table-cell office:value-type="float" office:value="3217">
                <text:p>3217</text:p>
              </table:table-cell>
              <table:table-cell office:value-type="float" office:value="4106.2">
                <text:p>410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.6">
                <text:p>2250.6</text:p>
              </table:table-cell>
              <table:table-cell office:value-type="float" office:value="3253">
                <text:p>3253</text:p>
              </table:table-cell>
              <table:table-cell office:value-type="float" office:value="4149.8">
                <text:p>414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1">
                <text:p>2251</text:p>
              </table:table-cell>
              <table:table-cell office:value-type="float" office:value="3279.8">
                <text:p>3279.8</text:p>
              </table:table-cell>
              <table:table-cell office:value-type="float" office:value="4185.6">
                <text:p>4185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63.6">
                <text:p>2263.6</text:p>
              </table:table-cell>
              <table:table-cell office:value-type="float" office:value="3315">
                <text:p>3315</text:p>
              </table:table-cell>
              <table:table-cell office:value-type="float" office:value="4266.6">
                <text:p>426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73.2">
                <text:p>2273.2</text:p>
              </table:table-cell>
              <table:table-cell office:value-type="float" office:value="3419.4">
                <text:p>3419.4</text:p>
              </table:table-cell>
              <table:table-cell office:value-type="float" office:value="4272.8">
                <text:p>4272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95.6">
                <text:p>2295.6</text:p>
              </table:table-cell>
              <table:table-cell office:value-type="float" office:value="3442.6">
                <text:p>3442.6</text:p>
              </table:table-cell>
              <table:table-cell office:value-type="float" office:value="4308.8">
                <text:p>430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0.8">
                <text:p>2300.8</text:p>
              </table:table-cell>
              <table:table-cell office:value-type="float" office:value="3455.8">
                <text:p>3455.8</text:p>
              </table:table-cell>
              <table:table-cell office:value-type="float" office:value="4384.2">
                <text:p>438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7.2">
                <text:p>2307.2</text:p>
              </table:table-cell>
              <table:table-cell office:value-type="float" office:value="3481.8">
                <text:p>3481.8</text:p>
              </table:table-cell>
              <table:table-cell office:value-type="float" office:value="4516.2">
                <text:p>4516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3.2">
                <text:p>2313.2</text:p>
              </table:table-cell>
              <table:table-cell office:value-type="float" office:value="3511.4">
                <text:p>3511.4</text:p>
              </table:table-cell>
              <table:table-cell office:value-type="float" office:value="4667.8">
                <text:p>4667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125cm" svg:height="13.058cm" chart:class="chart:line" chart:style-name="ch1">
        <chart:legend chart:legend-position="end" svg:x="1.875cm" svg:y="0.405cm" chart:style-name="ch2"/>
        <chart:plot-area chart:style-name="ch3" table:cell-range-address="Sheet1.J380:Sheet1.J380 Sheet1.D382:Sheet1.D432 Sheet1.J434:Sheet1.J434 Sheet1.D436:Sheet1.D486 Sheet1.J488:Sheet1.J488 Sheet1.D490:Sheet1.D540" chart:data-source-has-labels="row" svg:x="0.256cm" svg:y="-0.003cm" svg:width="16.759cm" svg:height="12.819cm">
          <chart:axis chart:dimension="x" chart:name="primary-x" chart:style-name="ch4">
            <chart:title svg:x="7.925cm" svg:y="12.514cm" chart:style-name="ch5">
              <text:p>Generaciones</text:p>
            </chart:title>
          </chart:axis>
          <chart:axis chart:dimension="y" chart:name="primary-y" chart:style-name="ch6">
            <chart:title svg:x="0.115cm" svg:y="7.189cm" chart:style-name="ch7">
              <text:p>Número Nodos</text:p>
            </chart:title>
            <chart:grid chart:style-name="ch8" chart:class="major"/>
          </chart:axis>
          <chart:series chart:style-name="ch9" chart:values-cell-range-address="Sheet1.D382:Sheet1.D432" chart:label-cell-address="Sheet1.J380:Sheet1.J380" chart:class="chart:line">
            <chart:data-point chart:repeated="51"/>
          </chart:series>
          <chart:series chart:style-name="ch10" chart:values-cell-range-address="Sheet1.D436:Sheet1.D486" chart:label-cell-address="Sheet1.J434:Sheet1.J434" chart:class="chart:line">
            <chart:data-point chart:repeated="51"/>
          </chart:series>
          <chart:series chart:style-name="ch11" chart:values-cell-range-address="Sheet1.D490:Sheet1.D540" chart:label-cell-address="Sheet1.J488:Sheet1.J488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380:Sheet1.J380">T=0</text:p>
              </table:table-cell>
              <table:table-cell office:value-type="string">
                <text:p text:id="Sheet1.J434:Sheet1.J434">T=1</text:p>
              </table:table-cell>
              <table:table-cell office:value-type="string">
                <text:p text:id="Sheet1.J488:Sheet1.J488">T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.36959">
                <text:p text:id="Sheet1.D382:Sheet1.D432">106.36959</text:p>
              </table:table-cell>
              <table:table-cell office:value-type="float" office:value="108.43701">
                <text:p text:id="Sheet1.D436:Sheet1.D486">108.43701</text:p>
              </table:table-cell>
              <table:table-cell office:value-type="float" office:value="108.4083">
                <text:p text:id="Sheet1.D490:Sheet1.D540">108.40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824898">
                <text:p>38.824898</text:p>
              </table:table-cell>
              <table:table-cell office:value-type="float" office:value="39.637897">
                <text:p>39.637897</text:p>
              </table:table-cell>
              <table:table-cell office:value-type="float" office:value="39.501698">
                <text:p>39.501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014902">
                <text:p>25.014902</text:p>
              </table:table-cell>
              <table:table-cell office:value-type="float" office:value="25.3116">
                <text:p>25.3116</text:p>
              </table:table-cell>
              <table:table-cell office:value-type="float" office:value="24.4709">
                <text:p>24.4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688599">
                <text:p>24.688599</text:p>
              </table:table-cell>
              <table:table-cell office:value-type="float" office:value="23.799702">
                <text:p>23.799702</text:p>
              </table:table-cell>
              <table:table-cell office:value-type="float" office:value="22.268202">
                <text:p>22.268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520199">
                <text:p>27.520199</text:p>
              </table:table-cell>
              <table:table-cell office:value-type="float" office:value="26.9289">
                <text:p>26.9289</text:p>
              </table:table-cell>
              <table:table-cell office:value-type="float" office:value="24.6988">
                <text:p>24.6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352396">
                <text:p>30.352396</text:p>
              </table:table-cell>
              <table:table-cell office:value-type="float" office:value="32.271503">
                <text:p>32.271503</text:p>
              </table:table-cell>
              <table:table-cell office:value-type="float" office:value="28.7504">
                <text:p>28.7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100597">
                <text:p>35.100597</text:p>
              </table:table-cell>
              <table:table-cell office:value-type="float" office:value="38.2975">
                <text:p>38.2975</text:p>
              </table:table-cell>
              <table:table-cell office:value-type="float" office:value="32.5539">
                <text:p>32.5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0033">
                <text:p>39.0033</text:p>
              </table:table-cell>
              <table:table-cell office:value-type="float" office:value="43.528202">
                <text:p>43.528202</text:p>
              </table:table-cell>
              <table:table-cell office:value-type="float" office:value="35.6475">
                <text:p>35.6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3121">
                <text:p>40.3121</text:p>
              </table:table-cell>
              <table:table-cell office:value-type="float" office:value="48.59">
                <text:p>48.59</text:p>
              </table:table-cell>
              <table:table-cell office:value-type="float" office:value="38.552498">
                <text:p>38.552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7325">
                <text:p>40.7325</text:p>
              </table:table-cell>
              <table:table-cell office:value-type="float" office:value="51.960197">
                <text:p>51.960197</text:p>
              </table:table-cell>
              <table:table-cell office:value-type="float" office:value="40.7744">
                <text:p>40.7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2499">
                <text:p>41.2499</text:p>
              </table:table-cell>
              <table:table-cell office:value-type="float" office:value="54.815697">
                <text:p>54.815697</text:p>
              </table:table-cell>
              <table:table-cell office:value-type="float" office:value="42.044304">
                <text:p>42.044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497402">
                <text:p>42.497402</text:p>
              </table:table-cell>
              <table:table-cell office:value-type="float" office:value="57.439598">
                <text:p>57.439598</text:p>
              </table:table-cell>
              <table:table-cell office:value-type="float" office:value="43.021507">
                <text:p>43.021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754898">
                <text:p>43.754898</text:p>
              </table:table-cell>
              <table:table-cell office:value-type="float" office:value="60.668404">
                <text:p>60.668404</text:p>
              </table:table-cell>
              <table:table-cell office:value-type="float" office:value="43.906">
                <text:p>43.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2995">
                <text:p>44.2995</text:p>
              </table:table-cell>
              <table:table-cell office:value-type="float" office:value="63.467205">
                <text:p>63.467205</text:p>
              </table:table-cell>
              <table:table-cell office:value-type="float" office:value="46.1256">
                <text:p>46.1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694405">
                <text:p>45.694405</text:p>
              </table:table-cell>
              <table:table-cell office:value-type="float" office:value="66.0092">
                <text:p>66.0092</text:p>
              </table:table-cell>
              <table:table-cell office:value-type="float" office:value="48.7579">
                <text:p>48.7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800003">
                <text:p>47.800003</text:p>
              </table:table-cell>
              <table:table-cell office:value-type="float" office:value="67.520996">
                <text:p>67.520996</text:p>
              </table:table-cell>
              <table:table-cell office:value-type="float" office:value="53.3229">
                <text:p>53.3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8387">
                <text:p>50.8387</text:p>
              </table:table-cell>
              <table:table-cell office:value-type="float" office:value="69.955605">
                <text:p>69.955605</text:p>
              </table:table-cell>
              <table:table-cell office:value-type="float" office:value="57.992596">
                <text:p>57.992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9682">
                <text:p>53.9682</text:p>
              </table:table-cell>
              <table:table-cell office:value-type="float" office:value="72.39949">
                <text:p>72.39949</text:p>
              </table:table-cell>
              <table:table-cell office:value-type="float" office:value="62.562492">
                <text:p>62.562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751904">
                <text:p>56.751904</text:p>
              </table:table-cell>
              <table:table-cell office:value-type="float" office:value="76.0265">
                <text:p>76.0265</text:p>
              </table:table-cell>
              <table:table-cell office:value-type="float" office:value="66.8497">
                <text:p>66.8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272804">
                <text:p>60.272804</text:p>
              </table:table-cell>
              <table:table-cell office:value-type="float" office:value="80.9441">
                <text:p>80.9441</text:p>
              </table:table-cell>
              <table:table-cell office:value-type="float" office:value="72.7094">
                <text:p>72.7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.0345">
                <text:p>64.0345</text:p>
              </table:table-cell>
              <table:table-cell office:value-type="float" office:value="87.671104">
                <text:p>87.671104</text:p>
              </table:table-cell>
              <table:table-cell office:value-type="float" office:value="80.0028">
                <text:p>80.0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991196">
                <text:p>67.991196</text:p>
              </table:table-cell>
              <table:table-cell office:value-type="float" office:value="96.46571">
                <text:p>96.46571</text:p>
              </table:table-cell>
              <table:table-cell office:value-type="float" office:value="86.8477">
                <text:p>86.84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.9478">
                <text:p>72.9478</text:p>
              </table:table-cell>
              <table:table-cell office:value-type="float" office:value="105.74349">
                <text:p>105.74349</text:p>
              </table:table-cell>
              <table:table-cell office:value-type="float" office:value="92.5269">
                <text:p>92.5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1893">
                <text:p>78.1893</text:p>
              </table:table-cell>
              <table:table-cell office:value-type="float" office:value="115.3278">
                <text:p>115.3278</text:p>
              </table:table-cell>
              <table:table-cell office:value-type="float" office:value="98.301">
                <text:p>98.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.25079">
                <text:p>85.25079</text:p>
              </table:table-cell>
              <table:table-cell office:value-type="float" office:value="124.5175">
                <text:p>124.5175</text:p>
              </table:table-cell>
              <table:table-cell office:value-type="float" office:value="105.5776">
                <text:p>105.5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.13541">
                <text:p>91.13541</text:p>
              </table:table-cell>
              <table:table-cell office:value-type="float" office:value="133.52121">
                <text:p>133.52121</text:p>
              </table:table-cell>
              <table:table-cell office:value-type="float" office:value="110.97579">
                <text:p>110.97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.1059">
                <text:p>98.1059</text:p>
              </table:table-cell>
              <table:table-cell office:value-type="float" office:value="140.57309">
                <text:p>140.57309</text:p>
              </table:table-cell>
              <table:table-cell office:value-type="float" office:value="115.9918">
                <text:p>115.9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.7803">
                <text:p>104.7803</text:p>
              </table:table-cell>
              <table:table-cell office:value-type="float" office:value="145.3782">
                <text:p>145.3782</text:p>
              </table:table-cell>
              <table:table-cell office:value-type="float" office:value="121.533005">
                <text:p>121.533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.01131">
                <text:p>110.01131</text:p>
              </table:table-cell>
              <table:table-cell office:value-type="float" office:value="148.83539">
                <text:p>148.83539</text:p>
              </table:table-cell>
              <table:table-cell office:value-type="float" office:value="127.20131">
                <text:p>127.201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5.59049">
                <text:p>115.59049</text:p>
              </table:table-cell>
              <table:table-cell office:value-type="float" office:value="153.72981">
                <text:p>153.72981</text:p>
              </table:table-cell>
              <table:table-cell office:value-type="float" office:value="131.76419">
                <text:p>131.764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.22679">
                <text:p>120.22679</text:p>
              </table:table-cell>
              <table:table-cell office:value-type="float" office:value="160.3827">
                <text:p>160.3827</text:p>
              </table:table-cell>
              <table:table-cell office:value-type="float" office:value="136.4405">
                <text:p>136.4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.214195">
                <text:p>124.214195</text:p>
              </table:table-cell>
              <table:table-cell office:value-type="float" office:value="166.3883">
                <text:p>166.3883</text:p>
              </table:table-cell>
              <table:table-cell office:value-type="float" office:value="141.3157">
                <text:p>141.3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32439">
                <text:p>129.32439</text:p>
              </table:table-cell>
              <table:table-cell office:value-type="float" office:value="172.8262">
                <text:p>172.8262</text:p>
              </table:table-cell>
              <table:table-cell office:value-type="float" office:value="145.5911">
                <text:p>145.5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.4303">
                <text:p>136.4303</text:p>
              </table:table-cell>
              <table:table-cell office:value-type="float" office:value="182.60811">
                <text:p>182.60811</text:p>
              </table:table-cell>
              <table:table-cell office:value-type="float" office:value="150.3694">
                <text:p>150.3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.3868">
                <text:p>143.3868</text:p>
              </table:table-cell>
              <table:table-cell office:value-type="float" office:value="194.6553">
                <text:p>194.6553</text:p>
              </table:table-cell>
              <table:table-cell office:value-type="float" office:value="154.1784">
                <text:p>154.1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.67441">
                <text:p>149.67441</text:p>
              </table:table-cell>
              <table:table-cell office:value-type="float" office:value="205.3863">
                <text:p>205.3863</text:p>
              </table:table-cell>
              <table:table-cell office:value-type="float" office:value="157.8285">
                <text:p>157.8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.359">
                <text:p>152.359</text:p>
              </table:table-cell>
              <table:table-cell office:value-type="float" office:value="213.12772">
                <text:p>213.12772</text:p>
              </table:table-cell>
              <table:table-cell office:value-type="float" office:value="161.748">
                <text:p>161.7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.0916">
                <text:p>157.0916</text:p>
              </table:table-cell>
              <table:table-cell office:value-type="float" office:value="219.86661">
                <text:p>219.86661</text:p>
              </table:table-cell>
              <table:table-cell office:value-type="float" office:value="169.3604">
                <text:p>169.3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.58731">
                <text:p>163.58731</text:p>
              </table:table-cell>
              <table:table-cell office:value-type="float" office:value="225.17929">
                <text:p>225.17929</text:p>
              </table:table-cell>
              <table:table-cell office:value-type="float" office:value="178.1096">
                <text:p>178.10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.29549">
                <text:p>169.29549</text:p>
              </table:table-cell>
              <table:table-cell office:value-type="float" office:value="228.62639">
                <text:p>228.62639</text:p>
              </table:table-cell>
              <table:table-cell office:value-type="float" office:value="186.9621">
                <text:p>186.9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.3819">
                <text:p>172.3819</text:p>
              </table:table-cell>
              <table:table-cell office:value-type="float" office:value="231.85501">
                <text:p>231.85501</text:p>
              </table:table-cell>
              <table:table-cell office:value-type="float" office:value="194.7515">
                <text:p>194.75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.5607">
                <text:p>175.5607</text:p>
              </table:table-cell>
              <table:table-cell office:value-type="float" office:value="238.4425">
                <text:p>238.4425</text:p>
              </table:table-cell>
              <table:table-cell office:value-type="float" office:value="198.9079">
                <text:p>198.9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.33902">
                <text:p>180.33902</text:p>
              </table:table-cell>
              <table:table-cell office:value-type="float" office:value="248.12952">
                <text:p>248.12952</text:p>
              </table:table-cell>
              <table:table-cell office:value-type="float" office:value="204.4906">
                <text:p>204.4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.697">
                <text:p>183.697</text:p>
              </table:table-cell>
              <table:table-cell office:value-type="float" office:value="258.6129">
                <text:p>258.6129</text:p>
              </table:table-cell>
              <table:table-cell office:value-type="float" office:value="212.5784">
                <text:p>212.5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.7987">
                <text:p>184.7987</text:p>
              </table:table-cell>
              <table:table-cell office:value-type="float" office:value="266.9447">
                <text:p>266.9447</text:p>
              </table:table-cell>
              <table:table-cell office:value-type="float" office:value="218.77219">
                <text:p>218.77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.6771">
                <text:p>185.6771</text:p>
              </table:table-cell>
              <table:table-cell office:value-type="float" office:value="271.4465">
                <text:p>271.4465</text:p>
              </table:table-cell>
              <table:table-cell office:value-type="float" office:value="226.5831">
                <text:p>226.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.1861">
                <text:p>189.1861</text:p>
              </table:table-cell>
              <table:table-cell office:value-type="float" office:value="273.8153">
                <text:p>273.8153</text:p>
              </table:table-cell>
              <table:table-cell office:value-type="float" office:value="235.8779">
                <text:p>235.87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.91382">
                <text:p>191.91382</text:p>
              </table:table-cell>
              <table:table-cell office:value-type="float" office:value="274.9859">
                <text:p>274.9859</text:p>
              </table:table-cell>
              <table:table-cell office:value-type="float" office:value="244.3645">
                <text:p>244.3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5.639">
                <text:p>195.639</text:p>
              </table:table-cell>
              <table:table-cell office:value-type="float" office:value="278.78094">
                <text:p>278.78094</text:p>
              </table:table-cell>
              <table:table-cell office:value-type="float" office:value="248.75558">
                <text:p>248.755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.88052">
                <text:p>200.88052</text:p>
              </table:table-cell>
              <table:table-cell office:value-type="float" office:value="283.22162">
                <text:p>283.22162</text:p>
              </table:table-cell>
              <table:table-cell office:value-type="float" office:value="251.816">
                <text:p>251.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.92249">
                <text:p>204.92249</text:p>
              </table:table-cell>
              <table:table-cell office:value-type="float" office:value="290.0081">
                <text:p>290.0081</text:p>
              </table:table-cell>
              <table:table-cell office:value-type="float" office:value="256.02142">
                <text:p>256.021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196cm" svg:height="13.058cm" chart:class="chart:line" chart:style-name="ch1">
        <chart:legend chart:legend-position="end" svg:x="2.508cm" svg:y="0.429cm" chart:style-name="ch2"/>
        <chart:plot-area chart:style-name="ch3" table:cell-range-address="Sheet1.J380:Sheet1.J380 Sheet1.I382:Sheet1.I432 Sheet1.J434:Sheet1.J434 Sheet1.I436:Sheet1.I486 Sheet1.J488:Sheet1.J488 Sheet1.I490:Sheet1.I540" chart:data-source-has-labels="row" svg:x="0.328cm" svg:y="0.261cm" svg:width="16.538cm" svg:height="12.606cm">
          <chart:axis chart:dimension="x" chart:name="primary-x" chart:style-name="ch4">
            <chart:title svg:x="7.887cm" svg:y="12.565cm" chart:style-name="ch5">
              <text:p>Generaciones</text:p>
            </chart:title>
          </chart:axis>
          <chart:axis chart:dimension="y" chart:name="primary-y" chart:style-name="ch6">
            <chart:title svg:x="0.186cm" svg:y="7.214cm" chart:style-name="ch7">
              <text:p>Milisegundos</text:p>
            </chart:title>
            <chart:grid chart:style-name="ch8" chart:class="major"/>
          </chart:axis>
          <chart:series chart:style-name="ch9" chart:values-cell-range-address="Sheet1.I382:Sheet1.I432" chart:label-cell-address="Sheet1.J380:Sheet1.J380" chart:class="chart:line">
            <chart:data-point chart:repeated="51"/>
          </chart:series>
          <chart:series chart:style-name="ch10" chart:values-cell-range-address="Sheet1.I436:Sheet1.I486" chart:label-cell-address="Sheet1.J434:Sheet1.J434" chart:class="chart:line">
            <chart:data-point chart:repeated="51"/>
          </chart:series>
          <chart:series chart:style-name="ch11" chart:values-cell-range-address="Sheet1.I490:Sheet1.I540" chart:label-cell-address="Sheet1.J488:Sheet1.J488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380:Sheet1.J380">T=0</text:p>
              </table:table-cell>
              <table:table-cell office:value-type="string">
                <text:p text:id="Sheet1.J434:Sheet1.J434">T=1</text:p>
              </table:table-cell>
              <table:table-cell office:value-type="string">
                <text:p text:id="Sheet1.J488:Sheet1.J488">T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I382:Sheet1.I432">0</text:p>
              </table:table-cell>
              <table:table-cell office:value-type="float" office:value="0">
                <text:p text:id="Sheet1.I436:Sheet1.I486">0</text:p>
              </table:table-cell>
              <table:table-cell office:value-type="float" office:value="0">
                <text:p text:id="Sheet1.I490:Sheet1.I54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00">
                <text:p>44100</text:p>
              </table:table-cell>
              <table:table-cell office:value-type="float" office:value="43700">
                <text:p>43700</text:p>
              </table:table-cell>
              <table:table-cell office:value-type="float" office:value="43400">
                <text:p>4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700">
                <text:p>77700</text:p>
              </table:table-cell>
              <table:table-cell office:value-type="float" office:value="76200">
                <text:p>76200</text:p>
              </table:table-cell>
              <table:table-cell office:value-type="float" office:value="72900">
                <text:p>72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400">
                <text:p>113400</text:p>
              </table:table-cell>
              <table:table-cell office:value-type="float" office:value="112500">
                <text:p>112500</text:p>
              </table:table-cell>
              <table:table-cell office:value-type="float" office:value="101000">
                <text:p>10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100">
                <text:p>160100</text:p>
              </table:table-cell>
              <table:table-cell office:value-type="float" office:value="165200">
                <text:p>165200</text:p>
              </table:table-cell>
              <table:table-cell office:value-type="float" office:value="140700">
                <text:p>140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600">
                <text:p>224600</text:p>
              </table:table-cell>
              <table:table-cell office:value-type="float" office:value="247900">
                <text:p>247900</text:p>
              </table:table-cell>
              <table:table-cell office:value-type="float" office:value="196200">
                <text:p>196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000">
                <text:p>310000</text:p>
              </table:table-cell>
              <table:table-cell office:value-type="float" office:value="365200">
                <text:p>365200</text:p>
              </table:table-cell>
              <table:table-cell office:value-type="float" office:value="265500">
                <text:p>265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700">
                <text:p>405700</text:p>
              </table:table-cell>
              <table:table-cell office:value-type="float" office:value="494100">
                <text:p>494100</text:p>
              </table:table-cell>
              <table:table-cell office:value-type="float" office:value="342200">
                <text:p>342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9100">
                <text:p>499100</text:p>
              </table:table-cell>
              <table:table-cell office:value-type="float" office:value="627400">
                <text:p>627400</text:p>
              </table:table-cell>
              <table:table-cell office:value-type="float" office:value="424700">
                <text:p>424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6400">
                <text:p>586400</text:p>
              </table:table-cell>
              <table:table-cell office:value-type="float" office:value="759200">
                <text:p>759200</text:p>
              </table:table-cell>
              <table:table-cell office:value-type="float" office:value="507900">
                <text:p>507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9700">
                <text:p>669700</text:p>
              </table:table-cell>
              <table:table-cell office:value-type="float" office:value="889500">
                <text:p>889500</text:p>
              </table:table-cell>
              <table:table-cell office:value-type="float" office:value="588900">
                <text:p>588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000">
                <text:p>754000</text:p>
              </table:table-cell>
              <table:table-cell office:value-type="float" office:value="1012100">
                <text:p>1012100</text:p>
              </table:table-cell>
              <table:table-cell office:value-type="float" office:value="664600">
                <text:p>664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6400">
                <text:p>836400</text:p>
              </table:table-cell>
              <table:table-cell office:value-type="float" office:value="1135900">
                <text:p>1135900</text:p>
              </table:table-cell>
              <table:table-cell office:value-type="float" office:value="734700">
                <text:p>734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8300">
                <text:p>918300</text:p>
              </table:table-cell>
              <table:table-cell office:value-type="float" office:value="1258900">
                <text:p>1258900</text:p>
              </table:table-cell>
              <table:table-cell office:value-type="float" office:value="803200">
                <text:p>803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9100">
                <text:p>999100</text:p>
              </table:table-cell>
              <table:table-cell office:value-type="float" office:value="1380900">
                <text:p>1380900</text:p>
              </table:table-cell>
              <table:table-cell office:value-type="float" office:value="870100">
                <text:p>870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6600">
                <text:p>1076600</text:p>
              </table:table-cell>
              <table:table-cell office:value-type="float" office:value="1501800">
                <text:p>1501800</text:p>
              </table:table-cell>
              <table:table-cell office:value-type="float" office:value="941500">
                <text:p>941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6700">
                <text:p>1156700</text:p>
              </table:table-cell>
              <table:table-cell office:value-type="float" office:value="1619500">
                <text:p>1619500</text:p>
              </table:table-cell>
              <table:table-cell office:value-type="float" office:value="1017800">
                <text:p>1017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9300">
                <text:p>1239300</text:p>
              </table:table-cell>
              <table:table-cell office:value-type="float" office:value="1735400">
                <text:p>1735400</text:p>
              </table:table-cell>
              <table:table-cell office:value-type="float" office:value="1098800">
                <text:p>10988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2000">
                <text:p>1322000</text:p>
              </table:table-cell>
              <table:table-cell office:value-type="float" office:value="1850600">
                <text:p>1850600</text:p>
              </table:table-cell>
              <table:table-cell office:value-type="float" office:value="1180000">
                <text:p>118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6900">
                <text:p>1406900</text:p>
              </table:table-cell>
              <table:table-cell office:value-type="float" office:value="1966400">
                <text:p>1966400</text:p>
              </table:table-cell>
              <table:table-cell office:value-type="float" office:value="1264400">
                <text:p>1264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3300">
                <text:p>1493300</text:p>
              </table:table-cell>
              <table:table-cell office:value-type="float" office:value="2086300">
                <text:p>2086300</text:p>
              </table:table-cell>
              <table:table-cell office:value-type="float" office:value="1353900">
                <text:p>13539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3400">
                <text:p>1583400</text:p>
              </table:table-cell>
              <table:table-cell office:value-type="float" office:value="2212500">
                <text:p>2212500</text:p>
              </table:table-cell>
              <table:table-cell office:value-type="float" office:value="1452000">
                <text:p>1452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7000">
                <text:p>1677000</text:p>
              </table:table-cell>
              <table:table-cell office:value-type="float" office:value="2351100">
                <text:p>2351100</text:p>
              </table:table-cell>
              <table:table-cell office:value-type="float" office:value="1557000">
                <text:p>1557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1100">
                <text:p>1771100</text:p>
              </table:table-cell>
              <table:table-cell office:value-type="float" office:value="2500000">
                <text:p>2500000</text:p>
              </table:table-cell>
              <table:table-cell office:value-type="float" office:value="1664600">
                <text:p>1664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64300">
                <text:p>1864300</text:p>
              </table:table-cell>
              <table:table-cell office:value-type="float" office:value="2655000">
                <text:p>2655000</text:p>
              </table:table-cell>
              <table:table-cell office:value-type="float" office:value="1773000">
                <text:p>1773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4500">
                <text:p>1954500</text:p>
              </table:table-cell>
              <table:table-cell office:value-type="float" office:value="2812800">
                <text:p>2812800</text:p>
              </table:table-cell>
              <table:table-cell office:value-type="float" office:value="1877800">
                <text:p>18778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4500">
                <text:p>2044500</text:p>
              </table:table-cell>
              <table:table-cell office:value-type="float" office:value="2970200">
                <text:p>2970200</text:p>
              </table:table-cell>
              <table:table-cell office:value-type="float" office:value="1981100">
                <text:p>198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36000">
                <text:p>2136000</text:p>
              </table:table-cell>
              <table:table-cell office:value-type="float" office:value="3125700">
                <text:p>3125700</text:p>
              </table:table-cell>
              <table:table-cell office:value-type="float" office:value="2087400">
                <text:p>2087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0500">
                <text:p>2230500</text:p>
              </table:table-cell>
              <table:table-cell office:value-type="float" office:value="3279200">
                <text:p>3279200</text:p>
              </table:table-cell>
              <table:table-cell office:value-type="float" office:value="2197800">
                <text:p>21978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1700">
                <text:p>2331700</text:p>
              </table:table-cell>
              <table:table-cell office:value-type="float" office:value="3435800">
                <text:p>3435800</text:p>
              </table:table-cell>
              <table:table-cell office:value-type="float" office:value="2310300">
                <text:p>2310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3700">
                <text:p>2433700</text:p>
              </table:table-cell>
              <table:table-cell office:value-type="float" office:value="3596900">
                <text:p>3596900</text:p>
              </table:table-cell>
              <table:table-cell office:value-type="float" office:value="2424100">
                <text:p>2424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6400">
                <text:p>2536400</text:p>
              </table:table-cell>
              <table:table-cell office:value-type="float" office:value="3766200">
                <text:p>3766200</text:p>
              </table:table-cell>
              <table:table-cell office:value-type="float" office:value="2538000">
                <text:p>2538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0900">
                <text:p>2640900</text:p>
              </table:table-cell>
              <table:table-cell office:value-type="float" office:value="3940900">
                <text:p>3940900</text:p>
              </table:table-cell>
              <table:table-cell office:value-type="float" office:value="2650600">
                <text:p>2650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48900">
                <text:p>2748900</text:p>
              </table:table-cell>
              <table:table-cell office:value-type="float" office:value="4120500">
                <text:p>4120500</text:p>
              </table:table-cell>
              <table:table-cell office:value-type="float" office:value="2762800">
                <text:p>27628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57700">
                <text:p>2857700</text:p>
              </table:table-cell>
              <table:table-cell office:value-type="float" office:value="4299000">
                <text:p>4299000</text:p>
              </table:table-cell>
              <table:table-cell office:value-type="float" office:value="2876100">
                <text:p>2876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8700">
                <text:p>2968700</text:p>
              </table:table-cell>
              <table:table-cell office:value-type="float" office:value="4480600">
                <text:p>4480600</text:p>
              </table:table-cell>
              <table:table-cell office:value-type="float" office:value="2992200">
                <text:p>2992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78200">
                <text:p>3078200</text:p>
              </table:table-cell>
              <table:table-cell office:value-type="float" office:value="4665500">
                <text:p>4665500</text:p>
              </table:table-cell>
              <table:table-cell office:value-type="float" office:value="3112700">
                <text:p>31127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87200">
                <text:p>3187200</text:p>
              </table:table-cell>
              <table:table-cell office:value-type="float" office:value="4854500">
                <text:p>4854500</text:p>
              </table:table-cell>
              <table:table-cell office:value-type="float" office:value="3237400">
                <text:p>3237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98400">
                <text:p>3298400</text:p>
              </table:table-cell>
              <table:table-cell office:value-type="float" office:value="5048600">
                <text:p>5048600</text:p>
              </table:table-cell>
              <table:table-cell office:value-type="float" office:value="3368600">
                <text:p>3368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11200">
                <text:p>3411200</text:p>
              </table:table-cell>
              <table:table-cell office:value-type="float" office:value="5247200">
                <text:p>5247200</text:p>
              </table:table-cell>
              <table:table-cell office:value-type="float" office:value="3504100">
                <text:p>3504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4400">
                <text:p>3524400</text:p>
              </table:table-cell>
              <table:table-cell office:value-type="float" office:value="5453000">
                <text:p>5453000</text:p>
              </table:table-cell>
              <table:table-cell office:value-type="float" office:value="3643200">
                <text:p>3643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39600">
                <text:p>3639600</text:p>
              </table:table-cell>
              <table:table-cell office:value-type="float" office:value="5660200">
                <text:p>5660200</text:p>
              </table:table-cell>
              <table:table-cell office:value-type="float" office:value="3787000">
                <text:p>3787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54300">
                <text:p>3754300</text:p>
              </table:table-cell>
              <table:table-cell office:value-type="float" office:value="5873000">
                <text:p>5873000</text:p>
              </table:table-cell>
              <table:table-cell office:value-type="float" office:value="3936000">
                <text:p>3936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69300">
                <text:p>3869300</text:p>
              </table:table-cell>
              <table:table-cell office:value-type="float" office:value="6091200">
                <text:p>6091200</text:p>
              </table:table-cell>
              <table:table-cell office:value-type="float" office:value="4096500">
                <text:p>4096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4800">
                <text:p>3984800</text:p>
              </table:table-cell>
              <table:table-cell office:value-type="float" office:value="6310100">
                <text:p>6310100</text:p>
              </table:table-cell>
              <table:table-cell office:value-type="float" office:value="4263600">
                <text:p>4263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00800">
                <text:p>4100800</text:p>
              </table:table-cell>
              <table:table-cell office:value-type="float" office:value="6531100">
                <text:p>6531100</text:p>
              </table:table-cell>
              <table:table-cell office:value-type="float" office:value="4434200">
                <text:p>44342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19400">
                <text:p>4219400</text:p>
              </table:table-cell>
              <table:table-cell office:value-type="float" office:value="6751800">
                <text:p>6751800</text:p>
              </table:table-cell>
              <table:table-cell office:value-type="float" office:value="4612100">
                <text:p>4612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39500">
                <text:p>4339500</text:p>
              </table:table-cell>
              <table:table-cell office:value-type="float" office:value="6972200">
                <text:p>6972200</text:p>
              </table:table-cell>
              <table:table-cell office:value-type="float" office:value="4798200">
                <text:p>47982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300">
                <text:p>4465300</text:p>
              </table:table-cell>
              <table:table-cell office:value-type="float" office:value="7189000">
                <text:p>7189000</text:p>
              </table:table-cell>
              <table:table-cell office:value-type="float" office:value="4985900">
                <text:p>49859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1900">
                <text:p>4591900</text:p>
              </table:table-cell>
              <table:table-cell office:value-type="float" office:value="7404800">
                <text:p>7404800</text:p>
              </table:table-cell>
              <table:table-cell office:value-type="float" office:value="5173500">
                <text:p>5173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22600">
                <text:p>4722600</text:p>
              </table:table-cell>
              <table:table-cell office:value-type="float" office:value="7629900">
                <text:p>7629900</text:p>
              </table:table-cell>
              <table:table-cell office:value-type="float" office:value="5364900">
                <text:p>53649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771cm" svg:height="13.058cm" chart:class="chart:line" chart:style-name="ch1">
        <chart:legend chart:legend-position="end" svg:x="1.842cm" svg:y="0.697cm" chart:style-name="ch2"/>
        <chart:plot-area chart:style-name="ch3" table:cell-range-address="Sheet1.J542:Sheet1.J542 Sheet1.B544:Sheet1.B594 Sheet1.J596:Sheet1.J596 Sheet1.B598:Sheet1.B648" chart:data-source-has-labels="row" svg:x="0.187cm" svg:y="0.26cm" svg:width="16.394cm" svg:height="12.436cm">
          <chart:axis chart:dimension="x" chart:name="primary-x" chart:style-name="ch4">
            <chart:title svg:x="7.674cm" svg:y="12.394cm" chart:style-name="ch5">
              <text:p>Generaciones</text:p>
            </chart:title>
          </chart:axis>
          <chart:axis chart:dimension="y" chart:name="primary-y" chart:style-name="ch6">
            <chart:title svg:x="0.053cm" svg:y="6.741cm" chart:style-name="ch7">
              <text:p>Calidad</text:p>
            </chart:title>
            <chart:grid chart:style-name="ch8" chart:class="major"/>
          </chart:axis>
          <chart:series chart:style-name="ch9" chart:values-cell-range-address="Sheet1.B544:Sheet1.B594" chart:label-cell-address="Sheet1.J542:Sheet1.J542" chart:class="chart:line">
            <chart:data-point chart:repeated="51"/>
          </chart:series>
          <chart:series chart:style-name="ch10" chart:values-cell-range-address="Sheet1.B598:Sheet1.B648" chart:label-cell-address="Sheet1.J596:Sheet1.J596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542:Sheet1.J542">M=10</text:p>
              </table:table-cell>
              <table:table-cell office:value-type="string">
                <text:p text:id="Sheet1.J596:Sheet1.J596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462">
                <text:p text:id="Sheet1.B544:Sheet1.B594">7.5462</text:p>
              </table:table-cell>
              <table:table-cell office:value-type="float" office:value="8.1778">
                <text:p text:id="Sheet1.B598:Sheet1.B648">8.17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714">
                <text:p>21.5714</text:p>
              </table:table-cell>
              <table:table-cell office:value-type="float" office:value="22.4682">
                <text:p>22.4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0906">
                <text:p>36.0906</text:p>
              </table:table-cell>
              <table:table-cell office:value-type="float" office:value="36.869995">
                <text:p>36.86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808403">
                <text:p>42.808403</text:p>
              </table:table-cell>
              <table:table-cell office:value-type="float" office:value="43.4198">
                <text:p>43.4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1602">
                <text:p>47.1602</text:p>
              </table:table-cell>
              <table:table-cell office:value-type="float" office:value="46.850403">
                <text:p>46.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5348">
                <text:p>58.5348</text:p>
              </table:table-cell>
              <table:table-cell office:value-type="float" office:value="56.810993">
                <text:p>56.810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4204">
                <text:p>79.4204</text:p>
              </table:table-cell>
              <table:table-cell office:value-type="float" office:value="71.246994">
                <text:p>71.246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.19139">
                <text:p>107.19139</text:p>
              </table:table-cell>
              <table:table-cell office:value-type="float" office:value="84.609604">
                <text:p>84.609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.2224">
                <text:p>138.2224</text:p>
              </table:table-cell>
              <table:table-cell office:value-type="float" office:value="99.312996">
                <text:p>99.312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6.535">
                <text:p>176.535</text:p>
              </table:table-cell>
              <table:table-cell office:value-type="float" office:value="122.3234">
                <text:p>122.3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2.05582">
                <text:p>222.05582</text:p>
              </table:table-cell>
              <table:table-cell office:value-type="float" office:value="162.81241">
                <text:p>162.81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.4914">
                <text:p>268.4914</text:p>
              </table:table-cell>
              <table:table-cell office:value-type="float" office:value="215.60042">
                <text:p>215.60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.07758">
                <text:p>312.07758</text:p>
              </table:table-cell>
              <table:table-cell office:value-type="float" office:value="274.21">
                <text:p>274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1.97382">
                <text:p>341.97382</text:p>
              </table:table-cell>
              <table:table-cell office:value-type="float" office:value="325.8242">
                <text:p>325.8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6.79538">
                <text:p>376.79538</text:p>
              </table:table-cell>
              <table:table-cell office:value-type="float" office:value="367.402">
                <text:p>367.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7.18536">
                <text:p>407.18536</text:p>
              </table:table-cell>
              <table:table-cell office:value-type="float" office:value="434.81998">
                <text:p>434.81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9.9586">
                <text:p>479.9586</text:p>
              </table:table-cell>
              <table:table-cell office:value-type="float" office:value="505.17422">
                <text:p>505.17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6.952">
                <text:p>546.952</text:p>
              </table:table-cell>
              <table:table-cell office:value-type="float" office:value="588.65924">
                <text:p>588.65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0.46686">
                <text:p>610.46686</text:p>
              </table:table-cell>
              <table:table-cell office:value-type="float" office:value="688.497">
                <text:p>688.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3.2408">
                <text:p>683.2408</text:p>
              </table:table-cell>
              <table:table-cell office:value-type="float" office:value="775.8746">
                <text:p>775.8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8.3488">
                <text:p>758.3488</text:p>
              </table:table-cell>
              <table:table-cell office:value-type="float" office:value="849.21155">
                <text:p>849.21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9.41223">
                <text:p>839.41223</text:p>
              </table:table-cell>
              <table:table-cell office:value-type="float" office:value="937.6058">
                <text:p>937.6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1.6501">
                <text:p>921.6501</text:p>
              </table:table-cell>
              <table:table-cell office:value-type="float" office:value="988.3861">
                <text:p>988.3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2.6071">
                <text:p>982.6071</text:p>
              </table:table-cell>
              <table:table-cell office:value-type="float" office:value="1058.8162">
                <text:p>1058.8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2.8168">
                <text:p>1052.8168</text:p>
              </table:table-cell>
              <table:table-cell office:value-type="float" office:value="1140.2203">
                <text:p>1140.2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1.6907">
                <text:p>1121.6907</text:p>
              </table:table-cell>
              <table:table-cell office:value-type="float" office:value="1258.6963">
                <text:p>1258.6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9.2654">
                <text:p>1199.2654</text:p>
              </table:table-cell>
              <table:table-cell office:value-type="float" office:value="1355.5488">
                <text:p>1355.5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58">
                <text:p>1278.758</text:p>
              </table:table-cell>
              <table:table-cell office:value-type="float" office:value="1444.5314">
                <text:p>1444.5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4.032">
                <text:p>1334.032</text:p>
              </table:table-cell>
              <table:table-cell office:value-type="float" office:value="1518.6246">
                <text:p>1518.6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6.2545">
                <text:p>1426.2545</text:p>
              </table:table-cell>
              <table:table-cell office:value-type="float" office:value="1601.7085">
                <text:p>1601.70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3.8699">
                <text:p>1493.8699</text:p>
              </table:table-cell>
              <table:table-cell office:value-type="float" office:value="1700.9098">
                <text:p>1700.9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9.0764">
                <text:p>1579.0764</text:p>
              </table:table-cell>
              <table:table-cell office:value-type="float" office:value="1796.4518">
                <text:p>1796.4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6.8518">
                <text:p>1626.8518</text:p>
              </table:table-cell>
              <table:table-cell office:value-type="float" office:value="1896.9973">
                <text:p>1896.9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1.3551">
                <text:p>1691.3551</text:p>
              </table:table-cell>
              <table:table-cell office:value-type="float" office:value="1962.3232">
                <text:p>1962.3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7.1097">
                <text:p>1767.1097</text:p>
              </table:table-cell>
              <table:table-cell office:value-type="float" office:value="2058.3545">
                <text:p>2058.3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2.1578">
                <text:p>1822.1578</text:p>
              </table:table-cell>
              <table:table-cell office:value-type="float" office:value="2166.6526">
                <text:p>2166.6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75.8145">
                <text:p>1875.8145</text:p>
              </table:table-cell>
              <table:table-cell office:value-type="float" office:value="2241.3245">
                <text:p>2241.3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8.0629">
                <text:p>1898.0629</text:p>
              </table:table-cell>
              <table:table-cell office:value-type="float" office:value="2300.8623">
                <text:p>2300.8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5.7006">
                <text:p>1965.7006</text:p>
              </table:table-cell>
              <table:table-cell office:value-type="float" office:value="2338.1958">
                <text:p>2338.1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0.0217">
                <text:p>2010.0217</text:p>
              </table:table-cell>
              <table:table-cell office:value-type="float" office:value="2368.625">
                <text:p>2368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80.3872">
                <text:p>2080.3872</text:p>
              </table:table-cell>
              <table:table-cell office:value-type="float" office:value="2391.6545">
                <text:p>2391.6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43.1167">
                <text:p>2143.1167</text:p>
              </table:table-cell>
              <table:table-cell office:value-type="float" office:value="2402.1946">
                <text:p>2402.1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46.4153">
                <text:p>2246.4153</text:p>
              </table:table-cell>
              <table:table-cell office:value-type="float" office:value="2437.4495">
                <text:p>2437.4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11.5913">
                <text:p>2311.5913</text:p>
              </table:table-cell>
              <table:table-cell office:value-type="float" office:value="2465.438">
                <text:p>2465.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42.8025">
                <text:p>2342.8025</text:p>
              </table:table-cell>
              <table:table-cell office:value-type="float" office:value="2458.5227">
                <text:p>2458.5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79.0452">
                <text:p>2379.0452</text:p>
              </table:table-cell>
              <table:table-cell office:value-type="float" office:value="2507.0168">
                <text:p>2507.0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9.3093">
                <text:p>2409.3093</text:p>
              </table:table-cell>
              <table:table-cell office:value-type="float" office:value="2540.3787">
                <text:p>2540.3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36.6208">
                <text:p>2436.6208</text:p>
              </table:table-cell>
              <table:table-cell office:value-type="float" office:value="2590.369">
                <text:p>2590.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87.1558">
                <text:p>2487.1558</text:p>
              </table:table-cell>
              <table:table-cell office:value-type="float" office:value="2635.675">
                <text:p>2635.6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17.0513">
                <text:p>2517.0513</text:p>
              </table:table-cell>
              <table:table-cell office:value-type="float" office:value="2653.9333">
                <text:p>2653.9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5.268">
                <text:p>2575.268</text:p>
              </table:table-cell>
              <table:table-cell office:value-type="float" office:value="2715.363">
                <text:p>2715.36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771cm" svg:height="13.058cm" chart:class="chart:line" chart:style-name="ch1">
        <chart:legend chart:legend-position="end" svg:x="1.875cm" svg:y="0.725cm" chart:style-name="ch2"/>
        <chart:plot-area chart:style-name="ch3" table:cell-range-address="Sheet1.J542:Sheet1.J542 Sheet1.E544:Sheet1.E594 Sheet1.J596:Sheet1.J596 Sheet1.E598:Sheet1.E648" chart:data-source-has-labels="row" svg:x="0.278cm" svg:y="0.448cm" svg:width="16.233cm" svg:height="12.345cm">
          <chart:axis chart:dimension="x" chart:name="primary-x" chart:style-name="ch4">
            <chart:title svg:x="7.684cm" svg:y="12.491cm" chart:style-name="ch5">
              <text:p>Generaciones</text:p>
            </chart:title>
          </chart:axis>
          <chart:axis chart:dimension="y" chart:name="primary-y" chart:style-name="ch6">
            <chart:title svg:x="0.144cm" svg:y="6.883cm" chart:style-name="ch7">
              <text:p>Calidad</text:p>
            </chart:title>
            <chart:grid chart:style-name="ch8" chart:class="major"/>
          </chart:axis>
          <chart:series chart:style-name="ch9" chart:values-cell-range-address="Sheet1.E544:Sheet1.E594" chart:label-cell-address="Sheet1.J542:Sheet1.J542" chart:class="chart:line">
            <chart:data-point chart:repeated="51"/>
          </chart:series>
          <chart:series chart:style-name="ch10" chart:values-cell-range-address="Sheet1.E598:Sheet1.E648" chart:label-cell-address="Sheet1.J596:Sheet1.J596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542:Sheet1.J542">M=10</text:p>
              </table:table-cell>
              <table:table-cell office:value-type="string">
                <text:p text:id="Sheet1.J596:Sheet1.J596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1">
                <text:p text:id="Sheet1.E544:Sheet1.E594">141</text:p>
              </table:table-cell>
              <table:table-cell office:value-type="float" office:value="134.8">
                <text:p text:id="Sheet1.E598:Sheet1.E648">134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.4">
                <text:p>252.4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">
                <text:p>262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8.2">
                <text:p>378.2</text:p>
              </table:table-cell>
              <table:table-cell office:value-type="float" office:value="382.4">
                <text:p>38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2">
                <text:p>410.2</text:p>
              </table:table-cell>
              <table:table-cell office:value-type="float" office:value="403.6">
                <text:p>40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7.2">
                <text:p>477.2</text:p>
              </table:table-cell>
              <table:table-cell office:value-type="float" office:value="384.4">
                <text:p>38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8.4">
                <text:p>578.4</text:p>
              </table:table-cell>
              <table:table-cell office:value-type="float" office:value="540.4">
                <text:p>54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0.6">
                <text:p>570.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.8">
                <text:p>598.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5.6">
                <text:p>795.6</text:p>
              </table:table-cell>
              <table:table-cell office:value-type="float" office:value="759.2">
                <text:p>75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9">
                <text:p>959</text:p>
              </table:table-cell>
              <table:table-cell office:value-type="float" office:value="750.2">
                <text:p>75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8.4">
                <text:p>1058.4</text:p>
              </table:table-cell>
              <table:table-cell office:value-type="float" office:value="928.6">
                <text:p>928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.6">
                <text:p>1201.6</text:p>
              </table:table-cell>
              <table:table-cell office:value-type="float" office:value="1287.4">
                <text:p>128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0.8">
                <text:p>1290.8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2.4">
                <text:p>1402.4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39">
                <text:p>1439</text:p>
              </table:table-cell>
              <table:table-cell office:value-type="float" office:value="1413.6">
                <text:p>141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3">
                <text:p>1593</text:p>
              </table:table-cell>
              <table:table-cell office:value-type="float" office:value="1601.4">
                <text:p>160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4.6">
                <text:p>1704.6</text:p>
              </table:table-cell>
              <table:table-cell office:value-type="float" office:value="1668.2">
                <text:p>166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74">
                <text:p>1774</text:p>
              </table:table-cell>
              <table:table-cell office:value-type="float" office:value="1820.4">
                <text:p>182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4.4">
                <text:p>1814.4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8.8">
                <text:p>1998.8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9">
                <text:p>2039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64.6">
                <text:p>2164.6</text:p>
              </table:table-cell>
              <table:table-cell office:value-type="float" office:value="2142.4">
                <text:p>214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0.2">
                <text:p>2230.2</text:p>
              </table:table-cell>
              <table:table-cell office:value-type="float" office:value="2300.8">
                <text:p>230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87.8">
                <text:p>2387.8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1.4">
                <text:p>2401.4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1.6">
                <text:p>2491.6</text:p>
              </table:table-cell>
              <table:table-cell office:value-type="float" office:value="2474.8">
                <text:p>247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5.4">
                <text:p>2665.4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66.2">
                <text:p>2666.2</text:p>
              </table:table-cell>
              <table:table-cell office:value-type="float" office:value="2742.8">
                <text:p>274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68.8">
                <text:p>2668.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4">
                <text:p>2684</text:p>
              </table:table-cell>
              <table:table-cell office:value-type="float" office:value="2881.2">
                <text:p>2881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69.2">
                <text:p>2769.2</text:p>
              </table:table-cell>
              <table:table-cell office:value-type="float" office:value="2948.8">
                <text:p>294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3.6">
                <text:p>2783.6</text:p>
              </table:table-cell>
              <table:table-cell office:value-type="float" office:value="2968.8">
                <text:p>296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59.6">
                <text:p>2859.6</text:p>
              </table:table-cell>
              <table:table-cell office:value-type="float" office:value="3044.4">
                <text:p>3044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9.2">
                <text:p>2869.2</text:p>
              </table:table-cell>
              <table:table-cell office:value-type="float" office:value="3047.6">
                <text:p>3047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2.8">
                <text:p>2962.8</text:p>
              </table:table-cell>
              <table:table-cell office:value-type="float" office:value="3087.6">
                <text:p>3087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1.6">
                <text:p>2991.6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78.6">
                <text:p>3078.6</text:p>
              </table:table-cell>
              <table:table-cell office:value-type="float" office:value="3119.6">
                <text:p>3119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50.2">
                <text:p>3150.2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1.4">
                <text:p>3201.4</text:p>
              </table:table-cell>
              <table:table-cell office:value-type="float" office:value="3178.6">
                <text:p>3178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3">
                <text:p>3273</text:p>
              </table:table-cell>
              <table:table-cell office:value-type="float" office:value="3182.6">
                <text:p>3182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06.6">
                <text:p>3306.6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66.6">
                <text:p>3366.6</text:p>
              </table:table-cell>
              <table:table-cell office:value-type="float" office:value="3275.8">
                <text:p>3275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67.4">
                <text:p>3367.4</text:p>
              </table:table-cell>
              <table:table-cell office:value-type="float" office:value="3339.8">
                <text:p>333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86.6">
                <text:p>3486.6</text:p>
              </table:table-cell>
              <table:table-cell office:value-type="float" office:value="3397.4">
                <text:p>3397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0.6">
                <text:p>3490.6</text:p>
              </table:table-cell>
              <table:table-cell office:value-type="float" office:value="3397.4">
                <text:p>339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6.4">
                <text:p>3506.4</text:p>
              </table:table-cell>
              <table:table-cell office:value-type="float" office:value="3410.2">
                <text:p>341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19.2">
                <text:p>3519.2</text:p>
              </table:table-cell>
              <table:table-cell office:value-type="float" office:value="3450.6">
                <text:p>345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68.8">
                <text:p>3568.8</text:p>
              </table:table-cell>
              <table:table-cell office:value-type="float" office:value="3510.2">
                <text:p>351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63.6">
                <text:p>3563.6</text:p>
              </table:table-cell>
              <table:table-cell office:value-type="float" office:value="3516.4">
                <text:p>3516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86.8">
                <text:p>3586.8</text:p>
              </table:table-cell>
              <table:table-cell office:value-type="float" office:value="3584.8">
                <text:p>3584.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813cm" svg:height="13.058cm" chart:class="chart:line" chart:style-name="ch1">
        <chart:legend chart:legend-position="end" svg:x="1.804cm" svg:y="0.508cm" chart:style-name="ch2"/>
        <chart:plot-area chart:style-name="ch3" table:cell-range-address="Sheet1.J542:Sheet1.J542 Sheet1.D544:Sheet1.D594 Sheet1.J596:Sheet1.J596 Sheet1.D598:Sheet1.D648" chart:data-source-has-labels="row" svg:x="0.224cm" svg:y="0.21cm" svg:width="16.33cm" svg:height="12.679cm">
          <chart:axis chart:dimension="x" chart:name="primary-x" chart:style-name="ch4">
            <chart:title svg:x="7.679cm" svg:y="12.587cm" chart:style-name="ch5">
              <text:p>Generaciones</text:p>
            </chart:title>
          </chart:axis>
          <chart:axis chart:dimension="y" chart:name="primary-y" chart:style-name="ch6">
            <chart:title svg:x="0.089cm" svg:y="7.332cm" chart:style-name="ch7">
              <text:p>Número Nodos</text:p>
            </chart:title>
            <chart:grid chart:style-name="ch8" chart:class="major"/>
          </chart:axis>
          <chart:series chart:style-name="ch9" chart:values-cell-range-address="Sheet1.D544:Sheet1.D594" chart:label-cell-address="Sheet1.J542:Sheet1.J542" chart:class="chart:line">
            <chart:data-point chart:repeated="51"/>
          </chart:series>
          <chart:series chart:style-name="ch10" chart:values-cell-range-address="Sheet1.D598:Sheet1.D648" chart:label-cell-address="Sheet1.J596:Sheet1.J596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542:Sheet1.J542">M=10</text:p>
              </table:table-cell>
              <table:table-cell office:value-type="string">
                <text:p text:id="Sheet1.J596:Sheet1.J596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.5516">
                <text:p text:id="Sheet1.D544:Sheet1.D594">108.5516</text:p>
              </table:table-cell>
              <table:table-cell office:value-type="float" office:value="105.573105">
                <text:p text:id="Sheet1.D598:Sheet1.D648">105.5731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2421">
                <text:p>39.2421</text:p>
              </table:table-cell>
              <table:table-cell office:value-type="float" office:value="38.024498">
                <text:p>38.024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4628">
                <text:p>26.4628</text:p>
              </table:table-cell>
              <table:table-cell office:value-type="float" office:value="25.0313">
                <text:p>25.0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6099">
                <text:p>25.6099</text:p>
              </table:table-cell>
              <table:table-cell office:value-type="float" office:value="24.736797">
                <text:p>24.736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986797">
                <text:p>29.986797</text:p>
              </table:table-cell>
              <table:table-cell office:value-type="float" office:value="29.8219">
                <text:p>29.8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324">
                <text:p>38.324</text:p>
              </table:table-cell>
              <table:table-cell office:value-type="float" office:value="37.497902">
                <text:p>37.497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5989">
                <text:p>47.5989</text:p>
              </table:table-cell>
              <table:table-cell office:value-type="float" office:value="43.315403">
                <text:p>43.315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662403">
                <text:p>52.662403</text:p>
              </table:table-cell>
              <table:table-cell office:value-type="float" office:value="45.184097">
                <text:p>45.184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768402">
                <text:p>53.768402</text:p>
              </table:table-cell>
              <table:table-cell office:value-type="float" office:value="46.713802">
                <text:p>46.713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4474">
                <text:p>54.4474</text:p>
              </table:table-cell>
              <table:table-cell office:value-type="float" office:value="49.0759">
                <text:p>49.0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388905">
                <text:p>55.388905</text:p>
              </table:table-cell>
              <table:table-cell office:value-type="float" office:value="51.622505">
                <text:p>51.62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404297">
                <text:p>57.404297</text:p>
              </table:table-cell>
              <table:table-cell office:value-type="float" office:value="53.801003">
                <text:p>53.801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112305">
                <text:p>59.112305</text:p>
              </table:table-cell>
              <table:table-cell office:value-type="float" office:value="55.410503">
                <text:p>55.410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390495">
                <text:p>60.390495</text:p>
              </table:table-cell>
              <table:table-cell office:value-type="float" office:value="56.3643">
                <text:p>56.3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434">
                <text:p>62.434</text:p>
              </table:table-cell>
              <table:table-cell office:value-type="float" office:value="57.7492">
                <text:p>57.7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1159">
                <text:p>65.1159</text:p>
              </table:table-cell>
              <table:table-cell office:value-type="float" office:value="60.0607">
                <text:p>60.0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802704">
                <text:p>68.802704</text:p>
              </table:table-cell>
              <table:table-cell office:value-type="float" office:value="63.854298">
                <text:p>63.854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.047">
                <text:p>72.047</text:p>
              </table:table-cell>
              <table:table-cell office:value-type="float" office:value="68.7342">
                <text:p>68.7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8368">
                <text:p>74.8368</text:p>
              </table:table-cell>
              <table:table-cell office:value-type="float" office:value="74.296196">
                <text:p>74.296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5557">
                <text:p>78.5557</text:p>
              </table:table-cell>
              <table:table-cell office:value-type="float" office:value="79.0984">
                <text:p>79.0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.8126">
                <text:p>81.8126</text:p>
              </table:table-cell>
              <table:table-cell office:value-type="float" office:value="83.3356">
                <text:p>83.3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.149">
                <text:p>85.149</text:p>
              </table:table-cell>
              <table:table-cell office:value-type="float" office:value="88.97579">
                <text:p>88.97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8865">
                <text:p>87.8865</text:p>
              </table:table-cell>
              <table:table-cell office:value-type="float" office:value="95.571205">
                <text:p>95.571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.13881">
                <text:p>90.13881</text:p>
              </table:table-cell>
              <table:table-cell office:value-type="float" office:value="101.33571">
                <text:p>101.33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645004">
                <text:p>92.645004</text:p>
              </table:table-cell>
              <table:table-cell office:value-type="float" office:value="106.471695">
                <text:p>106.471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3116">
                <text:p>97.3116</text:p>
              </table:table-cell>
              <table:table-cell office:value-type="float" office:value="111.892006">
                <text:p>111.892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.73881">
                <text:p>103.73881</text:p>
              </table:table-cell>
              <table:table-cell office:value-type="float" office:value="118.78359">
                <text:p>118.78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.76831">
                <text:p>109.76831</text:p>
              </table:table-cell>
              <table:table-cell office:value-type="float" office:value="125.57339">
                <text:p>125.57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754196">
                <text:p>115.754196</text:p>
              </table:table-cell>
              <table:table-cell office:value-type="float" office:value="131.6273">
                <text:p>131.6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.86589">
                <text:p>120.86589</text:p>
              </table:table-cell>
              <table:table-cell office:value-type="float" office:value="139.9889">
                <text:p>139.9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.34371">
                <text:p>125.34371</text:p>
              </table:table-cell>
              <table:table-cell office:value-type="float" office:value="149.08101">
                <text:p>149.08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.74281">
                <text:p>127.74281</text:p>
              </table:table-cell>
              <table:table-cell office:value-type="float" office:value="159.6885">
                <text:p>159.6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95601">
                <text:p>129.95601</text:p>
              </table:table-cell>
              <table:table-cell office:value-type="float" office:value="169.29561">
                <text:p>169.29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579">
                <text:p>133.579</text:p>
              </table:table-cell>
              <table:table-cell office:value-type="float" office:value="177.7739">
                <text:p>177.77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.0745">
                <text:p>138.0745</text:p>
              </table:table-cell>
              <table:table-cell office:value-type="float" office:value="186.4234">
                <text:p>186.4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.9826">
                <text:p>142.9826</text:p>
              </table:table-cell>
              <table:table-cell office:value-type="float" office:value="194.6087">
                <text:p>194.6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.9248">
                <text:p>146.9248</text:p>
              </table:table-cell>
              <table:table-cell office:value-type="float" office:value="200.5394">
                <text:p>200.53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.92459">
                <text:p>149.92459</text:p>
              </table:table-cell>
              <table:table-cell office:value-type="float" office:value="206.58589">
                <text:p>206.58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.0336">
                <text:p>154.0336</text:p>
              </table:table-cell>
              <table:table-cell office:value-type="float" office:value="214.4324">
                <text:p>214.4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.19131">
                <text:p>157.19131</text:p>
              </table:table-cell>
              <table:table-cell office:value-type="float" office:value="220.3066">
                <text:p>220.3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1.36111">
                <text:p>161.36111</text:p>
              </table:table-cell>
              <table:table-cell office:value-type="float" office:value="225.1846">
                <text:p>225.18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7.12439">
                <text:p>167.12439</text:p>
              </table:table-cell>
              <table:table-cell office:value-type="float" office:value="229.0303">
                <text:p>229.0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.303">
                <text:p>174.303</text:p>
              </table:table-cell>
              <table:table-cell office:value-type="float" office:value="233.74683">
                <text:p>233.74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.0517">
                <text:p>180.0517</text:p>
              </table:table-cell>
              <table:table-cell office:value-type="float" office:value="241.63643">
                <text:p>241.636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.4565">
                <text:p>185.4565</text:p>
              </table:table-cell>
              <table:table-cell office:value-type="float" office:value="250.42819">
                <text:p>250.42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9.3956">
                <text:p>189.3956</text:p>
              </table:table-cell>
              <table:table-cell office:value-type="float" office:value="253.9968">
                <text:p>253.9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.0758">
                <text:p>193.0758</text:p>
              </table:table-cell>
              <table:table-cell office:value-type="float" office:value="258.1101">
                <text:p>258.1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.5856">
                <text:p>197.5856</text:p>
              </table:table-cell>
              <table:table-cell office:value-type="float" office:value="263.0957">
                <text:p>263.0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3.8412">
                <text:p>203.8412</text:p>
              </table:table-cell>
              <table:table-cell office:value-type="float" office:value="266.7808">
                <text:p>266.78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8.82422">
                <text:p>208.82422</text:p>
              </table:table-cell>
              <table:table-cell office:value-type="float" office:value="266.04913">
                <text:p>266.049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.95">
                <text:p>212.95</text:p>
              </table:table-cell>
              <table:table-cell office:value-type="float" office:value="266.5939">
                <text:p>266.593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766cm" svg:height="13.058cm" chart:class="chart:line" chart:style-name="ch1">
        <chart:legend chart:legend-position="end" svg:x="2.742cm" svg:y="0.532cm" chart:style-name="ch2"/>
        <chart:plot-area chart:style-name="ch3" table:cell-range-address="Sheet1.J542:Sheet1.J542 Sheet1.I544:Sheet1.I594 Sheet1.J596:Sheet1.J596 Sheet1.I598:Sheet1.I648" chart:data-source-has-labels="row" svg:x="0.472cm" svg:y="0.261cm" svg:width="16.016cm" svg:height="12.214cm">
          <chart:axis chart:dimension="x" chart:name="primary-x" chart:style-name="ch4">
            <chart:title svg:x="7.77cm" svg:y="12.173cm" chart:style-name="ch5">
              <text:p>Generaciones</text:p>
            </chart:title>
          </chart:axis>
          <chart:axis chart:dimension="y" chart:name="primary-y" chart:style-name="ch6">
            <chart:title svg:x="0.338cm" svg:y="7.018cm" chart:style-name="ch7">
              <text:p>Milisegundos</text:p>
            </chart:title>
            <chart:grid chart:style-name="ch8" chart:class="major"/>
          </chart:axis>
          <chart:series chart:style-name="ch9" chart:values-cell-range-address="Sheet1.I544:Sheet1.I594" chart:label-cell-address="Sheet1.J542:Sheet1.J542" chart:class="chart:line">
            <chart:data-point chart:repeated="51"/>
          </chart:series>
          <chart:series chart:style-name="ch10" chart:values-cell-range-address="Sheet1.I598:Sheet1.I648" chart:label-cell-address="Sheet1.J596:Sheet1.J596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542:Sheet1.J542">M=10</text:p>
              </table:table-cell>
              <table:table-cell office:value-type="string">
                <text:p text:id="Sheet1.J596:Sheet1.J596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I544:Sheet1.I594">0</text:p>
              </table:table-cell>
              <table:table-cell office:value-type="float" office:value="0">
                <text:p text:id="Sheet1.I598:Sheet1.I64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200">
                <text:p>49200</text:p>
              </table:table-cell>
              <table:table-cell office:value-type="float" office:value="46900">
                <text:p>46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900">
                <text:p>87900</text:p>
              </table:table-cell>
              <table:table-cell office:value-type="float" office:value="84000">
                <text:p>8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200">
                <text:p>131200</text:p>
              </table:table-cell>
              <table:table-cell office:value-type="float" office:value="126500">
                <text:p>126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000">
                <text:p>195000</text:p>
              </table:table-cell>
              <table:table-cell office:value-type="float" office:value="192700">
                <text:p>192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3400">
                <text:p>293400</text:p>
              </table:table-cell>
              <table:table-cell office:value-type="float" office:value="297900">
                <text:p>297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1200">
                <text:p>421200</text:p>
              </table:table-cell>
              <table:table-cell office:value-type="float" office:value="430800">
                <text:p>430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600">
                <text:p>557600</text:p>
              </table:table-cell>
              <table:table-cell office:value-type="float" office:value="566200">
                <text:p>566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9500">
                <text:p>689500</text:p>
              </table:table-cell>
              <table:table-cell office:value-type="float" office:value="693800">
                <text:p>693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3400">
                <text:p>823400</text:p>
              </table:table-cell>
              <table:table-cell office:value-type="float" office:value="816700">
                <text:p>816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7500">
                <text:p>957500</text:p>
              </table:table-cell>
              <table:table-cell office:value-type="float" office:value="943200">
                <text:p>943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9000">
                <text:p>1089000</text:p>
              </table:table-cell>
              <table:table-cell office:value-type="float" office:value="1072500">
                <text:p>1072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4500">
                <text:p>1214500</text:p>
              </table:table-cell>
              <table:table-cell office:value-type="float" office:value="1203100">
                <text:p>1203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5800">
                <text:p>1335800</text:p>
              </table:table-cell>
              <table:table-cell office:value-type="float" office:value="1330500">
                <text:p>1330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3000">
                <text:p>1453000</text:p>
              </table:table-cell>
              <table:table-cell office:value-type="float" office:value="1453500">
                <text:p>145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4200">
                <text:p>1574200</text:p>
              </table:table-cell>
              <table:table-cell office:value-type="float" office:value="1574700">
                <text:p>15747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3300">
                <text:p>1703300</text:p>
              </table:table-cell>
              <table:table-cell office:value-type="float" office:value="1698100">
                <text:p>1698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0200">
                <text:p>1840200</text:p>
              </table:table-cell>
              <table:table-cell office:value-type="float" office:value="1824900">
                <text:p>1824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0300">
                <text:p>1980300</text:p>
              </table:table-cell>
              <table:table-cell office:value-type="float" office:value="1951200">
                <text:p>1951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5600">
                <text:p>2125600</text:p>
              </table:table-cell>
              <table:table-cell office:value-type="float" office:value="2078000">
                <text:p>2078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78300">
                <text:p>2278300</text:p>
              </table:table-cell>
              <table:table-cell office:value-type="float" office:value="2201600">
                <text:p>2201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6700">
                <text:p>2436700</text:p>
              </table:table-cell>
              <table:table-cell office:value-type="float" office:value="2329900">
                <text:p>23299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98300">
                <text:p>2598300</text:p>
              </table:table-cell>
              <table:table-cell office:value-type="float" office:value="2462100">
                <text:p>2462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9000">
                <text:p>2759000</text:p>
              </table:table-cell>
              <table:table-cell office:value-type="float" office:value="2597500">
                <text:p>2597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13600">
                <text:p>2913600</text:p>
              </table:table-cell>
              <table:table-cell office:value-type="float" office:value="2731400">
                <text:p>2731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73600">
                <text:p>3073600</text:p>
              </table:table-cell>
              <table:table-cell office:value-type="float" office:value="2863800">
                <text:p>28638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1500">
                <text:p>3241500</text:p>
              </table:table-cell>
              <table:table-cell office:value-type="float" office:value="2997100">
                <text:p>2997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19500">
                <text:p>3419500</text:p>
              </table:table-cell>
              <table:table-cell office:value-type="float" office:value="3135000">
                <text:p>313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6000">
                <text:p>3606000</text:p>
              </table:table-cell>
              <table:table-cell office:value-type="float" office:value="3275700">
                <text:p>32757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96600">
                <text:p>3796600</text:p>
              </table:table-cell>
              <table:table-cell office:value-type="float" office:value="3416100">
                <text:p>3416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85400">
                <text:p>3985400</text:p>
              </table:table-cell>
              <table:table-cell office:value-type="float" office:value="3561100">
                <text:p>3561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3700">
                <text:p>4173700</text:p>
              </table:table-cell>
              <table:table-cell office:value-type="float" office:value="3709500">
                <text:p>3709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57200">
                <text:p>4357200</text:p>
              </table:table-cell>
              <table:table-cell office:value-type="float" office:value="3862500">
                <text:p>3862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39400">
                <text:p>4539400</text:p>
              </table:table-cell>
              <table:table-cell office:value-type="float" office:value="4023100">
                <text:p>4023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19900">
                <text:p>4719900</text:p>
              </table:table-cell>
              <table:table-cell office:value-type="float" office:value="4190400">
                <text:p>4190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01700">
                <text:p>4901700</text:p>
              </table:table-cell>
              <table:table-cell office:value-type="float" office:value="4363000">
                <text:p>4363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82600">
                <text:p>5082600</text:p>
              </table:table-cell>
              <table:table-cell office:value-type="float" office:value="4535200">
                <text:p>4535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67800">
                <text:p>5267800</text:p>
              </table:table-cell>
              <table:table-cell office:value-type="float" office:value="4709600">
                <text:p>4709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49200">
                <text:p>5449200</text:p>
              </table:table-cell>
              <table:table-cell office:value-type="float" office:value="4887700">
                <text:p>48877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32400">
                <text:p>5632400</text:p>
              </table:table-cell>
              <table:table-cell office:value-type="float" office:value="5069000">
                <text:p>506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13400">
                <text:p>5813400</text:p>
              </table:table-cell>
              <table:table-cell office:value-type="float" office:value="5249300">
                <text:p>52493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96600">
                <text:p>5996600</text:p>
              </table:table-cell>
              <table:table-cell office:value-type="float" office:value="5428600">
                <text:p>5428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85200">
                <text:p>6185200</text:p>
              </table:table-cell>
              <table:table-cell office:value-type="float" office:value="5610200">
                <text:p>5610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75600">
                <text:p>6375600</text:p>
              </table:table-cell>
              <table:table-cell office:value-type="float" office:value="5797400">
                <text:p>5797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72100">
                <text:p>6572100</text:p>
              </table:table-cell>
              <table:table-cell office:value-type="float" office:value="5989700">
                <text:p>5989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72100">
                <text:p>6772100</text:p>
              </table:table-cell>
              <table:table-cell office:value-type="float" office:value="6179700">
                <text:p>61797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76200">
                <text:p>6976200</text:p>
              </table:table-cell>
              <table:table-cell office:value-type="float" office:value="6367900">
                <text:p>63679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79700">
                <text:p>7179700</text:p>
              </table:table-cell>
              <table:table-cell office:value-type="float" office:value="6558200">
                <text:p>65582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85400">
                <text:p>7385400</text:p>
              </table:table-cell>
              <table:table-cell office:value-type="float" office:value="6750800">
                <text:p>67508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92500">
                <text:p>7592500</text:p>
              </table:table-cell>
              <table:table-cell office:value-type="float" office:value="6943300">
                <text:p>6943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06400">
                <text:p>7806400</text:p>
              </table:table-cell>
              <table:table-cell office:value-type="float" office:value="7140700">
                <text:p>714070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419cm" svg:height="13.058cm" chart:class="chart:line" chart:style-name="ch1">
        <chart:legend chart:legend-position="end" svg:x="2.049cm" svg:y="0.553cm" chart:style-name="ch2"/>
        <chart:plot-area chart:style-name="ch3" table:cell-range-address="Sheet1.K596:Sheet1.K596 Sheet1.B598:Sheet1.B648 Sheet1.J650:Sheet1.J650 Sheet1.B652:Sheet1.B702 Sheet1.J704:Sheet1.J704 Sheet1.B706:Sheet1.B756" chart:data-source-has-labels="row" svg:x="0.455cm" svg:y="0.261cm" svg:width="15.634cm" svg:height="12.214cm">
          <chart:axis chart:dimension="x" chart:name="primary-x" chart:style-name="ch4">
            <chart:title svg:x="7.562cm" svg:y="12.173cm" chart:style-name="ch5">
              <text:p>Generaciones</text:p>
            </chart:title>
          </chart:axis>
          <chart:axis chart:dimension="y" chart:name="primary-y" chart:style-name="ch6">
            <chart:title svg:x="0.328cm" svg:y="6.631cm" chart:style-name="ch7">
              <text:p>Calidad</text:p>
            </chart:title>
            <chart:grid chart:style-name="ch8" chart:class="major"/>
          </chart:axis>
          <chart:series chart:style-name="ch9" chart:values-cell-range-address="Sheet1.B598:Sheet1.B648" chart:label-cell-address="Sheet1.K596:Sheet1.K596" chart:class="chart:line">
            <chart:data-point chart:repeated="51"/>
          </chart:series>
          <chart:series chart:style-name="ch10" chart:values-cell-range-address="Sheet1.B652:Sheet1.B702" chart:label-cell-address="Sheet1.J650:Sheet1.J650" chart:class="chart:line">
            <chart:data-point chart:repeated="51"/>
          </chart:series>
          <chart:series chart:style-name="ch11" chart:values-cell-range-address="Sheet1.B706:Sheet1.B756" chart:label-cell-address="Sheet1.J704:Sheet1.J704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6:Sheet1.K596">M=17</text:p>
              </table:table-cell>
              <table:table-cell office:value-type="string">
                <text:p text:id="Sheet1.J650:Sheet1.J650">M=30</text:p>
              </table:table-cell>
              <table:table-cell office:value-type="string">
                <text:p text:id="Sheet1.J704:Sheet1.J704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778">
                <text:p text:id="Sheet1.B598:Sheet1.B648">8.1778</text:p>
              </table:table-cell>
              <table:table-cell office:value-type="float" office:value="8.1822">
                <text:p text:id="Sheet1.B652:Sheet1.B702">8.1822</text:p>
              </table:table-cell>
              <table:table-cell office:value-type="float" office:value="7.967801">
                <text:p text:id="Sheet1.B706:Sheet1.B756">7.9678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4682">
                <text:p>22.4682</text:p>
              </table:table-cell>
              <table:table-cell office:value-type="float" office:value="22.8612">
                <text:p>22.8612</text:p>
              </table:table-cell>
              <table:table-cell office:value-type="float" office:value="22.1662">
                <text:p>22.1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869995">
                <text:p>36.869995</text:p>
              </table:table-cell>
              <table:table-cell office:value-type="float" office:value="37.5826">
                <text:p>37.5826</text:p>
              </table:table-cell>
              <table:table-cell office:value-type="float" office:value="35.9984">
                <text:p>35.9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4198">
                <text:p>43.4198</text:p>
              </table:table-cell>
              <table:table-cell office:value-type="float" office:value="43.6598">
                <text:p>43.6598</text:p>
              </table:table-cell>
              <table:table-cell office:value-type="float" office:value="41.6538">
                <text:p>41.6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50403">
                <text:p>46.850403</text:p>
              </table:table-cell>
              <table:table-cell office:value-type="float" office:value="47.1826">
                <text:p>47.1826</text:p>
              </table:table-cell>
              <table:table-cell office:value-type="float" office:value="46.601402">
                <text:p>46.60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810993">
                <text:p>56.810993</text:p>
              </table:table-cell>
              <table:table-cell office:value-type="float" office:value="55.564995">
                <text:p>55.564995</text:p>
              </table:table-cell>
              <table:table-cell office:value-type="float" office:value="54.4028">
                <text:p>54.4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246994">
                <text:p>71.246994</text:p>
              </table:table-cell>
              <table:table-cell office:value-type="float" office:value="75.508606">
                <text:p>75.508606</text:p>
              </table:table-cell>
              <table:table-cell office:value-type="float" office:value="65.0828">
                <text:p>65.0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609604">
                <text:p>84.609604</text:p>
              </table:table-cell>
              <table:table-cell office:value-type="float" office:value="93.649605">
                <text:p>93.649605</text:p>
              </table:table-cell>
              <table:table-cell office:value-type="float" office:value="83.681595">
                <text:p>83.681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312996">
                <text:p>99.312996</text:p>
              </table:table-cell>
              <table:table-cell office:value-type="float" office:value="111.287796">
                <text:p>111.287796</text:p>
              </table:table-cell>
              <table:table-cell office:value-type="float" office:value="111.6264">
                <text:p>111.6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.3234">
                <text:p>122.3234</text:p>
              </table:table-cell>
              <table:table-cell office:value-type="float" office:value="133.1602">
                <text:p>133.1602</text:p>
              </table:table-cell>
              <table:table-cell office:value-type="float" office:value="165.07101">
                <text:p>165.07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81241">
                <text:p>162.81241</text:p>
              </table:table-cell>
              <table:table-cell office:value-type="float" office:value="167.58861">
                <text:p>167.58861</text:p>
              </table:table-cell>
              <table:table-cell office:value-type="float" office:value="236.66621">
                <text:p>236.66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5.60042">
                <text:p>215.60042</text:p>
              </table:table-cell>
              <table:table-cell office:value-type="float" office:value="218.6104">
                <text:p>218.6104</text:p>
              </table:table-cell>
              <table:table-cell office:value-type="float" office:value="311.0412">
                <text:p>311.0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4.21">
                <text:p>274.21</text:p>
              </table:table-cell>
              <table:table-cell office:value-type="float" office:value="277.2018">
                <text:p>277.2018</text:p>
              </table:table-cell>
              <table:table-cell office:value-type="float" office:value="366.7794">
                <text:p>366.7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.8242">
                <text:p>325.8242</text:p>
              </table:table-cell>
              <table:table-cell office:value-type="float" office:value="326.91977">
                <text:p>326.91977</text:p>
              </table:table-cell>
              <table:table-cell office:value-type="float" office:value="419.5118">
                <text:p>419.5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7.402">
                <text:p>367.402</text:p>
              </table:table-cell>
              <table:table-cell office:value-type="float" office:value="364.586">
                <text:p>364.586</text:p>
              </table:table-cell>
              <table:table-cell office:value-type="float" office:value="451.19498">
                <text:p>451.19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4.81998">
                <text:p>434.81998</text:p>
              </table:table-cell>
              <table:table-cell office:value-type="float" office:value="407.48657">
                <text:p>407.48657</text:p>
              </table:table-cell>
              <table:table-cell office:value-type="float" office:value="485.05084">
                <text:p>485.05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5.17422">
                <text:p>505.17422</text:p>
              </table:table-cell>
              <table:table-cell office:value-type="float" office:value="450.4152">
                <text:p>450.4152</text:p>
              </table:table-cell>
              <table:table-cell office:value-type="float" office:value="506.62158">
                <text:p>506.62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.65924">
                <text:p>588.65924</text:p>
              </table:table-cell>
              <table:table-cell office:value-type="float" office:value="503.64374">
                <text:p>503.64374</text:p>
              </table:table-cell>
              <table:table-cell office:value-type="float" office:value="538.12177">
                <text:p>538.12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8.497">
                <text:p>688.497</text:p>
              </table:table-cell>
              <table:table-cell office:value-type="float" office:value="544.71216">
                <text:p>544.71216</text:p>
              </table:table-cell>
              <table:table-cell office:value-type="float" office:value="577.4442">
                <text:p>577.44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5.8746">
                <text:p>775.8746</text:p>
              </table:table-cell>
              <table:table-cell office:value-type="float" office:value="596.7646">
                <text:p>596.7646</text:p>
              </table:table-cell>
              <table:table-cell office:value-type="float" office:value="632.3815">
                <text:p>632.3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9.21155">
                <text:p>849.21155</text:p>
              </table:table-cell>
              <table:table-cell office:value-type="float" office:value="656.82184">
                <text:p>656.82184</text:p>
              </table:table-cell>
              <table:table-cell office:value-type="float" office:value="670.0088">
                <text:p>670.0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7.6058">
                <text:p>937.6058</text:p>
              </table:table-cell>
              <table:table-cell office:value-type="float" office:value="720.05396">
                <text:p>720.05396</text:p>
              </table:table-cell>
              <table:table-cell office:value-type="float" office:value="711.5384">
                <text:p>711.5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8.3861">
                <text:p>988.3861</text:p>
              </table:table-cell>
              <table:table-cell office:value-type="float" office:value="777.88684">
                <text:p>777.88684</text:p>
              </table:table-cell>
              <table:table-cell office:value-type="float" office:value="745.75635">
                <text:p>745.75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8.8162">
                <text:p>1058.8162</text:p>
              </table:table-cell>
              <table:table-cell office:value-type="float" office:value="860.6683">
                <text:p>860.6683</text:p>
              </table:table-cell>
              <table:table-cell office:value-type="float" office:value="778.8716">
                <text:p>778.8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0.2203">
                <text:p>1140.2203</text:p>
              </table:table-cell>
              <table:table-cell office:value-type="float" office:value="941.0089">
                <text:p>941.0089</text:p>
              </table:table-cell>
              <table:table-cell office:value-type="float" office:value="820.7461">
                <text:p>820.7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8.6963">
                <text:p>1258.6963</text:p>
              </table:table-cell>
              <table:table-cell office:value-type="float" office:value="996.5319">
                <text:p>996.5319</text:p>
              </table:table-cell>
              <table:table-cell office:value-type="float" office:value="865.38416">
                <text:p>865.38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5.5488">
                <text:p>1355.5488</text:p>
              </table:table-cell>
              <table:table-cell office:value-type="float" office:value="1058.3702">
                <text:p>1058.3702</text:p>
              </table:table-cell>
              <table:table-cell office:value-type="float" office:value="920.133">
                <text:p>920.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4.5314">
                <text:p>1444.5314</text:p>
              </table:table-cell>
              <table:table-cell office:value-type="float" office:value="1111.8712">
                <text:p>1111.8712</text:p>
              </table:table-cell>
              <table:table-cell office:value-type="float" office:value="955.1362">
                <text:p>955.1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8.6246">
                <text:p>1518.6246</text:p>
              </table:table-cell>
              <table:table-cell office:value-type="float" office:value="1179.3591">
                <text:p>1179.3591</text:p>
              </table:table-cell>
              <table:table-cell office:value-type="float" office:value="994.85077">
                <text:p>994.85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1.7085">
                <text:p>1601.7085</text:p>
              </table:table-cell>
              <table:table-cell office:value-type="float" office:value="1213.262">
                <text:p>1213.262</text:p>
              </table:table-cell>
              <table:table-cell office:value-type="float" office:value="1020.0762">
                <text:p>1020.0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0.9098">
                <text:p>1700.9098</text:p>
              </table:table-cell>
              <table:table-cell office:value-type="float" office:value="1270.092">
                <text:p>1270.092</text:p>
              </table:table-cell>
              <table:table-cell office:value-type="float" office:value="1049.2012">
                <text:p>1049.2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96.4518">
                <text:p>1796.4518</text:p>
              </table:table-cell>
              <table:table-cell office:value-type="float" office:value="1315.4832">
                <text:p>1315.4832</text:p>
              </table:table-cell>
              <table:table-cell office:value-type="float" office:value="1081.6158">
                <text:p>1081.6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96.9973">
                <text:p>1896.9973</text:p>
              </table:table-cell>
              <table:table-cell office:value-type="float" office:value="1366.7008">
                <text:p>1366.7008</text:p>
              </table:table-cell>
              <table:table-cell office:value-type="float" office:value="1111.2737">
                <text:p>1111.2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2.3232">
                <text:p>1962.3232</text:p>
              </table:table-cell>
              <table:table-cell office:value-type="float" office:value="1423.8323">
                <text:p>1423.8323</text:p>
              </table:table-cell>
              <table:table-cell office:value-type="float" office:value="1137.0271">
                <text:p>1137.0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8.3545">
                <text:p>2058.3545</text:p>
              </table:table-cell>
              <table:table-cell office:value-type="float" office:value="1477.5573">
                <text:p>1477.5573</text:p>
              </table:table-cell>
              <table:table-cell office:value-type="float" office:value="1151.0715">
                <text:p>1151.0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6.6526">
                <text:p>2166.6526</text:p>
              </table:table-cell>
              <table:table-cell office:value-type="float" office:value="1541.5983">
                <text:p>1541.5983</text:p>
              </table:table-cell>
              <table:table-cell office:value-type="float" office:value="1174.041">
                <text:p>1174.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41.3245">
                <text:p>2241.3245</text:p>
              </table:table-cell>
              <table:table-cell office:value-type="float" office:value="1607.6112">
                <text:p>1607.6112</text:p>
              </table:table-cell>
              <table:table-cell office:value-type="float" office:value="1203.7688">
                <text:p>1203.76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00.8623">
                <text:p>2300.8623</text:p>
              </table:table-cell>
              <table:table-cell office:value-type="float" office:value="1657.2021">
                <text:p>1657.2021</text:p>
              </table:table-cell>
              <table:table-cell office:value-type="float" office:value="1226.9524">
                <text:p>1226.95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38.1958">
                <text:p>2338.1958</text:p>
              </table:table-cell>
              <table:table-cell office:value-type="float" office:value="1700.2994">
                <text:p>1700.2994</text:p>
              </table:table-cell>
              <table:table-cell office:value-type="float" office:value="1235.6515">
                <text:p>1235.65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68.625">
                <text:p>2368.625</text:p>
              </table:table-cell>
              <table:table-cell office:value-type="float" office:value="1739.2424">
                <text:p>1739.2424</text:p>
              </table:table-cell>
              <table:table-cell office:value-type="float" office:value="1256.3938">
                <text:p>1256.3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91.6545">
                <text:p>2391.6545</text:p>
              </table:table-cell>
              <table:table-cell office:value-type="float" office:value="1776.1692">
                <text:p>1776.1692</text:p>
              </table:table-cell>
              <table:table-cell office:value-type="float" office:value="1285.9397">
                <text:p>1285.9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2.1946">
                <text:p>2402.1946</text:p>
              </table:table-cell>
              <table:table-cell office:value-type="float" office:value="1834.4274">
                <text:p>1834.4274</text:p>
              </table:table-cell>
              <table:table-cell office:value-type="float" office:value="1296.4979">
                <text:p>1296.4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37.4495">
                <text:p>2437.4495</text:p>
              </table:table-cell>
              <table:table-cell office:value-type="float" office:value="1896.8582">
                <text:p>1896.8582</text:p>
              </table:table-cell>
              <table:table-cell office:value-type="float" office:value="1328.8406">
                <text:p>1328.8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65.438">
                <text:p>2465.438</text:p>
              </table:table-cell>
              <table:table-cell office:value-type="float" office:value="1952.6023">
                <text:p>1952.6023</text:p>
              </table:table-cell>
              <table:table-cell office:value-type="float" office:value="1362.1848">
                <text:p>1362.1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8.5227">
                <text:p>2458.5227</text:p>
              </table:table-cell>
              <table:table-cell office:value-type="float" office:value="1991.4948">
                <text:p>1991.4948</text:p>
              </table:table-cell>
              <table:table-cell office:value-type="float" office:value="1416.7666">
                <text:p>1416.7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7.0168">
                <text:p>2507.0168</text:p>
              </table:table-cell>
              <table:table-cell office:value-type="float" office:value="2021.7551">
                <text:p>2021.7551</text:p>
              </table:table-cell>
              <table:table-cell office:value-type="float" office:value="1436.8245">
                <text:p>1436.8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0.3787">
                <text:p>2540.3787</text:p>
              </table:table-cell>
              <table:table-cell office:value-type="float" office:value="2067.8455">
                <text:p>2067.8455</text:p>
              </table:table-cell>
              <table:table-cell office:value-type="float" office:value="1440.3274">
                <text:p>1440.3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90.369">
                <text:p>2590.369</text:p>
              </table:table-cell>
              <table:table-cell office:value-type="float" office:value="2082.0015">
                <text:p>2082.0015</text:p>
              </table:table-cell>
              <table:table-cell office:value-type="float" office:value="1482.7544">
                <text:p>1482.75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35.675">
                <text:p>2635.675</text:p>
              </table:table-cell>
              <table:table-cell office:value-type="float" office:value="2110.06">
                <text:p>2110.06</text:p>
              </table:table-cell>
              <table:table-cell office:value-type="float" office:value="1487.6871">
                <text:p>1487.6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53.9333">
                <text:p>2653.9333</text:p>
              </table:table-cell>
              <table:table-cell office:value-type="float" office:value="2174.1565">
                <text:p>2174.1565</text:p>
              </table:table-cell>
              <table:table-cell office:value-type="float" office:value="1493.4095">
                <text:p>1493.4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15.363">
                <text:p>2715.363</text:p>
              </table:table-cell>
              <table:table-cell office:value-type="float" office:value="2213.679">
                <text:p>2213.679</text:p>
              </table:table-cell>
              <table:table-cell office:value-type="float" office:value="1518.5432">
                <text:p>1518.543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461cm" svg:height="13.058cm" chart:class="chart:line" chart:style-name="ch1">
        <chart:legend chart:legend-position="end" svg:x="1.906cm" svg:y="0.456cm" chart:style-name="ch2"/>
        <chart:plot-area chart:style-name="ch3" table:cell-range-address="Sheet1.K596:Sheet1.K596 Sheet1.E598:Sheet1.E648 Sheet1.J650:Sheet1.J650 Sheet1.E652:Sheet1.E702 Sheet1.J704:Sheet1.J704 Sheet1.E706:Sheet1.E756" chart:data-source-has-labels="row" svg:x="0.456cm" svg:y="0.261cm" svg:width="15.697cm" svg:height="12.214cm">
          <chart:axis chart:dimension="x" chart:name="primary-x" chart:style-name="ch4">
            <chart:title svg:x="7.594cm" svg:y="12.173cm" chart:style-name="ch5">
              <text:p>Generaciones</text:p>
            </chart:title>
          </chart:axis>
          <chart:axis chart:dimension="y" chart:name="primary-y" chart:style-name="ch6">
            <chart:title svg:x="0.328cm" svg:y="6.631cm" chart:style-name="ch7">
              <text:p>Calidad</text:p>
            </chart:title>
            <chart:grid chart:style-name="ch8" chart:class="major"/>
          </chart:axis>
          <chart:series chart:style-name="ch9" chart:values-cell-range-address="Sheet1.E598:Sheet1.E648" chart:label-cell-address="Sheet1.K596:Sheet1.K596" chart:class="chart:line">
            <chart:data-point chart:repeated="51"/>
          </chart:series>
          <chart:series chart:style-name="ch10" chart:values-cell-range-address="Sheet1.E652:Sheet1.E702" chart:label-cell-address="Sheet1.J650:Sheet1.J650" chart:class="chart:line">
            <chart:data-point chart:repeated="51"/>
          </chart:series>
          <chart:series chart:style-name="ch11" chart:values-cell-range-address="Sheet1.E706:Sheet1.E756" chart:label-cell-address="Sheet1.J704:Sheet1.J704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6:Sheet1.K596">M=17</text:p>
              </table:table-cell>
              <table:table-cell office:value-type="string">
                <text:p text:id="Sheet1.J650:Sheet1.J650">M=30</text:p>
              </table:table-cell>
              <table:table-cell office:value-type="string">
                <text:p text:id="Sheet1.J704:Sheet1.J704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8">
                <text:p text:id="Sheet1.E598:Sheet1.E648">134.8</text:p>
              </table:table-cell>
              <table:table-cell office:value-type="float" office:value="129.4">
                <text:p text:id="Sheet1.E652:Sheet1.E702">129.4</text:p>
              </table:table-cell>
              <table:table-cell office:value-type="float" office:value="120.6">
                <text:p text:id="Sheet1.E706:Sheet1.E756">12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.8">
                <text:p>147.8</text:p>
              </table:table-cell>
              <table:table-cell office:value-type="float" office:value="300.4">
                <text:p>300.4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.6">
                <text:p>165.6</text:p>
              </table:table-cell>
              <table:table-cell office:value-type="float" office:value="307">
                <text:p>30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.4">
                <text:p>382.4</text:p>
              </table:table-cell>
              <table:table-cell office:value-type="float" office:value="337.4">
                <text:p>337.4</text:p>
              </table:table-cell>
              <table:table-cell office:value-type="float" office:value="275.8">
                <text:p>27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.6">
                <text:p>403.6</text:p>
              </table:table-cell>
              <table:table-cell office:value-type="float" office:value="362">
                <text:p>362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.4">
                <text:p>384.4</text:p>
              </table:table-cell>
              <table:table-cell office:value-type="float" office:value="371.8">
                <text:p>371.8</text:p>
              </table:table-cell>
              <table:table-cell office:value-type="float" office:value="636.2">
                <text:p>63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.4">
                <text:p>540.4</text:p>
              </table:table-cell>
              <table:table-cell office:value-type="float" office:value="404.2">
                <text:p>404.2</text:p>
              </table:table-cell>
              <table:table-cell office:value-type="float" office:value="676.2">
                <text:p>67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">
                <text:p>550</text:p>
              </table:table-cell>
              <table:table-cell office:value-type="float" office:value="508.8">
                <text:p>508.8</text:p>
              </table:table-cell>
              <table:table-cell office:value-type="float" office:value="695.2">
                <text:p>69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">
                <text:p>651</text:p>
              </table:table-cell>
              <table:table-cell office:value-type="float" office:value="603.4">
                <text:p>603.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.2">
                <text:p>759.2</text:p>
              </table:table-cell>
              <table:table-cell office:value-type="float" office:value="656">
                <text:p>65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.2">
                <text:p>750.2</text:p>
              </table:table-cell>
              <table:table-cell office:value-type="float" office:value="684">
                <text:p>684</text:p>
              </table:table-cell>
              <table:table-cell office:value-type="float" office:value="824.6">
                <text:p>82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8.6">
                <text:p>928.6</text:p>
              </table:table-cell>
              <table:table-cell office:value-type="float" office:value="803.2">
                <text:p>803.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7.4">
                <text:p>1287.4</text:p>
              </table:table-cell>
              <table:table-cell office:value-type="float" office:value="879.2">
                <text:p>879.2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7">
                <text:p>1397</text:p>
              </table:table-cell>
              <table:table-cell office:value-type="float" office:value="1038.6">
                <text:p>1038.6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">
                <text:p>1357</text:p>
              </table:table-cell>
              <table:table-cell office:value-type="float" office:value="1054">
                <text:p>1054</text:p>
              </table:table-cell>
              <table:table-cell office:value-type="float" office:value="1183.4">
                <text:p>118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3.6">
                <text:p>1413.6</text:p>
              </table:table-cell>
              <table:table-cell office:value-type="float" office:value="1085.8">
                <text:p>1085.8</text:p>
              </table:table-cell>
              <table:table-cell office:value-type="float" office:value="1253.8">
                <text:p>1253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.4">
                <text:p>1601.4</text:p>
              </table:table-cell>
              <table:table-cell office:value-type="float" office:value="1177.8">
                <text:p>1177.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8.2">
                <text:p>1668.2</text:p>
              </table:table-cell>
              <table:table-cell office:value-type="float" office:value="1280.6">
                <text:p>1280.6</text:p>
              </table:table-cell>
              <table:table-cell office:value-type="float" office:value="1238.6">
                <text:p>123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0.4">
                <text:p>1820.4</text:p>
              </table:table-cell>
              <table:table-cell office:value-type="float" office:value="1370.4">
                <text:p>1370.4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8">
                <text:p>1908</text:p>
              </table:table-cell>
              <table:table-cell office:value-type="float" office:value="1425.4">
                <text:p>1425.4</text:p>
              </table:table-cell>
              <table:table-cell office:value-type="float" office:value="1312.2">
                <text:p>131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8">
                <text:p>2018</text:p>
              </table:table-cell>
              <table:table-cell office:value-type="float" office:value="1433.4">
                <text:p>1433.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22">
                <text:p>2122</text:p>
              </table:table-cell>
              <table:table-cell office:value-type="float" office:value="1641.6">
                <text:p>1641.6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2.4">
                <text:p>2142.4</text:p>
              </table:table-cell>
              <table:table-cell office:value-type="float" office:value="1696.4">
                <text:p>1696.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.8">
                <text:p>2300.8</text:p>
              </table:table-cell>
              <table:table-cell office:value-type="float" office:value="1711.2">
                <text:p>1711.2</text:p>
              </table:table-cell>
              <table:table-cell office:value-type="float" office:value="1324.2">
                <text:p>1324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80">
                <text:p>2480</text:p>
              </table:table-cell>
              <table:table-cell office:value-type="float" office:value="1784">
                <text:p>1784</text:p>
              </table:table-cell>
              <table:table-cell office:value-type="float" office:value="1329.2">
                <text:p>1329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8">
                <text:p>2348</text:p>
              </table:table-cell>
              <table:table-cell office:value-type="float" office:value="1778.4">
                <text:p>1778.4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74.8">
                <text:p>2474.8</text:p>
              </table:table-cell>
              <table:table-cell office:value-type="float" office:value="1853.8">
                <text:p>1853.8</text:p>
              </table:table-cell>
              <table:table-cell office:value-type="float" office:value="1396.8">
                <text:p>139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4">
                <text:p>2594</text:p>
              </table:table-cell>
              <table:table-cell office:value-type="float" office:value="1937.8">
                <text:p>1937.8</text:p>
              </table:table-cell>
              <table:table-cell office:value-type="float" office:value="1396.8">
                <text:p>1396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42.8">
                <text:p>2742.8</text:p>
              </table:table-cell>
              <table:table-cell office:value-type="float" office:value="1953">
                <text:p>1953</text:p>
              </table:table-cell>
              <table:table-cell office:value-type="float" office:value="1434.8">
                <text:p>1434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50">
                <text:p>2850</text:p>
              </table:table-cell>
              <table:table-cell office:value-type="float" office:value="2020.2">
                <text:p>2020.2</text:p>
              </table:table-cell>
              <table:table-cell office:value-type="float" office:value="1443.6">
                <text:p>144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1.2">
                <text:p>2881.2</text:p>
              </table:table-cell>
              <table:table-cell office:value-type="float" office:value="2046.2">
                <text:p>2046.2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48.8">
                <text:p>2948.8</text:p>
              </table:table-cell>
              <table:table-cell office:value-type="float" office:value="2160.4">
                <text:p>2160.4</text:p>
              </table:table-cell>
              <table:table-cell office:value-type="float" office:value="1532.8">
                <text:p>1532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8.8">
                <text:p>2968.8</text:p>
              </table:table-cell>
              <table:table-cell office:value-type="float" office:value="2169">
                <text:p>2169</text:p>
              </table:table-cell>
              <table:table-cell office:value-type="float" office:value="1549.2">
                <text:p>154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44.4">
                <text:p>3044.4</text:p>
              </table:table-cell>
              <table:table-cell office:value-type="float" office:value="2223.6">
                <text:p>2223.6</text:p>
              </table:table-cell>
              <table:table-cell office:value-type="float" office:value="1550.8">
                <text:p>155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7.6">
                <text:p>3047.6</text:p>
              </table:table-cell>
              <table:table-cell office:value-type="float" office:value="2261">
                <text:p>2261</text:p>
              </table:table-cell>
              <table:table-cell office:value-type="float" office:value="1550.8">
                <text:p>155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7.6">
                <text:p>3087.6</text:p>
              </table:table-cell>
              <table:table-cell office:value-type="float" office:value="2404.6">
                <text:p>2404.6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88">
                <text:p>3088</text:p>
              </table:table-cell>
              <table:table-cell office:value-type="float" office:value="2416.6">
                <text:p>2416.6</text:p>
              </table:table-cell>
              <table:table-cell office:value-type="float" office:value="1618.4">
                <text:p>1618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19.6">
                <text:p>3119.6</text:p>
              </table:table-cell>
              <table:table-cell office:value-type="float" office:value="2439">
                <text:p>2439</text:p>
              </table:table-cell>
              <table:table-cell office:value-type="float" office:value="1641.6">
                <text:p>1641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37">
                <text:p>3137</text:p>
              </table:table-cell>
              <table:table-cell office:value-type="float" office:value="2509.4">
                <text:p>2509.4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78.6">
                <text:p>3178.6</text:p>
              </table:table-cell>
              <table:table-cell office:value-type="float" office:value="2527.2">
                <text:p>2527.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82.6">
                <text:p>3182.6</text:p>
              </table:table-cell>
              <table:table-cell office:value-type="float" office:value="2534.8">
                <text:p>2534.8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89">
                <text:p>3189</text:p>
              </table:table-cell>
              <table:table-cell office:value-type="float" office:value="2564.2">
                <text:p>2564.2</text:p>
              </table:table-cell>
              <table:table-cell office:value-type="float" office:value="1730.8">
                <text:p>173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5.8">
                <text:p>3275.8</text:p>
              </table:table-cell>
              <table:table-cell office:value-type="float" office:value="2628.4">
                <text:p>2628.4</text:p>
              </table:table-cell>
              <table:table-cell office:value-type="float" office:value="1754.8">
                <text:p>175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9.8">
                <text:p>3339.8</text:p>
              </table:table-cell>
              <table:table-cell office:value-type="float" office:value="2750.4">
                <text:p>2750.4</text:p>
              </table:table-cell>
              <table:table-cell office:value-type="float" office:value="1770.2">
                <text:p>177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97.4">
                <text:p>3397.4</text:p>
              </table:table-cell>
              <table:table-cell office:value-type="float" office:value="2765.8">
                <text:p>2765.8</text:p>
              </table:table-cell>
              <table:table-cell office:value-type="float" office:value="1799.2">
                <text:p>179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97.4">
                <text:p>3397.4</text:p>
              </table:table-cell>
              <table:table-cell office:value-type="float" office:value="2806">
                <text:p>2806</text:p>
              </table:table-cell>
              <table:table-cell office:value-type="float" office:value="1799.2">
                <text:p>1799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10.2">
                <text:p>3410.2</text:p>
              </table:table-cell>
              <table:table-cell office:value-type="float" office:value="2715.6">
                <text:p>2715.6</text:p>
              </table:table-cell>
              <table:table-cell office:value-type="float" office:value="1822.4">
                <text:p>182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50.6">
                <text:p>3450.6</text:p>
              </table:table-cell>
              <table:table-cell office:value-type="float" office:value="2756.8">
                <text:p>2756.8</text:p>
              </table:table-cell>
              <table:table-cell office:value-type="float" office:value="1823.2">
                <text:p>182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0.2">
                <text:p>3510.2</text:p>
              </table:table-cell>
              <table:table-cell office:value-type="float" office:value="2783.6">
                <text:p>2783.6</text:p>
              </table:table-cell>
              <table:table-cell office:value-type="float" office:value="1828.6">
                <text:p>1828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16.4">
                <text:p>3516.4</text:p>
              </table:table-cell>
              <table:table-cell office:value-type="float" office:value="2799.6">
                <text:p>2799.6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84.8">
                <text:p>3584.8</text:p>
              </table:table-cell>
              <table:table-cell office:value-type="float" office:value="2800.2">
                <text:p>2800.2</text:p>
              </table:table-cell>
              <table:table-cell office:value-type="float" office:value="1838.2">
                <text:p>1838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743cm" svg:height="13.058cm" chart:class="chart:line" chart:style-name="ch1">
        <chart:legend chart:legend-position="end" svg:x="2.111cm" svg:y="0.48cm" chart:style-name="ch2"/>
        <chart:plot-area chart:style-name="ch3" table:cell-range-address="Sheet1.K596:Sheet1.K596 Sheet1.D598:Sheet1.D648 Sheet1.J650:Sheet1.J650 Sheet1.D652:Sheet1.D702 Sheet1.J704:Sheet1.J704 Sheet1.D706:Sheet1.D756" chart:data-source-has-labels="row" svg:x="0.467cm" svg:y="0.261cm" svg:width="15.876cm" svg:height="12.214cm">
          <chart:axis chart:dimension="x" chart:name="primary-x" chart:style-name="ch4">
            <chart:title svg:x="7.695cm" svg:y="12.173cm" chart:style-name="ch5">
              <text:p>Generaciones</text:p>
            </chart:title>
          </chart:axis>
          <chart:axis chart:dimension="y" chart:name="primary-y" chart:style-name="ch6">
            <chart:title svg:x="0.334cm" svg:y="7.151cm" chart:style-name="ch7">
              <text:p>Número Nodos</text:p>
            </chart:title>
            <chart:grid chart:style-name="ch8" chart:class="major"/>
          </chart:axis>
          <chart:series chart:style-name="ch9" chart:values-cell-range-address="Sheet1.D598:Sheet1.D648" chart:label-cell-address="Sheet1.K596:Sheet1.K596" chart:class="chart:line">
            <chart:data-point chart:repeated="51"/>
          </chart:series>
          <chart:series chart:style-name="ch10" chart:values-cell-range-address="Sheet1.D652:Sheet1.D702" chart:label-cell-address="Sheet1.J650:Sheet1.J650" chart:class="chart:line">
            <chart:data-point chart:repeated="51"/>
          </chart:series>
          <chart:series chart:style-name="ch11" chart:values-cell-range-address="Sheet1.D706:Sheet1.D756" chart:label-cell-address="Sheet1.J704:Sheet1.J704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6:Sheet1.K596">M=17</text:p>
              </table:table-cell>
              <table:table-cell office:value-type="string">
                <text:p text:id="Sheet1.J650:Sheet1.J650">M=30</text:p>
              </table:table-cell>
              <table:table-cell office:value-type="string">
                <text:p text:id="Sheet1.J704:Sheet1.J704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.573105">
                <text:p text:id="Sheet1.D598:Sheet1.D648">105.573105</text:p>
              </table:table-cell>
              <table:table-cell office:value-type="float" office:value="108.86269">
                <text:p text:id="Sheet1.D652:Sheet1.D702">108.86269</text:p>
              </table:table-cell>
              <table:table-cell office:value-type="float" office:value="106.84861">
                <text:p text:id="Sheet1.D706:Sheet1.D756">106.848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024498">
                <text:p>38.024498</text:p>
              </table:table-cell>
              <table:table-cell office:value-type="float" office:value="39.271904">
                <text:p>39.271904</text:p>
              </table:table-cell>
              <table:table-cell office:value-type="float" office:value="38.8245">
                <text:p>38.8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0313">
                <text:p>25.0313</text:p>
              </table:table-cell>
              <table:table-cell office:value-type="float" office:value="24.8966">
                <text:p>24.8966</text:p>
              </table:table-cell>
              <table:table-cell office:value-type="float" office:value="26.1431">
                <text:p>26.1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36797">
                <text:p>24.736797</text:p>
              </table:table-cell>
              <table:table-cell office:value-type="float" office:value="23.9319">
                <text:p>23.9319</text:p>
              </table:table-cell>
              <table:table-cell office:value-type="float" office:value="25.461102">
                <text:p>25.461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8219">
                <text:p>29.8219</text:p>
              </table:table-cell>
              <table:table-cell office:value-type="float" office:value="27.699902">
                <text:p>27.699902</text:p>
              </table:table-cell>
              <table:table-cell office:value-type="float" office:value="29.6376">
                <text:p>29.6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497902">
                <text:p>37.497902</text:p>
              </table:table-cell>
              <table:table-cell office:value-type="float" office:value="33.7532">
                <text:p>33.7532</text:p>
              </table:table-cell>
              <table:table-cell office:value-type="float" office:value="35.711098">
                <text:p>35.711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315403">
                <text:p>43.315403</text:p>
              </table:table-cell>
              <table:table-cell office:value-type="float" office:value="40.7398">
                <text:p>40.7398</text:p>
              </table:table-cell>
              <table:table-cell office:value-type="float" office:value="41.984303">
                <text:p>41.984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184097">
                <text:p>45.184097</text:p>
              </table:table-cell>
              <table:table-cell office:value-type="float" office:value="45.0689">
                <text:p>45.0689</text:p>
              </table:table-cell>
              <table:table-cell office:value-type="float" office:value="47.948704">
                <text:p>47.948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13802">
                <text:p>46.713802</text:p>
              </table:table-cell>
              <table:table-cell office:value-type="float" office:value="46.1195">
                <text:p>46.1195</text:p>
              </table:table-cell>
              <table:table-cell office:value-type="float" office:value="51.156807">
                <text:p>51.156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0759">
                <text:p>49.0759</text:p>
              </table:table-cell>
              <table:table-cell office:value-type="float" office:value="46.6689">
                <text:p>46.6689</text:p>
              </table:table-cell>
              <table:table-cell office:value-type="float" office:value="53.075798">
                <text:p>53.075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622505">
                <text:p>51.622505</text:p>
              </table:table-cell>
              <table:table-cell office:value-type="float" office:value="47.712402">
                <text:p>47.712402</text:p>
              </table:table-cell>
              <table:table-cell office:value-type="float" office:value="53.2044">
                <text:p>53.2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801003">
                <text:p>53.801003</text:p>
              </table:table-cell>
              <table:table-cell office:value-type="float" office:value="49.1484">
                <text:p>49.1484</text:p>
              </table:table-cell>
              <table:table-cell office:value-type="float" office:value="51.935394">
                <text:p>51.935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410503">
                <text:p>55.410503</text:p>
              </table:table-cell>
              <table:table-cell office:value-type="float" office:value="52.438404">
                <text:p>52.438404</text:p>
              </table:table-cell>
              <table:table-cell office:value-type="float" office:value="53.786">
                <text:p>53.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3643">
                <text:p>56.3643</text:p>
              </table:table-cell>
              <table:table-cell office:value-type="float" office:value="56.528595">
                <text:p>56.528595</text:p>
              </table:table-cell>
              <table:table-cell office:value-type="float" office:value="57.2588">
                <text:p>57.2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492">
                <text:p>57.7492</text:p>
              </table:table-cell>
              <table:table-cell office:value-type="float" office:value="61.082996">
                <text:p>61.082996</text:p>
              </table:table-cell>
              <table:table-cell office:value-type="float" office:value="60.547203">
                <text:p>60.547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0607">
                <text:p>60.0607</text:p>
              </table:table-cell>
              <table:table-cell office:value-type="float" office:value="64.83581">
                <text:p>64.83581</text:p>
              </table:table-cell>
              <table:table-cell office:value-type="float" office:value="64.146996">
                <text:p>64.146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854298">
                <text:p>63.854298</text:p>
              </table:table-cell>
              <table:table-cell office:value-type="float" office:value="69.6028">
                <text:p>69.6028</text:p>
              </table:table-cell>
              <table:table-cell office:value-type="float" office:value="67.049904">
                <text:p>67.049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7342">
                <text:p>68.7342</text:p>
              </table:table-cell>
              <table:table-cell office:value-type="float" office:value="75.261696">
                <text:p>75.261696</text:p>
              </table:table-cell>
              <table:table-cell office:value-type="float" office:value="70.5188">
                <text:p>70.5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296196">
                <text:p>74.296196</text:p>
              </table:table-cell>
              <table:table-cell office:value-type="float" office:value="81.33971">
                <text:p>81.33971</text:p>
              </table:table-cell>
              <table:table-cell office:value-type="float" office:value="74.235504">
                <text:p>74.235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0984">
                <text:p>79.0984</text:p>
              </table:table-cell>
              <table:table-cell office:value-type="float" office:value="86.62309">
                <text:p>86.62309</text:p>
              </table:table-cell>
              <table:table-cell office:value-type="float" office:value="78.07481">
                <text:p>78.07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3356">
                <text:p>83.3356</text:p>
              </table:table-cell>
              <table:table-cell office:value-type="float" office:value="91.4069">
                <text:p>91.4069</text:p>
              </table:table-cell>
              <table:table-cell office:value-type="float" office:value="80.05129">
                <text:p>80.05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.97579">
                <text:p>88.97579</text:p>
              </table:table-cell>
              <table:table-cell office:value-type="float" office:value="97.0869">
                <text:p>97.0869</text:p>
              </table:table-cell>
              <table:table-cell office:value-type="float" office:value="82.1127">
                <text:p>82.1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571205">
                <text:p>95.571205</text:p>
              </table:table-cell>
              <table:table-cell office:value-type="float" office:value="103.952194">
                <text:p>103.952194</text:p>
              </table:table-cell>
              <table:table-cell office:value-type="float" office:value="86.2557">
                <text:p>86.2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33571">
                <text:p>101.33571</text:p>
              </table:table-cell>
              <table:table-cell office:value-type="float" office:value="112.07739">
                <text:p>112.07739</text:p>
              </table:table-cell>
              <table:table-cell office:value-type="float" office:value="92.0385">
                <text:p>92.0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.471695">
                <text:p>106.471695</text:p>
              </table:table-cell>
              <table:table-cell office:value-type="float" office:value="118.252304">
                <text:p>118.252304</text:p>
              </table:table-cell>
              <table:table-cell office:value-type="float" office:value="96.640305">
                <text:p>96.640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.892006">
                <text:p>111.892006</text:p>
              </table:table-cell>
              <table:table-cell office:value-type="float" office:value="122.9162">
                <text:p>122.9162</text:p>
              </table:table-cell>
              <table:table-cell office:value-type="float" office:value="101.10741">
                <text:p>101.10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.78359">
                <text:p>118.78359</text:p>
              </table:table-cell>
              <table:table-cell office:value-type="float" office:value="128.1092">
                <text:p>128.1092</text:p>
              </table:table-cell>
              <table:table-cell office:value-type="float" office:value="106.00191">
                <text:p>106.00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.57339">
                <text:p>125.57339</text:p>
              </table:table-cell>
              <table:table-cell office:value-type="float" office:value="135.6978">
                <text:p>135.6978</text:p>
              </table:table-cell>
              <table:table-cell office:value-type="float" office:value="112.453896">
                <text:p>112.453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.6273">
                <text:p>131.6273</text:p>
              </table:table-cell>
              <table:table-cell office:value-type="float" office:value="141.3593">
                <text:p>141.3593</text:p>
              </table:table-cell>
              <table:table-cell office:value-type="float" office:value="118.603004">
                <text:p>118.603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.9889">
                <text:p>139.9889</text:p>
              </table:table-cell>
              <table:table-cell office:value-type="float" office:value="147.0398">
                <text:p>147.0398</text:p>
              </table:table-cell>
              <table:table-cell office:value-type="float" office:value="126.31279">
                <text:p>126.312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.08101">
                <text:p>149.08101</text:p>
              </table:table-cell>
              <table:table-cell office:value-type="float" office:value="154.3411">
                <text:p>154.3411</text:p>
              </table:table-cell>
              <table:table-cell office:value-type="float" office:value="134.39268">
                <text:p>134.39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.6885">
                <text:p>159.6885</text:p>
              </table:table-cell>
              <table:table-cell office:value-type="float" office:value="166.01239">
                <text:p>166.01239</text:p>
              </table:table-cell>
              <table:table-cell office:value-type="float" office:value="145.38199">
                <text:p>145.38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.29561">
                <text:p>169.29561</text:p>
              </table:table-cell>
              <table:table-cell office:value-type="float" office:value="179.345">
                <text:p>179.345</text:p>
              </table:table-cell>
              <table:table-cell office:value-type="float" office:value="157.55661">
                <text:p>157.556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.7739">
                <text:p>177.7739</text:p>
              </table:table-cell>
              <table:table-cell office:value-type="float" office:value="185.3374">
                <text:p>185.3374</text:p>
              </table:table-cell>
              <table:table-cell office:value-type="float" office:value="168.31">
                <text:p>168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6.4234">
                <text:p>186.4234</text:p>
              </table:table-cell>
              <table:table-cell office:value-type="float" office:value="197.12329">
                <text:p>197.12329</text:p>
              </table:table-cell>
              <table:table-cell office:value-type="float" office:value="176.5833">
                <text:p>176.5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4.6087">
                <text:p>194.6087</text:p>
              </table:table-cell>
              <table:table-cell office:value-type="float" office:value="213.4246">
                <text:p>213.4246</text:p>
              </table:table-cell>
              <table:table-cell office:value-type="float" office:value="188.3097">
                <text:p>188.30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.5394">
                <text:p>200.5394</text:p>
              </table:table-cell>
              <table:table-cell office:value-type="float" office:value="232.017">
                <text:p>232.017</text:p>
              </table:table-cell>
              <table:table-cell office:value-type="float" office:value="196.4097">
                <text:p>196.4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.58589">
                <text:p>206.58589</text:p>
              </table:table-cell>
              <table:table-cell office:value-type="float" office:value="245.23618">
                <text:p>245.23618</text:p>
              </table:table-cell>
              <table:table-cell office:value-type="float" office:value="200.0092">
                <text:p>200.0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4.4324">
                <text:p>214.4324</text:p>
              </table:table-cell>
              <table:table-cell office:value-type="float" office:value="257.83652">
                <text:p>257.83652</text:p>
              </table:table-cell>
              <table:table-cell office:value-type="float" office:value="206.3582">
                <text:p>206.3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.3066">
                <text:p>220.3066</text:p>
              </table:table-cell>
              <table:table-cell office:value-type="float" office:value="267.7813">
                <text:p>267.7813</text:p>
              </table:table-cell>
              <table:table-cell office:value-type="float" office:value="217.2115">
                <text:p>217.2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5.1846">
                <text:p>225.1846</text:p>
              </table:table-cell>
              <table:table-cell office:value-type="float" office:value="272.6058">
                <text:p>272.6058</text:p>
              </table:table-cell>
              <table:table-cell office:value-type="float" office:value="227.9812">
                <text:p>227.9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9.0303">
                <text:p>229.0303</text:p>
              </table:table-cell>
              <table:table-cell office:value-type="float" office:value="273.3717">
                <text:p>273.3717</text:p>
              </table:table-cell>
              <table:table-cell office:value-type="float" office:value="235.2598">
                <text:p>235.2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3.74683">
                <text:p>233.74683</text:p>
              </table:table-cell>
              <table:table-cell office:value-type="float" office:value="279.2416">
                <text:p>279.2416</text:p>
              </table:table-cell>
              <table:table-cell office:value-type="float" office:value="246.7791">
                <text:p>246.7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1.63643">
                <text:p>241.63643</text:p>
              </table:table-cell>
              <table:table-cell office:value-type="float" office:value="291.5132">
                <text:p>291.5132</text:p>
              </table:table-cell>
              <table:table-cell office:value-type="float" office:value="255.0585">
                <text:p>255.0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.42819">
                <text:p>250.42819</text:p>
              </table:table-cell>
              <table:table-cell office:value-type="float" office:value="304.861">
                <text:p>304.861</text:p>
              </table:table-cell>
              <table:table-cell office:value-type="float" office:value="266.0385">
                <text:p>266.0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3.9968">
                <text:p>253.9968</text:p>
              </table:table-cell>
              <table:table-cell office:value-type="float" office:value="315.1984">
                <text:p>315.1984</text:p>
              </table:table-cell>
              <table:table-cell office:value-type="float" office:value="274.9549">
                <text:p>274.9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.1101">
                <text:p>258.1101</text:p>
              </table:table-cell>
              <table:table-cell office:value-type="float" office:value="327.7116">
                <text:p>327.7116</text:p>
              </table:table-cell>
              <table:table-cell office:value-type="float" office:value="286.58847">
                <text:p>286.58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.0957">
                <text:p>263.0957</text:p>
              </table:table-cell>
              <table:table-cell office:value-type="float" office:value="330.1848">
                <text:p>330.1848</text:p>
              </table:table-cell>
              <table:table-cell office:value-type="float" office:value="301.3509">
                <text:p>301.3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6.7808">
                <text:p>266.7808</text:p>
              </table:table-cell>
              <table:table-cell office:value-type="float" office:value="338.75052">
                <text:p>338.75052</text:p>
              </table:table-cell>
              <table:table-cell office:value-type="float" office:value="303.7121">
                <text:p>303.7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6.04913">
                <text:p>266.04913</text:p>
              </table:table-cell>
              <table:table-cell office:value-type="float" office:value="352.18878">
                <text:p>352.18878</text:p>
              </table:table-cell>
              <table:table-cell office:value-type="float" office:value="311.6036">
                <text:p>311.6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6.5939">
                <text:p>266.5939</text:p>
              </table:table-cell>
              <table:table-cell office:value-type="float" office:value="360.09296">
                <text:p>360.09296</text:p>
              </table:table-cell>
              <table:table-cell office:value-type="float" office:value="334.3314">
                <text:p>334.331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96cm" svg:height="14.205cm" chart:class="chart:line" chart:style-name="ch1">
        <chart:legend chart:legend-position="end" svg:x="1.755cm" svg:y="0.327cm" chart:style-name="ch2"/>
        <chart:plot-area chart:style-name="ch3" table:cell-range-address="Sheet1.J2:Sheet1.J2 Sheet1.E4:Sheet1.E54 Sheet1.J56:Sheet1.J56 Sheet1.E58:Sheet1.E108 Sheet1.J110:Sheet1.J110 Sheet1.E112:Sheet1.E162 Sheet1.J164:Sheet1.J164 Sheet1.E166:Sheet1.E216" chart:data-source-has-labels="row" svg:x="0.211cm" svg:y="0.219cm" svg:width="16.557cm" svg:height="13.888cm">
          <chart:axis chart:dimension="x" chart:name="primary-x" chart:style-name="ch4">
            <chart:title svg:x="7.779cm" svg:y="13.828cm" chart:style-name="ch5">
              <text:p>Generaciones</text:p>
            </chart:title>
          </chart:axis>
          <chart:axis chart:dimension="y" chart:name="primary-y" chart:style-name="ch6">
            <chart:title svg:x="0.073cm" svg:y="7.426cm" chart:style-name="ch7">
              <text:p>Calidad</text:p>
            </chart:title>
            <chart:grid chart:style-name="ch8" chart:class="major"/>
          </chart:axis>
          <chart:series chart:style-name="ch9" chart:values-cell-range-address="Sheet1.E4:Sheet1.E54" chart:label-cell-address="Sheet1.J2:Sheet1.J2" chart:class="chart:line">
            <chart:data-point chart:repeated="51"/>
          </chart:series>
          <chart:series chart:style-name="ch10" chart:values-cell-range-address="Sheet1.E58:Sheet1.E108" chart:label-cell-address="Sheet1.J56:Sheet1.J56" chart:class="chart:line">
            <chart:data-point chart:repeated="51"/>
          </chart:series>
          <chart:series chart:style-name="ch11" chart:values-cell-range-address="Sheet1.E112:Sheet1.E162" chart:label-cell-address="Sheet1.J110:Sheet1.J110" chart:class="chart:line">
            <chart:data-point chart:repeated="51"/>
          </chart:series>
          <chart:series chart:style-name="ch12" chart:values-cell-range-address="Sheet1.E166:Sheet1.E216" chart:label-cell-address="Sheet1.J164:Sheet1.J164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2:Sheet1.J2">T=1</text:p>
              </table:table-cell>
              <table:table-cell office:value-type="string">
                <text:p text:id="Sheet1.J56:Sheet1.J56">T=10</text:p>
              </table:table-cell>
              <table:table-cell office:value-type="string">
                <text:p text:id="Sheet1.J110:Sheet1.J110">T=100</text:p>
              </table:table-cell>
              <table:table-cell office:value-type="string">
                <text:p text:id="Sheet1.J164:Sheet1.J164">T=1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5.8">
                <text:p text:id="Sheet1.E4:Sheet1.E54">185.8</text:p>
              </table:table-cell>
              <table:table-cell office:value-type="float" office:value="109.2">
                <text:p text:id="Sheet1.E58:Sheet1.E108">109.2</text:p>
              </table:table-cell>
              <table:table-cell office:value-type="float" office:value="198.6">
                <text:p text:id="Sheet1.E112:Sheet1.E162">198.6</text:p>
              </table:table-cell>
              <table:table-cell office:value-type="float" office:value="110.2">
                <text:p text:id="Sheet1.E166:Sheet1.E216">11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.4">
                <text:p>207.4</text:p>
              </table:table-cell>
              <table:table-cell office:value-type="float" office:value="232">
                <text:p>232</text:p>
              </table:table-cell>
              <table:table-cell office:value-type="float" office:value="405.8">
                <text:p>405.8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.2">
                <text:p>216.2</text:p>
              </table:table-cell>
              <table:table-cell office:value-type="float" office:value="254.8">
                <text:p>254.8</text:p>
              </table:table-cell>
              <table:table-cell office:value-type="float" office:value="421.8">
                <text:p>421.8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.2">
                <text:p>322.2</text:p>
              </table:table-cell>
              <table:table-cell office:value-type="float" office:value="274.2">
                <text:p>274.2</text:p>
              </table:table-cell>
              <table:table-cell office:value-type="float" office:value="505.6">
                <text:p>505.6</text:p>
              </table:table-cell>
              <table:table-cell office:value-type="float" office:value="386.2">
                <text:p>38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.8">
                <text:p>420.8</text:p>
              </table:table-cell>
              <table:table-cell office:value-type="float" office:value="330.4">
                <text:p>330.4</text:p>
              </table:table-cell>
              <table:table-cell office:value-type="float" office:value="586.2">
                <text:p>586.2</text:p>
              </table:table-cell>
              <table:table-cell office:value-type="float" office:value="702.2">
                <text:p>70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4.8">
                <text:p>464.8</text:p>
              </table:table-cell>
              <table:table-cell office:value-type="float" office:value="448.8">
                <text:p>448.8</text:p>
              </table:table-cell>
              <table:table-cell office:value-type="float" office:value="624">
                <text:p>62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9">
                <text:p>509</text:p>
              </table:table-cell>
              <table:table-cell office:value-type="float" office:value="493">
                <text:p>493</text:p>
              </table:table-cell>
              <table:table-cell office:value-type="float" office:value="646.4">
                <text:p>646.4</text:p>
              </table:table-cell>
              <table:table-cell office:value-type="float" office:value="892.4">
                <text:p>89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7">
                <text:p>597</text:p>
              </table:table-cell>
              <table:table-cell office:value-type="float" office:value="704.8">
                <text:p>704.8</text:p>
              </table:table-cell>
              <table:table-cell office:value-type="float" office:value="869.2">
                <text:p>869.2</text:p>
              </table:table-cell>
              <table:table-cell office:value-type="float" office:value="959.6">
                <text:p>95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3">
                <text:p>713</text:p>
              </table:table-cell>
              <table:table-cell office:value-type="float" office:value="935">
                <text:p>935</text:p>
              </table:table-cell>
              <table:table-cell office:value-type="float" office:value="976.8">
                <text:p>976.8</text:p>
              </table:table-cell>
              <table:table-cell office:value-type="float" office:value="1029.8">
                <text:p>102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1.4">
                <text:p>781.4</text:p>
              </table:table-cell>
              <table:table-cell office:value-type="float" office:value="957">
                <text:p>957</text:p>
              </table:table-cell>
              <table:table-cell office:value-type="float" office:value="1072.4">
                <text:p>1072.4</text:p>
              </table:table-cell>
              <table:table-cell office:value-type="float" office:value="1089.2">
                <text:p>108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9.8">
                <text:p>809.8</text:p>
              </table:table-cell>
              <table:table-cell office:value-type="float" office:value="1064.8">
                <text:p>1064.8</text:p>
              </table:table-cell>
              <table:table-cell office:value-type="float" office:value="1262.6">
                <text:p>1262.6</text:p>
              </table:table-cell>
              <table:table-cell office:value-type="float" office:value="1134.4">
                <text:p>113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2.6">
                <text:p>852.6</text:p>
              </table:table-cell>
              <table:table-cell office:value-type="float" office:value="1367.2">
                <text:p>1367.2</text:p>
              </table:table-cell>
              <table:table-cell office:value-type="float" office:value="1383.6">
                <text:p>1383.6</text:p>
              </table:table-cell>
              <table:table-cell office:value-type="float" office:value="1420.2">
                <text:p>142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4.2">
                <text:p>874.2</text:p>
              </table:table-cell>
              <table:table-cell office:value-type="float" office:value="1500.2">
                <text:p>1500.2</text:p>
              </table:table-cell>
              <table:table-cell office:value-type="float" office:value="1437.8">
                <text:p>1437.8</text:p>
              </table:table-cell>
              <table:table-cell office:value-type="float" office:value="1381.4">
                <text:p>138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8.2">
                <text:p>908.2</text:p>
              </table:table-cell>
              <table:table-cell office:value-type="float" office:value="1506">
                <text:p>1506</text:p>
              </table:table-cell>
              <table:table-cell office:value-type="float" office:value="1705">
                <text:p>1705</text:p>
              </table:table-cell>
              <table:table-cell office:value-type="float" office:value="1476.8">
                <text:p>147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8.2">
                <text:p>908.2</text:p>
              </table:table-cell>
              <table:table-cell office:value-type="float" office:value="1553.4">
                <text:p>1553.4</text:p>
              </table:table-cell>
              <table:table-cell office:value-type="float" office:value="1818.6">
                <text:p>1818.6</text:p>
              </table:table-cell>
              <table:table-cell office:value-type="float" office:value="1560.2">
                <text:p>156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5">
                <text:p>915</text:p>
              </table:table-cell>
              <table:table-cell office:value-type="float" office:value="1665.2">
                <text:p>1665.2</text:p>
              </table:table-cell>
              <table:table-cell office:value-type="float" office:value="1832.4">
                <text:p>1832.4</text:p>
              </table:table-cell>
              <table:table-cell office:value-type="float" office:value="1604.8">
                <text:p>160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6.6">
                <text:p>936.6</text:p>
              </table:table-cell>
              <table:table-cell office:value-type="float" office:value="1747.6">
                <text:p>1747.6</text:p>
              </table:table-cell>
              <table:table-cell office:value-type="float" office:value="1954.4">
                <text:p>1954.4</text:p>
              </table:table-cell>
              <table:table-cell office:value-type="float" office:value="1793.6">
                <text:p>179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8.6">
                <text:p>958.6</text:p>
              </table:table-cell>
              <table:table-cell office:value-type="float" office:value="1826">
                <text:p>1826</text:p>
              </table:table-cell>
              <table:table-cell office:value-type="float" office:value="2217">
                <text:p>2217</text:p>
              </table:table-cell>
              <table:table-cell office:value-type="float" office:value="1885.8">
                <text:p>188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.8">
                <text:p>969.8</text:p>
              </table:table-cell>
              <table:table-cell office:value-type="float" office:value="2079.4">
                <text:p>2079.4</text:p>
              </table:table-cell>
              <table:table-cell office:value-type="float" office:value="2330.6">
                <text:p>2330.6</text:p>
              </table:table-cell>
              <table:table-cell office:value-type="float" office:value="2028.2">
                <text:p>2028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8.2">
                <text:p>1008.2</text:p>
              </table:table-cell>
              <table:table-cell office:value-type="float" office:value="2113.2">
                <text:p>2113.2</text:p>
              </table:table-cell>
              <table:table-cell office:value-type="float" office:value="2461.4">
                <text:p>2461.4</text:p>
              </table:table-cell>
              <table:table-cell office:value-type="float" office:value="2212.6">
                <text:p>221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9.8">
                <text:p>1009.8</text:p>
              </table:table-cell>
              <table:table-cell office:value-type="float" office:value="2174">
                <text:p>2174</text:p>
              </table:table-cell>
              <table:table-cell office:value-type="float" office:value="2650.2">
                <text:p>2650.2</text:p>
              </table:table-cell>
              <table:table-cell office:value-type="float" office:value="2239.6">
                <text:p>223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1.4">
                <text:p>1021.4</text:p>
              </table:table-cell>
              <table:table-cell office:value-type="float" office:value="2204.8">
                <text:p>2204.8</text:p>
              </table:table-cell>
              <table:table-cell office:value-type="float" office:value="2660.2">
                <text:p>2660.2</text:p>
              </table:table-cell>
              <table:table-cell office:value-type="float" office:value="2474.8">
                <text:p>2474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1.4">
                <text:p>1021.4</text:p>
              </table:table-cell>
              <table:table-cell office:value-type="float" office:value="2457.6">
                <text:p>2457.6</text:p>
              </table:table-cell>
              <table:table-cell office:value-type="float" office:value="2723">
                <text:p>2723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7.8">
                <text:p>1037.8</text:p>
              </table:table-cell>
              <table:table-cell office:value-type="float" office:value="2529.6">
                <text:p>2529.6</text:p>
              </table:table-cell>
              <table:table-cell office:value-type="float" office:value="2848.8">
                <text:p>2848.8</text:p>
              </table:table-cell>
              <table:table-cell office:value-type="float" office:value="2784.6">
                <text:p>2784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2.8">
                <text:p>1082.8</text:p>
              </table:table-cell>
              <table:table-cell office:value-type="float" office:value="2519.4">
                <text:p>2519.4</text:p>
              </table:table-cell>
              <table:table-cell office:value-type="float" office:value="2889.2">
                <text:p>2889.2</text:p>
              </table:table-cell>
              <table:table-cell office:value-type="float" office:value="2841.8">
                <text:p>2841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6.8">
                <text:p>1086.8</text:p>
              </table:table-cell>
              <table:table-cell office:value-type="float" office:value="2623.8">
                <text:p>2623.8</text:p>
              </table:table-cell>
              <table:table-cell office:value-type="float" office:value="2899.2">
                <text:p>2899.2</text:p>
              </table:table-cell>
              <table:table-cell office:value-type="float" office:value="2883.8">
                <text:p>2883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0">
                <text:p>1100</text:p>
              </table:table-cell>
              <table:table-cell office:value-type="float" office:value="2760.8">
                <text:p>2760.8</text:p>
              </table:table-cell>
              <table:table-cell office:value-type="float" office:value="3009.6">
                <text:p>3009.6</text:p>
              </table:table-cell>
              <table:table-cell office:value-type="float" office:value="2990.6">
                <text:p>299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7.2">
                <text:p>1127.2</text:p>
              </table:table-cell>
              <table:table-cell office:value-type="float" office:value="2815">
                <text:p>2815</text:p>
              </table:table-cell>
              <table:table-cell office:value-type="float" office:value="3037.8">
                <text:p>3037.8</text:p>
              </table:table-cell>
              <table:table-cell office:value-type="float" office:value="3011.8">
                <text:p>301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8.4">
                <text:p>1138.4</text:p>
              </table:table-cell>
              <table:table-cell office:value-type="float" office:value="2905.2">
                <text:p>2905.2</text:p>
              </table:table-cell>
              <table:table-cell office:value-type="float" office:value="3060.2">
                <text:p>3060.2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.8">
                <text:p>1162.8</text:p>
              </table:table-cell>
              <table:table-cell office:value-type="float" office:value="2934.8">
                <text:p>2934.8</text:p>
              </table:table-cell>
              <table:table-cell office:value-type="float" office:value="3078">
                <text:p>3078</text:p>
              </table:table-cell>
              <table:table-cell office:value-type="float" office:value="3071.4">
                <text:p>30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0.8">
                <text:p>1190.8</text:p>
              </table:table-cell>
              <table:table-cell office:value-type="float" office:value="3006.8">
                <text:p>3006.8</text:p>
              </table:table-cell>
              <table:table-cell office:value-type="float" office:value="3134.4">
                <text:p>3134.4</text:p>
              </table:table-cell>
              <table:table-cell office:value-type="float" office:value="3084.2">
                <text:p>3084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0.8">
                <text:p>1190.8</text:p>
              </table:table-cell>
              <table:table-cell office:value-type="float" office:value="3041.4">
                <text:p>3041.4</text:p>
              </table:table-cell>
              <table:table-cell office:value-type="float" office:value="3139.6">
                <text:p>3139.6</text:p>
              </table:table-cell>
              <table:table-cell office:value-type="float" office:value="3143.4">
                <text:p>314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6.4">
                <text:p>1206.4</text:p>
              </table:table-cell>
              <table:table-cell office:value-type="float" office:value="3091">
                <text:p>3091</text:p>
              </table:table-cell>
              <table:table-cell office:value-type="float" office:value="3193.6">
                <text:p>3193.6</text:p>
              </table:table-cell>
              <table:table-cell office:value-type="float" office:value="3171.4">
                <text:p>317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87.6">
                <text:p>1287.6</text:p>
              </table:table-cell>
              <table:table-cell office:value-type="float" office:value="3279.8">
                <text:p>3279.8</text:p>
              </table:table-cell>
              <table:table-cell office:value-type="float" office:value="3194">
                <text:p>3194</text:p>
              </table:table-cell>
              <table:table-cell office:value-type="float" office:value="3185.8">
                <text:p>318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7.6">
                <text:p>1287.6</text:p>
              </table:table-cell>
              <table:table-cell office:value-type="float" office:value="3311">
                <text:p>3311</text:p>
              </table:table-cell>
              <table:table-cell office:value-type="float" office:value="3198">
                <text:p>3198</text:p>
              </table:table-cell>
              <table:table-cell office:value-type="float" office:value="3205.4">
                <text:p>320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7.6">
                <text:p>1287.6</text:p>
              </table:table-cell>
              <table:table-cell office:value-type="float" office:value="3325.8">
                <text:p>3325.8</text:p>
              </table:table-cell>
              <table:table-cell office:value-type="float" office:value="3198">
                <text:p>3198</text:p>
              </table:table-cell>
              <table:table-cell office:value-type="float" office:value="3255.4">
                <text:p>3255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8">
                <text:p>1358</text:p>
              </table:table-cell>
              <table:table-cell office:value-type="float" office:value="3387.4">
                <text:p>3387.4</text:p>
              </table:table-cell>
              <table:table-cell office:value-type="float" office:value="3229.2">
                <text:p>3229.2</text:p>
              </table:table-cell>
              <table:table-cell office:value-type="float" office:value="3266.2">
                <text:p>3266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2.8">
                <text:p>1452.8</text:p>
              </table:table-cell>
              <table:table-cell office:value-type="float" office:value="3387.4">
                <text:p>3387.4</text:p>
              </table:table-cell>
              <table:table-cell office:value-type="float" office:value="3287.6">
                <text:p>3287.6</text:p>
              </table:table-cell>
              <table:table-cell office:value-type="float" office:value="3281.8">
                <text:p>328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8.4">
                <text:p>1468.4</text:p>
              </table:table-cell>
              <table:table-cell office:value-type="float" office:value="3413.6">
                <text:p>3413.6</text:p>
              </table:table-cell>
              <table:table-cell office:value-type="float" office:value="3294.8">
                <text:p>3294.8</text:p>
              </table:table-cell>
              <table:table-cell office:value-type="float" office:value="3325.8">
                <text:p>332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8.4">
                <text:p>1468.4</text:p>
              </table:table-cell>
              <table:table-cell office:value-type="float" office:value="3436.4">
                <text:p>3436.4</text:p>
              </table:table-cell>
              <table:table-cell office:value-type="float" office:value="3325.2">
                <text:p>3325.2</text:p>
              </table:table-cell>
              <table:table-cell office:value-type="float" office:value="3376.2">
                <text:p>3376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8.4">
                <text:p>1498.4</text:p>
              </table:table-cell>
              <table:table-cell office:value-type="float" office:value="3455.2">
                <text:p>3455.2</text:p>
              </table:table-cell>
              <table:table-cell office:value-type="float" office:value="3325.2">
                <text:p>3325.2</text:p>
              </table:table-cell>
              <table:table-cell office:value-type="float" office:value="3404.2">
                <text:p>3404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9.2">
                <text:p>1499.2</text:p>
              </table:table-cell>
              <table:table-cell office:value-type="float" office:value="3468">
                <text:p>3468</text:p>
              </table:table-cell>
              <table:table-cell office:value-type="float" office:value="3327.6">
                <text:p>3327.6</text:p>
              </table:table-cell>
              <table:table-cell office:value-type="float" office:value="3422.6">
                <text:p>3422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7.2">
                <text:p>1507.2</text:p>
              </table:table-cell>
              <table:table-cell office:value-type="float" office:value="3494.6">
                <text:p>3494.6</text:p>
              </table:table-cell>
              <table:table-cell office:value-type="float" office:value="3331.6">
                <text:p>3331.6</text:p>
              </table:table-cell>
              <table:table-cell office:value-type="float" office:value="3472.2">
                <text:p>347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8">
                <text:p>1508</text:p>
              </table:table-cell>
              <table:table-cell office:value-type="float" office:value="3508.2">
                <text:p>3508.2</text:p>
              </table:table-cell>
              <table:table-cell office:value-type="float" office:value="3344.4">
                <text:p>3344.4</text:p>
              </table:table-cell>
              <table:table-cell office:value-type="float" office:value="3548.2">
                <text:p>354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8">
                <text:p>1508</text:p>
              </table:table-cell>
              <table:table-cell office:value-type="float" office:value="3534.6">
                <text:p>3534.6</text:p>
              </table:table-cell>
              <table:table-cell office:value-type="float" office:value="3353.2">
                <text:p>3353.2</text:p>
              </table:table-cell>
              <table:table-cell office:value-type="float" office:value="3563.4">
                <text:p>356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8">
                <text:p>1508</text:p>
              </table:table-cell>
              <table:table-cell office:value-type="float" office:value="3600.8">
                <text:p>3600.8</text:p>
              </table:table-cell>
              <table:table-cell office:value-type="float" office:value="3363.2">
                <text:p>3363.2</text:p>
              </table:table-cell>
              <table:table-cell office:value-type="float" office:value="3567.4">
                <text:p>356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8">
                <text:p>1508</text:p>
              </table:table-cell>
              <table:table-cell office:value-type="float" office:value="3613.6">
                <text:p>3613.6</text:p>
              </table:table-cell>
              <table:table-cell office:value-type="float" office:value="3414.8">
                <text:p>3414.8</text:p>
              </table:table-cell>
              <table:table-cell office:value-type="float" office:value="3581.8">
                <text:p>3581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8">
                <text:p>1508</text:p>
              </table:table-cell>
              <table:table-cell office:value-type="float" office:value="3621.6">
                <text:p>3621.6</text:p>
              </table:table-cell>
              <table:table-cell office:value-type="float" office:value="3454.4">
                <text:p>3454.4</text:p>
              </table:table-cell>
              <table:table-cell office:value-type="float" office:value="3647.4">
                <text:p>3647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5.2">
                <text:p>1515.2</text:p>
              </table:table-cell>
              <table:table-cell office:value-type="float" office:value="3631.2">
                <text:p>3631.2</text:p>
              </table:table-cell>
              <table:table-cell office:value-type="float" office:value="3491.6">
                <text:p>3491.6</text:p>
              </table:table-cell>
              <table:table-cell office:value-type="float" office:value="3647.4">
                <text:p>3647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7.6">
                <text:p>1577.6</text:p>
              </table:table-cell>
              <table:table-cell office:value-type="float" office:value="3640">
                <text:p>3640</text:p>
              </table:table-cell>
              <table:table-cell office:value-type="float" office:value="3494">
                <text:p>3494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80">
                <text:p>1580</text:p>
              </table:table-cell>
              <table:table-cell office:value-type="float" office:value="3651.2">
                <text:p>3651.2</text:p>
              </table:table-cell>
              <table:table-cell office:value-type="float" office:value="3498.8">
                <text:p>3498.8</text:p>
              </table:table-cell>
              <table:table-cell office:value-type="float" office:value="3668.2">
                <text:p>366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701cm" svg:height="13.058cm" chart:class="chart:line" chart:style-name="ch1">
        <chart:legend chart:legend-position="end" svg:x="2.888cm" svg:y="0.553cm" chart:style-name="ch2"/>
        <chart:plot-area chart:style-name="ch3" table:cell-range-address="Sheet1.K596:Sheet1.K596 Sheet1.I598:Sheet1.I648 Sheet1.J650:Sheet1.J650 Sheet1.I652:Sheet1.I702 Sheet1.J704:Sheet1.J704 Sheet1.I706:Sheet1.I756" chart:data-source-has-labels="row" svg:x="0.466cm" svg:y="0.261cm" svg:width="15.811cm" svg:height="12.214cm">
          <chart:axis chart:dimension="x" chart:name="primary-x" chart:style-name="ch4">
            <chart:title svg:x="7.661cm" svg:y="12.173cm" chart:style-name="ch5">
              <text:p>Generaciones</text:p>
            </chart:title>
          </chart:axis>
          <chart:axis chart:dimension="y" chart:name="primary-y" chart:style-name="ch6">
            <chart:title svg:x="0.333cm" svg:y="7.018cm" chart:style-name="ch7">
              <text:p>Milisegundos</text:p>
            </chart:title>
            <chart:grid chart:style-name="ch8" chart:class="major"/>
          </chart:axis>
          <chart:series chart:style-name="ch9" chart:values-cell-range-address="Sheet1.I598:Sheet1.I648" chart:label-cell-address="Sheet1.K596:Sheet1.K596" chart:class="chart:line">
            <chart:data-point chart:repeated="51"/>
          </chart:series>
          <chart:series chart:style-name="ch10" chart:values-cell-range-address="Sheet1.I652:Sheet1.I702" chart:label-cell-address="Sheet1.J650:Sheet1.J650" chart:class="chart:line">
            <chart:data-point chart:repeated="51"/>
          </chart:series>
          <chart:series chart:style-name="ch11" chart:values-cell-range-address="Sheet1.I706:Sheet1.I756" chart:label-cell-address="Sheet1.J704:Sheet1.J704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6:Sheet1.K596">M=17</text:p>
              </table:table-cell>
              <table:table-cell office:value-type="string">
                <text:p text:id="Sheet1.J650:Sheet1.J650">M=30</text:p>
              </table:table-cell>
              <table:table-cell office:value-type="string">
                <text:p text:id="Sheet1.J704:Sheet1.J704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I598:Sheet1.I648">0</text:p>
              </table:table-cell>
              <table:table-cell office:value-type="float" office:value="0">
                <text:p text:id="Sheet1.I652:Sheet1.I702">0</text:p>
              </table:table-cell>
              <table:table-cell office:value-type="float" office:value="0">
                <text:p text:id="Sheet1.I706:Sheet1.I756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900">
                <text:p>46900</text:p>
              </table:table-cell>
              <table:table-cell office:value-type="float" office:value="49900">
                <text:p>49900</text:p>
              </table:table-cell>
              <table:table-cell office:value-type="float" office:value="49100">
                <text:p>49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0">
                <text:p>84000</text:p>
              </table:table-cell>
              <table:table-cell office:value-type="float" office:value="84100">
                <text:p>84100</text:p>
              </table:table-cell>
              <table:table-cell office:value-type="float" office:value="87200">
                <text:p>87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500">
                <text:p>126500</text:p>
              </table:table-cell>
              <table:table-cell office:value-type="float" office:value="117500">
                <text:p>117500</text:p>
              </table:table-cell>
              <table:table-cell office:value-type="float" office:value="129500">
                <text:p>129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700">
                <text:p>192700</text:p>
              </table:table-cell>
              <table:table-cell office:value-type="float" office:value="162600">
                <text:p>162600</text:p>
              </table:table-cell>
              <table:table-cell office:value-type="float" office:value="191800">
                <text:p>191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900">
                <text:p>297900</text:p>
              </table:table-cell>
              <table:table-cell office:value-type="float" office:value="226600">
                <text:p>226600</text:p>
              </table:table-cell>
              <table:table-cell office:value-type="float" office:value="281900">
                <text:p>281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0800">
                <text:p>430800</text:p>
              </table:table-cell>
              <table:table-cell office:value-type="float" office:value="312300">
                <text:p>312300</text:p>
              </table:table-cell>
              <table:table-cell office:value-type="float" office:value="395200">
                <text:p>395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6200">
                <text:p>566200</text:p>
              </table:table-cell>
              <table:table-cell office:value-type="float" office:value="407300">
                <text:p>407300</text:p>
              </table:table-cell>
              <table:table-cell office:value-type="float" office:value="525900">
                <text:p>525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3800">
                <text:p>693800</text:p>
              </table:table-cell>
              <table:table-cell office:value-type="float" office:value="505300">
                <text:p>505300</text:p>
              </table:table-cell>
              <table:table-cell office:value-type="float" office:value="660800">
                <text:p>660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6700">
                <text:p>816700</text:p>
              </table:table-cell>
              <table:table-cell office:value-type="float" office:value="600800">
                <text:p>600800</text:p>
              </table:table-cell>
              <table:table-cell office:value-type="float" office:value="799600">
                <text:p>799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3200">
                <text:p>943200</text:p>
              </table:table-cell>
              <table:table-cell office:value-type="float" office:value="697500">
                <text:p>697500</text:p>
              </table:table-cell>
              <table:table-cell office:value-type="float" office:value="939100">
                <text:p>939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2500">
                <text:p>1072500</text:p>
              </table:table-cell>
              <table:table-cell office:value-type="float" office:value="796600">
                <text:p>796600</text:p>
              </table:table-cell>
              <table:table-cell office:value-type="float" office:value="1081100">
                <text:p>1081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3100">
                <text:p>1203100</text:p>
              </table:table-cell>
              <table:table-cell office:value-type="float" office:value="898700">
                <text:p>898700</text:p>
              </table:table-cell>
              <table:table-cell office:value-type="float" office:value="1226900">
                <text:p>1226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0500">
                <text:p>1330500</text:p>
              </table:table-cell>
              <table:table-cell office:value-type="float" office:value="1002100">
                <text:p>1002100</text:p>
              </table:table-cell>
              <table:table-cell office:value-type="float" office:value="1374200">
                <text:p>1374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3500">
                <text:p>1453500</text:p>
              </table:table-cell>
              <table:table-cell office:value-type="float" office:value="1112700">
                <text:p>1112700</text:p>
              </table:table-cell>
              <table:table-cell office:value-type="float" office:value="1517300">
                <text:p>1517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4700">
                <text:p>1574700</text:p>
              </table:table-cell>
              <table:table-cell office:value-type="float" office:value="1225600">
                <text:p>1225600</text:p>
              </table:table-cell>
              <table:table-cell office:value-type="float" office:value="1660000">
                <text:p>16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8100">
                <text:p>1698100</text:p>
              </table:table-cell>
              <table:table-cell office:value-type="float" office:value="1341100">
                <text:p>1341100</text:p>
              </table:table-cell>
              <table:table-cell office:value-type="float" office:value="1806500">
                <text:p>1806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4900">
                <text:p>1824900</text:p>
              </table:table-cell>
              <table:table-cell office:value-type="float" office:value="1463300">
                <text:p>1463300</text:p>
              </table:table-cell>
              <table:table-cell office:value-type="float" office:value="1957300">
                <text:p>1957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1200">
                <text:p>1951200</text:p>
              </table:table-cell>
              <table:table-cell office:value-type="float" office:value="1591900">
                <text:p>1591900</text:p>
              </table:table-cell>
              <table:table-cell office:value-type="float" office:value="2112700">
                <text:p>2112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8000">
                <text:p>2078000</text:p>
              </table:table-cell>
              <table:table-cell office:value-type="float" office:value="1729900">
                <text:p>1729900</text:p>
              </table:table-cell>
              <table:table-cell office:value-type="float" office:value="2274400">
                <text:p>2274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1600">
                <text:p>2201600</text:p>
              </table:table-cell>
              <table:table-cell office:value-type="float" office:value="1871800">
                <text:p>1871800</text:p>
              </table:table-cell>
              <table:table-cell office:value-type="float" office:value="2436400">
                <text:p>2436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29900">
                <text:p>2329900</text:p>
              </table:table-cell>
              <table:table-cell office:value-type="float" office:value="2017600">
                <text:p>2017600</text:p>
              </table:table-cell>
              <table:table-cell office:value-type="float" office:value="2597100">
                <text:p>2597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62100">
                <text:p>2462100</text:p>
              </table:table-cell>
              <table:table-cell office:value-type="float" office:value="2166600">
                <text:p>2166600</text:p>
              </table:table-cell>
              <table:table-cell office:value-type="float" office:value="2760600">
                <text:p>2760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97500">
                <text:p>2597500</text:p>
              </table:table-cell>
              <table:table-cell office:value-type="float" office:value="2321200">
                <text:p>2321200</text:p>
              </table:table-cell>
              <table:table-cell office:value-type="float" office:value="2928100">
                <text:p>2928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1400">
                <text:p>2731400</text:p>
              </table:table-cell>
              <table:table-cell office:value-type="float" office:value="2478900">
                <text:p>2478900</text:p>
              </table:table-cell>
              <table:table-cell office:value-type="float" office:value="3098400">
                <text:p>3098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3800">
                <text:p>2863800</text:p>
              </table:table-cell>
              <table:table-cell office:value-type="float" office:value="2635200">
                <text:p>2635200</text:p>
              </table:table-cell>
              <table:table-cell office:value-type="float" office:value="3271500">
                <text:p>3271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7100">
                <text:p>2997100</text:p>
              </table:table-cell>
              <table:table-cell office:value-type="float" office:value="2788900">
                <text:p>2788900</text:p>
              </table:table-cell>
              <table:table-cell office:value-type="float" office:value="3453300">
                <text:p>34533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35000">
                <text:p>3135000</text:p>
              </table:table-cell>
              <table:table-cell office:value-type="float" office:value="2938500">
                <text:p>2938500</text:p>
              </table:table-cell>
              <table:table-cell office:value-type="float" office:value="3638500">
                <text:p>3638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5700">
                <text:p>3275700</text:p>
              </table:table-cell>
              <table:table-cell office:value-type="float" office:value="3084200">
                <text:p>3084200</text:p>
              </table:table-cell>
              <table:table-cell office:value-type="float" office:value="3825600">
                <text:p>3825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6100">
                <text:p>3416100</text:p>
              </table:table-cell>
              <table:table-cell office:value-type="float" office:value="3224300">
                <text:p>3224300</text:p>
              </table:table-cell>
              <table:table-cell office:value-type="float" office:value="4017700">
                <text:p>40177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61100">
                <text:p>3561100</text:p>
              </table:table-cell>
              <table:table-cell office:value-type="float" office:value="3366300">
                <text:p>3366300</text:p>
              </table:table-cell>
              <table:table-cell office:value-type="float" office:value="4218500">
                <text:p>4218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9500">
                <text:p>3709500</text:p>
              </table:table-cell>
              <table:table-cell office:value-type="float" office:value="3512600">
                <text:p>3512600</text:p>
              </table:table-cell>
              <table:table-cell office:value-type="float" office:value="4427300">
                <text:p>44273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62500">
                <text:p>3862500</text:p>
              </table:table-cell>
              <table:table-cell office:value-type="float" office:value="3660600">
                <text:p>3660600</text:p>
              </table:table-cell>
              <table:table-cell office:value-type="float" office:value="4647400">
                <text:p>4647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23100">
                <text:p>4023100</text:p>
              </table:table-cell>
              <table:table-cell office:value-type="float" office:value="3813700">
                <text:p>3813700</text:p>
              </table:table-cell>
              <table:table-cell office:value-type="float" office:value="4876700">
                <text:p>4876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90400">
                <text:p>4190400</text:p>
              </table:table-cell>
              <table:table-cell office:value-type="float" office:value="3971900">
                <text:p>3971900</text:p>
              </table:table-cell>
              <table:table-cell office:value-type="float" office:value="5112500">
                <text:p>5112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63000">
                <text:p>4363000</text:p>
              </table:table-cell>
              <table:table-cell office:value-type="float" office:value="4132500">
                <text:p>4132500</text:p>
              </table:table-cell>
              <table:table-cell office:value-type="float" office:value="5353100">
                <text:p>5353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35200">
                <text:p>4535200</text:p>
              </table:table-cell>
              <table:table-cell office:value-type="float" office:value="4293500">
                <text:p>4293500</text:p>
              </table:table-cell>
              <table:table-cell office:value-type="float" office:value="5593800">
                <text:p>5593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9600">
                <text:p>4709600</text:p>
              </table:table-cell>
              <table:table-cell office:value-type="float" office:value="4456300">
                <text:p>4456300</text:p>
              </table:table-cell>
              <table:table-cell office:value-type="float" office:value="5832600">
                <text:p>5832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87700">
                <text:p>4887700</text:p>
              </table:table-cell>
              <table:table-cell office:value-type="float" office:value="4626500">
                <text:p>4626500</text:p>
              </table:table-cell>
              <table:table-cell office:value-type="float" office:value="6073200">
                <text:p>6073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69000">
                <text:p>5069000</text:p>
              </table:table-cell>
              <table:table-cell office:value-type="float" office:value="4800200">
                <text:p>4800200</text:p>
              </table:table-cell>
              <table:table-cell office:value-type="float" office:value="6325100">
                <text:p>6325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49300">
                <text:p>5249300</text:p>
              </table:table-cell>
              <table:table-cell office:value-type="float" office:value="4975400">
                <text:p>4975400</text:p>
              </table:table-cell>
              <table:table-cell office:value-type="float" office:value="6587500">
                <text:p>6587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28600">
                <text:p>5428600</text:p>
              </table:table-cell>
              <table:table-cell office:value-type="float" office:value="5151100">
                <text:p>5151100</text:p>
              </table:table-cell>
              <table:table-cell office:value-type="float" office:value="6854300">
                <text:p>68543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10200">
                <text:p>5610200</text:p>
              </table:table-cell>
              <table:table-cell office:value-type="float" office:value="5334300">
                <text:p>5334300</text:p>
              </table:table-cell>
              <table:table-cell office:value-type="float" office:value="7130900">
                <text:p>71309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97400">
                <text:p>5797400</text:p>
              </table:table-cell>
              <table:table-cell office:value-type="float" office:value="5533800">
                <text:p>5533800</text:p>
              </table:table-cell>
              <table:table-cell office:value-type="float" office:value="7409700">
                <text:p>74097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89700">
                <text:p>5989700</text:p>
              </table:table-cell>
              <table:table-cell office:value-type="float" office:value="5741000">
                <text:p>5741000</text:p>
              </table:table-cell>
              <table:table-cell office:value-type="float" office:value="7697300">
                <text:p>76973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79700">
                <text:p>6179700</text:p>
              </table:table-cell>
              <table:table-cell office:value-type="float" office:value="5951500">
                <text:p>5951500</text:p>
              </table:table-cell>
              <table:table-cell office:value-type="float" office:value="7997000">
                <text:p>7997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67900">
                <text:p>6367900</text:p>
              </table:table-cell>
              <table:table-cell office:value-type="float" office:value="6159800">
                <text:p>6159800</text:p>
              </table:table-cell>
              <table:table-cell office:value-type="float" office:value="8295600">
                <text:p>8295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58200">
                <text:p>6558200</text:p>
              </table:table-cell>
              <table:table-cell office:value-type="float" office:value="6366000">
                <text:p>6366000</text:p>
              </table:table-cell>
              <table:table-cell office:value-type="float" office:value="8603200">
                <text:p>86032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50800">
                <text:p>6750800</text:p>
              </table:table-cell>
              <table:table-cell office:value-type="float" office:value="6574600">
                <text:p>6574600</text:p>
              </table:table-cell>
              <table:table-cell office:value-type="float" office:value="8908500">
                <text:p>8908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43300">
                <text:p>6943300</text:p>
              </table:table-cell>
              <table:table-cell office:value-type="float" office:value="6787600">
                <text:p>6787600</text:p>
              </table:table-cell>
              <table:table-cell office:value-type="float" office:value="9227700">
                <text:p>92277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40700">
                <text:p>7140700</text:p>
              </table:table-cell>
              <table:table-cell office:value-type="float" office:value="7010300">
                <text:p>7010300</text:p>
              </table:table-cell>
              <table:table-cell office:value-type="float" office:value="9574600">
                <text:p>957460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542cm" svg:height="13.058cm" chart:class="chart:line" chart:style-name="ch1">
        <chart:legend chart:legend-position="end" svg:x="2.001cm" svg:y="0.504cm" chart:style-name="ch2"/>
        <chart:plot-area chart:style-name="ch3" table:cell-range-address="Sheet1.K596:Sheet1.K596 Sheet1.B598:Sheet1.B648 Sheet1.J758:Sheet1.J758 Sheet1.B760:Sheet1.B810 Sheet1.J812:Sheet1.J812 Sheet1.B814:Sheet1.B864" chart:data-source-has-labels="row" svg:x="0.458cm" svg:y="0.261cm" svg:width="15.659cm" svg:height="12.214cm">
          <chart:axis chart:dimension="x" chart:name="primary-x" chart:style-name="ch4">
            <chart:title svg:x="7.577cm" svg:y="12.173cm" chart:style-name="ch5">
              <text:p>Generaciones</text:p>
            </chart:title>
          </chart:axis>
          <chart:axis chart:dimension="y" chart:name="primary-y" chart:style-name="ch6">
            <chart:title svg:x="0.329cm" svg:y="6.631cm" chart:style-name="ch7">
              <text:p>Calidad</text:p>
            </chart:title>
            <chart:grid chart:style-name="ch8" chart:class="major"/>
          </chart:axis>
          <chart:series chart:style-name="ch9" chart:values-cell-range-address="Sheet1.B598:Sheet1.B648" chart:label-cell-address="Sheet1.K596:Sheet1.K596" chart:class="chart:line">
            <chart:data-point chart:repeated="51"/>
          </chart:series>
          <chart:series chart:style-name="ch10" chart:values-cell-range-address="Sheet1.B760:Sheet1.B810" chart:label-cell-address="Sheet1.J758:Sheet1.J758" chart:class="chart:line">
            <chart:data-point chart:repeated="51"/>
          </chart:series>
          <chart:series chart:style-name="ch11" chart:values-cell-range-address="Sheet1.B814:Sheet1.B864" chart:label-cell-address="Sheet1.J812:Sheet1.J812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6:Sheet1.K596">M=17</text:p>
              </table:table-cell>
              <table:table-cell office:value-type="string">
                <text:p text:id="Sheet1.J758:Sheet1.J758">M=30</text:p>
              </table:table-cell>
              <table:table-cell office:value-type="string">
                <text:p text:id="Sheet1.J812:Sheet1.J812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778">
                <text:p text:id="Sheet1.B598:Sheet1.B648">8.1778</text:p>
              </table:table-cell>
              <table:table-cell office:value-type="float" office:value="7.5808">
                <text:p text:id="Sheet1.B760:Sheet1.B810">7.5808</text:p>
              </table:table-cell>
              <table:table-cell office:value-type="float" office:value="7.648">
                <text:p text:id="Sheet1.B814:Sheet1.B864">7.6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4682">
                <text:p>22.4682</text:p>
              </table:table-cell>
              <table:table-cell office:value-type="float" office:value="21.681198">
                <text:p>21.681198</text:p>
              </table:table-cell>
              <table:table-cell office:value-type="float" office:value="21.600199">
                <text:p>21.600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869995">
                <text:p>36.869995</text:p>
              </table:table-cell>
              <table:table-cell office:value-type="float" office:value="35.6236">
                <text:p>35.6236</text:p>
              </table:table-cell>
              <table:table-cell office:value-type="float" office:value="36.387398">
                <text:p>36.387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4198">
                <text:p>43.4198</text:p>
              </table:table-cell>
              <table:table-cell office:value-type="float" office:value="40.559204">
                <text:p>40.559204</text:p>
              </table:table-cell>
              <table:table-cell office:value-type="float" office:value="42.043602">
                <text:p>42.04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50403">
                <text:p>46.850403</text:p>
              </table:table-cell>
              <table:table-cell office:value-type="float" office:value="42.2128">
                <text:p>42.2128</text:p>
              </table:table-cell>
              <table:table-cell office:value-type="float" office:value="43.569798">
                <text:p>43.569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810993">
                <text:p>56.810993</text:p>
              </table:table-cell>
              <table:table-cell office:value-type="float" office:value="47.4172">
                <text:p>47.4172</text:p>
              </table:table-cell>
              <table:table-cell office:value-type="float" office:value="49.4382">
                <text:p>49.4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246994">
                <text:p>71.246994</text:p>
              </table:table-cell>
              <table:table-cell office:value-type="float" office:value="51.5608">
                <text:p>51.5608</text:p>
              </table:table-cell>
              <table:table-cell office:value-type="float" office:value="60.334602">
                <text:p>60.334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609604">
                <text:p>84.609604</text:p>
              </table:table-cell>
              <table:table-cell office:value-type="float" office:value="60.409996">
                <text:p>60.409996</text:p>
              </table:table-cell>
              <table:table-cell office:value-type="float" office:value="75.789406">
                <text:p>75.789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312996">
                <text:p>99.312996</text:p>
              </table:table-cell>
              <table:table-cell office:value-type="float" office:value="73.3954">
                <text:p>73.3954</text:p>
              </table:table-cell>
              <table:table-cell office:value-type="float" office:value="101.251">
                <text:p>101.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.3234">
                <text:p>122.3234</text:p>
              </table:table-cell>
              <table:table-cell office:value-type="float" office:value="87.8488">
                <text:p>87.8488</text:p>
              </table:table-cell>
              <table:table-cell office:value-type="float" office:value="143.74422">
                <text:p>143.74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81241">
                <text:p>162.81241</text:p>
              </table:table-cell>
              <table:table-cell office:value-type="float" office:value="102.663">
                <text:p>102.663</text:p>
              </table:table-cell>
              <table:table-cell office:value-type="float" office:value="199.08699">
                <text:p>199.08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5.60042">
                <text:p>215.60042</text:p>
              </table:table-cell>
              <table:table-cell office:value-type="float" office:value="122.89559">
                <text:p>122.89559</text:p>
              </table:table-cell>
              <table:table-cell office:value-type="float" office:value="260.83942">
                <text:p>260.83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4.21">
                <text:p>274.21</text:p>
              </table:table-cell>
              <table:table-cell office:value-type="float" office:value="154.767">
                <text:p>154.767</text:p>
              </table:table-cell>
              <table:table-cell office:value-type="float" office:value="329.2624">
                <text:p>329.2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.8242">
                <text:p>325.8242</text:p>
              </table:table-cell>
              <table:table-cell office:value-type="float" office:value="194.49397">
                <text:p>194.49397</text:p>
              </table:table-cell>
              <table:table-cell office:value-type="float" office:value="402.4414">
                <text:p>402.4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7.402">
                <text:p>367.402</text:p>
              </table:table-cell>
              <table:table-cell office:value-type="float" office:value="240.54922">
                <text:p>240.54922</text:p>
              </table:table-cell>
              <table:table-cell office:value-type="float" office:value="480.5108">
                <text:p>480.5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4.81998">
                <text:p>434.81998</text:p>
              </table:table-cell>
              <table:table-cell office:value-type="float" office:value="284.5614">
                <text:p>284.5614</text:p>
              </table:table-cell>
              <table:table-cell office:value-type="float" office:value="550.4226">
                <text:p>550.4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5.17422">
                <text:p>505.17422</text:p>
              </table:table-cell>
              <table:table-cell office:value-type="float" office:value="336.6208">
                <text:p>336.6208</text:p>
              </table:table-cell>
              <table:table-cell office:value-type="float" office:value="622.8124">
                <text:p>622.8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.65924">
                <text:p>588.65924</text:p>
              </table:table-cell>
              <table:table-cell office:value-type="float" office:value="385.7778">
                <text:p>385.7778</text:p>
              </table:table-cell>
              <table:table-cell office:value-type="float" office:value="673.5106">
                <text:p>673.5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8.497">
                <text:p>688.497</text:p>
              </table:table-cell>
              <table:table-cell office:value-type="float" office:value="444.8086">
                <text:p>444.8086</text:p>
              </table:table-cell>
              <table:table-cell office:value-type="float" office:value="743.5724">
                <text:p>743.5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5.8746">
                <text:p>775.8746</text:p>
              </table:table-cell>
              <table:table-cell office:value-type="float" office:value="502.55194">
                <text:p>502.55194</text:p>
              </table:table-cell>
              <table:table-cell office:value-type="float" office:value="821.0734">
                <text:p>821.0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9.21155">
                <text:p>849.21155</text:p>
              </table:table-cell>
              <table:table-cell office:value-type="float" office:value="567.8678">
                <text:p>567.8678</text:p>
              </table:table-cell>
              <table:table-cell office:value-type="float" office:value="917.47675">
                <text:p>917.47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7.6058">
                <text:p>937.6058</text:p>
              </table:table-cell>
              <table:table-cell office:value-type="float" office:value="622.68054">
                <text:p>622.68054</text:p>
              </table:table-cell>
              <table:table-cell office:value-type="float" office:value="997.71796">
                <text:p>997.71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8.3861">
                <text:p>988.3861</text:p>
              </table:table-cell>
              <table:table-cell office:value-type="float" office:value="687.26886">
                <text:p>687.26886</text:p>
              </table:table-cell>
              <table:table-cell office:value-type="float" office:value="1073.743">
                <text:p>1073.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8.8162">
                <text:p>1058.8162</text:p>
              </table:table-cell>
              <table:table-cell office:value-type="float" office:value="754.30444">
                <text:p>754.30444</text:p>
              </table:table-cell>
              <table:table-cell office:value-type="float" office:value="1186.242">
                <text:p>1186.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0.2203">
                <text:p>1140.2203</text:p>
              </table:table-cell>
              <table:table-cell office:value-type="float" office:value="834.8197">
                <text:p>834.8197</text:p>
              </table:table-cell>
              <table:table-cell office:value-type="float" office:value="1294.0453">
                <text:p>1294.0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8.6963">
                <text:p>1258.6963</text:p>
              </table:table-cell>
              <table:table-cell office:value-type="float" office:value="895.15076">
                <text:p>895.15076</text:p>
              </table:table-cell>
              <table:table-cell office:value-type="float" office:value="1391.0104">
                <text:p>1391.0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5.5488">
                <text:p>1355.5488</text:p>
              </table:table-cell>
              <table:table-cell office:value-type="float" office:value="979.8281">
                <text:p>979.8281</text:p>
              </table:table-cell>
              <table:table-cell office:value-type="float" office:value="1466.0867">
                <text:p>1466.0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4.5314">
                <text:p>1444.5314</text:p>
              </table:table-cell>
              <table:table-cell office:value-type="float" office:value="1072.7604">
                <text:p>1072.7604</text:p>
              </table:table-cell>
              <table:table-cell office:value-type="float" office:value="1529.6409">
                <text:p>1529.6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8.6246">
                <text:p>1518.6246</text:p>
              </table:table-cell>
              <table:table-cell office:value-type="float" office:value="1152.9952">
                <text:p>1152.9952</text:p>
              </table:table-cell>
              <table:table-cell office:value-type="float" office:value="1597.2202">
                <text:p>1597.22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1.7085">
                <text:p>1601.7085</text:p>
              </table:table-cell>
              <table:table-cell office:value-type="float" office:value="1224.0443">
                <text:p>1224.0443</text:p>
              </table:table-cell>
              <table:table-cell office:value-type="float" office:value="1674.015">
                <text:p>1674.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0.9098">
                <text:p>1700.9098</text:p>
              </table:table-cell>
              <table:table-cell office:value-type="float" office:value="1301.067">
                <text:p>1301.067</text:p>
              </table:table-cell>
              <table:table-cell office:value-type="float" office:value="1757.8303">
                <text:p>1757.8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96.4518">
                <text:p>1796.4518</text:p>
              </table:table-cell>
              <table:table-cell office:value-type="float" office:value="1349.7073">
                <text:p>1349.7073</text:p>
              </table:table-cell>
              <table:table-cell office:value-type="float" office:value="1828.0449">
                <text:p>1828.0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96.9973">
                <text:p>1896.9973</text:p>
              </table:table-cell>
              <table:table-cell office:value-type="float" office:value="1402.4858">
                <text:p>1402.4858</text:p>
              </table:table-cell>
              <table:table-cell office:value-type="float" office:value="1906.625">
                <text:p>1906.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2.3232">
                <text:p>1962.3232</text:p>
              </table:table-cell>
              <table:table-cell office:value-type="float" office:value="1460.1589">
                <text:p>1460.1589</text:p>
              </table:table-cell>
              <table:table-cell office:value-type="float" office:value="1986.1656">
                <text:p>1986.1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8.3545">
                <text:p>2058.3545</text:p>
              </table:table-cell>
              <table:table-cell office:value-type="float" office:value="1493.4001">
                <text:p>1493.4001</text:p>
              </table:table-cell>
              <table:table-cell office:value-type="float" office:value="2038.2415">
                <text:p>2038.2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6.6526">
                <text:p>2166.6526</text:p>
              </table:table-cell>
              <table:table-cell office:value-type="float" office:value="1561.7258">
                <text:p>1561.7258</text:p>
              </table:table-cell>
              <table:table-cell office:value-type="float" office:value="2090.676">
                <text:p>2090.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41.3245">
                <text:p>2241.3245</text:p>
              </table:table-cell>
              <table:table-cell office:value-type="float" office:value="1590.128">
                <text:p>1590.128</text:p>
              </table:table-cell>
              <table:table-cell office:value-type="float" office:value="2190.019">
                <text:p>2190.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00.8623">
                <text:p>2300.8623</text:p>
              </table:table-cell>
              <table:table-cell office:value-type="float" office:value="1627.8049">
                <text:p>1627.8049</text:p>
              </table:table-cell>
              <table:table-cell office:value-type="float" office:value="2251.6497">
                <text:p>2251.64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38.1958">
                <text:p>2338.1958</text:p>
              </table:table-cell>
              <table:table-cell office:value-type="float" office:value="1668.5579">
                <text:p>1668.5579</text:p>
              </table:table-cell>
              <table:table-cell office:value-type="float" office:value="2342.9226">
                <text:p>2342.9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68.625">
                <text:p>2368.625</text:p>
              </table:table-cell>
              <table:table-cell office:value-type="float" office:value="1699.0449">
                <text:p>1699.0449</text:p>
              </table:table-cell>
              <table:table-cell office:value-type="float" office:value="2373.3481">
                <text:p>2373.3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91.6545">
                <text:p>2391.6545</text:p>
              </table:table-cell>
              <table:table-cell office:value-type="float" office:value="1739.4802">
                <text:p>1739.4802</text:p>
              </table:table-cell>
              <table:table-cell office:value-type="float" office:value="2381.134">
                <text:p>2381.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2.1946">
                <text:p>2402.1946</text:p>
              </table:table-cell>
              <table:table-cell office:value-type="float" office:value="1799.4382">
                <text:p>1799.4382</text:p>
              </table:table-cell>
              <table:table-cell office:value-type="float" office:value="2405.7798">
                <text:p>2405.7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37.4495">
                <text:p>2437.4495</text:p>
              </table:table-cell>
              <table:table-cell office:value-type="float" office:value="1844.8906">
                <text:p>1844.8906</text:p>
              </table:table-cell>
              <table:table-cell office:value-type="float" office:value="2416.0806">
                <text:p>2416.0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65.438">
                <text:p>2465.438</text:p>
              </table:table-cell>
              <table:table-cell office:value-type="float" office:value="1859.11">
                <text:p>1859.11</text:p>
              </table:table-cell>
              <table:table-cell office:value-type="float" office:value="2483.8455">
                <text:p>2483.8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8.5227">
                <text:p>2458.5227</text:p>
              </table:table-cell>
              <table:table-cell office:value-type="float" office:value="1888.6617">
                <text:p>1888.6617</text:p>
              </table:table-cell>
              <table:table-cell office:value-type="float" office:value="2503.8591">
                <text:p>2503.85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7.0168">
                <text:p>2507.0168</text:p>
              </table:table-cell>
              <table:table-cell office:value-type="float" office:value="1918.9059">
                <text:p>1918.9059</text:p>
              </table:table-cell>
              <table:table-cell office:value-type="float" office:value="2546.1914">
                <text:p>2546.1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0.3787">
                <text:p>2540.3787</text:p>
              </table:table-cell>
              <table:table-cell office:value-type="float" office:value="1955.7311">
                <text:p>1955.7311</text:p>
              </table:table-cell>
              <table:table-cell office:value-type="float" office:value="2628.564">
                <text:p>2628.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90.369">
                <text:p>2590.369</text:p>
              </table:table-cell>
              <table:table-cell office:value-type="float" office:value="1989.3792">
                <text:p>1989.3792</text:p>
              </table:table-cell>
              <table:table-cell office:value-type="float" office:value="2694.4253">
                <text:p>2694.4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35.675">
                <text:p>2635.675</text:p>
              </table:table-cell>
              <table:table-cell office:value-type="float" office:value="2004.0394">
                <text:p>2004.0394</text:p>
              </table:table-cell>
              <table:table-cell office:value-type="float" office:value="2715.8032">
                <text:p>2715.8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53.9333">
                <text:p>2653.9333</text:p>
              </table:table-cell>
              <table:table-cell office:value-type="float" office:value="2037.8066">
                <text:p>2037.8066</text:p>
              </table:table-cell>
              <table:table-cell office:value-type="float" office:value="2758.7798">
                <text:p>2758.7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15.363">
                <text:p>2715.363</text:p>
              </table:table-cell>
              <table:table-cell office:value-type="float" office:value="2033.0895">
                <text:p>2033.0895</text:p>
              </table:table-cell>
              <table:table-cell office:value-type="float" office:value="2822.7876">
                <text:p>2822.787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56cm" svg:height="13.058cm" chart:class="chart:line" chart:style-name="ch1">
        <chart:legend chart:legend-position="end" svg:x="1.928cm" svg:y="0.48cm" chart:style-name="ch2"/>
        <chart:plot-area chart:style-name="ch3" table:cell-range-address="Sheet1.K596:Sheet1.K596 Sheet1.E598:Sheet1.E648 Sheet1.J758:Sheet1.J758 Sheet1.E760:Sheet1.E810 Sheet1.J812:Sheet1.J812 Sheet1.E814:Sheet1.E864" chart:data-source-has-labels="row" svg:x="0.46cm" svg:y="0.261cm" svg:width="15.652cm" svg:height="12.214cm">
          <chart:axis chart:dimension="x" chart:name="primary-x" chart:style-name="ch4">
            <chart:title svg:x="7.576cm" svg:y="12.173cm" chart:style-name="ch5">
              <text:p>Generaciones</text:p>
            </chart:title>
          </chart:axis>
          <chart:axis chart:dimension="y" chart:name="primary-y" chart:style-name="ch6">
            <chart:title svg:x="0.33cm" svg:y="6.631cm" chart:style-name="ch7">
              <text:p>Calidad</text:p>
            </chart:title>
            <chart:grid chart:style-name="ch8" chart:class="major"/>
          </chart:axis>
          <chart:series chart:style-name="ch9" chart:values-cell-range-address="Sheet1.E598:Sheet1.E648" chart:label-cell-address="Sheet1.K596:Sheet1.K596" chart:class="chart:line">
            <chart:data-point chart:repeated="51"/>
          </chart:series>
          <chart:series chart:style-name="ch10" chart:values-cell-range-address="Sheet1.E760:Sheet1.E810" chart:label-cell-address="Sheet1.J758:Sheet1.J758" chart:class="chart:line">
            <chart:data-point chart:repeated="51"/>
          </chart:series>
          <chart:series chart:style-name="ch11" chart:values-cell-range-address="Sheet1.E814:Sheet1.E864" chart:label-cell-address="Sheet1.J812:Sheet1.J812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6:Sheet1.K596">M=17</text:p>
              </table:table-cell>
              <table:table-cell office:value-type="string">
                <text:p text:id="Sheet1.J758:Sheet1.J758">M=30</text:p>
              </table:table-cell>
              <table:table-cell office:value-type="string">
                <text:p text:id="Sheet1.J812:Sheet1.J812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8">
                <text:p text:id="Sheet1.E598:Sheet1.E648">134.8</text:p>
              </table:table-cell>
              <table:table-cell office:value-type="float" office:value="86.4">
                <text:p text:id="Sheet1.E760:Sheet1.E810">86.4</text:p>
              </table:table-cell>
              <table:table-cell office:value-type="float" office:value="127">
                <text:p text:id="Sheet1.E814:Sheet1.E864">1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.8">
                <text:p>147.8</text:p>
              </table:table-cell>
              <table:table-cell office:value-type="float" office:value="103">
                <text:p>103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.6">
                <text:p>165.6</text:p>
              </table:table-cell>
              <table:table-cell office:value-type="float" office:value="125.4">
                <text:p>125.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.4">
                <text:p>382.4</text:p>
              </table:table-cell>
              <table:table-cell office:value-type="float" office:value="198.8">
                <text:p>198.8</text:p>
              </table:table-cell>
              <table:table-cell office:value-type="float" office:value="360.4">
                <text:p>36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.6">
                <text:p>403.6</text:p>
              </table:table-cell>
              <table:table-cell office:value-type="float" office:value="251.6">
                <text:p>251.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.4">
                <text:p>384.4</text:p>
              </table:table-cell>
              <table:table-cell office:value-type="float" office:value="284.6">
                <text:p>284.6</text:p>
              </table:table-cell>
              <table:table-cell office:value-type="float" office:value="650.8">
                <text:p>65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.4">
                <text:p>540.4</text:p>
              </table:table-cell>
              <table:table-cell office:value-type="float" office:value="355.4">
                <text:p>355.4</text:p>
              </table:table-cell>
              <table:table-cell office:value-type="float" office:value="751.2">
                <text:p>75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">
                <text:p>550</text:p>
              </table:table-cell>
              <table:table-cell office:value-type="float" office:value="476.4">
                <text:p>476.4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">
                <text:p>651</text:p>
              </table:table-cell>
              <table:table-cell office:value-type="float" office:value="556">
                <text:p>556</text:p>
              </table:table-cell>
              <table:table-cell office:value-type="float" office:value="981.2">
                <text:p>98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.2">
                <text:p>759.2</text:p>
              </table:table-cell>
              <table:table-cell office:value-type="float" office:value="685">
                <text:p>685</text:p>
              </table:table-cell>
              <table:table-cell office:value-type="float" office:value="1006.4">
                <text:p>100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.2">
                <text:p>750.2</text:p>
              </table:table-cell>
              <table:table-cell office:value-type="float" office:value="715.2">
                <text:p>715.2</text:p>
              </table:table-cell>
              <table:table-cell office:value-type="float" office:value="1083.6">
                <text:p>108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8.6">
                <text:p>928.6</text:p>
              </table:table-cell>
              <table:table-cell office:value-type="float" office:value="789.6">
                <text:p>789.6</text:p>
              </table:table-cell>
              <table:table-cell office:value-type="float" office:value="1321.8">
                <text:p>132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7.4">
                <text:p>1287.4</text:p>
              </table:table-cell>
              <table:table-cell office:value-type="float" office:value="957.6">
                <text:p>957.6</text:p>
              </table:table-cell>
              <table:table-cell office:value-type="float" office:value="1310.8">
                <text:p>131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7">
                <text:p>1397</text:p>
              </table:table-cell>
              <table:table-cell office:value-type="float" office:value="934">
                <text:p>934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">
                <text:p>1357</text:p>
              </table:table-cell>
              <table:table-cell office:value-type="float" office:value="976.2">
                <text:p>976.2</text:p>
              </table:table-cell>
              <table:table-cell office:value-type="float" office:value="1493.8">
                <text:p>1493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3.6">
                <text:p>1413.6</text:p>
              </table:table-cell>
              <table:table-cell office:value-type="float" office:value="1176.6">
                <text:p>1176.6</text:p>
              </table:table-cell>
              <table:table-cell office:value-type="float" office:value="1661.6">
                <text:p>166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.4">
                <text:p>1601.4</text:p>
              </table:table-cell>
              <table:table-cell office:value-type="float" office:value="1228.6">
                <text:p>1228.6</text:p>
              </table:table-cell>
              <table:table-cell office:value-type="float" office:value="1673.6">
                <text:p>167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8.2">
                <text:p>1668.2</text:p>
              </table:table-cell>
              <table:table-cell office:value-type="float" office:value="1498">
                <text:p>1498</text:p>
              </table:table-cell>
              <table:table-cell office:value-type="float" office:value="1819.4">
                <text:p>1819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0.4">
                <text:p>1820.4</text:p>
              </table:table-cell>
              <table:table-cell office:value-type="float" office:value="1534.6">
                <text:p>1534.6</text:p>
              </table:table-cell>
              <table:table-cell office:value-type="float" office:value="2038.4">
                <text:p>203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8">
                <text:p>1908</text:p>
              </table:table-cell>
              <table:table-cell office:value-type="float" office:value="1612.4">
                <text:p>1612.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8">
                <text:p>2018</text:p>
              </table:table-cell>
              <table:table-cell office:value-type="float" office:value="1707.8">
                <text:p>1707.8</text:p>
              </table:table-cell>
              <table:table-cell office:value-type="float" office:value="2342.6">
                <text:p>234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22">
                <text:p>2122</text:p>
              </table:table-cell>
              <table:table-cell office:value-type="float" office:value="1750.2">
                <text:p>1750.2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2.4">
                <text:p>2142.4</text:p>
              </table:table-cell>
              <table:table-cell office:value-type="float" office:value="1791">
                <text:p>1791</text:p>
              </table:table-cell>
              <table:table-cell office:value-type="float" office:value="2490.6">
                <text:p>249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.8">
                <text:p>2300.8</text:p>
              </table:table-cell>
              <table:table-cell office:value-type="float" office:value="1877">
                <text:p>1877</text:p>
              </table:table-cell>
              <table:table-cell office:value-type="float" office:value="2455.8">
                <text:p>245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80">
                <text:p>2480</text:p>
              </table:table-cell>
              <table:table-cell office:value-type="float" office:value="1886.2">
                <text:p>1886.2</text:p>
              </table:table-cell>
              <table:table-cell office:value-type="float" office:value="2623.6">
                <text:p>2623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8">
                <text:p>2348</text:p>
              </table:table-cell>
              <table:table-cell office:value-type="float" office:value="1939">
                <text:p>1939</text:p>
              </table:table-cell>
              <table:table-cell office:value-type="float" office:value="2672.4">
                <text:p>2672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74.8">
                <text:p>2474.8</text:p>
              </table:table-cell>
              <table:table-cell office:value-type="float" office:value="1975.2">
                <text:p>1975.2</text:p>
              </table:table-cell>
              <table:table-cell office:value-type="float" office:value="2635.8">
                <text:p>263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4">
                <text:p>2594</text:p>
              </table:table-cell>
              <table:table-cell office:value-type="float" office:value="2020.4">
                <text:p>2020.4</text:p>
              </table:table-cell>
              <table:table-cell office:value-type="float" office:value="2669.4">
                <text:p>2669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42.8">
                <text:p>2742.8</text:p>
              </table:table-cell>
              <table:table-cell office:value-type="float" office:value="2049.6">
                <text:p>2049.6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50">
                <text:p>2850</text:p>
              </table:table-cell>
              <table:table-cell office:value-type="float" office:value="2058.4">
                <text:p>2058.4</text:p>
              </table:table-cell>
              <table:table-cell office:value-type="float" office:value="2932.2">
                <text:p>2932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1.2">
                <text:p>2881.2</text:p>
              </table:table-cell>
              <table:table-cell office:value-type="float" office:value="2143.6">
                <text:p>2143.6</text:p>
              </table:table-cell>
              <table:table-cell office:value-type="float" office:value="3040.8">
                <text:p>304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48.8">
                <text:p>2948.8</text:p>
              </table:table-cell>
              <table:table-cell office:value-type="float" office:value="2177.8">
                <text:p>2177.8</text:p>
              </table:table-cell>
              <table:table-cell office:value-type="float" office:value="3137.6">
                <text:p>313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8.8">
                <text:p>2968.8</text:p>
              </table:table-cell>
              <table:table-cell office:value-type="float" office:value="2217.8">
                <text:p>2217.8</text:p>
              </table:table-cell>
              <table:table-cell office:value-type="float" office:value="3195.8">
                <text:p>319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44.4">
                <text:p>3044.4</text:p>
              </table:table-cell>
              <table:table-cell office:value-type="float" office:value="2264">
                <text:p>2264</text:p>
              </table:table-cell>
              <table:table-cell office:value-type="float" office:value="3217.4">
                <text:p>3217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7.6">
                <text:p>3047.6</text:p>
              </table:table-cell>
              <table:table-cell office:value-type="float" office:value="2364.6">
                <text:p>2364.6</text:p>
              </table:table-cell>
              <table:table-cell office:value-type="float" office:value="3288.2">
                <text:p>3288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7.6">
                <text:p>3087.6</text:p>
              </table:table-cell>
              <table:table-cell office:value-type="float" office:value="2434.6">
                <text:p>2434.6</text:p>
              </table:table-cell>
              <table:table-cell office:value-type="float" office:value="3311.8">
                <text:p>3311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88">
                <text:p>3088</text:p>
              </table:table-cell>
              <table:table-cell office:value-type="float" office:value="2456.2">
                <text:p>2456.2</text:p>
              </table:table-cell>
              <table:table-cell office:value-type="float" office:value="3352.6">
                <text:p>335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19.6">
                <text:p>3119.6</text:p>
              </table:table-cell>
              <table:table-cell office:value-type="float" office:value="2466.6">
                <text:p>2466.6</text:p>
              </table:table-cell>
              <table:table-cell office:value-type="float" office:value="3369.4">
                <text:p>3369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37">
                <text:p>3137</text:p>
              </table:table-cell>
              <table:table-cell office:value-type="float" office:value="2475.4">
                <text:p>2475.4</text:p>
              </table:table-cell>
              <table:table-cell office:value-type="float" office:value="3398.2">
                <text:p>3398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78.6">
                <text:p>3178.6</text:p>
              </table:table-cell>
              <table:table-cell office:value-type="float" office:value="2477">
                <text:p>2477</text:p>
              </table:table-cell>
              <table:table-cell office:value-type="float" office:value="3398.6">
                <text:p>3398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82.6">
                <text:p>3182.6</text:p>
              </table:table-cell>
              <table:table-cell office:value-type="float" office:value="2497.8">
                <text:p>2497.8</text:p>
              </table:table-cell>
              <table:table-cell office:value-type="float" office:value="3412.2">
                <text:p>3412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89">
                <text:p>3189</text:p>
              </table:table-cell>
              <table:table-cell office:value-type="float" office:value="2538.2">
                <text:p>2538.2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5.8">
                <text:p>3275.8</text:p>
              </table:table-cell>
              <table:table-cell office:value-type="float" office:value="2628.2">
                <text:p>2628.2</text:p>
              </table:table-cell>
              <table:table-cell office:value-type="float" office:value="3512.6">
                <text:p>3512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9.8">
                <text:p>3339.8</text:p>
              </table:table-cell>
              <table:table-cell office:value-type="float" office:value="2638.6">
                <text:p>2638.6</text:p>
              </table:table-cell>
              <table:table-cell office:value-type="float" office:value="3538.6">
                <text:p>3538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97.4">
                <text:p>3397.4</text:p>
              </table:table-cell>
              <table:table-cell office:value-type="float" office:value="2656.6">
                <text:p>2656.6</text:p>
              </table:table-cell>
              <table:table-cell office:value-type="float" office:value="3694.2">
                <text:p>3694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97.4">
                <text:p>3397.4</text:p>
              </table:table-cell>
              <table:table-cell office:value-type="float" office:value="2709">
                <text:p>2709</text:p>
              </table:table-cell>
              <table:table-cell office:value-type="float" office:value="3686.6">
                <text:p>368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10.2">
                <text:p>3410.2</text:p>
              </table:table-cell>
              <table:table-cell office:value-type="float" office:value="2749.6">
                <text:p>2749.6</text:p>
              </table:table-cell>
              <table:table-cell office:value-type="float" office:value="3713.8">
                <text:p>3713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50.6">
                <text:p>3450.6</text:p>
              </table:table-cell>
              <table:table-cell office:value-type="float" office:value="2753">
                <text:p>2753</text:p>
              </table:table-cell>
              <table:table-cell office:value-type="float" office:value="3708.2">
                <text:p>3708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0.2">
                <text:p>3510.2</text:p>
              </table:table-cell>
              <table:table-cell office:value-type="float" office:value="2790.2">
                <text:p>2790.2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16.4">
                <text:p>3516.4</text:p>
              </table:table-cell>
              <table:table-cell office:value-type="float" office:value="2803">
                <text:p>2803</text:p>
              </table:table-cell>
              <table:table-cell office:value-type="float" office:value="3754.6">
                <text:p>3754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84.8">
                <text:p>3584.8</text:p>
              </table:table-cell>
              <table:table-cell office:value-type="float" office:value="2825.8">
                <text:p>2825.8</text:p>
              </table:table-cell>
              <table:table-cell office:value-type="float" office:value="3764.2">
                <text:p>3764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509cm" svg:height="13.058cm" chart:class="chart:line" chart:style-name="ch1">
        <chart:legend chart:legend-position="end" svg:x="1.835cm" svg:y="0.578cm" chart:style-name="ch2"/>
        <chart:plot-area chart:style-name="ch3" table:cell-range-address="Sheet1.K596:Sheet1.K596 Sheet1.D598:Sheet1.D648 Sheet1.J758:Sheet1.J758 Sheet1.D760:Sheet1.D810 Sheet1.J812:Sheet1.J812 Sheet1.D814:Sheet1.D864" chart:data-source-has-labels="row" svg:x="0.459cm" svg:y="0.261cm" svg:width="15.626cm" svg:height="12.214cm">
          <chart:axis chart:dimension="x" chart:name="primary-x" chart:style-name="ch4">
            <chart:title svg:x="7.562cm" svg:y="12.173cm" chart:style-name="ch5">
              <text:p>Generaciones</text:p>
            </chart:title>
          </chart:axis>
          <chart:axis chart:dimension="y" chart:name="primary-y" chart:style-name="ch6">
            <chart:title svg:x="0.33cm" svg:y="7.151cm" chart:style-name="ch7">
              <text:p>Número Nodos</text:p>
            </chart:title>
            <chart:grid chart:style-name="ch8" chart:class="major"/>
          </chart:axis>
          <chart:series chart:style-name="ch9" chart:values-cell-range-address="Sheet1.D598:Sheet1.D648" chart:label-cell-address="Sheet1.K596:Sheet1.K596" chart:class="chart:line">
            <chart:data-point chart:repeated="51"/>
          </chart:series>
          <chart:series chart:style-name="ch10" chart:values-cell-range-address="Sheet1.D760:Sheet1.D810" chart:label-cell-address="Sheet1.J758:Sheet1.J758" chart:class="chart:line">
            <chart:data-point chart:repeated="51"/>
          </chart:series>
          <chart:series chart:style-name="ch11" chart:values-cell-range-address="Sheet1.D814:Sheet1.D864" chart:label-cell-address="Sheet1.J812:Sheet1.J812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6:Sheet1.K596">M=17</text:p>
              </table:table-cell>
              <table:table-cell office:value-type="string">
                <text:p text:id="Sheet1.J758:Sheet1.J758">M=30</text:p>
              </table:table-cell>
              <table:table-cell office:value-type="string">
                <text:p text:id="Sheet1.J812:Sheet1.J812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.573105">
                <text:p text:id="Sheet1.D598:Sheet1.D648">105.573105</text:p>
              </table:table-cell>
              <table:table-cell office:value-type="float" office:value="106.382706">
                <text:p text:id="Sheet1.D760:Sheet1.D810">106.382706</text:p>
              </table:table-cell>
              <table:table-cell office:value-type="float" office:value="108.571304">
                <text:p text:id="Sheet1.D814:Sheet1.D864">108.5713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024498">
                <text:p>38.024498</text:p>
              </table:table-cell>
              <table:table-cell office:value-type="float" office:value="38.7608">
                <text:p>38.7608</text:p>
              </table:table-cell>
              <table:table-cell office:value-type="float" office:value="40.5499">
                <text:p>40.5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0313">
                <text:p>25.0313</text:p>
              </table:table-cell>
              <table:table-cell office:value-type="float" office:value="25.777798">
                <text:p>25.777798</text:p>
              </table:table-cell>
              <table:table-cell office:value-type="float" office:value="24.804901">
                <text:p>24.804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36797">
                <text:p>24.736797</text:p>
              </table:table-cell>
              <table:table-cell office:value-type="float" office:value="26.206701">
                <text:p>26.206701</text:p>
              </table:table-cell>
              <table:table-cell office:value-type="float" office:value="22.6974">
                <text:p>22.6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8219">
                <text:p>29.8219</text:p>
              </table:table-cell>
              <table:table-cell office:value-type="float" office:value="32.5936">
                <text:p>32.5936</text:p>
              </table:table-cell>
              <table:table-cell office:value-type="float" office:value="24.5201">
                <text:p>24.5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497902">
                <text:p>37.497902</text:p>
              </table:table-cell>
              <table:table-cell office:value-type="float" office:value="40.4259">
                <text:p>40.4259</text:p>
              </table:table-cell>
              <table:table-cell office:value-type="float" office:value="28.225">
                <text:p>28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315403">
                <text:p>43.315403</text:p>
              </table:table-cell>
              <table:table-cell office:value-type="float" office:value="45.6067">
                <text:p>45.6067</text:p>
              </table:table-cell>
              <table:table-cell office:value-type="float" office:value="31.8596">
                <text:p>31.8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184097">
                <text:p>45.184097</text:p>
              </table:table-cell>
              <table:table-cell office:value-type="float" office:value="48.6535">
                <text:p>48.6535</text:p>
              </table:table-cell>
              <table:table-cell office:value-type="float" office:value="33.9759">
                <text:p>33.9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13802">
                <text:p>46.713802</text:p>
              </table:table-cell>
              <table:table-cell office:value-type="float" office:value="52.812603">
                <text:p>52.812603</text:p>
              </table:table-cell>
              <table:table-cell office:value-type="float" office:value="35.7319">
                <text:p>35.7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0759">
                <text:p>49.0759</text:p>
              </table:table-cell>
              <table:table-cell office:value-type="float" office:value="57.907097">
                <text:p>57.907097</text:p>
              </table:table-cell>
              <table:table-cell office:value-type="float" office:value="37.513">
                <text:p>37.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622505">
                <text:p>51.622505</text:p>
              </table:table-cell>
              <table:table-cell office:value-type="float" office:value="62.8401">
                <text:p>62.8401</text:p>
              </table:table-cell>
              <table:table-cell office:value-type="float" office:value="39.985397">
                <text:p>39.985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801003">
                <text:p>53.801003</text:p>
              </table:table-cell>
              <table:table-cell office:value-type="float" office:value="65.6134">
                <text:p>65.6134</text:p>
              </table:table-cell>
              <table:table-cell office:value-type="float" office:value="42.5574">
                <text:p>42.5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410503">
                <text:p>55.410503</text:p>
              </table:table-cell>
              <table:table-cell office:value-type="float" office:value="67.3966">
                <text:p>67.3966</text:p>
              </table:table-cell>
              <table:table-cell office:value-type="float" office:value="45.472298">
                <text:p>45.472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3643">
                <text:p>56.3643</text:p>
              </table:table-cell>
              <table:table-cell office:value-type="float" office:value="68.9809">
                <text:p>68.9809</text:p>
              </table:table-cell>
              <table:table-cell office:value-type="float" office:value="48.8236">
                <text:p>48.8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492">
                <text:p>57.7492</text:p>
              </table:table-cell>
              <table:table-cell office:value-type="float" office:value="70.920204">
                <text:p>70.920204</text:p>
              </table:table-cell>
              <table:table-cell office:value-type="float" office:value="52.1917">
                <text:p>52.1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0607">
                <text:p>60.0607</text:p>
              </table:table-cell>
              <table:table-cell office:value-type="float" office:value="73.8775">
                <text:p>73.8775</text:p>
              </table:table-cell>
              <table:table-cell office:value-type="float" office:value="56.2295">
                <text:p>56.2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854298">
                <text:p>63.854298</text:p>
              </table:table-cell>
              <table:table-cell office:value-type="float" office:value="76.632095">
                <text:p>76.632095</text:p>
              </table:table-cell>
              <table:table-cell office:value-type="float" office:value="60.89561">
                <text:p>60.89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7342">
                <text:p>68.7342</text:p>
              </table:table-cell>
              <table:table-cell office:value-type="float" office:value="80.80299">
                <text:p>80.80299</text:p>
              </table:table-cell>
              <table:table-cell office:value-type="float" office:value="64.5289">
                <text:p>64.5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296196">
                <text:p>74.296196</text:p>
              </table:table-cell>
              <table:table-cell office:value-type="float" office:value="85.153305">
                <text:p>85.153305</text:p>
              </table:table-cell>
              <table:table-cell office:value-type="float" office:value="68.520096">
                <text:p>68.520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0984">
                <text:p>79.0984</text:p>
              </table:table-cell>
              <table:table-cell office:value-type="float" office:value="89.4877">
                <text:p>89.4877</text:p>
              </table:table-cell>
              <table:table-cell office:value-type="float" office:value="73.4308">
                <text:p>73.4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3356">
                <text:p>83.3356</text:p>
              </table:table-cell>
              <table:table-cell office:value-type="float" office:value="92.2285">
                <text:p>92.2285</text:p>
              </table:table-cell>
              <table:table-cell office:value-type="float" office:value="79.136604">
                <text:p>79.136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.97579">
                <text:p>88.97579</text:p>
              </table:table-cell>
              <table:table-cell office:value-type="float" office:value="94.46711">
                <text:p>94.46711</text:p>
              </table:table-cell>
              <table:table-cell office:value-type="float" office:value="84.59419">
                <text:p>84.59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571205">
                <text:p>95.571205</text:p>
              </table:table-cell>
              <table:table-cell office:value-type="float" office:value="96.5012">
                <text:p>96.5012</text:p>
              </table:table-cell>
              <table:table-cell office:value-type="float" office:value="90.7906">
                <text:p>90.7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33571">
                <text:p>101.33571</text:p>
              </table:table-cell>
              <table:table-cell office:value-type="float" office:value="99.186104">
                <text:p>99.186104</text:p>
              </table:table-cell>
              <table:table-cell office:value-type="float" office:value="98.988304">
                <text:p>98.988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.471695">
                <text:p>106.471695</text:p>
              </table:table-cell>
              <table:table-cell office:value-type="float" office:value="103.4824">
                <text:p>103.4824</text:p>
              </table:table-cell>
              <table:table-cell office:value-type="float" office:value="107.070496">
                <text:p>107.070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.892006">
                <text:p>111.892006</text:p>
              </table:table-cell>
              <table:table-cell office:value-type="float" office:value="110.6864">
                <text:p>110.6864</text:p>
              </table:table-cell>
              <table:table-cell office:value-type="float" office:value="115.6358">
                <text:p>115.6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.78359">
                <text:p>118.78359</text:p>
              </table:table-cell>
              <table:table-cell office:value-type="float" office:value="119.10179">
                <text:p>119.10179</text:p>
              </table:table-cell>
              <table:table-cell office:value-type="float" office:value="123.2464">
                <text:p>123.2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.57339">
                <text:p>125.57339</text:p>
              </table:table-cell>
              <table:table-cell office:value-type="float" office:value="128.67169">
                <text:p>128.67169</text:p>
              </table:table-cell>
              <table:table-cell office:value-type="float" office:value="130.18091">
                <text:p>130.18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.6273">
                <text:p>131.6273</text:p>
              </table:table-cell>
              <table:table-cell office:value-type="float" office:value="136.57559">
                <text:p>136.57559</text:p>
              </table:table-cell>
              <table:table-cell office:value-type="float" office:value="134.8076">
                <text:p>134.80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.9889">
                <text:p>139.9889</text:p>
              </table:table-cell>
              <table:table-cell office:value-type="float" office:value="143.0807">
                <text:p>143.0807</text:p>
              </table:table-cell>
              <table:table-cell office:value-type="float" office:value="143.2896">
                <text:p>143.2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.08101">
                <text:p>149.08101</text:p>
              </table:table-cell>
              <table:table-cell office:value-type="float" office:value="147.4582">
                <text:p>147.4582</text:p>
              </table:table-cell>
              <table:table-cell office:value-type="float" office:value="152.78409">
                <text:p>152.784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.6885">
                <text:p>159.6885</text:p>
              </table:table-cell>
              <table:table-cell office:value-type="float" office:value="153.6969">
                <text:p>153.6969</text:p>
              </table:table-cell>
              <table:table-cell office:value-type="float" office:value="158.4312">
                <text:p>158.4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.29561">
                <text:p>169.29561</text:p>
              </table:table-cell>
              <table:table-cell office:value-type="float" office:value="159.8553">
                <text:p>159.8553</text:p>
              </table:table-cell>
              <table:table-cell office:value-type="float" office:value="165.3948">
                <text:p>165.3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.7739">
                <text:p>177.7739</text:p>
              </table:table-cell>
              <table:table-cell office:value-type="float" office:value="165.6736">
                <text:p>165.6736</text:p>
              </table:table-cell>
              <table:table-cell office:value-type="float" office:value="171.97182">
                <text:p>171.97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6.4234">
                <text:p>186.4234</text:p>
              </table:table-cell>
              <table:table-cell office:value-type="float" office:value="172.03389">
                <text:p>172.03389</text:p>
              </table:table-cell>
              <table:table-cell office:value-type="float" office:value="177.3887">
                <text:p>177.3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4.6087">
                <text:p>194.6087</text:p>
              </table:table-cell>
              <table:table-cell office:value-type="float" office:value="178.84457">
                <text:p>178.84457</text:p>
              </table:table-cell>
              <table:table-cell office:value-type="float" office:value="183.7427">
                <text:p>183.7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.5394">
                <text:p>200.5394</text:p>
              </table:table-cell>
              <table:table-cell office:value-type="float" office:value="185.3457">
                <text:p>185.3457</text:p>
              </table:table-cell>
              <table:table-cell office:value-type="float" office:value="192.3714">
                <text:p>192.3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.58589">
                <text:p>206.58589</text:p>
              </table:table-cell>
              <table:table-cell office:value-type="float" office:value="188.5488">
                <text:p>188.5488</text:p>
              </table:table-cell>
              <table:table-cell office:value-type="float" office:value="196.61191">
                <text:p>196.61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4.4324">
                <text:p>214.4324</text:p>
              </table:table-cell>
              <table:table-cell office:value-type="float" office:value="192.18062">
                <text:p>192.18062</text:p>
              </table:table-cell>
              <table:table-cell office:value-type="float" office:value="195.7281">
                <text:p>195.7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.3066">
                <text:p>220.3066</text:p>
              </table:table-cell>
              <table:table-cell office:value-type="float" office:value="197.31">
                <text:p>197.31</text:p>
              </table:table-cell>
              <table:table-cell office:value-type="float" office:value="197.0014">
                <text:p>197.0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5.1846">
                <text:p>225.1846</text:p>
              </table:table-cell>
              <table:table-cell office:value-type="float" office:value="202.9001">
                <text:p>202.9001</text:p>
              </table:table-cell>
              <table:table-cell office:value-type="float" office:value="196.1213">
                <text:p>196.1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9.0303">
                <text:p>229.0303</text:p>
              </table:table-cell>
              <table:table-cell office:value-type="float" office:value="209.4174">
                <text:p>209.4174</text:p>
              </table:table-cell>
              <table:table-cell office:value-type="float" office:value="192.3647">
                <text:p>192.36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3.74683">
                <text:p>233.74683</text:p>
              </table:table-cell>
              <table:table-cell office:value-type="float" office:value="215.7802">
                <text:p>215.7802</text:p>
              </table:table-cell>
              <table:table-cell office:value-type="float" office:value="189.4333">
                <text:p>189.4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1.63643">
                <text:p>241.63643</text:p>
              </table:table-cell>
              <table:table-cell office:value-type="float" office:value="222.7648">
                <text:p>222.7648</text:p>
              </table:table-cell>
              <table:table-cell office:value-type="float" office:value="189.6281">
                <text:p>189.62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.42819">
                <text:p>250.42819</text:p>
              </table:table-cell>
              <table:table-cell office:value-type="float" office:value="230.5249">
                <text:p>230.5249</text:p>
              </table:table-cell>
              <table:table-cell office:value-type="float" office:value="193.99739">
                <text:p>193.99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3.9968">
                <text:p>253.9968</text:p>
              </table:table-cell>
              <table:table-cell office:value-type="float" office:value="238.3073">
                <text:p>238.3073</text:p>
              </table:table-cell>
              <table:table-cell office:value-type="float" office:value="200.6363">
                <text:p>200.6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.1101">
                <text:p>258.1101</text:p>
              </table:table-cell>
              <table:table-cell office:value-type="float" office:value="242.22998">
                <text:p>242.22998</text:p>
              </table:table-cell>
              <table:table-cell office:value-type="float" office:value="209.0842">
                <text:p>209.0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.0957">
                <text:p>263.0957</text:p>
              </table:table-cell>
              <table:table-cell office:value-type="float" office:value="244.7636">
                <text:p>244.7636</text:p>
              </table:table-cell>
              <table:table-cell office:value-type="float" office:value="218.96451">
                <text:p>218.96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6.7808">
                <text:p>266.7808</text:p>
              </table:table-cell>
              <table:table-cell office:value-type="float" office:value="247.40508">
                <text:p>247.40508</text:p>
              </table:table-cell>
              <table:table-cell office:value-type="float" office:value="228.5051">
                <text:p>228.5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6.04913">
                <text:p>266.04913</text:p>
              </table:table-cell>
              <table:table-cell office:value-type="float" office:value="250.0795">
                <text:p>250.0795</text:p>
              </table:table-cell>
              <table:table-cell office:value-type="float" office:value="233.98837">
                <text:p>233.98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6.5939">
                <text:p>266.5939</text:p>
              </table:table-cell>
              <table:table-cell office:value-type="float" office:value="254.67549">
                <text:p>254.67549</text:p>
              </table:table-cell>
              <table:table-cell office:value-type="float" office:value="237.29538">
                <text:p>237.2953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scientific-number number:decimal-places="0" number:min-integer-digits="1" number:min-exponent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449cm" svg:height="13.058cm" chart:class="chart:line" chart:style-name="ch1">
        <chart:legend chart:legend-position="end" svg:x="2.708cm" svg:y="0.48cm" chart:style-name="ch2"/>
        <chart:plot-area chart:style-name="ch3" table:cell-range-address="Sheet1.K596:Sheet1.K596 Sheet1.I598:Sheet1.I648 Sheet1.J758:Sheet1.J758 Sheet1.I760:Sheet1.I810 Sheet1.J812:Sheet1.J812 Sheet1.I814:Sheet1.I864" chart:data-source-has-labels="row" svg:x="0.454cm" svg:y="0.261cm" svg:width="15.641cm" svg:height="12.214cm">
          <chart:axis chart:dimension="x" chart:name="primary-x" chart:style-name="ch4">
            <chart:title svg:x="7.564cm" svg:y="12.173cm" chart:style-name="ch5">
              <text:p>Generaciones</text:p>
            </chart:title>
          </chart:axis>
          <chart:axis chart:dimension="y" chart:name="primary-y" chart:style-name="ch6">
            <chart:title svg:x="0.327cm" svg:y="7.018cm" chart:style-name="ch7">
              <text:p>Milisegundos</text:p>
            </chart:title>
            <chart:grid chart:style-name="ch8" chart:class="major"/>
          </chart:axis>
          <chart:series chart:style-name="ch9" chart:values-cell-range-address="Sheet1.I598:Sheet1.I648" chart:label-cell-address="Sheet1.K596:Sheet1.K596" chart:class="chart:line">
            <chart:data-point chart:repeated="51"/>
          </chart:series>
          <chart:series chart:style-name="ch10" chart:values-cell-range-address="Sheet1.I760:Sheet1.I810" chart:label-cell-address="Sheet1.J758:Sheet1.J758" chart:class="chart:line">
            <chart:data-point chart:repeated="51"/>
          </chart:series>
          <chart:series chart:style-name="ch11" chart:values-cell-range-address="Sheet1.I814:Sheet1.I864" chart:label-cell-address="Sheet1.J812:Sheet1.J812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6:Sheet1.K596">M=17</text:p>
              </table:table-cell>
              <table:table-cell office:value-type="string">
                <text:p text:id="Sheet1.J758:Sheet1.J758">M=30</text:p>
              </table:table-cell>
              <table:table-cell office:value-type="string">
                <text:p text:id="Sheet1.J812:Sheet1.J812">M=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I598:Sheet1.I648">0</text:p>
              </table:table-cell>
              <table:table-cell office:value-type="float" office:value="0">
                <text:p text:id="Sheet1.I760:Sheet1.I810">0</text:p>
              </table:table-cell>
              <table:table-cell office:value-type="float" office:value="0">
                <text:p text:id="Sheet1.I814:Sheet1.I86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900">
                <text:p>46900</text:p>
              </table:table-cell>
              <table:table-cell office:value-type="float" office:value="50000">
                <text:p>50000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0">
                <text:p>84000</text:p>
              </table:table-cell>
              <table:table-cell office:value-type="float" office:value="90000">
                <text:p>9000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500">
                <text:p>126500</text:p>
              </table:table-cell>
              <table:table-cell office:value-type="float" office:value="137000">
                <text:p>137000</text:p>
              </table:table-cell>
              <table:table-cell office:value-type="float" office:value="120700">
                <text:p>120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700">
                <text:p>192700</text:p>
              </table:table-cell>
              <table:table-cell office:value-type="float" office:value="210100">
                <text:p>210100</text:p>
              </table:table-cell>
              <table:table-cell office:value-type="float" office:value="162100">
                <text:p>162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900">
                <text:p>297900</text:p>
              </table:table-cell>
              <table:table-cell office:value-type="float" office:value="309000">
                <text:p>309000</text:p>
              </table:table-cell>
              <table:table-cell office:value-type="float" office:value="218500">
                <text:p>218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0800">
                <text:p>430800</text:p>
              </table:table-cell>
              <table:table-cell office:value-type="float" office:value="416600">
                <text:p>416600</text:p>
              </table:table-cell>
              <table:table-cell office:value-type="float" office:value="288900">
                <text:p>288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6200">
                <text:p>566200</text:p>
              </table:table-cell>
              <table:table-cell office:value-type="float" office:value="518400">
                <text:p>518400</text:p>
              </table:table-cell>
              <table:table-cell office:value-type="float" office:value="363800">
                <text:p>363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3800">
                <text:p>693800</text:p>
              </table:table-cell>
              <table:table-cell office:value-type="float" office:value="629600">
                <text:p>629600</text:p>
              </table:table-cell>
              <table:table-cell office:value-type="float" office:value="439400">
                <text:p>439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6700">
                <text:p>816700</text:p>
              </table:table-cell>
              <table:table-cell office:value-type="float" office:value="752600">
                <text:p>752600</text:p>
              </table:table-cell>
              <table:table-cell office:value-type="float" office:value="518600">
                <text:p>518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3200">
                <text:p>943200</text:p>
              </table:table-cell>
              <table:table-cell office:value-type="float" office:value="889300">
                <text:p>889300</text:p>
              </table:table-cell>
              <table:table-cell office:value-type="float" office:value="604300">
                <text:p>604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2500">
                <text:p>1072500</text:p>
              </table:table-cell>
              <table:table-cell office:value-type="float" office:value="1026900">
                <text:p>1026900</text:p>
              </table:table-cell>
              <table:table-cell office:value-type="float" office:value="697000">
                <text:p>69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3100">
                <text:p>1203100</text:p>
              </table:table-cell>
              <table:table-cell office:value-type="float" office:value="1162700">
                <text:p>1162700</text:p>
              </table:table-cell>
              <table:table-cell office:value-type="float" office:value="794700">
                <text:p>794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0500">
                <text:p>1330500</text:p>
              </table:table-cell>
              <table:table-cell office:value-type="float" office:value="1300600">
                <text:p>1300600</text:p>
              </table:table-cell>
              <table:table-cell office:value-type="float" office:value="897800">
                <text:p>897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3500">
                <text:p>1453500</text:p>
              </table:table-cell>
              <table:table-cell office:value-type="float" office:value="1439600">
                <text:p>1439600</text:p>
              </table:table-cell>
              <table:table-cell office:value-type="float" office:value="1003200">
                <text:p>1003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4700">
                <text:p>1574700</text:p>
              </table:table-cell>
              <table:table-cell office:value-type="float" office:value="1583700">
                <text:p>1583700</text:p>
              </table:table-cell>
              <table:table-cell office:value-type="float" office:value="1114200">
                <text:p>1114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8100">
                <text:p>1698100</text:p>
              </table:table-cell>
              <table:table-cell office:value-type="float" office:value="1728500">
                <text:p>1728500</text:p>
              </table:table-cell>
              <table:table-cell office:value-type="float" office:value="1231000">
                <text:p>123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4900">
                <text:p>1824900</text:p>
              </table:table-cell>
              <table:table-cell office:value-type="float" office:value="1877400">
                <text:p>1877400</text:p>
              </table:table-cell>
              <table:table-cell office:value-type="float" office:value="1354700">
                <text:p>1354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1200">
                <text:p>1951200</text:p>
              </table:table-cell>
              <table:table-cell office:value-type="float" office:value="2027700">
                <text:p>2027700</text:p>
              </table:table-cell>
              <table:table-cell office:value-type="float" office:value="1481300">
                <text:p>1481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8000">
                <text:p>2078000</text:p>
              </table:table-cell>
              <table:table-cell office:value-type="float" office:value="2174400">
                <text:p>2174400</text:p>
              </table:table-cell>
              <table:table-cell office:value-type="float" office:value="1609600">
                <text:p>16096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1600">
                <text:p>2201600</text:p>
              </table:table-cell>
              <table:table-cell office:value-type="float" office:value="2315000">
                <text:p>2315000</text:p>
              </table:table-cell>
              <table:table-cell office:value-type="float" office:value="1738500">
                <text:p>1738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29900">
                <text:p>2329900</text:p>
              </table:table-cell>
              <table:table-cell office:value-type="float" office:value="2448300">
                <text:p>2448300</text:p>
              </table:table-cell>
              <table:table-cell office:value-type="float" office:value="1868900">
                <text:p>18689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62100">
                <text:p>2462100</text:p>
              </table:table-cell>
              <table:table-cell office:value-type="float" office:value="2576800">
                <text:p>2576800</text:p>
              </table:table-cell>
              <table:table-cell office:value-type="float" office:value="2002200">
                <text:p>2002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97500">
                <text:p>2597500</text:p>
              </table:table-cell>
              <table:table-cell office:value-type="float" office:value="2703000">
                <text:p>2703000</text:p>
              </table:table-cell>
              <table:table-cell office:value-type="float" office:value="2141500">
                <text:p>214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1400">
                <text:p>2731400</text:p>
              </table:table-cell>
              <table:table-cell office:value-type="float" office:value="2828800">
                <text:p>2828800</text:p>
              </table:table-cell>
              <table:table-cell office:value-type="float" office:value="2285800">
                <text:p>2285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3800">
                <text:p>2863800</text:p>
              </table:table-cell>
              <table:table-cell office:value-type="float" office:value="2957300">
                <text:p>2957300</text:p>
              </table:table-cell>
              <table:table-cell office:value-type="float" office:value="2432600">
                <text:p>2432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7100">
                <text:p>2997100</text:p>
              </table:table-cell>
              <table:table-cell office:value-type="float" office:value="3086300">
                <text:p>3086300</text:p>
              </table:table-cell>
              <table:table-cell office:value-type="float" office:value="2581900">
                <text:p>2581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35000">
                <text:p>3135000</text:p>
              </table:table-cell>
              <table:table-cell office:value-type="float" office:value="3213700">
                <text:p>3213700</text:p>
              </table:table-cell>
              <table:table-cell office:value-type="float" office:value="2739100">
                <text:p>2739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5700">
                <text:p>3275700</text:p>
              </table:table-cell>
              <table:table-cell office:value-type="float" office:value="3341800">
                <text:p>3341800</text:p>
              </table:table-cell>
              <table:table-cell office:value-type="float" office:value="2905600">
                <text:p>2905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6100">
                <text:p>3416100</text:p>
              </table:table-cell>
              <table:table-cell office:value-type="float" office:value="3473700">
                <text:p>3473700</text:p>
              </table:table-cell>
              <table:table-cell office:value-type="float" office:value="3079500">
                <text:p>3079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61100">
                <text:p>3561100</text:p>
              </table:table-cell>
              <table:table-cell office:value-type="float" office:value="3608300">
                <text:p>3608300</text:p>
              </table:table-cell>
              <table:table-cell office:value-type="float" office:value="3265000">
                <text:p>326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9500">
                <text:p>3709500</text:p>
              </table:table-cell>
              <table:table-cell office:value-type="float" office:value="3747200">
                <text:p>3747200</text:p>
              </table:table-cell>
              <table:table-cell office:value-type="float" office:value="3458500">
                <text:p>3458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62500">
                <text:p>3862500</text:p>
              </table:table-cell>
              <table:table-cell office:value-type="float" office:value="3887300">
                <text:p>3887300</text:p>
              </table:table-cell>
              <table:table-cell office:value-type="float" office:value="3655200">
                <text:p>3655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23100">
                <text:p>4023100</text:p>
              </table:table-cell>
              <table:table-cell office:value-type="float" office:value="4031800">
                <text:p>4031800</text:p>
              </table:table-cell>
              <table:table-cell office:value-type="float" office:value="3855100">
                <text:p>3855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90400">
                <text:p>4190400</text:p>
              </table:table-cell>
              <table:table-cell office:value-type="float" office:value="4181500">
                <text:p>4181500</text:p>
              </table:table-cell>
              <table:table-cell office:value-type="float" office:value="4052700">
                <text:p>40527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63000">
                <text:p>4363000</text:p>
              </table:table-cell>
              <table:table-cell office:value-type="float" office:value="4334900">
                <text:p>4334900</text:p>
              </table:table-cell>
              <table:table-cell office:value-type="float" office:value="4244200">
                <text:p>4244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35200">
                <text:p>4535200</text:p>
              </table:table-cell>
              <table:table-cell office:value-type="float" office:value="4486800">
                <text:p>4486800</text:p>
              </table:table-cell>
              <table:table-cell office:value-type="float" office:value="4431700">
                <text:p>44317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9600">
                <text:p>4709600</text:p>
              </table:table-cell>
              <table:table-cell office:value-type="float" office:value="4641100">
                <text:p>4641100</text:p>
              </table:table-cell>
              <table:table-cell office:value-type="float" office:value="4614900">
                <text:p>4614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87700">
                <text:p>4887700</text:p>
              </table:table-cell>
              <table:table-cell office:value-type="float" office:value="4795700">
                <text:p>4795700</text:p>
              </table:table-cell>
              <table:table-cell office:value-type="float" office:value="4793100">
                <text:p>4793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69000">
                <text:p>5069000</text:p>
              </table:table-cell>
              <table:table-cell office:value-type="float" office:value="4952500">
                <text:p>4952500</text:p>
              </table:table-cell>
              <table:table-cell office:value-type="float" office:value="4968100">
                <text:p>4968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49300">
                <text:p>5249300</text:p>
              </table:table-cell>
              <table:table-cell office:value-type="float" office:value="5113200">
                <text:p>5113200</text:p>
              </table:table-cell>
              <table:table-cell office:value-type="float" office:value="5141200">
                <text:p>5141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28600">
                <text:p>5428600</text:p>
              </table:table-cell>
              <table:table-cell office:value-type="float" office:value="5275300">
                <text:p>5275300</text:p>
              </table:table-cell>
              <table:table-cell office:value-type="float" office:value="5312900">
                <text:p>53129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10200">
                <text:p>5610200</text:p>
              </table:table-cell>
              <table:table-cell office:value-type="float" office:value="5440200">
                <text:p>5440200</text:p>
              </table:table-cell>
              <table:table-cell office:value-type="float" office:value="5483700">
                <text:p>54837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97400">
                <text:p>5797400</text:p>
              </table:table-cell>
              <table:table-cell office:value-type="float" office:value="5607100">
                <text:p>5607100</text:p>
              </table:table-cell>
              <table:table-cell office:value-type="float" office:value="5653900">
                <text:p>56539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89700">
                <text:p>5989700</text:p>
              </table:table-cell>
              <table:table-cell office:value-type="float" office:value="5774600">
                <text:p>5774600</text:p>
              </table:table-cell>
              <table:table-cell office:value-type="float" office:value="5824600">
                <text:p>5824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79700">
                <text:p>6179700</text:p>
              </table:table-cell>
              <table:table-cell office:value-type="float" office:value="5944500">
                <text:p>5944500</text:p>
              </table:table-cell>
              <table:table-cell office:value-type="float" office:value="6000100">
                <text:p>6000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67900">
                <text:p>6367900</text:p>
              </table:table-cell>
              <table:table-cell office:value-type="float" office:value="6116500">
                <text:p>6116500</text:p>
              </table:table-cell>
              <table:table-cell office:value-type="float" office:value="6180600">
                <text:p>6180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58200">
                <text:p>6558200</text:p>
              </table:table-cell>
              <table:table-cell office:value-type="float" office:value="6294500">
                <text:p>6294500</text:p>
              </table:table-cell>
              <table:table-cell office:value-type="float" office:value="6370100">
                <text:p>6370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50800">
                <text:p>6750800</text:p>
              </table:table-cell>
              <table:table-cell office:value-type="float" office:value="6474800">
                <text:p>6474800</text:p>
              </table:table-cell>
              <table:table-cell office:value-type="float" office:value="6567400">
                <text:p>6567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43300">
                <text:p>6943300</text:p>
              </table:table-cell>
              <table:table-cell office:value-type="float" office:value="6656400">
                <text:p>6656400</text:p>
              </table:table-cell>
              <table:table-cell office:value-type="float" office:value="6768700">
                <text:p>67687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40700">
                <text:p>7140700</text:p>
              </table:table-cell>
              <table:table-cell office:value-type="float" office:value="6843100">
                <text:p>6843100</text:p>
              </table:table-cell>
              <table:table-cell office:value-type="float" office:value="6972200">
                <text:p>697220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548cm" svg:height="13.058cm" chart:class="chart:line" chart:style-name="ch1">
        <chart:legend chart:legend-position="end" svg:x="1.685cm" svg:y="0.432cm" chart:style-name="ch2"/>
        <chart:plot-area chart:style-name="ch3" table:cell-range-address="Sheet1.J866:Sheet1.J866 Sheet1.C868:Sheet1.C918 Sheet1.J920:Sheet1.J920 Sheet1.C922:Sheet1.C972 Sheet1.J974:Sheet1.J974 Sheet1.C976:Sheet1.C1026" chart:data-source-has-labels="row" svg:x="0.459cm" svg:y="0.261cm" svg:width="15.712cm" svg:height="12.214cm">
          <chart:axis chart:dimension="x" chart:name="primary-x" chart:style-name="ch4">
            <chart:title svg:x="7.605cm" svg:y="12.173cm" chart:style-name="ch5">
              <text:p>Generaciones</text:p>
            </chart:title>
          </chart:axis>
          <chart:axis chart:dimension="y" chart:name="primary-y" chart:style-name="ch6">
            <chart:title svg:x="0.33cm" svg:y="6.631cm" chart:style-name="ch7">
              <text:p>Calidad</text:p>
            </chart:title>
            <chart:grid chart:style-name="ch8" chart:class="major"/>
          </chart:axis>
          <chart:series chart:style-name="ch9" chart:values-cell-range-address="Sheet1.C868:Sheet1.C918" chart:label-cell-address="Sheet1.J866:Sheet1.J866" chart:class="chart:line">
            <chart:data-point chart:repeated="51"/>
          </chart:series>
          <chart:series chart:style-name="ch10" chart:values-cell-range-address="Sheet1.C922:Sheet1.C972" chart:label-cell-address="Sheet1.J920:Sheet1.J920" chart:class="chart:line">
            <chart:data-point chart:repeated="51"/>
          </chart:series>
          <chart:series chart:style-name="ch11" chart:values-cell-range-address="Sheet1.C976:Sheet1.C1026" chart:label-cell-address="Sheet1.J974:Sheet1.J974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866:Sheet1.J866">F=1</text:p>
              </table:table-cell>
              <table:table-cell office:value-type="string">
                <text:p text:id="Sheet1.J920:Sheet1.J920">F=2</text:p>
              </table:table-cell>
              <table:table-cell office:value-type="string">
                <text:p text:id="Sheet1.J974:Sheet1.J974">F=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02954">
                <text:p text:id="Sheet1.C868:Sheet1.C918">42.02954</text:p>
              </table:table-cell>
              <table:table-cell office:value-type="float" office:value="41.991875">
                <text:p text:id="Sheet1.C922:Sheet1.C972">41.991875</text:p>
              </table:table-cell>
              <table:table-cell office:value-type="float" office:value="42.04725">
                <text:p text:id="Sheet1.C976:Sheet1.C1026">42.047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531525">
                <text:p>46.531525</text:p>
              </table:table-cell>
              <table:table-cell office:value-type="float" office:value="46.212704">
                <text:p>46.212704</text:p>
              </table:table-cell>
              <table:table-cell office:value-type="float" office:value="46.42193">
                <text:p>46.42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514797">
                <text:p>50.514797</text:p>
              </table:table-cell>
              <table:table-cell office:value-type="float" office:value="49.33615">
                <text:p>49.33615</text:p>
              </table:table-cell>
              <table:table-cell office:value-type="float" office:value="49.14498">
                <text:p>49.14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88275">
                <text:p>53.88275</text:p>
              </table:table-cell>
              <table:table-cell office:value-type="float" office:value="49.59831">
                <text:p>49.59831</text:p>
              </table:table-cell>
              <table:table-cell office:value-type="float" office:value="48.962086">
                <text:p>48.962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1312">
                <text:p>55.11312</text:p>
              </table:table-cell>
              <table:table-cell office:value-type="float" office:value="48.926746">
                <text:p>48.926746</text:p>
              </table:table-cell>
              <table:table-cell office:value-type="float" office:value="47.945404">
                <text:p>47.945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758984">
                <text:p>54.758984</text:p>
              </table:table-cell>
              <table:table-cell office:value-type="float" office:value="49.01452">
                <text:p>49.01452</text:p>
              </table:table-cell>
              <table:table-cell office:value-type="float" office:value="47.712067">
                <text:p>47.712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295555">
                <text:p>54.295555</text:p>
              </table:table-cell>
              <table:table-cell office:value-type="float" office:value="49.276978">
                <text:p>49.276978</text:p>
              </table:table-cell>
              <table:table-cell office:value-type="float" office:value="47.782646">
                <text:p>47.782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36114">
                <text:p>54.036114</text:p>
              </table:table-cell>
              <table:table-cell office:value-type="float" office:value="49.567036">
                <text:p>49.567036</text:p>
              </table:table-cell>
              <table:table-cell office:value-type="float" office:value="48.525307">
                <text:p>48.525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389874">
                <text:p>54.389874</text:p>
              </table:table-cell>
              <table:table-cell office:value-type="float" office:value="49.565456">
                <text:p>49.565456</text:p>
              </table:table-cell>
              <table:table-cell office:value-type="float" office:value="49.270443">
                <text:p>49.270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3644">
                <text:p>54.3644</text:p>
              </table:table-cell>
              <table:table-cell office:value-type="float" office:value="50.022083">
                <text:p>50.022083</text:p>
              </table:table-cell>
              <table:table-cell office:value-type="float" office:value="50.430557">
                <text:p>50.430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36863">
                <text:p>54.36863</text:p>
              </table:table-cell>
              <table:table-cell office:value-type="float" office:value="50.622932">
                <text:p>50.622932</text:p>
              </table:table-cell>
              <table:table-cell office:value-type="float" office:value="51.67812">
                <text:p>51.67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886364">
                <text:p>54.886364</text:p>
              </table:table-cell>
              <table:table-cell office:value-type="float" office:value="51.28913">
                <text:p>51.28913</text:p>
              </table:table-cell>
              <table:table-cell office:value-type="float" office:value="52.50295">
                <text:p>52.50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24023">
                <text:p>55.924023</text:p>
              </table:table-cell>
              <table:table-cell office:value-type="float" office:value="51.952583">
                <text:p>51.952583</text:p>
              </table:table-cell>
              <table:table-cell office:value-type="float" office:value="52.54895">
                <text:p>52.54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92865">
                <text:p>56.92865</text:p>
              </table:table-cell>
              <table:table-cell office:value-type="float" office:value="52.79592">
                <text:p>52.79592</text:p>
              </table:table-cell>
              <table:table-cell office:value-type="float" office:value="52.40437">
                <text:p>52.40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571278">
                <text:p>57.571278</text:p>
              </table:table-cell>
              <table:table-cell office:value-type="float" office:value="53.9203">
                <text:p>53.9203</text:p>
              </table:table-cell>
              <table:table-cell office:value-type="float" office:value="52.713825">
                <text:p>52.7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54708">
                <text:p>58.54708</text:p>
              </table:table-cell>
              <table:table-cell office:value-type="float" office:value="55.25075">
                <text:p>55.25075</text:p>
              </table:table-cell>
              <table:table-cell office:value-type="float" office:value="53.11335">
                <text:p>53.11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09127">
                <text:p>60.09127</text:p>
              </table:table-cell>
              <table:table-cell office:value-type="float" office:value="57.070415">
                <text:p>57.070415</text:p>
              </table:table-cell>
              <table:table-cell office:value-type="float" office:value="53.54728">
                <text:p>53.54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985962">
                <text:p>61.985962</text:p>
              </table:table-cell>
              <table:table-cell office:value-type="float" office:value="58.663002">
                <text:p>58.663002</text:p>
              </table:table-cell>
              <table:table-cell office:value-type="float" office:value="54.574913">
                <text:p>54.574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512337">
                <text:p>63.512337</text:p>
              </table:table-cell>
              <table:table-cell office:value-type="float" office:value="60.27494">
                <text:p>60.27494</text:p>
              </table:table-cell>
              <table:table-cell office:value-type="float" office:value="55.58012">
                <text:p>55.58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17367">
                <text:p>65.17367</text:p>
              </table:table-cell>
              <table:table-cell office:value-type="float" office:value="61.70937">
                <text:p>61.70937</text:p>
              </table:table-cell>
              <table:table-cell office:value-type="float" office:value="56.342144">
                <text:p>56.342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93321">
                <text:p>66.93321</text:p>
              </table:table-cell>
              <table:table-cell office:value-type="float" office:value="63.026714">
                <text:p>63.026714</text:p>
              </table:table-cell>
              <table:table-cell office:value-type="float" office:value="56.555584">
                <text:p>56.555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69628">
                <text:p>67.69628</text:p>
              </table:table-cell>
              <table:table-cell office:value-type="float" office:value="64.35191">
                <text:p>64.35191</text:p>
              </table:table-cell>
              <table:table-cell office:value-type="float" office:value="56.186714">
                <text:p>56.186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181404">
                <text:p>68.181404</text:p>
              </table:table-cell>
              <table:table-cell office:value-type="float" office:value="65.401184">
                <text:p>65.401184</text:p>
              </table:table-cell>
              <table:table-cell office:value-type="float" office:value="56.215996">
                <text:p>56.215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97248">
                <text:p>68.97248</text:p>
              </table:table-cell>
              <table:table-cell office:value-type="float" office:value="66.39464">
                <text:p>66.39464</text:p>
              </table:table-cell>
              <table:table-cell office:value-type="float" office:value="56.32086">
                <text:p>56.32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83279">
                <text:p>69.83279</text:p>
              </table:table-cell>
              <table:table-cell office:value-type="float" office:value="67.127235">
                <text:p>67.127235</text:p>
              </table:table-cell>
              <table:table-cell office:value-type="float" office:value="56.424816">
                <text:p>56.424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09061">
                <text:p>71.09061</text:p>
              </table:table-cell>
              <table:table-cell office:value-type="float" office:value="67.446785">
                <text:p>67.446785</text:p>
              </table:table-cell>
              <table:table-cell office:value-type="float" office:value="56.313087">
                <text:p>56.313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91896">
                <text:p>71.91896</text:p>
              </table:table-cell>
              <table:table-cell office:value-type="float" office:value="67.6996">
                <text:p>67.6996</text:p>
              </table:table-cell>
              <table:table-cell office:value-type="float" office:value="55.969597">
                <text:p>55.969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081474">
                <text:p>73.081474</text:p>
              </table:table-cell>
              <table:table-cell office:value-type="float" office:value="68.83422">
                <text:p>68.83422</text:p>
              </table:table-cell>
              <table:table-cell office:value-type="float" office:value="56.044586">
                <text:p>56.044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596054">
                <text:p>73.596054</text:p>
              </table:table-cell>
              <table:table-cell office:value-type="float" office:value="70.11063">
                <text:p>70.11063</text:p>
              </table:table-cell>
              <table:table-cell office:value-type="float" office:value="56.52757">
                <text:p>56.5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.370575">
                <text:p>74.370575</text:p>
              </table:table-cell>
              <table:table-cell office:value-type="float" office:value="71.01179">
                <text:p>71.01179</text:p>
              </table:table-cell>
              <table:table-cell office:value-type="float" office:value="57.156464">
                <text:p>57.156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.15835">
                <text:p>75.15835</text:p>
              </table:table-cell>
              <table:table-cell office:value-type="float" office:value="71.44795">
                <text:p>71.44795</text:p>
              </table:table-cell>
              <table:table-cell office:value-type="float" office:value="57.930798">
                <text:p>57.930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.1772">
                <text:p>76.1772</text:p>
              </table:table-cell>
              <table:table-cell office:value-type="float" office:value="71.84072">
                <text:p>71.84072</text:p>
              </table:table-cell>
              <table:table-cell office:value-type="float" office:value="58.374096">
                <text:p>58.374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.86087">
                <text:p>76.86087</text:p>
              </table:table-cell>
              <table:table-cell office:value-type="float" office:value="71.86208">
                <text:p>71.86208</text:p>
              </table:table-cell>
              <table:table-cell office:value-type="float" office:value="58.54759">
                <text:p>58.54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.22902">
                <text:p>77.22902</text:p>
              </table:table-cell>
              <table:table-cell office:value-type="float" office:value="71.905876">
                <text:p>71.905876</text:p>
              </table:table-cell>
              <table:table-cell office:value-type="float" office:value="58.579212">
                <text:p>58.579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06758">
                <text:p>78.06758</text:p>
              </table:table-cell>
              <table:table-cell office:value-type="float" office:value="72.05629">
                <text:p>72.05629</text:p>
              </table:table-cell>
              <table:table-cell office:value-type="float" office:value="58.398853">
                <text:p>58.398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56063">
                <text:p>78.56063</text:p>
              </table:table-cell>
              <table:table-cell office:value-type="float" office:value="72.133545">
                <text:p>72.133545</text:p>
              </table:table-cell>
              <table:table-cell office:value-type="float" office:value="58.494488">
                <text:p>58.494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04872">
                <text:p>79.04872</text:p>
              </table:table-cell>
              <table:table-cell office:value-type="float" office:value="72.27964">
                <text:p>72.27964</text:p>
              </table:table-cell>
              <table:table-cell office:value-type="float" office:value="58.56358">
                <text:p>58.56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28495">
                <text:p>79.28495</text:p>
              </table:table-cell>
              <table:table-cell office:value-type="float" office:value="71.97617">
                <text:p>71.97617</text:p>
              </table:table-cell>
              <table:table-cell office:value-type="float" office:value="58.83188">
                <text:p>58.83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67732">
                <text:p>79.67732</text:p>
              </table:table-cell>
              <table:table-cell office:value-type="float" office:value="71.81773">
                <text:p>71.81773</text:p>
              </table:table-cell>
              <table:table-cell office:value-type="float" office:value="59.265606">
                <text:p>59.2656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96267">
                <text:p>79.96267</text:p>
              </table:table-cell>
              <table:table-cell office:value-type="float" office:value="72.54148">
                <text:p>72.54148</text:p>
              </table:table-cell>
              <table:table-cell office:value-type="float" office:value="59.758484">
                <text:p>59.758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47498">
                <text:p>80.47498</text:p>
              </table:table-cell>
              <table:table-cell office:value-type="float" office:value="73.29495">
                <text:p>73.29495</text:p>
              </table:table-cell>
              <table:table-cell office:value-type="float" office:value="59.597206">
                <text:p>59.597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.92949">
                <text:p>80.92949</text:p>
              </table:table-cell>
              <table:table-cell office:value-type="float" office:value="73.60295">
                <text:p>73.60295</text:p>
              </table:table-cell>
              <table:table-cell office:value-type="float" office:value="59.597523">
                <text:p>59.5975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.29471">
                <text:p>81.29471</text:p>
              </table:table-cell>
              <table:table-cell office:value-type="float" office:value="73.322914">
                <text:p>73.322914</text:p>
              </table:table-cell>
              <table:table-cell office:value-type="float" office:value="59.634033">
                <text:p>59.634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.82799">
                <text:p>81.82799</text:p>
              </table:table-cell>
              <table:table-cell office:value-type="float" office:value="73.542786">
                <text:p>73.542786</text:p>
              </table:table-cell>
              <table:table-cell office:value-type="float" office:value="59.602356">
                <text:p>59.602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.762856">
                <text:p>81.762856</text:p>
              </table:table-cell>
              <table:table-cell office:value-type="float" office:value="74.001564">
                <text:p>74.001564</text:p>
              </table:table-cell>
              <table:table-cell office:value-type="float" office:value="59.374474">
                <text:p>59.374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.35427">
                <text:p>82.35427</text:p>
              </table:table-cell>
              <table:table-cell office:value-type="float" office:value="74.251175">
                <text:p>74.251175</text:p>
              </table:table-cell>
              <table:table-cell office:value-type="float" office:value="59.33495">
                <text:p>59.33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.72713">
                <text:p>82.72713</text:p>
              </table:table-cell>
              <table:table-cell office:value-type="float" office:value="74.29024">
                <text:p>74.29024</text:p>
              </table:table-cell>
              <table:table-cell office:value-type="float" office:value="59.29735">
                <text:p>59.29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.03285">
                <text:p>83.03285</text:p>
              </table:table-cell>
              <table:table-cell office:value-type="float" office:value="74.48252">
                <text:p>74.48252</text:p>
              </table:table-cell>
              <table:table-cell office:value-type="float" office:value="59.25821">
                <text:p>59.25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126236">
                <text:p>83.126236</text:p>
              </table:table-cell>
              <table:table-cell office:value-type="float" office:value="74.96327">
                <text:p>74.96327</text:p>
              </table:table-cell>
              <table:table-cell office:value-type="float" office:value="59.36546">
                <text:p>59.365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.531845">
                <text:p>83.531845</text:p>
              </table:table-cell>
              <table:table-cell office:value-type="float" office:value="75.78329">
                <text:p>75.78329</text:p>
              </table:table-cell>
              <table:table-cell office:value-type="float" office:value="59.6632">
                <text:p>59.66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.688644">
                <text:p>83.688644</text:p>
              </table:table-cell>
              <table:table-cell office:value-type="float" office:value="75.87846">
                <text:p>75.87846</text:p>
              </table:table-cell>
              <table:table-cell office:value-type="float" office:value="59.918617">
                <text:p>59.91861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427cm" svg:height="13.058cm" chart:class="chart:line" chart:style-name="ch1">
        <chart:legend chart:legend-position="end" svg:x="1.703cm" svg:y="0.308cm" chart:style-name="ch2"/>
        <chart:plot-area chart:style-name="ch3" table:cell-range-address="Sheet1.J866:Sheet1.J866 Sheet1.F868:Sheet1.F918 Sheet1.J920:Sheet1.J920 Sheet1.F922:Sheet1.F972 Sheet1.J974:Sheet1.J974 Sheet1.F976:Sheet1.F1026" chart:data-source-has-labels="row" svg:x="0.311cm" svg:y="0.236cm" svg:width="15.81cm" svg:height="12.214cm">
          <chart:axis chart:dimension="x" chart:name="primary-x" chart:style-name="ch4">
            <chart:title svg:x="7.506cm" svg:y="12.148cm" chart:style-name="ch5">
              <text:p>Generaciones</text:p>
            </chart:title>
          </chart:axis>
          <chart:axis chart:dimension="y" chart:name="primary-y" chart:style-name="ch6">
            <chart:title svg:x="0.184cm" svg:y="6.606cm" chart:style-name="ch7">
              <text:p>Calidad</text:p>
            </chart:title>
            <chart:grid chart:style-name="ch8" chart:class="major"/>
          </chart:axis>
          <chart:series chart:style-name="ch9" chart:values-cell-range-address="Sheet1.F868:Sheet1.F918" chart:label-cell-address="Sheet1.J866:Sheet1.J866" chart:class="chart:line">
            <chart:data-point chart:repeated="51"/>
          </chart:series>
          <chart:series chart:style-name="ch10" chart:values-cell-range-address="Sheet1.F922:Sheet1.F972" chart:label-cell-address="Sheet1.J920:Sheet1.J920" chart:class="chart:line">
            <chart:data-point chart:repeated="51"/>
          </chart:series>
          <chart:series chart:style-name="ch11" chart:values-cell-range-address="Sheet1.F976:Sheet1.F1026" chart:label-cell-address="Sheet1.J974:Sheet1.J974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866:Sheet1.J866">F=1</text:p>
              </table:table-cell>
              <table:table-cell office:value-type="string">
                <text:p text:id="Sheet1.J920:Sheet1.J920">F=2</text:p>
              </table:table-cell>
              <table:table-cell office:value-type="string">
                <text:p text:id="Sheet1.J974:Sheet1.J974">F=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855354">
                <text:p text:id="Sheet1.F868:Sheet1.F918">52.855354</text:p>
              </table:table-cell>
              <table:table-cell office:value-type="float" office:value="55.590435">
                <text:p text:id="Sheet1.F922:Sheet1.F972">55.590435</text:p>
              </table:table-cell>
              <table:table-cell office:value-type="float" office:value="48.44123">
                <text:p text:id="Sheet1.F976:Sheet1.F1026">48.441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673347">
                <text:p>53.673347</text:p>
              </table:table-cell>
              <table:table-cell office:value-type="float" office:value="57.588154">
                <text:p>57.588154</text:p>
              </table:table-cell>
              <table:table-cell office:value-type="float" office:value="46.7164">
                <text:p>46.7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24886">
                <text:p>60.24886</text:p>
              </table:table-cell>
              <table:table-cell office:value-type="float" office:value="57.589977">
                <text:p>57.589977</text:p>
              </table:table-cell>
              <table:table-cell office:value-type="float" office:value="49.478924">
                <text:p>49.478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84043">
                <text:p>60.84043</text:p>
              </table:table-cell>
              <table:table-cell office:value-type="float" office:value="57.986786">
                <text:p>57.986786</text:p>
              </table:table-cell>
              <table:table-cell office:value-type="float" office:value="55.536102">
                <text:p>55.536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663322">
                <text:p>59.663322</text:p>
              </table:table-cell>
              <table:table-cell office:value-type="float" office:value="58.729156">
                <text:p>58.729156</text:p>
              </table:table-cell>
              <table:table-cell office:value-type="float" office:value="56.651134">
                <text:p>56.651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20968">
                <text:p>62.20968</text:p>
              </table:table-cell>
              <table:table-cell office:value-type="float" office:value="57.567314">
                <text:p>57.567314</text:p>
              </table:table-cell>
              <table:table-cell office:value-type="float" office:value="57.288605">
                <text:p>57.288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225395">
                <text:p>61.225395</text:p>
              </table:table-cell>
              <table:table-cell office:value-type="float" office:value="57.12904">
                <text:p>57.12904</text:p>
              </table:table-cell>
              <table:table-cell office:value-type="float" office:value="55.089638">
                <text:p>55.089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34419">
                <text:p>64.34419</text:p>
              </table:table-cell>
              <table:table-cell office:value-type="float" office:value="60.19454">
                <text:p>60.19454</text:p>
              </table:table-cell>
              <table:table-cell office:value-type="float" office:value="54.962757">
                <text:p>54.962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51652">
                <text:p>65.51652</text:p>
              </table:table-cell>
              <table:table-cell office:value-type="float" office:value="59.520958">
                <text:p>59.520958</text:p>
              </table:table-cell>
              <table:table-cell office:value-type="float" office:value="55.851818">
                <text:p>55.85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049194">
                <text:p>68.049194</text:p>
              </table:table-cell>
              <table:table-cell office:value-type="float" office:value="62.446697">
                <text:p>62.446697</text:p>
              </table:table-cell>
              <table:table-cell office:value-type="float" office:value="54.84248">
                <text:p>54.84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18257">
                <text:p>68.18257</text:p>
              </table:table-cell>
              <table:table-cell office:value-type="float" office:value="64.30888">
                <text:p>64.30888</text:p>
              </table:table-cell>
              <table:table-cell office:value-type="float" office:value="54.469475">
                <text:p>54.469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6401">
                <text:p>70.6401</text:p>
              </table:table-cell>
              <table:table-cell office:value-type="float" office:value="65.4131">
                <text:p>65.4131</text:p>
              </table:table-cell>
              <table:table-cell office:value-type="float" office:value="57.819702">
                <text:p>57.819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78258">
                <text:p>68.78258</text:p>
              </table:table-cell>
              <table:table-cell office:value-type="float" office:value="66.84294">
                <text:p>66.84294</text:p>
              </table:table-cell>
              <table:table-cell office:value-type="float" office:value="59.661613">
                <text:p>59.661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07164">
                <text:p>71.07164</text:p>
              </table:table-cell>
              <table:table-cell office:value-type="float" office:value="72.14636">
                <text:p>72.14636</text:p>
              </table:table-cell>
              <table:table-cell office:value-type="float" office:value="59.938953">
                <text:p>59.938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83919">
                <text:p>74.83919</text:p>
              </table:table-cell>
              <table:table-cell office:value-type="float" office:value="71.253525">
                <text:p>71.253525</text:p>
              </table:table-cell>
              <table:table-cell office:value-type="float" office:value="58.554443">
                <text:p>58.554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0877">
                <text:p>74.70877</text:p>
              </table:table-cell>
              <table:table-cell office:value-type="float" office:value="72.729614">
                <text:p>72.729614</text:p>
              </table:table-cell>
              <table:table-cell office:value-type="float" office:value="57.933144">
                <text:p>57.933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.85569">
                <text:p>75.85569</text:p>
              </table:table-cell>
              <table:table-cell office:value-type="float" office:value="72.35844">
                <text:p>72.35844</text:p>
              </table:table-cell>
              <table:table-cell office:value-type="float" office:value="62.139862">
                <text:p>62.139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2697">
                <text:p>76.2697</text:p>
              </table:table-cell>
              <table:table-cell office:value-type="float" office:value="70.22015">
                <text:p>70.22015</text:p>
              </table:table-cell>
              <table:table-cell office:value-type="float" office:value="60.120502">
                <text:p>60.120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779045">
                <text:p>77.779045</text:p>
              </table:table-cell>
              <table:table-cell office:value-type="float" office:value="71.62984">
                <text:p>71.62984</text:p>
              </table:table-cell>
              <table:table-cell office:value-type="float" office:value="59.626198">
                <text:p>59.626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9828">
                <text:p>78.9828</text:p>
              </table:table-cell>
              <table:table-cell office:value-type="float" office:value="71.39544">
                <text:p>71.39544</text:p>
              </table:table-cell>
              <table:table-cell office:value-type="float" office:value="60.310814">
                <text:p>60.3108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27199">
                <text:p>79.27199</text:p>
              </table:table-cell>
              <table:table-cell office:value-type="float" office:value="76.0754">
                <text:p>76.0754</text:p>
              </table:table-cell>
              <table:table-cell office:value-type="float" office:value="59.378807">
                <text:p>59.378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38815">
                <text:p>81.38815</text:p>
              </table:table-cell>
              <table:table-cell office:value-type="float" office:value="76.429276">
                <text:p>76.429276</text:p>
              </table:table-cell>
              <table:table-cell office:value-type="float" office:value="59.908195">
                <text:p>59.908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19066">
                <text:p>80.19066</text:p>
              </table:table-cell>
              <table:table-cell office:value-type="float" office:value="75.150566">
                <text:p>75.150566</text:p>
              </table:table-cell>
              <table:table-cell office:value-type="float" office:value="60.186108">
                <text:p>60.186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.32735">
                <text:p>80.32735</text:p>
              </table:table-cell>
              <table:table-cell office:value-type="float" office:value="76.0508">
                <text:p>76.0508</text:p>
              </table:table-cell>
              <table:table-cell office:value-type="float" office:value="61.67745">
                <text:p>61.67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081665">
                <text:p>81.081665</text:p>
              </table:table-cell>
              <table:table-cell office:value-type="float" office:value="75.80535">
                <text:p>75.80535</text:p>
              </table:table-cell>
              <table:table-cell office:value-type="float" office:value="63.806602">
                <text:p>63.806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.61538">
                <text:p>82.61538</text:p>
              </table:table-cell>
              <table:table-cell office:value-type="float" office:value="77.46423">
                <text:p>77.46423</text:p>
              </table:table-cell>
              <table:table-cell office:value-type="float" office:value="60.77141">
                <text:p>60.77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09111">
                <text:p>84.09111</text:p>
              </table:table-cell>
              <table:table-cell office:value-type="float" office:value="77.435646">
                <text:p>77.435646</text:p>
              </table:table-cell>
              <table:table-cell office:value-type="float" office:value="60.684742">
                <text:p>60.684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.842026">
                <text:p>83.842026</text:p>
              </table:table-cell>
              <table:table-cell office:value-type="float" office:value="77.42164">
                <text:p>77.42164</text:p>
              </table:table-cell>
              <table:table-cell office:value-type="float" office:value="60.80432">
                <text:p>60.80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.96583">
                <text:p>84.96583</text:p>
              </table:table-cell>
              <table:table-cell office:value-type="float" office:value="76.84111">
                <text:p>76.84111</text:p>
              </table:table-cell>
              <table:table-cell office:value-type="float" office:value="61.250683">
                <text:p>61.250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.48839">
                <text:p>85.48839</text:p>
              </table:table-cell>
              <table:table-cell office:value-type="float" office:value="76.59465">
                <text:p>76.59465</text:p>
              </table:table-cell>
              <table:table-cell office:value-type="float" office:value="60.78246">
                <text:p>60.78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.171295">
                <text:p>86.171295</text:p>
              </table:table-cell>
              <table:table-cell office:value-type="float" office:value="76.58452">
                <text:p>76.58452</text:p>
              </table:table-cell>
              <table:table-cell office:value-type="float" office:value="62.47163">
                <text:p>62.47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.85798">
                <text:p>85.85798</text:p>
              </table:table-cell>
              <table:table-cell office:value-type="float" office:value="76.65809">
                <text:p>76.65809</text:p>
              </table:table-cell>
              <table:table-cell office:value-type="float" office:value="63.61503">
                <text:p>63.61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.48064">
                <text:p>86.48064</text:p>
              </table:table-cell>
              <table:table-cell office:value-type="float" office:value="76.65809">
                <text:p>76.65809</text:p>
              </table:table-cell>
              <table:table-cell office:value-type="float" office:value="61.909557">
                <text:p>61.909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.87825">
                <text:p>85.87825</text:p>
              </table:table-cell>
              <table:table-cell office:value-type="float" office:value="79.562416">
                <text:p>79.562416</text:p>
              </table:table-cell>
              <table:table-cell office:value-type="float" office:value="64.44704">
                <text:p>64.44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.46857">
                <text:p>85.46857</text:p>
              </table:table-cell>
              <table:table-cell office:value-type="float" office:value="79.80456">
                <text:p>79.80456</text:p>
              </table:table-cell>
              <table:table-cell office:value-type="float" office:value="64.055466">
                <text:p>64.055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.672325">
                <text:p>86.672325</text:p>
              </table:table-cell>
              <table:table-cell office:value-type="float" office:value="77.82414">
                <text:p>77.82414</text:p>
              </table:table-cell>
              <table:table-cell office:value-type="float" office:value="64.08543">
                <text:p>64.08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.596695">
                <text:p>86.596695</text:p>
              </table:table-cell>
              <table:table-cell office:value-type="float" office:value="80.191795">
                <text:p>80.191795</text:p>
              </table:table-cell>
              <table:table-cell office:value-type="float" office:value="64.13451">
                <text:p>64.13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62085">
                <text:p>87.62085</text:p>
              </table:table-cell>
              <table:table-cell office:value-type="float" office:value="77.95957">
                <text:p>77.95957</text:p>
              </table:table-cell>
              <table:table-cell office:value-type="float" office:value="63.607056">
                <text:p>63.607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.35171">
                <text:p>88.35171</text:p>
              </table:table-cell>
              <table:table-cell office:value-type="float" office:value="77.95957">
                <text:p>77.95957</text:p>
              </table:table-cell>
              <table:table-cell office:value-type="float" office:value="61.253418">
                <text:p>61.253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.80785">
                <text:p>88.80785</text:p>
              </table:table-cell>
              <table:table-cell office:value-type="float" office:value="80.39555">
                <text:p>80.39555</text:p>
              </table:table-cell>
              <table:table-cell office:value-type="float" office:value="63.27882">
                <text:p>63.278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.48724">
                <text:p>89.48724</text:p>
              </table:table-cell>
              <table:table-cell office:value-type="float" office:value="79.84385">
                <text:p>79.84385</text:p>
              </table:table-cell>
              <table:table-cell office:value-type="float" office:value="63.48109">
                <text:p>63.481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619705">
                <text:p>89.619705</text:p>
              </table:table-cell>
              <table:table-cell office:value-type="float" office:value="80.43406">
                <text:p>80.43406</text:p>
              </table:table-cell>
              <table:table-cell office:value-type="float" office:value="63.54955">
                <text:p>63.549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.248184">
                <text:p>89.248184</text:p>
              </table:table-cell>
              <table:table-cell office:value-type="float" office:value="80.03986">
                <text:p>80.03986</text:p>
              </table:table-cell>
              <table:table-cell office:value-type="float" office:value="63.46891">
                <text:p>63.468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.76139">
                <text:p>89.76139</text:p>
              </table:table-cell>
              <table:table-cell office:value-type="float" office:value="80.05877">
                <text:p>80.05877</text:p>
              </table:table-cell>
              <table:table-cell office:value-type="float" office:value="63.19613">
                <text:p>63.19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72061">
                <text:p>89.72061</text:p>
              </table:table-cell>
              <table:table-cell office:value-type="float" office:value="81.47107">
                <text:p>81.47107</text:p>
              </table:table-cell>
              <table:table-cell office:value-type="float" office:value="65.02267">
                <text:p>65.022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.693855">
                <text:p>89.693855</text:p>
              </table:table-cell>
              <table:table-cell office:value-type="float" office:value="81.38235">
                <text:p>81.38235</text:p>
              </table:table-cell>
              <table:table-cell office:value-type="float" office:value="65.10535">
                <text:p>65.105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.925285">
                <text:p>89.925285</text:p>
              </table:table-cell>
              <table:table-cell office:value-type="float" office:value="81.5934">
                <text:p>81.5934</text:p>
              </table:table-cell>
              <table:table-cell office:value-type="float" office:value="64.8246">
                <text:p>64.8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.961845">
                <text:p>89.961845</text:p>
              </table:table-cell>
              <table:table-cell office:value-type="float" office:value="81.701706">
                <text:p>81.701706</text:p>
              </table:table-cell>
              <table:table-cell office:value-type="float" office:value="64.38463">
                <text:p>64.38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14601">
                <text:p>90.14601</text:p>
              </table:table-cell>
              <table:table-cell office:value-type="float" office:value="81.91139">
                <text:p>81.91139</text:p>
              </table:table-cell>
              <table:table-cell office:value-type="float" office:value="64.54419">
                <text:p>64.54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.51311">
                <text:p>90.51311</text:p>
              </table:table-cell>
              <table:table-cell office:value-type="float" office:value="82.016624">
                <text:p>82.016624</text:p>
              </table:table-cell>
              <table:table-cell office:value-type="float" office:value="64.54283">
                <text:p>64.54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.52995">
                <text:p>90.52995</text:p>
              </table:table-cell>
              <table:table-cell office:value-type="float" office:value="82.26777">
                <text:p>82.26777</text:p>
              </table:table-cell>
              <table:table-cell office:value-type="float" office:value="64.58156">
                <text:p>64.5815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537cm" svg:height="13.058cm" chart:class="chart:line" chart:style-name="ch1">
        <chart:legend chart:legend-position="end" svg:x="1.942cm" svg:y="0.478cm" chart:style-name="ch2"/>
        <chart:plot-area chart:style-name="ch3" table:cell-range-address="Sheet1.J866:Sheet1.J866 Sheet1.D868:Sheet1.D918 Sheet1.J920:Sheet1.J920 Sheet1.D922:Sheet1.D972 Sheet1.J974:Sheet1.J974 Sheet1.D976:Sheet1.D1026" chart:data-source-has-labels="row" svg:x="0.457cm" svg:y="0.261cm" svg:width="15.844cm" svg:height="12.214cm">
          <chart:axis chart:dimension="x" chart:name="primary-x" chart:style-name="ch4">
            <chart:title svg:x="7.669cm" svg:y="12.173cm" chart:style-name="ch5">
              <text:p>Generaciones</text:p>
            </chart:title>
          </chart:axis>
          <chart:axis chart:dimension="y" chart:name="primary-y" chart:style-name="ch6">
            <chart:title svg:x="0.328cm" svg:y="7.151cm" chart:style-name="ch7">
              <text:p>Número Nodos</text:p>
            </chart:title>
            <chart:grid chart:style-name="ch8" chart:class="major"/>
          </chart:axis>
          <chart:series chart:style-name="ch9" chart:values-cell-range-address="Sheet1.D868:Sheet1.D918" chart:label-cell-address="Sheet1.J866:Sheet1.J866" chart:class="chart:line">
            <chart:data-point chart:repeated="51"/>
          </chart:series>
          <chart:series chart:style-name="ch10" chart:values-cell-range-address="Sheet1.D922:Sheet1.D972" chart:label-cell-address="Sheet1.J920:Sheet1.J920" chart:class="chart:line">
            <chart:data-point chart:repeated="51"/>
          </chart:series>
          <chart:series chart:style-name="ch11" chart:values-cell-range-address="Sheet1.D976:Sheet1.D1026" chart:label-cell-address="Sheet1.J974:Sheet1.J974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866:Sheet1.J866">F=1</text:p>
              </table:table-cell>
              <table:table-cell office:value-type="string">
                <text:p text:id="Sheet1.J920:Sheet1.J920">F=2</text:p>
              </table:table-cell>
              <table:table-cell office:value-type="string">
                <text:p text:id="Sheet1.J974:Sheet1.J974">F=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.60919">
                <text:p text:id="Sheet1.D868:Sheet1.D918">108.60919</text:p>
              </table:table-cell>
              <table:table-cell office:value-type="float" office:value="108.3693">
                <text:p text:id="Sheet1.D922:Sheet1.D972">108.3693</text:p>
              </table:table-cell>
              <table:table-cell office:value-type="float" office:value="108.2249">
                <text:p text:id="Sheet1.D976:Sheet1.D1026">108.22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332203">
                <text:p>38.332203</text:p>
              </table:table-cell>
              <table:table-cell office:value-type="float" office:value="39.0713">
                <text:p>39.0713</text:p>
              </table:table-cell>
              <table:table-cell office:value-type="float" office:value="38.3393">
                <text:p>38.3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736198">
                <text:p>22.736198</text:p>
              </table:table-cell>
              <table:table-cell office:value-type="float" office:value="24.679302">
                <text:p>24.679302</text:p>
              </table:table-cell>
              <table:table-cell office:value-type="float" office:value="25.2331">
                <text:p>25.2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7285">
                <text:p>17.7285</text:p>
              </table:table-cell>
              <table:table-cell office:value-type="float" office:value="23.305502">
                <text:p>23.305502</text:p>
              </table:table-cell>
              <table:table-cell office:value-type="float" office:value="25.171999">
                <text:p>25.171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06">
                <text:p>17.206</text:p>
              </table:table-cell>
              <table:table-cell office:value-type="float" office:value="24.539999">
                <text:p>24.539999</text:p>
              </table:table-cell>
              <table:table-cell office:value-type="float" office:value="29.442501">
                <text:p>29.442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788599">
                <text:p>21.788599</text:p>
              </table:table-cell>
              <table:table-cell office:value-type="float" office:value="28.111599">
                <text:p>28.111599</text:p>
              </table:table-cell>
              <table:table-cell office:value-type="float" office:value="34.4966">
                <text:p>34.4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3346">
                <text:p>27.3346</text:p>
              </table:table-cell>
              <table:table-cell office:value-type="float" office:value="32.359997">
                <text:p>32.359997</text:p>
              </table:table-cell>
              <table:table-cell office:value-type="float" office:value="38.547802">
                <text:p>38.547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280499">
                <text:p>31.280499</text:p>
              </table:table-cell>
              <table:table-cell office:value-type="float" office:value="34.942898">
                <text:p>34.942898</text:p>
              </table:table-cell>
              <table:table-cell office:value-type="float" office:value="40.0984">
                <text:p>40.0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581097">
                <text:p>33.581097</text:p>
              </table:table-cell>
              <table:table-cell office:value-type="float" office:value="35.7753">
                <text:p>35.7753</text:p>
              </table:table-cell>
              <table:table-cell office:value-type="float" office:value="40.549297">
                <text:p>40.549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464897">
                <text:p>36.464897</text:p>
              </table:table-cell>
              <table:table-cell office:value-type="float" office:value="36.3918">
                <text:p>36.3918</text:p>
              </table:table-cell>
              <table:table-cell office:value-type="float" office:value="42.761898">
                <text:p>42.761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4321">
                <text:p>40.4321</text:p>
              </table:table-cell>
              <table:table-cell office:value-type="float" office:value="37.5479">
                <text:p>37.5479</text:p>
              </table:table-cell>
              <table:table-cell office:value-type="float" office:value="44.8353">
                <text:p>44.8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870296">
                <text:p>43.870296</text:p>
              </table:table-cell>
              <table:table-cell office:value-type="float" office:value="38.784203">
                <text:p>38.784203</text:p>
              </table:table-cell>
              <table:table-cell office:value-type="float" office:value="45.6898">
                <text:p>45.6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.612495">
                <text:p>46.612495</text:p>
              </table:table-cell>
              <table:table-cell office:value-type="float" office:value="39.870697">
                <text:p>39.870697</text:p>
              </table:table-cell>
              <table:table-cell office:value-type="float" office:value="46.1201">
                <text:p>46.1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7456">
                <text:p>49.7456</text:p>
              </table:table-cell>
              <table:table-cell office:value-type="float" office:value="42.3473">
                <text:p>42.3473</text:p>
              </table:table-cell>
              <table:table-cell office:value-type="float" office:value="47.168697">
                <text:p>47.168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145">
                <text:p>54.7145</text:p>
              </table:table-cell>
              <table:table-cell office:value-type="float" office:value="45.8354">
                <text:p>45.8354</text:p>
              </table:table-cell>
              <table:table-cell office:value-type="float" office:value="48.5653">
                <text:p>48.5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652405">
                <text:p>59.652405</text:p>
              </table:table-cell>
              <table:table-cell office:value-type="float" office:value="49.371403">
                <text:p>49.371403</text:p>
              </table:table-cell>
              <table:table-cell office:value-type="float" office:value="49.515896">
                <text:p>49.515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901">
                <text:p>63.901</text:p>
              </table:table-cell>
              <table:table-cell office:value-type="float" office:value="53.259804">
                <text:p>53.259804</text:p>
              </table:table-cell>
              <table:table-cell office:value-type="float" office:value="50.893803">
                <text:p>50.893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5076">
                <text:p>67.5076</text:p>
              </table:table-cell>
              <table:table-cell office:value-type="float" office:value="57.5532">
                <text:p>57.5532</text:p>
              </table:table-cell>
              <table:table-cell office:value-type="float" office:value="52.1019">
                <text:p>52.1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9774">
                <text:p>71.9774</text:p>
              </table:table-cell>
              <table:table-cell office:value-type="float" office:value="61.4203">
                <text:p>61.4203</text:p>
              </table:table-cell>
              <table:table-cell office:value-type="float" office:value="53.440002">
                <text:p>53.44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04671">
                <text:p>79.04671</text:p>
              </table:table-cell>
              <table:table-cell office:value-type="float" office:value="64.9362">
                <text:p>64.9362</text:p>
              </table:table-cell>
              <table:table-cell office:value-type="float" office:value="55.489098">
                <text:p>55.489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.29189">
                <text:p>87.29189</text:p>
              </table:table-cell>
              <table:table-cell office:value-type="float" office:value="68.654305">
                <text:p>68.654305</text:p>
              </table:table-cell>
              <table:table-cell office:value-type="float" office:value="58.3339">
                <text:p>58.3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.2968">
                <text:p>94.2968</text:p>
              </table:table-cell>
              <table:table-cell office:value-type="float" office:value="72.510704">
                <text:p>72.510704</text:p>
              </table:table-cell>
              <table:table-cell office:value-type="float" office:value="61.990196">
                <text:p>61.990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.2863">
                <text:p>98.2863</text:p>
              </table:table-cell>
              <table:table-cell office:value-type="float" office:value="75.6904">
                <text:p>75.6904</text:p>
              </table:table-cell>
              <table:table-cell office:value-type="float" office:value="66.6062">
                <text:p>66.6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.717606">
                <text:p>103.717606</text:p>
              </table:table-cell>
              <table:table-cell office:value-type="float" office:value="78.59971">
                <text:p>78.59971</text:p>
              </table:table-cell>
              <table:table-cell office:value-type="float" office:value="71.666405">
                <text:p>71.666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.472206">
                <text:p>111.472206</text:p>
              </table:table-cell>
              <table:table-cell office:value-type="float" office:value="82.661095">
                <text:p>82.661095</text:p>
              </table:table-cell>
              <table:table-cell office:value-type="float" office:value="76.963394">
                <text:p>76.963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.3445">
                <text:p>124.3445</text:p>
              </table:table-cell>
              <table:table-cell office:value-type="float" office:value="87.620804">
                <text:p>87.620804</text:p>
              </table:table-cell>
              <table:table-cell office:value-type="float" office:value="82.5972">
                <text:p>82.5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.39641">
                <text:p>133.39641</text:p>
              </table:table-cell>
              <table:table-cell office:value-type="float" office:value="92.939804">
                <text:p>92.939804</text:p>
              </table:table-cell>
              <table:table-cell office:value-type="float" office:value="87.202">
                <text:p>87.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.75">
                <text:p>134.75</text:p>
              </table:table-cell>
              <table:table-cell office:value-type="float" office:value="98.33879">
                <text:p>98.33879</text:p>
              </table:table-cell>
              <table:table-cell office:value-type="float" office:value="90.9638">
                <text:p>90.9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39499">
                <text:p>134.39499</text:p>
              </table:table-cell>
              <table:table-cell office:value-type="float" office:value="104.7442">
                <text:p>104.7442</text:p>
              </table:table-cell>
              <table:table-cell office:value-type="float" office:value="95.382095">
                <text:p>95.382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54169">
                <text:p>137.54169</text:p>
              </table:table-cell>
              <table:table-cell office:value-type="float" office:value="110.4838">
                <text:p>110.4838</text:p>
              </table:table-cell>
              <table:table-cell office:value-type="float" office:value="104.79201">
                <text:p>104.79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5.03699">
                <text:p>145.03699</text:p>
              </table:table-cell>
              <table:table-cell office:value-type="float" office:value="116.1843">
                <text:p>116.1843</text:p>
              </table:table-cell>
              <table:table-cell office:value-type="float" office:value="117.2755">
                <text:p>117.2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.4418">
                <text:p>156.4418</text:p>
              </table:table-cell>
              <table:table-cell office:value-type="float" office:value="119.71439">
                <text:p>119.71439</text:p>
              </table:table-cell>
              <table:table-cell office:value-type="float" office:value="129.5943">
                <text:p>129.59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.4994">
                <text:p>162.4994</text:p>
              </table:table-cell>
              <table:table-cell office:value-type="float" office:value="121.5233">
                <text:p>121.5233</text:p>
              </table:table-cell>
              <table:table-cell office:value-type="float" office:value="137.8045">
                <text:p>137.8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07549">
                <text:p>170.07549</text:p>
              </table:table-cell>
              <table:table-cell office:value-type="float" office:value="122.8207">
                <text:p>122.8207</text:p>
              </table:table-cell>
              <table:table-cell office:value-type="float" office:value="145.9073">
                <text:p>145.9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.8898">
                <text:p>179.8898</text:p>
              </table:table-cell>
              <table:table-cell office:value-type="float" office:value="124.30361">
                <text:p>124.30361</text:p>
              </table:table-cell>
              <table:table-cell office:value-type="float" office:value="152.6265">
                <text:p>152.62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6.76302">
                <text:p>186.76302</text:p>
              </table:table-cell>
              <table:table-cell office:value-type="float" office:value="127.59711">
                <text:p>127.59711</text:p>
              </table:table-cell>
              <table:table-cell office:value-type="float" office:value="150.96461">
                <text:p>150.96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.6417">
                <text:p>200.6417</text:p>
              </table:table-cell>
              <table:table-cell office:value-type="float" office:value="130.79701">
                <text:p>130.79701</text:p>
              </table:table-cell>
              <table:table-cell office:value-type="float" office:value="151.6348">
                <text:p>151.6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.45491">
                <text:p>212.45491</text:p>
              </table:table-cell>
              <table:table-cell office:value-type="float" office:value="136.966">
                <text:p>136.966</text:p>
              </table:table-cell>
              <table:table-cell office:value-type="float" office:value="157.6539">
                <text:p>157.6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3.35893">
                <text:p>223.35893</text:p>
              </table:table-cell>
              <table:table-cell office:value-type="float" office:value="149.8484">
                <text:p>149.8484</text:p>
              </table:table-cell>
              <table:table-cell office:value-type="float" office:value="176.03671">
                <text:p>176.036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4.76941">
                <text:p>234.76941</text:p>
              </table:table-cell>
              <table:table-cell office:value-type="float" office:value="164.43">
                <text:p>164.43</text:p>
              </table:table-cell>
              <table:table-cell office:value-type="float" office:value="191.39769">
                <text:p>191.39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5.6335">
                <text:p>245.6335</text:p>
              </table:table-cell>
              <table:table-cell office:value-type="float" office:value="168.371">
                <text:p>168.371</text:p>
              </table:table-cell>
              <table:table-cell office:value-type="float" office:value="199.6687">
                <text:p>199.6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9.0329">
                <text:p>259.0329</text:p>
              </table:table-cell>
              <table:table-cell office:value-type="float" office:value="170.04031">
                <text:p>170.04031</text:p>
              </table:table-cell>
              <table:table-cell office:value-type="float" office:value="209.28479">
                <text:p>209.28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7.7755">
                <text:p>267.7755</text:p>
              </table:table-cell>
              <table:table-cell office:value-type="float" office:value="168.8571">
                <text:p>168.8571</text:p>
              </table:table-cell>
              <table:table-cell office:value-type="float" office:value="217.98853">
                <text:p>217.98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.49677">
                <text:p>280.49677</text:p>
              </table:table-cell>
              <table:table-cell office:value-type="float" office:value="172.69962">
                <text:p>172.69962</text:p>
              </table:table-cell>
              <table:table-cell office:value-type="float" office:value="230.16348">
                <text:p>230.163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6.0727">
                <text:p>286.0727</text:p>
              </table:table-cell>
              <table:table-cell office:value-type="float" office:value="177.4975">
                <text:p>177.4975</text:p>
              </table:table-cell>
              <table:table-cell office:value-type="float" office:value="242.8229">
                <text:p>242.8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2.8907">
                <text:p>292.8907</text:p>
              </table:table-cell>
              <table:table-cell office:value-type="float" office:value="176.60611">
                <text:p>176.60611</text:p>
              </table:table-cell>
              <table:table-cell office:value-type="float" office:value="256.3567">
                <text:p>256.3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.5986">
                <text:p>292.5986</text:p>
              </table:table-cell>
              <table:table-cell office:value-type="float" office:value="180.43361">
                <text:p>180.43361</text:p>
              </table:table-cell>
              <table:table-cell office:value-type="float" office:value="258.83868">
                <text:p>258.83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.8103">
                <text:p>298.8103</text:p>
              </table:table-cell>
              <table:table-cell office:value-type="float" office:value="189.46829">
                <text:p>189.46829</text:p>
              </table:table-cell>
              <table:table-cell office:value-type="float" office:value="261.4763">
                <text:p>261.47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8.62317">
                <text:p>308.62317</text:p>
              </table:table-cell>
              <table:table-cell office:value-type="float" office:value="200.3313">
                <text:p>200.3313</text:p>
              </table:table-cell>
              <table:table-cell office:value-type="float" office:value="270.2293">
                <text:p>270.22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.5888">
                <text:p>325.5888</text:p>
              </table:table-cell>
              <table:table-cell office:value-type="float" office:value="209.63371">
                <text:p>209.63371</text:p>
              </table:table-cell>
              <table:table-cell office:value-type="float" office:value="274.8089">
                <text:p>274.80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7.6386">
                <text:p>337.6386</text:p>
              </table:table-cell>
              <table:table-cell office:value-type="float" office:value="215.2323">
                <text:p>215.2323</text:p>
              </table:table-cell>
              <table:table-cell office:value-type="float" office:value="281.02032">
                <text:p>281.0203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scientific-number number:decimal-places="0" number:min-integer-digits="1" number:min-exponent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666cm" svg:height="13.058cm" chart:class="chart:line" chart:style-name="ch1">
        <chart:legend chart:legend-position="end" svg:x="2.569cm" svg:y="0.32cm" chart:style-name="ch2"/>
        <chart:plot-area chart:style-name="ch3" table:cell-range-address="Sheet1.J866:Sheet1.J866 Sheet1.I868:Sheet1.I918 Sheet1.J920:Sheet1.J920 Sheet1.I922:Sheet1.I972 Sheet1.J974:Sheet1.J974 Sheet1.I976:Sheet1.I1026" chart:data-source-has-labels="row" svg:x="0.462cm" svg:y="0.261cm" svg:width="16.061cm" svg:height="12.214cm">
          <chart:axis chart:dimension="x" chart:name="primary-x" chart:style-name="ch4">
            <chart:title svg:x="7.782cm" svg:y="12.173cm" chart:style-name="ch5">
              <text:p>Generaciones</text:p>
            </chart:title>
          </chart:axis>
          <chart:axis chart:dimension="y" chart:name="primary-y" chart:style-name="ch6">
            <chart:title svg:x="0.33cm" svg:y="7.018cm" chart:style-name="ch7">
              <text:p>Milisegundos</text:p>
            </chart:title>
            <chart:grid chart:style-name="ch8" chart:class="major"/>
          </chart:axis>
          <chart:series chart:style-name="ch9" chart:values-cell-range-address="Sheet1.I868:Sheet1.I918" chart:label-cell-address="Sheet1.J866:Sheet1.J866" chart:class="chart:line">
            <chart:data-point chart:repeated="51"/>
          </chart:series>
          <chart:series chart:style-name="ch10" chart:values-cell-range-address="Sheet1.I922:Sheet1.I972" chart:label-cell-address="Sheet1.J920:Sheet1.J920" chart:class="chart:line">
            <chart:data-point chart:repeated="51"/>
          </chart:series>
          <chart:series chart:style-name="ch11" chart:values-cell-range-address="Sheet1.I976:Sheet1.I1026" chart:label-cell-address="Sheet1.J974:Sheet1.J974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866:Sheet1.J866">F=1</text:p>
              </table:table-cell>
              <table:table-cell office:value-type="string">
                <text:p text:id="Sheet1.J920:Sheet1.J920">F=2</text:p>
              </table:table-cell>
              <table:table-cell office:value-type="string">
                <text:p text:id="Sheet1.J974:Sheet1.J974">F=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I868:Sheet1.I918">0</text:p>
              </table:table-cell>
              <table:table-cell office:value-type="float" office:value="0">
                <text:p text:id="Sheet1.I922:Sheet1.I972">0</text:p>
              </table:table-cell>
              <table:table-cell office:value-type="float" office:value="0">
                <text:p text:id="Sheet1.I976:Sheet1.I1026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500">
                <text:p>48500</text:p>
              </table:table-cell>
              <table:table-cell office:value-type="float" office:value="48000">
                <text:p>48000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400">
                <text:p>80400</text:p>
              </table:table-cell>
              <table:table-cell office:value-type="float" office:value="83300">
                <text:p>83300</text:p>
              </table:table-cell>
              <table:table-cell office:value-type="float" office:value="85100">
                <text:p>85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600">
                <text:p>110600</text:p>
              </table:table-cell>
              <table:table-cell office:value-type="float" office:value="116400">
                <text:p>116400</text:p>
              </table:table-cell>
              <table:table-cell office:value-type="float" office:value="125200">
                <text:p>125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000">
                <text:p>151000</text:p>
              </table:table-cell>
              <table:table-cell office:value-type="float" office:value="157100">
                <text:p>157100</text:p>
              </table:table-cell>
              <table:table-cell office:value-type="float" office:value="179000">
                <text:p>17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900">
                <text:p>213900</text:p>
              </table:table-cell>
              <table:table-cell office:value-type="float" office:value="213400">
                <text:p>213400</text:p>
              </table:table-cell>
              <table:table-cell office:value-type="float" office:value="252900">
                <text:p>252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600">
                <text:p>300600</text:p>
              </table:table-cell>
              <table:table-cell office:value-type="float" office:value="283200">
                <text:p>283200</text:p>
              </table:table-cell>
              <table:table-cell office:value-type="float" office:value="339300">
                <text:p>339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5700">
                <text:p>395700</text:p>
              </table:table-cell>
              <table:table-cell office:value-type="float" office:value="356000">
                <text:p>356000</text:p>
              </table:table-cell>
              <table:table-cell office:value-type="float" office:value="431800">
                <text:p>431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9700">
                <text:p>489700</text:p>
              </table:table-cell>
              <table:table-cell office:value-type="float" office:value="424600">
                <text:p>424600</text:p>
              </table:table-cell>
              <table:table-cell office:value-type="float" office:value="527200">
                <text:p>527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5000">
                <text:p>585000</text:p>
              </table:table-cell>
              <table:table-cell office:value-type="float" office:value="489100">
                <text:p>489100</text:p>
              </table:table-cell>
              <table:table-cell office:value-type="float" office:value="632600">
                <text:p>632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8200">
                <text:p>688200</text:p>
              </table:table-cell>
              <table:table-cell office:value-type="float" office:value="555300">
                <text:p>555300</text:p>
              </table:table-cell>
              <table:table-cell office:value-type="float" office:value="739400">
                <text:p>739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3500">
                <text:p>793500</text:p>
              </table:table-cell>
              <table:table-cell office:value-type="float" office:value="624300">
                <text:p>624300</text:p>
              </table:table-cell>
              <table:table-cell office:value-type="float" office:value="844300">
                <text:p>844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100">
                <text:p>900100</text:p>
              </table:table-cell>
              <table:table-cell office:value-type="float" office:value="693400">
                <text:p>693400</text:p>
              </table:table-cell>
              <table:table-cell office:value-type="float" office:value="948700">
                <text:p>948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5500">
                <text:p>1005500</text:p>
              </table:table-cell>
              <table:table-cell office:value-type="float" office:value="762700">
                <text:p>762700</text:p>
              </table:table-cell>
              <table:table-cell office:value-type="float" office:value="1051400">
                <text:p>105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8300">
                <text:p>1108300</text:p>
              </table:table-cell>
              <table:table-cell office:value-type="float" office:value="834800">
                <text:p>834800</text:p>
              </table:table-cell>
              <table:table-cell office:value-type="float" office:value="1154700">
                <text:p>11547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6600">
                <text:p>1216600</text:p>
              </table:table-cell>
              <table:table-cell office:value-type="float" office:value="912300">
                <text:p>912300</text:p>
              </table:table-cell>
              <table:table-cell office:value-type="float" office:value="1258800">
                <text:p>1258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8800">
                <text:p>1328800</text:p>
              </table:table-cell>
              <table:table-cell office:value-type="float" office:value="994000">
                <text:p>994000</text:p>
              </table:table-cell>
              <table:table-cell office:value-type="float" office:value="1367600">
                <text:p>1367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3700">
                <text:p>1443700</text:p>
              </table:table-cell>
              <table:table-cell office:value-type="float" office:value="1080500">
                <text:p>1080500</text:p>
              </table:table-cell>
              <table:table-cell office:value-type="float" office:value="1480500">
                <text:p>1480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3600">
                <text:p>1563600</text:p>
              </table:table-cell>
              <table:table-cell office:value-type="float" office:value="1169000">
                <text:p>1169000</text:p>
              </table:table-cell>
              <table:table-cell office:value-type="float" office:value="1592600">
                <text:p>1592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85800">
                <text:p>1685800</text:p>
              </table:table-cell>
              <table:table-cell office:value-type="float" office:value="1260500">
                <text:p>1260500</text:p>
              </table:table-cell>
              <table:table-cell office:value-type="float" office:value="1703900">
                <text:p>1703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3000">
                <text:p>1813000</text:p>
              </table:table-cell>
              <table:table-cell office:value-type="float" office:value="1358400">
                <text:p>1358400</text:p>
              </table:table-cell>
              <table:table-cell office:value-type="float" office:value="1811200">
                <text:p>1811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8700">
                <text:p>1948700</text:p>
              </table:table-cell>
              <table:table-cell office:value-type="float" office:value="1456600">
                <text:p>1456600</text:p>
              </table:table-cell>
              <table:table-cell office:value-type="float" office:value="1917500">
                <text:p>1917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3900">
                <text:p>2093900</text:p>
              </table:table-cell>
              <table:table-cell office:value-type="float" office:value="1556100">
                <text:p>1556100</text:p>
              </table:table-cell>
              <table:table-cell office:value-type="float" office:value="2020300">
                <text:p>20203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43300">
                <text:p>2243300</text:p>
              </table:table-cell>
              <table:table-cell office:value-type="float" office:value="1658900">
                <text:p>1658900</text:p>
              </table:table-cell>
              <table:table-cell office:value-type="float" office:value="2123300">
                <text:p>2123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95900">
                <text:p>2395900</text:p>
              </table:table-cell>
              <table:table-cell office:value-type="float" office:value="1765100">
                <text:p>1765100</text:p>
              </table:table-cell>
              <table:table-cell office:value-type="float" office:value="2232200">
                <text:p>2232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0900">
                <text:p>2550900</text:p>
              </table:table-cell>
              <table:table-cell office:value-type="float" office:value="1875100">
                <text:p>1875100</text:p>
              </table:table-cell>
              <table:table-cell office:value-type="float" office:value="2341500">
                <text:p>2341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11400">
                <text:p>2711400</text:p>
              </table:table-cell>
              <table:table-cell office:value-type="float" office:value="1987300">
                <text:p>1987300</text:p>
              </table:table-cell>
              <table:table-cell office:value-type="float" office:value="2456700">
                <text:p>24567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75100">
                <text:p>2875100</text:p>
              </table:table-cell>
              <table:table-cell office:value-type="float" office:value="2098900">
                <text:p>2098900</text:p>
              </table:table-cell>
              <table:table-cell office:value-type="float" office:value="2573900">
                <text:p>25739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2400">
                <text:p>3042400</text:p>
              </table:table-cell>
              <table:table-cell office:value-type="float" office:value="2209200">
                <text:p>2209200</text:p>
              </table:table-cell>
              <table:table-cell office:value-type="float" office:value="2694500">
                <text:p>2694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2300">
                <text:p>3212300</text:p>
              </table:table-cell>
              <table:table-cell office:value-type="float" office:value="2320700">
                <text:p>2320700</text:p>
              </table:table-cell>
              <table:table-cell office:value-type="float" office:value="2821500">
                <text:p>282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87300">
                <text:p>3387300</text:p>
              </table:table-cell>
              <table:table-cell office:value-type="float" office:value="2436400">
                <text:p>2436400</text:p>
              </table:table-cell>
              <table:table-cell office:value-type="float" office:value="2956700">
                <text:p>2956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70600">
                <text:p>3570600</text:p>
              </table:table-cell>
              <table:table-cell office:value-type="float" office:value="2552100">
                <text:p>2552100</text:p>
              </table:table-cell>
              <table:table-cell office:value-type="float" office:value="3099400">
                <text:p>3099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61400">
                <text:p>3761400</text:p>
              </table:table-cell>
              <table:table-cell office:value-type="float" office:value="2670400">
                <text:p>2670400</text:p>
              </table:table-cell>
              <table:table-cell office:value-type="float" office:value="3249900">
                <text:p>32499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59100">
                <text:p>3959100</text:p>
              </table:table-cell>
              <table:table-cell office:value-type="float" office:value="2787600">
                <text:p>2787600</text:p>
              </table:table-cell>
              <table:table-cell office:value-type="float" office:value="3412000">
                <text:p>3412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67700">
                <text:p>4167700</text:p>
              </table:table-cell>
              <table:table-cell office:value-type="float" office:value="2904900">
                <text:p>2904900</text:p>
              </table:table-cell>
              <table:table-cell office:value-type="float" office:value="3579900">
                <text:p>35799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85400">
                <text:p>4385400</text:p>
              </table:table-cell>
              <table:table-cell office:value-type="float" office:value="3023900">
                <text:p>3023900</text:p>
              </table:table-cell>
              <table:table-cell office:value-type="float" office:value="3744300">
                <text:p>37443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6100">
                <text:p>4616100</text:p>
              </table:table-cell>
              <table:table-cell office:value-type="float" office:value="3145300">
                <text:p>3145300</text:p>
              </table:table-cell>
              <table:table-cell office:value-type="float" office:value="3902100">
                <text:p>3902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54900">
                <text:p>4854900</text:p>
              </table:table-cell>
              <table:table-cell office:value-type="float" office:value="3266200">
                <text:p>3266200</text:p>
              </table:table-cell>
              <table:table-cell office:value-type="float" office:value="4059600">
                <text:p>4059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01200">
                <text:p>5101200</text:p>
              </table:table-cell>
              <table:table-cell office:value-type="float" office:value="3393200">
                <text:p>3393200</text:p>
              </table:table-cell>
              <table:table-cell office:value-type="float" office:value="4225400">
                <text:p>42254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62200">
                <text:p>5362200</text:p>
              </table:table-cell>
              <table:table-cell office:value-type="float" office:value="3523700">
                <text:p>3523700</text:p>
              </table:table-cell>
              <table:table-cell office:value-type="float" office:value="4401700">
                <text:p>44017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34000">
                <text:p>5634000</text:p>
              </table:table-cell>
              <table:table-cell office:value-type="float" office:value="3656100">
                <text:p>3656100</text:p>
              </table:table-cell>
              <table:table-cell office:value-type="float" office:value="4585500">
                <text:p>4585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25700">
                <text:p>5925700</text:p>
              </table:table-cell>
              <table:table-cell office:value-type="float" office:value="3785800">
                <text:p>3785800</text:p>
              </table:table-cell>
              <table:table-cell office:value-type="float" office:value="4770000">
                <text:p>477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23000">
                <text:p>6223000</text:p>
              </table:table-cell>
              <table:table-cell office:value-type="float" office:value="3915000">
                <text:p>3915000</text:p>
              </table:table-cell>
              <table:table-cell office:value-type="float" office:value="4952600">
                <text:p>4952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25200">
                <text:p>6525200</text:p>
              </table:table-cell>
              <table:table-cell office:value-type="float" office:value="4044900">
                <text:p>4044900</text:p>
              </table:table-cell>
              <table:table-cell office:value-type="float" office:value="5141200">
                <text:p>5141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16200">
                <text:p>6816200</text:p>
              </table:table-cell>
              <table:table-cell office:value-type="float" office:value="4175900">
                <text:p>4175900</text:p>
              </table:table-cell>
              <table:table-cell office:value-type="float" office:value="5334100">
                <text:p>5334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12000">
                <text:p>7112000</text:p>
              </table:table-cell>
              <table:table-cell office:value-type="float" office:value="4306300">
                <text:p>4306300</text:p>
              </table:table-cell>
              <table:table-cell office:value-type="float" office:value="5535600">
                <text:p>5535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98200">
                <text:p>7398200</text:p>
              </table:table-cell>
              <table:table-cell office:value-type="float" office:value="4442100">
                <text:p>4442100</text:p>
              </table:table-cell>
              <table:table-cell office:value-type="float" office:value="5735800">
                <text:p>5735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89200">
                <text:p>7689200</text:p>
              </table:table-cell>
              <table:table-cell office:value-type="float" office:value="4578900">
                <text:p>4578900</text:p>
              </table:table-cell>
              <table:table-cell office:value-type="float" office:value="5940000">
                <text:p>594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93400">
                <text:p>7993400</text:p>
              </table:table-cell>
              <table:table-cell office:value-type="float" office:value="4715600">
                <text:p>4715600</text:p>
              </table:table-cell>
              <table:table-cell office:value-type="float" office:value="6148100">
                <text:p>6148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11700">
                <text:p>8311700</text:p>
              </table:table-cell>
              <table:table-cell office:value-type="float" office:value="4851100">
                <text:p>4851100</text:p>
              </table:table-cell>
              <table:table-cell office:value-type="float" office:value="6357700">
                <text:p>63577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45700">
                <text:p>8645700</text:p>
              </table:table-cell>
              <table:table-cell office:value-type="float" office:value="4991500">
                <text:p>4991500</text:p>
              </table:table-cell>
              <table:table-cell office:value-type="float" office:value="6578600">
                <text:p>657860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843cm" svg:height="13.327cm" chart:class="chart:line" chart:style-name="ch1">
        <chart:legend chart:legend-position="end" svg:x="1.802cm" svg:y="0.312cm" chart:style-name="ch2"/>
        <chart:plot-area chart:style-name="ch3" table:cell-range-address="Sheet1.J2:Sheet1.J2 Sheet1.D4:Sheet1.D54 Sheet1.J56:Sheet1.J56 Sheet1.D58:Sheet1.D108 Sheet1.J110:Sheet1.J110 Sheet1.D112:Sheet1.D162 Sheet1.J164:Sheet1.J164 Sheet1.D166:Sheet1.D216" chart:data-source-has-labels="row" svg:x="0.179cm" svg:y="0.145cm" svg:width="16.497cm" svg:height="12.863cm">
          <chart:axis chart:dimension="x" chart:name="primary-x" chart:style-name="ch4">
            <chart:title svg:x="7.717cm" svg:y="12.711cm" chart:style-name="ch5">
              <text:p>Generaciones</text:p>
            </chart:title>
          </chart:axis>
          <chart:axis chart:dimension="y" chart:name="primary-y" chart:style-name="ch6">
            <chart:title svg:x="0.044cm" svg:y="7.359cm" chart:style-name="ch7">
              <text:p>Número Nodos</text:p>
            </chart:title>
            <chart:grid chart:style-name="ch8" chart:class="major"/>
          </chart:axis>
          <chart:series chart:style-name="ch9" chart:values-cell-range-address="Sheet1.D4:Sheet1.D54" chart:label-cell-address="Sheet1.J2:Sheet1.J2" chart:class="chart:line">
            <chart:data-point chart:repeated="51"/>
          </chart:series>
          <chart:series chart:style-name="ch10" chart:values-cell-range-address="Sheet1.D58:Sheet1.D108" chart:label-cell-address="Sheet1.J56:Sheet1.J56" chart:class="chart:line">
            <chart:data-point chart:repeated="51"/>
          </chart:series>
          <chart:series chart:style-name="ch11" chart:values-cell-range-address="Sheet1.D112:Sheet1.D162" chart:label-cell-address="Sheet1.J110:Sheet1.J110" chart:class="chart:line">
            <chart:data-point chart:repeated="51"/>
          </chart:series>
          <chart:series chart:style-name="ch12" chart:values-cell-range-address="Sheet1.D166:Sheet1.D216" chart:label-cell-address="Sheet1.J164:Sheet1.J164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2:Sheet1.J2">T=1</text:p>
              </table:table-cell>
              <table:table-cell office:value-type="string">
                <text:p text:id="Sheet1.J56:Sheet1.J56">T=10</text:p>
              </table:table-cell>
              <table:table-cell office:value-type="string">
                <text:p text:id="Sheet1.J110:Sheet1.J110">T=100</text:p>
              </table:table-cell>
              <table:table-cell office:value-type="string">
                <text:p text:id="Sheet1.J164:Sheet1.J164">T=1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.577">
                <text:p text:id="Sheet1.D4:Sheet1.D54">108.577</text:p>
              </table:table-cell>
              <table:table-cell office:value-type="float" office:value="109.691505">
                <text:p text:id="Sheet1.D58:Sheet1.D108">109.691505</text:p>
              </table:table-cell>
              <table:table-cell office:value-type="float" office:value="105.764">
                <text:p text:id="Sheet1.D112:Sheet1.D162">105.764</text:p>
              </table:table-cell>
              <table:table-cell office:value-type="float" office:value="108.954605">
                <text:p text:id="Sheet1.D166:Sheet1.D216">108.9546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065">
                <text:p>33.3065</text:p>
              </table:table-cell>
              <table:table-cell office:value-type="float" office:value="32.116997">
                <text:p>32.116997</text:p>
              </table:table-cell>
              <table:table-cell office:value-type="float" office:value="31.8005">
                <text:p>31.8005</text:p>
              </table:table-cell>
              <table:table-cell office:value-type="float" office:value="32.8433">
                <text:p>32.8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949799">
                <text:p>25.949799</text:p>
              </table:table-cell>
              <table:table-cell office:value-type="float" office:value="23.6419">
                <text:p>23.6419</text:p>
              </table:table-cell>
              <table:table-cell office:value-type="float" office:value="23.5696">
                <text:p>23.5696</text:p>
              </table:table-cell>
              <table:table-cell office:value-type="float" office:value="24.0935">
                <text:p>24.0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438602">
                <text:p>30.438602</text:p>
              </table:table-cell>
              <table:table-cell office:value-type="float" office:value="26.25">
                <text:p>26.25</text:p>
              </table:table-cell>
              <table:table-cell office:value-type="float" office:value="26.062302">
                <text:p>26.062302</text:p>
              </table:table-cell>
              <table:table-cell office:value-type="float" office:value="27.421803">
                <text:p>27.421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778496">
                <text:p>41.778496</text:p>
              </table:table-cell>
              <table:table-cell office:value-type="float" office:value="33.1793">
                <text:p>33.1793</text:p>
              </table:table-cell>
              <table:table-cell office:value-type="float" office:value="31.665302">
                <text:p>31.665302</text:p>
              </table:table-cell>
              <table:table-cell office:value-type="float" office:value="35.608803">
                <text:p>35.608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8166">
                <text:p>45.8166</text:p>
              </table:table-cell>
              <table:table-cell office:value-type="float" office:value="41.818">
                <text:p>41.818</text:p>
              </table:table-cell>
              <table:table-cell office:value-type="float" office:value="38.9393">
                <text:p>38.9393</text:p>
              </table:table-cell>
              <table:table-cell office:value-type="float" office:value="42.2205">
                <text:p>42.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762096">
                <text:p>47.762096</text:p>
              </table:table-cell>
              <table:table-cell office:value-type="float" office:value="49.5233">
                <text:p>49.5233</text:p>
              </table:table-cell>
              <table:table-cell office:value-type="float" office:value="43.7019">
                <text:p>43.7019</text:p>
              </table:table-cell>
              <table:table-cell office:value-type="float" office:value="45.705696">
                <text:p>45.705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55095">
                <text:p>50.355095</text:p>
              </table:table-cell>
              <table:table-cell office:value-type="float" office:value="55.007397">
                <text:p>55.007397</text:p>
              </table:table-cell>
              <table:table-cell office:value-type="float" office:value="45.404396">
                <text:p>45.404396</text:p>
              </table:table-cell>
              <table:table-cell office:value-type="float" office:value="46.711002">
                <text:p>46.711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0315">
                <text:p>51.0315</text:p>
              </table:table-cell>
              <table:table-cell office:value-type="float" office:value="58.698097">
                <text:p>58.698097</text:p>
              </table:table-cell>
              <table:table-cell office:value-type="float" office:value="49.6082">
                <text:p>49.6082</text:p>
              </table:table-cell>
              <table:table-cell office:value-type="float" office:value="45.196">
                <text:p>45.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320007">
                <text:p>54.320007</text:p>
              </table:table-cell>
              <table:table-cell office:value-type="float" office:value="62.783">
                <text:p>62.783</text:p>
              </table:table-cell>
              <table:table-cell office:value-type="float" office:value="55.1986">
                <text:p>55.1986</text:p>
              </table:table-cell>
              <table:table-cell office:value-type="float" office:value="45.5611">
                <text:p>45.5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268394">
                <text:p>59.268394</text:p>
              </table:table-cell>
              <table:table-cell office:value-type="float" office:value="67.3045">
                <text:p>67.3045</text:p>
              </table:table-cell>
              <table:table-cell office:value-type="float" office:value="59.253304">
                <text:p>59.253304</text:p>
              </table:table-cell>
              <table:table-cell office:value-type="float" office:value="48.195396">
                <text:p>48.195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8295">
                <text:p>63.8295</text:p>
              </table:table-cell>
              <table:table-cell office:value-type="float" office:value="71.9971">
                <text:p>71.9971</text:p>
              </table:table-cell>
              <table:table-cell office:value-type="float" office:value="63.040504">
                <text:p>63.040504</text:p>
              </table:table-cell>
              <table:table-cell office:value-type="float" office:value="50.995796">
                <text:p>50.995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9485">
                <text:p>65.9485</text:p>
              </table:table-cell>
              <table:table-cell office:value-type="float" office:value="75.611496">
                <text:p>75.611496</text:p>
              </table:table-cell>
              <table:table-cell office:value-type="float" office:value="68.465805">
                <text:p>68.465805</text:p>
              </table:table-cell>
              <table:table-cell office:value-type="float" office:value="55.058205">
                <text:p>55.058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073395">
                <text:p>67.073395</text:p>
              </table:table-cell>
              <table:table-cell office:value-type="float" office:value="77.502">
                <text:p>77.502</text:p>
              </table:table-cell>
              <table:table-cell office:value-type="float" office:value="73.92489">
                <text:p>73.92489</text:p>
              </table:table-cell>
              <table:table-cell office:value-type="float" office:value="59.895405">
                <text:p>59.895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9273">
                <text:p>68.9273</text:p>
              </table:table-cell>
              <table:table-cell office:value-type="float" office:value="80.4278">
                <text:p>80.4278</text:p>
              </table:table-cell>
              <table:table-cell office:value-type="float" office:value="80.57179">
                <text:p>80.57179</text:p>
              </table:table-cell>
              <table:table-cell office:value-type="float" office:value="64.725204">
                <text:p>64.725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5895">
                <text:p>73.5895</text:p>
              </table:table-cell>
              <table:table-cell office:value-type="float" office:value="82.8745">
                <text:p>82.8745</text:p>
              </table:table-cell>
              <table:table-cell office:value-type="float" office:value="87.1957">
                <text:p>87.1957</text:p>
              </table:table-cell>
              <table:table-cell office:value-type="float" office:value="68.02409">
                <text:p>68.02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767">
                <text:p>79.767</text:p>
              </table:table-cell>
              <table:table-cell office:value-type="float" office:value="83.8912">
                <text:p>83.8912</text:p>
              </table:table-cell>
              <table:table-cell office:value-type="float" office:value="94.3175">
                <text:p>94.3175</text:p>
              </table:table-cell>
              <table:table-cell office:value-type="float" office:value="70.212006">
                <text:p>70.212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9453">
                <text:p>82.9453</text:p>
              </table:table-cell>
              <table:table-cell office:value-type="float" office:value="86.35071">
                <text:p>86.35071</text:p>
              </table:table-cell>
              <table:table-cell office:value-type="float" office:value="100.4839">
                <text:p>100.4839</text:p>
              </table:table-cell>
              <table:table-cell office:value-type="float" office:value="73.538994">
                <text:p>73.538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4879">
                <text:p>85.4879</text:p>
              </table:table-cell>
              <table:table-cell office:value-type="float" office:value="91.200195">
                <text:p>91.200195</text:p>
              </table:table-cell>
              <table:table-cell office:value-type="float" office:value="105.02061">
                <text:p>105.02061</text:p>
              </table:table-cell>
              <table:table-cell office:value-type="float" office:value="78.6884">
                <text:p>78.6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45851">
                <text:p>91.45851</text:p>
              </table:table-cell>
              <table:table-cell office:value-type="float" office:value="97.5839">
                <text:p>97.5839</text:p>
              </table:table-cell>
              <table:table-cell office:value-type="float" office:value="107.200096">
                <text:p>107.200096</text:p>
              </table:table-cell>
              <table:table-cell office:value-type="float" office:value="86.1013">
                <text:p>86.1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.10811">
                <text:p>105.10811</text:p>
              </table:table-cell>
              <table:table-cell office:value-type="float" office:value="102.9444">
                <text:p>102.9444</text:p>
              </table:table-cell>
              <table:table-cell office:value-type="float" office:value="108.3893">
                <text:p>108.3893</text:p>
              </table:table-cell>
              <table:table-cell office:value-type="float" office:value="95.13309">
                <text:p>95.13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.1006">
                <text:p>110.1006</text:p>
              </table:table-cell>
              <table:table-cell office:value-type="float" office:value="106.4796">
                <text:p>106.4796</text:p>
              </table:table-cell>
              <table:table-cell office:value-type="float" office:value="112.409706">
                <text:p>112.409706</text:p>
              </table:table-cell>
              <table:table-cell office:value-type="float" office:value="102.34819">
                <text:p>102.34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.41289">
                <text:p>112.41289</text:p>
              </table:table-cell>
              <table:table-cell office:value-type="float" office:value="109.165794">
                <text:p>109.165794</text:p>
              </table:table-cell>
              <table:table-cell office:value-type="float" office:value="118.36851">
                <text:p>118.36851</text:p>
              </table:table-cell>
              <table:table-cell office:value-type="float" office:value="107.96489">
                <text:p>107.96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.058495">
                <text:p>118.058495</text:p>
              </table:table-cell>
              <table:table-cell office:value-type="float" office:value="110.91799">
                <text:p>110.91799</text:p>
              </table:table-cell>
              <table:table-cell office:value-type="float" office:value="122.86111">
                <text:p>122.86111</text:p>
              </table:table-cell>
              <table:table-cell office:value-type="float" office:value="115.50441">
                <text:p>115.50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.762695">
                <text:p>116.762695</text:p>
              </table:table-cell>
              <table:table-cell office:value-type="float" office:value="115.640396">
                <text:p>115.640396</text:p>
              </table:table-cell>
              <table:table-cell office:value-type="float" office:value="124.79759">
                <text:p>124.79759</text:p>
              </table:table-cell>
              <table:table-cell office:value-type="float" office:value="122.67641">
                <text:p>122.67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.52611">
                <text:p>118.52611</text:p>
              </table:table-cell>
              <table:table-cell office:value-type="float" office:value="121.84511">
                <text:p>121.84511</text:p>
              </table:table-cell>
              <table:table-cell office:value-type="float" office:value="125.5871">
                <text:p>125.5871</text:p>
              </table:table-cell>
              <table:table-cell office:value-type="float" office:value="129.79141">
                <text:p>129.79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.1941">
                <text:p>130.1941</text:p>
              </table:table-cell>
              <table:table-cell office:value-type="float" office:value="126.9857">
                <text:p>126.9857</text:p>
              </table:table-cell>
              <table:table-cell office:value-type="float" office:value="129.30179">
                <text:p>129.30179</text:p>
              </table:table-cell>
              <table:table-cell office:value-type="float" office:value="134.39749">
                <text:p>134.39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.4526">
                <text:p>158.4526</text:p>
              </table:table-cell>
              <table:table-cell office:value-type="float" office:value="135.6218">
                <text:p>135.6218</text:p>
              </table:table-cell>
              <table:table-cell office:value-type="float" office:value="138.54759">
                <text:p>138.54759</text:p>
              </table:table-cell>
              <table:table-cell office:value-type="float" office:value="140.3223">
                <text:p>140.3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.0347">
                <text:p>166.0347</text:p>
              </table:table-cell>
              <table:table-cell office:value-type="float" office:value="145.9158">
                <text:p>145.9158</text:p>
              </table:table-cell>
              <table:table-cell office:value-type="float" office:value="146.99582">
                <text:p>146.99582</text:p>
              </table:table-cell>
              <table:table-cell office:value-type="float" office:value="146.6545">
                <text:p>146.6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.7039">
                <text:p>168.7039</text:p>
              </table:table-cell>
              <table:table-cell office:value-type="float" office:value="155.1854">
                <text:p>155.1854</text:p>
              </table:table-cell>
              <table:table-cell office:value-type="float" office:value="150.5261">
                <text:p>150.5261</text:p>
              </table:table-cell>
              <table:table-cell office:value-type="float" office:value="151.9205">
                <text:p>151.9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.8722">
                <text:p>173.8722</text:p>
              </table:table-cell>
              <table:table-cell office:value-type="float" office:value="160.36691">
                <text:p>160.36691</text:p>
              </table:table-cell>
              <table:table-cell office:value-type="float" office:value="158.4003">
                <text:p>158.4003</text:p>
              </table:table-cell>
              <table:table-cell office:value-type="float" office:value="157.1108">
                <text:p>157.1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.1328">
                <text:p>173.1328</text:p>
              </table:table-cell>
              <table:table-cell office:value-type="float" office:value="164.1543">
                <text:p>164.1543</text:p>
              </table:table-cell>
              <table:table-cell office:value-type="float" office:value="169.66129">
                <text:p>169.66129</text:p>
              </table:table-cell>
              <table:table-cell office:value-type="float" office:value="161.912">
                <text:p>161.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.35709">
                <text:p>172.35709</text:p>
              </table:table-cell>
              <table:table-cell office:value-type="float" office:value="169.73601">
                <text:p>169.73601</text:p>
              </table:table-cell>
              <table:table-cell office:value-type="float" office:value="183.5732">
                <text:p>183.5732</text:p>
              </table:table-cell>
              <table:table-cell office:value-type="float" office:value="167.7799">
                <text:p>167.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.80429">
                <text:p>176.80429</text:p>
              </table:table-cell>
              <table:table-cell office:value-type="float" office:value="176.84439">
                <text:p>176.84439</text:p>
              </table:table-cell>
              <table:table-cell office:value-type="float" office:value="194.09529">
                <text:p>194.09529</text:p>
              </table:table-cell>
              <table:table-cell office:value-type="float" office:value="174.32422">
                <text:p>174.32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.91031">
                <text:p>182.91031</text:p>
              </table:table-cell>
              <table:table-cell office:value-type="float" office:value="179.8582">
                <text:p>179.8582</text:p>
              </table:table-cell>
              <table:table-cell office:value-type="float" office:value="201.685">
                <text:p>201.685</text:p>
              </table:table-cell>
              <table:table-cell office:value-type="float" office:value="178.81808">
                <text:p>178.818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.6404">
                <text:p>183.6404</text:p>
              </table:table-cell>
              <table:table-cell office:value-type="float" office:value="179.9327">
                <text:p>179.9327</text:p>
              </table:table-cell>
              <table:table-cell office:value-type="float" office:value="207.80391">
                <text:p>207.80391</text:p>
              </table:table-cell>
              <table:table-cell office:value-type="float" office:value="186.13419">
                <text:p>186.13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54759">
                <text:p>184.54759</text:p>
              </table:table-cell>
              <table:table-cell office:value-type="float" office:value="183.0193">
                <text:p>183.0193</text:p>
              </table:table-cell>
              <table:table-cell office:value-type="float" office:value="212.81953">
                <text:p>212.81953</text:p>
              </table:table-cell>
              <table:table-cell office:value-type="float" office:value="193.85999">
                <text:p>193.85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4.73988">
                <text:p>184.73988</text:p>
              </table:table-cell>
              <table:table-cell office:value-type="float" office:value="188.7314">
                <text:p>188.7314</text:p>
              </table:table-cell>
              <table:table-cell office:value-type="float" office:value="215.1593">
                <text:p>215.1593</text:p>
              </table:table-cell>
              <table:table-cell office:value-type="float" office:value="196.1785">
                <text:p>196.1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.2965">
                <text:p>185.2965</text:p>
              </table:table-cell>
              <table:table-cell office:value-type="float" office:value="195.9659">
                <text:p>195.9659</text:p>
              </table:table-cell>
              <table:table-cell office:value-type="float" office:value="217.85982">
                <text:p>217.85982</text:p>
              </table:table-cell>
              <table:table-cell office:value-type="float" office:value="197.29591">
                <text:p>197.29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7.849">
                <text:p>187.849</text:p>
              </table:table-cell>
              <table:table-cell office:value-type="float" office:value="208.727">
                <text:p>208.727</text:p>
              </table:table-cell>
              <table:table-cell office:value-type="float" office:value="232.6405">
                <text:p>232.6405</text:p>
              </table:table-cell>
              <table:table-cell office:value-type="float" office:value="199.9255">
                <text:p>199.9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0.0109">
                <text:p>190.0109</text:p>
              </table:table-cell>
              <table:table-cell office:value-type="float" office:value="223.39221">
                <text:p>223.39221</text:p>
              </table:table-cell>
              <table:table-cell office:value-type="float" office:value="249.96272">
                <text:p>249.96272</text:p>
              </table:table-cell>
              <table:table-cell office:value-type="float" office:value="203.8842">
                <text:p>203.8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0.7294">
                <text:p>190.7294</text:p>
              </table:table-cell>
              <table:table-cell office:value-type="float" office:value="233.43588">
                <text:p>233.43588</text:p>
              </table:table-cell>
              <table:table-cell office:value-type="float" office:value="259.2259">
                <text:p>259.2259</text:p>
              </table:table-cell>
              <table:table-cell office:value-type="float" office:value="209.69841">
                <text:p>209.69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.07579">
                <text:p>192.07579</text:p>
              </table:table-cell>
              <table:table-cell office:value-type="float" office:value="242.13872">
                <text:p>242.13872</text:p>
              </table:table-cell>
              <table:table-cell office:value-type="float" office:value="266.22882">
                <text:p>266.22882</text:p>
              </table:table-cell>
              <table:table-cell office:value-type="float" office:value="218.6569">
                <text:p>218.6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.81279">
                <text:p>192.81279</text:p>
              </table:table-cell>
              <table:table-cell office:value-type="float" office:value="249.79968">
                <text:p>249.79968</text:p>
              </table:table-cell>
              <table:table-cell office:value-type="float" office:value="271.4397">
                <text:p>271.4397</text:p>
              </table:table-cell>
              <table:table-cell office:value-type="float" office:value="231.36458">
                <text:p>231.36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.964">
                <text:p>193.964</text:p>
              </table:table-cell>
              <table:table-cell office:value-type="float" office:value="252.1445">
                <text:p>252.1445</text:p>
              </table:table-cell>
              <table:table-cell office:value-type="float" office:value="275.4233">
                <text:p>275.4233</text:p>
              </table:table-cell>
              <table:table-cell office:value-type="float" office:value="239.943">
                <text:p>239.9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5.0845">
                <text:p>195.0845</text:p>
              </table:table-cell>
              <table:table-cell office:value-type="float" office:value="255.0469">
                <text:p>255.0469</text:p>
              </table:table-cell>
              <table:table-cell office:value-type="float" office:value="277.3178">
                <text:p>277.3178</text:p>
              </table:table-cell>
              <table:table-cell office:value-type="float" office:value="243.76338">
                <text:p>243.76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.827">
                <text:p>195.827</text:p>
              </table:table-cell>
              <table:table-cell office:value-type="float" office:value="265.36328">
                <text:p>265.36328</text:p>
              </table:table-cell>
              <table:table-cell office:value-type="float" office:value="280.98282">
                <text:p>280.98282</text:p>
              </table:table-cell>
              <table:table-cell office:value-type="float" office:value="248.6928">
                <text:p>248.69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.8049">
                <text:p>194.8049</text:p>
              </table:table-cell>
              <table:table-cell office:value-type="float" office:value="275.183">
                <text:p>275.183</text:p>
              </table:table-cell>
              <table:table-cell office:value-type="float" office:value="282.8501">
                <text:p>282.8501</text:p>
              </table:table-cell>
              <table:table-cell office:value-type="float" office:value="252.1811">
                <text:p>252.1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5.46379">
                <text:p>195.46379</text:p>
              </table:table-cell>
              <table:table-cell office:value-type="float" office:value="282.59732">
                <text:p>282.59732</text:p>
              </table:table-cell>
              <table:table-cell office:value-type="float" office:value="281.7903">
                <text:p>281.7903</text:p>
              </table:table-cell>
              <table:table-cell office:value-type="float" office:value="259.66043">
                <text:p>259.660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.8187">
                <text:p>197.8187</text:p>
              </table:table-cell>
              <table:table-cell office:value-type="float" office:value="288.12338">
                <text:p>288.12338</text:p>
              </table:table-cell>
              <table:table-cell office:value-type="float" office:value="286.75787">
                <text:p>286.75787</text:p>
              </table:table-cell>
              <table:table-cell office:value-type="float" office:value="267.58298">
                <text:p>267.58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.23392">
                <text:p>199.23392</text:p>
              </table:table-cell>
              <table:table-cell office:value-type="float" office:value="290.6665">
                <text:p>290.6665</text:p>
              </table:table-cell>
              <table:table-cell office:value-type="float" office:value="298.8255">
                <text:p>298.8255</text:p>
              </table:table-cell>
              <table:table-cell office:value-type="float" office:value="274.96136">
                <text:p>274.96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7.031cm" svg:height="13.058cm" chart:class="chart:line" chart:style-name="ch1">
        <chart:legend chart:legend-position="end" svg:x="2.258cm" svg:y="0.413cm" chart:style-name="ch2"/>
        <chart:plot-area chart:style-name="ch3" table:cell-range-address="Sheet1.J2:Sheet1.J2 Sheet1.I4:Sheet1.I54 Sheet1.J56:Sheet1.J56 Sheet1.I58:Sheet1.I108 Sheet1.J110:Sheet1.J110 Sheet1.I112:Sheet1.I162 Sheet1.J164:Sheet1.J164 Sheet1.I166:Sheet1.I216" chart:data-source-has-labels="row" svg:x="0.163cm" svg:y="0.244cm" svg:width="16.537cm" svg:height="12.562cm">
          <chart:axis chart:dimension="x" chart:name="primary-x" chart:style-name="ch4">
            <chart:title svg:x="7.721cm" svg:y="12.504cm" chart:style-name="ch5">
              <text:p>Generaciones</text:p>
            </chart:title>
          </chart:axis>
          <chart:axis chart:dimension="y" chart:name="primary-y" chart:style-name="ch6">
            <chart:title svg:x="0.024cm" svg:y="7.175cm" chart:style-name="ch7">
              <text:p>Milisegundos</text:p>
            </chart:title>
            <chart:grid chart:style-name="ch8" chart:class="major"/>
          </chart:axis>
          <chart:series chart:style-name="ch9" chart:values-cell-range-address="Sheet1.I4:Sheet1.I54" chart:label-cell-address="Sheet1.J2:Sheet1.J2" chart:class="chart:line">
            <chart:data-point chart:repeated="51"/>
          </chart:series>
          <chart:series chart:style-name="ch10" chart:values-cell-range-address="Sheet1.I58:Sheet1.I108" chart:label-cell-address="Sheet1.J56:Sheet1.J56" chart:class="chart:line">
            <chart:data-point chart:repeated="51"/>
          </chart:series>
          <chart:series chart:style-name="ch11" chart:values-cell-range-address="Sheet1.I112:Sheet1.I162" chart:label-cell-address="Sheet1.J110:Sheet1.J110" chart:class="chart:line">
            <chart:data-point chart:repeated="51"/>
          </chart:series>
          <chart:series chart:style-name="ch12" chart:values-cell-range-address="Sheet1.I166:Sheet1.I216" chart:label-cell-address="Sheet1.J164:Sheet1.J164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2:Sheet1.J2">T=1</text:p>
              </table:table-cell>
              <table:table-cell office:value-type="string">
                <text:p text:id="Sheet1.J56:Sheet1.J56">T=10</text:p>
              </table:table-cell>
              <table:table-cell office:value-type="string">
                <text:p text:id="Sheet1.J110:Sheet1.J110">T=100</text:p>
              </table:table-cell>
              <table:table-cell office:value-type="string">
                <text:p text:id="Sheet1.J164:Sheet1.J164">T=1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I4:Sheet1.I54">0</text:p>
              </table:table-cell>
              <table:table-cell office:value-type="float" office:value="0">
                <text:p text:id="Sheet1.I58:Sheet1.I108">0</text:p>
              </table:table-cell>
              <table:table-cell office:value-type="float" office:value="0">
                <text:p text:id="Sheet1.I112:Sheet1.I162">0</text:p>
              </table:table-cell>
              <table:table-cell office:value-type="float" office:value="0">
                <text:p text:id="Sheet1.I166:Sheet1.I216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0">
                <text:p>12500</text:p>
              </table:table-cell>
              <table:table-cell office:value-type="float" office:value="34900">
                <text:p>34900</text:p>
              </table:table-cell>
              <table:table-cell office:value-type="float" office:value="42700">
                <text:p>42700</text:p>
              </table:table-cell>
              <table:table-cell office:value-type="float" office:value="42800">
                <text:p>4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00">
                <text:p>22400</text:p>
              </table:table-cell>
              <table:table-cell office:value-type="float" office:value="61200">
                <text:p>61200</text:p>
              </table:table-cell>
              <table:table-cell office:value-type="float" office:value="77900">
                <text:p>77900</text:p>
              </table:table-cell>
              <table:table-cell office:value-type="float" office:value="77300">
                <text:p>77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000">
                <text:p>37000</text:p>
              </table:table-cell>
              <table:table-cell office:value-type="float" office:value="96100">
                <text:p>96100</text:p>
              </table:table-cell>
              <table:table-cell office:value-type="float" office:value="126400">
                <text:p>126400</text:p>
              </table:table-cell>
              <table:table-cell office:value-type="float" office:value="123300">
                <text:p>123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700">
                <text:p>69700</text:p>
              </table:table-cell>
              <table:table-cell office:value-type="float" office:value="155700">
                <text:p>155700</text:p>
              </table:table-cell>
              <table:table-cell office:value-type="float" office:value="202000">
                <text:p>202000</text:p>
              </table:table-cell>
              <table:table-cell office:value-type="float" office:value="197300">
                <text:p>197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500">
                <text:p>110500</text:p>
              </table:table-cell>
              <table:table-cell office:value-type="float" office:value="245000">
                <text:p>245000</text:p>
              </table:table-cell>
              <table:table-cell office:value-type="float" office:value="309900">
                <text:p>309900</text:p>
              </table:table-cell>
              <table:table-cell office:value-type="float" office:value="298700">
                <text:p>298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300">
                <text:p>147300</text:p>
              </table:table-cell>
              <table:table-cell office:value-type="float" office:value="346300">
                <text:p>346300</text:p>
              </table:table-cell>
              <table:table-cell office:value-type="float" office:value="429700">
                <text:p>429700</text:p>
              </table:table-cell>
              <table:table-cell office:value-type="float" office:value="415000">
                <text:p>415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600">
                <text:p>187600</text:p>
              </table:table-cell>
              <table:table-cell office:value-type="float" office:value="455300">
                <text:p>455300</text:p>
              </table:table-cell>
              <table:table-cell office:value-type="float" office:value="543800">
                <text:p>543800</text:p>
              </table:table-cell>
              <table:table-cell office:value-type="float" office:value="530300">
                <text:p>530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300">
                <text:p>228300</text:p>
              </table:table-cell>
              <table:table-cell office:value-type="float" office:value="568600">
                <text:p>568600</text:p>
              </table:table-cell>
              <table:table-cell office:value-type="float" office:value="666000">
                <text:p>666000</text:p>
              </table:table-cell>
              <table:table-cell office:value-type="float" office:value="626400">
                <text:p>626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800">
                <text:p>270800</text:p>
              </table:table-cell>
              <table:table-cell office:value-type="float" office:value="687400">
                <text:p>687400</text:p>
              </table:table-cell>
              <table:table-cell office:value-type="float" office:value="796900">
                <text:p>796900</text:p>
              </table:table-cell>
              <table:table-cell office:value-type="float" office:value="718800">
                <text:p>718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8800">
                <text:p>318800</text:p>
              </table:table-cell>
              <table:table-cell office:value-type="float" office:value="806600">
                <text:p>806600</text:p>
              </table:table-cell>
              <table:table-cell office:value-type="float" office:value="931200">
                <text:p>931200</text:p>
              </table:table-cell>
              <table:table-cell office:value-type="float" office:value="810100">
                <text:p>810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900">
                <text:p>377900</text:p>
              </table:table-cell>
              <table:table-cell office:value-type="float" office:value="926300">
                <text:p>926300</text:p>
              </table:table-cell>
              <table:table-cell office:value-type="float" office:value="1060700">
                <text:p>1060700</text:p>
              </table:table-cell>
              <table:table-cell office:value-type="float" office:value="897800">
                <text:p>897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900">
                <text:p>439900</text:p>
              </table:table-cell>
              <table:table-cell office:value-type="float" office:value="1049400">
                <text:p>1049400</text:p>
              </table:table-cell>
              <table:table-cell office:value-type="float" office:value="1188200">
                <text:p>1188200</text:p>
              </table:table-cell>
              <table:table-cell office:value-type="float" office:value="981700">
                <text:p>981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1700">
                <text:p>501700</text:p>
              </table:table-cell>
              <table:table-cell office:value-type="float" office:value="1174500">
                <text:p>1174500</text:p>
              </table:table-cell>
              <table:table-cell office:value-type="float" office:value="1308100">
                <text:p>1308100</text:p>
              </table:table-cell>
              <table:table-cell office:value-type="float" office:value="1066100">
                <text:p>1066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900">
                <text:p>566900</text:p>
              </table:table-cell>
              <table:table-cell office:value-type="float" office:value="1300800">
                <text:p>1300800</text:p>
              </table:table-cell>
              <table:table-cell office:value-type="float" office:value="1423100">
                <text:p>1423100</text:p>
              </table:table-cell>
              <table:table-cell office:value-type="float" office:value="1152000">
                <text:p>1152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2300">
                <text:p>632300</text:p>
              </table:table-cell>
              <table:table-cell office:value-type="float" office:value="1430900">
                <text:p>1430900</text:p>
              </table:table-cell>
              <table:table-cell office:value-type="float" office:value="1539000">
                <text:p>1539000</text:p>
              </table:table-cell>
              <table:table-cell office:value-type="float" office:value="1235500">
                <text:p>1235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5300">
                <text:p>705300</text:p>
              </table:table-cell>
              <table:table-cell office:value-type="float" office:value="1560600">
                <text:p>1560600</text:p>
              </table:table-cell>
              <table:table-cell office:value-type="float" office:value="1653200">
                <text:p>1653200</text:p>
              </table:table-cell>
              <table:table-cell office:value-type="float" office:value="1318600">
                <text:p>1318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2500">
                <text:p>782500</text:p>
              </table:table-cell>
              <table:table-cell office:value-type="float" office:value="1691000">
                <text:p>1691000</text:p>
              </table:table-cell>
              <table:table-cell office:value-type="float" office:value="1766900">
                <text:p>1766900</text:p>
              </table:table-cell>
              <table:table-cell office:value-type="float" office:value="1403800">
                <text:p>14038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7300">
                <text:p>867300</text:p>
              </table:table-cell>
              <table:table-cell office:value-type="float" office:value="1820400">
                <text:p>1820400</text:p>
              </table:table-cell>
              <table:table-cell office:value-type="float" office:value="1881400">
                <text:p>1881400</text:p>
              </table:table-cell>
              <table:table-cell office:value-type="float" office:value="1494600">
                <text:p>1494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700">
                <text:p>953700</text:p>
              </table:table-cell>
              <table:table-cell office:value-type="float" office:value="1956600">
                <text:p>1956600</text:p>
              </table:table-cell>
              <table:table-cell office:value-type="float" office:value="2000200">
                <text:p>2000200</text:p>
              </table:table-cell>
              <table:table-cell office:value-type="float" office:value="1592400">
                <text:p>1592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8300">
                <text:p>1058300</text:p>
              </table:table-cell>
              <table:table-cell office:value-type="float" office:value="2097700">
                <text:p>2097700</text:p>
              </table:table-cell>
              <table:table-cell office:value-type="float" office:value="2122200">
                <text:p>2122200</text:p>
              </table:table-cell>
              <table:table-cell office:value-type="float" office:value="1697200">
                <text:p>1697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1400">
                <text:p>1171400</text:p>
              </table:table-cell>
              <table:table-cell office:value-type="float" office:value="2239600">
                <text:p>2239600</text:p>
              </table:table-cell>
              <table:table-cell office:value-type="float" office:value="2242700">
                <text:p>2242700</text:p>
              </table:table-cell>
              <table:table-cell office:value-type="float" office:value="1806700">
                <text:p>18067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7900">
                <text:p>1287900</text:p>
              </table:table-cell>
              <table:table-cell office:value-type="float" office:value="2386200">
                <text:p>2386200</text:p>
              </table:table-cell>
              <table:table-cell office:value-type="float" office:value="2362800">
                <text:p>2362800</text:p>
              </table:table-cell>
              <table:table-cell office:value-type="float" office:value="1921300">
                <text:p>19213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3100">
                <text:p>1403100</text:p>
              </table:table-cell>
              <table:table-cell office:value-type="float" office:value="2530600">
                <text:p>2530600</text:p>
              </table:table-cell>
              <table:table-cell office:value-type="float" office:value="2484400">
                <text:p>2484400</text:p>
              </table:table-cell>
              <table:table-cell office:value-type="float" office:value="2041500">
                <text:p>204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2700">
                <text:p>1512700</text:p>
              </table:table-cell>
              <table:table-cell office:value-type="float" office:value="2674000">
                <text:p>2674000</text:p>
              </table:table-cell>
              <table:table-cell office:value-type="float" office:value="2604000">
                <text:p>2604000</text:p>
              </table:table-cell>
              <table:table-cell office:value-type="float" office:value="2166400">
                <text:p>2166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6400">
                <text:p>1626400</text:p>
              </table:table-cell>
              <table:table-cell office:value-type="float" office:value="2821100">
                <text:p>2821100</text:p>
              </table:table-cell>
              <table:table-cell office:value-type="float" office:value="2725100">
                <text:p>2725100</text:p>
              </table:table-cell>
              <table:table-cell office:value-type="float" office:value="2291900">
                <text:p>22919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6100">
                <text:p>1756100</text:p>
              </table:table-cell>
              <table:table-cell office:value-type="float" office:value="2976500">
                <text:p>2976500</text:p>
              </table:table-cell>
              <table:table-cell office:value-type="float" office:value="2849400">
                <text:p>2849400</text:p>
              </table:table-cell>
              <table:table-cell office:value-type="float" office:value="2420400">
                <text:p>2420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8700">
                <text:p>1908700</text:p>
              </table:table-cell>
              <table:table-cell office:value-type="float" office:value="3140600">
                <text:p>3140600</text:p>
              </table:table-cell>
              <table:table-cell office:value-type="float" office:value="2976100">
                <text:p>2976100</text:p>
              </table:table-cell>
              <table:table-cell office:value-type="float" office:value="2554500">
                <text:p>2554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900">
                <text:p>2073900</text:p>
              </table:table-cell>
              <table:table-cell office:value-type="float" office:value="3312200">
                <text:p>3312200</text:p>
              </table:table-cell>
              <table:table-cell office:value-type="float" office:value="3104900">
                <text:p>3104900</text:p>
              </table:table-cell>
              <table:table-cell office:value-type="float" office:value="2697800">
                <text:p>26978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53000">
                <text:p>2253000</text:p>
              </table:table-cell>
              <table:table-cell office:value-type="float" office:value="3489500">
                <text:p>3489500</text:p>
              </table:table-cell>
              <table:table-cell office:value-type="float" office:value="3236300">
                <text:p>3236300</text:p>
              </table:table-cell>
              <table:table-cell office:value-type="float" office:value="2844900">
                <text:p>28449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9400">
                <text:p>2439400</text:p>
              </table:table-cell>
              <table:table-cell office:value-type="float" office:value="3671900">
                <text:p>3671900</text:p>
              </table:table-cell>
              <table:table-cell office:value-type="float" office:value="3372900">
                <text:p>3372900</text:p>
              </table:table-cell>
              <table:table-cell office:value-type="float" office:value="2993000">
                <text:p>2993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8200">
                <text:p>2608200</text:p>
              </table:table-cell>
              <table:table-cell office:value-type="float" office:value="3853000">
                <text:p>3853000</text:p>
              </table:table-cell>
              <table:table-cell office:value-type="float" office:value="3514400">
                <text:p>3514400</text:p>
              </table:table-cell>
              <table:table-cell office:value-type="float" office:value="3141700">
                <text:p>31417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76400">
                <text:p>2776400</text:p>
              </table:table-cell>
              <table:table-cell office:value-type="float" office:value="4039800">
                <text:p>4039800</text:p>
              </table:table-cell>
              <table:table-cell office:value-type="float" office:value="3661100">
                <text:p>3661100</text:p>
              </table:table-cell>
              <table:table-cell office:value-type="float" office:value="3288700">
                <text:p>3288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57200">
                <text:p>2957200</text:p>
              </table:table-cell>
              <table:table-cell office:value-type="float" office:value="4236100">
                <text:p>4236100</text:p>
              </table:table-cell>
              <table:table-cell office:value-type="float" office:value="3810800">
                <text:p>3810800</text:p>
              </table:table-cell>
              <table:table-cell office:value-type="float" office:value="3437500">
                <text:p>3437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20900">
                <text:p>3120900</text:p>
              </table:table-cell>
              <table:table-cell office:value-type="float" office:value="4440100">
                <text:p>4440100</text:p>
              </table:table-cell>
              <table:table-cell office:value-type="float" office:value="3965400">
                <text:p>3965400</text:p>
              </table:table-cell>
              <table:table-cell office:value-type="float" office:value="3591500">
                <text:p>3591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90600">
                <text:p>3290600</text:p>
              </table:table-cell>
              <table:table-cell office:value-type="float" office:value="4653000">
                <text:p>4653000</text:p>
              </table:table-cell>
              <table:table-cell office:value-type="float" office:value="4124000">
                <text:p>4124000</text:p>
              </table:table-cell>
              <table:table-cell office:value-type="float" office:value="3747400">
                <text:p>37474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62100">
                <text:p>3462100</text:p>
              </table:table-cell>
              <table:table-cell office:value-type="float" office:value="4877600">
                <text:p>4877600</text:p>
              </table:table-cell>
              <table:table-cell office:value-type="float" office:value="4286200">
                <text:p>4286200</text:p>
              </table:table-cell>
              <table:table-cell office:value-type="float" office:value="3904000">
                <text:p>3904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45000">
                <text:p>3645000</text:p>
              </table:table-cell>
              <table:table-cell office:value-type="float" office:value="5110000">
                <text:p>5110000</text:p>
              </table:table-cell>
              <table:table-cell office:value-type="float" office:value="4448000">
                <text:p>4448000</text:p>
              </table:table-cell>
              <table:table-cell office:value-type="float" office:value="4063700">
                <text:p>40637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4900">
                <text:p>3814900</text:p>
              </table:table-cell>
              <table:table-cell office:value-type="float" office:value="5351200">
                <text:p>5351200</text:p>
              </table:table-cell>
              <table:table-cell office:value-type="float" office:value="4613200">
                <text:p>4613200</text:p>
              </table:table-cell>
              <table:table-cell office:value-type="float" office:value="4225000">
                <text:p>422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6900">
                <text:p>3986900</text:p>
              </table:table-cell>
              <table:table-cell office:value-type="float" office:value="5612900">
                <text:p>5612900</text:p>
              </table:table-cell>
              <table:table-cell office:value-type="float" office:value="4783800">
                <text:p>4783800</text:p>
              </table:table-cell>
              <table:table-cell office:value-type="float" office:value="4389400">
                <text:p>4389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83000">
                <text:p>4183000</text:p>
              </table:table-cell>
              <table:table-cell office:value-type="float" office:value="5905500">
                <text:p>5905500</text:p>
              </table:table-cell>
              <table:table-cell office:value-type="float" office:value="4958400">
                <text:p>4958400</text:p>
              </table:table-cell>
              <table:table-cell office:value-type="float" office:value="4557900">
                <text:p>45579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57600">
                <text:p>4357600</text:p>
              </table:table-cell>
              <table:table-cell office:value-type="float" office:value="6206500">
                <text:p>6206500</text:p>
              </table:table-cell>
              <table:table-cell office:value-type="float" office:value="5135400">
                <text:p>5135400</text:p>
              </table:table-cell>
              <table:table-cell office:value-type="float" office:value="4729400">
                <text:p>4729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43400">
                <text:p>4543400</text:p>
              </table:table-cell>
              <table:table-cell office:value-type="float" office:value="6509900">
                <text:p>6509900</text:p>
              </table:table-cell>
              <table:table-cell office:value-type="float" office:value="5314200">
                <text:p>5314200</text:p>
              </table:table-cell>
              <table:table-cell office:value-type="float" office:value="4903400">
                <text:p>49034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14100">
                <text:p>4714100</text:p>
              </table:table-cell>
              <table:table-cell office:value-type="float" office:value="6818700">
                <text:p>6818700</text:p>
              </table:table-cell>
              <table:table-cell office:value-type="float" office:value="5497000">
                <text:p>5497000</text:p>
              </table:table-cell>
              <table:table-cell office:value-type="float" office:value="5082500">
                <text:p>5082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97200">
                <text:p>4897200</text:p>
              </table:table-cell>
              <table:table-cell office:value-type="float" office:value="7129700">
                <text:p>7129700</text:p>
              </table:table-cell>
              <table:table-cell office:value-type="float" office:value="5681400">
                <text:p>5681400</text:p>
              </table:table-cell>
              <table:table-cell office:value-type="float" office:value="5265500">
                <text:p>5265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79800">
                <text:p>5079800</text:p>
              </table:table-cell>
              <table:table-cell office:value-type="float" office:value="7434900">
                <text:p>7434900</text:p>
              </table:table-cell>
              <table:table-cell office:value-type="float" office:value="5866400">
                <text:p>5866400</text:p>
              </table:table-cell>
              <table:table-cell office:value-type="float" office:value="5448700">
                <text:p>54487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71500">
                <text:p>5271500</text:p>
              </table:table-cell>
              <table:table-cell office:value-type="float" office:value="7751200">
                <text:p>7751200</text:p>
              </table:table-cell>
              <table:table-cell office:value-type="float" office:value="6053400">
                <text:p>6053400</text:p>
              </table:table-cell>
              <table:table-cell office:value-type="float" office:value="5632900">
                <text:p>56329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34100">
                <text:p>5434100</text:p>
              </table:table-cell>
              <table:table-cell office:value-type="float" office:value="8079900">
                <text:p>8079900</text:p>
              </table:table-cell>
              <table:table-cell office:value-type="float" office:value="6238700">
                <text:p>6238700</text:p>
              </table:table-cell>
              <table:table-cell office:value-type="float" office:value="5820200">
                <text:p>58202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98900">
                <text:p>5598900</text:p>
              </table:table-cell>
              <table:table-cell office:value-type="float" office:value="8411800">
                <text:p>8411800</text:p>
              </table:table-cell>
              <table:table-cell office:value-type="float" office:value="6424400">
                <text:p>6424400</text:p>
              </table:table-cell>
              <table:table-cell office:value-type="float" office:value="6012000">
                <text:p>6012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64900">
                <text:p>5764900</text:p>
              </table:table-cell>
              <table:table-cell office:value-type="float" office:value="8747600">
                <text:p>8747600</text:p>
              </table:table-cell>
              <table:table-cell office:value-type="float" office:value="6614300">
                <text:p>6614300</text:p>
              </table:table-cell>
              <table:table-cell office:value-type="float" office:value="6207700">
                <text:p>62077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57500">
                <text:p>5957500</text:p>
              </table:table-cell>
              <table:table-cell office:value-type="float" office:value="9084000">
                <text:p>9084000</text:p>
              </table:table-cell>
              <table:table-cell office:value-type="float" office:value="6810800">
                <text:p>6810800</text:p>
              </table:table-cell>
              <table:table-cell office:value-type="float" office:value="6411900">
                <text:p>64119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842cm" svg:height="12.497cm" chart:class="chart:line" chart:style-name="ch1">
        <chart:legend chart:legend-position="end" svg:x="1.927cm" svg:y="0.659cm" chart:style-name="ch2"/>
        <chart:plot-area chart:style-name="ch3" table:cell-range-address="Sheet1.J218:Sheet1.J218 Sheet1.B220:Sheet1.B270 Sheet1.J272:Sheet1.J272 Sheet1.B274:Sheet1.B324 Sheet1.J326:Sheet1.J326 Sheet1.B328:Sheet1.B378" chart:data-source-has-labels="row" svg:x="0.351cm" svg:y="0.242cm" svg:width="16.166cm" svg:height="11.965cm">
          <chart:axis chart:dimension="x" chart:name="primary-x" chart:style-name="ch4">
            <chart:title svg:x="7.724cm" svg:y="11.893cm" chart:style-name="ch5">
              <text:p>Generaciones</text:p>
            </chart:title>
          </chart:axis>
          <chart:axis chart:dimension="y" chart:name="primary-y" chart:style-name="ch6">
            <chart:title svg:x="0.216cm" svg:y="6.487cm" chart:style-name="ch7">
              <text:p>Calidad</text:p>
            </chart:title>
            <chart:grid chart:style-name="ch8" chart:class="major"/>
          </chart:axis>
          <chart:series chart:style-name="ch9" chart:values-cell-range-address="Sheet1.B220:Sheet1.B270" chart:label-cell-address="Sheet1.J218:Sheet1.J218" chart:class="chart:line">
            <chart:data-point chart:repeated="51"/>
          </chart:series>
          <chart:series chart:style-name="ch10" chart:values-cell-range-address="Sheet1.B274:Sheet1.B324" chart:label-cell-address="Sheet1.J272:Sheet1.J272" chart:class="chart:line">
            <chart:data-point chart:repeated="51"/>
          </chart:series>
          <chart:series chart:style-name="ch11" chart:values-cell-range-address="Sheet1.B328:Sheet1.B378" chart:label-cell-address="Sheet1.J326:Sheet1.J326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218:Sheet1.J218">S=2</text:p>
              </table:table-cell>
              <table:table-cell office:value-type="string">
                <text:p text:id="Sheet1.J272:Sheet1.J272">S=4</text:p>
              </table:table-cell>
              <table:table-cell office:value-type="string">
                <text:p text:id="Sheet1.J326:Sheet1.J326">S=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828">
                <text:p text:id="Sheet1.B220:Sheet1.B270">7.8828</text:p>
              </table:table-cell>
              <table:table-cell office:value-type="float" office:value="7.7005997">
                <text:p text:id="Sheet1.B274:Sheet1.B324">7.7005997</text:p>
              </table:table-cell>
              <table:table-cell office:value-type="float" office:value="7.5796003">
                <text:p text:id="Sheet1.B328:Sheet1.B378">7.57960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58">
                <text:p>12.658</text:p>
              </table:table-cell>
              <table:table-cell office:value-type="float" office:value="19.491602">
                <text:p>19.491602</text:p>
              </table:table-cell>
              <table:table-cell office:value-type="float" office:value="25.694998">
                <text:p>25.694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205801">
                <text:p>18.205801</text:p>
              </table:table-cell>
              <table:table-cell office:value-type="float" office:value="32.0362">
                <text:p>32.0362</text:p>
              </table:table-cell>
              <table:table-cell office:value-type="float" office:value="39.5778">
                <text:p>39.5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347801">
                <text:p>24.347801</text:p>
              </table:table-cell>
              <table:table-cell office:value-type="float" office:value="39.9898">
                <text:p>39.9898</text:p>
              </table:table-cell>
              <table:table-cell office:value-type="float" office:value="43.3964">
                <text:p>43.3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292">
                <text:p>29.4292</text:p>
              </table:table-cell>
              <table:table-cell office:value-type="float" office:value="42.2982">
                <text:p>42.2982</text:p>
              </table:table-cell>
              <table:table-cell office:value-type="float" office:value="50.707996">
                <text:p>50.707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962">
                <text:p>33.962</text:p>
              </table:table-cell>
              <table:table-cell office:value-type="float" office:value="43.776802">
                <text:p>43.776802</text:p>
              </table:table-cell>
              <table:table-cell office:value-type="float" office:value="60.227">
                <text:p>60.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983604">
                <text:p>37.983604</text:p>
              </table:table-cell>
              <table:table-cell office:value-type="float" office:value="48.042">
                <text:p>48.042</text:p>
              </table:table-cell>
              <table:table-cell office:value-type="float" office:value="74.3928">
                <text:p>74.3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0642">
                <text:p>42.0642</text:p>
              </table:table-cell>
              <table:table-cell office:value-type="float" office:value="55.980797">
                <text:p>55.980797</text:p>
              </table:table-cell>
              <table:table-cell office:value-type="float" office:value="97.2224">
                <text:p>97.2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591602">
                <text:p>46.591602</text:p>
              </table:table-cell>
              <table:table-cell office:value-type="float" office:value="68.547">
                <text:p>68.547</text:p>
              </table:table-cell>
              <table:table-cell office:value-type="float" office:value="144.94319">
                <text:p>144.94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583595">
                <text:p>50.583595</text:p>
              </table:table-cell>
              <table:table-cell office:value-type="float" office:value="86.568405">
                <text:p>86.568405</text:p>
              </table:table-cell>
              <table:table-cell office:value-type="float" office:value="193.667">
                <text:p>193.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5924">
                <text:p>52.5924</text:p>
              </table:table-cell>
              <table:table-cell office:value-type="float" office:value="110.329994">
                <text:p>110.329994</text:p>
              </table:table-cell>
              <table:table-cell office:value-type="float" office:value="237.82939">
                <text:p>237.82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8276">
                <text:p>53.8276</text:p>
              </table:table-cell>
              <table:table-cell office:value-type="float" office:value="129.84981">
                <text:p>129.84981</text:p>
              </table:table-cell>
              <table:table-cell office:value-type="float" office:value="282.8016">
                <text:p>282.8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7546">
                <text:p>54.7546</text:p>
              </table:table-cell>
              <table:table-cell office:value-type="float" office:value="152.2724">
                <text:p>152.2724</text:p>
              </table:table-cell>
              <table:table-cell office:value-type="float" office:value="335.1434">
                <text:p>335.1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3518">
                <text:p>55.3518</text:p>
              </table:table-cell>
              <table:table-cell office:value-type="float" office:value="172.103">
                <text:p>172.103</text:p>
              </table:table-cell>
              <table:table-cell office:value-type="float" office:value="401.8474">
                <text:p>401.8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7006">
                <text:p>55.7006</text:p>
              </table:table-cell>
              <table:table-cell office:value-type="float" office:value="210.00162">
                <text:p>210.00162</text:p>
              </table:table-cell>
              <table:table-cell office:value-type="float" office:value="475.7372">
                <text:p>475.7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886402">
                <text:p>55.886402</text:p>
              </table:table-cell>
              <table:table-cell office:value-type="float" office:value="254.5314">
                <text:p>254.5314</text:p>
              </table:table-cell>
              <table:table-cell office:value-type="float" office:value="532.3546">
                <text:p>532.3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4074">
                <text:p>56.4074</text:p>
              </table:table-cell>
              <table:table-cell office:value-type="float" office:value="306.7956">
                <text:p>306.7956</text:p>
              </table:table-cell>
              <table:table-cell office:value-type="float" office:value="606.3336">
                <text:p>606.3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8214">
                <text:p>56.8214</text:p>
              </table:table-cell>
              <table:table-cell office:value-type="float" office:value="378.20502">
                <text:p>378.20502</text:p>
              </table:table-cell>
              <table:table-cell office:value-type="float" office:value="688.45447">
                <text:p>688.45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1244">
                <text:p>57.1244</text:p>
              </table:table-cell>
              <table:table-cell office:value-type="float" office:value="455.45685">
                <text:p>455.45685</text:p>
              </table:table-cell>
              <table:table-cell office:value-type="float" office:value="782.3656">
                <text:p>782.3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6192">
                <text:p>57.6192</text:p>
              </table:table-cell>
              <table:table-cell office:value-type="float" office:value="529.271">
                <text:p>529.271</text:p>
              </table:table-cell>
              <table:table-cell office:value-type="float" office:value="827.2289">
                <text:p>827.2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910805">
                <text:p>57.910805</text:p>
              </table:table-cell>
              <table:table-cell office:value-type="float" office:value="611.39404">
                <text:p>611.39404</text:p>
              </table:table-cell>
              <table:table-cell office:value-type="float" office:value="887.4404">
                <text:p>887.4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662193">
                <text:p>58.662193</text:p>
              </table:table-cell>
              <table:table-cell office:value-type="float" office:value="722.2638">
                <text:p>722.2638</text:p>
              </table:table-cell>
              <table:table-cell office:value-type="float" office:value="951.0912">
                <text:p>951.0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27459">
                <text:p>60.27459</text:p>
              </table:table-cell>
              <table:table-cell office:value-type="float" office:value="798.6528">
                <text:p>798.6528</text:p>
              </table:table-cell>
              <table:table-cell office:value-type="float" office:value="1006.78577">
                <text:p>1006.78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3828">
                <text:p>63.3828</text:p>
              </table:table-cell>
              <table:table-cell office:value-type="float" office:value="879.6515">
                <text:p>879.6515</text:p>
              </table:table-cell>
              <table:table-cell office:value-type="float" office:value="1074.7185">
                <text:p>1074.7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21161">
                <text:p>66.21161</text:p>
              </table:table-cell>
              <table:table-cell office:value-type="float" office:value="946.3586">
                <text:p>946.3586</text:p>
              </table:table-cell>
              <table:table-cell office:value-type="float" office:value="1174.905">
                <text:p>1174.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.740395">
                <text:p>70.740395</text:p>
              </table:table-cell>
              <table:table-cell office:value-type="float" office:value="997.8578">
                <text:p>997.8578</text:p>
              </table:table-cell>
              <table:table-cell office:value-type="float" office:value="1246.9917">
                <text:p>1246.9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.532">
                <text:p>74.532</text:p>
              </table:table-cell>
              <table:table-cell office:value-type="float" office:value="1050.3303">
                <text:p>1050.3303</text:p>
              </table:table-cell>
              <table:table-cell office:value-type="float" office:value="1277.9935">
                <text:p>1277.9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943794">
                <text:p>77.943794</text:p>
              </table:table-cell>
              <table:table-cell office:value-type="float" office:value="1113.3713">
                <text:p>1113.3713</text:p>
              </table:table-cell>
              <table:table-cell office:value-type="float" office:value="1339.8145">
                <text:p>1339.8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.55121">
                <text:p>80.55121</text:p>
              </table:table-cell>
              <table:table-cell office:value-type="float" office:value="1157.9362">
                <text:p>1157.9362</text:p>
              </table:table-cell>
              <table:table-cell office:value-type="float" office:value="1417.915">
                <text:p>1417.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0262">
                <text:p>84.0262</text:p>
              </table:table-cell>
              <table:table-cell office:value-type="float" office:value="1228.0232">
                <text:p>1228.0232</text:p>
              </table:table-cell>
              <table:table-cell office:value-type="float" office:value="1456.1918">
                <text:p>1456.1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.3378">
                <text:p>86.3378</text:p>
              </table:table-cell>
              <table:table-cell office:value-type="float" office:value="1313.2406">
                <text:p>1313.2406</text:p>
              </table:table-cell>
              <table:table-cell office:value-type="float" office:value="1532.1042">
                <text:p>1532.1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2126">
                <text:p>90.2126</text:p>
              </table:table-cell>
              <table:table-cell office:value-type="float" office:value="1410.9545">
                <text:p>1410.9545</text:p>
              </table:table-cell>
              <table:table-cell office:value-type="float" office:value="1571.9524">
                <text:p>1571.9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.71379">
                <text:p>93.71379</text:p>
              </table:table-cell>
              <table:table-cell office:value-type="float" office:value="1475.2952">
                <text:p>1475.2952</text:p>
              </table:table-cell>
              <table:table-cell office:value-type="float" office:value="1588.7582">
                <text:p>1588.7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5822">
                <text:p>98.5822</text:p>
              </table:table-cell>
              <table:table-cell office:value-type="float" office:value="1553.8542">
                <text:p>1553.8542</text:p>
              </table:table-cell>
              <table:table-cell office:value-type="float" office:value="1648.7644">
                <text:p>1648.7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.6854">
                <text:p>104.6854</text:p>
              </table:table-cell>
              <table:table-cell office:value-type="float" office:value="1635.3326">
                <text:p>1635.3326</text:p>
              </table:table-cell>
              <table:table-cell office:value-type="float" office:value="1684.7678">
                <text:p>1684.7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280396">
                <text:p>108.280396</text:p>
              </table:table-cell>
              <table:table-cell office:value-type="float" office:value="1729.843">
                <text:p>1729.843</text:p>
              </table:table-cell>
              <table:table-cell office:value-type="float" office:value="1738.5043">
                <text:p>1738.5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.5684">
                <text:p>115.5684</text:p>
              </table:table-cell>
              <table:table-cell office:value-type="float" office:value="1811.0172">
                <text:p>1811.0172</text:p>
              </table:table-cell>
              <table:table-cell office:value-type="float" office:value="1787.0924">
                <text:p>1787.09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.14701">
                <text:p>122.14701</text:p>
              </table:table-cell>
              <table:table-cell office:value-type="float" office:value="1911.989">
                <text:p>1911.989</text:p>
              </table:table-cell>
              <table:table-cell office:value-type="float" office:value="1862.8513">
                <text:p>1862.8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984">
                <text:p>129.984</text:p>
              </table:table-cell>
              <table:table-cell office:value-type="float" office:value="1985.4314">
                <text:p>1985.4314</text:p>
              </table:table-cell>
              <table:table-cell office:value-type="float" office:value="1876.666">
                <text:p>1876.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.47119">
                <text:p>136.47119</text:p>
              </table:table-cell>
              <table:table-cell office:value-type="float" office:value="2029.7344">
                <text:p>2029.7344</text:p>
              </table:table-cell>
              <table:table-cell office:value-type="float" office:value="1899.0824">
                <text:p>1899.0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.685">
                <text:p>149.685</text:p>
              </table:table-cell>
              <table:table-cell office:value-type="float" office:value="2107.285">
                <text:p>2107.285</text:p>
              </table:table-cell>
              <table:table-cell office:value-type="float" office:value="1922.2438">
                <text:p>1922.2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.59819">
                <text:p>165.59819</text:p>
              </table:table-cell>
              <table:table-cell office:value-type="float" office:value="2155.998">
                <text:p>2155.998</text:p>
              </table:table-cell>
              <table:table-cell office:value-type="float" office:value="1955.9095">
                <text:p>1955.9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4.19778">
                <text:p>184.19778</text:p>
              </table:table-cell>
              <table:table-cell office:value-type="float" office:value="2216.9707">
                <text:p>2216.9707</text:p>
              </table:table-cell>
              <table:table-cell office:value-type="float" office:value="1974.5892">
                <text:p>1974.58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0.69699">
                <text:p>210.69699</text:p>
              </table:table-cell>
              <table:table-cell office:value-type="float" office:value="2251.7017">
                <text:p>2251.7017</text:p>
              </table:table-cell>
              <table:table-cell office:value-type="float" office:value="2008.6443">
                <text:p>2008.64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8.07083">
                <text:p>238.07083</text:p>
              </table:table-cell>
              <table:table-cell office:value-type="float" office:value="2341.2415">
                <text:p>2341.2415</text:p>
              </table:table-cell>
              <table:table-cell office:value-type="float" office:value="2020.0857">
                <text:p>2020.0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.37305">
                <text:p>256.37305</text:p>
              </table:table-cell>
              <table:table-cell office:value-type="float" office:value="2407.6467">
                <text:p>2407.6467</text:p>
              </table:table-cell>
              <table:table-cell office:value-type="float" office:value="2067.3608">
                <text:p>2067.36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.20743">
                <text:p>270.20743</text:p>
              </table:table-cell>
              <table:table-cell office:value-type="float" office:value="2473.4133">
                <text:p>2473.4133</text:p>
              </table:table-cell>
              <table:table-cell office:value-type="float" office:value="2103.4043">
                <text:p>2103.4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.3732">
                <text:p>283.3732</text:p>
              </table:table-cell>
              <table:table-cell office:value-type="float" office:value="2545.056">
                <text:p>2545.056</text:p>
              </table:table-cell>
              <table:table-cell office:value-type="float" office:value="2151.3022">
                <text:p>2151.30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0.5778">
                <text:p>290.5778</text:p>
              </table:table-cell>
              <table:table-cell office:value-type="float" office:value="2569.9224">
                <text:p>2569.9224</text:p>
              </table:table-cell>
              <table:table-cell office:value-type="float" office:value="2164.0405">
                <text:p>2164.0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2.4398">
                <text:p>302.4398</text:p>
              </table:table-cell>
              <table:table-cell office:value-type="float" office:value="2623.4744">
                <text:p>2623.4744</text:p>
              </table:table-cell>
              <table:table-cell office:value-type="float" office:value="2211.0847">
                <text:p>2211.0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.0932">
                <text:p>312.0932</text:p>
              </table:table-cell>
              <table:table-cell office:value-type="float" office:value="2650.4565">
                <text:p>2650.4565</text:p>
              </table:table-cell>
              <table:table-cell office:value-type="float" office:value="2231.9688">
                <text:p>2231.96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772cm" svg:height="13.058cm" chart:class="chart:line" chart:style-name="ch1">
        <chart:legend chart:legend-position="end" svg:x="1.654cm" svg:y="0.428cm" chart:style-name="ch2"/>
        <chart:plot-area chart:style-name="ch3" table:cell-range-address="Sheet1.J218:Sheet1.J218 Sheet1.E220:Sheet1.E270 Sheet1.J272:Sheet1.J272 Sheet1.E274:Sheet1.E324 Sheet1.J326:Sheet1.J326 Sheet1.E328:Sheet1.E378" chart:data-source-has-labels="row" svg:x="0.187cm" svg:y="0.26cm" svg:width="16.456cm" svg:height="12.411cm">
          <chart:axis chart:dimension="x" chart:name="primary-x" chart:style-name="ch4">
            <chart:title svg:x="7.705cm" svg:y="12.369cm" chart:style-name="ch5">
              <text:p>Generaciones</text:p>
            </chart:title>
          </chart:axis>
          <chart:axis chart:dimension="y" chart:name="primary-y" chart:style-name="ch6">
            <chart:title svg:x="0.053cm" svg:y="6.728cm" chart:style-name="ch7">
              <text:p>Calidad</text:p>
            </chart:title>
            <chart:grid chart:style-name="ch8" chart:class="major"/>
          </chart:axis>
          <chart:series chart:style-name="ch9" chart:values-cell-range-address="Sheet1.E220:Sheet1.E270" chart:label-cell-address="Sheet1.J218:Sheet1.J218" chart:class="chart:line">
            <chart:data-point chart:repeated="51"/>
          </chart:series>
          <chart:series chart:style-name="ch10" chart:values-cell-range-address="Sheet1.E274:Sheet1.E324" chart:label-cell-address="Sheet1.J272:Sheet1.J272" chart:class="chart:line">
            <chart:data-point chart:repeated="51"/>
          </chart:series>
          <chart:series chart:style-name="ch11" chart:values-cell-range-address="Sheet1.E328:Sheet1.E378" chart:label-cell-address="Sheet1.J326:Sheet1.J326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218:Sheet1.J218">S=2</text:p>
              </table:table-cell>
              <table:table-cell office:value-type="string">
                <text:p text:id="Sheet1.J272:Sheet1.J272">S=4</text:p>
              </table:table-cell>
              <table:table-cell office:value-type="string">
                <text:p text:id="Sheet1.J326:Sheet1.J326">S=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.2">
                <text:p text:id="Sheet1.E220:Sheet1.E270">102.2</text:p>
              </table:table-cell>
              <table:table-cell office:value-type="float" office:value="134.4">
                <text:p text:id="Sheet1.E274:Sheet1.E324">134.4</text:p>
              </table:table-cell>
              <table:table-cell office:value-type="float" office:value="77.6">
                <text:p text:id="Sheet1.E328:Sheet1.E378">77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">
                <text:p>111</text:p>
              </table:table-cell>
              <table:table-cell office:value-type="float" office:value="144.2">
                <text:p>144.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.6">
                <text:p>207.6</text:p>
              </table:table-cell>
              <table:table-cell office:value-type="float" office:value="230.4">
                <text:p>230.4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4">
                <text:p>206.4</text:p>
              </table:table-cell>
              <table:table-cell office:value-type="float" office:value="195.6">
                <text:p>195.6</text:p>
              </table:table-cell>
              <table:table-cell office:value-type="float" office:value="240.2">
                <text:p>24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4.4">
                <text:p>224.4</text:p>
              </table:table-cell>
              <table:table-cell office:value-type="float" office:value="316.8">
                <text:p>316.8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.6">
                <text:p>178.6</text:p>
              </table:table-cell>
              <table:table-cell office:value-type="float" office:value="281.2">
                <text:p>281.2</text:p>
              </table:table-cell>
              <table:table-cell office:value-type="float" office:value="397.2">
                <text:p>39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7.6">
                <text:p>217.6</text:p>
              </table:table-cell>
              <table:table-cell office:value-type="float" office:value="324">
                <text:p>324</text:p>
              </table:table-cell>
              <table:table-cell office:value-type="float" office:value="525.2">
                <text:p>52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6">
                <text:p>223.6</text:p>
              </table:table-cell>
              <table:table-cell office:value-type="float" office:value="446.8">
                <text:p>446.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6.6">
                <text:p>186.6</text:p>
              </table:table-cell>
              <table:table-cell office:value-type="float" office:value="628.4">
                <text:p>628.4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.2">
                <text:p>179.2</text:p>
              </table:table-cell>
              <table:table-cell office:value-type="float" office:value="645.2">
                <text:p>645.2</text:p>
              </table:table-cell>
              <table:table-cell office:value-type="float" office:value="771.2">
                <text:p>77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.8">
                <text:p>176.8</text:p>
              </table:table-cell>
              <table:table-cell office:value-type="float" office:value="901.2">
                <text:p>901.2</text:p>
              </table:table-cell>
              <table:table-cell office:value-type="float" office:value="941.4">
                <text:p>9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.6">
                <text:p>180.6</text:p>
              </table:table-cell>
              <table:table-cell office:value-type="float" office:value="1014.6">
                <text:p>1014.6</text:p>
              </table:table-cell>
              <table:table-cell office:value-type="float" office:value="1089.8">
                <text:p>1089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.6">
                <text:p>217.6</text:p>
              </table:table-cell>
              <table:table-cell office:value-type="float" office:value="1036.6">
                <text:p>1036.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.6">
                <text:p>199.6</text:p>
              </table:table-cell>
              <table:table-cell office:value-type="float" office:value="1139.8">
                <text:p>1139.8</text:p>
              </table:table-cell>
              <table:table-cell office:value-type="float" office:value="1244.8">
                <text:p>1244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.2">
                <text:p>166.2</text:p>
              </table:table-cell>
              <table:table-cell office:value-type="float" office:value="1350.4">
                <text:p>1350.4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.6">
                <text:p>175.6</text:p>
              </table:table-cell>
              <table:table-cell office:value-type="float" office:value="1385.6">
                <text:p>1385.6</text:p>
              </table:table-cell>
              <table:table-cell office:value-type="float" office:value="1346.4">
                <text:p>1346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4">
                <text:p>159.4</text:p>
              </table:table-cell>
              <table:table-cell office:value-type="float" office:value="1488.4">
                <text:p>1488.4</text:p>
              </table:table-cell>
              <table:table-cell office:value-type="float" office:value="1468.6">
                <text:p>146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.2">
                <text:p>203.2</text:p>
              </table:table-cell>
              <table:table-cell office:value-type="float" office:value="1600">
                <text:p>1600</text:p>
              </table:table-cell>
              <table:table-cell office:value-type="float" office:value="1596.4">
                <text:p>159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">
                <text:p>188</text:p>
              </table:table-cell>
              <table:table-cell office:value-type="float" office:value="1826">
                <text:p>1826</text:p>
              </table:table-cell>
              <table:table-cell office:value-type="float" office:value="1639.6">
                <text:p>163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4">
                <text:p>190.4</text:p>
              </table:table-cell>
              <table:table-cell office:value-type="float" office:value="1882.2">
                <text:p>1882.2</text:p>
              </table:table-cell>
              <table:table-cell office:value-type="float" office:value="1867.8">
                <text:p>186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">
                <text:p>156</text:p>
              </table:table-cell>
              <table:table-cell office:value-type="float" office:value="1810.6">
                <text:p>1810.6</text:p>
              </table:table-cell>
              <table:table-cell office:value-type="float" office:value="1872.2">
                <text:p>187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3.4">
                <text:p>153.4</text:p>
              </table:table-cell>
              <table:table-cell office:value-type="float" office:value="1979">
                <text:p>1979</text:p>
              </table:table-cell>
              <table:table-cell office:value-type="float" office:value="1914.6">
                <text:p>1914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1.6">
                <text:p>211.6</text:p>
              </table:table-cell>
              <table:table-cell office:value-type="float" office:value="1968.2">
                <text:p>1968.2</text:p>
              </table:table-cell>
              <table:table-cell office:value-type="float" office:value="2025.6">
                <text:p>2025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4.2">
                <text:p>224.2</text:p>
              </table:table-cell>
              <table:table-cell office:value-type="float" office:value="1975.8">
                <text:p>1975.8</text:p>
              </table:table-cell>
              <table:table-cell office:value-type="float" office:value="2121.2">
                <text:p>212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.6">
                <text:p>252.6</text:p>
              </table:table-cell>
              <table:table-cell office:value-type="float" office:value="2184.6">
                <text:p>2184.6</text:p>
              </table:table-cell>
              <table:table-cell office:value-type="float" office:value="2130.2">
                <text:p>213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7.8">
                <text:p>347.8</text:p>
              </table:table-cell>
              <table:table-cell office:value-type="float" office:value="2244">
                <text:p>2244</text:p>
              </table:table-cell>
              <table:table-cell office:value-type="float" office:value="2159.4">
                <text:p>2159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8">
                <text:p>328</text:p>
              </table:table-cell>
              <table:table-cell office:value-type="float" office:value="2384.2">
                <text:p>2384.2</text:p>
              </table:table-cell>
              <table:table-cell office:value-type="float" office:value="2246.2">
                <text:p>224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2424">
                <text:p>2424</text:p>
              </table:table-cell>
              <table:table-cell office:value-type="float" office:value="2264.4">
                <text:p>226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6.2">
                <text:p>416.2</text:p>
              </table:table-cell>
              <table:table-cell office:value-type="float" office:value="2497.6">
                <text:p>2497.6</text:p>
              </table:table-cell>
              <table:table-cell office:value-type="float" office:value="2272.8">
                <text:p>227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0">
                <text:p>450</text:p>
              </table:table-cell>
              <table:table-cell office:value-type="float" office:value="2614.8">
                <text:p>2614.8</text:p>
              </table:table-cell>
              <table:table-cell office:value-type="float" office:value="2287.2">
                <text:p>228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1.4">
                <text:p>471.4</text:p>
              </table:table-cell>
              <table:table-cell office:value-type="float" office:value="2721.6">
                <text:p>2721.6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7.6">
                <text:p>547.6</text:p>
              </table:table-cell>
              <table:table-cell office:value-type="float" office:value="2809.2">
                <text:p>2809.2</text:p>
              </table:table-cell>
              <table:table-cell office:value-type="float" office:value="2345.8">
                <text:p>234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.8">
                <text:p>532.8</text:p>
              </table:table-cell>
              <table:table-cell office:value-type="float" office:value="2746.8">
                <text:p>2746.8</text:p>
              </table:table-cell>
              <table:table-cell office:value-type="float" office:value="2462.8">
                <text:p>246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5.6">
                <text:p>565.6</text:p>
              </table:table-cell>
              <table:table-cell office:value-type="float" office:value="2801.2">
                <text:p>2801.2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7">
                <text:p>457</text:p>
              </table:table-cell>
              <table:table-cell office:value-type="float" office:value="2917.2">
                <text:p>2917.2</text:p>
              </table:table-cell>
              <table:table-cell office:value-type="float" office:value="2589.4">
                <text:p>2589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9.2">
                <text:p>529.2</text:p>
              </table:table-cell>
              <table:table-cell office:value-type="float" office:value="3041.6">
                <text:p>3041.6</text:p>
              </table:table-cell>
              <table:table-cell office:value-type="float" office:value="2633.4">
                <text:p>2633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.4">
                <text:p>578.4</text:p>
              </table:table-cell>
              <table:table-cell office:value-type="float" office:value="3180">
                <text:p>3180</text:p>
              </table:table-cell>
              <table:table-cell office:value-type="float" office:value="2682.6">
                <text:p>268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4">
                <text:p>584</text:p>
              </table:table-cell>
              <table:table-cell office:value-type="float" office:value="3219.6">
                <text:p>3219.6</text:p>
              </table:table-cell>
              <table:table-cell office:value-type="float" office:value="2709.4">
                <text:p>2709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5.8">
                <text:p>575.8</text:p>
              </table:table-cell>
              <table:table-cell office:value-type="float" office:value="3236.4">
                <text:p>3236.4</text:p>
              </table:table-cell>
              <table:table-cell office:value-type="float" office:value="2758.6">
                <text:p>275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6.8">
                <text:p>656.8</text:p>
              </table:table-cell>
              <table:table-cell office:value-type="float" office:value="3321.6">
                <text:p>3321.6</text:p>
              </table:table-cell>
              <table:table-cell office:value-type="float" office:value="2770.2">
                <text:p>277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0.4">
                <text:p>700.4</text:p>
              </table:table-cell>
              <table:table-cell office:value-type="float" office:value="3371.2">
                <text:p>3371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8.6">
                <text:p>548.6</text:p>
              </table:table-cell>
              <table:table-cell office:value-type="float" office:value="3360.4">
                <text:p>3360.4</text:p>
              </table:table-cell>
              <table:table-cell office:value-type="float" office:value="2851.8">
                <text:p>2851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0.4">
                <text:p>580.4</text:p>
              </table:table-cell>
              <table:table-cell office:value-type="float" office:value="3466">
                <text:p>3466</text:p>
              </table:table-cell>
              <table:table-cell office:value-type="float" office:value="2887.2">
                <text:p>288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3.4">
                <text:p>643.4</text:p>
              </table:table-cell>
              <table:table-cell office:value-type="float" office:value="3506">
                <text:p>3506</text:p>
              </table:table-cell>
              <table:table-cell office:value-type="float" office:value="2919.2">
                <text:p>2919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9.8">
                <text:p>649.8</text:p>
              </table:table-cell>
              <table:table-cell office:value-type="float" office:value="3534">
                <text:p>3534</text:p>
              </table:table-cell>
              <table:table-cell office:value-type="float" office:value="2987.2">
                <text:p>2987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3.6">
                <text:p>643.6</text:p>
              </table:table-cell>
              <table:table-cell office:value-type="float" office:value="3587.2">
                <text:p>3587.2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6.8">
                <text:p>626.8</text:p>
              </table:table-cell>
              <table:table-cell office:value-type="float" office:value="3657.2">
                <text:p>3657.2</text:p>
              </table:table-cell>
              <table:table-cell office:value-type="float" office:value="3015.2">
                <text:p>301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7.2">
                <text:p>697.2</text:p>
              </table:table-cell>
              <table:table-cell office:value-type="float" office:value="3658">
                <text:p>3658</text:p>
              </table:table-cell>
              <table:table-cell office:value-type="float" office:value="3047.2">
                <text:p>304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1.2">
                <text:p>751.2</text:p>
              </table:table-cell>
              <table:table-cell office:value-type="float" office:value="3674.8">
                <text:p>3674.8</text:p>
              </table:table-cell>
              <table:table-cell office:value-type="float" office:value="3088.8">
                <text:p>308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3.2">
                <text:p>833.2</text:p>
              </table:table-cell>
              <table:table-cell office:value-type="float" office:value="3696.8">
                <text:p>3696.8</text:p>
              </table:table-cell>
              <table:table-cell office:value-type="float" office:value="3119.2">
                <text:p>3119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1.8">
                <text:p>841.8</text:p>
              </table:table-cell>
              <table:table-cell office:value-type="float" office:value="3707.6">
                <text:p>3707.6</text:p>
              </table:table-cell>
              <table:table-cell office:value-type="float" office:value="3134.8">
                <text:p>3134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919cm" svg:height="13.815cm" chart:class="chart:line" chart:style-name="ch1">
        <chart:legend chart:legend-position="end" svg:x="1.579cm" svg:y="0.315cm" chart:style-name="ch2"/>
        <chart:plot-area chart:style-name="ch3" table:cell-range-address="Sheet1.J218:Sheet1.J218 Sheet1.D220:Sheet1.D270 Sheet1.J272:Sheet1.J272 Sheet1.D274:Sheet1.D324 Sheet1.J326:Sheet1.J326 Sheet1.D328:Sheet1.D378" chart:data-source-has-labels="row" svg:x="0.281cm" svg:y="-0.001cm" svg:width="16.602cm" svg:height="13.552cm">
          <chart:axis chart:dimension="x" chart:name="primary-x" chart:style-name="ch4">
            <chart:title svg:x="7.872cm" svg:y="13.264cm" chart:style-name="ch5">
              <text:p>Generaciones</text:p>
            </chart:title>
          </chart:axis>
          <chart:axis chart:dimension="y" chart:name="primary-y" chart:style-name="ch6">
            <chart:title svg:x="0.144cm" svg:y="7.558cm" chart:style-name="ch7">
              <text:p>Número Nodos</text:p>
            </chart:title>
            <chart:grid chart:style-name="ch8" chart:class="major"/>
          </chart:axis>
          <chart:series chart:style-name="ch9" chart:values-cell-range-address="Sheet1.D220:Sheet1.D270" chart:label-cell-address="Sheet1.J218:Sheet1.J218" chart:class="chart:line">
            <chart:data-point chart:repeated="51"/>
          </chart:series>
          <chart:series chart:style-name="ch10" chart:values-cell-range-address="Sheet1.D274:Sheet1.D324" chart:label-cell-address="Sheet1.J272:Sheet1.J272" chart:class="chart:line">
            <chart:data-point chart:repeated="51"/>
          </chart:series>
          <chart:series chart:style-name="ch11" chart:values-cell-range-address="Sheet1.D328:Sheet1.D378" chart:label-cell-address="Sheet1.J326:Sheet1.J326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218:Sheet1.J218">S=2</text:p>
              </table:table-cell>
              <table:table-cell office:value-type="string">
                <text:p text:id="Sheet1.J272:Sheet1.J272">S=4</text:p>
              </table:table-cell>
              <table:table-cell office:value-type="string">
                <text:p text:id="Sheet1.J326:Sheet1.J326">S=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.762794">
                <text:p text:id="Sheet1.D220:Sheet1.D270">104.762794</text:p>
              </table:table-cell>
              <table:table-cell office:value-type="float" office:value="105.786194">
                <text:p text:id="Sheet1.D274:Sheet1.D324">105.786194</text:p>
              </table:table-cell>
              <table:table-cell office:value-type="float" office:value="108.25118">
                <text:p text:id="Sheet1.D328:Sheet1.D378">108.251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4312">
                <text:p>70.4312</text:p>
              </table:table-cell>
              <table:table-cell office:value-type="float" office:value="42.6885">
                <text:p>42.6885</text:p>
              </table:table-cell>
              <table:table-cell office:value-type="float" office:value="33.3379">
                <text:p>33.3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469402">
                <text:p>44.469402</text:p>
              </table:table-cell>
              <table:table-cell office:value-type="float" office:value="25.979599">
                <text:p>25.979599</text:p>
              </table:table-cell>
              <table:table-cell office:value-type="float" office:value="24.8112">
                <text:p>24.8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743504">
                <text:p>30.743504</text:p>
              </table:table-cell>
              <table:table-cell office:value-type="float" office:value="23.474499">
                <text:p>23.474499</text:p>
              </table:table-cell>
              <table:table-cell office:value-type="float" office:value="28.4882">
                <text:p>28.4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1486">
                <text:p>25.1486</text:p>
              </table:table-cell>
              <table:table-cell office:value-type="float" office:value="23.2275">
                <text:p>23.2275</text:p>
              </table:table-cell>
              <table:table-cell office:value-type="float" office:value="38.415398">
                <text:p>38.415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497202">
                <text:p>22.497202</text:p>
              </table:table-cell>
              <table:table-cell office:value-type="float" office:value="25.504799">
                <text:p>25.504799</text:p>
              </table:table-cell>
              <table:table-cell office:value-type="float" office:value="47.655895">
                <text:p>47.655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1114">
                <text:p>21.1114</text:p>
              </table:table-cell>
              <table:table-cell office:value-type="float" office:value="29.796398">
                <text:p>29.796398</text:p>
              </table:table-cell>
              <table:table-cell office:value-type="float" office:value="50.711">
                <text:p>50.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929102">
                <text:p>19.929102</text:p>
              </table:table-cell>
              <table:table-cell office:value-type="float" office:value="34.372303">
                <text:p>34.372303</text:p>
              </table:table-cell>
              <table:table-cell office:value-type="float" office:value="51.7422">
                <text:p>51.7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009602">
                <text:p>19.009602</text:p>
              </table:table-cell>
              <table:table-cell office:value-type="float" office:value="36.6136">
                <text:p>36.6136</text:p>
              </table:table-cell>
              <table:table-cell office:value-type="float" office:value="51.962402">
                <text:p>51.962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5341">
                <text:p>18.5341</text:p>
              </table:table-cell>
              <table:table-cell office:value-type="float" office:value="38.115105">
                <text:p>38.115105</text:p>
              </table:table-cell>
              <table:table-cell office:value-type="float" office:value="53.482704">
                <text:p>53.482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687601">
                <text:p>18.687601</text:p>
              </table:table-cell>
              <table:table-cell office:value-type="float" office:value="39.7802">
                <text:p>39.7802</text:p>
              </table:table-cell>
              <table:table-cell office:value-type="float" office:value="56.8207">
                <text:p>56.8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3177">
                <text:p>19.3177</text:p>
              </table:table-cell>
              <table:table-cell office:value-type="float" office:value="42.4995">
                <text:p>42.4995</text:p>
              </table:table-cell>
              <table:table-cell office:value-type="float" office:value="61.5459">
                <text:p>61.5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0677">
                <text:p>20.0677</text:p>
              </table:table-cell>
              <table:table-cell office:value-type="float" office:value="45.128197">
                <text:p>45.128197</text:p>
              </table:table-cell>
              <table:table-cell office:value-type="float" office:value="64.4835">
                <text:p>64.4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102">
                <text:p>21.102</text:p>
              </table:table-cell>
              <table:table-cell office:value-type="float" office:value="47.6862">
                <text:p>47.6862</text:p>
              </table:table-cell>
              <table:table-cell office:value-type="float" office:value="67.6178">
                <text:p>67.6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189402">
                <text:p>22.189402</text:p>
              </table:table-cell>
              <table:table-cell office:value-type="float" office:value="49.8838">
                <text:p>49.8838</text:p>
              </table:table-cell>
              <table:table-cell office:value-type="float" office:value="70.71091">
                <text:p>70.71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137402">
                <text:p>23.137402</text:p>
              </table:table-cell>
              <table:table-cell office:value-type="float" office:value="52.2375">
                <text:p>52.2375</text:p>
              </table:table-cell>
              <table:table-cell office:value-type="float" office:value="74.6299">
                <text:p>74.6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191797">
                <text:p>24.191797</text:p>
              </table:table-cell>
              <table:table-cell office:value-type="float" office:value="53.694897">
                <text:p>53.694897</text:p>
              </table:table-cell>
              <table:table-cell office:value-type="float" office:value="79.763">
                <text:p>79.7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179598">
                <text:p>25.179598</text:p>
              </table:table-cell>
              <table:table-cell office:value-type="float" office:value="54.670204">
                <text:p>54.670204</text:p>
              </table:table-cell>
              <table:table-cell office:value-type="float" office:value="85.0373">
                <text:p>85.0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3319">
                <text:p>26.3319</text:p>
              </table:table-cell>
              <table:table-cell office:value-type="float" office:value="55.952995">
                <text:p>55.952995</text:p>
              </table:table-cell>
              <table:table-cell office:value-type="float" office:value="89.3855">
                <text:p>89.3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357197">
                <text:p>27.357197</text:p>
              </table:table-cell>
              <table:table-cell office:value-type="float" office:value="58.085503">
                <text:p>58.085503</text:p>
              </table:table-cell>
              <table:table-cell office:value-type="float" office:value="91.4884">
                <text:p>91.4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3246">
                <text:p>28.3246</text:p>
              </table:table-cell>
              <table:table-cell office:value-type="float" office:value="60.388203">
                <text:p>60.388203</text:p>
              </table:table-cell>
              <table:table-cell office:value-type="float" office:value="95.0327">
                <text:p>95.0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3599">
                <text:p>29.3599</text:p>
              </table:table-cell>
              <table:table-cell office:value-type="float" office:value="62.5943">
                <text:p>62.5943</text:p>
              </table:table-cell>
              <table:table-cell office:value-type="float" office:value="97.348495">
                <text:p>97.348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6058">
                <text:p>30.6058</text:p>
              </table:table-cell>
              <table:table-cell office:value-type="float" office:value="65.4928">
                <text:p>65.4928</text:p>
              </table:table-cell>
              <table:table-cell office:value-type="float" office:value="100.831894">
                <text:p>100.831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3874">
                <text:p>32.3874</text:p>
              </table:table-cell>
              <table:table-cell office:value-type="float" office:value="68.439">
                <text:p>68.439</text:p>
              </table:table-cell>
              <table:table-cell office:value-type="float" office:value="107.39751">
                <text:p>107.39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8565">
                <text:p>33.8565</text:p>
              </table:table-cell>
              <table:table-cell office:value-type="float" office:value="71.831604">
                <text:p>71.831604</text:p>
              </table:table-cell>
              <table:table-cell office:value-type="float" office:value="116.6239">
                <text:p>116.62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6276">
                <text:p>35.6276</text:p>
              </table:table-cell>
              <table:table-cell office:value-type="float" office:value="74.549">
                <text:p>74.549</text:p>
              </table:table-cell>
              <table:table-cell office:value-type="float" office:value="125.3046">
                <text:p>125.3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775898">
                <text:p>36.775898</text:p>
              </table:table-cell>
              <table:table-cell office:value-type="float" office:value="78.013">
                <text:p>78.013</text:p>
              </table:table-cell>
              <table:table-cell office:value-type="float" office:value="132.09671">
                <text:p>132.096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1449">
                <text:p>38.1449</text:p>
              </table:table-cell>
              <table:table-cell office:value-type="float" office:value="82.45509">
                <text:p>82.45509</text:p>
              </table:table-cell>
              <table:table-cell office:value-type="float" office:value="137.87442">
                <text:p>137.87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7194">
                <text:p>39.7194</text:p>
              </table:table-cell>
              <table:table-cell office:value-type="float" office:value="87.3393">
                <text:p>87.3393</text:p>
              </table:table-cell>
              <table:table-cell office:value-type="float" office:value="144.2116">
                <text:p>144.2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063297">
                <text:p>41.063297</text:p>
              </table:table-cell>
              <table:table-cell office:value-type="float" office:value="92.319405">
                <text:p>92.319405</text:p>
              </table:table-cell>
              <table:table-cell office:value-type="float" office:value="146.9581">
                <text:p>146.9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1471">
                <text:p>42.1471</text:p>
              </table:table-cell>
              <table:table-cell office:value-type="float" office:value="99.0326">
                <text:p>99.0326</text:p>
              </table:table-cell>
              <table:table-cell office:value-type="float" office:value="152.81131">
                <text:p>152.81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648697">
                <text:p>43.648697</text:p>
              </table:table-cell>
              <table:table-cell office:value-type="float" office:value="105.4883">
                <text:p>105.4883</text:p>
              </table:table-cell>
              <table:table-cell office:value-type="float" office:value="161.7006">
                <text:p>161.7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936096">
                <text:p>44.936096</text:p>
              </table:table-cell>
              <table:table-cell office:value-type="float" office:value="111.204506">
                <text:p>111.204506</text:p>
              </table:table-cell>
              <table:table-cell office:value-type="float" office:value="170.53023">
                <text:p>170.53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4031">
                <text:p>46.4031</text:p>
              </table:table-cell>
              <table:table-cell office:value-type="float" office:value="115.93681">
                <text:p>115.93681</text:p>
              </table:table-cell>
              <table:table-cell office:value-type="float" office:value="176.44131">
                <text:p>176.44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572304">
                <text:p>47.572304</text:p>
              </table:table-cell>
              <table:table-cell office:value-type="float" office:value="120.2463">
                <text:p>120.2463</text:p>
              </table:table-cell>
              <table:table-cell office:value-type="float" office:value="179.43799">
                <text:p>179.43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177002">
                <text:p>48.177002</text:p>
              </table:table-cell>
              <table:table-cell office:value-type="float" office:value="124.857704">
                <text:p>124.857704</text:p>
              </table:table-cell>
              <table:table-cell office:value-type="float" office:value="183.5834">
                <text:p>183.58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.0309">
                <text:p>49.0309</text:p>
              </table:table-cell>
              <table:table-cell office:value-type="float" office:value="131.48892">
                <text:p>131.48892</text:p>
              </table:table-cell>
              <table:table-cell office:value-type="float" office:value="190.45291">
                <text:p>190.45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668602">
                <text:p>49.668602</text:p>
              </table:table-cell>
              <table:table-cell office:value-type="float" office:value="139.9344">
                <text:p>139.9344</text:p>
              </table:table-cell>
              <table:table-cell office:value-type="float" office:value="200.05618">
                <text:p>200.05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6019">
                <text:p>50.6019</text:p>
              </table:table-cell>
              <table:table-cell office:value-type="float" office:value="147.9868">
                <text:p>147.9868</text:p>
              </table:table-cell>
              <table:table-cell office:value-type="float" office:value="206.5915">
                <text:p>206.5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550304">
                <text:p>51.550304</text:p>
              </table:table-cell>
              <table:table-cell office:value-type="float" office:value="155.63461">
                <text:p>155.63461</text:p>
              </table:table-cell>
              <table:table-cell office:value-type="float" office:value="208.5406">
                <text:p>208.5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.894398">
                <text:p>52.894398</text:p>
              </table:table-cell>
              <table:table-cell office:value-type="float" office:value="162.02719">
                <text:p>162.02719</text:p>
              </table:table-cell>
              <table:table-cell office:value-type="float" office:value="211.62491">
                <text:p>211.62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3201">
                <text:p>54.3201</text:p>
              </table:table-cell>
              <table:table-cell office:value-type="float" office:value="166.4229">
                <text:p>166.4229</text:p>
              </table:table-cell>
              <table:table-cell office:value-type="float" office:value="214.84949">
                <text:p>214.84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506">
                <text:p>56.506</text:p>
              </table:table-cell>
              <table:table-cell office:value-type="float" office:value="168.1384">
                <text:p>168.1384</text:p>
              </table:table-cell>
              <table:table-cell office:value-type="float" office:value="214.1282">
                <text:p>214.12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087097">
                <text:p>58.087097</text:p>
              </table:table-cell>
              <table:table-cell office:value-type="float" office:value="168.28629">
                <text:p>168.28629</text:p>
              </table:table-cell>
              <table:table-cell office:value-type="float" office:value="216.5156">
                <text:p>216.5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8435">
                <text:p>59.8435</text:p>
              </table:table-cell>
              <table:table-cell office:value-type="float" office:value="169.9072">
                <text:p>169.9072</text:p>
              </table:table-cell>
              <table:table-cell office:value-type="float" office:value="219.6503">
                <text:p>219.6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651604">
                <text:p>61.651604</text:p>
              </table:table-cell>
              <table:table-cell office:value-type="float" office:value="172.70192">
                <text:p>172.70192</text:p>
              </table:table-cell>
              <table:table-cell office:value-type="float" office:value="223.37561">
                <text:p>223.37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3998">
                <text:p>64.3998</text:p>
              </table:table-cell>
              <table:table-cell office:value-type="float" office:value="177.0823">
                <text:p>177.0823</text:p>
              </table:table-cell>
              <table:table-cell office:value-type="float" office:value="224.587">
                <text:p>224.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.3207">
                <text:p>67.3207</text:p>
              </table:table-cell>
              <table:table-cell office:value-type="float" office:value="182.39151">
                <text:p>182.39151</text:p>
              </table:table-cell>
              <table:table-cell office:value-type="float" office:value="224.8012">
                <text:p>224.8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.3041">
                <text:p>70.3041</text:p>
              </table:table-cell>
              <table:table-cell office:value-type="float" office:value="188.37941">
                <text:p>188.37941</text:p>
              </table:table-cell>
              <table:table-cell office:value-type="float" office:value="228.7033">
                <text:p>228.70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4186">
                <text:p>73.4186</text:p>
              </table:table-cell>
              <table:table-cell office:value-type="float" office:value="195.23868">
                <text:p>195.23868</text:p>
              </table:table-cell>
              <table:table-cell office:value-type="float" office:value="236.4237">
                <text:p>236.4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.4682">
                <text:p>76.4682</text:p>
              </table:table-cell>
              <table:table-cell office:value-type="float" office:value="202.19229">
                <text:p>202.19229</text:p>
              </table:table-cell>
              <table:table-cell office:value-type="float" office:value="244.9801">
                <text:p>244.98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924cm" svg:height="13.058cm" chart:class="chart:line" chart:style-name="ch1">
        <chart:legend chart:legend-position="end" svg:x="2.294cm" svg:y="0.26cm" chart:style-name="ch2"/>
        <chart:plot-area chart:style-name="ch3" table:cell-range-address="Sheet1.J218:Sheet1.J218 Sheet1.I220:Sheet1.I270 Sheet1.J272:Sheet1.J272 Sheet1.I274:Sheet1.I324 Sheet1.J326:Sheet1.J326 Sheet1.I328:Sheet1.I378" chart:data-source-has-labels="row" svg:x="0.328cm" svg:y="0.091cm" svg:width="16.484cm" svg:height="12.508cm">
          <chart:axis chart:dimension="x" chart:name="primary-x" chart:style-name="ch4">
            <chart:title svg:x="7.86cm" svg:y="12.297cm" chart:style-name="ch5">
              <text:p>Generaciones</text:p>
            </chart:title>
          </chart:axis>
          <chart:axis chart:dimension="y" chart:name="primary-y" chart:style-name="ch6">
            <chart:title svg:x="0.191cm" svg:y="6.995cm" chart:style-name="ch7">
              <text:p>Milisegundos</text:p>
            </chart:title>
            <chart:grid chart:style-name="ch8" chart:class="major"/>
          </chart:axis>
          <chart:series chart:style-name="ch9" chart:values-cell-range-address="Sheet1.I220:Sheet1.I270" chart:label-cell-address="Sheet1.J218:Sheet1.J218" chart:class="chart:line">
            <chart:data-point chart:repeated="51"/>
          </chart:series>
          <chart:series chart:style-name="ch10" chart:values-cell-range-address="Sheet1.I274:Sheet1.I324" chart:label-cell-address="Sheet1.J272:Sheet1.J272" chart:class="chart:line">
            <chart:data-point chart:repeated="51"/>
          </chart:series>
          <chart:series chart:style-name="ch11" chart:values-cell-range-address="Sheet1.I328:Sheet1.I378" chart:label-cell-address="Sheet1.J326:Sheet1.J326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218:Sheet1.J218">S=2</text:p>
              </table:table-cell>
              <table:table-cell office:value-type="string">
                <text:p text:id="Sheet1.J272:Sheet1.J272">S=4</text:p>
              </table:table-cell>
              <table:table-cell office:value-type="string">
                <text:p text:id="Sheet1.J326:Sheet1.J326">S=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I220:Sheet1.I270">0</text:p>
              </table:table-cell>
              <table:table-cell office:value-type="float" office:value="0">
                <text:p text:id="Sheet1.I274:Sheet1.I324">0</text:p>
              </table:table-cell>
              <table:table-cell office:value-type="float" office:value="0">
                <text:p text:id="Sheet1.I328:Sheet1.I37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700">
                <text:p>79700</text:p>
              </table:table-cell>
              <table:table-cell office:value-type="float" office:value="53600">
                <text:p>53600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300">
                <text:p>134300</text:p>
              </table:table-cell>
              <table:table-cell office:value-type="float" office:value="92400">
                <text:p>92400</text:p>
              </table:table-cell>
              <table:table-cell office:value-type="float" office:value="82500">
                <text:p>8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300">
                <text:p>176300</text:p>
              </table:table-cell>
              <table:table-cell office:value-type="float" office:value="126700">
                <text:p>126700</text:p>
              </table:table-cell>
              <table:table-cell office:value-type="float" office:value="137800">
                <text:p>137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3900">
                <text:p>213900</text:p>
              </table:table-cell>
              <table:table-cell office:value-type="float" office:value="162500">
                <text:p>162500</text:p>
              </table:table-cell>
              <table:table-cell office:value-type="float" office:value="238800">
                <text:p>238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800">
                <text:p>248800</text:p>
              </table:table-cell>
              <table:table-cell office:value-type="float" office:value="207600">
                <text:p>207600</text:p>
              </table:table-cell>
              <table:table-cell office:value-type="float" office:value="381500">
                <text:p>381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1300">
                <text:p>281300</text:p>
              </table:table-cell>
              <table:table-cell office:value-type="float" office:value="272200">
                <text:p>272200</text:p>
              </table:table-cell>
              <table:table-cell office:value-type="float" office:value="526900">
                <text:p>526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500">
                <text:p>312500</text:p>
              </table:table-cell>
              <table:table-cell office:value-type="float" office:value="358500">
                <text:p>358500</text:p>
              </table:table-cell>
              <table:table-cell office:value-type="float" office:value="661600">
                <text:p>661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3900">
                <text:p>343900</text:p>
              </table:table-cell>
              <table:table-cell office:value-type="float" office:value="456900">
                <text:p>456900</text:p>
              </table:table-cell>
              <table:table-cell office:value-type="float" office:value="790000">
                <text:p>79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4000">
                <text:p>374000</text:p>
              </table:table-cell>
              <table:table-cell office:value-type="float" office:value="556900">
                <text:p>556900</text:p>
              </table:table-cell>
              <table:table-cell office:value-type="float" office:value="916400">
                <text:p>916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5400">
                <text:p>405400</text:p>
              </table:table-cell>
              <table:table-cell office:value-type="float" office:value="655500">
                <text:p>655500</text:p>
              </table:table-cell>
              <table:table-cell office:value-type="float" office:value="1047700">
                <text:p>1047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900">
                <text:p>440900</text:p>
              </table:table-cell>
              <table:table-cell office:value-type="float" office:value="756700">
                <text:p>756700</text:p>
              </table:table-cell>
              <table:table-cell office:value-type="float" office:value="1180200">
                <text:p>1180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8600">
                <text:p>478600</text:p>
              </table:table-cell>
              <table:table-cell office:value-type="float" office:value="860500">
                <text:p>860500</text:p>
              </table:table-cell>
              <table:table-cell office:value-type="float" office:value="1309400">
                <text:p>1309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800">
                <text:p>520800</text:p>
              </table:table-cell>
              <table:table-cell office:value-type="float" office:value="970300">
                <text:p>970300</text:p>
              </table:table-cell>
              <table:table-cell office:value-type="float" office:value="1441600">
                <text:p>1441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9700">
                <text:p>569700</text:p>
              </table:table-cell>
              <table:table-cell office:value-type="float" office:value="1082300">
                <text:p>1082300</text:p>
              </table:table-cell>
              <table:table-cell office:value-type="float" office:value="1579400">
                <text:p>1579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1300">
                <text:p>621300</text:p>
              </table:table-cell>
              <table:table-cell office:value-type="float" office:value="1198300">
                <text:p>1198300</text:p>
              </table:table-cell>
              <table:table-cell office:value-type="float" office:value="1720900">
                <text:p>1720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9700">
                <text:p>679700</text:p>
              </table:table-cell>
              <table:table-cell office:value-type="float" office:value="1315700">
                <text:p>1315700</text:p>
              </table:table-cell>
              <table:table-cell office:value-type="float" office:value="1858500">
                <text:p>1858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3300">
                <text:p>743300</text:p>
              </table:table-cell>
              <table:table-cell office:value-type="float" office:value="1434900">
                <text:p>1434900</text:p>
              </table:table-cell>
              <table:table-cell office:value-type="float" office:value="1992500">
                <text:p>1992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2500">
                <text:p>812500</text:p>
              </table:table-cell>
              <table:table-cell office:value-type="float" office:value="1557200">
                <text:p>1557200</text:p>
              </table:table-cell>
              <table:table-cell office:value-type="float" office:value="2126700">
                <text:p>2126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6400">
                <text:p>886400</text:p>
              </table:table-cell>
              <table:table-cell office:value-type="float" office:value="1685500">
                <text:p>1685500</text:p>
              </table:table-cell>
              <table:table-cell office:value-type="float" office:value="2260000">
                <text:p>226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4600">
                <text:p>964600</text:p>
              </table:table-cell>
              <table:table-cell office:value-type="float" office:value="1823900">
                <text:p>1823900</text:p>
              </table:table-cell>
              <table:table-cell office:value-type="float" office:value="2391300">
                <text:p>2391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7300">
                <text:p>1047300</text:p>
              </table:table-cell>
              <table:table-cell office:value-type="float" office:value="1963500">
                <text:p>1963500</text:p>
              </table:table-cell>
              <table:table-cell office:value-type="float" office:value="2521500">
                <text:p>2521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6800">
                <text:p>1136800</text:p>
              </table:table-cell>
              <table:table-cell office:value-type="float" office:value="2102000">
                <text:p>2102000</text:p>
              </table:table-cell>
              <table:table-cell office:value-type="float" office:value="2652700">
                <text:p>2652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1000">
                <text:p>1231000</text:p>
              </table:table-cell>
              <table:table-cell office:value-type="float" office:value="2235800">
                <text:p>2235800</text:p>
              </table:table-cell>
              <table:table-cell office:value-type="float" office:value="2791400">
                <text:p>2791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29100">
                <text:p>1329100</text:p>
              </table:table-cell>
              <table:table-cell office:value-type="float" office:value="2369900">
                <text:p>2369900</text:p>
              </table:table-cell>
              <table:table-cell office:value-type="float" office:value="2937100">
                <text:p>2937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0700">
                <text:p>1430700</text:p>
              </table:table-cell>
              <table:table-cell office:value-type="float" office:value="2503900">
                <text:p>2503900</text:p>
              </table:table-cell>
              <table:table-cell office:value-type="float" office:value="3091100">
                <text:p>3091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6000">
                <text:p>1536000</text:p>
              </table:table-cell>
              <table:table-cell office:value-type="float" office:value="2637300">
                <text:p>2637300</text:p>
              </table:table-cell>
              <table:table-cell office:value-type="float" office:value="3244700">
                <text:p>32447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5100">
                <text:p>1645100</text:p>
              </table:table-cell>
              <table:table-cell office:value-type="float" office:value="2775400">
                <text:p>2775400</text:p>
              </table:table-cell>
              <table:table-cell office:value-type="float" office:value="3399700">
                <text:p>3399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7800">
                <text:p>1757800</text:p>
              </table:table-cell>
              <table:table-cell office:value-type="float" office:value="2919800">
                <text:p>2919800</text:p>
              </table:table-cell>
              <table:table-cell office:value-type="float" office:value="3555800">
                <text:p>35558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3900">
                <text:p>1873900</text:p>
              </table:table-cell>
              <table:table-cell office:value-type="float" office:value="3071100">
                <text:p>3071100</text:p>
              </table:table-cell>
              <table:table-cell office:value-type="float" office:value="3716500">
                <text:p>3716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3300">
                <text:p>1993300</text:p>
              </table:table-cell>
              <table:table-cell office:value-type="float" office:value="3230000">
                <text:p>3230000</text:p>
              </table:table-cell>
              <table:table-cell office:value-type="float" office:value="3885000">
                <text:p>388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7600">
                <text:p>2117600</text:p>
              </table:table-cell>
              <table:table-cell office:value-type="float" office:value="3395500">
                <text:p>3395500</text:p>
              </table:table-cell>
              <table:table-cell office:value-type="float" office:value="4061500">
                <text:p>4061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46600">
                <text:p>2246600</text:p>
              </table:table-cell>
              <table:table-cell office:value-type="float" office:value="3567200">
                <text:p>3567200</text:p>
              </table:table-cell>
              <table:table-cell office:value-type="float" office:value="4251300">
                <text:p>4251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76400">
                <text:p>2376400</text:p>
              </table:table-cell>
              <table:table-cell office:value-type="float" office:value="3748800">
                <text:p>3748800</text:p>
              </table:table-cell>
              <table:table-cell office:value-type="float" office:value="4446900">
                <text:p>44469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08900">
                <text:p>2508900</text:p>
              </table:table-cell>
              <table:table-cell office:value-type="float" office:value="3937900">
                <text:p>3937900</text:p>
              </table:table-cell>
              <table:table-cell office:value-type="float" office:value="4641900">
                <text:p>46419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0100">
                <text:p>2640100</text:p>
              </table:table-cell>
              <table:table-cell office:value-type="float" office:value="4133200">
                <text:p>4133200</text:p>
              </table:table-cell>
              <table:table-cell office:value-type="float" office:value="4838500">
                <text:p>4838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8400">
                <text:p>2768400</text:p>
              </table:table-cell>
              <table:table-cell office:value-type="float" office:value="4334100">
                <text:p>4334100</text:p>
              </table:table-cell>
              <table:table-cell office:value-type="float" office:value="5044300">
                <text:p>5044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5000">
                <text:p>2895000</text:p>
              </table:table-cell>
              <table:table-cell office:value-type="float" office:value="4539400">
                <text:p>4539400</text:p>
              </table:table-cell>
              <table:table-cell office:value-type="float" office:value="5256700">
                <text:p>52567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15700">
                <text:p>3015700</text:p>
              </table:table-cell>
              <table:table-cell office:value-type="float" office:value="4746100">
                <text:p>4746100</text:p>
              </table:table-cell>
              <table:table-cell office:value-type="float" office:value="5478600">
                <text:p>5478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34600">
                <text:p>3134600</text:p>
              </table:table-cell>
              <table:table-cell office:value-type="float" office:value="4952600">
                <text:p>4952600</text:p>
              </table:table-cell>
              <table:table-cell office:value-type="float" office:value="5706700">
                <text:p>57067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55800">
                <text:p>3255800</text:p>
              </table:table-cell>
              <table:table-cell office:value-type="float" office:value="5155500">
                <text:p>5155500</text:p>
              </table:table-cell>
              <table:table-cell office:value-type="float" office:value="5931400">
                <text:p>5931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77200">
                <text:p>3377200</text:p>
              </table:table-cell>
              <table:table-cell office:value-type="float" office:value="5355000">
                <text:p>5355000</text:p>
              </table:table-cell>
              <table:table-cell office:value-type="float" office:value="6157000">
                <text:p>6157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9500">
                <text:p>3499500</text:p>
              </table:table-cell>
              <table:table-cell office:value-type="float" office:value="5551900">
                <text:p>5551900</text:p>
              </table:table-cell>
              <table:table-cell office:value-type="float" office:value="6379700">
                <text:p>63797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25000">
                <text:p>3625000</text:p>
              </table:table-cell>
              <table:table-cell office:value-type="float" office:value="5750800">
                <text:p>5750800</text:p>
              </table:table-cell>
              <table:table-cell office:value-type="float" office:value="6604300">
                <text:p>66043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3200">
                <text:p>3753200</text:p>
              </table:table-cell>
              <table:table-cell office:value-type="float" office:value="5952100">
                <text:p>5952100</text:p>
              </table:table-cell>
              <table:table-cell office:value-type="float" office:value="6831900">
                <text:p>68319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0500">
                <text:p>3880500</text:p>
              </table:table-cell>
              <table:table-cell office:value-type="float" office:value="6157800">
                <text:p>6157800</text:p>
              </table:table-cell>
              <table:table-cell office:value-type="float" office:value="7054900">
                <text:p>70549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1100">
                <text:p>4011100</text:p>
              </table:table-cell>
              <table:table-cell office:value-type="float" office:value="6368400">
                <text:p>6368400</text:p>
              </table:table-cell>
              <table:table-cell office:value-type="float" office:value="7274500">
                <text:p>7274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44800">
                <text:p>4144800</text:p>
              </table:table-cell>
              <table:table-cell office:value-type="float" office:value="6583000">
                <text:p>6583000</text:p>
              </table:table-cell>
              <table:table-cell office:value-type="float" office:value="7494500">
                <text:p>7494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9700">
                <text:p>4279700</text:p>
              </table:table-cell>
              <table:table-cell office:value-type="float" office:value="6799900">
                <text:p>6799900</text:p>
              </table:table-cell>
              <table:table-cell office:value-type="float" office:value="7716700">
                <text:p>77167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8300">
                <text:p>4418300</text:p>
              </table:table-cell>
              <table:table-cell office:value-type="float" office:value="7023800">
                <text:p>7023800</text:p>
              </table:table-cell>
              <table:table-cell office:value-type="float" office:value="7945200">
                <text:p>79452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62500">
                <text:p>4562500</text:p>
              </table:table-cell>
              <table:table-cell office:value-type="float" office:value="7264200">
                <text:p>7264200</text:p>
              </table:table-cell>
              <table:table-cell office:value-type="float" office:value="8178900">
                <text:p>81789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985cm" svg:height="13.058cm" chart:class="chart:line" chart:style-name="ch1">
        <chart:legend chart:legend-position="end" svg:x="1.95cm" svg:y="0.479cm" chart:style-name="ch2"/>
        <chart:plot-area chart:style-name="ch3" table:cell-range-address="Sheet1.J380:Sheet1.J380 Sheet1.B382:Sheet1.B432 Sheet1.J434:Sheet1.J434 Sheet1.B436:Sheet1.B486 Sheet1.J488:Sheet1.J488 Sheet1.B490:Sheet1.B540" chart:data-source-has-labels="row" svg:x="0.207cm" svg:y="0.259cm" svg:width="16.441cm" svg:height="12.607cm">
          <chart:axis chart:dimension="x" chart:name="primary-x" chart:style-name="ch4">
            <chart:title svg:x="7.717cm" svg:y="12.564cm" chart:style-name="ch5">
              <text:p>Generaciones</text:p>
            </chart:title>
          </chart:axis>
          <chart:axis chart:dimension="y" chart:name="primary-y" chart:style-name="ch6">
            <chart:title svg:x="0.069cm" svg:y="6.825cm" chart:style-name="ch7">
              <text:p>Calidad</text:p>
            </chart:title>
            <chart:grid chart:style-name="ch8" chart:class="major"/>
          </chart:axis>
          <chart:series chart:style-name="ch9" chart:values-cell-range-address="Sheet1.B382:Sheet1.B432" chart:label-cell-address="Sheet1.J380:Sheet1.J380" chart:class="chart:line">
            <chart:data-point chart:repeated="51"/>
          </chart:series>
          <chart:series chart:style-name="ch10" chart:values-cell-range-address="Sheet1.B436:Sheet1.B486" chart:label-cell-address="Sheet1.J434:Sheet1.J434" chart:class="chart:line">
            <chart:data-point chart:repeated="51"/>
          </chart:series>
          <chart:series chart:style-name="ch11" chart:values-cell-range-address="Sheet1.B490:Sheet1.B540" chart:label-cell-address="Sheet1.J488:Sheet1.J488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380:Sheet1.J380">T=0</text:p>
              </table:table-cell>
              <table:table-cell office:value-type="string">
                <text:p text:id="Sheet1.J434:Sheet1.J434">T=1</text:p>
              </table:table-cell>
              <table:table-cell office:value-type="string">
                <text:p text:id="Sheet1.J488:Sheet1.J488">T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898">
                <text:p text:id="Sheet1.B382:Sheet1.B432">8.0898</text:p>
              </table:table-cell>
              <table:table-cell office:value-type="float" office:value="7.9428">
                <text:p text:id="Sheet1.B436:Sheet1.B486">7.9428</text:p>
              </table:table-cell>
              <table:table-cell office:value-type="float" office:value="7.6310005">
                <text:p text:id="Sheet1.B490:Sheet1.B540">7.63100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8058">
                <text:p>22.8058</text:p>
              </table:table-cell>
              <table:table-cell office:value-type="float" office:value="22.2186">
                <text:p>22.2186</text:p>
              </table:table-cell>
              <table:table-cell office:value-type="float" office:value="21.681">
                <text:p>21.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154198">
                <text:p>36.154198</text:p>
              </table:table-cell>
              <table:table-cell office:value-type="float" office:value="36.651203">
                <text:p>36.651203</text:p>
              </table:table-cell>
              <table:table-cell office:value-type="float" office:value="36.078598">
                <text:p>36.078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257996">
                <text:p>42.257996</text:p>
              </table:table-cell>
              <table:table-cell office:value-type="float" office:value="42.0792">
                <text:p>42.0792</text:p>
              </table:table-cell>
              <table:table-cell office:value-type="float" office:value="42.321198">
                <text:p>42.32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604397">
                <text:p>48.604397</text:p>
              </table:table-cell>
              <table:table-cell office:value-type="float" office:value="46.1592">
                <text:p>46.1592</text:p>
              </table:table-cell>
              <table:table-cell office:value-type="float" office:value="46.4462">
                <text:p>46.4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8336">
                <text:p>56.8336</text:p>
              </table:table-cell>
              <table:table-cell office:value-type="float" office:value="52.046196">
                <text:p>52.046196</text:p>
              </table:table-cell>
              <table:table-cell office:value-type="float" office:value="55.202404">
                <text:p>55.202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166595">
                <text:p>64.166595</text:p>
              </table:table-cell>
              <table:table-cell office:value-type="float" office:value="62.880596">
                <text:p>62.880596</text:p>
              </table:table-cell>
              <table:table-cell office:value-type="float" office:value="71.207">
                <text:p>71.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72359">
                <text:p>71.72359</text:p>
              </table:table-cell>
              <table:table-cell office:value-type="float" office:value="83.170204">
                <text:p>83.170204</text:p>
              </table:table-cell>
              <table:table-cell office:value-type="float" office:value="92.332596">
                <text:p>92.332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658195">
                <text:p>80.658195</text:p>
              </table:table-cell>
              <table:table-cell office:value-type="float" office:value="108.7912">
                <text:p>108.7912</text:p>
              </table:table-cell>
              <table:table-cell office:value-type="float" office:value="117.823">
                <text:p>117.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.48661">
                <text:p>97.48661</text:p>
              </table:table-cell>
              <table:table-cell office:value-type="float" office:value="134.67198">
                <text:p>134.67198</text:p>
              </table:table-cell>
              <table:table-cell office:value-type="float" office:value="147.2762">
                <text:p>147.2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.42259">
                <text:p>125.42259</text:p>
              </table:table-cell>
              <table:table-cell office:value-type="float" office:value="164.9394">
                <text:p>164.9394</text:p>
              </table:table-cell>
              <table:table-cell office:value-type="float" office:value="178.53902">
                <text:p>178.53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.3858">
                <text:p>169.3858</text:p>
              </table:table-cell>
              <table:table-cell office:value-type="float" office:value="203.6474">
                <text:p>203.6474</text:p>
              </table:table-cell>
              <table:table-cell office:value-type="float" office:value="218.5278">
                <text:p>218.5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.29659">
                <text:p>217.29659</text:p>
              </table:table-cell>
              <table:table-cell office:value-type="float" office:value="235.2172">
                <text:p>235.2172</text:p>
              </table:table-cell>
              <table:table-cell office:value-type="float" office:value="256.0088">
                <text:p>256.0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.83658">
                <text:p>260.83658</text:p>
              </table:table-cell>
              <table:table-cell office:value-type="float" office:value="285.1142">
                <text:p>285.1142</text:p>
              </table:table-cell>
              <table:table-cell office:value-type="float" office:value="296.73843">
                <text:p>296.73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.9386">
                <text:p>306.9386</text:p>
              </table:table-cell>
              <table:table-cell office:value-type="float" office:value="335.5404">
                <text:p>335.5404</text:p>
              </table:table-cell>
              <table:table-cell office:value-type="float" office:value="340.59503">
                <text:p>340.59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.43683">
                <text:p>340.43683</text:p>
              </table:table-cell>
              <table:table-cell office:value-type="float" office:value="379.0478">
                <text:p>379.0478</text:p>
              </table:table-cell>
              <table:table-cell office:value-type="float" office:value="389.64062">
                <text:p>389.64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.04922">
                <text:p>385.04922</text:p>
              </table:table-cell>
              <table:table-cell office:value-type="float" office:value="430.0298">
                <text:p>430.0298</text:p>
              </table:table-cell>
              <table:table-cell office:value-type="float" office:value="440.5126">
                <text:p>440.5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2.1608">
                <text:p>422.1608</text:p>
              </table:table-cell>
              <table:table-cell office:value-type="float" office:value="479.0476">
                <text:p>479.0476</text:p>
              </table:table-cell>
              <table:table-cell office:value-type="float" office:value="498.8274">
                <text:p>498.8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6.82242">
                <text:p>466.82242</text:p>
              </table:table-cell>
              <table:table-cell office:value-type="float" office:value="527.49384">
                <text:p>527.49384</text:p>
              </table:table-cell>
              <table:table-cell office:value-type="float" office:value="559.3026">
                <text:p>559.3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5.9946">
                <text:p>535.9946</text:p>
              </table:table-cell>
              <table:table-cell office:value-type="float" office:value="587.5002">
                <text:p>587.5002</text:p>
              </table:table-cell>
              <table:table-cell office:value-type="float" office:value="629.0212">
                <text:p>629.0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3.5338">
                <text:p>613.5338</text:p>
              </table:table-cell>
              <table:table-cell office:value-type="float" office:value="655.1728">
                <text:p>655.1728</text:p>
              </table:table-cell>
              <table:table-cell office:value-type="float" office:value="699.63995">
                <text:p>699.63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6.1924">
                <text:p>706.1924</text:p>
              </table:table-cell>
              <table:table-cell office:value-type="float" office:value="731.1732">
                <text:p>731.1732</text:p>
              </table:table-cell>
              <table:table-cell office:value-type="float" office:value="770.3894">
                <text:p>770.38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3.91394">
                <text:p>783.91394</text:p>
              </table:table-cell>
              <table:table-cell office:value-type="float" office:value="820.12616">
                <text:p>820.12616</text:p>
              </table:table-cell>
              <table:table-cell office:value-type="float" office:value="850.09656">
                <text:p>850.09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9.76965">
                <text:p>889.76965</text:p>
              </table:table-cell>
              <table:table-cell office:value-type="float" office:value="925.3254">
                <text:p>925.3254</text:p>
              </table:table-cell>
              <table:table-cell office:value-type="float" office:value="926.17206">
                <text:p>926.17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2.1113">
                <text:p>962.1113</text:p>
              </table:table-cell>
              <table:table-cell office:value-type="float" office:value="1032.3468">
                <text:p>1032.3468</text:p>
              </table:table-cell>
              <table:table-cell office:value-type="float" office:value="1002.3473">
                <text:p>1002.3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4.6195">
                <text:p>1014.6195</text:p>
              </table:table-cell>
              <table:table-cell office:value-type="float" office:value="1117.4589">
                <text:p>1117.4589</text:p>
              </table:table-cell>
              <table:table-cell office:value-type="float" office:value="1096.8997">
                <text:p>1096.8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4.3944">
                <text:p>1084.3944</text:p>
              </table:table-cell>
              <table:table-cell office:value-type="float" office:value="1192.3556">
                <text:p>1192.3556</text:p>
              </table:table-cell>
              <table:table-cell office:value-type="float" office:value="1197.1355">
                <text:p>1197.1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7.2468">
                <text:p>1167.2468</text:p>
              </table:table-cell>
              <table:table-cell office:value-type="float" office:value="1302.5706">
                <text:p>1302.5706</text:p>
              </table:table-cell>
              <table:table-cell office:value-type="float" office:value="1280.9381">
                <text:p>1280.9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4.7096">
                <text:p>1214.7096</text:p>
              </table:table-cell>
              <table:table-cell office:value-type="float" office:value="1368.4988">
                <text:p>1368.4988</text:p>
              </table:table-cell>
              <table:table-cell office:value-type="float" office:value="1398.4329">
                <text:p>1398.4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4.0778">
                <text:p>1234.0778</text:p>
              </table:table-cell>
              <table:table-cell office:value-type="float" office:value="1404.9363">
                <text:p>1404.9363</text:p>
              </table:table-cell>
              <table:table-cell office:value-type="float" office:value="1484.3079">
                <text:p>1484.3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7.92">
                <text:p>1257.92</text:p>
              </table:table-cell>
              <table:table-cell office:value-type="float" office:value="1476.3448">
                <text:p>1476.3448</text:p>
              </table:table-cell>
              <table:table-cell office:value-type="float" office:value="1612.0901">
                <text:p>1612.0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5.0901">
                <text:p>1305.0901</text:p>
              </table:table-cell>
              <table:table-cell office:value-type="float" office:value="1503.7063">
                <text:p>1503.7063</text:p>
              </table:table-cell>
              <table:table-cell office:value-type="float" office:value="1755.1967">
                <text:p>1755.19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8.2422">
                <text:p>1308.2422</text:p>
              </table:table-cell>
              <table:table-cell office:value-type="float" office:value="1558.2521">
                <text:p>1558.2521</text:p>
              </table:table-cell>
              <table:table-cell office:value-type="float" office:value="1846.9117">
                <text:p>1846.9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3.2585">
                <text:p>1343.2585</text:p>
              </table:table-cell>
              <table:table-cell office:value-type="float" office:value="1614.1823">
                <text:p>1614.1823</text:p>
              </table:table-cell>
              <table:table-cell office:value-type="float" office:value="1918.4915">
                <text:p>1918.4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2.6912">
                <text:p>1382.6912</text:p>
              </table:table-cell>
              <table:table-cell office:value-type="float" office:value="1684.6096">
                <text:p>1684.6096</text:p>
              </table:table-cell>
              <table:table-cell office:value-type="float" office:value="2015.9662">
                <text:p>2015.9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6.0288">
                <text:p>1406.0288</text:p>
              </table:table-cell>
              <table:table-cell office:value-type="float" office:value="1749.9727">
                <text:p>1749.9727</text:p>
              </table:table-cell>
              <table:table-cell office:value-type="float" office:value="2089.378">
                <text:p>2089.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19.0999">
                <text:p>1419.0999</text:p>
              </table:table-cell>
              <table:table-cell office:value-type="float" office:value="1827.5182">
                <text:p>1827.5182</text:p>
              </table:table-cell>
              <table:table-cell office:value-type="float" office:value="2184.8948">
                <text:p>2184.8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0.1465">
                <text:p>1460.1465</text:p>
              </table:table-cell>
              <table:table-cell office:value-type="float" office:value="1856.6227">
                <text:p>1856.6227</text:p>
              </table:table-cell>
              <table:table-cell office:value-type="float" office:value="2292.2637">
                <text:p>2292.26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6.787">
                <text:p>1526.787</text:p>
              </table:table-cell>
              <table:table-cell office:value-type="float" office:value="1911.7234">
                <text:p>1911.7234</text:p>
              </table:table-cell>
              <table:table-cell office:value-type="float" office:value="2413.9663">
                <text:p>2413.9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9.407">
                <text:p>1559.407</text:p>
              </table:table-cell>
              <table:table-cell office:value-type="float" office:value="1924.6262">
                <text:p>1924.6262</text:p>
              </table:table-cell>
              <table:table-cell office:value-type="float" office:value="2517.1235">
                <text:p>2517.1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3.0226">
                <text:p>1573.0226</text:p>
              </table:table-cell>
              <table:table-cell office:value-type="float" office:value="2003.4264">
                <text:p>2003.4264</text:p>
              </table:table-cell>
              <table:table-cell office:value-type="float" office:value="2610.7966">
                <text:p>2610.7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4.3927">
                <text:p>1614.3927</text:p>
              </table:table-cell>
              <table:table-cell office:value-type="float" office:value="2037.7366">
                <text:p>2037.7366</text:p>
              </table:table-cell>
              <table:table-cell office:value-type="float" office:value="2669.768">
                <text:p>2669.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1.7766">
                <text:p>1651.7766</text:p>
              </table:table-cell>
              <table:table-cell office:value-type="float" office:value="2084.9192">
                <text:p>2084.9192</text:p>
              </table:table-cell>
              <table:table-cell office:value-type="float" office:value="2759.318">
                <text:p>2759.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73.4475">
                <text:p>1673.4475</text:p>
              </table:table-cell>
              <table:table-cell office:value-type="float" office:value="2179.6606">
                <text:p>2179.6606</text:p>
              </table:table-cell>
              <table:table-cell office:value-type="float" office:value="2882.534">
                <text:p>2882.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01.9617">
                <text:p>1701.9617</text:p>
              </table:table-cell>
              <table:table-cell office:value-type="float" office:value="2228.4592">
                <text:p>2228.4592</text:p>
              </table:table-cell>
              <table:table-cell office:value-type="float" office:value="2885.3354">
                <text:p>2885.33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1.8971">
                <text:p>1731.8971</text:p>
              </table:table-cell>
              <table:table-cell office:value-type="float" office:value="2314.311">
                <text:p>2314.311</text:p>
              </table:table-cell>
              <table:table-cell office:value-type="float" office:value="2962.8625">
                <text:p>2962.8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25.0242">
                <text:p>1725.0242</text:p>
              </table:table-cell>
              <table:table-cell office:value-type="float" office:value="2343.8396">
                <text:p>2343.8396</text:p>
              </table:table-cell>
              <table:table-cell office:value-type="float" office:value="3023.275">
                <text:p>3023.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9.0879">
                <text:p>1749.0879</text:p>
              </table:table-cell>
              <table:table-cell office:value-type="float" office:value="2361.9634">
                <text:p>2361.9634</text:p>
              </table:table-cell>
              <table:table-cell office:value-type="float" office:value="3109.1726">
                <text:p>3109.17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6.9114">
                <text:p>1786.9114</text:p>
              </table:table-cell>
              <table:table-cell office:value-type="float" office:value="2408.5552">
                <text:p>2408.5552</text:p>
              </table:table-cell>
              <table:table-cell office:value-type="float" office:value="3148.5513">
                <text:p>3148.5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3.7656">
                <text:p>1783.7656</text:p>
              </table:table-cell>
              <table:table-cell office:value-type="float" office:value="2461.2883">
                <text:p>2461.2883</text:p>
              </table:table-cell>
              <table:table-cell office:value-type="float" office:value="3161.4114">
                <text:p>3161.4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15.6643">
                <text:p>1815.6643</text:p>
              </table:table-cell>
              <table:table-cell office:value-type="float" office:value="2550.511">
                <text:p>2550.511</text:p>
              </table:table-cell>
              <table:table-cell office:value-type="float" office:value="3225.1033">
                <text:p>3225.10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